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14:32）。 红色警报：空中威胁。 警笛声。 立即掩盖！</text:span>
</text:h>
      <text:p text:style-name="P4">
作者: liveuamap (Language: en)</text:p>
      <text:p text:style-name="P4">
时间: 2023-05-02T-59:33:00</text:p>
      <text:p text:style-name="P4">
地点: Poltavska Oblast (Latitude:49.47618 Longtitude:33.81785)</text:p>
      <text:p text:style-name="P4">
视频: []</text:p>
      <text:p text:style-name="P4">
图片: []</text:p>
      <text:p text:style-name="P4">
标签: ["Europe", "Central and Eastern Europe"]</text:p>
      <text:p text:style-name="P4">
Id: 22559974</text:p>
      <!--METADATA-->
      <text:p text:style-name="P4">
poltava(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News Source: <text:a xlink:type="simple" xlink:href="https://t.me/suspilnepoltava/10984" text:style-name="Internet_20_link" text:visited-style-name="Visited_20_Internet_20_Link">
https://t.me/suspilnepoltava/10984</text:a>
</text:p>
      <!--NEWS-->
      <text:h text:style-name="P10" text:outline-level="1">
<text:span text:style-name="T4">
Dnipro，Dnipropetrovska Oblast（12:30）。 红色警报：空中威胁。 警笛声。 掩护...</text:span>
</text:h>
      <text:p text:style-name="P4">
作者: liveuamap (Language: en)</text:p>
      <text:p text:style-name="P4">
时间: 2023-05-02T-68:31:00</text:p>
      <text:p text:style-name="P4">
地点: Dnipro (Latitude:48.45930000 Longtitude:35.03865000)</text:p>
      <text:p text:style-name="P4">
视频: []</text:p>
      <text:p text:style-name="P4">
图片: []</text:p>
      <text:p text:style-name="P4">
标签: ["Europe", "Central and Eastern Europe"]</text:p>
      <text:p text:style-name="P4">
Id: 22559966</text:p>
      <!--METADATA-->
      <text:p text:style-name="P4">
dnipro，dnipropetrovsk区域(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News Source: <text:a xlink:type="simple" xlink:href="https://t.me/suspilnednipro/14968" text:style-name="Internet_20_link" text:visited-style-name="Visited_20_Internet_20_Link">
https://t.me/suspilnednipro/14968</text:a>
</text:p>
      <!--NEWS-->
      <text:h text:style-name="P10" text:outline-level="1">
<text:span text:style-name="T4">
JSC Sivershchyna和Slobozhanshchina的指示Ruscian军队炮击了Leonivka，Red Farm，...</text:span>
</text:h>
      <text:p text:style-name="P4">
作者: liveuamap (Language: en)</text:p>
      <text:p text:style-name="P4">
时间: 2023-05-02T-76:14:00</text:p>
      <text:p text:style-name="P4">
地点: Chernihiv (Latitude:52.07064 Longtitude:32.92225)</text:p>
      <text:p text:style-name="P4">
视频: []</text:p>
      <text:p text:style-name="P4">
图片: []</text:p>
      <text:p text:style-name="P4">
标签: ["Russia"]</text:p>
      <text:p text:style-name="P4">
Id: 22559949</text:p>
      <!--METADATA-->
      <text:p text:style-name="P4">
在Sivershchyna和Slobozhanschyna的方向上，俄罗斯军队炮击了莱昂尼夫卡，克拉斯尼·库蒂尔，卡尔波维奇，赫里米赫和切尔尼希夫利奇的诺夫霍罗德 - 塞弗里。 Seredyna -Buda，Shostka，Khodyne，Iskryskivschyna，Volfyne和Sudkyof Sumy地区，也是Udy，Hoptivka，Hoptivka，Strilecha和Khatnye。 在早上的报告中</text:p>
      <text:p text:style-name="P4">
新闻集链接：<text:a xlink:type="simple" xlink:href="https://liveuamap.com/en/2023/2-may-at-sivershchyna-and-slobozhanschyna-directions-russian" text:style-name="Internet_20_link" text:visited-style-name="Visited_20_Internet_20_Link">
https://liveuamap.com/en/2023/2-may-at-sivershchyna-and-slobozhanschyna-directions-rusisian</text:a>
</text:p>
      <text:p text:style-name="P4">
News Source: <text:a xlink:type="simple" xlink:href="https://t.me/lumsrc/4658" text:style-name="Internet_20_link" text:visited-style-name="Visited_20_Internet_20_Link">
https://t.me/lumsrc/4658</text:a>
</text:p>
      <!--NEWS-->
      <text:h text:style-name="P10" text:outline-level="1">
<text:span text:style-name="T4">
在Kupiansk的指示，俄罗斯军队炮击了Fyholivka，Zapadne，Lyman Pershyy，Kyslivka，Kupya ...</text:span>
</text:h>
      <text:p text:style-name="P4">
作者: liveuamap (Language: en)</text:p>
      <text:p text:style-name="P4">
时间: 2023-05-02T-79:14:00</text:p>
      <text:p text:style-name="P4">
地点: Svatove (Latitude:49.53913 Longtitude:37.89236)</text:p>
      <text:p text:style-name="P4">
视频: []</text:p>
      <text:p text:style-name="P4">
图片: []</text:p>
      <text:p text:style-name="P4">
标签: ["Russia"]</text:p>
      <text:p text:style-name="P4">
Id: 22559947</text:p>
      <!--METADATA-->
      <text:p text:style-name="P4">
俄罗斯在库皮安斯克方向俄罗斯军队炮击了菲霍利夫卡，扎帕德尼，莱曼·珀西(Lyman Pershyy)，凯斯利维卡(Kyslivka)，库皮斯克(Kupyansk)，克罗克马尔恩(Krokhmalne)和哈尔基夫地区的贝雷斯托夫(Berestove)</text:p>
      <text:p text:style-name="P4">
新闻集链接：<text:a xlink:type="simple" xlink:href="https://liveuamap.com/en/2023/2-may-at-kupiansk-direction-russian-army-shelled-fyholivka" text:style-name="Internet_20_link" text:visited-style-name="Visited_20_Internet_20_Link">
https://liveuamap.com/en/2023/2-may-at-kupiansk-direction-russian-army-army-shelled-fyholivka</text:a>
</text:p>
      <text:p text:style-name="P4">
News Source: <text:a xlink:type="simple" xlink:href="https://t.me/lumsrc/4659" text:style-name="Internet_20_link" text:visited-style-name="Visited_20_Internet_20_Link">
https://t.me/lumsrc/4659</text:a>
</text:p>
      <!--NEWS-->
      <text:h text:style-name="P10" text:outline-level="1">
<text:span text:style-name="T4">
在莱曼（Lyman）的指示，俄罗斯军队炮击Makiyivka，Dibrova，Luhansk地区的Bilohorivka和...</text:span>
</text:h>
      <text:p text:style-name="P4">
作者: liveuamap (Language: en)</text:p>
      <text:p text:style-name="P4">
时间: 2023-05-02T-81:14:00</text:p>
      <text:p text:style-name="P4">
地点: Bilohorivka (Latitude:48.91938 Longtitude:38.25039)</text:p>
      <text:p text:style-name="P4">
视频: []</text:p>
      <text:p text:style-name="P4">
图片: []</text:p>
      <text:p text:style-name="P4">
标签: ["Russia"]</text:p>
      <text:p text:style-name="P4">
Id: 22559946</text:p>
      <!--METADATA-->
      <text:p text:style-name="P4">
在莱曼(Lyman)的方向上，俄罗斯军队炮击了Makiyivka，Dibrova，Bilohorivka Ofluhansk地区以及Donetsk地区的Verkhnokamyanske和Spirne。 俄罗斯武装部在乌克兰武装部队的武装部队武装部队中进行了空袭</text:p>
      <text:p text:style-name="P4">
新闻集链接：<text:a xlink:type="simple" xlink:href="https://liveuamap.com/en/2023/2-may-at-lyman-direction-russian-army-shelled-makiyivka-dibrova" text:style-name="Internet_20_link" text:visited-style-name="Visited_20_Internet_20_Link">
https://liveuamap.com/en/2023/2-may-at--------------------------------------- russian-army-shelled-makiyivka-dibrova</text:a>
</text:p>
      <text:p text:style-name="P4">
News Source: <text:a xlink:type="simple" xlink:href="https://t.me/lumsrc/4660" text:style-name="Internet_20_link" text:visited-style-name="Visited_20_Internet_20_Link">
https://t.me/lumsrc/4660</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5-02T-83:14:00</text:p>
      <text:p text:style-name="P4">
地点: Bakhmut (Latitude:48.5883 Longtitude:37.96755)</text:p>
      <text:p text:style-name="P4">
视频: []</text:p>
      <text:p text:style-name="P4">
图片: []</text:p>
      <text:p text:style-name="P4">
标签: ["Russia"]</text:p>
      <text:p text:style-name="P4">
Id: 22559940</text:p>
      <!--METADATA-->
      <text:p text:style-name="P4">
在巴赫穆特，俄罗斯军队炮击了Vasukivka，Orikhovo-vasylivka，Novomarkove，Hryhorivka，Bakhmut，Khromove，Chasiv Yar，Chasiv Yar，Ivan，Ivan，Knivske knivske knivske Ivdenne donetsk地区的Knivske Ivdenne。 乌克兰武装部队的俄罗斯航空公司约束飞机在巴赫穆特和比拉·霍拉(Bila Hora)</text:p>
      <text:p text:style-name="P4">
新闻集链接：(https://liveuamap.com/en/2023/2-may-at-bakhmut-direction-russian-army-shelled-vasukivka)</text:p>
      <text:p text:style-name="P4">
News Source: <text:a xlink:type="simple" xlink:href="https://t.me/lumsrc/4661" text:style-name="Internet_20_link" text:visited-style-name="Visited_20_Internet_20_Link">
https://t.me/lumsrc/4661</text:a>
</text:p>
      <!--NEWS-->
      <text:h text:style-name="P10" text:outline-level="1">
<text:span text:style-name="T4">
AV Avdeevka指示俄罗斯军队搁置了Lastochkin，North，Pervomayska和Karlivka ...</text:span>
</text:h>
      <text:p text:style-name="P4">
作者: liveuamap (Language: en)</text:p>
      <text:p text:style-name="P4">
时间: 2023-05-02T-85:14:00</text:p>
      <text:p text:style-name="P4">
地点: Donetsk Oblast (Latitude:48.12359 Longtitude:37.75864)</text:p>
      <text:p text:style-name="P4">
视频: []</text:p>
      <text:p text:style-name="P4">
图片: []</text:p>
      <text:p text:style-name="P4">
标签: ["Russia"]</text:p>
      <text:p text:style-name="P4">
Id: 22559935</text:p>
      <!--METADATA-->
      <text:p text:style-name="P4">
在Avdiyivka的指示，俄罗斯军队炮击了Lastochkyne，Syeverne，Pervomayske和Donetsk地区的Karlivka。 俄罗斯航空在乌克兰武装部队的总参谋部在主题报告中说</text:p>
      <text:p text:style-name="P4">
新闻集链接：<text:a xlink:type="simple" xlink:href="https://liveuamap.com/en/2023/2-may-at-avdiyivka-directions-russian-army-shelled-lastochkyne" text:style-name="Internet_20_link" text:visited-style-name="Visited_20_Internet_20_Link">
https://liveuamap.com/en/2023/2-may-at-avdiyivka-directions-russian-army-army-shelled-lastochkyne</text:a>
</text:p>
      <text:p text:style-name="P4">
News Source: <text:a xlink:type="simple" xlink:href="https://t.me/lumsrc/4662" text:style-name="Internet_20_link" text:visited-style-name="Visited_20_Internet_20_Link">
https://t.me/lumsrc/4662</text:a>
</text:p>
      <!--NEWS-->
      <text:h text:style-name="P10" text:outline-level="1">
<text:span text:style-name="T4">
在玛丽卡（Maryinka）的指示</text:span>
</text:h>
      <text:p text:style-name="P4">
作者: liveuamap (Language: en)</text:p>
      <text:p text:style-name="P4">
时间: 2023-05-02T-87:14:00</text:p>
      <text:p text:style-name="P4">
地点: Marinka, Donetsk Oblast (Latitude:47.96154 Longtitude:37.44398)</text:p>
      <text:p text:style-name="P4">
视频: []</text:p>
      <text:p text:style-name="P4">
图片: []</text:p>
      <text:p text:style-name="P4">
标签: ["Russia"]</text:p>
      <text:p text:style-name="P4">
Id: 22559930</text:p>
      <!--METADATA-->
      <text:p text:style-name="P4">
乌克兰武装部队的一般工作人员在玛丽卡(Maryinka)方向俄罗斯军队炮击了顿涅茨克地区的Heorhiyivka。</text:p>
      <text:p text:style-name="P4">
新闻集链接：<text:a xlink:type="simple" xlink:href="https://liveuamap.com/en/2023/2-may-at-maryinka-direction-russian-army-shelled-heorhiyivka" text:style-name="Internet_20_link" text:visited-style-name="Visited_20_Internet_20_Link">
https://liveuamap.com/en/2023/2-may-at-maryinka-direction-russian-army-shelled-heorhiyivka</text:a>
</text:p>
      <text:p text:style-name="P4">
News Source: <text:a xlink:type="simple" xlink:href="https://t.me/lumsrc/4663" text:style-name="Internet_20_link" text:visited-style-name="Visited_20_Internet_20_Link">
https://t.me/lumsrc/4663</text:a>
</text:p>
      <!--NEWS-->
      <text:h text:style-name="P10" text:outline-level="1">
<text:span text:style-name="T4">
在沙克塔尔（Shakhtarske）的指示，俄罗斯军队炮击了Vuhledar，Bohoyavlenka和Don的Novoukrayinka ...</text:span>
</text:h>
      <text:p text:style-name="P4">
作者: liveuamap (Language: en)</text:p>
      <text:p text:style-name="P4">
时间: 2023-05-02T-89:14:00</text:p>
      <text:p text:style-name="P4">
地点: Vuhledar (Latitude:47.83183 Longtitude:37.1034)</text:p>
      <text:p text:style-name="P4">
视频: []</text:p>
      <text:p text:style-name="P4">
图片: []</text:p>
      <text:p text:style-name="P4">
标签: ["Russia"]</text:p>
      <text:p text:style-name="P4">
Id: 22559928</text:p>
      <!--METADATA-->
      <text:p text:style-name="P4">
在沙克塔克(Shakhtarske)的指示，俄罗斯军队炮击了Vuhledar，Donetsk地区的Bohoyavlenka和Novoukrayinka，乌克兰武装部队的总参谋</text:p>
      <text:p text:style-name="P4">
新闻集链接：<text:a xlink:type="simple" xlink:href="https://liveuamap.com/en/2023/2-may-at-shakhtarske-direction-russian-army-shelled-vuhledar" text:style-name="Internet_20_link" text:visited-style-name="Visited_20_Internet_20_Link">
https://liveuamap.com/en/2023/2-may-at-shakhtarske-direction-direction-russian-army-shelled-vuhledar</text:a>
</text:p>
      <text:p text:style-name="P4">
News Source: <text:a xlink:type="simple" xlink:href="https://t.me/lumsrc/4664" text:style-name="Internet_20_link" text:visited-style-name="Visited_20_Internet_20_Link">
https://t.me/lumsrc/4664</text:a>
</text:p>
      <!--NEWS-->
      <text:h text:style-name="P10" text:outline-level="1">
<text:span text:style-name="T4">
在Zaporizhzhia和Kherson的指示，俄罗斯军队炮击了Vremivka，Novosilka，Novopil，D ...</text:span>
</text:h>
      <text:p text:style-name="P4">
作者: liveuamap (Language: en)</text:p>
      <text:p text:style-name="P4">
时间: 2023-05-02T-91:14:00</text:p>
      <text:p text:style-name="P4">
地点: Kherson (Latitude:46.62209 Longtitude:32.60502)</text:p>
      <text:p text:style-name="P4">
视频: []</text:p>
      <text:p text:style-name="P4">
图片: []</text:p>
      <text:p text:style-name="P4">
标签: ["Russia"]</text:p>
      <text:p text:style-name="P4">
Id: 22559922</text:p>
      <!--METADATA-->
      <text:p text:style-name="P4">
在Zaporizhzhzhia和Kherson的指示，俄罗斯军队炮击了Donetsk地区Novosilka的Vremivka； Malynivka，Chervone，Huliapole，Charivne，Bilohirya，Mala Tokmachka，Novodanylivka，Scherbaky和Zelnyy Hayof Zaporizhzhia地区； Dnipropetrovsk地区的Nikopol，还有Ivanivske，Kozatske，Osokorivka，Zolota Balka，Kachkarivka，Respublikanets，Beryslav，Vesele，Vesele，Odrokalekalekalakam YS和Kherson，Kherson，Kherson，乌克森的婚姻，乌克森(Kherson)</text:p>
      <text:p text:style-name="P4">
新闻集链接：(https://liveuamap.com/en/2023/2-may-at-zaporizhzhia-and-kherson-directions-russian-army)</text:p>
      <text:p text:style-name="P4">
News Source: <text:a xlink:type="simple" xlink:href="https://t.me/lumsrc/4665" text:style-name="Internet_20_link" text:visited-style-name="Visited_20_Internet_20_Link">
https://t.me/lumsrc/4665</text:a>
</text:p>
      <!--NEWS-->
      <text:h text:style-name="P10" text:outline-level="1">
<text:span text:style-name="T4">
俄罗斯军队对MLR进行了19次导弹袭击，17次空袭和25次炮击， - 一般...</text:span>
</text:h>
      <text:p text:style-name="P4">
作者: liveuamap (Language: en)</text:p>
      <text:p text:style-name="P4">
时间: 2023-05-02T03:14:00</text:p>
      <text:p text:style-name="P4">
地点: Chernihiv (Latitude:52.25219 Longtitude:32.89238)</text:p>
      <text:p text:style-name="P4">
视频: []</text:p>
      <text:p text:style-name="P4">
图片: []</text:p>
      <text:p text:style-name="P4">
标签: ["Russia"]</text:p>
      <text:p text:style-name="P4">
Id: 22559950</text:p>
      <!--METADATA-->
      <text:p text:style-name="P4">
乌克兰武装部队的总参谋长在早晨的报告中说</text:p>
      <text:p text:style-name="P4">
新闻集链接：<text:a xlink:type="simple" xlink:href="https://liveuamap.com/en/2023/2-may-russian-army-conducted-19-missile-strikes-17-airstrikes" text:style-name="Internet_20_link" text:visited-style-name="Visited_20_Internet_20_Link">
https://liveuamap.com/en/2023/2-may-russian-army-conducted-19-missile-strikes-17-- airstrikes</text:a>
</text:p>
      <text:p text:style-name="P4">
News Source: <text:a xlink:type="simple" xlink:href="https://t.me/lumsrc/4657" text:style-name="Internet_20_link" text:visited-style-name="Visited_20_Internet_20_Link">
https://t.me/lumsrc/4657</text:a>
</text:p>
      <!--NEWS-->
      <text:h text:style-name="P10" text:outline-level="1">
<text:span text:style-name="T4">
俄罗斯部队在Lyman，Bakhmut，Avdiivka和Maryinka Directio进行进攻行动...</text:span>
</text:h>
      <text:p text:style-name="P4">
作者: liveuamap (Language: en)</text:p>
      <text:p text:style-name="P4">
时间: 2023-05-02T03:15:00</text:p>
      <text:p text:style-name="P4">
地点: Marinka, Donetsk Oblast (Latitude:47.93797 Longtitude:37.49737)</text:p>
      <text:p text:style-name="P4">
视频: []</text:p>
      <text:p text:style-name="P4">
图片: []</text:p>
      <text:p text:style-name="P4">
标签: ["Russia"]</text:p>
      <text:p text:style-name="P4">
Id: 22559921</text:p>
      <!--METADATA-->
      <text:p text:style-name="P4">
俄罗斯部队在莱曼，巴赫穆特，阿夫迪夫卡和玛丽卡执行进攻行动。 乌克兰军方击退了41次俄罗斯袭击。 试图在Novoselivske和Bilohorivka，Bakhmut和Predtechyne，Syeverne和Pervomayske，Maryinka，Maryinka的Novoselivske和Bilohorivka附近前进的俄罗斯福克斯 - 乌克兰的Armedforces的总参谋</text:p>
      <text:p text:style-name="P4">
新闻集链接：<text:a xlink:type="simple" xlink:href="https://liveuamap.com/en/2023/2-may-russian-forces-conducting-offensive-actions-at-lyman" text:style-name="Internet_20_link" text:visited-style-name="Visited_20_Internet_20_Link">
https://liveuamap.com/en/2023/2-may-russian-forces-conducting-contermist-ristendion-contions-actions-actions-at-lyman</text:a>
</text:p>
      <text:p text:style-name="P4">
News Source: <text:a xlink:type="simple" xlink:href="https://t.me/lumsrc/4666" text:style-name="Internet_20_link" text:visited-style-name="Visited_20_Internet_20_Link">
https://t.me/lumsrc/4666</text:a>
</text:p>
      <!--NEWS-->
      <text:h text:style-name="P10" text:outline-level="1">
<text:span text:style-name="T4">
基辅（23:14）。 红色警报：空中威胁。 警笛声。 立即掩盖！</text:span>
</text:h>
      <text:p text:style-name="P4">
作者: liveuamap (Language: en)</text:p>
      <text:p text:style-name="P4">
时间: 2023-05-02T17:15:00</text:p>
      <text:p text:style-name="P4">
地点: Kyiv (Latitude:50.44343 Longtitude:30.53022)</text:p>
      <text:p text:style-name="P4">
视频: []</text:p>
      <text:p text:style-name="P4">
图片: []</text:p>
      <text:p text:style-name="P4">
标签: ["Europe", "Central and Eastern Europe"]</text:p>
      <text:p text:style-name="P4">
Id: 22560090</text:p>
      <!--METADATA-->
      <text:p text:style-name="P4">
基辅(23:14). Red Alert: aerial threat. Sirens sounding. Take cover now!</text:p>
      <text:p text:style-name="P4">
News Collection Link: <text:a xlink:type="simple" xlink:href="https://liveuamap.com/en/2023/02-may-kyiv2314-red-alert-aerial-threat-sireng" text:style-name="Internet_20_link" text:visited-style-name="Visited_20_Internet_20_Link">
https://liveuamap.com/en/2023/02-may-kyiv2314-red-alert-aerial-threat-sireng</text:a>
</text:p>
      <text:p text:style-name="P4">
News Source: <text:a xlink:type="simple" xlink:href="https://t.me/KyivCityOfficial/6574" text:style-name="Internet_20_link" text:visited-style-name="Visited_20_Internet_20_Link">
https://t.me/KyivCityOfficial/6574</text:a>
</text:p>
      <!--NEWS-->
      <text:h text:style-name="P10" text:outline-level="1">
<text:span text:style-name="T4">
基夫·oblast（23:15）。 红色警报：空中威胁。 警笛声。 立即掩盖！</text:span>
</text:h>
      <text:p text:style-name="P4">
作者: liveuamap (Language: en)</text:p>
      <text:p text:style-name="P4">
时间: 2023-05-02T17:17:00</text:p>
      <text:p text:style-name="P4">
地点: Kyiv Oblast (Latitude:50.24018000 Longtitude:30.23163000)</text:p>
      <text:p text:style-name="P4">
视频: []</text:p>
      <text:p text:style-name="P4">
图片: []</text:p>
      <text:p text:style-name="P4">
标签: ["Europe", "Central and Eastern Europe"]</text:p>
      <text:p text:style-name="P4">
Id: 22560091</text:p>
      <!--METADATA-->
      <text:p text:style-name="P4">
基辅地区(23:15). Red Alert: aerial threat. Sirens sounding. Take cover now!</text:p>
      <text:p text:style-name="P4">
News Collection Link: <text:a xlink:type="simple" xlink:href="https://liveuamap.com/en/2023/02-may-kyiv-oblast2315-red-alert-aerial-threag" text:style-name="Internet_20_link" text:visited-style-name="Visited_20_Internet_20_Link">
https://liveuamap.com/en/2023/02-may-kyiv-oblast2315-red-alert-aerial-threag</text:a>
</text:p>
      <text:p text:style-name="P4">
News Source: <text:a xlink:type="simple" xlink:href="https://t.me/air_alert_ua/44255" text:style-name="Internet_20_link" text:visited-style-name="Visited_20_Internet_20_Link">
https://t.me/air_alert_ua/44255</text:a>
</text:p>
      <!--NEWS-->
      <text:h text:style-name="P10" text:outline-level="1">
<text:span text:style-name="T4">
Zaporizka Oblast（23:34）。 红色警报：空中威胁。 警笛声。 立即掩盖！</text:span>
</text:h>
      <text:p text:style-name="P4">
作者: liveuamap (Language: en)</text:p>
      <text:p text:style-name="P4">
时间: 2023-05-02T17:34:00</text:p>
      <text:p text:style-name="P4">
地点: Zaporizka Oblast (Latitude:47.611111 Longtitude:35.766131)</text:p>
      <text:p text:style-name="P4">
视频: []</text:p>
      <text:p text:style-name="P4">
图片: []</text:p>
      <text:p text:style-name="P4">
标签: ["Europe", "Central and Eastern Europe"]</text:p>
      <text:p text:style-name="P4">
Id: 22560092</text:p>
      <!--METADATA-->
      <text:p text:style-name="P4">
Zaporizhzhia地区(23:34). Red Alert: aerial threat. Sirens sounding. Take covernow!</text:p>
      <text:p text:style-name="P4">
News Collection Link: <text:a xlink:type="simple" xlink:href="https://liveuamap.com/en/2023/02-may-zaporizka-oblast2334-red-alert-aerial-g" text:style-name="Internet_20_link" text:visited-style-name="Visited_20_Internet_20_Link">
https://liveuamap.com/en/2023/02-may-zaporizka-oblast2334-red-alert-aerial-g</text:a>
</text:p>
      <text:p text:style-name="P4">
News Source: <text:a xlink:type="simple" xlink:href="https://t.me/air_alert_ua/44258" text:style-name="Internet_20_link" text:visited-style-name="Visited_20_Internet_20_Link">
https://t.me/air_alert_ua/44258</text:a>
</text:p>
      <!--NEWS-->
      <text:h text:style-name="P10" text:outline-level="1">
<text:span text:style-name="T4">
Dnipro，Dnipropetrovska Oblast（23:56）。 红色警报：空中威胁。 警笛声。 掩护...</text:span>
</text:h>
      <text:p text:style-name="P4">
作者: liveuamap (Language: en)</text:p>
      <text:p text:style-name="P4">
时间: 2023-05-02T17:58:00</text:p>
      <text:p text:style-name="P4">
地点: Dnipro (Latitude:48.45922 Longtitude:35.03866)</text:p>
      <text:p text:style-name="P4">
视频: []</text:p>
      <text:p text:style-name="P4">
图片: []</text:p>
      <text:p text:style-name="P4">
标签: ["Europe", "Central and Eastern Europe"]</text:p>
      <text:p text:style-name="P4">
Id: 22560093</text:p>
      <!--METADATA-->
      <text:p text:style-name="P4">
dnipro，dnipropetrovsk区域(23:56). Red Alert: aerial threat. Sirenssounding. Take cover now!</text:p>
      <text:p text:style-name="P4">
News Collection Link: <text:a xlink:type="simple" xlink:href="https://liveuamap.com/en/2023/02-may-dnipro-dnipropetrovska-oblast2356-red-g" text:style-name="Internet_20_link" text:visited-style-name="Visited_20_Internet_20_Link">
https://liveuamap.com/en/2023/02-may-dnipro-dnipropetrovska-oblast2356-red-g</text:a>
</text:p>
      <text:p text:style-name="P4">
News Source: <text:a xlink:type="simple" xlink:href="https://t.me/air_alert_ua/44259" text:style-name="Internet_20_link" text:visited-style-name="Visited_20_Internet_20_Link">
https://t.me/air_alert_ua/44259</text:a>
</text:p>
      <!--NEWS-->
      <text:h text:style-name="P10" text:outline-level="1">
<text:span text:style-name="T4">
Kharkiv，Kharkivska Oblast（00:14）。 红色警报：空中威胁。 警笛声。 立即掩盖！</text:span>
</text:h>
      <text:p text:style-name="P4">
作者: liveuamap (Language: en)</text:p>
      <text:p text:style-name="P4">
时间: 2023-05-02T18:14:00</text:p>
      <text:p text:style-name="P4">
地点: Kharkiv (Latitude:49.98081000 Longtitude:36.25272000)</text:p>
      <text:p text:style-name="P4">
视频: []</text:p>
      <text:p text:style-name="P4">
图片: []</text:p>
      <text:p text:style-name="P4">
标签: ["Europe", "Central and Eastern Europe"]</text:p>
      <text:p text:style-name="P4">
Id: 22560094</text:p>
      <!--METADATA-->
      <text:p text:style-name="P4">
哈尔基夫(Kharkiv)，哈尔基夫地区(00:14). Red Alert: aerial threat. Sirens sounding.Take cover now!</text:p>
      <text:p text:style-name="P4">
News Collection Link: <text:a xlink:type="simple" xlink:href="https://liveuamap.com/en/2023/02-may-kharkiv-kharkivska-oblast0014-red-alerg" text:style-name="Internet_20_link" text:visited-style-name="Visited_20_Internet_20_Link">
https://liveuamap.com/en/2023/02-may-kharkiv-kharkivska-oblast0014-red-alerg</text:a>
</text:p>
      <text:p text:style-name="P4">
News Source: <text:a xlink:type="simple" xlink:href="https://t.me/suspilnekharkiv/24449" text:style-name="Internet_20_link" text:visited-style-name="Visited_20_Internet_20_Link">
https://t.me/suspilnekharkiv/24449</text:a>
</text:p>
      <!--NEWS-->
      <text:h text:style-name="P10" text:outline-level="1">
<text:span text:style-name="T4">
Donetsk Oblast（00:14）。 红色警报：空中威胁。 警笛声。 立即掩盖！</text:span>
</text:h>
      <text:p text:style-name="P4">
作者: liveuamap (Language: en)</text:p>
      <text:p text:style-name="P4">
时间: 2023-05-02T18:16:00</text:p>
      <text:p text:style-name="P4">
地点: Donetsk Oblast (Latitude:48.7268 Longtitude:37.57929)</text:p>
      <text:p text:style-name="P4">
视频: []</text:p>
      <text:p text:style-name="P4">
图片: []</text:p>
      <text:p text:style-name="P4">
标签: ["Europe", "Central and Eastern Europe"]</text:p>
      <text:p text:style-name="P4">
Id: 22560095</text:p>
      <!--METADATA-->
      <text:p text:style-name="P4">
Donetsk Oblast(00:14). Red Alert: aerial threat. Sirens sounding. Take covernow!</text:p>
      <text:p text:style-name="P4">
News Collection Link: <text:a xlink:type="simple" xlink:href="https://liveuamap.com/en/2023/02-may-donetsk-oblast0014-red-alert-aerial-thg" text:style-name="Internet_20_link" text:visited-style-name="Visited_20_Internet_20_Link">
https://liveuamap.com/en/2023/02-may-donetsk-oblast0014-red-alert-aerial-thg</text:a>
</text:p>
      <text:p text:style-name="P4">
News Source: <text:a xlink:type="simple" xlink:href="https://t.me/air_alert_ua/44261" text:style-name="Internet_20_link" text:visited-style-name="Visited_20_Internet_20_Link">
https://t.me/air_alert_ua/44261</text:a>
</text:p>
      <!--NEWS-->
      <text:h text:style-name="P10" text:outline-level="1">
<text:span text:style-name="T4">
乌克兰防空活跃</text:span>
</text:h>
      <text:p text:style-name="P4">
作者: liveuamap (Language: en)</text:p>
      <text:p text:style-name="P4">
时间: 2023-05-02T18:21:43</text:p>
      <text:p text:style-name="P4">
地点: Dnipro (Latitude:48.42328 Longtitude:35.09651)</text:p>
      <text:p text:style-name="P4">
视频: []</text:p>
      <text:p text:style-name="P4">
图片: []</text:p>
      <text:p text:style-name="P4">
标签: []</text:p>
      <text:p text:style-name="P4">
Id: 22560096</text:p>
      <!--METADATA-->
      <text:p text:style-name="P4">
乌克兰防空活跃</text:p>
      <text:p text:style-name="P4">
新闻集链接：<text:a xlink:type="simple" xlink:href="https://liveuamap.com/en/2023/2-may-ukrainian-air-defense-is-active-" text:style-name="Internet_20_link" text:visited-style-name="Visited_20_Internet_20_Link">
https://liveuamap.com/en/2023/2-may-ukrainian-air-defense-is-active-</text:a>
</text:p>
      <text:p text:style-name="P4">
News Source: <text:a xlink:type="simple" xlink:href="https://t.me/ermaka2022/2558" text:style-name="Internet_20_link" text:visited-style-name="Visited_20_Internet_20_Link">
https://t.me/ermaka2022/2558</text:a>
</text:p>
      <!--NEWS-->
      <text:h text:style-name="P10" text:outline-level="1">
<text:span text:style-name="T4">
防空在基辅附近活跃</text:span>
</text:h>
      <text:p text:style-name="P4">
作者: liveuamap (Language: en)</text:p>
      <text:p text:style-name="P4">
时间: 2023-05-02T18:24:12</text:p>
      <text:p text:style-name="P4">
地点: Kyiv (Latitude:50.63901 Longtitude:30.47333)</text:p>
      <text:p text:style-name="P4">
视频: []</text:p>
      <text:p text:style-name="P4">
图片: []</text:p>
      <text:p text:style-name="P4">
标签: []</text:p>
      <text:p text:style-name="P4">
Id: 22560097</text:p>
      <!--METADATA-->
      <text:p text:style-name="P4">
防空在基辅附近活跃</text:p>
      <text:p text:style-name="P4">
新闻集链接：<text:a xlink:type="simple" xlink:href="https://liveuamap.com/en/2023/2-may-air-defense-is-active-near-kyiv" text:style-name="Internet_20_link" text:visited-style-name="Visited_20_Internet_20_Link">
https://liveuamap.com/en/2023/2-may-air-defense-is-is-ractive-near-kyiv</text:a>
</text:p>
      <text:p text:style-name="P4">
News Source: <text:a xlink:type="simple" xlink:href="https://t.me/kievreal1/40071" text:style-name="Internet_20_link" text:visited-style-name="Visited_20_Internet_20_Link">
https://t.me/kievreal1/40071</text:a>
</text:p>
      <!--NEWS-->
      <text:h text:style-name="P10" text:outline-level="1">
<text:span text:style-name="T4">
Zaporizhzhia报道的爆炸</text:span>
</text:h>
      <text:p text:style-name="P4">
作者: liveuamap (Language: en)</text:p>
      <text:p text:style-name="P4">
时间: 2023-05-02T18:25:59</text:p>
      <text:p text:style-name="P4">
地点: Zaporizhzhia, Zaporiz'ka oblast (Latitude:47.82906 Longtitude:35.11042)</text:p>
      <text:p text:style-name="P4">
视频: []</text:p>
      <text:p text:style-name="P4">
图片: []</text:p>
      <text:p text:style-name="P4">
标签: []</text:p>
      <text:p text:style-name="P4">
Id: 22560098</text:p>
      <!--METADATA-->
      <text:p text:style-name="P4">
Zaporizhzhia报道的爆炸</text:p>
      <text:p text:style-name="P4">
新闻集链接：<text:a xlink:type="simple" xlink:href="https://liveuamap.com/en/2023/2-may-explosions-reported-in-zaporizhzhia-" text:style-name="Internet_20_link" text:visited-style-name="Visited_20_Internet_20_Link">
https://liveuamap.com/en/2023/2-may-explosions-reported-in-zaporizhzhia-</text:a>
</text:p>
      <text:p text:style-name="P4">
News Source: <text:a xlink:type="simple" xlink:href="https://t.me/lachentyt/28869" text:style-name="Internet_20_link" text:visited-style-name="Visited_20_Internet_20_Link">
https://t.me/lachentyt/28869</text:a>
</text:p>
      <!--NEWS-->
      <text:h text:style-name="P10" text:outline-level="1">
<text:span text:style-name="T4">
Poltavska Oblast（00:28）。 红色警报：空中威胁。 警笛声。 立即掩盖！</text:span>
</text:h>
      <text:p text:style-name="P4">
作者: liveuamap (Language: en)</text:p>
      <text:p text:style-name="P4">
时间: 2023-05-02T18:29:00</text:p>
      <text:p text:style-name="P4">
地点: Poltavska Oblast (Latitude:49.47705000 Longtitude:33.81866000)</text:p>
      <text:p text:style-name="P4">
视频: []</text:p>
      <text:p text:style-name="P4">
图片: []</text:p>
      <text:p text:style-name="P4">
标签: ["Europe", "Central and Eastern Europe"]</text:p>
      <text:p text:style-name="P4">
Id: 22560099</text:p>
      <!--METADATA-->
      <text:p text:style-name="P4">
poltava(00:28). Red Alert: aerial threat. Sirens sounding. Take covernow!</text:p>
      <text:p text:style-name="P4">
News Collection Link: <text:a xlink:type="simple" xlink:href="https://liveuamap.com/en/2023/02-may-poltavska-oblast0028-red-alert-aerial-g" text:style-name="Internet_20_link" text:visited-style-name="Visited_20_Internet_20_Link">
https://liveuamap.com/en/2023/02-may-poltavska-oblast0028-red-alert-aerial-g</text:a>
</text:p>
      <text:p text:style-name="P4">
News Source: <text:a xlink:type="simple" xlink:href="https://t.me/air_alert_ua/44262" text:style-name="Internet_20_link" text:visited-style-name="Visited_20_Internet_20_Link">
https://t.me/air_alert_ua/44262</text:a>
</text:p>
      <!--NEWS-->
      <text:h text:style-name="P10" text:outline-level="1">
<text:span text:style-name="T4">
由于防空工作，在德尼普罗市有更多爆炸声可听见</text:span>
</text:h>
      <text:p text:style-name="P4">
作者: liveuamap (Language: en)</text:p>
      <text:p text:style-name="P4">
时间: 2023-05-02T18:35:38</text:p>
      <text:p text:style-name="P4">
地点: Dnipro (Latitude:48.35169 Longtitude:35.15453)</text:p>
      <text:p text:style-name="P4">
视频: []</text:p>
      <text:p text:style-name="P4">
图片: []</text:p>
      <text:p text:style-name="P4">
标签: []</text:p>
      <text:p text:style-name="P4">
Id: 22560100</text:p>
      <!--METADATA-->
      <text:p text:style-name="P4">
由于防空工作，在德尼普罗市有更多爆炸声可听见</text:p>
      <text:p text:style-name="P4">
新闻收集链接：<text:a xlink:type="simple" xlink:href="https://liveuamap.com/en/2023/2-may-more-explosions-were-audible-in-dnipro-city-possible" text:style-name="Internet_20_link" text:visited-style-name="Visited_20_Internet_20_Link">
https://liveuamap.com/en/2023/2-may-more-explosions-were-audible-inbibil-in-dnipro-city-posible</text:a>
</text:p>
      <text:p text:style-name="P4">
News Source: <text:a xlink:type="simple" xlink:href="https://t.me/dnepr_operativ/41023" text:style-name="Internet_20_link" text:visited-style-name="Visited_20_Internet_20_Link">
https://t.me/dnepr_operativ/41023</text:a>
</text:p>
      <!--NEWS-->
      <text:h text:style-name="P10" text:outline-level="1">
<text:span text:style-name="T4">
防空再次参与基辅地区的空中目标</text:span>
</text:h>
      <text:p text:style-name="P4">
作者: liveuamap (Language: en)</text:p>
      <text:p text:style-name="P4">
时间: 2023-05-02T18:43:28</text:p>
      <text:p text:style-name="P4">
地点: Kyiv (Latitude:50.14081 Longtitude:30.79605)</text:p>
      <text:p text:style-name="P4">
视频: []</text:p>
      <text:p text:style-name="P4">
图片: []</text:p>
      <text:p text:style-name="P4">
标签: []</text:p>
      <text:p text:style-name="P4">
Id: 22560101</text:p>
      <!--METADATA-->
      <text:p text:style-name="P4">
防空再次参与基辅地区的空中目标</text:p>
      <text:p text:style-name="P4">
新闻集链接：<text:a xlink:type="simple" xlink:href="https://liveuamap.com/en/2023/2-may-air-defense-is-engaging-aerial-targets-in-kyiv-region" text:style-name="Internet_20_link" text:visited-style-name="Visited_20_Internet_20_Link">
https://liveuamap.com/en/2023/2-may-air-defense-is-ys-eend-aerial-targets-in-kyiv-rigion</text:a>
</text:p>
      <text:p text:style-name="P4">
News Source: <text:a xlink:type="simple" xlink:href="https://t.me/lachentyt/28871" text:style-name="Internet_20_link" text:visited-style-name="Visited_20_Internet_20_Link">
https://t.me/lachentyt/28871</text:a>
</text:p>
      <!--NEWS-->
      <text:h text:style-name="P10" text:outline-level="1">
<text:span text:style-name="T4">
防空正在基辅和波尔塔瓦地区射击无人机</text:span>
</text:h>
      <text:p text:style-name="P4">
作者: liveuamap (Language: en)</text:p>
      <text:p text:style-name="P4">
时间: 2023-05-02T18:56:57</text:p>
      <text:p text:style-name="P4">
地点: Poltava (Latitude:48.81583 Longtitude:34.05212)</text:p>
      <text:p text:style-name="P4">
视频: []</text:p>
      <text:p text:style-name="P4">
图片: []</text:p>
      <text:p text:style-name="P4">
标签: []</text:p>
      <text:p text:style-name="P4">
Id: 22560102</text:p>
      <!--METADATA-->
      <text:p text:style-name="P4">
防空正在基辅和波尔塔瓦地区射击无人机</text:p>
      <text:p text:style-name="P4">
新闻集链接：<text:a xlink:type="simple" xlink:href="https://liveuamap.com/en/2023/2-may-air-defense-is-shooting-drones-in-kyiv-and-poltava" text:style-name="Internet_20_link" text:visited-style-name="Visited_20_Internet_20_Link">
https://liveuamap.com/en/2023/2-may-air-defense-is-shooting-drones-rones-in-kyiv-and-poltava</text:a>
</text:p>
      <text:p text:style-name="P4">
News Source: <text:a xlink:type="simple" xlink:href="https://t.me/war_monitor/7017" text:style-name="Internet_20_link" text:visited-style-name="Visited_20_Internet_20_Link">
https://t.me/war_monitor/7017</text:a>
</text:p>
      <!--NEWS-->
      <text:h text:style-name="P10" text:outline-level="1">
<text:span text:style-name="T4">
Cherkasy地区Kirovohrad地区（00:57）。 红色ALRT：空中tchretate。 警笛声。 所以...</text:span>
</text:h>
      <text:p text:style-name="P4">
作者: liveuamap (Language: en)</text:p>
      <text:p text:style-name="P4">
时间: 2023-05-02T18:58:00</text:p>
      <text:p text:style-name="P4">
地点: Kirovohradska Oblast (Latitude:48.49885 Longtitude:31.99957)</text:p>
      <text:p text:style-name="P4">
视频: []</text:p>
      <text:p text:style-name="P4">
图片: []</text:p>
      <text:p text:style-name="P4">
标签: ["Europe", "Central and Eastern Europe"]</text:p>
      <text:p text:style-name="P4">
Id: 22560103</text:p>
      <!--METADATA-->
      <text:p text:style-name="P4">
Cherkasy地区Kirovohrad地区(00:57). Red Alert: aerial threat.Sirens sounding. Take cover now!</text:p>
      <text:p text:style-name="P4">
News Collection Link: <text:a xlink:type="simple" xlink:href="https://liveuamap.com/en/2023/02-may-kirovohradska-oblast-cherkaska-oblast0g" text:style-name="Internet_20_link" text:visited-style-name="Visited_20_Internet_20_Link">
https://liveuamap.com/en/2023/02-may-kirovohradska-oblast-cherkaska-oblast0g</text:a>
</text:p>
      <text:p text:style-name="P4">
News Source: <text:a xlink:type="simple" xlink:href="https://t.me/air_alert_ua/44264" text:style-name="Internet_20_link" text:visited-style-name="Visited_20_Internet_20_Link">
https://t.me/air_alert_ua/44264</text:a>
</text:p>
      <!--NEWS-->
      <text:h text:style-name="P10" text:outline-level="1">
<text:span text:style-name="T4">
基辅报道了另一次爆炸</text:span>
</text:h>
      <text:p text:style-name="P4">
作者: liveuamap (Language: en)</text:p>
      <text:p text:style-name="P4">
时间: 2023-05-02T19:22:54</text:p>
      <text:p text:style-name="P4">
地点: Kyiv,Kyiv city (Latitude:50.37152 Longtitude:30.58302)</text:p>
      <text:p text:style-name="P4">
视频: []</text:p>
      <text:p text:style-name="P4">
图片: []</text:p>
      <text:p text:style-name="P4">
标签: []</text:p>
      <text:p text:style-name="P4">
Id: 22560104</text:p>
      <!--METADATA-->
      <text:p text:style-name="P4">
基辅报道了另一次爆炸</text:p>
      <text:p text:style-name="P4">
新闻集链接：<text:a xlink:type="simple" xlink:href="https://liveuamap.com/en/2023/3-may-another-explosion-was-reported-in-kyiv" text:style-name="Internet_20_link" text:visited-style-name="Visited_20_Internet_20_Link">
https://liveuamap.com/en/2023/3-may-another-another-explosion-was-reported-in-kyiv</text:a>
</text:p>
      <text:p text:style-name="P4">
News Source: <text:a xlink:type="simple" xlink:href="https://t.me/lachentyt/28873" text:style-name="Internet_20_link" text:visited-style-name="Visited_20_Internet_20_Link">
https://t.me/lachentyt/28873</text:a>
</text:p>
      <!--NEWS-->
      <text:h text:style-name="P10" text:outline-level="1">
<text:span text:style-name="T4">
Kharkiv，Kharkivska Oblast（02:08）。 红色警报：空中威胁。 警笛声。 立即掩盖！</text:span>
</text:h>
      <text:p text:style-name="P4">
作者: liveuamap (Language: en)</text:p>
      <text:p text:style-name="P4">
时间: 2023-05-02T20:10:00</text:p>
      <text:p text:style-name="P4">
地点: Kharkiv (Latitude:49.97993 Longtitude:36.25378)</text:p>
      <text:p text:style-name="P4">
视频: []</text:p>
      <text:p text:style-name="P4">
图片: []</text:p>
      <text:p text:style-name="P4">
标签: ["Europe", "Central and Eastern Europe"]</text:p>
      <text:p text:style-name="P4">
Id: 22560107</text:p>
      <!--METADATA-->
      <text:p text:style-name="P4">
哈尔基夫(Kharkiv)，哈尔基夫地区(02:08). Red Alert: aerial threat. Sirens sounding.Take cover now!</text:p>
      <text:p text:style-name="P4">
News Collection Link: <text:a xlink:type="simple" xlink:href="https://liveuamap.com/en/2023/03-may-kharkiv-kharkivska-oblast0208-red-alerg" text:style-name="Internet_20_link" text:visited-style-name="Visited_20_Internet_20_Link">
https://liveuamap.com/en/2023/03-may-kharkiv-kharkivska-oblast0208-red-alerg</text:a>
</text:p>
      <text:p text:style-name="P4">
News Source: <text:a xlink:type="simple" xlink:href="https://t.me/air_alert_ua/44266" text:style-name="Internet_20_link" text:visited-style-name="Visited_20_Internet_20_Link">
https://t.me/air_alert_ua/44266</text:a>
</text:p>
      <!--NEWS-->
      <text:h text:style-name="P10" text:outline-level="1">
<text:span text:style-name="T4">
Mykolaiv，Mykolayivska Oblast（02:41）。 红色警报：空中威胁。 警笛声。 立即掩盖！</text:span>
</text:h>
      <text:p text:style-name="P4">
作者: liveuamap (Language: en)</text:p>
      <text:p text:style-name="P4">
时间: 2023-05-02T20:42:00</text:p>
      <text:p text:style-name="P4">
地点: Mykolaiv (Latitude:46.94866 Longtitude:32.00639)</text:p>
      <text:p text:style-name="P4">
视频: []</text:p>
      <text:p text:style-name="P4">
图片: []</text:p>
      <text:p text:style-name="P4">
标签: ["Europe", "Central and Eastern Europe"]</text:p>
      <text:p text:style-name="P4">
Id: 22560108</text:p>
      <!--METADATA-->
      <text:p text:style-name="P4">
Nikolaev，Mykolaiv地区(02:41). Red Alert: aerial threat. Sirenssounding. Take cover now!</text:p>
      <text:p text:style-name="P4">
News Collection Link: <text:a xlink:type="simple" xlink:href="https://liveuamap.com/en/2023/03-may-mykolaiv-mykolayivska-oblast0241-red-ag" text:style-name="Internet_20_link" text:visited-style-name="Visited_20_Internet_20_Link">
https://liveuamap.com/en/2023/03-may-mykolaiv-mykolayivska-oblast0241-red-ag</text:a>
</text:p>
      <text:p text:style-name="P4">
News Source: <text:a xlink:type="simple" xlink:href="https://t.me/air_alert_ua/44268" text:style-name="Internet_20_link" text:visited-style-name="Visited_20_Internet_20_Link">
https://t.me/air_alert_ua/44268</text:a>
</text:p>
      <!--NEWS-->
      <text:h text:style-name="P10" text:outline-level="1">
<text:span text:style-name="T4">
报道了Cherkasy和Kirovograd地区的爆炸</text:span>
</text:h>
      <text:p text:style-name="P4">
作者: liveuamap (Language: en)</text:p>
      <text:p text:style-name="P4">
时间: 2023-05-02T21:42:00</text:p>
      <text:p text:style-name="P4">
地点: Cherkasy (Latitude:48.58933 Longtitude:30.44312)</text:p>
      <text:p text:style-name="P4">
视频: []</text:p>
      <text:p text:style-name="P4">
图片: []</text:p>
      <text:p text:style-name="P4">
标签: []</text:p>
      <text:p text:style-name="P4">
Id: 22560111</text:p>
      <!--METADATA-->
      <text:p text:style-name="P4">
报道了Cherkasy和Kirovograd地区的爆炸</text:p>
      <text:p text:style-name="P4">
新闻集链接：<text:a xlink:type="simple" xlink:href="https://liveuamap.com/en/2023/3-may-explosions-were-reported-in-cherkasy-and-kirovograd" text:style-name="Internet_20_link" text:visited-style-name="Visited_20_Internet_20_Link">
https://liveuamap.com/en/2023/3-may-explosions-were-reported-in-cherkasy-and-kirovograd</text:a>
</text:p>
      <text:p text:style-name="P4">
News Source: <text:a xlink:type="simple" xlink:href="https://t.me/war_monitor/7021" text:style-name="Internet_20_link" text:visited-style-name="Visited_20_Internet_20_Link">
https://t.me/war_monitor/7021</text:a>
</text:p>
      <!--NEWS-->
      <text:h text:style-name="P10" text:outline-level="1">
<text:span text:style-name="T4">
塔曼（Taman）附近的塔曼（Taman）石油仓库着火了</text:span>
</text:h>
      <text:p text:style-name="P4">
作者: liveuamap (Language: en)</text:p>
      <text:p text:style-name="P4">
时间: 2023-05-02T21:46:11</text:p>
      <text:p text:style-name="P4">
地点: Krasnodarskiy kray (Latitude:45.13422 Longtitude:36.67717)</text:p>
      <text:p text:style-name="P4">
视频: []</text:p>
      <text:p text:style-name="P4">
图片: []</text:p>
      <text:p text:style-name="P4">
标签: ["Energy", "Russia"]</text:p>
      <text:p text:style-name="P4">
Id: 22560110</text:p>
      <!--METADATA-->
      <text:p text:style-name="P4">
塔曼(Taman)附近的塔曼(Taman)石油仓库着火了</text:p>
      <text:p text:style-name="P4">
新闻集链接：<text:a xlink:type="simple" xlink:href="https://liveuamap.com/en/2023/3-may-oil-depot-at-taman-near-kerch-strait-is-on-fire-" text:style-name="Internet_20_link" text:visited-style-name="Visited_20_Internet_20_Link">
https://liveuamap.com/en/2023/3-may-oil-iol-depot-at-taman-near-near-kerch-shirch-shrait-is-is-on-fire-</text:a>
</text:p>
      <text:p text:style-name="P4">
News Source: <text:a xlink:type="simple" xlink:href="https://t.me/war_monitor/7024" text:style-name="Internet_20_link" text:visited-style-name="Visited_20_Internet_20_Link">
https://t.me/war_monitor/7024</text:a>
</text:p>
      <!--NEWS-->
      <text:h text:style-name="P10" text:outline-level="1">
<text:span text:style-name="T4">
与被俘虏的海军陆战队家人的会面发生在协调总部</text:span>
</text:h>
      <text:p text:style-name="P4">
作者: ['АРМІЯINFORM']</text:p>
      <text:p text:style-name="P4">
时间: 2023-05-02T27:00:00-04:00</text:p>
      <text:p text:style-name="P4">
描述: 在协调的总部，Zustinich与Rodinov Sodonikh Orchestravi 36-її...与乌克兰2022的战争，与乌克兰的最新新闻，《与乌克兰的新闻》《与乌克兰2022》的战争，今天，乌克兰和俄罗斯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1_16-56-30.jpg" text:style-name="Internet_20_link" text:visited-style-name="Visited_20_Internet_20_Link">
photo_2023-05-01_16-56-30.jpg</text:a>
']</text:p>
      <text:p text:style-name="P4">
标签: ['STOPRUSSIA', 'АГРЕСІЯ РФ', 'ВІЙНА', 'КООРДИНАЦІЙНИЙ ШТАБ З ПИТАНЬ ПОВОДЖЕННЯ З ВІЙСЬКОВОПОЛОНЕНИМИ']</text:p>
      <text:p text:style-name="P4">
类别: News</text:p>
      <!--METADATA-->
      <text:p text:style-name="P4">
<draw:frame draw:style-name="fr1" draw:name="Image2" text:anchor-type="as-char" svg:width="6.9236in" svg:height="5.1927in" draw:z-index="0">
<draw:image xlink:href="../Images/AРМІЯINFORM/2023-05-02T27-00-00-04-00/photo_2023-05-01_16-56-30.jpg" xlink:type="simple" xlink:show="embed" xlink:actuate="onLoad" draw:mime-type="image/jpeg"/>
</draw:frame>
协调总部会见了第36个单独的海洋步兵旅的管弦乐队的家属，以米哈伊尔·比利恩斯基(Mikhail Bilynsky)的名字命名。</text:p>
      <text:p text:style-name="P4">
协调总部，国家警察，乌克兰安全局的代表和Verkhovna权利委员会专员办公室回答了问题。</text:p>
      <text:p text:style-name="P4">
关于它<text:a xlink:type="simple" xlink:href="https://t.me/Koord_shtab/937" text:style-name="Internet_20_link" text:visited-style-name="Visited_20_Internet_20_Link">
报告</text:a>
与战俘问题协调总部。</text:p>
      <text:p text:style-name="P4">
“他们讨论了我们的捍卫者和捍卫者的健康状况。 没有适当的医疗服务，许多人被囚禁了一年多。 乌克兰正在竭尽所能将他们归还回家，并使侵略者国家保证必要的条件。 但不幸的是，这不仅取决于乌克兰，”演讲说。</text:p>
      <text:p text:style-name="P4">
值得注意的是，总部代表说，在与马里波利亚撤离期间，红十字会的国际委员会对我们的辩护人进行了调查，但俄罗斯尚未确认许多官员。 但是，对于ICRC国际社会来说，这是我们人民奴役和违反其释放协议的证据。</text:p>
      <text:p text:style-name="P4">
亲戚还对是否可以重新选择DNA感兴趣。</text:p>
      <ul>
        <li>
有时首先选择DNA。 但是这样的案件是孤立的，”警察代表。</li>
      </ul>
      <text:p text:style-name="P4">
此外，在维克霍夫纳人权局长办公室的代表中，他们正在命名如何在国际一级提高酷刑问题，以及将我们的囚犯留在俄罗斯的不当条件。</text:p>
      <text:p text:style-name="P4">
News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谴责哈尔基夫（Kharkiv），他赋予敌人空气防御</text:span>
</text:h>
      <text:p text:style-name="P4">
作者: ['АРМІЯINFORM']</text:p>
      <text:p text:style-name="P4">
时间: 2023-05-02T28:00:00-04:00</text:p>
      <text:p text:style-name="P4">
描述: 检察官是由法院，米斯·哈科夫（Mist Kharkov）的最高Saltyvskiy区提起的……一场...与乌克兰2022年的战争，与乌克兰的最新新闻，今天与乌克兰的新闻战争，今天与乌克兰2022年的新闻战争，乌克兰和俄罗斯和俄罗斯和俄罗斯与俄罗斯与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1_16-31-19.jpg" text:style-name="Internet_20_link" text:visited-style-name="Visited_20_Internet_20_Link">
photo_2023-05-01_16-31-19.jpg</text:a>
']</text:p>
      <text:p text:style-name="P4">
标签: ['STOPRUSSIA', 'АГРЕСІЯ РФ', 'ВТОРГНЕННЯ РФ', 'ОФІС ГЕНЕРАЛЬНОГО ПРОКУРОРА']</text:p>
      <text:p text:style-name="P4">
类别: News</text:p>
      <!--METADATA-->
      <text:p text:style-name="P4">
<draw:frame draw:style-name="fr1" draw:name="Image3" text:anchor-type="as-char" svg:width="6.9236in" svg:height="4.61393in" draw:z-index="0">
<draw:image xlink:href="../Images/AРМІЯINFORM/2023-05-02T28-00-00-04-00/photo_2023-05-01_16-31-19.jpg" xlink:type="simple" xlink:show="embed" xlink:actuate="onLoad" draw:mime-type="image/jpeg"/>
</draw:frame>
法庭上的检察官证明，哈尔基夫萨尔托夫区的居民是俄罗斯军方炮击最受影响的地区之一，纠正了敌人的火灾。</text:p>
      <text:p text:style-name="P4">
关于它<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报告</text:a>
检察长办公室。</text:p>
      <text:p text:style-name="P4">
“ 2022年6月，在一个社交网络中，一个人以自己的评论显示了AFU空军国防军在哈尔基夫的确切地位。 该男子出版了禁止信息后，俄罗斯军方将这些地点暴露了五次。 在听证会上，哈尔基夫居民解释说，他确实在社交网络上发表了评论，但不认识这一主要内容。 据称，以这种方式被定罪试图防止证据。”消息写道。</text:p>
      <text:p text:style-name="P4">
在检察官的支持下，哈尔基夫地区检察官办公室的检察官发现该人有罪(艺术的第2部分。 乌克兰刑法的114-2).</text:p>
      <text:p text:style-name="P4">
Його засуджено до 5 років позбавлення волі.</text:p>
      <text:p text:style-name="P4">
News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占用者抱怨单位中筹集强制筹款 - 古尔的拦截</text:span>
</text:h>
      <text:p text:style-name="P4">
作者: ['АРМІЯINFORM']</text:p>
      <text:p text:style-name="P4">
时间: 2023-05-02T29:00:00-04:00</text:p>
      <text:p text:style-name="P4">
描述: https://youtu.be/n0dupusjus vissikovy的俄罗斯联合会，在不必要的遗愿中漫游...与乌克兰2022年的战争，与乌克兰的最新新闻，与乌克兰的新闻，与乌克兰2022年的新闻战争，与乌克兰和俄罗斯的2022年与乌克兰战争，以及与俄罗斯和俄罗斯的战争他们说，乌克兰在2022年将在不久的将来与乌克兰战争，他们说，今天与乌克兰的战争，今天的乌克兰新闻，乌克兰新闻，乌克兰媒体在俄罗斯的乌克兰媒体</text:p>
      <text:p text:style-name="P4">
图片: []</text:p>
      <text:p text:style-name="P4">
标签: ['STOPRUSSIA', 'АГРЕСІЯ РФ', 'ВТОРГНЕННЯ РФ', 'ГУР ПЕРЕХОПЛЕННЯ']</text:p>
      <text:p text:style-name="P4">
类别: News</text:p>
      <!--METADATA-->
      <text:p text:style-name="P4">
军事俄罗斯联邦抱怨管理层的行为不令人满意，并从下属人员那里收集了资金，以进一步用于个人目的。</text:p>
      <text:p text:style-name="P4">
关于它<text:a xlink:type="simple" xlink:href="https://gur.gov.ua/content/snachala-po-5000-obshchaka-potom-zarplatu-podnialy-po-20000-obshchaka-chto-to-takoho-bl-d-mutyl-po-20-s-kazhdoho.html" text:style-name="Internet_20_link" text:visited-style-name="Visited_20_Internet_20_Link">
报告</text:a>
Gur Mou。</text:p>
      <text:p text:style-name="P4">
“首先，有5000个普通资金，然后以20,000个普通基金筹集了薪水，bl*d，谋杀，每一个。”  - 工资单。</text:p>
      <text:p text:style-name="P4">
News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白天使”提供了托恩斯基利曼社区额叶村庄的所有居民的面包</text:span>
</text:h>
      <text:p text:style-name="P4">
作者: ['АРМІЯINFORM']</text:p>
      <text:p text:style-name="P4">
时间: 2023-05-02T30:00:00-04:00</text:p>
      <text:p text:style-name="P4">
描述: Sklodnya Specialspage Politsis是Limanskoye的Prazuu，向人们交付给Trokh的人...与乌克兰2022年的战争，与乌克兰的最新新闻，今天与乌克兰的新闻战争，今天与乌克兰2022年的新闻战争，乌克兰和俄罗斯之间的战争是否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标签: ['STOPRUSSIA', 'АГРЕСІЯ РФ', 'ВТОРГНЕННЯ РФ', 'НАЦІОНАЛЬНА ПОЛІЦІЯ']</text:p>
      <text:p text:style-name="P4">
类别: News</text:p>
      <!--METADATA-->
      <text:p text:style-name="P4">
<draw:frame draw:style-name="fr1" draw:name="Image4" text:anchor-type="as-char" svg:width="6.9236in" svg:height="4.806132in" draw:z-index="0">
<draw:image xlink:href="../Images/AРМІЯINFORM/2023-05-02T30-00-00-04-00/photo_2023-05-01_16-47-14.jpg" xlink:type="simple" xlink:show="embed" xlink:actuate="onLoad" draw:mime-type="image/jpeg"/>
</draw:frame>
每天，一名朝着莱曼(Lyman)指导工作的警官向人们提供三吨人道主义援助。 每次飞行都是战斗，因为它是敌人在“白人天使”的汽车上猎杀的。</text:p>
      <text:p text:style-name="P4">
今天，托尔基有219人，其中6个人。 面对一天的炮击，居民的一切都是必要的。 最近的一个庇护所完全摧毁了私人房屋，但居民没有受伤 - 因为他们及时被撤离。</text:p>
      <text:p text:style-name="P4">
<text:a xlink:type="simple" xlink:href="https://armyinform.com.ua/wp-content/uploads/2023/05/photo_2023-05-01_16-47-15.jpg" text:style-name="Internet_20_link" text:visited-style-name="Visited_20_Internet_20_Link">
!(Images/AРМІЯINFORM/2023-05-02T30-00-00-04-00/photo_2023-05-01_16-47-15-150x150.jpg)</text:a>
</text:p>
      <text:p text:style-name="P4">
<text:a xlink:type="simple" xlink:href="https://armyinform.com.ua/wp-content/uploads/2023/05/photo_2023-05-01_16-47-16.jpg" text:style-name="Internet_20_link" text:visited-style-name="Visited_20_Internet_20_Link">
<draw:frame draw:style-name="fr1" draw:name="Image5" text:anchor-type="as-char" svg:width="6.9236in" svg:height="6.9236in" draw:z-index="0">
<draw:image xlink:href="../Images/AРМІЯINFORM/2023-05-02T30-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6" text:anchor-type="as-char" svg:width="6.9236in" svg:height="6.9236in" draw:z-index="0">
<draw:image xlink:href="../Images/AРМІЯINFORM/2023-05-02T30-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7" text:anchor-type="as-char" svg:width="6.9236in" svg:height="6.9236in" draw:z-index="0">
<draw:image xlink:href="../Images/AРМІЯINFORM/2023-05-02T30-00-00-04-00/photo_2023-05-01_16-47-18-150x150.jpg" xlink:type="simple" xlink:show="embed" xlink:actuate="onLoad" draw:mime-type="image/jpeg"/>
</draw:frame>
</text:a>
 - 到死了的家庭是最难的。 是的，在炮击中被杀死。 她的年迈母亲几乎看见，原来是在屋子里...我们邻居告知穷人，我们把孤独的地方带到了一个更安全的地方，她会小心”，”船员“白天使”。</text:p>
      <text:p text:style-name="P4">
<text:span text:style-name="T4">
资料来源：</text:span>
 <text:a xlink:type="simple" xlink:href="https://t.me/UA_National_Police/11363" text:style-name="Internet_20_link" text:visited-style-name="Visited_20_Internet_20_Link">
乌克兰国家警察</text:a>
</text:p>
      <text:p text:style-name="P4">
News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我们开发创新和网络安全：乌克兰和日本签署了合作备忘录</text:span>
</text:h>
      <text:p text:style-name="P4">
作者: ['АРМІЯINFORM']</text:p>
      <text:p text:style-name="P4">
时间: 2023-05-02T31:00:00-04:00</text:p>
      <text:p text:style-name="P4">
描述: 乌克兰人，日本人，他们在数字化转型技术领域就对Spiobitnitnitzer进行了回家。...与乌克兰2022年的战争，与乌克兰与乌克兰的最新新闻，今天与乌克兰2022年的新闻战争，今天将在乌克兰和俄罗斯和俄罗斯和俄罗斯和俄罗斯和俄罗斯和俄罗斯之间发动战争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4/yaponiya.jpg" text:style-name="Internet_20_link" text:visited-style-name="Visited_20_Internet_20_Link">
yaponiya.jpg</text:a>
']</text:p>
      <text:p text:style-name="P4">
标签: ['КІБЕРБЕЗПЕКА', 'МЕМОРАНДУМ ПРО СПІВПРАЦЮ', 'ЦИФРОВИЙ РОЗВИТОК', 'ЯПОНІЯ']</text:p>
      <text:p text:style-name="P4">
类别: News</text:p>
      <!--METADATA-->
      <text:p text:style-name="P4">
<draw:frame draw:style-name="fr1" draw:name="Image8" text:anchor-type="as-char" svg:width="6.9236in" svg:height="3.954686in" draw:z-index="0">
<draw:image xlink:href="../Images/AРМІЯINFORM/2023-05-02T31-00-00-04-00/yaponiya.jpg" xlink:type="simple" xlink:show="embed" xlink:actuate="onLoad" draw:mime-type="image/jpeg"/>
</draw:frame>
乌克兰和日本已经在数字化转型领域达成了合作。 乌克兰数字化转型部首次进入了日本数字化塔米尼斯特省的国家秘书处，这是演讲的三方备忘录。 这是国家之间强大的数字工作的开始。 关于它<text:a xlink:type="simple" xlink:href="https://www.rada.gov.ua/news/news_kom/235884.html" text:style-name="Internet_20_link" text:visited-style-name="Visited_20_Internet_20_Link">
报告</text:a>
乌克兰Verkhovna Rada的新闻服务。</text:p>
      <text:p text:style-name="P4">
该文件奠定了在网络防御领域的合作基础，创新的发展，并可以建立在电子治理和IT行业发展方面的经验交流。</text:p>
      <text:p text:style-name="P4">
备忘录的签名是在Viceremieria Innovation的在线会议上进行的，乌克兰乌克兰米哈伊尔·费多罗夫(Mikhail Mikhail Fedorov)的数字声明的教育，科学和技术规模的发展，国家秘密负责人。</text:p>
      <text:p text:style-name="P4">
日本是世界钦佩的创新国家。 现在，日本正在积极改变国家部门，那里有州注册，推出了我的号码卡 - 一种塑料芯片，可让您在接收州服务并在线缴纳税款时快速验证自己的个性。</text:p>
      <text:p text:style-name="P4">
作为备忘录的一部分，乌克兰将与日本同事分享如何实施数字变化并进行流程重新设计的经验。 就日本而言，日本将帮助乌克兰发展创新并增加网络防御。</text:p>
      <text:p text:style-name="P4">
日本 - 乌克兰的关系具有很大的潜力，我们国家之间数字范围的交换对双方都将有用。 感谢日本法规和数字化大臣塔罗牌·科诺(Tarot Kono)的强大伙伴关系和支持。</text:p>
      <text:p text:style-name="P4">
News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协调辩护囚犯的总部</text:span>
</text:h>
      <text:p text:style-name="P4">
作者: ['АРМІЯINFORM']</text:p>
      <text:p text:style-name="P4">
时间: 2023-05-02T32:00:00-04:00</text:p>
      <text:p text:style-name="P4">
描述: 在过去的Pastylikh过去，Robokhchi Zustych代表了协调的总部...与乌克兰2022年的战争，与乌克兰的战争是今天的最新消息，今天与乌克兰2022年的新闻战争，今天将在乌克兰和俄罗斯之间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标签: ['GLOBSEC', 'КООРДИНАЦІЙНИЙ ШТАБ З ПИТАНЬ ПОВОДЖЕННЯ З ВІЙСЬКОВОПОЛОНЕНИМИ']</text:p>
      <text:p text:style-name="P4">
类别: News</text:p>
      <!--METADATA-->
      <text:p text:style-name="P4">
<draw:frame draw:style-name="fr1" draw:name="Image9" text:anchor-type="as-char" svg:width="6.9236in" svg:height="5.1927in" draw:z-index="0">
<draw:image xlink:href="../Images/AРМІЯINFORM/2023-05-02T32-00-00-04-00/344724399_964895854530242_2104904536871258011_n.jpg" xlink:type="simple" xlink:show="embed" xlink:actuate="onLoad" draw:mime-type="image/jpeg"/>
</draw:frame>
上周末，举行了与Globsec协调员的代表的工作会议。 它是位于斯洛伐克布拉迪斯拉瓦(Bratislava)的非党派非政府组织。 主要事件之一是年度Bratratislav全球安全论坛(全球安全)，发生在2005年。 关于它<text:a xlink:type="simple" xlink:href="https://www.facebook.com/koordshtab/posts/pfbid04snikBee81sx1RK4UrQjg9xmcDd8hS6Y1VwpSzTEa5VeTFJFkbobDDn8bCLKNDKGl" text:style-name="Internet_20_link" text:visited-style-name="Visited_20_Internet_20_Link">
报告</text:a>
在战俘上协调总部。</text:p>
      <text:p text:style-name="P4">
全球代表团的参与者尤其是克罗地亚Kolina Grabar-Kitarovich的第四任总统，提出了一种方法，用于在战俘管理方面的工作。 西部地区协调中心在LVIV的工作也进行了翻新。</text:p>
      <text:p text:style-name="P4">
该中心是协调总部的四个区域分支机构之一，该分支机构将为家庭辩护人和捍卫者的法律，咨询，程序和心理援助提供信息，这些人和被困在特殊情况下被囚禁或消失的捍卫者。</text:p>
      <text:p text:style-name="P4">
作为访问的一部分，有一次监视了俄罗斯人的营地。</text:p>
      <text:p text:style-name="P4">
Globsec的使命证实了一个事实，即侵略者国家遵守国际人道主义法的要求。</text:p>
      <text:p text:style-name="P4">
协调和Globsec的代表已达成了与维护战俘权的命令的进一步密切合作，该囚犯由侵略者国家持有。</text:p>
      <text:p text:style-name="P4">
“我们将继续与国际组织的参与进行密切合作，以确保俄罗斯海报对国际人道主义法的要求满足，”  - 协调总部的代表尤里·塔兰索克(Yuri Taranyuk)表示。</text:p>
      <text:p text:style-name="P4">
除Kolina Grabar-Kitarovich外，这次旅行还由协调Igor Sibiga的代表和Kiev Office Globsec Globsec Yulia Osmolovskaya进行。</text:p>
      <text:p text:style-name="P4">
News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俄罗斯媒体的当天叙述：“我们的主要任务：击败所有敌人”</text:span>
</text:h>
      <text:p text:style-name="P4">
作者: ['АРМІЯINFORM']</text:p>
      <text:p text:style-name="P4">
时间: 2023-05-02T33:00:00-04:00</text:p>
      <text:p text:style-name="P4">
描述: 关于对手的谷物中心。 “塔基·奥斯特罗伊（Taki Ostss -osts -osts）想要……与乌克兰2022年的战争，与乌克兰的战争是今天的最新消息，今天与乌克兰2022年的战争是今天的最后一场，乌克兰和俄罗斯之间的战争是否会发生战争，何时战争，何时战争，这是一场战争他们说，随着乌克兰将在2022年，他们将在不久的将来与乌克兰战争，他们说，今天与乌克兰的战争，今天的乌克兰新闻，乌克兰新闻，乌克兰媒体在俄罗斯的乌克兰媒体</text:p>
      <text:p text:style-name="P4">
图片: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标签: ['STOPRUSSIA', 'АГРЕСІЯ РФ', 'ВІЙНА', 'ВТОРГНЕННЯ РФ', 'РОСІЙСЬКІ ФЕЙКИ', 'ЦЕНТР ПРОТИДІЇ ДЕЗІНФОРМАЦІЇ']</text:p>
      <text:p text:style-name="P4">
类别: News</text:p>
      <!--METADATA-->
      <text:p text:style-name="P4">
<draw:frame draw:style-name="fr1" draw:name="Image10" text:anchor-type="as-char" svg:width="6.9236in" svg:height="6.9236in" draw:z-index="0">
<draw:image xlink:href="../Images/AРМІЯINFORM/2023-05-02T33-00-00-04-00/344744725_891171878640389_4775936853541655306_n.jpg" xlink:type="simple" xlink:show="embed" xlink:actuate="onLoad" draw:mime-type="image/jpeg"/>
</draw:frame>
关于它<text:a xlink:type="simple" xlink:href="https://www.facebook.com/protydiyadezinformatsiyi.cpd/posts/pfbid05Whg8gkTuhu9hK5ALbCuLDJowSkrCdnZN87osqQTA7YynsXmnotUK8czg6PGA7Nyl" text:style-name="Internet_20_link" text:visited-style-name="Visited_20_Internet_20_Link">
报告</text:a>
打击错误信息中心。</text:p>
      <text:p text:style-name="P4">
“通过这种方式，俄罗斯的领导人希望证明与乌克兰塔纳格斯的战争是合理的，以恐吓我们的西方伙伴，他们帮助乌克兰聚集侵略者。 这样的陈述使俄罗斯的真实意图并没有掩盖其帝国的野心。 俄罗斯联邦的目的不是沃纳塔克继续在国际舞台上宣布的和平，而是尽可能多地夺取领土。”</text:p>
      <text:p text:style-name="P4">
还指出，俄罗斯联邦的“备用”总统表示，俄罗斯应该“归还其所有土地并永远保护其人民”。</text:p>
      <text:p text:style-name="P4">
News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乌克兰总统以个人勇气和奉献精神授予捍卫者</text:span>
</text:h>
      <text:p text:style-name="P4">
作者: ['АРМІЯINFORM']</text:p>
      <text:p text:style-name="P4">
时间: 2023-05-02T34: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标签: ['НАГОРОДЖЕННЯ', 'ПРЕЗИДЕНТ УКРАЇНИ']</text:p>
      <text:p text:style-name="P4">
类别: News</text:p>
      <!--METADATA-->
      <text:p text:style-name="P4">
<draw:frame draw:style-name="fr1" draw:name="Image11" text:anchor-type="as-char" svg:width="6.9236in" svg:height="4.613521in" draw:z-index="0">
<draw:image xlink:href="../Images/AРМІЯINFORM/2023-05-02T34-00-00-04-00/3213cb444a7b4dddfd13032ccfd9f959_1648215665_extra_large-1.jpeg" xlink:type="simple" xlink:show="embed" xlink:actuate="onLoad" draw:mime-type="image/jpeg"/>
</draw:frame>
说明性照片</text:p>
      <text:p text:style-name="P4">
<text:span text:style-name="T4">
乌克兰沃迪米尔·泽伦斯基总统指出了乌克兰捍卫者的州奖。</text:span>
</text:p>
      <text:p text:style-name="P4">
相关法令<text:a xlink:type="simple" xlink:href="https://www.president.gov.ua/documents/2562023-46649" text:style-name="Internet_20_link" text:visited-style-name="Visited_20_Internet_20_Link">
№256/2023</text:a>
，<text:a xlink:type="simple" xlink:href="https://www.president.gov.ua/documents/2572023-46653" text:style-name="Internet_20_link" text:visited-style-name="Visited_20_Internet_20_Link">
№257/2023</text:a>
和<text:a xlink:type="simple" xlink:href="https://www.president.gov.ua/documents/2582023-46657" text:style-name="Internet_20_link" text:visited-style-name="Visited_20_Internet_20_Link">
编号258/2023</text:a>
由国家元首出版。</text:p>
      <text:h text:style-name="P13" text:outline-level="4">
<text:span text:style-name="T4">
<text:span text:style-name="T4">
总统法令号256/2023 </text:span>
</text:span>
</text:h>
      <text:p text:style-name="P4">
<text:span text:style-name="T4">
授予Bohdan Khmelnitsky II学位的命令</text:span>
</text:p>
      <text:p text:style-name="P4">
Levchenko Sergey Vladimirovich-上尉</text:p>
      <text:p text:style-name="P4">
伊万·尼夫梅尔兹基(Ivan Nevmerzhitsky) - 队长</text:p>
      <text:p text:style-name="P4">
<text:span text:style-name="T4">
授予Bohdan Khmelnitsky III学位的命令</text:span>
</text:p>
      <text:p text:style-name="P4">
Batyashov Sergey Alexandrovich(死后) - 中尉</text:p>
      <text:p text:style-name="P4">
Dmitry Dmitry Feliksovich-初级中尉</text:p>
      <text:p text:style-name="P4">
Matviychuk Sergey Petrovich(死后) - 高级中尉</text:p>
      <text:p text:style-name="P4">
弗拉基米尔·特鲁索娃(Vladimir Trusova)(死后)- 主要的</text:p>
      <text:p text:style-name="P4">
Yuri Vitaliyevich Tsybulka(死后) - 队长</text:p>
      <text:p text:style-name="P4">
<text:span text:style-name="T4">
授予II学位的勇气命令</text:span>
</text:p>
      <text:p text:style-name="P4">
Vitaliy Nikolaevich Balakhchi(死后) - 中士</text:p>
      <text:p text:style-name="P4">
Koltsova Valery Gennadyevich-上校</text:p>
      <text:p text:style-name="P4">
Laba Nazar Zenovich(死后) - 中士</text:p>
      <text:p text:style-name="P4">
Nikolina Mikhail Miroslavovich(死后) - 高级中尉</text:p>
      <text:p text:style-name="P4">
<text:span text:style-name="T4">
授予三级勇气的勇气</text:span>
</text:p>
      <text:p text:style-name="P4">
Apostolov Oksana Vladimirovna(死后) - 中士</text:p>
      <text:p text:style-name="P4">
伊戈尔·雅罗斯拉夫维奇泥(死后) - 中士</text:p>
      <text:p text:style-name="P4">
Bazier Vladimir Viktorovich(死后) - 士兵</text:p>
      <text:p text:style-name="P4">
Baldachevsky Igor Viktorovich(死后) - 士兵</text:p>
      <text:p text:style-name="P4">
Branika Fedor Pavlovich(死后) - 士兵</text:p>
      <text:p text:style-name="P4">
Bespalka Dmitry Alekseevich(死后) - 高级中士</text:p>
      <text:p text:style-name="P4">
Bilyk Sergiy Anatoliyovych(死后) - 士兵</text:p>
      <text:p text:style-name="P4">
Belousov Sergey Alexandrovich(死后) - 士兵</text:p>
      <text:p text:style-name="P4">
Bogachov Maxim Sergeyevich(死后) - 高级士兵</text:p>
      <text:p text:style-name="P4">
Arthur Vladimirovich(死后) - 士兵</text:p>
      <text:p text:style-name="P4">
Boyko Maxim Nikolaevich(死后) - 士兵</text:p>
      <text:p text:style-name="P4">
Andriy Bondarenko(死后) - 士兵</text:p>
      <text:p text:style-name="P4">
Borukh Sergei Viktorovich(死后) - 士兵</text:p>
      <text:p text:style-name="P4">
Bulgakov Yuri Vladimirovich(死后) - 初中中士</text:p>
      <text:p text:style-name="P4">
Gleb的Voivotka(死后) - 士兵</text:p>
      <text:p text:style-name="P4">
Oleksandr Gennadyevich复活(死后) - 高级士兵</text:p>
      <text:p text:style-name="P4">
Gaidasha Vladimir Valeryevich(死后) - 士兵</text:p>
      <text:p text:style-name="P4">
Garkavi Igor Grigorovich(死后) - 少尉</text:p>
      <text:p text:style-name="P4">
Gaya Danylo Alekseevich(死后) - 士兵</text:p>
      <text:p text:style-name="P4">
Eugene Vladimirovich(死后) - 士兵</text:p>
      <text:p text:style-name="P4">
Vasyl Zinovievich Glavsky(死后) - 士兵Anatoly Alexandrovich Gutsalyuk(死后) - 士兵</text:p>
      <text:p text:style-name="P4">
Davidenko Sergey Vladimirovich(死后) - 士兵</text:p>
      <text:p text:style-name="P4">
Dvorsky Vitaliy Pavlovich(死后) - 士兵</text:p>
      <text:p text:style-name="P4">
Denysenko Ruslan Nikolaevich(死后) - 高级士兵</text:p>
      <text:p text:style-name="P4">
Donenko Igor Anatolyevich(死后) - 士兵</text:p>
      <text:p text:style-name="P4">
Oleg Yurievich Dubitsky(死后) - 士兵</text:p>
      <text:p text:style-name="P4">
Yevgeny Ruslanovich Efanov(死后) - 士兵</text:p>
      <text:p text:style-name="P4">
Oleksandr Ivanovich Zharikov(死后) - 士兵</text:p>
      <text:p text:style-name="P4">
Hare Sergei Nikolaevich(死后) - 高级中士</text:p>
      <text:p text:style-name="P4">
Pastavsky Sergey Alexandrovich(死后) - 初中中士</text:p>
      <text:p text:style-name="P4">
Zakharova Oleg Konstantinovich(死后) - 士兵</text:p>
      <text:p text:style-name="P4">
Zapapin Dmitry Alexandrovich(死后) - 中尉</text:p>
      <text:p text:style-name="P4">
Alexei Karliychuk(死后) - 高级士兵</text:p>
      <text:p text:style-name="P4">
Konstantin Pavlovich(死后) - 高级中尉</text:p>
      <text:p text:style-name="P4">
Vasyl Vasilyevich香肠(死后) - 士兵</text:p>
      <text:p text:style-name="P4">
Konopad Oleg Igorovich(死后) - 高级士兵</text:p>
      <text:p text:style-name="P4">
Korolchuk Vladimir Ivanovich(死后) - 士兵</text:p>
      <text:p text:style-name="P4">
Kuzmenko Denis Pavlovich(死后) - 士兵</text:p>
      <text:p text:style-name="P4">
Kuzminchuk Alexander Nikolaevich(死后) - 士兵</text:p>
      <text:p text:style-name="P4">
Kurilyak Vitaliy Viktorovich(死后) - 酋长</text:p>
      <text:p text:style-name="P4">
Kukhartz Andrei Sergiyovych(死后) - 高级士兵</text:p>
      <text:p text:style-name="P4">
Kutsenko Sergey Viktorovich(死后) - 高级中士</text:p>
      <text:p text:style-name="P4">
Lada Igor Vasilyevich(死后) - 士兵</text:p>
      <text:p text:style-name="P4">
Levchuk Valery Viktorovich(死后) - 高级中士</text:p>
      <text:p text:style-name="P4">
Liskova Ruslana Nikolaevich(死后) - 高级士兵</text:p>
      <text:p text:style-name="P4">
亚历山大·露西卡(Alexander Lucika)(死后) - 中士</text:p>
      <text:p text:style-name="P4">
Makarchuk Sergey Petrovich(死后) - 士兵</text:p>
      <text:p text:style-name="P4">
Malik Yuri Alekseevich(死后) - 士兵</text:p>
      <text:p text:style-name="P4">
Vasyl vasyl Malitsky(死后) - 初中中士</text:p>
      <text:p text:style-name="P4">
Malinochka Igor Alexandrovich(死后) - 士兵</text:p>
      <text:p text:style-name="P4">
Yuri Melnychuk(死后) - 士兵</text:p>
      <text:p text:style-name="P4">
Mikitina Bohdan Vyacheslavovich(死后) - 士兵</text:p>
      <text:p text:style-name="P4">
弗罗斯特·塞吉·尤里维奇(死后) - 高级士兵</text:p>
      <text:p text:style-name="P4">
尼古拉斯尼古拉·维克托维奇(死后) - 中士</text:p>
      <text:p text:style-name="P4">
Nechaya Nikolai Anatolyevich(死后) - 高级中尉</text:p>
      <text:p text:style-name="P4">
亚历山大·A·诺兹德拉(Alexander A. Nozdra)(死后) - 士兵</text:p>
      <text:p text:style-name="P4">
Olyanetsky Vladimir Yevgenovich(死后) - 士兵</text:p>
      <text:p text:style-name="P4">
Pleshchak Dmitry Vladimirovich(死后) - 士兵</text:p>
      <text:p text:style-name="P4">
Petika Vladimir Nikolaevich(死后) - 队长</text:p>
      <text:p text:style-name="P4">
彼得罗夫·亚历克西·瓦莱里维奇(死后) - 士兵</text:p>
      <text:p text:style-name="P4">
亚历山大·皮瓦瓦罗夫(Alexander Pivovarov)(死后) - 高级士兵</text:p>
      <text:p text:style-name="P4">
塔拉斯·鲍格达诺维奇·皮库利克(Taras Bogdanovich Pikulik)(死后) - 士兵</text:p>
      <text:p text:style-name="P4">
Ponomar Arthur Vladimirovich(死后) - 医疗服务队长</text:p>
      <text:p text:style-name="P4">
Pustovoy Victor Anatolyevich(死后) - 高级中士Ratnichenko Vladislav Viktorovich(死后) - 高级士兵</text:p>
      <text:p text:style-name="P4">
Rybitsky Mikhail Valeryevich(死后) - 中士</text:p>
      <text:p text:style-name="P4">
Yuri Romanchuk(死后) - 士兵</text:p>
      <text:p text:style-name="P4">
Safronov Mikhail Leonidovich(死后) - 士兵</text:p>
      <text:p text:style-name="P4">
Valentina Nikolaevich Svitlitsky(死后) - 中士</text:p>
      <text:p text:style-name="P4">
Simonov Alexei Vladimirovich(死后) - 士兵</text:p>
      <text:p text:style-name="P4">
Slugotsky Alexander Bogdanovich(死后) - 队长</text:p>
      <text:p text:style-name="P4">
Smirnova Denis Vladimirovich(死后) - 士兵</text:p>
      <text:p text:style-name="P4">
Smolychuk Viktor Petrovich(死后) - 士兵</text:p>
      <text:p text:style-name="P4">
Stelmakh Dmitry Nikolaevich(死后) - 初中中士</text:p>
      <text:p text:style-name="P4">
亚历山大·史蒂芬科(Alexander Steshenko)(死后) - 士兵</text:p>
      <text:p text:style-name="P4">
Tarasik Konstantin Yevgenovich(死后) - 士兵</text:p>
      <text:p text:style-name="P4">
Tarasyuk Alexander Ivanovich(死后) - 初中中士</text:p>
      <text:p text:style-name="P4">
Teplinsky Artem Vladimirovich(死后) - 士兵</text:p>
      <text:p text:style-name="P4">
Dmitry Nikolaevich(死后) - 高级中尉</text:p>
      <text:p text:style-name="P4">
Timchuk Dmitry Anatoliyovych(死后) - 士兵</text:p>
      <text:p text:style-name="P4">
Tychkivsky Ivan Lyubomirovich(死后) - 士兵</text:p>
      <text:p text:style-name="P4">
Yaroslav Igorovich Turner(死后) - 高级士兵</text:p>
      <text:p text:style-name="P4">
Triegub Vladimir Ivanovich(死后) - 长者</text:p>
      <text:p text:style-name="P4">
伊万·伊万诺维奇(Ivan Ivanovich)(死后) - 士兵</text:p>
      <text:p text:style-name="P4">
亚历山大·克拉斯丘克(Alexander Kraschuk)(死后) - 高级士兵</text:p>
      <text:p text:style-name="P4">
Udoda Sergey Konstantinovich(死后) - 士兵</text:p>
      <text:p text:style-name="P4">
费丁·亚历山大·尤里维奇(Fedin Alexander Yurievich)(死后) - 士兵</text:p>
      <text:p text:style-name="P4">
Dmitry Haydukova(死后) - 士兵</text:p>
      <text:p text:style-name="P4">
Cherkashina Mikhail(死后) - 士兵</text:p>
      <text:p text:style-name="P4">
Chernyakhivsky Vadim Alexandrovich(死后) - 中尉</text:p>
      <text:p text:style-name="P4">
Sheludka Vitaliy Anatolyevich(死后) - 士兵</text:p>
      <text:p text:style-name="P4">
Shinkaruk Vitaliy Yurievich(死后) - 高级士兵</text:p>
      <text:p text:style-name="P4">
Shulyak Sergey Nikolaevich(死后) - 士兵</text:p>
      <text:p text:style-name="P4">
Taras Mikhailovich(死后) - 士兵</text:p>
      <text:p text:style-name="P4">
Yaremchuk Nazarii Igorovich(死后) - 士兵</text:p>
      <text:p text:style-name="P4">
<text:span text:style-name="T4">
授予乌克兰军事服役奖章</text:span>
</text:p>
      <text:p text:style-name="P4">
Androshchuk Oleg Alexandrovich(死后) - 初中中士</text:p>
      <text:p text:style-name="P4">
Mizina Vladislav Sergeyevich-上尉</text:p>
      <text:p text:style-name="P4">
MOMOTKA MIKHAIL VLADIMIROVICH(死后) - 士兵</text:p>
      <text:p text:style-name="P4">
Pylypenko Alexei Nikolaevich-第1条的文章</text:p>
      <text:p text:style-name="P4">
Smagina Yevgeny Nikolaevich-首席长者</text:p>
      <text:p text:style-name="P4">
Eugene Anatolyevich Uzhbid-初中中士</text:p>
      <text:p text:style-name="P4">
Fokina Dmitry Sergeyevich-水手</text:p>
      <text:p text:style-name="P4">
<text:span text:style-name="T4">
奖励奖牌“祖国的捍卫者” </text:span>
</text:p>
      <text:p text:style-name="P4">
Babich Yaroslav Nikolaevich-中尉</text:p>
      <text:p text:style-name="P4">
Bagmut Nicholas Valeryevich-士兵</text:p>
      <text:p text:style-name="P4">
Sergei Vladimirovich-水手</text:p>
      <text:p text:style-name="P4">
Gudza Roman Valeryevich-士兵</text:p>
      <text:p text:style-name="P4">
Artem Vladimirovich Dudka-高级士兵</text:p>
      <text:p text:style-name="P4">
Dyachenko Nikolai Anatolyevich-士兵</text:p>
      <text:p text:style-name="P4">
Eustafiev Maxim Vitaliyovich-士兵Krugovo Vladimir Nikolaevich-士兵</text:p>
      <text:p text:style-name="P4">
Linnik Valentin Vladimirovich-士兵</text:p>
      <text:p text:style-name="P4">
Lalina Nikolai Vasilyevich-士兵</text:p>
      <text:p text:style-name="P4">
Mazurenko Vladimir Konstantinovich-中士</text:p>
      <text:p text:style-name="P4">
Maksymchuk Oleg Agafonovich-高级士兵</text:p>
      <text:p text:style-name="P4">
Maximyuk Dmitry Ivanovich-高级士兵</text:p>
      <text:p text:style-name="P4">
Machanadze Alexei Borisovich-初中中士</text:p>
      <text:p text:style-name="P4">
Nikitich Ivan Ivanovich-士兵</text:p>
      <text:p text:style-name="P4">
亚历山大·米尼夫(Alexander Mineev) - 士兵</text:p>
      <text:p text:style-name="P4">
Nesina Maxim Vyacheslavovich-士兵</text:p>
      <text:p text:style-name="P4">
奥尔格·弗拉基米洛维奇(Oleg Vladimirovich)，高级士兵</text:p>
      <text:p text:style-name="P4">
Prikhodko Vladimir Valeryevich-医疗服务队长</text:p>
      <text:p text:style-name="P4">
Vsevolod Viktorovich-高级士兵</text:p>
      <text:p text:style-name="P4">
Samokhin Viktor Gennadyevich-队长2等级</text:p>
      <text:p text:style-name="P4">
Semka Timothy Viktorovich(死后) - 初中中士</text:p>
      <text:p text:style-name="P4">
Turlai Nikolai Romanovich-水手</text:p>
      <text:p text:style-name="P4">
德米特里·彼得罗维奇(Dmitry Petrovich)的技巧 - 士兵</text:p>
      <text:p text:style-name="P4">
<text:span text:style-name="T4">
奖励挽救生命的奖牌</text:span>
</text:p>
      <text:p text:style-name="P4">
亚历山大·亚历山德罗维奇(Alexander Alexandrovich)-Oleksandrovych-庆祝2条第2篇文章</text:p>
      <text:p text:style-name="P4">
Loboda Sergey Vladimirovich总部</text:p>
      <text:p text:style-name="P4">
Bohdan Vasilyevich-乌克兰武装部队的雇员</text:p>
      <text:p text:style-name="P4">
Startarenko anastasia Yakivna-文章第2条</text:p>
      <text:p text:style-name="P4">
Karina Shamanskaya Yaroslavovna-条款第2条的主管。</text:p>
      <text:h text:style-name="P13" text:outline-level="4">
<text:span text:style-name="T4">
<text:span text:style-name="T4">
总统法令第257/2023号</text:span>
</text:span>
</text:h>
      <text:p text:style-name="P4">
<text:span text:style-name="T4">
授予Bohdan Khmelnitsky II学位的命令</text:span>
</text:p>
      <text:p text:style-name="P4">
Bilasha Alexander Sergeyevich-上校</text:p>
      <text:p text:style-name="P4">
Ogarenko Sergey Ivanovich-上校</text:p>
      <text:p text:style-name="P4">
<text:span text:style-name="T4">
授予Bohdan Khmelnitsky III学位的命令</text:span>
</text:p>
      <text:p text:style-name="P4">
Alexei Yurievich Vyunyun-中尉</text:p>
      <text:p text:style-name="P4">
伊万·雅罗斯拉夫维奇(Ivan Yaroslavovich Gazuk)(死后) - 初中中士</text:p>
      <text:p text:style-name="P4">
Victor Mikhailovich-上校</text:p>
      <text:p text:style-name="P4">
Mashlevsky Sergey Ivanovich-上尉</text:p>
      <text:p text:style-name="P4">
浇水安德里·瓦西利维奇(Andriy Vasilyevich) - 上校</text:p>
      <text:p text:style-name="P4">
安德里·特卡库克(Andriy Tkachuk)(死后) - 队长</text:p>
      <text:p text:style-name="P4">
纳扎尔·弗拉基米罗维奇(Nazar Vladimirovich Pharbus) - 中尉</text:p>
      <text:p text:style-name="P4">
Shevchenko Taras Alexandrovich-中尉</text:p>
      <text:p text:style-name="P4">
<text:span text:style-name="T4">
授予II学位的勇气命令</text:span>
</text:p>
      <text:p text:style-name="P4">
Vasily的Gushchina-士兵</text:p>
      <text:p text:style-name="P4">
Martyniuk Anatoly Mikhailovich(死后) - 士兵</text:p>
      <text:p text:style-name="P4">
Vladimir Sirotyuk(死后) - 高级士兵</text:p>
      <text:p text:style-name="P4">
清晰的Yevgeny Yosypovych-初中中士</text:p>
      <text:p text:style-name="P4">
<text:span text:style-name="T4">
授予三级勇气的勇气</text:span>
</text:p>
      <text:p text:style-name="P4">
Arsenik Vasily Nikolaevich(死后) - 士兵</text:p>
      <text:p text:style-name="P4">
玛丽安·瓦西利耶维奇(Maryan Vasilyevich)(死后) - 高级士兵</text:p>
      <text:p text:style-name="P4">
Bichur Roman Nikolaevich(死后) - 士兵</text:p>
      <text:p text:style-name="P4">
Andrei Vladimirovich(死后) - 高级水手</text:p>
      <text:p text:style-name="P4">
邦达·尼古拉·弗拉基米罗维奇(死后) - 士兵</text:p>
      <text:p text:style-name="P4">
Oleksandr Sergeyevich的浮标</text:p>
      <text:p text:style-name="P4">
Sergey Andreevich Velikopolsky(死后) - 士兵</text:p>
      <text:p text:style-name="P4">
燕麦Sergei Ivanovich(死后) - 初中中士Vorobya Yaroslav Nikolaevich(死后) - 高级士兵</text:p>
      <text:p text:style-name="P4">
Voronyuk Vladislav Vasilyevich(死后) - 高级士兵</text:p>
      <text:p text:style-name="P4">
亚历山大·加拉德丘克(Alexander Garadchuk)(死后) - 高级中士</text:p>
      <text:p text:style-name="P4">
Glynyuk Andriy Alekseevich(死后) - 士兵</text:p>
      <text:p text:style-name="P4">
Gordeev Alexei Alexandrovich-士兵</text:p>
      <text:p text:style-name="P4">
弗拉基米尔·达什丘克(Vladimir Dashchuk)(死后) - 士兵</text:p>
      <text:p text:style-name="P4">
Didik Vitaliy Nikolaevich(死后) - 士兵</text:p>
      <text:p text:style-name="P4">
Dmitrash Vladimir Romanovich(死后) - 士兵</text:p>
      <text:p text:style-name="P4">
Dudyuk Vladimir Nikolaevich(死后) - 高级中士</text:p>
      <text:p text:style-name="P4">
Efimova Alexander Viktorovich(死后) - 士兵</text:p>
      <text:p text:style-name="P4">
Vladimir Zolondyevsky(死后) - 高级士兵</text:p>
      <text:p text:style-name="P4">
Zakharchuk Viktor Vasilyevich(死后) - 初中中士</text:p>
      <text:p text:style-name="P4">
Zimina Yuri Vladimirovich-中士</text:p>
      <text:p text:style-name="P4">
Kaleniuk Alexander Vasilyevich-士兵</text:p>
      <text:p text:style-name="P4">
Karpyuk Pavel Alexandrovich(死后) - 高级士兵</text:p>
      <text:p text:style-name="P4">
Kashub Yaroslav Ivanovich(死后) - 高级中士</text:p>
      <text:p text:style-name="P4">
Volodymyr Kovalenko(死后) - 高级士兵</text:p>
      <text:p text:style-name="P4">
KOVAL VITALIY VLADIMIROVICH(死后) - 士兵</text:p>
      <text:p text:style-name="P4">
亚历山大·科瓦克(Alexander Kovalchuk)(死后) - 高级士兵</text:p>
      <text:p text:style-name="P4">
Oleksandr Yurievich的套管(死后) - 初级中尉</text:p>
      <text:p text:style-name="P4">
Komarov Yaroslav Alexandrovich(死后) - 士兵</text:p>
      <text:p text:style-name="P4">
Anatoliy Nikolaevich的圆锥形(死后) - 士兵</text:p>
      <text:p text:style-name="P4">
Kosova Dmitra Mikhailovich(死后) - 士兵</text:p>
      <text:p text:style-name="P4">
Kostyuk Mikhail Musievich(死后) - 士兵</text:p>
      <text:p text:style-name="P4">
Koshar Valery Vitaliyevich(死后) - 士兵</text:p>
      <text:p text:style-name="P4">
亚历山大·库扎克(Alexander Kuzak)(死后) - 士兵</text:p>
      <text:p text:style-name="P4">
Andriy Kurpachenko(死后) - 士兵</text:p>
      <text:p text:style-name="P4">
Labunsky Denis Bogdanovich(死后) - 中士</text:p>
      <text:p text:style-name="P4">
Lazarets Vitaliy Alexandrovich(死后) - 酋长</text:p>
      <text:p text:style-name="P4">
Mikhail Ivanovich Lazutsky(死后) - 士兵</text:p>
      <text:p text:style-name="P4">
拉普丘克·亚历山大·斯蒂芬诺维奇(死后) - 中士</text:p>
      <text:p text:style-name="P4">
Vadim Lysenkova(死后) - 初中中士</text:p>
      <text:p text:style-name="P4">
Litvinets Nikolai Nikolaevich(死后) - 中士</text:p>
      <text:p text:style-name="P4">
马克卢克·瓦伦丁·彼得罗维奇(死后) - 士兵</text:p>
      <text:p text:style-name="P4">
Matsyuk Vitaliy Nikolaevich(死后) - 士兵</text:p>
      <text:p text:style-name="P4">
Mityaikina Alexei Andreevich(死后) - 高级士兵</text:p>
      <text:p text:style-name="P4">
Omelyanchuk Vladimir Leonidovich(死后) - 士兵</text:p>
      <text:p text:style-name="P4">
Osadchuk Peter Petrovich(死后) - 初中中士</text:p>
      <text:p text:style-name="P4">
奥索夫斯基伊万·尼古拉维奇 - 初中中士</text:p>
      <text:p text:style-name="P4">
Pylypchuk Peter Vyacheslavovich(死后) - 士兵</text:p>
      <text:p text:style-name="P4">
Pivarchuk Taras Andreevich(死后) - 士兵</text:p>
      <text:p text:style-name="P4">
Miroslav Polishchuk(死后) - 士兵</text:p>
      <text:p text:style-name="P4">
Prishchepov Roman Mikhailovich-高级中尉</text:p>
      <text:p text:style-name="P4">
Prokopchuk Rostislav Igorovich(死后) - 士兵Rybchuk Stanislav Yaroslavovich(死后) - 高级士兵</text:p>
      <text:p text:style-name="P4">
Alexei Viktorovich移动 - 士兵</text:p>
      <text:p text:style-name="P4">
Vasily Ivanovich Ryasik-上校</text:p>
      <text:p text:style-name="P4">
Vitaliy Fedorovich Samoshina-士兵</text:p>
      <text:p text:style-name="P4">
Valery Valery(死后) - 高级士兵</text:p>
      <text:p text:style-name="P4">
Maryana Igorovich Serdyuk(死后) - 士兵</text:p>
      <text:p text:style-name="P4">
Stlyuk Mikhail Vladimirovich(死后) - 初中中士</text:p>
      <text:p text:style-name="P4">
Denis Viktorovich的烘干机(死后) - 士兵</text:p>
      <text:p text:style-name="P4">
Tarasyuk Alexander Vasilyevich(死后) - 初中中士</text:p>
      <text:p text:style-name="P4">
Tishka Andrei Vitaliyevich(死后) - 高级士兵</text:p>
      <text:p text:style-name="P4">
Fedyuk Valery Yevgenovich(死后) - 士兵</text:p>
      <text:p text:style-name="P4">
Formanyuk Vitaliy Alexandrovich(死后)-Headquarters</text:p>
      <text:p text:style-name="P4">
Kharchuk Roman Nikolaevich(死后) - 士兵</text:p>
      <text:p text:style-name="P4">
弗拉基米尔·伊万诺维奇(Vladimir Ivanovich)的tsvid(死后) - 初中中士</text:p>
      <text:p text:style-name="P4">
亚历山大·伊万诺维奇的查克(死后) - 士兵</text:p>
      <text:p text:style-name="P4">
Chernetsky Vitaliy Vladimirovich(死后) - 高级士兵</text:p>
      <text:p text:style-name="P4">
Churak Peter Pavlovich-高级士兵</text:p>
      <text:p text:style-name="P4">
Shelchuk Sergey Yosypovych(死后) - 士兵</text:p>
      <text:p text:style-name="P4">
伊万的锥(死后) - 高级士兵</text:p>
      <text:p text:style-name="P4">
Valentina Ivanovich Shuma(死后) - 高级中士</text:p>
      <text:p text:style-name="P4">
Yurchuk Roman Vitaliyevich(死后) - 士兵</text:p>
      <text:p text:style-name="P4">
Yarmolyuk Sergey Vasilyevich(死后) - 士兵</text:p>
      <text:p text:style-name="P4">
<text:span text:style-name="T4">
授予乌克兰军事服役奖章</text:span>
</text:p>
      <text:p text:style-name="P4">
Vavrashkova Vitaliy Vasilyevich-士兵</text:p>
      <text:p text:style-name="P4">
Nikita Grodankina-高级士兵</text:p>
      <text:p text:style-name="P4">
Ilyina Yuri Stepanovich-士兵</text:p>
      <text:p text:style-name="P4">
Iolkin Arthur Sergeyevich-士兵</text:p>
      <text:p text:style-name="P4">
Livshun Ilya Alexandrovich-士兵</text:p>
      <text:p text:style-name="P4">
Tatiana Pavlovskaya-士兵</text:p>
      <text:p text:style-name="P4">
Romanov Vladimir Alexandrovich-高级士兵</text:p>
      <text:p text:style-name="P4">
Yuri Leonidovich Savchenko-高级士兵</text:p>
      <text:p text:style-name="P4">
Salnikov Alexei Yurievich-士兵</text:p>
      <text:p text:style-name="P4">
Vladislav Mikhailovich Shpanyuk-高级士兵</text:p>
      <text:p text:style-name="P4">
Yarmak Vyacheslav Vladimirovich-高级士兵</text:p>
      <text:p text:style-name="P4">
<text:span text:style-name="T4">
奖励奖牌“祖国的捍卫者” </text:span>
</text:p>
      <text:p text:style-name="P4">
亚历山大·伊万诺维奇·布拉兹维斯基 - 高级士兵</text:p>
      <text:p text:style-name="P4">
Goldun Victor Valeryevich-士兵</text:p>
      <text:p text:style-name="P4">
达达亚娜·戴维·瓦莱里维奇(Davadayana David Valeryevich) - 初中中士</text:p>
      <text:p text:style-name="P4">
Dovgaluk Igor Viktorovich-士兵</text:p>
      <text:p text:style-name="P4">
Dovzhenko Ruslan Svyatoslavovich-士兵</text:p>
      <text:p text:style-name="P4">
Ishchenko Sergiy Alexandrovich-初中</text:p>
      <text:p text:style-name="P4">
音乐Anatoly Viktorovich-士兵</text:p>
      <text:p text:style-name="P4">
Nikitchenko Igor Nikolaevich-高级士兵</text:p>
      <text:p text:style-name="P4">
Pavelka Vasily Vladimirovich-高级士兵</text:p>
      <text:p text:style-name="P4">
Potapova精液Yurievich-高级士兵</text:p>
      <text:p text:style-name="P4">
Stepaniuk Vladislav Igorovich-士兵。</text:p>
      <text:h text:style-name="P13" text:outline-level="4">
<text:span text:style-name="T4">
<text:span text:style-name="T4">
总统法令号258/2023 </text:span>
</text:span>
</text:h>
      <text:p text:style-name="P4">
Baiderman Oleg Stanislavovich-中尉</text:p>
      <text:p text:style-name="P4">
Borisenkov Viktor Alexandrovich(死后) - 高级士兵亚历山大·朱克(Alexander Zhuk)(死后) - 高级士兵</text:p>
      <text:p text:style-name="P4">
Yuri Petrovich Kovalenko(死后) - 士兵</text:p>
      <text:p text:style-name="P4">
Pashchuk Dmitry Dmitrovich(死后) - 高级水手</text:p>
      <text:p text:style-name="P4">
Perinsky Dmitry Alexandrovich(死后) - 初中中士</text:p>
      <text:p text:style-name="P4">
Petrik Sergey Sergeyevich(死后) - 高级水手</text:p>
      <text:p text:style-name="P4">
罗斯布雷德·瓦西里维奇(Rosbred Vasilyevich)(死后) - 中尉</text:p>
      <text:p text:style-name="P4">
Storozhuk Bohdan Alexandrovich(死后) - 士兵</text:p>
      <text:p text:style-name="P4">
Chigira Roman Mikhailovich(死后) - 高级水手</text:p>
      <text:p text:style-name="P4">
Mykola Sergeyevich Shkrat(死后) -  2篇文章的中士</text:p>
      <text:p text:style-name="P4">
Yushchenko Kateryna Yurievna(死后) - 高级士兵</text:p>
      <text:p text:style-name="P4">
亚历山大·Yashchenko(Alexander Yashchenko) - 专业</text:p>
      <text:p text:style-name="P4">
<text:span text:style-name="T4">
授予Danylo Halytsky的命令</text:span>
</text:p>
      <text:p text:style-name="P4">
亚历山大·维塔利耶维奇(Alexander Vitaliyevich) - 专业</text:p>
      <text:p text:style-name="P4">
Nikolaev Dmitry Viktorovich-上校</text:p>
      <text:p text:style-name="P4">
<text:span text:style-name="T4">
授予乌克兰军事服役奖章</text:span>
</text:p>
      <text:p text:style-name="P4">
Golubova Sergey Olegovich-高级中尉</text:p>
      <text:p text:style-name="P4">
Vyacheslav Alexandrovich-高级士兵</text:p>
      <text:p text:style-name="P4">
Lyubkin Igor Leonidovich-中尉</text:p>
      <text:p text:style-name="P4">
Oliynyk Dmitry Alexandrovich-中士</text:p>
      <text:p text:style-name="P4">
Andrei Dmitrovich Semanyuk-中士</text:p>
      <text:p text:style-name="P4">
Soliankina Mykola Alexandrovich-上尉</text:p>
      <text:p text:style-name="P4">
Shevchuk Vasily Vasilyevich-高级士兵</text:p>
      <text:p text:style-name="P4">
<text:span text:style-name="T4">
奖励奖牌“祖国的捍卫者” </text:span>
</text:p>
      <text:p text:style-name="P4">
尼古拉斯·维莱科茨基(Nicholas Velekotsky) - 高级中尉</text:p>
      <text:p text:style-name="P4">
Danka Andrei Lyubomirovich-高级士兵</text:p>
      <text:p text:style-name="P4">
野兔Vadim Alexandrovich-队长</text:p>
      <text:p text:style-name="P4">
Alexei Kosenko-高级中尉</text:p>
      <text:p text:style-name="P4">
许多Ruslan Stanislavovich-专业</text:p>
      <text:p text:style-name="P4">
Popovich Sergey Mikhailovich-高级中尉</text:p>
      <text:p text:style-name="P4">
弗拉基米尔·米罗维奇(Vladimir Mironovich)的仆人是初中中士</text:p>
      <text:p text:style-name="P4">
Vyacheslav Vyacheslav-士兵</text:p>
      <text:p text:style-name="P4">
Fedorenko Dmitry Alexandrovich-少校</text:p>
      <text:p text:style-name="P4">
尼古拉斯·瓦莱里维奇(Nicholas Valeryevich) - 士兵</text:p>
      <text:p text:style-name="P4">
Yarem Boris Viktorovich是一名高级士兵。</text:p>
      <text:p text:style-name="P4">
News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乌克兰总统以个人勇气和奉献精神授予捍卫者</text:span>
</text:h>
      <text:p text:style-name="P4">
作者: ['АРМІЯINFORM']</text:p>
      <text:p text:style-name="P4">
时间: 2023-05-02T34: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标签: ['НАГОРОДЖЕННЯ', 'ПРЕЗИДЕНТ УКРАЇНИ']</text:p>
      <text:p text:style-name="P4">
类别: News</text:p>
      <!--METADATA-->
      <text:p text:style-name="P4">
<draw:frame draw:style-name="fr1" draw:name="Image12" text:anchor-type="as-char" svg:width="6.9236in" svg:height="4.613521in" draw:z-index="0">
<draw:image xlink:href="../Images/AРМІЯINFORM/2023-05-02T34-00-00-04-00/3213cb444a7b4dddfd13032ccfd9f959_1648215665_extra_large-1.jpeg" xlink:type="simple" xlink:show="embed" xlink:actuate="onLoad" draw:mime-type="image/jpeg"/>
</draw:frame>
说明性照片</text:p>
      <text:p text:style-name="P4">
<text:span text:style-name="T4">
乌克兰沃迪米尔·泽伦斯基总统指出了乌克兰捍卫者的州奖。</text:span>
</text:p>
      <text:p text:style-name="P4">
相关法令<text:a xlink:type="simple" xlink:href="https://www.president.gov.ua/documents/2562023-46649" text:style-name="Internet_20_link" text:visited-style-name="Visited_20_Internet_20_Link">
№256/2023</text:a>
，<text:a xlink:type="simple" xlink:href="https://www.president.gov.ua/documents/2572023-46653" text:style-name="Internet_20_link" text:visited-style-name="Visited_20_Internet_20_Link">
№257/2023</text:a>
和<text:a xlink:type="simple" xlink:href="https://www.president.gov.ua/documents/2582023-46657" text:style-name="Internet_20_link" text:visited-style-name="Visited_20_Internet_20_Link">
编号258/2023</text:a>
由国家元首出版。</text:p>
      <text:h text:style-name="P13" text:outline-level="4">
<text:span text:style-name="T4">
<text:span text:style-name="T4">
总统法令号256/2023 </text:span>
</text:span>
</text:h>
      <text:p text:style-name="P4">
<text:span text:style-name="T4">
授予Bohdan Khmelnitsky II学位的命令</text:span>
</text:p>
      <text:p text:style-name="P4">
Levchenko Sergey Vladimirovich-上尉</text:p>
      <text:p text:style-name="P4">
伊万·尼夫梅尔兹基(Ivan Nevmerzhitsky) - 队长</text:p>
      <text:p text:style-name="P4">
<text:span text:style-name="T4">
授予Bohdan Khmelnitsky III学位的命令</text:span>
</text:p>
      <text:p text:style-name="P4">
Batyashov Sergey Alexandrovich(死后) - 中尉</text:p>
      <text:p text:style-name="P4">
Dmitry Dmitry Feliksovich-初级中尉</text:p>
      <text:p text:style-name="P4">
Matviychuk Sergey Petrovich(死后) - 高级中尉</text:p>
      <text:p text:style-name="P4">
弗拉基米尔·特鲁索娃(Vladimir Trusova)(死后)- 主要的</text:p>
      <text:p text:style-name="P4">
Yuri Vitaliyevich Tsybulka(死后) - 队长</text:p>
      <text:p text:style-name="P4">
<text:span text:style-name="T4">
授予II学位的勇气命令</text:span>
</text:p>
      <text:p text:style-name="P4">
Vitaliy Nikolaevich Balakhchi(死后) - 中士</text:p>
      <text:p text:style-name="P4">
Koltsova Valery Gennadyevich-上校</text:p>
      <text:p text:style-name="P4">
Laba Nazar Zenovich(死后) - 中士</text:p>
      <text:p text:style-name="P4">
Nikolina Mikhail Miroslavovich(死后) - 高级中尉</text:p>
      <text:p text:style-name="P4">
<text:span text:style-name="T4">
授予三级勇气的勇气</text:span>
</text:p>
      <text:p text:style-name="P4">
Apostolov Oksana Vladimirovna(死后) - 中士</text:p>
      <text:p text:style-name="P4">
伊戈尔·雅罗斯拉夫维奇泥(死后) - 中士</text:p>
      <text:p text:style-name="P4">
Bazier Vladimir Viktorovich(死后) - 士兵</text:p>
      <text:p text:style-name="P4">
Baldachevsky Igor Viktorovich(死后) - 士兵</text:p>
      <text:p text:style-name="P4">
Branika Fedor Pavlovich(死后) - 士兵</text:p>
      <text:p text:style-name="P4">
Bespalka Dmitry Alekseevich(死后) - 高级中士</text:p>
      <text:p text:style-name="P4">
Bilyk Sergiy Anatoliyovych(死后) - 士兵</text:p>
      <text:p text:style-name="P4">
Belousov Sergey Alexandrovich(死后) - 士兵</text:p>
      <text:p text:style-name="P4">
Bogachov Maxim Sergeyevich(死后) - 高级士兵</text:p>
      <text:p text:style-name="P4">
Arthur Vladimirovich(死后) - 士兵</text:p>
      <text:p text:style-name="P4">
Boyko Maxim Nikolaevich(死后) - 士兵</text:p>
      <text:p text:style-name="P4">
Andriy Bondarenko(死后) - 士兵</text:p>
      <text:p text:style-name="P4">
Borukh Sergei Viktorovich(死后) - 士兵</text:p>
      <text:p text:style-name="P4">
Bulgakov Yuri Vladimirovich(死后) - 初中中士</text:p>
      <text:p text:style-name="P4">
Gleb的Voivotka(死后) - 士兵</text:p>
      <text:p text:style-name="P4">
Oleksandr Gennadyevich复活(死后) - 高级士兵</text:p>
      <text:p text:style-name="P4">
Gaidasha Vladimir Valeryevich(死后) - 士兵</text:p>
      <text:p text:style-name="P4">
Garkavi Igor Grigorovich(死后) - 少尉</text:p>
      <text:p text:style-name="P4">
Gaya Danylo Alekseevich(死后) - 士兵</text:p>
      <text:p text:style-name="P4">
Eugene Vladimirovich(死后) - 士兵</text:p>
      <text:p text:style-name="P4">
Vasyl Zinovievich Glavsky(死后) - 士兵Anatoly Alexandrovich Gutsalyuk(死后) - 士兵</text:p>
      <text:p text:style-name="P4">
Davidenko Sergey Vladimirovich(死后) - 士兵</text:p>
      <text:p text:style-name="P4">
Dvorsky Vitaliy Pavlovich(死后) - 士兵</text:p>
      <text:p text:style-name="P4">
Denysenko Ruslan Nikolaevich(死后) - 高级士兵</text:p>
      <text:p text:style-name="P4">
Donenko Igor Anatolyevich(死后) - 士兵</text:p>
      <text:p text:style-name="P4">
Oleg Yurievich Dubitsky(死后) - 士兵</text:p>
      <text:p text:style-name="P4">
Yevgeny Ruslanovich Efanov(死后) - 士兵</text:p>
      <text:p text:style-name="P4">
Oleksandr Ivanovich Zharikov(死后) - 士兵</text:p>
      <text:p text:style-name="P4">
Hare Sergei Nikolaevich(死后) - 高级中士</text:p>
      <text:p text:style-name="P4">
Pastavsky Sergey Alexandrovich(死后) - 初中中士</text:p>
      <text:p text:style-name="P4">
Zakharova Oleg Konstantinovich(死后) - 士兵</text:p>
      <text:p text:style-name="P4">
Zapapin Dmitry Alexandrovich(死后) - 中尉</text:p>
      <text:p text:style-name="P4">
Alexei Karliychuk(死后) - 高级士兵</text:p>
      <text:p text:style-name="P4">
Konstantin Pavlovich(死后) - 高级中尉</text:p>
      <text:p text:style-name="P4">
Vasyl Vasilyevich香肠(死后) - 士兵</text:p>
      <text:p text:style-name="P4">
Konopad Oleg Igorovich(死后) - 高级士兵</text:p>
      <text:p text:style-name="P4">
Korolchuk Vladimir Ivanovich(死后) - 士兵</text:p>
      <text:p text:style-name="P4">
Kuzmenko Denis Pavlovich(死后) - 士兵</text:p>
      <text:p text:style-name="P4">
Kuzminchuk Alexander Nikolaevich(死后) - 士兵</text:p>
      <text:p text:style-name="P4">
Kurilyak Vitaliy Viktorovich(死后) - 酋长</text:p>
      <text:p text:style-name="P4">
Kukhartz Andrei Sergiyovych(死后) - 高级士兵</text:p>
      <text:p text:style-name="P4">
Kutsenko Sergey Viktorovich(死后) - 高级中士</text:p>
      <text:p text:style-name="P4">
Lada Igor Vasilyevich(死后) - 士兵</text:p>
      <text:p text:style-name="P4">
Levchuk Valery Viktorovich(死后) - 高级中士</text:p>
      <text:p text:style-name="P4">
Liskova Ruslana Nikolaevich(死后) - 高级士兵</text:p>
      <text:p text:style-name="P4">
亚历山大·露西卡(Alexander Lucika)(死后) - 中士</text:p>
      <text:p text:style-name="P4">
Makarchuk Sergey Petrovich(死后) - 士兵</text:p>
      <text:p text:style-name="P4">
Malik Yuri Alekseevich(死后) - 士兵</text:p>
      <text:p text:style-name="P4">
Vasyl vasyl Malitsky(死后) - 初中中士</text:p>
      <text:p text:style-name="P4">
Malinochka Igor Alexandrovich(死后) - 士兵</text:p>
      <text:p text:style-name="P4">
Yuri Melnychuk(死后) - 士兵</text:p>
      <text:p text:style-name="P4">
Mikitina Bohdan Vyacheslavovich(死后) - 士兵</text:p>
      <text:p text:style-name="P4">
弗罗斯特·塞吉·尤里维奇(死后) - 高级士兵</text:p>
      <text:p text:style-name="P4">
尼古拉斯尼古拉·维克托维奇(死后) - 中士</text:p>
      <text:p text:style-name="P4">
Nechaya Nikolai Anatolyevich(死后) - 高级中尉</text:p>
      <text:p text:style-name="P4">
亚历山大·A·诺兹德拉(Alexander A. Nozdra)(死后) - 士兵</text:p>
      <text:p text:style-name="P4">
Olyanetsky Vladimir Yevgenovich(死后) - 士兵</text:p>
      <text:p text:style-name="P4">
Pleshchak Dmitry Vladimirovich(死后) - 士兵</text:p>
      <text:p text:style-name="P4">
Petika Vladimir Nikolaevich(死后) - 队长</text:p>
      <text:p text:style-name="P4">
彼得罗夫·亚历克西·瓦莱里维奇(死后) - 士兵</text:p>
      <text:p text:style-name="P4">
亚历山大·皮瓦瓦罗夫(Alexander Pivovarov)(死后) - 高级士兵</text:p>
      <text:p text:style-name="P4">
塔拉斯·鲍格达诺维奇·皮库利克(Taras Bogdanovich Pikulik)(死后) - 士兵</text:p>
      <text:p text:style-name="P4">
Ponomar Arthur Vladimirovich(死后) - 医疗服务队长</text:p>
      <text:p text:style-name="P4">
Pustovoy Victor Anatolyevich(死后) - 高级中士Ratnichenko Vladislav Viktorovich(死后) - 高级士兵</text:p>
      <text:p text:style-name="P4">
Rybitsky Mikhail Valeryevich(死后) - 中士</text:p>
      <text:p text:style-name="P4">
Yuri Romanchuk(死后) - 士兵</text:p>
      <text:p text:style-name="P4">
Safronov Mikhail Leonidovich(死后) - 士兵</text:p>
      <text:p text:style-name="P4">
Valentina Nikolaevich Svitlitsky(死后) - 中士</text:p>
      <text:p text:style-name="P4">
Simonov Alexei Vladimirovich(死后) - 士兵</text:p>
      <text:p text:style-name="P4">
Slugotsky Alexander Bogdanovich(死后) - 队长</text:p>
      <text:p text:style-name="P4">
Smirnova Denis Vladimirovich(死后) - 士兵</text:p>
      <text:p text:style-name="P4">
Smolychuk Viktor Petrovich(死后) - 士兵</text:p>
      <text:p text:style-name="P4">
Stelmakh Dmitry Nikolaevich(死后) - 初中中士</text:p>
      <text:p text:style-name="P4">
亚历山大·史蒂芬科(Alexander Steshenko)(死后) - 士兵</text:p>
      <text:p text:style-name="P4">
Tarasik Konstantin Yevgenovich(死后) - 士兵</text:p>
      <text:p text:style-name="P4">
Tarasyuk Alexander Ivanovich(死后) - 初中中士</text:p>
      <text:p text:style-name="P4">
Teplinsky Artem Vladimirovich(死后) - 士兵</text:p>
      <text:p text:style-name="P4">
Dmitry Nikolaevich(死后) - 高级中尉</text:p>
      <text:p text:style-name="P4">
Timchuk Dmitry Anatoliyovych(死后) - 士兵</text:p>
      <text:p text:style-name="P4">
Tychkivsky Ivan Lyubomirovich(死后) - 士兵</text:p>
      <text:p text:style-name="P4">
Yaroslav Igorovich Turner(死后) - 高级士兵</text:p>
      <text:p text:style-name="P4">
Triegub Vladimir Ivanovich(死后) - 长者</text:p>
      <text:p text:style-name="P4">
伊万·伊万诺维奇(Ivan Ivanovich)(死后) - 士兵</text:p>
      <text:p text:style-name="P4">
亚历山大·克拉斯丘克(Alexander Kraschuk)(死后) - 高级士兵</text:p>
      <text:p text:style-name="P4">
Udoda Sergey Konstantinovich(死后) - 士兵</text:p>
      <text:p text:style-name="P4">
费丁·亚历山大·尤里维奇(Fedin Alexander Yurievich)(死后) - 士兵</text:p>
      <text:p text:style-name="P4">
Dmitry Haydukova(死后) - 士兵</text:p>
      <text:p text:style-name="P4">
Cherkashina Mikhail(死后) - 士兵</text:p>
      <text:p text:style-name="P4">
Chernyakhivsky Vadim Alexandrovich(死后) - 中尉</text:p>
      <text:p text:style-name="P4">
Sheludka Vitaliy Anatolyevich(死后) - 士兵</text:p>
      <text:p text:style-name="P4">
Shinkaruk Vitaliy Yurievich(死后) - 高级士兵</text:p>
      <text:p text:style-name="P4">
Shulyak Sergey Nikolaevich(死后) - 士兵</text:p>
      <text:p text:style-name="P4">
Taras Mikhailovich(死后) - 士兵</text:p>
      <text:p text:style-name="P4">
Yaremchuk Nazarii Igorovich(死后) - 士兵</text:p>
      <text:p text:style-name="P4">
<text:span text:style-name="T4">
授予乌克兰军事服役奖章</text:span>
</text:p>
      <text:p text:style-name="P4">
Androshchuk Oleg Alexandrovich(死后) - 初中中士</text:p>
      <text:p text:style-name="P4">
Mizina Vladislav Sergeyevich-上尉</text:p>
      <text:p text:style-name="P4">
MOMOTKA MIKHAIL VLADIMIROVICH(死后) - 士兵</text:p>
      <text:p text:style-name="P4">
Pylypenko Alexei Nikolaevich-第1条的文章</text:p>
      <text:p text:style-name="P4">
Smagina Yevgeny Nikolaevich-首席长者</text:p>
      <text:p text:style-name="P4">
Eugene Anatolyevich Uzhbid-初中中士</text:p>
      <text:p text:style-name="P4">
Fokina Dmitry Sergeyevich-水手</text:p>
      <text:p text:style-name="P4">
<text:span text:style-name="T4">
奖励奖牌“祖国的捍卫者” </text:span>
</text:p>
      <text:p text:style-name="P4">
Babich Yaroslav Nikolaevich-中尉</text:p>
      <text:p text:style-name="P4">
Bagmut Nicholas Valeryevich-士兵</text:p>
      <text:p text:style-name="P4">
Sergei Vladimirovich-水手</text:p>
      <text:p text:style-name="P4">
Gudza Roman Valeryevich-士兵</text:p>
      <text:p text:style-name="P4">
Artem Vladimirovich Dudka-高级士兵</text:p>
      <text:p text:style-name="P4">
Dyachenko Nikolai Anatolyevich-士兵</text:p>
      <text:p text:style-name="P4">
Eustafiev Maxim Vitaliyovich-士兵Krugovo Vladimir Nikolaevich-士兵</text:p>
      <text:p text:style-name="P4">
Linnik Valentin Vladimirovich-士兵</text:p>
      <text:p text:style-name="P4">
Lalina Nikolai Vasilyevich-士兵</text:p>
      <text:p text:style-name="P4">
Mazurenko Vladimir Konstantinovich-中士</text:p>
      <text:p text:style-name="P4">
Maksymchuk Oleg Agafonovich-高级士兵</text:p>
      <text:p text:style-name="P4">
Maximyuk Dmitry Ivanovich-高级士兵</text:p>
      <text:p text:style-name="P4">
Machanadze Alexei Borisovich-初中中士</text:p>
      <text:p text:style-name="P4">
Nikitich Ivan Ivanovich-士兵</text:p>
      <text:p text:style-name="P4">
亚历山大·米尼夫(Alexander Mineev) - 士兵</text:p>
      <text:p text:style-name="P4">
Nesina Maxim Vyacheslavovich-士兵</text:p>
      <text:p text:style-name="P4">
奥尔格·弗拉基米洛维奇(Oleg Vladimirovich)，高级士兵</text:p>
      <text:p text:style-name="P4">
Prikhodko Vladimir Valeryevich-医疗服务队长</text:p>
      <text:p text:style-name="P4">
Vsevolod Viktorovich-高级士兵</text:p>
      <text:p text:style-name="P4">
Samokhin Viktor Gennadyevich-队长2等级</text:p>
      <text:p text:style-name="P4">
Semka Timothy Viktorovich(死后) - 初中中士</text:p>
      <text:p text:style-name="P4">
Turlai Nikolai Romanovich-水手</text:p>
      <text:p text:style-name="P4">
德米特里·彼得罗维奇(Dmitry Petrovich)的技巧 - 士兵</text:p>
      <text:p text:style-name="P4">
<text:span text:style-name="T4">
奖励挽救生命的奖牌</text:span>
</text:p>
      <text:p text:style-name="P4">
亚历山大·亚历山德罗维奇(Alexander Alexandrovich)-Oleksandrovych-庆祝2条第2篇文章</text:p>
      <text:p text:style-name="P4">
Loboda Sergey Vladimirovich总部</text:p>
      <text:p text:style-name="P4">
Bohdan Vasilyevich-乌克兰武装部队的雇员</text:p>
      <text:p text:style-name="P4">
Startarenko anastasia Yakivna-文章第2条</text:p>
      <text:p text:style-name="P4">
Karina Shamanskaya Yaroslavovna-条款第2条的主管。</text:p>
      <text:h text:style-name="P13" text:outline-level="4">
<text:span text:style-name="T4">
<text:span text:style-name="T4">
总统法令第257/2023号</text:span>
</text:span>
</text:h>
      <text:p text:style-name="P4">
<text:span text:style-name="T4">
授予Bohdan Khmelnitsky II学位的命令</text:span>
</text:p>
      <text:p text:style-name="P4">
Bilasha Alexander Sergeyevich-上校</text:p>
      <text:p text:style-name="P4">
Ogarenko Sergey Ivanovich-上校</text:p>
      <text:p text:style-name="P4">
<text:span text:style-name="T4">
授予Bohdan Khmelnitsky III学位的命令</text:span>
</text:p>
      <text:p text:style-name="P4">
Alexei Yurievich Vyunyun-中尉</text:p>
      <text:p text:style-name="P4">
伊万·雅罗斯拉夫维奇(Ivan Yaroslavovich Gazuk)(死后) - 初中中士</text:p>
      <text:p text:style-name="P4">
Victor Mikhailovich-上校</text:p>
      <text:p text:style-name="P4">
Mashlevsky Sergey Ivanovich-上尉</text:p>
      <text:p text:style-name="P4">
浇水安德里·瓦西利维奇(Andriy Vasilyevich) - 上校</text:p>
      <text:p text:style-name="P4">
安德里·特卡库克(Andriy Tkachuk)(死后) - 队长</text:p>
      <text:p text:style-name="P4">
纳扎尔·弗拉基米罗维奇(Nazar Vladimirovich Pharbus) - 中尉</text:p>
      <text:p text:style-name="P4">
Shevchenko Taras Alexandrovich-中尉</text:p>
      <text:p text:style-name="P4">
<text:span text:style-name="T4">
授予II学位的勇气命令</text:span>
</text:p>
      <text:p text:style-name="P4">
Vasily的Gushchina-士兵</text:p>
      <text:p text:style-name="P4">
Martyniuk Anatoly Mikhailovich(死后) - 士兵</text:p>
      <text:p text:style-name="P4">
Vladimir Sirotyuk(死后) - 高级士兵</text:p>
      <text:p text:style-name="P4">
清晰的Yevgeny Yosypovych-初中中士</text:p>
      <text:p text:style-name="P4">
<text:span text:style-name="T4">
授予三级勇气的勇气</text:span>
</text:p>
      <text:p text:style-name="P4">
Arsenik Vasily Nikolaevich(死后) - 士兵</text:p>
      <text:p text:style-name="P4">
玛丽安·瓦西利耶维奇(Maryan Vasilyevich)(死后) - 高级士兵</text:p>
      <text:p text:style-name="P4">
Bichur Roman Nikolaevich(死后) - 士兵</text:p>
      <text:p text:style-name="P4">
Andrei Vladimirovich(死后) - 高级水手</text:p>
      <text:p text:style-name="P4">
邦达·尼古拉·弗拉基米罗维奇(死后) - 士兵</text:p>
      <text:p text:style-name="P4">
Oleksandr Sergeyevich的浮标</text:p>
      <text:p text:style-name="P4">
Sergey Andreevich Velikopolsky(死后) - 士兵</text:p>
      <text:p text:style-name="P4">
燕麦Sergei Ivanovich(死后) - 初中中士Vorobya Yaroslav Nikolaevich(死后) - 高级士兵</text:p>
      <text:p text:style-name="P4">
Voronyuk Vladislav Vasilyevich(死后) - 高级士兵</text:p>
      <text:p text:style-name="P4">
亚历山大·加拉德丘克(Alexander Garadchuk)(死后) - 高级中士</text:p>
      <text:p text:style-name="P4">
Glynyuk Andriy Alekseevich(死后) - 士兵</text:p>
      <text:p text:style-name="P4">
Gordeev Alexei Alexandrovich-士兵</text:p>
      <text:p text:style-name="P4">
弗拉基米尔·达什丘克(Vladimir Dashchuk)(死后) - 士兵</text:p>
      <text:p text:style-name="P4">
Didik Vitaliy Nikolaevich(死后) - 士兵</text:p>
      <text:p text:style-name="P4">
Dmitrash Vladimir Romanovich(死后) - 士兵</text:p>
      <text:p text:style-name="P4">
Dudyuk Vladimir Nikolaevich(死后) - 高级中士</text:p>
      <text:p text:style-name="P4">
Efimova Alexander Viktorovich(死后) - 士兵</text:p>
      <text:p text:style-name="P4">
Vladimir Zolondyevsky(死后) - 高级士兵</text:p>
      <text:p text:style-name="P4">
Zakharchuk Viktor Vasilyevich(死后) - 初中中士</text:p>
      <text:p text:style-name="P4">
Zimina Yuri Vladimirovich-中士</text:p>
      <text:p text:style-name="P4">
Kaleniuk Alexander Vasilyevich-士兵</text:p>
      <text:p text:style-name="P4">
Karpyuk Pavel Alexandrovich(死后) - 高级士兵</text:p>
      <text:p text:style-name="P4">
Kashub Yaroslav Ivanovich(死后) - 高级中士</text:p>
      <text:p text:style-name="P4">
Volodymyr Kovalenko(死后) - 高级士兵</text:p>
      <text:p text:style-name="P4">
KOVAL VITALIY VLADIMIROVICH(死后) - 士兵</text:p>
      <text:p text:style-name="P4">
亚历山大·科瓦克(Alexander Kovalchuk)(死后) - 高级士兵</text:p>
      <text:p text:style-name="P4">
Oleksandr Yurievich的套管(死后) - 初级中尉</text:p>
      <text:p text:style-name="P4">
Komarov Yaroslav Alexandrovich(死后) - 士兵</text:p>
      <text:p text:style-name="P4">
Anatoliy Nikolaevich的圆锥形(死后) - 士兵</text:p>
      <text:p text:style-name="P4">
Kosova Dmitra Mikhailovich(死后) - 士兵</text:p>
      <text:p text:style-name="P4">
Kostyuk Mikhail Musievich(死后) - 士兵</text:p>
      <text:p text:style-name="P4">
Koshar Valery Vitaliyevich(死后) - 士兵</text:p>
      <text:p text:style-name="P4">
亚历山大·库扎克(Alexander Kuzak)(死后) - 士兵</text:p>
      <text:p text:style-name="P4">
Andriy Kurpachenko(死后) - 士兵</text:p>
      <text:p text:style-name="P4">
Labunsky Denis Bogdanovich(死后) - 中士</text:p>
      <text:p text:style-name="P4">
Lazarets Vitaliy Alexandrovich(死后) - 酋长</text:p>
      <text:p text:style-name="P4">
Mikhail Ivanovich Lazutsky(死后) - 士兵</text:p>
      <text:p text:style-name="P4">
拉普丘克·亚历山大·斯蒂芬诺维奇(死后) - 中士</text:p>
      <text:p text:style-name="P4">
Vadim Lysenkova(死后) - 初中中士</text:p>
      <text:p text:style-name="P4">
Litvinets Nikolai Nikolaevich(死后) - 中士</text:p>
      <text:p text:style-name="P4">
马克卢克·瓦伦丁·彼得罗维奇(死后) - 士兵</text:p>
      <text:p text:style-name="P4">
Matsyuk Vitaliy Nikolaevich(死后) - 士兵</text:p>
      <text:p text:style-name="P4">
Mityaikina Alexei Andreevich(死后) - 高级士兵</text:p>
      <text:p text:style-name="P4">
Omelyanchuk Vladimir Leonidovich(死后) - 士兵</text:p>
      <text:p text:style-name="P4">
Osadchuk Peter Petrovich(死后) - 初中中士</text:p>
      <text:p text:style-name="P4">
奥索夫斯基伊万·尼古拉维奇 - 初中中士</text:p>
      <text:p text:style-name="P4">
Pylypchuk Peter Vyacheslavovich(死后) - 士兵</text:p>
      <text:p text:style-name="P4">
Pivarchuk Taras Andreevich(死后) - 士兵</text:p>
      <text:p text:style-name="P4">
Miroslav Polishchuk(死后) - 士兵</text:p>
      <text:p text:style-name="P4">
Prishchepov Roman Mikhailovich-高级中尉</text:p>
      <text:p text:style-name="P4">
Prokopchuk Rostislav Igorovich(死后) - 士兵Rybchuk Stanislav Yaroslavovich(死后) - 高级士兵</text:p>
      <text:p text:style-name="P4">
Alexei Viktorovich移动 - 士兵</text:p>
      <text:p text:style-name="P4">
Vasily Ivanovich Ryasik-上校</text:p>
      <text:p text:style-name="P4">
Vitaliy Fedorovich Samoshina-士兵</text:p>
      <text:p text:style-name="P4">
Valery Valery(死后) - 高级士兵</text:p>
      <text:p text:style-name="P4">
Maryana Igorovich Serdyuk(死后) - 士兵</text:p>
      <text:p text:style-name="P4">
Stlyuk Mikhail Vladimirovich(死后) - 初中中士</text:p>
      <text:p text:style-name="P4">
Denis Viktorovich的烘干机(死后) - 士兵</text:p>
      <text:p text:style-name="P4">
Tarasyuk Alexander Vasilyevich(死后) - 初中中士</text:p>
      <text:p text:style-name="P4">
Tishka Andrei Vitaliyevich(死后) - 高级士兵</text:p>
      <text:p text:style-name="P4">
Fedyuk Valery Yevgenovich(死后) - 士兵</text:p>
      <text:p text:style-name="P4">
Formanyuk Vitaliy Alexandrovich(死后)-Headquarters</text:p>
      <text:p text:style-name="P4">
Kharchuk Roman Nikolaevich(死后) - 士兵</text:p>
      <text:p text:style-name="P4">
弗拉基米尔·伊万诺维奇(Vladimir Ivanovich)的tsvid(死后) - 初中中士</text:p>
      <text:p text:style-name="P4">
亚历山大·伊万诺维奇的查克(死后) - 士兵</text:p>
      <text:p text:style-name="P4">
Chernetsky Vitaliy Vladimirovich(死后) - 高级士兵</text:p>
      <text:p text:style-name="P4">
Churak Peter Pavlovich-高级士兵</text:p>
      <text:p text:style-name="P4">
Shelchuk Sergey Yosypovych(死后) - 士兵</text:p>
      <text:p text:style-name="P4">
伊万的锥(死后) - 高级士兵</text:p>
      <text:p text:style-name="P4">
Valentina Ivanovich Shuma(死后) - 高级中士</text:p>
      <text:p text:style-name="P4">
Yurchuk Roman Vitaliyevich(死后) - 士兵</text:p>
      <text:p text:style-name="P4">
Yarmolyuk Sergey Vasilyevich(死后) - 士兵</text:p>
      <text:p text:style-name="P4">
<text:span text:style-name="T4">
授予乌克兰军事服役奖章</text:span>
</text:p>
      <text:p text:style-name="P4">
Vavrashkova Vitaliy Vasilyevich-士兵</text:p>
      <text:p text:style-name="P4">
Nikita Grodankina-高级士兵</text:p>
      <text:p text:style-name="P4">
Ilyina Yuri Stepanovich-士兵</text:p>
      <text:p text:style-name="P4">
Iolkin Arthur Sergeyevich-士兵</text:p>
      <text:p text:style-name="P4">
Livshun Ilya Alexandrovich-士兵</text:p>
      <text:p text:style-name="P4">
Tatiana Pavlovskaya-士兵</text:p>
      <text:p text:style-name="P4">
Romanov Vladimir Alexandrovich-高级士兵</text:p>
      <text:p text:style-name="P4">
Yuri Leonidovich Savchenko-高级士兵</text:p>
      <text:p text:style-name="P4">
Salnikov Alexei Yurievich-士兵</text:p>
      <text:p text:style-name="P4">
Vladislav Mikhailovich Shpanyuk-高级士兵</text:p>
      <text:p text:style-name="P4">
Yarmak Vyacheslav Vladimirovich-高级士兵</text:p>
      <text:p text:style-name="P4">
<text:span text:style-name="T4">
奖励奖牌“祖国的捍卫者” </text:span>
</text:p>
      <text:p text:style-name="P4">
亚历山大·伊万诺维奇·布拉兹维斯基 - 高级士兵</text:p>
      <text:p text:style-name="P4">
Goldun Victor Valeryevich-士兵</text:p>
      <text:p text:style-name="P4">
达达亚娜·戴维·瓦莱里维奇(Davadayana David Valeryevich) - 初中中士</text:p>
      <text:p text:style-name="P4">
Dovgaluk Igor Viktorovich-士兵</text:p>
      <text:p text:style-name="P4">
Dovzhenko Ruslan Svyatoslavovich-士兵</text:p>
      <text:p text:style-name="P4">
Ishchenko Sergiy Alexandrovich-初中</text:p>
      <text:p text:style-name="P4">
音乐Anatoly Viktorovich-士兵</text:p>
      <text:p text:style-name="P4">
Nikitchenko Igor Nikolaevich-高级士兵</text:p>
      <text:p text:style-name="P4">
Pavelka Vasily Vladimirovich-高级士兵</text:p>
      <text:p text:style-name="P4">
Potapova精液Yurievich-高级士兵</text:p>
      <text:p text:style-name="P4">
Stepaniuk Vladislav Igorovich-士兵。</text:p>
      <text:h text:style-name="P13" text:outline-level="4">
<text:span text:style-name="T4">
<text:span text:style-name="T4">
总统法令号258/2023 </text:span>
</text:span>
</text:h>
      <text:p text:style-name="P4">
Baiderman Oleg Stanislavovich-中尉</text:p>
      <text:p text:style-name="P4">
Borisenkov Viktor Alexandrovich(死后) - 高级士兵亚历山大·朱克(Alexander Zhuk)(死后) - 高级士兵</text:p>
      <text:p text:style-name="P4">
Yuri Petrovich Kovalenko(死后) - 士兵</text:p>
      <text:p text:style-name="P4">
Pashchuk Dmitry Dmitrovich(死后) - 高级水手</text:p>
      <text:p text:style-name="P4">
Perinsky Dmitry Alexandrovich(死后) - 初中中士</text:p>
      <text:p text:style-name="P4">
Petrik Sergey Sergeyevich(死后) - 高级水手</text:p>
      <text:p text:style-name="P4">
罗斯布雷德·瓦西里维奇(Rosbred Vasilyevich)(死后) - 中尉</text:p>
      <text:p text:style-name="P4">
Storozhuk Bohdan Alexandrovich(死后) - 士兵</text:p>
      <text:p text:style-name="P4">
Chigira Roman Mikhailovich(死后) - 高级水手</text:p>
      <text:p text:style-name="P4">
Mykola Sergeyevich Shkrat(死后) -  2篇文章的中士</text:p>
      <text:p text:style-name="P4">
Yushchenko Kateryna Yurievna(死后) - 高级士兵</text:p>
      <text:p text:style-name="P4">
亚历山大·Yashchenko(Alexander Yashchenko) - 专业</text:p>
      <text:p text:style-name="P4">
<text:span text:style-name="T4">
授予Danylo Halytsky的命令</text:span>
</text:p>
      <text:p text:style-name="P4">
亚历山大·维塔利耶维奇(Alexander Vitaliyevich) - 专业</text:p>
      <text:p text:style-name="P4">
Nikolaev Dmitry Viktorovich-上校</text:p>
      <text:p text:style-name="P4">
<text:span text:style-name="T4">
授予乌克兰军事服役奖章</text:span>
</text:p>
      <text:p text:style-name="P4">
Golubova Sergey Olegovich-高级中尉</text:p>
      <text:p text:style-name="P4">
Vyacheslav Alexandrovich-高级士兵</text:p>
      <text:p text:style-name="P4">
Lyubkin Igor Leonidovich-中尉</text:p>
      <text:p text:style-name="P4">
Oliynyk Dmitry Alexandrovich-中士</text:p>
      <text:p text:style-name="P4">
Andrei Dmitrovich Semanyuk-中士</text:p>
      <text:p text:style-name="P4">
Soliankina Mykola Alexandrovich-上尉</text:p>
      <text:p text:style-name="P4">
Shevchuk Vasily Vasilyevich-高级士兵</text:p>
      <text:p text:style-name="P4">
<text:span text:style-name="T4">
奖励奖牌“祖国的捍卫者” </text:span>
</text:p>
      <text:p text:style-name="P4">
尼古拉斯·维莱科茨基(Nicholas Velekotsky) - 高级中尉</text:p>
      <text:p text:style-name="P4">
Danka Andrei Lyubomirovich-高级士兵</text:p>
      <text:p text:style-name="P4">
野兔Vadim Alexandrovich-队长</text:p>
      <text:p text:style-name="P4">
Alexei Kosenko-高级中尉</text:p>
      <text:p text:style-name="P4">
许多Ruslan Stanislavovich-专业</text:p>
      <text:p text:style-name="P4">
Popovich Sergey Mikhailovich-高级中尉</text:p>
      <text:p text:style-name="P4">
弗拉基米尔·米罗维奇(Vladimir Mironovich)的仆人是初中中士</text:p>
      <text:p text:style-name="P4">
Vyacheslav Vyacheslav-士兵</text:p>
      <text:p text:style-name="P4">
Fedorenko Dmitry Alexandrovich-少校</text:p>
      <text:p text:style-name="P4">
尼古拉斯·瓦莱里维奇(Nicholas Valeryevich) - 士兵</text:p>
      <text:p text:style-name="P4">
Yarem Boris Viktorovich是一名高级士兵。</text:p>
      <text:p text:style-name="P4">
News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国防军的航空在入侵者的位置遭到七次打击，并摧毁了无人机“ Orlan-10”</text:span>
</text:h>
      <text:p text:style-name="P4">
作者: ['АРМІЯINFORM']</text:p>
      <text:p text:style-name="P4">
时间: 2023-05-02T35:00:00-04:00</text:p>
      <text:p text:style-name="P4">
描述: 关于ZSU的总部。 “为Doba辩护的Aviacii部队已经嵌套了……与乌克兰2022的战争，与乌克兰的战争是今天的最新消息，今天与乌克兰2022年的新闻战争今天，乌克兰和俄罗斯之间的战争将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19/12/bpla-orlan.jpg" text:style-name="Internet_20_link" text:visited-style-name="Visited_20_Internet_20_Link">
bpla-orlan.jpg</text:a>
']</text:p>
      <text:p text:style-name="P4">
标签: ['STOPRUSSIA', 'АГРЕСІЯ РФ', 'ВІЙНА', 'ВТОРГНЕННЯ РФ']</text:p>
      <text:p text:style-name="P4">
类别: News</text:p>
      <!--METADATA-->
      <text:p text:style-name="P4">
<draw:frame draw:style-name="fr1" draw:name="Image13" text:anchor-type="as-char" svg:width="6.9236in" svg:height="4.615733in" draw:z-index="0">
<draw:image xlink:href="../Images/AРМІЯINFORM/2023-05-02T35-00-00-04-00/bpla-orlan.jpg" xlink:type="simple" xlink:show="embed" xlink:actuate="onLoad" draw:mime-type="image/jpeg"/>
</draw:frame>
说明性照片<text:span text:style-name="T4">
🔥俄罗斯入侵的情况</text:span>
</text:p>
      <text:p text:style-name="P4">
关于这个<text:a xlink:type="simple" xlink:href="https://www.facebook.com/GeneralStaff.ua/posts/pfbid0Hzf2BQXZunWt9wWL1sp4aDfsxVv6KNY7Snhh5FH1xztGAyGGTFhZN42GMg8yGgAXl" text:style-name="Internet_20_link" text:visited-style-name="Visited_20_Internet_20_Link">
报告</text:a>
武装部队的e派总部。</text:p>
      <text:p text:style-name="P4">
“每天国防军的航空摧毁了3枚俄罗斯防空导弹系统，在敌人人员集中的领域进行了7次节拍。 消息读到，敌人的侦察无人机类型“ Orlan-10”也被杀死。</text:p>
      <text:p text:style-name="P4">
值得注意的是，在白天，导弹和炮兵的单位是管理的uziLpint，6个武器和军事设备集中的区域，2个弹药仓库以及1个敌人的燃料和润滑剂的组成。</text:p>
      <text:p text:style-name="P4">
News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占领者加强反情报和警察政权</text:span>
</text:h>
      <text:p text:style-name="P4">
作者: ['АРМІЯINFORM']</text:p>
      <text:p text:style-name="P4">
时间: 2023-05-02T36:00:00-04:00</text:p>
      <text:p text:style-name="P4">
描述: 关于ZSU的总部。 “罗西斯克（Rosiskis）proppantis ...与乌克兰2022年的战争，与乌克兰的最新新闻战争，今天与乌克兰2022年的新闻战争，乌克兰和俄罗斯之间将发生战争无论是否会，无论是否会在不久的将来与乌克兰的战争，这是与乌克兰的战争，今天与乌克兰的战争，乌克兰新闻，乌克兰的新闻，乌克兰媒体在俄罗斯的乌克兰新闻</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ТОТ']</text:p>
      <text:p text:style-name="P4">
类别: News</text:p>
      <!--METADATA-->
      <text:p text:style-name="P4">
<draw:frame draw:style-name="fr1" draw:name="Image14" text:anchor-type="as-char" svg:width="6.9236in" svg:height="5.140773in" draw:z-index="0">
<draw:image xlink:href="../Images/AРМІЯINFORM/2023-05-02T36-00-00-04-00/okupanty.jpg" xlink:type="simple" xlink:show="embed" xlink:actuate="onLoad" draw:mime-type="image/jpeg"/>
</draw:frame>
说明性照片<text:span text:style-name="T4">
🔥俄罗斯入侵的情况</text:span>
</text:p>
      <text:p text:style-name="P4">
关于这个<text:a xlink:type="simple" xlink:href="https://www.facebook.com/GeneralStaff.ua/posts/pfbid0Hzf2BQXZunWt9wWL1sp4aDfsxVv6KNY7Snhh5FH1xztGAyGGTFhZN42GMg8yGgAXl" text:style-name="Internet_20_link" text:visited-style-name="Visited_20_Internet_20_Link">
报告</text:a>
武装部队的e派总部。</text:p>
      <text:p text:style-name="P4">
“俄罗斯入侵者加强了Zaporizhzhia地区领土的反情报和警察政权。 尤其是，在道路定居点，Reshetilovka，Konstantinovka和Chumatsk，这是对平民禁令的入侵者，没有当地的注册，”该消息写道。</text:p>
      <text:p text:style-name="P4">
值得注意的是，与乌克兰国家经营者的吮吸交流不同，俄罗斯运营商的蜂窝传达存在重大问题。 俄罗斯占领部队的当地指挥是由乌克兰武装部队绘制的失败结果来解释的。</text:p>
      <text:p text:style-name="P4">
News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国防军在利马，巴赫穆特，阿夫迪夫和玛丽斯基的指示中击退了41次攻击</text:span>
</text:h>
      <text:p text:style-name="P4">
作者: ['АРМІЯINFORM']</text:p>
      <text:p text:style-name="P4">
时间: 2023-05-02T37:00:00-04:00</text:p>
      <text:p text:style-name="P4">
描述: 关于ZSU的总部。 “皮亚斯（Pias of Zoserviti Basic）的巅峰……与乌克兰2022年的战争，与乌克兰的战争是今天的最新消息，与乌克兰2022的战争是今天的最后一场，将在乌克兰和俄罗斯之间发生战争，何时会发生战争在2022年与乌克兰成为一场战争，是否将是。是否将是。是否在不久的将来与乌克兰的战争表示，今天与乌克兰的战争，今天的乌克兰新闻，乌克兰的新闻，乌克兰媒体上的乌克兰新闻</text:p>
      <text:p text:style-name="P4">
图片: ['<text:a xlink:type="simple" xlink:href="https://armyinform.com.ua/wp-content/uploads/2023/04/zsu.jpg" text:style-name="Internet_20_link" text:visited-style-name="Visited_20_Internet_20_Link">
zsu.jpg</text:a>
']</text:p>
      <text:p text:style-name="P4">
标签: ['STOPRUSSIA', 'АГРЕСІЯ РФ', 'ВІЙНА', 'ВТОРГНЕННЯ РФ']</text:p>
      <text:p text:style-name="P4">
类别: News</text:p>
      <!--METADATA-->
      <text:p text:style-name="P4">
<draw:frame draw:style-name="fr1" draw:name="Image15" text:anchor-type="as-char" svg:width="6.9236in" svg:height="3.894525in" draw:z-index="0">
<draw:image xlink:href="../Images/AРМІЯINFORM/2023-05-02T37-00-00-04-00/zsu.jpg" xlink:type="simple" xlink:show="embed" xlink:actuate="onLoad" draw:mime-type="image/jpeg"/>
</draw:frame>
<text:span text:style-name="T4">
🔥俄罗斯入侵的情况</text:span>
</text:p>
      <text:p text:style-name="P4">
关于它<text:a xlink:type="simple" xlink:href="https://www.facebook.com/GeneralStaff.ua/posts/pfbid0Hzf2BQXZunWt9wWL1sp4aDfsxVv6KNY7Snhh5FH1xztGAyGGTFhZN42GMg8yGgAXl" text:style-name="Internet_20_link" text:visited-style-name="Visited_20_Internet_20_Link">
报告</text:a>
武装部队的总人员。</text:p>
      <text:p text:style-name="P4">
“占领者继续专注于利曼，巴赫穆特，阿维迪夫和玛丽斯基的领导攻击者的指示 - 已经反映了41次敌方攻击。 巴赫穆特·塔玛林卡(Bakhmut Tamarinka)仍然是战斗的中心，我们的勇士们继续防守。”信息写道。</text:p>
      <text:p text:style-name="P4">
值得注意的是，在巴赫穆特方向上，敌人继续领导下一个。 巴赫穆特的战斗正在进行中。 此外，在白天，沃多策的进攻行动的敌人朝着定居点方向。 Bakhmut和White Mountain。 来自敌人的炮击受害者，奥里克霍沃 - 瓦西利夫卡，诺沃马卡，格里戈里夫卡，巴赫穆特，chrome，time，ivanivske，ivanivske，konstantinovka，diliyivka，diliyivka和南部顿涅茨克地区。</text:p>
      <text:p text:style-name="P4">
在Avdeevsky的方向上，敌人在Severene和Pervomaisko居住的出版物领域采取了进攻行动，没有成功。 他击中了Avdiivka。</text:p>
      <text:p text:style-name="P4">
在海洋方向上，敌人继续攻击国防军的立场。</text:p>
      <text:p text:style-name="P4">
News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乌克兰防守者每天消除了近500名入侵者，摧毁了9名艺术家</text:span>
</text:h>
      <text:p text:style-name="P4">
作者: ['АРМІЯINFORM']</text:p>
      <text:p text:style-name="P4">
时间: 2023-05-02T38:00:00-04:00</text:p>
      <text:p text:style-name="P4">
描述: Zagalni Boyov，将敌人于02.24.22至02.05.23 Orintovo成为：...与乌克兰2022年的战争，与乌克兰与乌克兰的最新新闻，今天与乌克兰2022年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f27dc02c-a2f6-46a3-a34b-986dc80bf142-scaled.jpg" text:style-name="Internet_20_link" text:visited-style-name="Visited_20_Internet_20_Link">
f27dc02c-a2f6-46a3-a34b-986dc80bf142-scaled.jpg</text:a>
']</text:p>
      <text:p text:style-name="P4">
标签: ['STOPRUSSIA', 'АГРЕСІЯ РФ', 'ВТОРГНЕННЯ РФ', 'ВТРАТИ ВОРОГА', 'ГШ ЗСУ']</text:p>
      <text:p text:style-name="P4">
类别: News</text:p>
      <!--METADATA-->
      <text:p text:style-name="P4">
<draw:frame draw:style-name="fr1" draw:name="Image16" text:anchor-type="as-char" svg:width="6.9236in" svg:height="6.987066in" draw:z-index="0">
<draw:image xlink:href="../Images/AРМІЯINFORM/2023-05-02T38-00-00-04-00/f27dc02c-a2f6-46a3-a34b-986dc80bf142-scaled.jpg" xlink:type="simple" xlink:show="embed" xlink:actuate="onLoad" draw:mime-type="image/jpeg"/>
</draw:frame>
从24.02.22到02.05.23的敌人的总损失将定向：</text:p>
      <text:p text:style-name="P4">
<text:span text:style-name="T4">
<text:span text:style-name="T5">
人员 -  </text:span>
* 191420(+460)淘汰的人</text:span>
<text:span text:style-name="T5">
坦克 -  </text:span>
<text:span text:style-name="T5">
 3701(+1)</text:span>
<text:span text:style-name="T4">
战斗装甲车 -  </text:span>
 7193(+1)<text:span text:style-name="T4">
<text:span text:style-name="T5">
炮兵系统 -  </text:span>
<text:span text:style-name="T5">
 2930(+9)</text:span>
 </text:span>
 rszv- <text:span text:style-name="T4">
 544(0)</text:span>
<text:span text:style-name="T5">
防防防防防空防 -  </text:span>
<text:span text:style-name="T5">
 298(+3)</text:span>
<text:span text:style-name="T4">
飞机 -  </text:span>
 308(0)<text:span text:style-name="T4">
<text:span text:style-name="T5">
直升机 -  </text:span>
* 294(0)</text:span>
<text:span text:style-name="T5">
无人机手术战术水平 -  </text:span>
<text:span text:style-name="T5">
 2477(+1)</text:span>
<text:span text:style-name="T4">
有翼的导弹 -  </text:span>
 947(+15)<text:span text:style-name="T4">
<text:span text:style-name="T5">
船 /船 -  </text:span>
* 18(0)</text:span>
<text:span text:style-name="T5">
汽车设备和坦克 -  </text:span>
<text:span text:style-name="T5">
 5851(+6)</text:span>
<text:span text:style-name="T4">
特殊设备 -  </text:span>
 36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2.05.23。</text:p>
      <text:p text:style-name="P4">
News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Alexei Reznikov与冰岛外交部长进行了电话交谈 - 感谢他的支持</text:span>
</text:h>
      <text:p text:style-name="P4">
作者: ['АРМІЯINFORM']</text:p>
      <text:p text:style-name="P4">
时间: 2023-05-02T39:00:00-04:00</text:p>
      <text:p text:style-name="P4">
描述: Ministra防御乌克兰Oleksiy Reznikov Proviv向Kelezmov Zminist Zavrannny ...与乌克兰2022年的战争，与乌克兰的最新新闻，今天与乌克兰的新闻，今天与乌克兰2022年的战争，今天将与乌克兰和俄罗斯之间的战争以及乌克兰战争，当他们说，在2022年，无论是否有一年，是否会在不久的将来与乌克兰进行战争</text:p>
      <text:p text:style-name="P4">
图片: ['<text:a xlink:type="simple" xlink:href="https://armyinform.com.ua/wp-content/uploads/2023/05/ukraine_iceland.jpg" text:style-name="Internet_20_link" text:visited-style-name="Visited_20_Internet_20_Link">
ukraine_iceland.jpg</text:a>
']</text:p>
      <text:p text:style-name="P4">
标签: ['STOPRUSSIA', 'ІСЛАНДІЯ', 'ОЛЕКСІЙ РЕЗНІКОВ', 'СВІТ ПІДТРИМУЄ УКРАЇНУ']</text:p>
      <text:p text:style-name="P4">
类别: News</text:p>
      <!--METADATA-->
      <text:p text:style-name="P4">
<draw:frame draw:style-name="fr1" draw:name="Image17" text:anchor-type="as-char" svg:width="6.9236in" svg:height="3.894525in" draw:z-index="0">
<draw:image xlink:href="../Images/AРМІЯINFORM/2023-05-02T39-00-00-04-00/ukraine_iceland.jpg" xlink:type="simple" xlink:show="embed" xlink:actuate="onLoad" draw:mime-type="image/jpeg"/>
</draw:frame>
国防部长Oleksiy Reznikov与法律和国际合作部进行了电话交谈，目的是开发冰岛Derrodis Kolbrrrun Reicfjord Hilfadotth。</text:p>
      <text:p text:style-name="P4">
乌克兰国防部的负责人<text:a xlink:type="simple" xlink:href="https://twitter.com/oleksiireznikov/status/1653025687073181696" text:style-name="Internet_20_link" text:visited-style-name="Visited_20_Internet_20_Link">
报告</text:a>
UTWITTER。</text:p>
      <text:p text:style-name="P4">
“他对冰岛在乌克兰的支持下的强大立场表示感谢。 谢谢托兰德(Toland)，这与乌克兰保持在一起，” Alexei Reznikov说。</text:p>
      <text:p text:style-name="P4">
我们将提醒，2023年3月14日，乌克兰沃罗迪米尔·Zelensky总统在基辅<text:a xlink:type="simple" xlink:href="https://armyinform.com.ua/2023/03/14/prezydent-ukrayiny-zustrivsya-z-premyer-ministrom-islandiyi/" text:style-name="Internet_20_link" text:visited-style-name="Visited_20_Internet_20_Link">
已进行</text:a>
与冰岛总理Katrinayakobsdottir会面。 在接待期间<text:a xlink:type="simple" xlink:href="https://armyinform.com.ua/2023/03/14/prezydent-ukrayiny-ta-premyer-ministr-islandiyi-pidpysaly-spilnu-deklaracziyu/" text:style-name="Internet_20_link" text:visited-style-name="Visited_20_Internet_20_Link">
签名</text:a>
联合声明记录了双边议程的所有关键问题的联合愿景。</text:p>
      <text:p text:style-name="P4">
News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理事会支持拜基夫纳国家军事公墓的建设</text:span>
</text:h>
      <text:p text:style-name="P4">
作者: ['АРМІЯINFORM']</text:p>
      <text:p text:style-name="P4">
时间: 2023-05-02T72:00:00-04:00</text:p>
      <text:p text:style-name="P4">
描述: Verkhovna Rada赞扬了“关于Zmin在乌克兰Schodo Kodo Kodo的法律中引入Zmin的法律...与2022年与乌克兰的战争，与乌克兰的战争今天与乌克兰的最新新闻，与乌克兰的新闻战争，乌克兰2022年的新闻战争，今天将有一场战争，将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kladovyshhe.jpg" text:style-name="Internet_20_link" text:visited-style-name="Visited_20_Internet_20_Link">
kladovyshhe.jpg</text:a>
']</text:p>
      <text:p text:style-name="P4">
标签: ['БИКІВНЯ', 'ВЕРХОВНА РАДА УКРАЇНИ', 'НАЦІОНАЛЬНЕ ВІЙСЬКОВЕ КЛАДОВИЩЕ']</text:p>
      <text:p text:style-name="P4">
类别: News</text:p>
      <!--METADATA-->
      <text:p text:style-name="P4">
<draw:frame draw:style-name="fr1" draw:name="Image18" text:anchor-type="as-char" svg:width="6.9236in" svg:height="4.351365in" draw:z-index="0">
<draw:image xlink:href="../Images/AРМІЯINFORM/2023-05-02T72-00-00-04-00/kladovyshhe.jpg" xlink:type="simple" xlink:show="embed" xlink:actuate="onLoad" draw:mime-type="image/jpeg"/>
</draw:frame>
Verkhovna Rada采用了“关于确保安置国家军事纪念馆公墓的乌克兰法律修正案”的法律。(<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乌克兰·鲁斯兰·斯特凡库克(Ukraine Ruslan Stefanchuk)的Verkhovna Rada主席。</text:p>
      <text:p text:style-name="P4">
“他们改变了建造基辅军事纪念公墓的土地的目的。 对于墓地，建议在比基尼斯基森林中拆除100公顷土地。”他告知。</text:p>
      <text:p text:style-name="P4">
该综合大楼将包括一座军事公墓，博物馆和仪式建筑以及其他必要的建筑物，用于荣誉葬礼。</text:p>
      <text:p text:style-name="P4">
在国家军事纪念公墓，以荣誉掩盖了乌克兰的独立，主权和领土完整的模仿。</text:p>
      <text:p text:style-name="P4">
News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在哈尔基夫（Kharkiv）提出了一个名为Sirko的乌克兰无人机</text:span>
</text:h>
      <text:p text:style-name="P4">
作者: ['Оксана Іванець']</text:p>
      <text:p text:style-name="P4">
时间: 2023-05-02T77:00:00-04:00</text:p>
      <text:p text:style-name="P4">
描述:  -  Sirko UAV的Nashi Piprinity的Pershe创意 - 战术Litako Tape Tapary Tip ...与乌克兰2022年战争，与乌克兰的最新新闻，今天与乌克兰的新闻战争，乌克兰2022年最后一次战争，乌克兰和俄罗斯之间的战争将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e1683092945140.jpg" text:style-name="Internet_20_link" text:visited-style-name="Visited_20_Internet_20_Link">
7-4-e1683092945140.jpg</text:a>
']</text:p>
      <text:p text:style-name="P4">
标签: ['АГРЕСІЯ РФ', 'ВТОРГНЕННЯ РФ', 'ОВТ', 'ОЗБРОЄННЯ ТА ТЕХНІКА']</text:p>
      <text:p text:style-name="P4">
类别: News</text:p>
      <!--METADATA-->
      <text:p text:style-name="P4">
<draw:frame draw:style-name="fr1" draw:name="Image19" text:anchor-type="as-char" svg:width="6.9236in" svg:height="4.615733in" draw:z-index="0">
<draw:image xlink:href="../Images/AРМІЯINFORM/2023-05-02T77-00-00-04-00/golovna-5.jpg" xlink:type="simple" xlink:show="embed" xlink:actuate="onLoad" draw:mime-type="image/jpeg"/>
</draw:frame>
 - 我们的Sirko无人机企业的第一个创作是具有固定翼的战术侦察类型。 他可以收集侦察信息，为操作员提供长达30公里的运营商的永久视频，即50公里的Vafline模式，-says Skyssist，Skyssist，Skyssist，Skyssist Scientific and Production Company Company LLC主管董事会主席。</text:p>
      <text:p text:style-name="P4">
<draw:frame draw:style-name="fr1" draw:name="Image20" text:anchor-type="as-char" svg:width="6.9236in" svg:height="4.615733in" draw:z-index="0">
<draw:image xlink:href="../Images/AРМІЯINFORM/2023-05-02T77-00-00-04-00/1-12.jpg" xlink:type="simple" xlink:show="embed" xlink:actuate="onLoad" draw:mime-type="image/jpeg"/>
</draw:frame>
据制造商称，Sirko无人机是由铸造外壳制成的，也就是说，此功能允许组织在输送机上组装设备以提供大量生产的过程。</text:p>
      <ul>
        <li>
我们每月最多可以收集1000千名无人机。 同时，通过适当的融资，我们可以扩展我们的生产设施，因为冲压技术使您每天可以制作约200个方面。 没有车站的非车站的成本为3,000美元。 Krynichko说，借助地面站，取决于完成 - 最高$ 9,000。</li>
      </ul>
      <text:p text:style-name="P4">
Sirko的翅膀大小为93厘米，它被认为是超灯，因为它只会导致1.37公斤。 电池充电足以克服约1000米的高度至130-140公里的距离。 在空气中，这种织物最多可达一个半小时，具体取决于天气 - 例如，旋转风正在减少。</text:p>
      <text:p text:style-name="P4">
<text:a xlink:type="simple" xlink:href="https://armyinform.com.ua/wp-content/uploads/2023/05/2-14.jpg" text:style-name="Internet_20_link" text:visited-style-name="Visited_20_Internet_20_Link">
!(Images/AРМІЯINFORM/2023-05-02T77-00-00-04-00/2-14-150x150.jpg)</text:a>
</text:p>
      <text:p text:style-name="P4">
<text:a xlink:type="simple" xlink:href="https://armyinform.com.ua/wp-content/uploads/2023/05/3-13.jpg" text:style-name="Internet_20_link" text:visited-style-name="Visited_20_Internet_20_Link">
<draw:frame draw:style-name="fr1" draw:name="Image21"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22" text:anchor-type="as-char" svg:width="6.9236in" svg:height="6.9236in" draw:z-index="0">
<draw:image xlink:href="../Images/AРМІЯINFORM/2023-05-02T77-00-00-04-00/4-11-150x150.jpg" xlink:type="simple" xlink:show="embed" xlink:actuate="onLoad" draw:mime-type="image/jpeg"/>
</draw:frame>
</text:a>
无人机上安装了四个4K摄像机。 通过可持续的连接，无人机以在线模式在运营商上证明了视频。</text:p>
      <ul>
        <li>
也就是说，操作员可以立即决定在线方面的进一步措施或将信息传输到相关单位， - 监督委员会负责人分享了无人机的微妙之处。</li>
      </ul>
      <text:p text:style-name="P4">
<text:a xlink:type="simple" xlink:href="https://armyinform.com.ua/wp-content/uploads/2023/05/5-4.jpg" text:style-name="Internet_20_link" text:visited-style-name="Visited_20_Internet_20_Link">
!(Images/AРМІЯINFORM/2023-05-02T77-00-00-04-00/5-4-150x150.jpg)</text:a>
</text:p>
      <text:p text:style-name="P4">
<text:a xlink:type="simple" xlink:href="https://armyinform.com.ua/wp-content/uploads/2023/05/6-5.jpg" text:style-name="Internet_20_link" text:visited-style-name="Visited_20_Internet_20_Link">
<draw:frame draw:style-name="fr1" draw:name="Image23" text:anchor-type="as-char" svg:width="6.9236in" svg:height="6.9236in" draw:z-index="0">
<draw:image xlink:href="../Images/AРМІЯINFORM/2023-05-02T77-00-00-04-00/6-5-150x150.jpg" xlink:type="simple" xlink:show="embed" xlink:actuate="onLoad" draw:mime-type="image/jpeg"/>
</draw:frame>
</text:a>
</text:p>
      <text:p text:style-name="P4">
根据设计师的说法，飞机本身是由聚合物材料制成的，这是完全透明的 - 在无线电沉默的模式下，敌人的电子斗争手段没有被视为鸟类。</text:p>
      <text:p text:style-name="P4">
它将Sirko与其他著名的无人机品牌区分开来，其操作员可以从庇护所中获得它的事实，例如，Dugout，将天线和桅杆放在人类位置。</text:p>
      <text:p text:style-name="P4">
<draw:frame draw:style-name="fr1" draw:name="Image24" text:anchor-type="as-char" svg:width="6.9236in" svg:height="8.226866in" draw:z-index="0">
<draw:image xlink:href="../Images/AРМІЯINFORM/2023-05-02T77-00-00-04-00/7-4-e1683092945140.jpg" xlink:type="simple" xlink:show="embed" xlink:actuate="onLoad" draw:mime-type="image/jpeg"/>
</draw:frame>
 - 例如，仅手动控制所有无人机Mavic已知。 敌人可以修复其上的Pultication发出无线电波。 也就是说，在地形上留在地形时的安全大会可能很短，无人机的飞行也将是短暂的。 Krynichko解释说，我们建筑群的结构扩展了操作员的工作，并可以在Rebuper记录车站的工作并向其方向开火的情况下挽救他的生命。</text:p>
      <text:p text:style-name="P4">
根据制造商的说法，您可以掌握Sirko无人机的控制权两到三个星期。 运营商学院直接正在生产中。</text:p>
      <text:p text:style-name="P4">
根据Igor Krynichko的说法，该企业目前处于供应这些综合体的国家协议签名阶段，尤其是国防的变化。</text:p>
      <text:p text:style-name="P4">
此外，Sirko UAV开发人员宣布了他最小的兄弟的介绍 - 乌克兰生产的新型冲击无人机。</text:p>
      <text:p text:style-name="P4">
<text:span text:style-name="T5">
opto作者</text:span>
</text:p>
      <text:p text:style-name="P4">
News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军队的JSC Marinka Directio Rusian炮击Krasnogorivka，St. George，胜利Anda Novomikhai ...</text:span>
</text:h>
      <text:p text:style-name="P4">
作者: liveuamap (Language: en)</text:p>
      <text:p text:style-name="P4">
时间: 2023-05-03T-10:14:00</text:p>
      <text:p text:style-name="P4">
地点: Donetsk (Latitude:47.85199 Longtitude:37.47986)</text:p>
      <text:p text:style-name="P4">
视频: []</text:p>
      <text:p text:style-name="P4">
图片: []</text:p>
      <text:p text:style-name="P4">
标签: ["Russia"]</text:p>
      <text:p text:style-name="P4">
Id: 22560143</text:p>
      <!--METADATA-->
      <text:p text:style-name="P4">
在玛丽卡(Maryinka)的指示，俄罗斯军队炮击了克拉斯诺里夫卡(Krasnohorivka)，霍希耶夫卡(Heorhiyivka)，顿涅茨克(Donetsk)地区的pobyedaand novomykhaylivka  - 库克兰武装部队的总参谋长在早晨的报告中说</text:p>
      <text:p text:style-name="P4">
新闻集链接：<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News Source: <text:a xlink:type="simple" xlink:href="https://t.me/lumsrc/4673" text:style-name="Internet_20_link" text:visited-style-name="Visited_20_Internet_20_Link">
https://t.me/lumsrc/4673</text:a>
</text:p>
      <!--NEWS-->
      <text:h text:style-name="P10" text:outline-level="1">
<text:span text:style-name="T4">
赫尔森的中心火灾：三名公司工人被杀</text:span>
</text:h>
      <text:p text:style-name="P4">
作者: Ukrinform (Person)</text:p>
      <text:p text:style-name="P4">
出版商: Укринформ (Organization)</text:p>
      <text:p text:style-name="P4">
出版时间: 2023-05-03T-115:25:00+03:00</text:p>
      <text:p text:style-name="P4">
修改时间: 2023-05-03T18:25:00+03:00</text:p>
      <text:p text:style-name="P4">
描述: 赫森早上炮击之后，Epicenter停止了城市的购物中心。 将在安全地区的网络商店中提供员工的工作。  - 乌克林。</text:p>
      <text:p text:style-name="P4">
图片: ["<text:a xlink:type="simple" xlink:href="https://static.ukrinform.com/photos/2023_05/thumb_files/630_360_1683129056-197.jpg" text:style-name="Internet_20_link" text:visited-style-name="Visited_20_Internet_20_Link">
630_360_16831...</text:a>
"]</text:p>
      <text:p text:style-name="P4">
标签: ['Херсон', 'Обстріл', 'Епіцентр', 'Війна з росією']</text:p>
      <text:p text:style-name="P4">
类型: Article</text:p>
      <!--METADATA-->
      <text:p text:style-name="P4">
<draw:frame draw:style-name="fr1" draw:name="Image25" text:anchor-type="as-char" svg:width="6.9236in" svg:height="3.956343in" draw:z-index="0">
<draw:image xlink:href="../Images/yкринформ/2023-05-03T-115-25-00-03-00/630_360_1683129056-197.jpg" xlink:type="simple" xlink:show="embed" xlink:actuate="onLoad" draw:mime-type="image/jpeg"/>
</draw:frame>
Epicenter的邮政炮击被该市的一个贸易中心阻止。 将在归纳领土网络的商店中为员工提供工作。</text:p>
      <text:p text:style-name="P4">
根据乌克林福姆的说法，该公司在[]报告中的新闻服务(https://www.facebook.com/epicentrkua/posts/pfbid02iFVySBmFaUtw8XTHGHdb16iPGXh7sNmjkgxxAWUZKbhzQBxBQqdQJFooEKg4eFmRl).</text:p>
      <text:p text:style-name="P4">
«Внаслідок терористичної атаки російських окупаційних військ в херсонськомуторговельному центрі «Епіцентр» було вбито та поранено мирних мешканців міста.Загинули троє працівників компанії: начальник відділу охорони, прибиральницяторгового залу та охоронець. Ще п’ятеро людей поранені. Серед них відвідувачіторгового центру. Загальна кількість жертв та постраждалих уточнюєтьсяправоохоронними органами», - йдеться в заяві.</text:p>
      <text:p text:style-name="P4">
Наголошується, що компанія надасть усю необхідну допомогу родинамспівробітників, що загинули та постраждали внаслідок атаки.</text:p>
      <text:p text:style-name="P4">
«Наразі торговий центр припинить свою роботу. Всім працівникам будезапропоновано евакуюватися до більш безпечних зон та працевлаштуватися уторгових центрах мережі в інших регіонах», - зазначають у компанії.</text:p>
      <text:p text:style-name="P4">
<text:span text:style-name="T4">
Читайте також:</text:span>
 <text:a xlink:type="simple" xlink:href="https://www.ukrinform.ua/rubric-ato/3704280-unaslidok-obstriliv-hersonsini-zaginuli-16-ludej.html" text:style-name="Internet_20_link" text:visited-style-name="Visited_20_Internet_20_Link">
 <text:span text:style-name="T4">
Унаслідок</text:span>
 <text:span text:style-name="T4">
обстрілів</text:span>
 <text:span text:style-name="T4">
Херсонщини</text:span>
 <text:span text:style-name="T4">
загинули</text:span>
<text:span text:style-name="T4">
людей</text:span>
 </text:a>
据报道，在5月3日上午，俄罗斯军队开始大规模射击这座城市<text:a xlink:type="simple" xlink:href="https://www.ukrinform.ua/tag-herson" text:style-name="Internet_20_link" text:visited-style-name="Visited_20_Internet_20_Link">
</text:a>
和定居点。 截至下午4:30，由于混乱的炮击和区域中心的炮弹击中，在区域中心被杀12人；大约22人受伤的严重程度不同。</text:p>
      <text:p text:style-name="P4">
News Source: <text:a xlink:type="simple" xlink:href="https://www.ukrinform.ua/rubric-ato/3704319-obstril-epicentru-v-hersoni-zaginuli-troe-pracivnikiv-kompanii.html" text:style-name="Internet_20_link" text:visited-style-name="Visited_20_Internet_20_Link">
https://www.ukrinform.ua/rubric-ato/3704319-obstril-epicentru-v-hersoni-zaginuli-troe-pracivnikiv-kompanii.html</text:a>
</text:p>
      <!--NEWS-->
      <text:h text:style-name="P10" text:outline-level="1">
<text:span text:style-name="T4">
在Shakhtarske的指示，俄罗斯军队炮击了Donetsk地区的Novoukrainka和Prochistenka ...</text:span>
</text:h>
      <text:p text:style-name="P4">
作者: liveuamap (Language: en)</text:p>
      <text:p text:style-name="P4">
时间: 2023-05-03T-12:14:00</text:p>
      <text:p text:style-name="P4">
地点: Zaporizhzhia (Latitude:47.77948 Longtitude:37.06856)</text:p>
      <text:p text:style-name="P4">
视频: []</text:p>
      <text:p text:style-name="P4">
图片: []</text:p>
      <text:p text:style-name="P4">
标签: ["Russia"]</text:p>
      <text:p text:style-name="P4">
Id: 22560142</text:p>
      <!--METADATA-->
      <text:p text:style-name="P4">
在Shakhtarske的指示，俄罗斯军队在乌克兰武装部队的武装部队中炮击了Novoukrayinka和Prechystivkaof donetsk地区。</text:p>
      <text:p text:style-name="P4">
新闻集链接：<text:a xlink:type="simple" xlink:href="https://liveuamap.com/en/2023/3-may-at-shakhtarske-direction-russian-army-shelled-novoukrayinka" text:style-name="Internet_20_link" text:visited-style-name="Visited_20_Internet_20_Link">
https://liveuamap.com/en/2023/3-may-at-shakhtarske-direction-russian-army-army-shelled-novoukrayinka</text:a>
</text:p>
      <text:p text:style-name="P4">
News Source: <text:a xlink:type="simple" xlink:href="https://t.me/lumsrc/4674" text:style-name="Internet_20_link" text:visited-style-name="Visited_20_Internet_20_Link">
https://t.me/lumsrc/4674</text:a>
</text:p>
      <!--NEWS-->
      <text:h text:style-name="P10" text:outline-level="1">
<text:span text:style-name="T4">
欧盟将以20亿欧元的方式给乌克兰弹药</text:span>
</text:h>
      <text:p text:style-name="P4">
作者: Ukrinform (Person)</text:p>
      <text:p text:style-name="P4">
出版商: Укринформ (Organization)</text:p>
      <text:p text:style-name="P4">
出版时间: 2023-05-03T-136:51:48+03:00</text:p>
      <text:p text:style-name="P4">
修改时间: 2023-05-03T17:51:48+03:00</text:p>
      <text:p text:style-name="P4">
描述: 欧盟将以20亿欧元的价格为乌克兰提供弹药。  - 乌克林。</text:p>
      <text:p text:style-name="P4">
图片: ["<text:a xlink:type="simple" xlink:href="https://static.ukrinform.com/photos/2023_05/thumb_files/630_360_1683124848-685.jpg" text:style-name="Internet_20_link" text:visited-style-name="Visited_20_Internet_20_Link">
630_360_16831...</text:a>
"]</text:p>
      <text:p text:style-name="P4">
标签: ['Євросоюз', 'Боєприпаси', 'Шмигаль', 'Війна з росією']</text:p>
      <text:p text:style-name="P4">
类型: Article</text:p>
      <!--METADATA-->
      <text:p text:style-name="P4">
<draw:frame draw:style-name="fr1" draw:name="Image26" text:anchor-type="as-char" svg:width="6.9236in" svg:height="3.956343in" draw:z-index="0">
<draw:image xlink:href="../Images/yкринформ/2023-05-03T-136-51-48-03-00/630_360_1683124848-685.jpg" xlink:type="simple" xlink:show="embed" xlink:actuate="onLoad" draw:mime-type="image/jpeg"/>
</draw:frame>
欧盟将以20亿欧元的价格给乌克兰弹药。</text:p>
      <text:p text:style-name="P4">
总理丹尼斯·施米加尔(Denis Shmigal)在[]中报道了这一点(https://t.me/Denys_Smyhal/5159)，报道乌克林福姆。</text:p>
      <text:p text:style-name="P4">
“欧盟将以20亿欧元的价格为乌克兰提供弹药。 欧盟成员国将以10亿欧元的仓库被抑制弹药。 另一个欧盟是欧盟的另一项欧盟是乌克兰的共同购买。”他写道。</text:p>
      <text:p text:style-name="P4">
<text:a xlink:type="simple" xlink:href="https://www.ukrinform.ua/tag-smigal" text:style-name="Internet_20_link" text:visited-style-name="Visited_20_Internet_20_Link">
</text:a>
还指出，欧洲正在增加弹药的产量，还将动员10亿美元。</text:p>
      <text:p text:style-name="P4">
<text:span text:style-name="T4">
另请阅读：</text:span>
 <text:a xlink:type="simple" xlink:href="https://www.ukrinform.ua/rubric-ato/3703152-reznikov-pro-snaradnij-golod-dla-kontrnastupu-pidgotovlenij-rezerv.html" text:style-name="Internet_20_link" text:visited-style-name="Visited_20_Internet_20_Link">
<text:span text:style-name="T4">
 reznikov </text:span>
</text:a>
“所有这些都将带来我们在欧洲的胜利与和平。 我感谢欧盟委员会的积极工作，公平的立场和与乌克兰的团结，”总理说。</text:p>
      <text:p text:style-name="P4">
正如乌克林福姆报道的<text:a xlink:type="simple" xlink:href="https://www.ukrinform.ua/rubric-ato/3704148-evrokomisia-uhvalila-akt-z-pidtrimki-virobnictva-boepripasiv-dla-ukraini.html" text:style-name="Internet_20_link" text:visited-style-name="Visited_20_Internet_20_Link">
</text:a>
实施欧洲理事会关于国防工业消失消失的决定，包括向乌克兰弹药的紧急供应。</text:p>
      <text:p text:style-name="P4">
News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Stefanchuk讨论了将乌克兰与议会主席的融合到欧盟和北约议会</text:span>
</text:h>
      <text:p text:style-name="P4">
作者: Ukrinform (Person)</text:p>
      <text:p text:style-name="P4">
出版商: Укринформ (Organization)</text:p>
      <text:p text:style-name="P4">
出版时间: 2023-05-03T-138:50:03+03:00</text:p>
      <text:p text:style-name="P4">
修改时间: 2023-05-03T17:50:03+03:00</text:p>
      <text:p text:style-name="P4">
描述: Verkhovna Rada Ruslan Stefanchuk的主席与葡萄牙葡萄牙共和国奥古斯都·欧内斯特·桑图什·席尔瓦（Augustus Ernest Santush Silva）的负责人讨论了乌克兰融入欧洲和北约的问题。  - 乌克林。</text:p>
      <text:p text:style-name="P4">
图片: ["<text:a xlink:type="simple" xlink:href="https://static.ukrinform.com/photos/2023_05/thumb_files/630_360_1683125317-534.jpg" text:style-name="Internet_20_link" text:visited-style-name="Visited_20_Internet_20_Link">
630_360_16831...</text:a>
"]</text:p>
      <text:p text:style-name="P4">
标签: ['Євросоюз', 'НАТО', 'Португалія', 'Україна', 'Стефанчук']</text:p>
      <text:p text:style-name="P4">
类型: Article</text:p>
      <!--METADATA-->
      <text:p text:style-name="P4">
<draw:frame draw:style-name="fr1" draw:name="Image27" text:anchor-type="as-char" svg:width="6.9236in" svg:height="3.956343in" draw:z-index="0">
<draw:image xlink:href="../Images/yкринформ/2023-05-03T-138-50-03-03-00/630_360_1683125317-534.jpg" xlink:type="simple" xlink:show="embed" xlink:actuate="onLoad" draw:mime-type="image/jpeg"/>
</draw:frame>
Ruslan Stefanchuk的负责人Ruslan Stefanchuk讨论了Devroz和Nato与Republic Augustugal Augustus Augustus Augustus Augustus Ernest Silva Silva组成的乌克兰整合问题。</text:p>
      <text:p text:style-name="P4">
乌克兰议会的议长在共同的[]中告诉这(https://t.me/tv_rada/17840)乌克林传闻记者报道，在葡萄牙沃基耶夫共和国大会主席中。</text:p>
      <text:p text:style-name="P4">
Stefanchuk说：“他们讨论了乌克兰的欧洲和欧洲 - 大西洋融合的问题。我非常愿意感谢议会负责人同意支持乌克兰，并为通过这一重要融合道路提供了特定的实践帮助。”</text:p>
      <text:p text:style-name="P4">
此外，Verkhovna Rada的主席告知，在会议上讨论了与乌克兰·弗拉基米尔总统[]提出的和平公式相关的主题<text:a xlink:type="simple" xlink:href="https://www.ukrinform.ua/tag-zelenskij" text:style-name="Internet_20_link" text:visited-style-name="Visited_20_Internet_20_Link">
</text:a>
以及为俄罗斯联邦的特殊国际法庭的建立。</text:p>
      <text:p text:style-name="P4">
<text:span text:style-name="T4">
另请阅读：</text:span>
 <text:a xlink:type="simple" xlink:href="https://www.ukrinform.ua/rubric-polytics/3704185-zelenskij-poki-trivae-vijna-ukraina-ne-bude-v-nato-ale-cekae-na-zaprosenna-vid-alansu.html" text:style-name="Internet_20_link" text:visited-style-name="Visited_20_Internet_20_Link">
<text:span text:style-name="T4">
北约</text:span>
</text:a>
他说，与此同时，讨论了有关乌克兰军事，政治，人道主义和财政支持的许多问题。</text:p>
      <text:p text:style-name="P4">
Stefanchuk表示感谢葡萄牙向乌克兰提供的帮助。</text:p>
      <text:p text:style-name="P4">
据报道，葡萄牙共和国大会的代表团于5月3日参加了乌克兰的Verkhovna Rada的统治。</text:p>
      <text:p text:style-name="P4">
_照片：Verkhovna Rada _</text:p>
      <text:p text:style-name="P4">
News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由于赫尔森地区的炮击，有16人被杀</text:span>
</text:h>
      <text:p text:style-name="P4">
作者: Ukrinform (Person)</text:p>
      <text:p text:style-name="P4">
出版商: Укринформ (Organization)</text:p>
      <text:p text:style-name="P4">
出版时间: 2023-05-03T-140:50:00+03:00</text:p>
      <text:p text:style-name="P4">
修改时间: 2023-05-03T17:50:00+03:00</text:p>
      <text:p text:style-name="P4">
描述: 由于俄罗斯炮击，在赫森地区被杀了16人。  - 乌克林。</text:p>
      <text:p text:style-name="P4">
图片: ["<text:a xlink:type="simple" xlink:href="https://static.ukrinform.com/photos/2023_05/thumb_files/630_360_1683125306-519.jpg" text:style-name="Internet_20_link" text:visited-style-name="Visited_20_Internet_20_Link">
630_360_16831...</text:a>
"]</text:p>
      <text:p text:style-name="P4">
标签: ['Херсонщина', 'Обстріл', 'Війна з росією']</text:p>
      <text:p text:style-name="P4">
类型: Article</text:p>
      <!--METADATA-->
      <text:p text:style-name="P4">
<draw:frame draw:style-name="fr1" draw:name="Image28" text:anchor-type="as-char" svg:width="6.9236in" svg:height="3.956343in" draw:z-index="0">
<draw:image xlink:href="../Images/yкринформ/2023-05-03T-140-50-00-03-00/630_360_1683125306-519.jpg" xlink:type="simple" xlink:show="embed" xlink:actuate="onLoad" draw:mime-type="image/jpeg"/>
</draw:frame>
由于俄罗斯炮击，在赫森地区被杀了16人。</text:p>
      <text:p text:style-name="P4">
关于它报告<text:a xlink:type="simple" xlink:href="https://t.me/pgo_gov_ua/11791" text:style-name="Internet_20_link" text:visited-style-name="Visited_20_Internet_20_Link">
</text:a>
，报道乌克林福姆。</text:p>
      <text:p text:style-name="P4">
如图所述，5月3日上午，俄罗斯军队开始开枪武装该地区的赫尔森和定居点。 截至下午4:30，由于平民基础设施场地上的混乱和炮击，有12人在平民基础设施中被杀。 大约22个受伤的程度。</text:p>
      <text:p text:style-name="P4">
<text:span text:style-name="T4">
另请阅读：</text:span>
 <text:a xlink:type="simple" xlink:href="https://www.ukrinform.ua/rubric-ato/3704247-na-hersonsini-cerez-vorozi-obstrili-3-travna-vze-zaginuli-vosmero-ludej.html" text:style-name="Internet_20_link" text:visited-style-name="Visited_20_Internet_20_Link">
<text:span text:style-name="T4">
 kherson地区</text:span>
</text:a>
此外，据报道，下午，一个能源大队修复了俄罗斯军队的下一次袭击的电效率，他在Stepanivka和Muzykivka的村庄之间的白天。 从收到的草中<text:a xlink:type="simple" xlink:href="https://www.ukrinform.ua/rubric-ato/3704139-na-hersonsini-pid-obstril-potrapili-pracivniki-oblenergo-troe-zagiblih.html" text:style-name="Internet_20_link" text:visited-style-name="Visited_20_Internet_20_Link">
</text:a>
。</text:p>
      <text:p text:style-name="P4">
早晨，一名男子死于该地区达里安社区的炮击。 检察官办公室被告知炮击正在进行中。</text:p>
      <text:p text:style-name="P4">
News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敌人开了11倍苏米地区的边界，受伤了</text:span>
</text:h>
      <text:p text:style-name="P4">
作者: Ukrinform (Person)</text:p>
      <text:p text:style-name="P4">
出版商: Укринформ (Organization)</text:p>
      <text:p text:style-name="P4">
出版时间: 2023-05-03T-14:51:00+03:00</text:p>
      <text:p text:style-name="P4">
修改时间: 2023-05-03T23:51:00+03:00</text:p>
      <text:p text:style-name="P4">
描述: 白天，俄罗斯侵略者向苏米地区的六个社区开枪，总共记录了67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Міномет', 'Війна з росією', 'Артилерія']</text:p>
      <text:p text:style-name="P4">
类型: Article</text:p>
      <!--METADATA-->
      <text:p text:style-name="P4">
<draw:frame draw:style-name="fr1" draw:name="Image29" text:anchor-type="as-char" svg:width="6.9236in" svg:height="3.956343in" draw:z-index="0">
<draw:image xlink:href="../Images/yкринформ/2023-05-03T-14-51-00-03-00/630_360_1574102935-316.jpg" xlink:type="simple" xlink:show="embed" xlink:actuate="onLoad" draw:mime-type="image/jpeg"/>
</draw:frame>
白天，俄罗斯侵略者向苏米地区的六个社区开枪，共67次爆炸。</text:p>
      <text:p text:style-name="P4">
Sumy OVA在[]中报告(https://www.facebook.com/sumska.oda/?locale=ru_RU)，报道乌克林福姆。</text:p>
      <text:p text:style-name="P4">
“白天，俄罗斯人对边境社区进行了11次炮击。 记录了67次爆炸。”消息写道。</text:p>
      <text:p text:style-name="P4">
Miropolskaya，Yunakovskaya，Znob-Novgorod，Belopilsk，Vorozhbian和Mid-Budk社区的定居点被解雇了。</text:p>
      <text:p text:style-name="P4">
在Miropil社区的领土上，敌人击败了迫击炮，释放了16个矿山。</text:p>
      <text:p text:style-name="P4">
年轻的社区已被炮兵解雇(七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在整个社区和迫击炮中被俄罗斯人殴打(六个“到达”).</text:p>
      <text:p text:style-name="P4">
У Ворожбянській громаді внаслідок артилерійського обстрілу (五次爆炸).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此外，俄罗斯侵略者将四个矿山丢进了贝洛皮尔·格罗姆斯(Belopil Gromance)领土</text:p>
      <text:p text:style-name="P4">
据报道，夜晚的俄罗斯人在苏米地区的斯威萨村的企业学校炸弹炸弹。</text:p>
      <text:p text:style-name="P4">
News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欧洲电视网的乌克兰文化计划将在“我们正在战斗的标语”下举行-Dzhaparova</text:span>
</text:h>
      <text:p text:style-name="P4">
作者: Ukrinform (Person)</text:p>
      <text:p text:style-name="P4">
出版商: Укринформ (Organization)</text:p>
      <text:p text:style-name="P4">
出版时间: 2023-05-03T-161:02:00+03:00</text:p>
      <text:p text:style-name="P4">
修改时间: 2023-05-03T17:02:00+03:00</text:p>
      <text:p text:style-name="P4">
描述: 乌克兰在利物浦欧洲歌唱大赛框架内的文化计划将在标语下举行，以“我们为之奋斗的一切，以向欧洲人解释国家目前克服的挑战。  - 乌克林。</text:p>
      <text:p text:style-name="P4">
图片: ["<text:a xlink:type="simple" xlink:href="https://static.ukrinform.com/photos/2023_01/thumb_files/630_360_1675165561-505.jpg" text:style-name="Internet_20_link" text:visited-style-name="Visited_20_Internet_20_Link">
630_360_16751...</text:a>
", "<text:a xlink:type="simple" xlink:href="https://static.ukrinform.com/photos/2023_05/1683121553-457.jpg" text:style-name="Internet_20_link" text:visited-style-name="Visited_20_Internet_20_Link">
1683121553-45...</text:a>
"]</text:p>
      <text:p text:style-name="P4">
标签: ['Джапарова', 'Євробачення', 'Конкурс']</text:p>
      <text:p text:style-name="P4">
类型: Article</text:p>
      <!--METADATA-->
      <text:p text:style-name="P4">
<draw:frame draw:style-name="fr1" draw:name="Image30" text:anchor-type="as-char" svg:width="6.9236in" svg:height="3.956343in" draw:z-index="0">
<draw:image xlink:href="../Images/yкринформ/2023-05-03T-161-02-00-03-00/630_360_1675165561-505.jpg" xlink:type="simple" xlink:show="embed" xlink:actuate="onLoad" draw:mime-type="image/jpeg"/>
</draw:frame>
欧洲电视网竞赛框架内的乌克兰文化计划将在标语下举行，以“我们为之奋斗的东西”向欧洲人解释该州目前克服的挑战。</text:p>
      <text:p text:style-name="P4">
这是由乌克兰媒体中心的第一任外交事务副部长艾米娜·德扎帕罗夫(Emina Dzhaparov)所说的。</text:p>
      <text:p text:style-name="P4">
她指出，俄罗斯宣传正在积极传播“乌克兰Utguvid”的神话。 第一任副部长说，在全球南方乃至以下欧洲国家的国家都可以听到这种叙述。</text:p>
      <text:p text:style-name="P4">
<draw:frame draw:style-name="fr1" draw:name="Image31" text:anchor-type="as-char" svg:width="6.9236in" svg:height="4.615733in" draw:z-index="0">
<draw:image xlink:href="../Images/yкринформ/2023-05-03T-161-02-00-03-00/1683121553-457.jpg" xlink:type="simple" xlink:show="embed" xlink:actuate="onLoad" draw:mime-type="image/jpeg"/>
</draw:frame>
“当我们想到促销措施(在欧洲电视网中 -  ed。)，如何说出我们的生活，我们面临的挑战(“为了我们的战斗”). Це сильна позиція.Ми хочемо розказати, за що і як ми боремося, чому ми боремося і чого мизрештою хочемо досягти", - сказала Джапарова.</text:p>
      <text:p text:style-name="P4">
Вона додала, що це позиція "не прохачів, а тих, хто бореться, а всі, хто знами, на правильному боці історії".</text:p>
      <text:p text:style-name="P4">
<text:span text:style-name="T4">
Читайте також:</text:span>
 <text:a xlink:type="simple" xlink:href="https://www.ukrinform.ua/rubric-diaspora/3703112-u-liverpuli-do-evrobacenna-vstanovili-spivocih-soloviv.html" text:style-name="Internet_20_link" text:visited-style-name="Visited_20_Internet_20_Link">
 <text:span text:style-name="T4">
Євробачення</text:span>
 </text:a>
第一任副部长强调说：“只有这样，我们才必须广播这一信息。”</text:p>
      <text:p text:style-name="P4">
正如乌克林福姆报道的歌曲大赛“ <text:a xlink:type="simple" xlink:href="https://www.ukrinform.ua/tag-evrobacenna" text:style-name="Internet_20_link" text:visited-style-name="Visited_20_Internet_20_Link">
</text:a>
-2023»将在乌克兰之后在利物浦举行，这是由斯塔法尼亚歌曲的卡卢什乐团Stefania歌曲赢得的，由于俄罗斯入侵引起的安全恐惧而无法遵守进行比赛的要求。</text:p>
      <text:p text:style-name="P4">
比赛的半决赛将于5月9日至11日，决赛 -  5月13日。 乌克兰将以钢铁之歌代表乌克兰。</text:p>
      <text:p text:style-name="P4">
News Source: <text:a xlink:type="simple" xlink:href="https://www.ukrinform.ua/rubric-culture/3704244-kulturna-programa-ukraini-na-evrobacenni-prohoditime-pid-gaslom-za-so-mi-boremosa-dzaparova.html" text:style-name="Internet_20_link" text:visited-style-name="Visited_20_Internet_20_Link">
https://www.ukrinform.ua/rubric-culture/3704244-kulturna-programa-ukraini-na-evrobacenni-prohoditime-pid-gaslom-za-so-mi-boremosa-dzaparova.html</text:a>
</text:p>
      <!--NEWS-->
      <text:h text:style-name="P10" text:outline-level="1">
<text:span text:style-name="T4">
Podolyak-关于ZPP上的情况：俄罗斯人正在寻找升级的步骤</text:span>
</text:h>
      <text:p text:style-name="P4">
作者: Ukrinform (Person)</text:p>
      <text:p text:style-name="P4">
出版商: Укринформ (Organization)</text:p>
      <text:p text:style-name="P4">
出版时间: 2023-05-03T-16:27:00+03:00</text:p>
      <text:p text:style-name="P4">
修改时间: 2023-05-03T23:27:00+03:00</text:p>
      <text:p text:style-name="P4">
描述: 俄罗斯入侵者不断使用Zaporizhhya NPP进行勒索，并找到升级的步骤。  - 乌克林。</text:p>
      <text:p text:style-name="P4">
图片: ["<text:a xlink:type="simple" xlink:href="https://static.ukrinform.com/photos/2022_11/thumb_files/630_360_1669378288-941.jpg" text:style-name="Internet_20_link" text:visited-style-name="Visited_20_Internet_20_Link">
630_360_16693...</text:a>
"]</text:p>
      <text:p text:style-name="P4">
标签: ['Шантаж', 'Подоляк', 'Запорізька АЕС', 'Ядерна безпека', 'Війна з росією', 'Єдині новини']</text:p>
      <text:p text:style-name="P4">
类型: Article</text:p>
      <!--METADATA-->
      <text:p text:style-name="P4">
<draw:frame draw:style-name="fr1" draw:name="Image32" text:anchor-type="as-char" svg:width="6.9236in" svg:height="3.956343in" draw:z-index="0">
<draw:image xlink:href="../Images/yкринформ/2023-05-03T-16-27-00-03-00/630_360_1669378288-941.jpg" xlink:type="simple" xlink:show="embed" xlink:actuate="onLoad" draw:mime-type="image/jpeg"/>
</draw:frame>
俄罗斯 - 轴不断使用Zaporizhhya NPP进行勒索，并寻找步骤升级。</text:p>
      <text:p text:style-name="P4">
因此，Op Mikhail Podolyak负责人的顾问评论了俄罗斯通讯员第四个单位涡轮室中俄罗斯设备和炸药的放置。</text:p>
      <text:p text:style-name="P4">
“他们正在寻找某些升级步骤。他们期望某些步骤，乌克兰的某些收缩者……他们意识到Zpeu永远不会是俄罗斯人，他们没有将其启用到系统中。因此，他们现在将其用作锤子，” Podolyak说。 在“唯一新闻”的空中，</text:p>
      <text:p text:style-name="P4">
据他介绍，俄罗斯正在寻找机会来影响乌克兰而是西方国家。</text:p>
      <text:p text:style-name="P4">
<text:span text:style-name="T4">
另请阅读：</text:span>
 <text:a xlink:type="simple" xlink:href="https://www.ukrinform.ua/rubric-polytics/3701234-tilki-povnij-kontrol-ukraini-nad-zaes-garantue-bezpeku-evropi-zelenskij.html" text:style-name="Internet_20_link" text:visited-style-name="Visited_20_Internet_20_Link">
<text:span text:style-name="T4">
 zpp </text:span>
</text:a>
“他们尝试了这些不同的原始步骤。在这里，他们说，看，我们设计了<text:a xlink:type="simple" xlink:href="https://www.ukrinform.ua/tag-vibuhivka" text:style-name="Internet_20_link" text:visited-style-name="Visited_20_Internet_20_Link">
</text:a>
，被替换了。 如果您不听我们的话，请不要强迫乌克兰屈服，我们将使用。 这是升级和勒索，” Podolyak说。</text:p>
      <text:p text:style-name="P4">
作为 <text:a xlink:type="simple" xlink:href="https://www.ukrinform.ua/rubric-ato/3704399-rosiani-rozmistili-v-4mu-bloci-zaes-vijskovu-tehniku-ta-vibuhivku.html" text:style-name="Internet_20_link" text:visited-style-name="Visited_20_Internet_20_Link">
 </text:a>
国际原子能机构的代表告知了这一事实，即俄罗斯军事装备的占领者，塔夫布库夫卡的武器在Zaporizhzhia NPP的动力部门涡轮部门的场所中。</text:p>
      <text:p text:style-name="P4">
此外，在其他生产设施中，将非正式渠道提交了设备，武器和炸药的SNRCU信息存储，包括维修，机械车间和电力单元的屋顶。</text:p>
      <text:p text:style-name="P4">
<text:span text:style-name="T4">
另请阅读：</text:span>
 <text:a xlink:type="simple" xlink:href="https://www.ukrinform.ua/rubric-ato/3701367-rosiani-buduut-na-reaktornih-blokah-zaes-oboronni-sporudi-britanska-rozvidka.html" text:style-name="Internet_20_link" text:visited-style-name="Visited_20_Internet_20_Link">
<text:span text:style-name="T4">
 zpp </text:span>
</text:a>
核监管的州督察呼吁国际社会对侵略国的行动的合并和决定性反应，对俄罗斯俄罗斯核工业的企业对俄罗斯富裕人士的核工业进行了严厉的制裁。 该部门还强调，俄罗斯联邦应该在国际原子能机构和其他国际机构中提出所有使用核能的权利和特权。</text:p>
      <text:p text:style-name="P4">
News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Shakhtar和Dynamo在UEFA前50个俱乐部评分中</text:span>
</text:h>
      <text:p text:style-name="P4">
作者: Ukrinform (Person)</text:p>
      <text:p text:style-name="P4">
出版商: Укринформ (Organization)</text:p>
      <text:p text:style-name="P4">
出版时间: 2023-05-03T-18:11:34+03:00</text:p>
      <text:p text:style-name="P4">
修改时间: 2023-05-03T23:11:34+03:00</text:p>
      <text:p text:style-name="P4">
描述: 足球欧洲杯的半决赛阶段将于下周开始。  - 乌克林。</text:p>
      <text:p text:style-name="P4">
图片: ["<text:a xlink:type="simple" xlink:href="https://static.ukrinform.com/photos/2023_05/thumb_files/630_360_1683144654-361.jpg" text:style-name="Internet_20_link" text:visited-style-name="Visited_20_Internet_20_Link">
630_360_16831...</text:a>
"]</text:p>
      <text:p text:style-name="P4">
标签: ['Динамо', 'Футбол', 'Рейтинг', 'УЄФА', 'Шахтар']</text:p>
      <text:p text:style-name="P4">
类型: Article</text:p>
      <!--METADATA-->
      <text:p text:style-name="P4">
<draw:frame draw:style-name="fr1" draw:name="Image33" text:anchor-type="as-char" svg:width="6.9236in" svg:height="3.956343in" draw:z-index="0">
<draw:image xlink:href="../Images/yкринформ/2023-05-03T-18-11-34-03-00/630_360_1683144654-361.jpg" xlink:type="simple" xlink:show="embed" xlink:actuate="onLoad" draw:mime-type="image/jpeg"/>
</draw:frame>
足球欧洲杯的半决赛阶段将于下周开始。</text:p>
      <text:p text:style-name="P4">
根据官方信息<text:a xlink:type="simple" xlink:href="https://ru.uefa.com/nationalassociations/uefarankings/club/#/yr/2023" text:style-name="Internet_20_link" text:visited-style-name="Visited_20_Internet_20_Link">
</text:a>
欧洲足球协会的联盟(欧法)乌克林福姆报道，排名前50个俱乐部的评分包括两支乌克兰球队 - 夏克塔尔·顿涅茨克和迪纳诺·基夫(Dynamo Kyiv)，该团队在2012/23赛季停止了演讲。</text:p>
      <text:p text:style-name="P4">
矿工在第一个第50位排名第25位，白色和蓝色连接。</text:p>
      <text:p text:style-name="P4">
评级由曼城领导，其次是巴伐利亚和切尔西。</text:p>
      <text:p text:style-name="P4">
<text:span text:style-name="T4">
另请阅读：</text:span>
 <text:a xlink:type="simple" xlink:href="https://www.ukrinform.ua/rubric-sports/3703342-kalendar-golovnih-sportivnih-podij-travna-rozpocav-cempionat-svitu-z-boksu.html" text:style-name="Internet_20_link" text:visited-style-name="Visited_20_Internet_20_Link">
</text:a>
据报道，在欧洲冠军联赛的1/2总决赛中，“真实”  - “曼彻斯特城”和“米兰”  - “国际”，凭借欧罗巴联赛决赛的凭证“罗马”  - “拜耳”和“尤文图斯”  - “塞维利亚”，以及在大会联盟的半决赛中，西海 - 阿尔克马拉克和菲利里尼娜 - 巴塞尔 - 巴塞尔 - 巴塞尔。</text:p>
      <text:p text:style-name="P4">
News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在Sivershchyna和Slobozhanschyna的指示，俄罗斯军队炮击了Hasychivka，Yeline，Blesh ...</text:span>
</text:h>
      <text:p text:style-name="P4">
作者: liveuamap (Language: en)</text:p>
      <text:p text:style-name="P4">
时间: 2023-05-03T-1:13:00</text:p>
      <text:p text:style-name="P4">
地点: Vovchansk (Latitude:50.29197 Longtitude:37.52518)</text:p>
      <text:p text:style-name="P4">
视频: []</text:p>
      <text:p text:style-name="P4">
图片: []</text:p>
      <text:p text:style-name="P4">
标签: ["Russia"]</text:p>
      <text:p text:style-name="P4">
Id: 22560161</text:p>
      <!--METADATA-->
      <text:p text:style-name="P4">
在Sivershchyna和Slbozhanschyna的指示，俄罗斯军队壳，Yeline，Bloshnya，Karpovychi，Tymonovychi，Leonivka和Muravyi。 Znob-novhoodske, Uralove, Seredyna-Buda, Kucherivka, Rivne, Vorozhba, Volfyne, Mykolayivka, Myropillya of Sumy Region, ALSO VETERYNARYNARYNARYNARYNARY D Potykhonove of Kharkiv Region, - Generalstaff of Armed Forces of Ukraine Says in the Morning Report</text:p>
      <text:p text:style-name="P4">
新闻集链接：(https://liveuamap.com/en/2023/3-may-at-sivershchyna-and-slobozhanschyna-directions-russian)</text:p>
      <text:p text:style-name="P4">
News Source: <text:a xlink:type="simple" xlink:href="https://t.me/lumsrc/4668" text:style-name="Internet_20_link" text:visited-style-name="Visited_20_Internet_20_Link">
https://t.me/lumsrc/4668</text:a>
</text:p>
      <!--NEWS-->
      <text:h text:style-name="P10" text:outline-level="1">
<text:span text:style-name="T4">
总统感谢新西兰扩大了为乌克兰的帮助</text:span>
</text:h>
      <text:p text:style-name="P4">
作者: Ukrinform (Person)</text:p>
      <text:p text:style-name="P4">
出版商: Укринформ (Organization)</text:p>
      <text:p text:style-name="P4">
出版时间: 2023-05-03T-20:06:00+03:00</text:p>
      <text:p text:style-name="P4">
修改时间: 2023-05-03T23:06:00+03:00</text:p>
      <text:p text:style-name="P4">
描述: Volodymyr Zelensky感谢新西兰决定在包括国防在内的许多领域扩大乌克兰的协助。  - 乌克林。</text:p>
      <text:p text:style-name="P4">
图片: ["<text:a xlink:type="simple" xlink:href="https://static.ukrinform.com/photos/2023_01/thumb_files/630_360_1672867454-460.jpeg" text:style-name="Internet_20_link" text:visited-style-name="Visited_20_Internet_20_Link">
630_360_16728...</text:a>
"]</text:p>
      <text:p text:style-name="P4">
标签: ['Оборона', 'Нова Зеландія', 'допомога', 'Зеленський', 'Війна з росією']</text:p>
      <text:p text:style-name="P4">
类型: Article</text:p>
      <!--METADATA-->
      <text:p text:style-name="P4">
<draw:frame draw:style-name="fr1" draw:name="Image34" text:anchor-type="as-char" svg:width="6.9236in" svg:height="3.956343in" draw:z-index="0">
<draw:image xlink:href="../Images/yкринформ/2023-05-03T-20-06-00-03-00/630_360_1672867454-460.jpeg" xlink:type="simple" xlink:show="embed" xlink:actuate="onLoad" draw:mime-type="image/jpeg"/>
</draw:frame>
Volodymyr Zelensky感谢新西兰决定在包括国防在内的许多领域扩大乌克兰的决定。</text:p>
      <text:p text:style-name="P4">
Volodymyr Zelenskyy在<text:a xlink:type="simple" xlink:href="https://twitter.com/ZelenskyyUa/status/1653841136413290496" text:style-name="Internet_20_link" text:visited-style-name="Visited_20_Internet_20_Link">
</text:a>
，报道乌克林福姆。</text:p>
      <text:p text:style-name="P4">
总统写道：“我感谢新西兰政府和个人首相克里斯·希普金斯(Chris Hipkins)在国防，经济，人道主义和法律支持领域扩大了乌克兰的援助。”</text:p>
      <text:p text:style-name="Quotations">

<text:p text:style-name="P4">
感谢政府和个人总理<text:a xlink:type="simple" xlink:href="https://twitter.com/chrishipkins" text:style-name="Internet_20_link" text:visited-style-name="Visited_20_Internet_20_Link">
&gt;
</text:a>
关于在国防，经济，人道主义和法律支持领域扩大援助的决定。 特别感谢您决定继续准备军队。 我们感谢这种支持使我们更接近胜利!&gt;
&gt;
  -  Volodymyr Zelenskyy(@zelenskyyua) <text:a xlink:type="simple" xlink:href="https://twitter.com/ZelenskyyUa/status/1653841136413290496" text:style-name="Internet_20_link" text:visited-style-name="Visited_20_Internet_20_Link">
&gt;
 </text:a>
国家元首特别感谢决定继续准备乌克兰军队。</text:p>

</text:p>
      <text:p text:style-name="P4">
泽伦斯基强调：“我们感谢这一支持使我们更接近胜利!”</text:p>
      <text:p text:style-name="P4">
<text:span text:style-name="T4">
另请阅读：</text:span>
 <text:a xlink:type="simple" xlink:href="https://www.ukrinform.ua/rubric-ato/3704409-zelenskij-podakuvav-ssa-za-novij-paket-oboronnoi-dopomogi.html" text:style-name="Internet_20_link" text:visited-style-name="Visited_20_Internet_20_Link">
<text:span text:style-name="T4">
谢谢</text:span>
</text:a>
如报道，<text:a xlink:type="simple" xlink:href="https://www.ukrinform.ua/rubric-polytics/3704073-nova-zelandia-zbilsit-finansovu-pidtrimku-ukraini-ta-rozsirit-sankcii-proti-rf.html" text:style-name="Internet_20_link" text:visited-style-name="Visited_20_Internet_20_Link">
</text:a>
关于乌克兰支持的增加，宣布分配500万美元(310万美元)进行许多倡议。</text:p>
      <text:p text:style-name="P4">
_foto：op _</text:p>
      <text:p text:style-name="P4">
News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总统感谢新西兰扩大了为乌克兰的帮助</text:span>
</text:h>
      <text:p text:style-name="P4">
作者: Ukrinform (Person)</text:p>
      <text:p text:style-name="P4">
出版商: Укринформ (Organization)</text:p>
      <text:p text:style-name="P4">
出版时间: 2023-05-03T-20:06:00+03:00</text:p>
      <text:p text:style-name="P4">
修改时间: 2023-05-03T23:06:00+03:00</text:p>
      <text:p text:style-name="P4">
描述: Volodymyr Zelensky感谢新西兰决定在包括国防在内的许多领域扩大乌克兰的协助。  - 乌克林。</text:p>
      <text:p text:style-name="P4">
图片: ["<text:a xlink:type="simple" xlink:href="https://static.ukrinform.com/photos/2023_01/thumb_files/630_360_1672867454-460.jpeg" text:style-name="Internet_20_link" text:visited-style-name="Visited_20_Internet_20_Link">
630_360_16728...</text:a>
"]</text:p>
      <text:p text:style-name="P4">
标签: ['Оборона', 'Нова Зеландія', 'допомога', 'Зеленський', 'Війна з росією']</text:p>
      <text:p text:style-name="P4">
类型: Article</text:p>
      <!--METADATA-->
      <text:p text:style-name="P4">
<draw:frame draw:style-name="fr1" draw:name="Image35" text:anchor-type="as-char" svg:width="6.9236in" svg:height="3.956343in" draw:z-index="0">
<draw:image xlink:href="../Images/yкринформ/2023-05-03T-20-06-00-03-00/630_360_1672867454-460.jpeg" xlink:type="simple" xlink:show="embed" xlink:actuate="onLoad" draw:mime-type="image/jpeg"/>
</draw:frame>
Volodymyr Zelensky感谢新西兰决定在包括国防在内的许多领域扩大乌克兰的决定。</text:p>
      <text:p text:style-name="P4">
Volodymyr Zelenskyy在<text:a xlink:type="simple" xlink:href="https://twitter.com/ZelenskyyUa/status/1653841136413290496" text:style-name="Internet_20_link" text:visited-style-name="Visited_20_Internet_20_Link">
</text:a>
，报道乌克林福姆。</text:p>
      <text:p text:style-name="P4">
总统写道：“我感谢新西兰政府和个人首相克里斯·希普金斯(Chris Hipkins)在国防，经济，人道主义和法律支持领域扩大了乌克兰的援助。”</text:p>
      <text:p text:style-name="Quotations">

<text:p text:style-name="P4">
感谢政府和个人总理<text:a xlink:type="simple" xlink:href="https://twitter.com/chrishipkins" text:style-name="Internet_20_link" text:visited-style-name="Visited_20_Internet_20_Link">
&gt;
</text:a>
关于在国防，经济，人道主义和法律支持领域扩大援助的决定。 特别感谢您决定继续准备军队。 我们感谢这种支持使我们更接近胜利!&gt;
&gt;
  -  Volodymyr Zelenskyy(@zelenskyyua) <text:a xlink:type="simple" xlink:href="https://twitter.com/ZelenskyyUa/status/1653841136413290496" text:style-name="Internet_20_link" text:visited-style-name="Visited_20_Internet_20_Link">
&gt;
 </text:a>
国家元首特别感谢决定继续准备乌克兰军队。</text:p>

</text:p>
      <text:p text:style-name="P4">
泽伦斯基强调：“我们感谢这一支持使我们更接近胜利!”</text:p>
      <text:p text:style-name="P4">
<text:span text:style-name="T4">
另请阅读：</text:span>
 <text:a xlink:type="simple" xlink:href="https://www.ukrinform.ua/rubric-ato/3704409-zelenskij-podakuvav-ssa-za-novij-paket-oboronnoi-dopomogi.html" text:style-name="Internet_20_link" text:visited-style-name="Visited_20_Internet_20_Link">
<text:span text:style-name="T4">
谢谢</text:span>
</text:a>
如报道，<text:a xlink:type="simple" xlink:href="https://www.ukrinform.ua/rubric-polytics/3704073-nova-zelandia-zbilsit-finansovu-pidtrimku-ukraini-ta-rozsirit-sankcii-proti-rf.html" text:style-name="Internet_20_link" text:visited-style-name="Visited_20_Internet_20_Link">
</text:a>
关于乌克兰支持的增加，宣布分配500万美元(310万美元)进行许多倡议。</text:p>
      <text:p text:style-name="P4">
_foto：op _</text:p>
      <text:p text:style-name="P4">
News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乌克兰游击队为卢根斯克的俄罗斯人准备“礼物”  - 国家研究的中心</text:span>
</text:h>
      <text:p text:style-name="P4">
作者: Ukrinform (Person)</text:p>
      <text:p text:style-name="P4">
出版商: Укринформ (Organization)</text:p>
      <text:p text:style-name="P4">
出版时间: 2023-05-03T-23:49:00+03:00</text:p>
      <text:p text:style-name="P4">
修改时间: 2023-05-03T22:49:00+03:00</text:p>
      <text:p text:style-name="P4">
描述: 在暂时捕获的卢甘斯克（Lugansk）中，乌克兰地下继续运作，这再次“祝贺”入侵者。  - 乌克林。</text:p>
      <text:p text:style-name="P4">
图片: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标签: ['Луганськ', 'Війна з росією']</text:p>
      <text:p text:style-name="P4">
类型: Article</text:p>
      <!--METADATA-->
      <text:p text:style-name="P4">
<draw:frame draw:style-name="fr1" draw:name="Image36" text:anchor-type="as-char" svg:width="6.9236in" svg:height="3.956343in" draw:z-index="0">
<draw:image xlink:href="../Images/yкринформ/2023-05-03T-23-49-00-03-00/630_360_1607727724-253.jpg" xlink:type="simple" xlink:show="embed" xlink:actuate="onLoad" draw:mime-type="image/jpeg"/>
</draw:frame>
乌克兰地下继续运营被俘虏的卢甘斯克，这再次“祝贺”入侵者。</text:p>
      <text:p text:style-name="P4">
正如乌克林福姆报道的那样，它报道了<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37" text:anchor-type="as-char" svg:width="5.625in" svg:height="10.0in" draw:z-index="0">
<draw:image xlink:href="../Images/yкринформ/2023-05-03T-23-49-00-03-00/1683126218-153.jpeg" xlink:type="simple" xlink:show="embed" xlink:actuate="onLoad" draw:mime-type="image/jpeg"/>
</draw:frame>
<draw:frame draw:style-name="fr1" draw:name="Image38" text:anchor-type="as-char" svg:width="5.625in" svg:height="10.0in" draw:z-index="0">
<draw:image xlink:href="../Images/yкринформ/2023-05-03T-23-49-00-03-00/1683126218-920.jpeg" xlink:type="simple" xlink:show="embed" xlink:actuate="onLoad" draw:mime-type="image/jpeg"/>
</draw:frame>
<draw:frame draw:style-name="fr1" draw:name="Image39" text:anchor-type="as-char" svg:width="5.625in" svg:height="10.0in" draw:z-index="0">
<draw:image xlink:href="../Images/yкринформ/2023-05-03T-23-49-00-03-00/1683126217-824.jpeg" xlink:type="simple" xlink:show="embed" xlink:actuate="onLoad" draw:mime-type="image/jpeg"/>
</draw:frame>
<text:span text:style-name="T4">
另请阅读：</text:span>
 <text:a xlink:type="simple" xlink:href="https://www.ukrinform.ua/rubric-regions/3703944-na-lugansini-masovo-dezertiruut-bojoviki-lnr.html" text:style-name="Internet_20_link" text:visited-style-name="Visited_20_Internet_20_Link">
</text:a>
这意味着在武装部队的反击期间，他们都无法流动。</text:p>
      <text:p text:style-name="P4">
如前所述，上周占领“ Zhovtastrichka”的公共运动的激进主义者在暂时占领的卢汉斯克(Luhansk)上进行了爱国行动。</text:p>
      <text:p text:style-name="P4">
News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由于在Zaporozhye进行了夜间火箭袭击的结果，有44座房屋损坏</text:span>
</text:h>
      <text:p text:style-name="P4">
作者: Ukrinform (Person)</text:p>
      <text:p text:style-name="P4">
出版商: Укринформ (Organization)</text:p>
      <text:p text:style-name="P4">
出版时间: 2023-05-03T-25:42:00+03:00</text:p>
      <text:p text:style-name="P4">
修改时间: 2023-05-03T22:42:00+03:00</text:p>
      <text:p text:style-name="P4">
描述: 晚上，昨晚敌方军队在Zaporozhye击中了C-300导弹。 44家私人房屋损坏。  - 乌克林。</text:p>
      <text:p text:style-name="P4">
图片: ["<text:a xlink:type="simple" xlink:href="https://static.ukrinform.com/photos/2023_05/thumb_files/630_360_1683142850-921.jpg" text:style-name="Internet_20_link" text:visited-style-name="Visited_20_Internet_20_Link">
630_360_16831...</text:a>
"]</text:p>
      <text:p text:style-name="P4">
标签: ['Обстріл', 'Запоріжжя', 'Війна з росією']</text:p>
      <text:p text:style-name="P4">
类型: Article</text:p>
      <!--METADATA-->
      <text:p text:style-name="P4">
<draw:frame draw:style-name="fr1" draw:name="Image40" text:anchor-type="as-char" svg:width="6.9236in" svg:height="3.956343in" draw:z-index="0">
<draw:image xlink:href="../Images/yкринформ/2023-05-03T-25-42-00-03-00/630_360_1683142850-921.jpg" xlink:type="simple" xlink:show="embed" xlink:actuate="onLoad" draw:mime-type="image/jpeg"/>
</draw:frame>
晚上，昨晚陆军在Zaporozhy击中了C-300导弹。 44家私人房屋损坏。</text:p>
      <text:p text:style-name="P4">
关于<text:a xlink:type="simple" xlink:href="https://t.me/kurtievofficial/10498" text:style-name="Internet_20_link" text:visited-style-name="Visited_20_Internet_20_Link">
</text:a>
乌克林福姆报道，Zaporizhzhia的城市负责人报告了Anatoliy Kurb。</text:p>
      <text:p text:style-name="P4">
他写道：“现在众所周知，这座城市的44座私人建筑受伤。”</text:p>
      <text:p text:style-name="P4">
<text:span text:style-name="T4">
另请阅读：</text:span>
 <text:a xlink:type="simple" xlink:href="https://www.ukrinform.ua/rubric-ato/3704152-po-zaporizzu-rosiani-vdarili-raketou-iskanderm-policia.html" text:style-name="Internet_20_link" text:visited-style-name="Visited_20_Internet_20_Link">
<text:span text:style-name="T4">
 Zaporizhia </text:span>
</text:a>
白天，城市急诊服务的专家，“ Zaporizhremservice”和“ Eluas”的工人以及志愿者“ Dobrobat”拆除了受损的结构，“关闭”窗户，修复了屋顶，收集和出口垃圾。 该工程使用了来自城市保护区和人道主义任务“ Proliska”的材料。</text:p>
      <text:p text:style-name="P4">
此外，市议会的一个帐篷迅速部署，涉及2辆公共巴士，可以喝茶或咖啡。 社会工作者，心理学家，政府代表和CNAP建议了惊喜房屋的居民。 人道主义组织“无国界的医生”为人们提供了卫生工具包和毯子。</text:p>
      <text:p text:style-name="P4">
<text:span text:style-name="T4">
另请阅读：</text:span>
 <text:a xlink:type="simple" xlink:href="https://www.ukrinform.ua/rubric-other_news/3703997-raketnij-udar-po-zaporizzu-do-medikiv-iz-uskodzennami-zvernulisa-devatero-ludej.html" text:style-name="Internet_20_link" text:visited-style-name="Visited_20_Internet_20_Link">
<text:span text:style-name="T4">
 Zaporizhia </text:span>
</text:a>
这项工作将于明天继续。</text:p>
      <text:p text:style-name="P4">
据报道，5月3日，大约01:25敌人击中了导弹罢工。 9名居民转向医生，但人们不需要住院。</text:p>
      <text:p text:style-name="P4">
News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无人机攻击克里姆林宫：白宫对俄罗斯联邦挑衅的可能性发表了评论</text:span>
</text:h>
      <text:p text:style-name="P4">
作者: Ukrinform (Person)</text:p>
      <text:p text:style-name="P4">
出版商: Укринформ (Organization)</text:p>
      <text:p text:style-name="P4">
出版时间: 2023-05-03T-27:30:00+03:00</text:p>
      <text:p text:style-name="P4">
修改时间: 2023-05-03T22:30:00+03:00</text:p>
      <text:p text:style-name="P4">
描述: 在这种情况下，无人机对克里姆林宫的打击，美国宁愿不着急发表声明，而要等待特定的事实。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Безпілотник', 'Кремль', 'США', 'Білий дім']</text:p>
      <text:p text:style-name="P4">
类型: Article</text:p>
      <!--METADATA-->
      <text:p text:style-name="P4">
<draw:frame draw:style-name="fr1" draw:name="Image41" text:anchor-type="as-char" svg:width="6.9236in" svg:height="3.956343in" draw:z-index="0">
<draw:image xlink:href="../Images/yкринформ/2023-05-03T-27-30-00-03-00/630_360_1664390405-973.jpg" xlink:type="simple" xlink:show="embed" xlink:actuate="onLoad" draw:mime-type="image/jpeg"/>
</draw:frame>
克里姆林宫的无人机驾驶员宁愿不要急于赶往美国，而特定的事实是已知的。</text:p>
      <text:p text:style-name="P4">
根据乌克林代表通讯员的说法，白宫女发言人卡琳扬 - 普里尔(Karinjan-Prier)对此表示了这一问题，他回答了无人机是否可以在Centrimoskov挑衅俄罗斯人自己的问题。</text:p>
      <text:p text:style-name="P4">
“太早谈论……关于假国旗下的手术。 显然，俄罗斯拥有这种事情的历史。”她说。</text:p>
      <text:p text:style-name="P4">
白宫代表强调，她不想在这个话题上推测，因为美国现在无法确认有关乌克兰无人机对克里姆林宫袭击的报告的真实性。</text:p>
      <text:p text:style-name="P4">
<text:span text:style-name="T4">
另请阅读：</text:span>
 <text:a xlink:type="simple" xlink:href="https://www.ukrinform.ua/rubric-ato/3704385-ataka-na-kreml-abo-so-oznacaut-sodenni-udari-droniv-j-raket-na-zustricnih-kursah.html" text:style-name="Internet_20_link" text:visited-style-name="Visited_20_Internet_20_Link">
<text:span text:style-name="T4">
 kremlin </text:span>
</text:a>
当被问及普京是否被认为是华盛顿乌克兰军队的合法目标时，让·普里尔(Jean Prier)说，美国不鼓励乌克兰人采取这样的步骤。</text:p>
      <text:p text:style-name="P4">
美国政府代表强调说：“从这场冲突开始时，美国当然并没有鼓励和不让乌克兰能够在其边界之外罢工的能力。”</text:p>
      <text:p text:style-name="P4">
<text:span text:style-name="T4">
另请阅读：</text:span>
 <text:a xlink:type="simple" xlink:href="https://www.ukrinform.ua/rubric-polytics/3704355-zelenskij-mi-niaki-mesedzi-putinu-vze-davno-ne-vidpravlaemo.html" text:style-name="Internet_20_link" text:visited-style-name="Visited_20_Internet_20_Link">
</text:a>
据报道，俄罗斯总统的新闻服务宣布了反思(https://www.ukrinform.ua/tag-kreml)。 在莫斯科，他们认为乌克兰在胜利日前夕对俄罗斯联邦总统的任务进行了“计划的恐怖行动”。</text:p>
      <text:p text:style-name="P4">
总统 <text:a xlink:type="simple" xlink:href="http://www.ukrinform.ua/rubric-polytics/3704318-zelenskij-pro-udar-bezpilotnikiv-po-kremlu-mi-ne-atakuvali-ani-putina-ani-moskvu.html" text:style-name="Internet_20_link" text:visited-style-name="Visited_20_Internet_20_Link">
</text:a>
对普京的住所发动攻击，称俄罗斯领导人的操纵。</text:p>
      <text:p text:style-name="P4">
News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阿农业人从美国购买酿酒厂以制造现代企业-Shurma</text:span>
</text:h>
      <text:p text:style-name="P4">
作者: Ukrinform (Person)</text:p>
      <text:p text:style-name="P4">
出版商: Укринформ (Organization)</text:p>
      <text:p text:style-name="P4">
出版时间: 2023-05-03T-29:29:33+03:00</text:p>
      <text:p text:style-name="P4">
修改时间: 2023-05-03T22:29:33+03:00</text:p>
      <text:p text:style-name="P4">
描述: 来自各州的发行商通常是由阿农人购买的，以将其变成现代企业。  - 乌克林。</text:p>
      <text:p text:style-name="P4">
图片: ["<text:a xlink:type="simple" xlink:href="https://static.ukrinform.com/photos/2023_04/thumb_files/630_360_1681889366-329.jpg" text:style-name="Internet_20_link" text:visited-style-name="Visited_20_Internet_20_Link">
630_360_16818...</text:a>
"]</text:p>
      <text:p text:style-name="P4">
标签: ['Гроші', 'Аграрії', 'Спиртзавод']</text:p>
      <text:p text:style-name="P4">
类型: Article</text:p>
      <!--METADATA-->
      <text:p text:style-name="P4">
<draw:frame draw:style-name="fr1" draw:name="Image42" text:anchor-type="as-char" svg:width="6.9236in" svg:height="3.956343in" draw:z-index="0">
<draw:image xlink:href="../Images/yкринформ/2023-05-03T-29-29-33-03-00/630_360_1681889366-329.jpg" xlink:type="simple" xlink:show="embed" xlink:actuate="onLoad" draw:mime-type="image/jpeg"/>
</draw:frame>
来自各州的分配通常是由阿农人购买的，以转变为现代企业。</text:p>
      <text:p text:style-name="P4">
乌克林福姆报道，乌克兰Rostislav Shurma总统办公室副主任说，Televahorfon Welvaraphone是“ One News”。</text:p>
      <text:p text:style-name="P4">
“酿酒厂实际上是无利可图的，有时在过去的十个中保存下来，现在对它们非常有需求。 我们看到主要需求创造了农业。 不仅要购买现有的生产，还要将生产地点用于新的现代乙醇植物。这是私有化新工作和新的强大企业后企业重新审议的一个典型例子。” Shurma说。</text:p>
      <text:p text:style-name="P4">
<text:span text:style-name="T4">
另请阅读：</text:span>
 <text:a xlink:type="simple" xlink:href="https://www.ukrinform.ua/rubric-economy/3697821-zmensenna-normativu-viplati-dividendiv-derzavi-dla-ukrnafti-e-logicnim-krokom-surma.html" text:style-name="Internet_20_link" text:visited-style-name="Visited_20_Internet_20_Link">
<text:span text:style-name="T4">
 shurma </text:span>
</text:a>
据他说，总的来说，谈到国家拥有的企业的效率，99％的案件中的私人所有者比州所有者更有效。</text:p>
      <text:p text:style-name="P4">
乌克兰总统办公室副负责人指出，当大型企业的私有化程序将发生时，各州将对这些投资者的最佳性，他们的意图和计划感兴趣。 这是为了保持活动方向，以提高生产，新技术和企业本身的生产力。</text:p>
      <text:p text:style-name="P4">
Schurma充满信心，如果通过开放式营销来透明地组织私有化，那么您就可以获得公平的价格，以便企业真正有效并提供工作。</text:p>
      <text:p text:style-name="P4">
<text:span text:style-name="T4">
另请阅读：</text:span>
 <text:a xlink:type="simple" xlink:href="https://www.ukrinform.ua/rubric-economy/3697784-reforma-lisovoi-galuzi-vze-zabezpecila-piv-milarda-griven-pributku-surma.html" text:style-name="Internet_20_link" text:visited-style-name="Visited_20_Internet_20_Link">
<text:span text:style-name="T4">
 shurma </text:span>
</text:a>
据乌克林福姆报道，在2023年的第一季度，州预算获得了UAH 9.02亿的私有化，这是该州财产基金工作十年来的最佳指标，因为十年来相应的期限平均私有化带来了2.34亿UAH。</text:p>
      <text:p text:style-name="P4">
News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Kondratyuk讲话说明与以色列的关系发展</text:span>
</text:h>
      <text:p text:style-name="P4">
作者: Ukrinform (Person)</text:p>
      <text:p text:style-name="P4">
出版商: Укринформ (Organization)</text:p>
      <text:p text:style-name="P4">
出版时间: 2023-05-03T-31:17:38+03:00</text:p>
      <text:p text:style-name="P4">
修改时间: 2023-05-03T22:17:38+03:00</text:p>
      <text:p text:style-name="P4">
描述: 乌克兰应扩大合作伙伴的范围，并与以色列建立关系。  - 乌克林。</text:p>
      <text:p text:style-name="P4">
图片: ["<text:a xlink:type="simple" xlink:href="https://static.ukrinform.com/photos/2022_05/thumb_files/630_360_1652785404-401.jpg" text:style-name="Internet_20_link" text:visited-style-name="Visited_20_Internet_20_Link">
630_360_16527...</text:a>
"]</text:p>
      <text:p text:style-name="P4">
标签: ['Ізраїль', 'Кондратюк', 'Єдині новини']</text:p>
      <text:p text:style-name="P4">
类型: Article</text:p>
      <!--METADATA-->
      <text:p text:style-name="P4">
<draw:frame draw:style-name="fr1" draw:name="Image43" text:anchor-type="as-char" svg:width="6.9236in" svg:height="3.956343in" draw:z-index="0">
<draw:image xlink:href="../Images/yкринформ/2023-05-03T-31-17-38-03-00/630_360_1652785404-401.jpg" xlink:type="simple" xlink:show="embed" xlink:actuate="onLoad" draw:mime-type="image/jpeg"/>
</draw:frame>
乌克兰正在扩大合作伙伴的范围，并发展与以色列的关系。</text:p>
      <text:p text:style-name="P4">
Verkhovna Rada副董事长Olena Kondratyuk在Eviritelvagraphon“ One News”中说，这是与以色列议会代表团会面的评论。</text:p>
      <text:p text:style-name="P4">
“欧洲国家与乌克兰处于密切的联系，在全面战争期间，我们并不是一次不同级别的一次访问。 我们与来自美国和英国的合作伙伴有这样的枪支。 但是有了以色列，还有其他事情，在这段时间里，以色列没有淹没乌克兰代表团。 最近，我们是外交大臣的首次访问，”康德拉蒂克说。</text:p>
      <text:p text:style-name="P4">
<text:span text:style-name="T4">
另请阅读：</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她认为，这是错误的情况，因为以色列是东部地区的重要国家，并且在世界体系中起着非常重要的作用。</text:p>
      <text:p text:style-name="P4">
Kondratyuk强调说：“以色列的声音对我们在联合国非常重要，在联合国，我们想考虑我们将准备驱逐出境的决议，并强迫乌克兰儿童出口到俄罗斯联邦。”</text:p>
      <text:p text:style-name="P4">
根据Visespicker的说法，以色列在乌克兰有立场，不打算补充基辅武器，但“这并不意味着我们不应该建立对话”。</text:p>
      <text:p text:style-name="P4">
<text:span text:style-name="T4">
另请阅读：</text:span>
 <text:a xlink:type="simple" xlink:href="https://www.ukrinform.ua/rubric-society/3703257-izrail-mae-veliceznij-potencial-dla-likuvanna-ukrainskih-zahisnikiv-kondratuk.html" text:style-name="Internet_20_link" text:visited-style-name="Visited_20_Internet_20_Link">
<text:span text:style-name="T4">
 kondratyuk </text:span>
</text:a>
“由于以色列是一个议会国家，它看起来很合乎逻辑。</text:p>
      <text:p text:style-name="P4">
据报道，由Verkhovna Rada Rada Elena Kondratyuk副负责人领导的乌克兰议会代表团在以色列。 特别是，她与来自议会友谊集团乌克兰 - 以色列的同事会面。</text:p>
      <text:p text:style-name="P4">
News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乌克兰的初级团队将与柔道一起在欧洲杯的法国舞台上演出</text:span>
</text:h>
      <text:p text:style-name="P4">
作者: Ukrinform (Person)</text:p>
      <text:p text:style-name="P4">
出版商: Укринформ (Organization)</text:p>
      <text:p text:style-name="P4">
出版时间: 2023-05-03T-33:13:00+03:00</text:p>
      <text:p text:style-name="P4">
修改时间: 2023-05-03T22:13:00+03:00</text:p>
      <text:p text:style-name="P4">
描述: 5月6日至7日，在夏季奥林匹克运动会的首都（法国）将在欧洲杯的另一个阶段与柔道一起举行。  - 乌克林。</text:p>
      <text:p text:style-name="P4">
图片: ["<text:a xlink:type="simple" xlink:href="https://static.ukrinform.com/photos/2023_05/thumb_files/630_360_1683026580-552.jpg" text:style-name="Internet_20_link" text:visited-style-name="Visited_20_Internet_20_Link">
630_360_16830...</text:a>
"]</text:p>
      <text:p text:style-name="P4">
标签: ['Дзюдо']</text:p>
      <text:p text:style-name="P4">
类型: Article</text:p>
      <!--METADATA-->
      <text:p text:style-name="P4">
<draw:frame draw:style-name="fr1" draw:name="Image44" text:anchor-type="as-char" svg:width="6.9236in" svg:height="3.956343in" draw:z-index="0">
<draw:image xlink:href="../Images/yкринформ/2023-05-03T-33-13-00-03-00/630_360_1683026580-552.jpg" xlink:type="simple" xlink:show="embed" xlink:actuate="onLoad" draw:mime-type="image/jpeg"/>
</draw:frame>
在奥运会-2024巴黎的首都(法国)5月6日至7日，Cubkayevrop的下一个阶段将在大三中与柔道进行。</text:p>
      <text:p text:style-name="P4">
正如官员通知<text:a xlink:type="simple" xlink:href="https://www.ijf.org/competition/2483" text:style-name="Internet_20_link" text:visited-style-name="Visited_20_Internet_20_Link">
</text:a>
国际柔道联合会(IJF)乌克林福姆报道，来自22个国家的377名运动员将在比赛中表演。</text:p>
      <text:p text:style-name="P4">
乌克兰国家队将代表五名犹太人：Skiivshchyna地区的Yevgeny Porochenko(重量类别高达66公斤)Khmelnichan Vsevolod Klimov(90公斤)，Oleksandr Tohtamysh，基辅(81公斤)，Yaroslav Yezhov(进攻-90公斤)和fediriaroshenko(超过100公斤).</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欧洲杯大三的最后阶段将于5月13日至14日在考纳斯举行(立陶宛)5月20日至21日在Malase中(西班牙).</text:p>
      <text:p text:style-name="P4">
Фото: ukrainejudo.com.</text:p>
      <text:p text:style-name="P4">
News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Zelensky感谢美国的新防御计划</text:span>
</text:h>
      <text:p text:style-name="P4">
作者: Ukrinform (Person)</text:p>
      <text:p text:style-name="P4">
出版商: Укринформ (Organization)</text:p>
      <text:p text:style-name="P4">
出版时间: 2023-05-03T-35:11:00+03:00</text:p>
      <text:p text:style-name="P4">
修改时间: 2023-05-03T22:11:00+03:00</text:p>
      <text:p text:style-name="P4">
描述: Volodymyr Zelensky感谢美国在安全与国防领域的新巨头向乌克兰提供，其中主要包括弹药和武装部队所需的其他武器。  - 乌克林。</text:p>
      <text:p text:style-name="P4">
图片: ["<text:a xlink:type="simple" xlink:href="https://static.ukrinform.com/photos/2023_03/thumb_files/630_360_1677855839-566.jpg" text:style-name="Internet_20_link" text:visited-style-name="Visited_20_Internet_20_Link">
630_360_16778...</text:a>
"]</text:p>
      <text:p text:style-name="P4">
标签: ['США', 'Зброя', 'допомога', 'Зеленський', 'Війна з росією']</text:p>
      <text:p text:style-name="P4">
类型: Article</text:p>
      <!--METADATA-->
      <text:p text:style-name="P4">
<draw:frame draw:style-name="fr1" draw:name="Image45" text:anchor-type="as-char" svg:width="6.9236in" svg:height="3.956343in" draw:z-index="0">
<draw:image xlink:href="../Images/yкринформ/2023-05-03T-35-11-00-03-00/630_360_1677855839-566.jpg" xlink:type="simple" xlink:show="embed" xlink:actuate="onLoad" draw:mime-type="image/jpeg"/>
</draw:frame>
Volodymyrzelensky感谢美国在欧洲安全领域的乌克兰安全方面的新批次，其中主要包括弹药和其他武装部队的武器。</text:p>
      <text:p text:style-name="P4">
Zelensky在<text:a xlink:type="simple" xlink:href="http://twitter.com/ZelenskyyUa/status/1653835567258386432" text:style-name="Internet_20_link" text:visited-style-name="Visited_20_Internet_20_Link">
</text:a>
传输乌克林。</text:p>
      <text:p text:style-name="P4">
总统说：“新的美国安全方案正在带来我们的胜利!感谢总统乔·拜登(Joe Biden)的领导和远见，并感谢整个美国人民，这434天您与乌克兰团结一致地团结一致，我们的共同价值观团结一致。”</text:p>
      <text:p text:style-name="Quotations">

<text:p text:style-name="P4">
新的🇺🇲安全软件包带来了我们的胜利!谢谢<text:a xlink:type="simple" xlink:href="https://twitter.com/POTUS" text:style-name="Internet_20_link" text:visited-style-name="Visited_20_Internet_20_Link">
&gt;
</text:a>
为了您的领导和&gt;
远见，并感谢人们的事实，即您以团结的态度与🇺🇦&gt;
站在一起并为我们的共同价值观辩护。 我们的友谊和信任&gt;
比以往任何时候都更强大。&gt;
&gt;
  -  Volodymyr Zelenskyy(@zelenskyyua) <text:a xlink:type="simple" xlink:href="https://twitter.com/ZelenskyyUa/status/1653835567258386432" text:style-name="Internet_20_link" text:visited-style-name="Visited_20_Internet_20_Link">
&gt;
 </text:a>
Zelensky表达了他的信念，即乌克兰和美国之间的友谊和信任比以往任何时候都更具传染性。</text:p>

</text:p>
      <text:p text:style-name="P4">
根据乌克林福姆的说法，美国向乌克兰提供了新的援助，并<text:a xlink:type="simple" xlink:href="https://www.ukrinform.ua/tag-oborona" text:style-name="Internet_20_link" text:visited-style-name="Visited_20_Internet_20_Link">
</text:a>
这将包括武装部队需要的弹药和其他武器。</text:p>
      <text:p text:style-name="P4">
<text:span text:style-name="T4">
另请阅读：</text:span>
 <text:a xlink:type="simple" xlink:href="https://www.ukrinform.ua/rubric-ato/3704403-pentagon-rozkriv-vmist-novogo-paketa-dopomogi-dla-ukraini.html" text:style-name="Internet_20_link" text:visited-style-name="Visited_20_Internet_20_Link">
<text:span text:style-name="T4">
五角大楼</text:span>
</text:a>
尤其是新软件包，为HIMARS系统提供了更多弹药，榴弹炮，炮兵和迫击炮的其他外壳以及反坦克。</text:p>
      <text:p text:style-name="P4">
这已经是向乌克兰分配的第37套国防援助计划(总统缩减)这直接从美国国防部可用资金直接提供武器。  _foto：op _</text:p>
      <text:p text:style-name="P4">
News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明天在乌克兰，西部和北部地区将下雨，下午至20°</text:span>
</text:h>
      <text:p text:style-name="P4">
作者: Ukrinform (Person)</text:p>
      <text:p text:style-name="P4">
出版商: Укринформ (Organization)</text:p>
      <text:p text:style-name="P4">
出版时间: 2023-05-03T-37:03:00+03:00</text:p>
      <text:p text:style-name="P4">
修改时间: 2023-05-03T22:03:00+03:00</text:p>
      <text:p text:style-name="P4">
描述: 在乌克兰，周四，只有在西部，北部和敖德萨地区，晚上4-9°温暖，白天在西部和北部地区，降水量为12-17°，其余地区的降水量为20 °。  - 乌克林。</text:p>
      <text:p text:style-name="P4">
图片: ["<text:a xlink:type="simple" xlink:href="https://static.ukrinform.com/photos/2021_12/thumb_files/630_360_1638962344-668.jpg" text:style-name="Internet_20_link" text:visited-style-name="Visited_20_Internet_20_Link">
630_360_16389...</text:a>
"]</text:p>
      <text:p text:style-name="P4">
标签: ['Дощ', 'Погода', 'Прогноз']</text:p>
      <text:p text:style-name="P4">
类型: Article</text:p>
      <!--METADATA-->
      <text:p text:style-name="P4">
<draw:frame draw:style-name="fr1" draw:name="Image46" text:anchor-type="as-char" svg:width="6.9236in" svg:height="3.956343in" draw:z-index="0">
<draw:image xlink:href="../Images/yкринформ/2023-05-03T-37-03-00-03-00/630_360_1638962344-668.jpg" xlink:type="simple" xlink:show="embed" xlink:actuate="onLoad" draw:mime-type="image/jpeg"/>
</draw:frame>
在乌克兰，周四，只有在西部，北部和敖德萨地区的降水量在晚上4-9°温暖，白天在西部和北部地区，12-17°，其余地区的降水量为20°。</text:p>
      <text:p text:style-name="P4">
乌克兰形式在乌克兰水文气象学中心报道。</text:p>
      <text:p text:style-name="P4">
“在西部，北部和敖德萨地区，一个很小的短寿命<text:a xlink:type="simple" xlink:href="https://www.ukrinform.ua/tag-dos" text:style-name="Internet_20_link" text:visited-style-name="Visited_20_Internet_20_Link">
</text:a>
; 在其余领土内没有降水。 风，西南(在西北地区)，晚上4-9°的温度为5-10m/c。 下午在西方(除了跨汽车人)tapical区域12-17°，在该地区的其余部分，在该国的东部，最高23°”，消息读到。</text:p>
      <text:p text:style-name="P4">
在基辅和5月4日该地区，将在某些地方进行一些短期降雨。 风是西南5-10 m/s的。 在首都，晚上的温度为7-9°，下午15-17°，在下午4-9°，下午12-17°的基辅地区。</text:p>
      <text:p text:style-name="P4">
根据预测，在乌克兰5月5日至6日，预计不会预期降水，只有在北部，中部地区，喀尔巴阡山脉和哈尔基夫地区的第五天下午才会有小雨水，雷暴。 5月5日的风向，3-8 m/s，第6北，7-12 m/s。</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5月5日在西部和北部地区的温度在晚上4-9°，下午11-16°，晚上7-12°的其他地区，下午15-20°，东南部。乌克兰高达24°； 5月6日，晚上7-12°，下午14-19°，在夜晚1-6°热，在土壤表面，大部分北部和西北地区，在南部和大多数东部地区，下午14-19°。在霜冻0-5°的空气中，下午8-13°，在跨速率16-21°。</text:p>
      <text:p text:style-name="P4">
在基辅和该地区，只有在5月5日在当地雨中，雷雨的下午，降水量不预测。 5月5日的风向，3-8 m/s，5月6日，7-12 m/s。 在首都，5月5日晚上7-9°的温度，下午约15°，5月6日晚上3-5°，下午10-12°； 5月5日在基辅地区，晚上4-9°，下午11-16°； 5月6日晚上1-6°热，在霜冻0-3°的表面，温度在下午8-13°。</text:p>
      <text:p text:style-name="P4">
5月7日，仅在5月7日在乌克兰的乌克兰预测天气预报员，5月7日在喀尔巴阡山脉的降雨中。 晚上温度为1-7°，在霜冻0-3°的土壤表面上(在5-10°热的海洋海岸); 5月8日，在跨道道的下午8-14°，在喀尔巴阡山脉和18°的喀尔巴阡地区； 晚上0-5°霜冻，下午1-7°，高地喀尔巴阡高地。</text:p>
      <text:p text:style-name="P4">
News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在Kupiansk方向，俄罗斯军队炮击Krasne Pershe，Fyholivka，Novomlynsk，Lyman Pershy ...</text:span>
</text:h>
      <text:p text:style-name="P4">
作者: liveuamap (Language: en)</text:p>
      <text:p text:style-name="P4">
时间: 2023-05-03T-3:13:00</text:p>
      <text:p text:style-name="P4">
地点: Donetsk (Latitude:48.75517 Longtitude:38.23483)</text:p>
      <text:p text:style-name="P4">
视频: []</text:p>
      <text:p text:style-name="P4">
图片: []</text:p>
      <text:p text:style-name="P4">
标签: ["Russia"]</text:p>
      <text:p text:style-name="P4">
Id: 22560151</text:p>
      <!--METADATA-->
      <text:p text:style-name="P4">
在Kupiansk方向，俄罗斯军队炮击了Krasne Pershe，Fyholivka，Novomlynsk，Lyman Pershyy，Kupyansk，Kyslivka，Krokhmalne和Berestove Ofkharkiv地区，乌克兰部队的总参谋</text:p>
      <text:p text:style-name="P4">
新闻集链接：<text:a xlink:type="simple" xlink:href="https://liveuamap.com/en/2023/3-may-at-kupiansk-direction-russian-army-shelled-krasne-pershe" text:style-name="Internet_20_link" text:visited-style-name="Visited_20_Internet_20_Link">
https://liveuamap.com/en/2023/3-may-at-kupiansk-direction-russian-army-shelled-krasne-pershe</text:a>
</text:p>
      <text:p text:style-name="P4">
News Source: <text:a xlink:type="simple" xlink:href="https://t.me/lumsrc/4669" text:style-name="Internet_20_link" text:visited-style-name="Visited_20_Internet_20_Link">
https://t.me/lumsrc/4669</text:a>
</text:p>
      <!--NEWS-->
      <text:h text:style-name="P10" text:outline-level="1">
<text:span text:style-name="T4">
五角大楼揭示了乌克兰新帮助包的内容</text:span>
</text:h>
      <text:p text:style-name="P4">
作者: Ukrinform (Person)</text:p>
      <text:p text:style-name="P4">
出版商: Укринформ (Organization)</text:p>
      <text:p text:style-name="P4">
出版时间: 2023-05-03T-40:59:00+03:00</text:p>
      <text:p text:style-name="P4">
修改时间: 2023-05-03T21:59:00+03:00</text:p>
      <text:p text:style-name="P4">
描述: 乌克兰将从美国导弹到HIMARS，155毫米口径，贝壳，反坦克系统，航空导弹，卡车和其他设备的新榴弹炮中获得新的国防包装。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Україна', 'Війна з росією']</text:p>
      <text:p text:style-name="P4">
类型: Article</text:p>
      <!--METADATA-->
      <text:p text:style-name="P4">
<draw:frame draw:style-name="fr1" draw:name="Image47" text:anchor-type="as-char" svg:width="6.9236in" svg:height="3.956343in" draw:z-index="0">
<draw:image xlink:href="../Images/yкринформ/2023-05-03T-40-59-00-03-00/630_360_1588051291-728.jpg" xlink:type="simple" xlink:show="embed" xlink:actuate="onLoad" draw:mime-type="image/jpeg"/>
</draw:frame>
乌克兰将在Himars，Haubitsykikibru 155毫米，贝壳，反坦克系统，航空导弹，卡车和其他设备的新美国防御援助方案中保留一个新的国防援助套餐。</text:p>
      <text:p text:style-name="P4">
这在[]中指出(https://www.defense.gov/News/Releases/Release/Article/3383288/biden-administration-announces-additional-security-assistance-for-ukraine/)，报道乌克林福姆。</text:p>
      <text:p text:style-name="P4">
该消息称：“今天，美国国防部宣布分配额外的援助，以满足乌克兰在安全和国防领域的关键需求。”</text:p>
      <text:p text:style-name="P4">
<text:span text:style-name="T4">
另请阅读：</text:span>
 <text:a xlink:type="simple" xlink:href="https://www.ukrinform.ua/rubric-ato/3704148-evrokomisia-uhvalila-akt-z-pidtrimki-virobnictva-boepripasiv-dla-ukraini.html" text:style-name="Internet_20_link" text:visited-style-name="Visited_20_Internet_20_Link">
</text:a>
值得注意的是，新软件包包括Himars系统的导弹； 155毫米的榴弹炮和炮弹； 砂浆壳120毫米，81毫米和60毫米。 此外，乌克兰将被送往乌克兰； AT-4反坦克武器和Carl Gustaf； Hydra-70航空导弹。</text:p>
      <text:p text:style-name="P4">
此外，乌克兰军队将获得小武器和弹药； 消除障碍的弹药； 用于运输重型设备的卡车和拖车，以及用于维护和维修运输的设备和备件。</text:p>
      <text:p text:style-name="P4">
<text:span text:style-name="T4">
另请阅读：</text:span>
 <text:a xlink:type="simple" xlink:href="https://www.ukrinform.ua/rubric-polytics/3703906-zelenskij-kaze-so-dovidavsa-pro-zliv-taemnih-materialiv-u-ssa-z-novin-wp.html" text:style-name="Internet_20_link" text:visited-style-name="Visited_20_Internet_20_Link">
</text:a>
美国国防部：“美国将继续与盟友和合作伙伴合作，以确保乌克兰满足其对那不勒斯战斗和长期安全需求的直接需求。”</text:p>
      <text:p text:style-name="P4">
同时<text:a xlink:type="simple" xlink:href="https://www.state.gov/additional-u-s-security-assistance-for-ukraine-3/" text:style-name="Internet_20_link" text:visited-style-name="Visited_20_Internet_20_Link">
</text:a>
得知，新的军事援助套餐的成本达到3亿美元。</text:p>
      <text:p text:style-name="P4">
正如乌克林福姆报道的，白宫<text:a xlink:type="simple" xlink:href="https://www.ukrinform.ua/rubric-ato/3704373-ssa-ogolosili-pro-novij-paket-oboronnoi-dopomogi-ukraini.html" text:style-name="Internet_20_link" text:visited-style-name="Visited_20_Internet_20_Link">
</text:a>
并以总统计划的形式，使您可以立即提供必要的支持和五角大楼的指导。</text:p>
      <text:p text:style-name="P4">
News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在基辅地区，将进行系统测试</text:span>
</text:h>
      <text:p text:style-name="P4">
作者: Ukrinform (Person)</text:p>
      <text:p text:style-name="P4">
出版商: Укринформ (Organization)</text:p>
      <text:p text:style-name="P4">
出版时间: 2023-05-03T-42:57:50+03:00</text:p>
      <text:p text:style-name="P4">
修改时间: 2023-05-03T21:57:50+03:00</text:p>
      <text:p text:style-name="P4">
描述: 5月4日，星期四，在基辅地区，将对系统警报进行控制技术检查。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Київщина', 'Сирена', 'Ізраїльські системи раннього оповіщення']</text:p>
      <text:p text:style-name="P4">
类型: Article</text:p>
      <!--METADATA-->
      <text:p text:style-name="P4">
<draw:frame draw:style-name="fr1" draw:name="Image48" text:anchor-type="as-char" svg:width="6.9236in" svg:height="3.956343in" draw:z-index="0">
<draw:image xlink:href="../Images/yкринформ/2023-05-03T-42-57-50-03-00/630_360_1677573461-244.jpg" xlink:type="simple" xlink:show="embed" xlink:actuate="onLoad" draw:mime-type="image/jpeg"/>
</draw:frame>
5月4日，星期四，UKIIV地区将对系统警报进行控制技术检查。</text:p>
      <text:p text:style-name="P4">
根据乌克林福姆的说法，基辅地区马卡里夫区负责人报告了<text:a xlink:type="simple" xlink:href="https://t.me/vadimtokar/8146" text:style-name="Internet_20_link" text:visited-style-name="Visited_20_Internet_20_Link">
</text:a>
。</text:p>
      <text:p text:style-name="P4">
“警告!系统警报测试将在基辅地区进行测试。 对现有机电警报器的运行的控制将于5月4日进行。 目的是测试集中式警报的领土自动化系统的软件。”他写道。</text:p>
      <text:p text:style-name="P4">
<text:span text:style-name="T4">
另请阅读：</text:span>
 <text:a xlink:type="simple" xlink:href="https://www.ukrinform.ua/rubric-kyiv/3703572-izrailski-sistemi-rannogo-opovisenna-uze-testuut-u-kievi.html" text:style-name="Internet_20_link" text:visited-style-name="Visited_20_Internet_20_Link">
<text:span text:style-name="T4">
注意</text:span>
</text:a>
据他说，全天计划有几种声音警报器。他要求公民保持镇定，不要忘记检查有关空气警报可用性的官方资料来源信息。</text:p>
      <text:p text:style-name="P4">
根据乌克林福姆的说法，5月1日星期一，还计划在基辅地区进行系统性警报测试。</text:p>
      <text:p text:style-name="P4">
照片：盖蒂图像</text:p>
      <text:p text:style-name="P4">
News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Zelensky与瑞典，丹麦，冰岛和芬兰的总理进行了谈判</text:span>
</text:h>
      <text:p text:style-name="P4">
作者: Ukrinform (Person)</text:p>
      <text:p text:style-name="P4">
出版商: Укринформ (Organization)</text:p>
      <text:p text:style-name="P4">
出版时间: 2023-05-03T-44:56:00+03:00</text:p>
      <text:p text:style-name="P4">
修改时间: 2023-05-03T21:56:00+03:00</text:p>
      <text:p text:style-name="P4">
描述: 作为赫尔辛基北欧峰会的一部分，乌克兰总统与瑞典，丹麦，冰岛和芬兰政府负责人进行了双边谈判。  - 乌克林。</text:p>
      <text:p text:style-name="P4">
图片: ["<text:a xlink:type="simple" xlink:href="https://static.ukrinform.com/photos/2023_05/thumb_files/630_360_1683140732-392.jpeg" text:style-name="Internet_20_link" text:visited-style-name="Visited_20_Internet_20_Link">
630_360_16831...</text:a>
"]</text:p>
      <text:p text:style-name="P4">
标签: ['Данія', 'Фінляндія', 'Ісландія', 'Переговори', 'Швеція', 'Зеленський']</text:p>
      <text:p text:style-name="P4">
类型: Article</text:p>
      <!--METADATA-->
      <text:p text:style-name="P4">
<draw:frame draw:style-name="fr1" draw:name="Image49" text:anchor-type="as-char" svg:width="6.9236in" svg:height="3.956343in" draw:z-index="0">
<draw:image xlink:href="../Images/yкринформ/2023-05-03T-44-56-00-03-00/630_360_1683140732-392.jpeg" xlink:type="simple" xlink:show="embed" xlink:actuate="onLoad" draw:mime-type="image/jpeg"/>
</draw:frame>
乌克兰总统在赫尔辛基北欧峰会的框架内与瑞典，丹麦和冰岛的政府负责人进行了两次谈判。</text:p>
      <text:p text:style-name="P4">
Volodymyr Zelenskyy在[]中报道了这一点(http://t.me/V_Zelenskiy_official/6118)，报道乌克林福姆。</text:p>
      <text:p text:style-name="P4">
总统尤其说，他与瑞典总理与Christerses详细讨论了对乌克兰的进一步国防援助的参数，以及开始就乌克兰加入欧盟进行谈判的问题。</text:p>
      <text:p text:style-name="P4">
根据泽伦斯基(Zelensky)的说法，在与丹麦总理玛特·弗雷德里克森(Matte Frederixen)的交谈中，主要关注乌克兰在兔子侵略者的斗争中的全面支持。</text:p>
      <text:p text:style-name="P4">
在与冰岛总理卡特林·雅各布斯多特(Katrin Jacobsdottur)的一次会议上，总统对乌克兰在双边和北约的防御性支持以及双边级别的防守支持以及对乌克兰能源部门的强有力的支持。</text:p>
      <text:p text:style-name="P4">
与总理<text:a xlink:type="simple" xlink:href="https://www.ukrinform.ua/tag-finlandia" text:style-name="Internet_20_link" text:visited-style-name="Visited_20_Internet_20_Link">
</text:a>
桑纳·马林(Sanna Marin) - 乌克兰领导人讨论了我们国家的当前局势以及与战争有关的挑战。</text:p>
      <text:p text:style-name="P4">
<text:span text:style-name="T4">
另请阅读：</text:span>
 <text:a xlink:type="simple" xlink:href="https://www.ukrinform.ua/rubric-polytics/3704340-spilna-zaava-samitu-ukraina-pivnicna-evropa.html" text:style-name="Internet_20_link" text:visited-style-name="Visited_20_Internet_20_Link">
</text:a>
总统强调说：“我感谢从俄罗斯的第一次全面侵略中对我国和乌克兰人的强大而稳定的支持。”</text:p>
      <text:p text:style-name="P4">
正如乌克林福姆报道的那样，沃迪米尔·泽伦斯基总统于周三由芬兰Izvizit到达，在那里他参加了乌克兰峰会 - 北欧。 Vinto并尤其是芬兰总理和总统进行了许多双边谈判。</text:p>
      <text:p text:style-name="P4">
_foto：op _</text:p>
      <text:p text:style-name="P4">
News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尤文图斯击败了“ Lechche”，在A系列中排名第二</text:span>
</text:h>
      <text:p text:style-name="P4">
作者: Ukrinform (Person)</text:p>
      <text:p text:style-name="P4">
出版商: Укринформ (Organization)</text:p>
      <text:p text:style-name="P4">
出版时间: 2023-05-03T-46:53:02+03:00</text:p>
      <text:p text:style-name="P4">
修改时间: 2023-05-03T21:53:02+03:00</text:p>
      <text:p text:style-name="P4">
描述: 意大利足球系列A延续了第33轮的比赛。  - 乌克林。</text:p>
      <text:p text:style-name="P4">
图片: ["<text:a xlink:type="simple" xlink:href="https://static.ukrinform.com/photos/2023_05/thumb_files/630_360_1683139921-559.jpg" text:style-name="Internet_20_link" text:visited-style-name="Visited_20_Internet_20_Link">
630_360_16831...</text:a>
"]</text:p>
      <text:p text:style-name="P4">
标签: ['Футбол', 'Ювентус']</text:p>
      <text:p text:style-name="P4">
类型: Article</text:p>
      <!--METADATA-->
      <text:p text:style-name="P4">
<draw:frame draw:style-name="fr1" draw:name="Image50" text:anchor-type="as-char" svg:width="6.9236in" svg:height="3.956343in" draw:z-index="0">
<draw:image xlink:href="../Images/yкринформ/2023-05-03T-46-53-02-03-00/630_360_1683139921-559.jpg" xlink:type="simple" xlink:show="embed" xlink:actuate="onLoad" draw:mime-type="image/jpeg"/>
</draw:frame>
Vitali Football A系列A继续进行了第33轮的比赛。</text:p>
      <text:p text:style-name="P4">
据报道，尤文图斯都灵在国内安联体育场的得分为2：1，使Hood“ Lechche”带到了全国冠军赛中的第二位。</text:p>
      <text:p text:style-name="P4">
业主的成功带来了目标Leandro Paradez，后者在第15阵中出名，弗拉克霍维奇的淋浴(40); 在客人的组成中，球给阿桑·西兹得分(36，罚款).</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领导者的锦标赛位置：“那不勒斯” -79分(经过32场比赛)。尤文图斯-63(33)，拉齐奥-61(32)，«Atalanta»-58(33)，“ Inter” -57(32)，米兰-57(32)，«roma»-57(32).</text:p>
      <text:p text:style-name="P4">
Фото: AFP.</text:p>
      <text:p text:style-name="P4">
News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俄罗斯人放在军事装备和炸药的第四街区</text:span>
</text:h>
      <text:p text:style-name="P4">
作者: Ukrinform (Person)</text:p>
      <text:p text:style-name="P4">
出版商: Укринформ (Organization)</text:p>
      <text:p text:style-name="P4">
出版时间: 2023-05-03T-48:50:00+03:00</text:p>
      <text:p text:style-name="P4">
修改时间: 2023-05-03T21:50:00+03:00</text:p>
      <text:p text:style-name="P4">
描述: 俄罗斯入侵者位于Zaporizhzhya核电站军事装备和炸药的第四电力部门的涡轮部门。  - 乌克林。</text:p>
      <text:p text:style-name="P4">
图片: ["<text:a xlink:type="simple" xlink:href="https://static.ukrinform.com/photos/2023_03/thumb_files/630_360_1678357178-672.jpg" text:style-name="Internet_20_link" text:visited-style-name="Visited_20_Internet_20_Link">
630_360_16783...</text:a>
"]</text:p>
      <text:p text:style-name="P4">
标签: ['Вибухівка', 'Зброя', 'Запорізька АЕС', 'Ядерна безпека', 'Війна з росією']</text:p>
      <text:p text:style-name="P4">
类型: Article</text:p>
      <!--METADATA-->
      <text:p text:style-name="P4">
<draw:frame draw:style-name="fr1" draw:name="Image51" text:anchor-type="as-char" svg:width="6.9236in" svg:height="3.956343in" draw:z-index="0">
<draw:image xlink:href="../Images/yкринформ/2023-05-03T-48-50-00-03-00/630_360_1678357178-672.jpg" xlink:type="simple" xlink:show="embed" xlink:actuate="onLoad" draw:mime-type="image/jpeg"/>
</draw:frame>
俄罗斯式的吸引人被放置在核电站军事设备和炸药第四电力部门的涡轮部门的场所中。</text:p>
      <text:p text:style-name="P4">
正如乌克林福姆报道的那样，<text:a xlink:type="simple" xlink:href="https://www.facebook.com/permalink.php" text:style-name="Internet_20_link" text:visited-style-name="Visited_20_Internet_20_Link">
</text:a>
乌克兰核监管的州检查局。</text:p>
      <text:p text:style-name="P4">
“国际原子能机构的代表报道了俄罗斯占用者，武器和炸药将其安置在Zaporizhzhia NPP的能源分支机构turbine部门的场所中。 这在危机中心之间每周沟通中广为人知(IEC)该消息写道：“ IAEA Tanzatom对IAEA特派团在2023年5月2日进行的Zaporizhzhya AAZ活动的活动。”</text:p>
      <text:p text:style-name="P4">
核监管的州督察提醒，去年7月底，俄罗斯军队驻留在带有弹药的有意识军事设备的第一动力部门的机器大厅中，以及武器和爆炸物。</text:p>
      <text:p text:style-name="P4">
8月初，获得了有关装置军事机械和第二个OPP部门的信息。</text:p>
      <text:p text:style-name="P4">
<text:span text:style-name="T4">
另请阅读：</text:span>
 <text:a xlink:type="simple" xlink:href="https://www.ukrinform.ua/rubric-polytics/3701234-tilki-povnij-kontrol-ukraini-nad-zaes-garantue-bezpeku-evropi-zelenskij.html" text:style-name="Internet_20_link" text:visited-style-name="Visited_20_Internet_20_Link">
<text:span text:style-name="T4">
 zpp </text:span>
</text:a>
此外，SNRCU注册中心的非官方渠道以其他生产场所的设备，武器和炸药的存储提供信息，其中包括细分单元的“ Zaporizhzhia NPP”，包括维修和机械机械以及动力单元的屋顶。</text:p>
      <text:p text:style-name="P4">
国家核监管检查局强调，俄罗斯入侵者的新犯罪行为是在Zaporizhhzhya AAC工业场所造成核设施核安全造成重大损害的又一步骤。 俄罗斯军方的决定和行动不足，面临着工作人员的危险<text:a xlink:type="simple" xlink:href="https://www.ukrinform.ua/tag-aes" text:style-name="Internet_20_link" text:visited-style-name="Visited_20_Internet_20_Link">
</text:a>
和相邻点的居民。</text:p>
      <text:p text:style-name="P4">
“我们再次强调，在紧急情况下，可能会出现放射性物质进入环境的可能性，后果不仅会感觉到乌克兰 - 他们在自然界中会有跨境，”  - 在消息中。 值得注意的是，俄罗斯联邦诉讼的核恐怖主义在文明世界中是不可接受的现象。核监管的州督察呼吁国际社会对侵略国的行动的合并和决定性反应，对俄罗斯俄罗斯核工业的企业对俄罗斯富裕人士的核工业进行了严厉的制裁。 该部门还强调，俄罗斯联邦应该在国际原子能机构和其他国际机构中提出所有使用核能的权利和特权。</text:p>
      <text:p text:style-name="P4">
正如乌克林福姆报道的那样，4月27日在Zaporizhzhia NPP上，国际能源局永久监测任务的下一个人员进行了(艾达).</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News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Podolyak将Medvedev与芬兰语的“空桶”进行了比较</text:span>
</text:h>
      <text:p text:style-name="P4">
作者: Ukrinform (Person)</text:p>
      <text:p text:style-name="P4">
出版商: Укринформ (Organization)</text:p>
      <text:p text:style-name="P4">
出版时间: 2023-05-03T-50:49:00+03:00</text:p>
      <text:p text:style-name="P4">
修改时间: 2023-05-03T21:49:00+03:00</text:p>
      <text:p text:style-name="P4">
描述: OP Mikhail Podolyak负责人的顾问称，俄罗斯联邦安全理事会副董事长Dmitry Medvedev反对乌克兰的领导，他在克里姆林宫袭击了乌克兰人后爆炸了。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Безпілотник', 'Кремль', 'Медведєв', 'Подоляк', 'Війна з росією']</text:p>
      <text:p text:style-name="P4">
类型: Article</text:p>
      <!--METADATA-->
      <text:p text:style-name="P4">
<draw:frame draw:style-name="fr1" draw:name="Image52" text:anchor-type="as-char" svg:width="6.9236in" svg:height="3.956343in" draw:z-index="0">
<draw:image xlink:href="../Images/yкринформ/2023-05-03T-50-49-00-03-00/630_360_1669378255-230.jpg" xlink:type="simple" xlink:show="embed" xlink:actuate="onLoad" draw:mime-type="image/jpeg"/>
</draw:frame>
OP顾问Mikhail Podolyak称俄罗斯Radion Dmitry Medvedev副主席的空洞威胁对乌克兰的领导，该领导在克里姆林宫的无人机袭击后爆炸。</text:p>
      <text:p text:style-name="P4">
Podolyak在[]中写了有关它的文章(http://twitter.com/Podolyak_M/status/1653803980202422284)，报道乌克林福姆。</text:p>
      <text:p text:style-name="P4">
“关于典型俄罗斯实体“梅德韦杰夫”的任何威胁性陈述(俄罗斯联邦副理事会)，特别是关于“物理破坏”，是一个辉煌的法语 - 标签：tyhjättynnyrit kolisevat eniten(翻译 - “愚蠢的空桶”，“在一个空桶和贝尔中的许多人”)»， -  OP主管的顾问说。</text:p>
      <text:p text:style-name="Quotations">

<text:p text:style-name="P4">
关于典型俄罗斯实体“梅德韦杰夫”的任何威胁性陈述&gt;
(俄罗斯联邦副理事会)，特别是关于“身体破坏”，有一个出色的芬兰语&gt;
备注：tyhjättynnyrit kolisevat eniten(翻译 - “空桶&gt;
更硬”，“在一个空桶和贝尔中)...&gt;
&gt;
 — Михайло Подоляк (@podolyak_m) <text:a xlink:type="simple" xlink:href="https://twitter.com/Podolyak_M/status/1653803980202422284" text:style-name="Internet_20_link" text:visited-style-name="Visited_20_Internet_20_Link">
&gt;
 </text:a>
据报道，俄罗斯总统的新闻服务宣布反映了克里姆林宫无人机的企图。</text:p>

</text:p>
      <text:p text:style-name="P4">
据说，克里姆林宫认为这是乌克兰在胜利日前夕的计划中的恐怖行动和俄罗斯联邦的企图。</text:p>
      <text:p text:style-name="P4">
<text:span text:style-name="T4">
另请阅读：</text:span>
 <text:a xlink:type="simple" xlink:href="https://www.ukrinform.ua/rubric-ato/3704326-ignat-prokomentuvav-ataku-droniv-na-kreml-mabut-nlo.html" text:style-name="Internet_20_link" text:visited-style-name="Visited_20_Internet_20_Link">
</text:a>
同时 <text:a xlink:type="simple" xlink:href="https://www.ukrinform.ua/tag-medvedev" text:style-name="Internet_20_link" text:visited-style-name="Visited_20_Internet_20_Link">
</text:a>
他呼吁身体消除Zelensky。</text:p>
      <text:p text:style-name="P4">
乌克兰总统表示，我们的国家没有攻击克里姆林宫的伊萨姆·普京(Isam Putin)的住所，而是将其留给国际法庭。</text:p>
      <text:p text:style-name="P4">
News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Reznikov感谢欧洲委员会决定增加弹药的供应</text:span>
</text:h>
      <text:p text:style-name="P4">
作者: Ukrinform (Person)</text:p>
      <text:p text:style-name="P4">
出版商: Укринформ (Organization)</text:p>
      <text:p text:style-name="P4">
出版时间: 2023-05-03T-52:45:05+03:00</text:p>
      <text:p text:style-name="P4">
修改时间: 2023-05-03T21:45:05+03:00</text:p>
      <text:p text:style-name="P4">
描述: 乌克兰Oleksiy Reznikov国防部长感谢欧洲委员会决定增加向乌克兰的弹药和导弹的供应。  - 乌克林。</text:p>
      <text:p text:style-name="P4">
图片: ["<text:a xlink:type="simple" xlink:href="https://static.ukrinform.com/photos/2023_04/thumb_files/630_360_1682673652-876.jpg" text:style-name="Internet_20_link" text:visited-style-name="Visited_20_Internet_20_Link">
630_360_16826...</text:a>
"]</text:p>
      <text:p text:style-name="P4">
标签: ['Єврокомісія', 'Боєприпаси', 'Резніков']</text:p>
      <text:p text:style-name="P4">
类型: Article</text:p>
      <!--METADATA-->
      <text:p text:style-name="P4">
<draw:frame draw:style-name="fr1" draw:name="Image53" text:anchor-type="as-char" svg:width="6.9236in" svg:height="3.956343in" draw:z-index="0">
<draw:image xlink:href="../Images/yкринформ/2023-05-03T-52-45-05-03-00/630_360_1682673652-876.jpg" xlink:type="simple" xlink:show="embed" xlink:actuate="onLoad" draw:mime-type="image/jpeg"/>
</draw:frame>
乌克兰亚历克西氏司尼科夫部要感谢欧洲委员会决定检查向乌克兰的弹药和导弹供应的决定。</text:p>
      <text:p text:style-name="P4">
正如乌克林福姆报道的那样，他在[]中撰写了有关它的文章(https://twitter.com/oleksiireznikov/status/1653811748841959449)。</text:p>
      <text:p text:style-name="P4">
“我们欢迎欧盟委员会今天增加向乌克兰的弹药供应。感谢欧洲内部市场布雷顿国内市场的委员说。</text:p>
      <text:p text:style-name="P4">
<text:span text:style-name="T4">
另请阅读：</text:span>
 <text:a xlink:type="simple" xlink:href="https://www.ukrinform.ua/rubric-ato/3704284-es-nadast-ukraini-boepripasiv-na-2-milardi-smigal.html" text:style-name="Internet_20_link" text:visited-style-name="Visited_20_Internet_20_Link">
</text:a>
欧洲委员会<text:a xlink:type="simple" xlink:href="https://www.ukrinform.ua/rubric-ato/3704148-evrokomisia-uhvalila-akt-z-pidtrimki-virobnictva-boepripasiv-dla-ukraini.html" text:style-name="Internet_20_link" text:visited-style-name="Visited_20_Internet_20_Link">
</text:a>
实施欧洲理事会提高国防工业能力的决定，尤其是紧急向乌克兰供应弹药。</text:p>
      <text:p text:style-name="P4">
所采用的文件规定了使用金融工具的使用，该工具将提高欧洲国防工业的生产能力，并将遵循该计划的第一段和第二段的实施 - 可用股票的补充和生产联合订购。</text:p>
      <text:p text:style-name="P4">
早些时候，欧盟国家已同意给乌克兰一百万美元，以支持其自卫能力。</text:p>
      <text:p text:style-name="P4">
News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在Rivne NPP成功进行了两次IAEA检查</text:span>
</text:h>
      <text:p text:style-name="P4">
作者: Ukrinform (Person)</text:p>
      <text:p text:style-name="P4">
出版商: Укринформ (Organization)</text:p>
      <text:p text:style-name="P4">
出版时间: 2023-05-03T-54:29:14+03:00</text:p>
      <text:p text:style-name="P4">
修改时间: 2023-05-03T21:29:14+03:00</text:p>
      <text:p text:style-name="P4">
描述: 国际原子能局（IAEA）在里凡恩NPP进行了两次检查。  - 乌克林。</text:p>
      <text:p text:style-name="P4">
图片: ["<text:a xlink:type="simple" xlink:href="https://static.ukrinform.com/photos/2020_04/thumb_files/630_360_1586511085-614.jpg" text:style-name="Internet_20_link" text:visited-style-name="Visited_20_Internet_20_Link">
630_360_15865...</text:a>
"]</text:p>
      <text:p text:style-name="P4">
标签: ['МАГАТЕ', 'Рівненська АЕС']</text:p>
      <text:p text:style-name="P4">
类型: Article</text:p>
      <!--METADATA-->
      <text:p text:style-name="P4">
<draw:frame draw:style-name="fr1" draw:name="Image54" text:anchor-type="as-char" svg:width="6.9236in" svg:height="3.956343in" draw:z-index="0">
<draw:image xlink:href="../Images/yкринформ/2023-05-03T-54-29-14-03-00/630_360_1586511085-614.jpg" xlink:type="simple" xlink:show="embed" xlink:actuate="onLoad" draw:mime-type="image/jpeg"/>
</draw:frame>
原子能国际(艾达)对NPP NPP进行了两次检查。</text:p>
      <text:p text:style-name="P4">
根据乌克林福姆的说法，新闻服务报告<text:a xlink:type="simple" xlink:href="https://snriu.gov.ua/news/na-vp-rivnenska-aes-uspishno-provedeno-dvi-inspektsii-mahate" text:style-name="Internet_20_link" text:visited-style-name="Visited_20_Internet_20_Link">
</text:a>
。</text:p>
      <text:p text:style-name="P4">
声明说：“根据乌克兰和国际原子能机构之间协议，对国际原子能局进行了两次检查，已经在里凡尼NPP上成功进行了与核武器的不扩散有关的。”</text:p>
      <text:p text:style-name="P4">
该检查是由机构检查员进行的，并由州监督员法规的参与。</text:p>
      <text:p text:style-name="P4">
<text:span text:style-name="T4">
另请阅读：</text:span>
 <text:a xlink:type="simple" xlink:href="https://www.ukrinform.ua/rubric-economy/3703092-na-zaes-projsla-rotacia-misii-magate.html" text:style-name="Internet_20_link" text:visited-style-name="Visited_20_Internet_20_Link">
<text:span text:style-name="T4">
 iaea </text:span>
</text:a>
据指出，检查的目的是验证没有核材料的缺失以及有关核设施设计的信息，乌克兰根据协议提供了核装置的设计。 检查员的检查员没有评论。</text:p>
      <text:p text:style-name="P4">
据报道，4月18日在Rivne NPP和Khmelnitskaya <text:a xlink:type="simple" xlink:href="https://www.ukrinform.ua/tag-aes" text:style-name="Internet_20_link" text:visited-style-name="Visited_20_Internet_20_Link">
</text:a>
»国际原子能局未经处理的检查局(艾达)在没有未盒的材料的情况下。</text:p>
      <text:p text:style-name="P4">
News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俄罗斯人一天杀死了两名顿涅茨克居民，有9人受伤</text:span>
</text:h>
      <text:p text:style-name="P4">
作者: Ukrinform (Person)</text:p>
      <text:p text:style-name="P4">
出版商: Укринформ (Organization)</text:p>
      <text:p text:style-name="P4">
出版时间: 2023-05-03T-56:28:00+03:00</text:p>
      <text:p text:style-name="P4">
修改时间: 2023-05-03T21:28:00+03:00</text:p>
      <text:p text:style-name="P4">
描述: 5月3日，在顿涅茨克地区，两名男子被杀，有9人受伤。  - 乌克林。</text:p>
      <text:p text:style-name="P4">
图片: ["<text:a xlink:type="simple" xlink:href="https://static.ukrinform.com/photos/2023_05/thumb_files/630_360_1683138356-160.jpg" text:style-name="Internet_20_link" text:visited-style-name="Visited_20_Internet_20_Link">
630_360_16831...</text:a>
"]</text:p>
      <text:p text:style-name="P4">
标签: ['Донеччина', 'Обстріл', 'Поранені', 'Загибель', 'Війна з росією']</text:p>
      <text:p text:style-name="P4">
类型: Article</text:p>
      <!--METADATA-->
      <text:p text:style-name="P4">
<draw:frame draw:style-name="fr1" draw:name="Image55" text:anchor-type="as-char" svg:width="6.9236in" svg:height="3.956343in" draw:z-index="0">
<draw:image xlink:href="../Images/yкринформ/2023-05-03T-56-28-00-03-00/630_360_1683138356-160.jpg" xlink:type="simple" xlink:show="embed" xlink:actuate="onLoad" draw:mime-type="image/jpeg"/>
</draw:frame>
5月3日，Udonetsk地区死于俄罗斯炮击，有9人受伤。</text:p>
      <text:p text:style-name="P4">
根据乌克林福姆的说法，检察长的办公室报告了<text:a xlink:type="simple" xlink:href="https://t.me/pgo_gov_ua/11795" text:style-name="Internet_20_link" text:visited-style-name="Visited_20_Internet_20_Link">
</text:a>
。</text:p>
      <text:p text:style-name="P4">
根据调查，5月3日，俄罗斯军队向Avdiivka，Konstantinovka，Toretsk，Yar，Yar，Zarichne Lymanskaya Territorial Gromance，Veliky Novosilka村和Novoukrainka Volnovakaka volnovakakaksky村的村庄开火。</text:p>
      <text:p text:style-name="P4">
炮击可能是从炮弹和砂浆的炮兵系统进行的。</text:p>
      <text:p text:style-name="P4">
“两名男子在入侵者的袭击中被杀。 还有九个人出去了。 在受害者中，有两名企业的雇员，当俄罗斯弹丸袭击附近时，坐在他们家附近的父亲伊辛(Izin)。”</text:p>
      <text:p text:style-name="P4">
<text:span text:style-name="T4">
另请阅读：</text:span>
 <text:a xlink:type="simple" xlink:href="https://www.ukrinform.ua/rubric-regions/3704026-armia-rf-za-dobu-atakuvala-11-regioniv-ukraini-zvedenna-ova.html" text:style-name="Internet_20_link" text:visited-style-name="Visited_20_Internet_20_Link">
</text:a>
还有俄罗斯<text:a xlink:type="simple" xlink:href="https://www.ukrinform.ua/tag-obstril" text:style-name="Internet_20_link" text:visited-style-name="Visited_20_Internet_20_Link">
</text:a>
房屋，汽车和平民基础设施被摧毁。</text:p>
      <text:p text:style-name="P4">
在顿涅茨克地区检察官办公室的程序领导下，对违反法律和战争习俗的事实进行了刑事诉讼的调查。(h。1，2汤匙。 刑法的438).</text:p>
      <text:p text:style-name="P4">
Як <text:a xlink:type="simple" xlink:href="http://www.ukrinform.ua/rubric-regions/3703932-rosiani-minuloi-dobi-poranili-troh-ziteliv-doneccini.html" text:style-name="Internet_20_link" text:visited-style-name="Visited_20_Internet_20_Link">
 </text:a>
在过去的一天，俄罗斯军队在第二日受伤了顿涅茨克地区的三名居民。</text:p>
      <text:p text:style-name="P4">
News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国家房地产基金将再次进行竞标电子货币</text:span>
</text:h>
      <text:p text:style-name="P4">
作者: Ukrinform (Person)</text:p>
      <text:p text:style-name="P4">
出版商: Укринформ (Organization)</text:p>
      <text:p text:style-name="P4">
出版时间: 2023-05-03T-58:26:40+03:00</text:p>
      <text:p text:style-name="P4">
修改时间: 2023-05-03T21:26:40+03:00</text:p>
      <text:p text:style-name="P4">
描述: 乌克兰州立房地产基金以6130万美元的价格出售了基辅唯一的“电子”“电子”房地产综合体，计划于5月29日进行拍卖。  - 乌克林。</text:p>
      <text:p text:style-name="P4">
图片: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标签: ['Аукціон', 'ФДМУ', 'Приватизація', 'Київ', 'Електронмаш']</text:p>
      <text:p text:style-name="P4">
类型: Article</text:p>
      <!--METADATA-->
      <text:p text:style-name="P4">
<draw:frame draw:style-name="fr1" draw:name="Image56" text:anchor-type="as-char" svg:width="6.9236in" svg:height="3.956343in" draw:z-index="0">
<draw:image xlink:href="../Images/yкринформ/2023-05-03T-58-26-40-03-00/630_360_1683138048-315.jpg" xlink:type="simple" xlink:show="embed" xlink:actuate="onLoad" draw:mime-type="image/jpeg"/>
</draw:frame>
乌克兰基金的财产出售了6130万UAH的SE“ Electronmash”的唯一房地产综合体，计划于5月29日拍卖。</text:p>
      <text:p text:style-name="P4">
新闻服务报告<text:a xlink:type="simple" xlink:href="https://www.spfu.gov.ua/ua/news/9666.html" text:style-name="Internet_20_link" text:visited-style-name="Visited_20_Internet_20_Link">
</text:a>
，报道乌克林福姆。</text:p>
      <text:p text:style-name="P4">
“ 2023年5月29日，国家财产基金将在州电子贸易体系中持有Prozorrro。(基辅米)”， - 消息读取。</text:p>
      <text:p text:style-name="P4">
<draw:frame draw:style-name="fr1" draw:name="Image57" text:anchor-type="as-char" svg:width="6.9236in" svg:height="4.961913in" draw:z-index="0">
<draw:image xlink:href="../Images/yкринформ/2023-05-03T-58-26-40-03-00/1683138163-147.jpg" xlink:type="simple" xlink:show="embed" xlink:actuate="onLoad" draw:mime-type="image/jpeg"/>
</draw:frame>
该物体的起价为6130万UAH(没有增值税).</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58" text:anchor-type="as-char" svg:width="6.9236in" svg:height="5.179879in" draw:z-index="0">
<draw:image xlink:href="../Images/yкринформ/2023-05-03T-58-26-40-03-00/1683138164-313.jpg" xlink:type="simple" xlink:show="embed" xlink:actuate="onLoad" draw:mime-type="image/jpeg"/>
</draw:frame>
近年来，ElectronMash显示出巨大的损失：2022  -  820万UAH，2021年 - 乌拉族人2400万，2020年 - 乌阿。</text:p>
      <text:p text:style-name="P4">
在领土上<text:a xlink:type="simple" xlink:href="https://www.ukrinform.ua/tag-zavod" text:style-name="Internet_20_link" text:visited-style-name="Visited_20_Internet_20_Link">
</text:a>
有36个对象，包括研讨会和行政大楼。 在电子质量的资产负债表上，Sokolivkartnihiv地区有31辆车和一个娱乐中心。</text:p>
      <text:p text:style-name="P4">
<draw:frame draw:style-name="fr1" draw:name="Image59" text:anchor-type="as-char" svg:width="6.9236in" svg:height="4.955503in" draw:z-index="0">
<draw:image xlink:href="../Images/yкринформ/2023-05-03T-58-26-40-03-00/1683138164-243.jpg" xlink:type="simple" xlink:show="embed" xlink:actuate="onLoad" draw:mime-type="image/jpeg"/>
</draw:frame>
有关国家拥有的企业“电子”的单一特性复合物的更多信息，请参见<text:a xlink:type="simple" xlink:href="https://privatization.gov.ua/product/yedynyj-majnovyj-kompleks-derzhavnogo-pidpryyemstva-elektronmash-2/" text:style-name="Internet_20_link" text:visited-style-name="Visited_20_Internet_20_Link">
</text:a>
。</text:p>
      <text:p text:style-name="P4">
据报道，在2021年11月12日，SPFU以6670万UAH的初始价格出售了唯一的房地产综合企业“ Electronmash”，UAH 9.7亿美元。 由于买方的拒绝，拍卖被认为没有发生。</text:p>
      <text:p text:style-name="P4">
<text:span text:style-name="T4">
另请阅读：</text:span>
 <text:a xlink:type="simple" xlink:href="https://www.ukrinform.ua/rubric-economy/3695918-fdmu-povtorno-vistavit-na-privatizaciu-bilgoroddnistrovskij-port.html" text:style-name="Internet_20_link" text:visited-style-name="Visited_20_Internet_20_Link">
<text:span text:style-name="T4">
 spmu </text:span>
</text:a>
在2022年1月27日的第二次拍卖中，州企业“ Electronmash”的售价为4.3亿UAH(起价为6560万UAH). Цей аукціон також був визнаний таким,що не відбувся.</text:p>
      <text:p text:style-name="P4">
<text:span text:style-name="T5">
Фото: privatization.gov.ua</text:span>
</text:p>
      <text:p text:style-name="P4">
News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在莱曼（Lyman）的指示，俄罗斯军队炮击了卢汉斯克地区的Makiyivka和Verkhnok的Bilohorivka ...</text:span>
</text:h>
      <text:p text:style-name="P4">
作者: liveuamap (Language: en)</text:p>
      <text:p text:style-name="P4">
时间: 2023-05-03T-5:13:00</text:p>
      <text:p text:style-name="P4">
地点: Bakhmut (Latitude:48.80641 Longtitude:38.2453)</text:p>
      <text:p text:style-name="P4">
视频: []</text:p>
      <text:p text:style-name="P4">
图片: []</text:p>
      <text:p text:style-name="P4">
标签: ["Russia"]</text:p>
      <text:p text:style-name="P4">
Id: 22560148</text:p>
      <!--METADATA-->
      <text:p text:style-name="P4">
在莱曼的指示，俄罗斯军队炮击了卢汉斯克地区的马克西维卡和bilohorivka，Verkhnokamyanske和Donetsk地区的Spirne-乌克兰的总参谋部部队说</text:p>
      <text:p text:style-name="P4">
新闻集链接：<text:a xlink:type="simple" xlink:href="https://liveuamap.com/en/2023/3-may-at-lyman-direction-russian-army-shelled-makiyivka-of" text:style-name="Internet_20_link" text:visited-style-name="Visited_20_Internet_20_Link">
https://liveuamap.com/en/2023/3-may-at----------------------------- russian-army-shelled-makiyivka-of</text:a>
</text:p>
      <text:p text:style-name="P4">
News Source: <text:a xlink:type="simple" xlink:href="https://t.me/lumsrc/4670" text:style-name="Internet_20_link" text:visited-style-name="Visited_20_Internet_20_Link">
https://t.me/lumsrc/4670</text:a>
</text:p>
      <!--NEWS-->
      <text:h text:style-name="P10" text:outline-level="1">
<text:span text:style-name="T4">
瑞典将在欧盟会员资格的途中支持乌克兰 - 总理</text:span>
</text:h>
      <text:p text:style-name="P4">
作者: Ukrinform (Person)</text:p>
      <text:p text:style-name="P4">
出版商: Укринформ (Organization)</text:p>
      <text:p text:style-name="P4">
出版时间: 2023-05-03T-60:23:34+03:00</text:p>
      <text:p text:style-name="P4">
修改时间: 2023-05-03T21:23:34+03:00</text:p>
      <text:p text:style-name="P4">
描述: 瑞典将在欧盟会员资格的途中协助乌克兰，以及在非法被驱逐回俄罗斯联邦的问题上。  - 乌克林。</text:p>
      <text:p text:style-name="P4">
图片: ["<text:a xlink:type="simple" xlink:href="https://static.ukrinform.com/photos/2023_02/thumb_files/630_360_1676473196-914.jpg" text:style-name="Internet_20_link" text:visited-style-name="Visited_20_Internet_20_Link">
630_360_16764...</text:a>
"]</text:p>
      <text:p text:style-name="P4">
标签: ["Прем'єр", 'Швеція', 'Зеленський']</text:p>
      <text:p text:style-name="P4">
类型: Article</text:p>
      <!--METADATA-->
      <text:p text:style-name="P4">
<draw:frame draw:style-name="fr1" draw:name="Image60" text:anchor-type="as-char" svg:width="6.9236in" svg:height="3.956343in" draw:z-index="0">
<draw:image xlink:href="../Images/yкринформ/2023-05-03T-60-23-34-03-00/630_360_1676473196-914.jpg" xlink:type="simple" xlink:show="embed" xlink:actuate="onLoad" draw:mime-type="image/jpeg"/>
</draw:frame>
瑞典将在欧盟会员资格的途中向乌克兰提供援助，以及在俄罗斯联邦非法被驱逐出境的问题上。</text:p>
      <text:p text:style-name="P4">
乌克林福姆报道，瑞典总理乌尔夫·克里斯顿森(Ulf Kristerseston)在5月3日与乌克兰总统和北欧领导人的联合新闻发布会上指出。</text:p>
      <text:p text:style-name="P4">
瑞典政府负责人说：“我们继续保持加入优异的进程，并协助实施改革，这将为乌克兰开始谈判成员资格。”历史。</text:p>
      <text:p text:style-name="P4">
<text:span text:style-name="T4">
另请阅读：</text:span>
 <text:a xlink:type="simple" xlink:href="https://www.ukrinform.ua/rubric-polytics/3704354-zelenskij-perekonanij-so-nato-nevdovzi-nalicuvatime-z-33-kraini.html" text:style-name="Internet_20_link" text:visited-style-name="Visited_20_Internet_20_Link">
</text:a>
他还说，在欧盟担任总统期间，瑞典正在为俄罗斯联合会犯下针对乌克兰犯罪的责任，尤其是侵略的兹洛钦。 同时，总理强调乌克兰儿童的权利，俄罗斯已强行将其带到了其领土上。</text:p>
      <text:p text:style-name="P4">
“它应该有后果。 瑞典是第一个为此提出推出并继续解决这个极其令人兴奋的问题的欧盟州。在6月，我们将举行有关儿童保护的高级会议。”</text:p>
      <text:p text:style-name="P4">
据他说，这次会议将集中在为乌克兰提供法律援助，以保护儿童在“俄罗斯不文明的战争”背景下保护儿童。</text:p>
      <text:p text:style-name="P4">
<text:span text:style-name="T4">
另请阅读：</text:span>
 <text:a xlink:type="simple" xlink:href="https://www.ukrinform.ua/rubric-polytics/3704340-spilna-zaava-samitu-ukraina-pivnicna-evropa.html" text:style-name="Internet_20_link" text:visited-style-name="Visited_20_Internet_20_Link">
</text:a>
克里斯托森(Cristorson)补充说，瑞典欢迎欧盟为乌克兰提供弹药的重要步骤。 他称乌克兰在俄罗斯侵略背景下的支持是“欧盟最重要的任务和存在性问题”，因为乌克兰正在与所有欧洲人的自由作斗争。</text:p>
      <text:p text:style-name="P4">
据政府负责人说，瑞典已经动员了约20亿欧洲的护理，并为乌克兰提供了大量进攻性武器，包括BMP，坦克，现代防空系统，并教授乌克兰军队。 他保证，该国将继续为乌克兰提供帮助。</text:p>
      <text:p text:style-name="P4">
据报道，泽伦斯基总统于周三抵达芬兰，乌克兰在北欧。</text:p>
      <text:p text:style-name="P4">
照片：作品</text:p>
      <text:p text:style-name="P4">
News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财政部打算恢复中期预算计划</text:span>
</text:h>
      <text:p text:style-name="P4">
作者: Ukrinform (Person)</text:p>
      <text:p text:style-name="P4">
出版商: Укринформ (Organization)</text:p>
      <text:p text:style-name="P4">
出版时间: 2023-05-03T-62:17:40+03:00</text:p>
      <text:p text:style-name="P4">
修改时间: 2023-05-03T21:17:40+03:00</text:p>
      <text:p text:style-name="P4">
描述: 明年，乌克兰财政部打算完全恢复中期预算计划。  - 乌克林。</text:p>
      <text:p text:style-name="P4">
图片: ["<text:a xlink:type="simple" xlink:href="https://static.ukrinform.com/photos/2023_05/thumb_files/630_360_1683137633-119.jpeg" text:style-name="Internet_20_link" text:visited-style-name="Visited_20_Internet_20_Link">
630_360_16831...</text:a>
"]</text:p>
      <text:p text:style-name="P4">
标签: ['Бюджет', 'Мінфін']</text:p>
      <text:p text:style-name="P4">
类型: Article</text:p>
      <!--METADATA-->
      <text:p text:style-name="P4">
<draw:frame draw:style-name="fr1" draw:name="Image61" text:anchor-type="as-char" svg:width="6.9236in" svg:height="3.956343in" draw:z-index="0">
<draw:image xlink:href="../Images/yкринформ/2023-05-03T-62-17-40-03-00/630_360_1683137633-119.jpeg" xlink:type="simple" xlink:show="embed" xlink:actuate="onLoad" draw:mime-type="image/jpeg"/>
</draw:frame>
明年，乌克兰财政部打算完全恢复中期预算计划。</text:p>
      <text:p text:style-name="P4">
乌克兰丹尼斯·尤林丁(Ukraine Denis Ulyutin)第一任财政部长(https://www.mof.gov.ua/uk/news/denys_uliutin_together_with_eu4pfm_we_are_working_on_the_development_of_modules_of_a_new_it_system_for_budget_planning_and_monitoring-3988)值得注意的是，会议讨论了乌克兰乌克兰的修复，特别是对与国际货币基金组织合作议程的预算Kodex修正案。</text:p>
      <text:p text:style-name="P4">
尤利丁(Ulyutin)指出，随着预算宣布为2025  -  2027年的预算宣布，将在明年进行全面恢复中期预算计划，该预算将于2月开始。</text:p>
      <text:p text:style-name="P4">
<text:span text:style-name="T4">
另请阅读：</text:span>
 <text:a xlink:type="simple" xlink:href="https://www.ukrinform.ua/rubric-economy/3703766-minfin-deficit-derzbudzetu-za-cotiri-misaci-majze-253-milardi.html" text:style-name="Internet_20_link" text:visited-style-name="Visited_20_Internet_20_Link">
<text:span text:style-name="T4">
短缺</text:span>
</text:a>
2023年，财政部计划以及2024年的国家预算项目也预测了2025  -  2026年的主要宏观经济和预算指标，包括总收入，支出和赤字。</text:p>
      <text:p text:style-name="P4">
据报道，2021年在乌克兰批准了三年的预算宣言。 中期预算计划的引入模型是欧洲国家的积极经验，在[2022  -  2024年的预算宣言中指出了<text:a xlink:type="simple" xlink:href="https://www.ukrinform.ua/tag-verhovna-rada" text:style-name="Internet_20_link" text:visited-style-name="Visited_20_Internet_20_Link">
</text:a>
财务部长谢尔盖·马尔森科(Sergey Marchenko)。  <text:span text:style-name="T5">
照片：财政部</text:span>
</text:p>
      <text:p text:style-name="P4">
News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欧盟否认俄罗斯关于与乌克兰战争有关的大规模武器贸易的假货</text:span>
</text:h>
      <text:p text:style-name="P4">
作者: Ukrinform (Person)</text:p>
      <text:p text:style-name="P4">
出版商: Укринформ (Organization)</text:p>
      <text:p text:style-name="P4">
出版时间: 2023-05-03T-64:12:00+03:00</text:p>
      <text:p text:style-name="P4">
修改时间: 2023-05-03T21:12:00+03:00</text:p>
      <text:p text:style-name="P4">
描述: 尚未记录与俄罗斯针对乌克兰战争有关的小武器的非法流通案件。  - 乌克林。</text:p>
      <text:p text:style-name="P4">
图片: ["<text:a xlink:type="simple" xlink:href="https://static.ukrinform.com/photos/2019_07/thumb_files/630_360_1562308141-486.jpg" text:style-name="Internet_20_link" text:visited-style-name="Visited_20_Internet_20_Link">
630_360_15623...</text:a>
"]</text:p>
      <text:p text:style-name="P4">
标签: ['Євросоюз', 'Торгівля зброєю', 'Війна з росією']</text:p>
      <text:p text:style-name="P4">
类型: Article</text:p>
      <!--METADATA-->
      <text:p text:style-name="P4">
<draw:frame draw:style-name="fr1" draw:name="Image62" text:anchor-type="as-char" svg:width="6.9236in" svg:height="3.956343in" draw:z-index="0">
<draw:image xlink:href="../Images/yкринформ/2023-05-03T-64-12-00-03-00/630_360_1562308141-486.jpg" xlink:type="simple" xlink:show="embed" xlink:actuate="onLoad" draw:mime-type="image/jpeg"/>
</draw:frame>
尚未记录与乌克兰针对乌克兰的战争有关的小武器的非法流通案件。</text:p>
      <text:p text:style-name="P4">
正如乌克林福姆报道的那样，<text:a xlink:type="simple" xlink:href="https://www.unodc.org/documents/treaties/CTOC/working-group-on-firearms-2023_html/Final_-_EU_Statement_WG_Firearms.pdf" text:style-name="Internet_20_link" text:visited-style-name="Visited_20_Internet_20_Link">
</text:a>
欧盟在维也纳国际组织的欧盟代表团在《联合国公约反对跨国有组织犯罪公约》的史特里斯基武器武器的会议上。</text:p>
      <text:p text:style-name="P4">
“俄罗斯针对乌克兰的激进战争增加了欧盟以及其他地区的非法垃圾武器的威胁。欧盟已考虑到经验丰富的巴尔干地区，并且已经与乌克兰，成员国和其他州，特别是，在框架内(empact)面对这一威胁，”在一份声明中。</text:p>
      <text:p text:style-name="P4">
还指出，自2019年以来，欧洲联盟支持乌克兰的非法发行<text:a xlink:type="simple" xlink:href="https://www.ukrinform.ua/tag-zbroa" text:style-name="Internet_20_link" text:visited-style-name="Visited_20_Internet_20_Link">
</text:a>
，弹药和炸药。 此外，为加强欧盟外部边界的控制做出了具体努力。</text:p>
      <text:p text:style-name="P4">
<text:span text:style-name="T4">
另请阅读：</text:span>
 <text:a xlink:type="simple" xlink:href="https://www.ukrinform.ua/rubric-ato/3624567-u-evrokomisii-sprostuvali-rosijski-fejki-pro-prodaz-ukrainou-zahidnogo-ozbroenna.html" text:style-name="Internet_20_link" text:visited-style-name="Visited_20_Internet_20_Link">
</text:a>
“我们记得俄罗斯发起的关于这种威胁的错误信息。让我强调，到这时，与战争有关的小武器的非法循环均无需检测到与战争有关的。与乌克兰政府的合作，他是一个集团，因为他将这种威胁确定为优先事项，” Vevrosei说。</text:p>
      <text:p text:style-name="P4">
根据乌克林福姆的说法，俄罗斯正在积极传播有关乌克兰提供的武器合作伙伴来摧毁其供应的武器合作伙伴的错误信息和虚假新闻。</text:p>
      <text:p text:style-name="P4">
News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由于赫尔森地区的炮击，已经杀死了21人，有48人受伤</text:span>
</text:h>
      <text:p text:style-name="P4">
作者: Ukrinform (Person)</text:p>
      <text:p text:style-name="P4">
出版商: Укринформ (Organization)</text:p>
      <text:p text:style-name="P4">
出版时间: 2023-05-03T-66:12:00+03:00</text:p>
      <text:p text:style-name="P4">
修改时间: 2023-05-03T21:12:00+03:00</text:p>
      <text:p text:style-name="P4">
描述: 由于俄罗斯周三炮击，赫森地区有21人被杀，有48人受伤。  - 乌克林。</text:p>
      <text:p text:style-name="P4">
图片: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标签: ['Херсон', 'Херсонщина', 'Обстріл', 'Загибель', 'Війна з росією']</text:p>
      <text:p text:style-name="P4">
类型: Article</text:p>
      <!--METADATA-->
      <text:p text:style-name="P4">
<draw:frame draw:style-name="fr1" draw:name="Image63" text:anchor-type="as-char" svg:width="6.9236in" svg:height="3.956343in" draw:z-index="0">
<draw:image xlink:href="../Images/yкринформ/2023-05-03T-66-12-00-03-00/630_360_1683132935-693.jpeg" xlink:type="simple" xlink:show="embed" xlink:actuate="onLoad" draw:mime-type="image/jpeg"/>
</draw:frame>
由于周三在赫森地区进行俄罗斯炮击，有21人被杀，有48人受伤。</text:p>
      <text:p text:style-name="P4">
根据乌克林福姆的说法，沃迪米尔·泽伦斯基总统说<text:a xlink:type="simple" xlink:href="https://t.me/V_Zelenskiy_official/6108" text:style-name="Internet_20_link" text:visited-style-name="Visited_20_Internet_20_Link">
</text:a>
。</text:p>
      <text:p text:style-name="P4">
“世界必须看到并知道。火车站和十字路口，房屋，建筑商店，杂货店超市，加油站 - 您知道它可以连接这些地方吗？杀死赫尔森和赫森地区的和平的人。-21人丧生!48人受伤!所有平民!在一个地区!在一个地区!”  - 总统写道。</text:p>
      <text:p text:style-name="P4">
他向死者的家庭和亲人表示哀悼，并保证乌克兰人不会宽恕肇事者。</text:p>
      <text:p text:style-name="P4">
“让我们赢得这个国家，让所有人有罪!”  - 宣布Thezelensky。</text:p>
      <text:p text:style-name="P4">
据报道<text:a xlink:type="simple" xlink:href="https://suspilne.media/465029-na-hersonsini-vnaslidok-rosijskih-obstriliv-zaginuli-19-ludej-poraneni-47/" text:style-name="Internet_20_link" text:visited-style-name="Visited_20_Internet_20_Link">
</text:a>
。</text:p>
      <text:p text:style-name="P4">
“死者：三个 - 在ATB炮击之后的火车站，在火车站开火时，有两个人在铁路交叉口附近的一辆汽车中被杀，另外五人在住宅区，作为阿雷斯帕尼维卡的三个能量，”  - 普罗普林说。</text:p>
      <text:p text:style-name="P4">
<draw:frame draw:style-name="fr1" draw:name="Image64" text:anchor-type="as-char" svg:width="6.9236in" svg:height="3.89773in" draw:z-index="0">
<draw:image xlink:href="../Images/yкринформ/2023-05-03T-66-12-00-03-00/1683136929-211.jpg" xlink:type="simple" xlink:show="embed" xlink:actuate="onLoad" draw:mime-type="image/jpeg"/>
</draw:frame>
照片：社交赫尔森</text:p>
      <text:p text:style-name="P4">
据他说，白天该地区有47人受伤。</text:p>
      <text:p text:style-name="P4">
“五个 - 炮击“震中”之后，在火车站和火车站的领土上，有30人受伤，八人受伤，另外三个 - 消耗的区域，矿山 - 繁殖的伤害。女孩仍然受伤 - 她的严重程度适中。”他说。</text:p>
      <text:p text:style-name="P4">
据OVA董事长称，一名61岁的妇女在托卡罗夫卡的达里夫斯基社区领土上受伤，伊万尼夫卡受伤。</text:p>
      <text:p text:style-name="P4">
此前，总统办公室Andriy Yermak报道<text:a xlink:type="simple" xlink:href="https://t.me/ermaka2022/2567" text:style-name="Internet_20_link" text:visited-style-name="Visited_20_Internet_20_Link">
</text:a>
大约有18次攻击。</text:p>
      <text:p text:style-name="P4">
“俄罗斯人对赫尔森的罢工仍在继续。 他们击败了和平的人。 纳扎拉兹(Nazaraz)大约有18人死亡，46人受伤。”他写道。</text:p>
      <text:p text:style-name="P4">
早些时(https://t.me/dmytro_lubinetzs/2328?single)大约17人死亡。</text:p>
      <text:p text:style-name="P4">
<draw:frame draw:style-name="fr1" draw:name="Image65" text:anchor-type="as-char" svg:width="6.9236in" svg:height="5.1927in" draw:z-index="0">
<draw:image xlink:href="../Images/yкринформ/2023-05-03T-66-12-00-03-00/1683132934-883.jpeg" xlink:type="simple" xlink:show="embed" xlink:actuate="onLoad" draw:mime-type="image/jpeg"/>
</draw:frame>
<draw:frame draw:style-name="fr1" draw:name="Image66" text:anchor-type="as-char" svg:width="6.9236in" svg:height="5.1927in" draw:z-index="0">
<draw:image xlink:href="../Images/yкринформ/2023-05-03T-66-12-00-03-00/1683132934-857.jpeg" xlink:type="simple" xlink:show="embed" xlink:actuate="onLoad" draw:mime-type="image/jpeg"/>
</draw:frame>
他强调，针对的导弹袭击是侵略国，房屋，商店，公共交通站，铁路。</text:p>
      <text:p text:style-name="P4">
<draw:frame draw:style-name="fr1" draw:name="Image67" text:anchor-type="as-char" svg:width="6.9236in" svg:height="5.1927in" draw:z-index="0">
<draw:image xlink:href="../Images/yкринформ/2023-05-03T-66-12-00-03-00/1683132936-769.jpeg" xlink:type="simple" xlink:show="embed" xlink:actuate="onLoad" draw:mime-type="image/jpeg"/>
</draw:frame>
“这些是侵略者必须受到惩罚的罪行!这是反病人的恐怖主义!”  - 卢比尼特说。</text:p>
      <text:p text:style-name="P4">
<draw:frame draw:style-name="fr1" draw:name="Image68" text:anchor-type="as-char" svg:width="6.9236in" svg:height="5.1927in" draw:z-index="0">
<draw:image xlink:href="../Images/yкринформ/2023-05-03T-66-12-00-03-00/1683132937-605.jpeg" xlink:type="simple" xlink:show="embed" xlink:actuate="onLoad" draw:mime-type="image/jpeg"/>
</draw:frame>
<text:span text:style-name="T4">
另请阅读：</text:span>
 <text:a xlink:type="simple" xlink:href="https://www.ukrinform.ua/rubric-ato/3704238-vijska-rf-atakuvala-kerovanimi-aviabombami-selo-na-hersonsini.html" text:style-name="Internet_20_link" text:visited-style-name="Visited_20_Internet_20_Link">
<text:span text:style-name="T4">
 kherson </text:span>
</text:a>
反过来，Romanmrochko在<text:a xlink:type="simple" xlink:href="https://t.me/roman_mrochko/126" text:style-name="Internet_20_link" text:visited-style-name="Visited_20_Internet_20_Link">
</text:a>
 .</text:p>
      <text:p text:style-name="P4">
<draw:frame draw:style-name="fr1" draw:name="Image69" text:anchor-type="as-char" svg:width="6.9236in" svg:height="5.1927in" draw:z-index="0">
<draw:image xlink:href="../Images/yкринформ/2023-05-03T-66-12-00-03-00/1683132935-166.jpeg" xlink:type="simple" xlink:show="embed" xlink:actuate="onLoad" draw:mime-type="image/jpeg"/>
</draw:frame>
</text:p>
      <text:p text:style-name="P4">
<draw:frame draw:style-name="fr1" draw:name="Image70" text:anchor-type="as-char" svg:width="6.9236in" svg:height="5.1927in" draw:z-index="0">
<draw:image xlink:href="../Images/yкринформ/2023-05-03T-66-12-00-03-00/1683132935-296.jpeg" xlink:type="simple" xlink:show="embed" xlink:actuate="onLoad" draw:mime-type="image/jpeg"/>
</draw:frame>
Mrochko说：“对于Kherson社区来说，这是可怕的消息!从Rashists的行动中，目前有17人受伤，有45人受伤。”</text:p>
      <text:p text:style-name="P4">
<draw:frame draw:style-name="fr1" draw:name="Image71" text:anchor-type="as-char" svg:width="6.9236in" svg:height="5.1927in" draw:z-index="0">
<draw:image xlink:href="../Images/yкринформ/2023-05-03T-66-12-00-03-00/1683132936-684.jpeg" xlink:type="simple" xlink:show="embed" xlink:actuate="onLoad" draw:mime-type="image/jpeg"/>
</draw:frame>
据报道，在5月3日上午，俄罗斯军队开始大规模阻止霍森市和该地区的定居点。</text:p>
      <text:p text:style-name="P4">
<text:span text:style-name="T5">
照片：国家警察</text:span>
</text:p>
      <text:p text:style-name="P4">
News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由于赫尔森地区的炮击，已经杀死了21人，有48人受伤</text:span>
</text:h>
      <text:p text:style-name="P4">
作者: Ukrinform (Person)</text:p>
      <text:p text:style-name="P4">
出版商: Укринформ (Organization)</text:p>
      <text:p text:style-name="P4">
出版时间: 2023-05-03T-69:12:00+03:00</text:p>
      <text:p text:style-name="P4">
修改时间: 2023-05-03T21:12:00+03:00</text:p>
      <text:p text:style-name="P4">
描述: 由于俄罗斯周三炮击，赫森地区有21人被杀，有48人受伤。  - 乌克林。</text:p>
      <text:p text:style-name="P4">
图片: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标签: ['Херсон', 'Херсонщина', 'Обстріл', 'Загибель', 'Війна з росією']</text:p>
      <text:p text:style-name="P4">
类型: Article</text:p>
      <!--METADATA-->
      <text:p text:style-name="P4">
<draw:frame draw:style-name="fr1" draw:name="Image72" text:anchor-type="as-char" svg:width="6.9236in" svg:height="3.956343in" draw:z-index="0">
<draw:image xlink:href="../Images/yкринформ/2023-05-03T-69-12-00-03-00/630_360_1683132935-693.jpeg" xlink:type="simple" xlink:show="embed" xlink:actuate="onLoad" draw:mime-type="image/jpeg"/>
</draw:frame>
由于周三在赫森地区进行俄罗斯炮击，有21人被杀，有48人受伤。</text:p>
      <text:p text:style-name="P4">
根据乌克林福姆的说法，沃迪米尔·泽伦斯基总统说<text:a xlink:type="simple" xlink:href="https://t.me/V_Zelenskiy_official/6108" text:style-name="Internet_20_link" text:visited-style-name="Visited_20_Internet_20_Link">
</text:a>
。</text:p>
      <text:p text:style-name="P4">
“世界必须看到并知道。火车站和十字路口，房屋，建筑商店，杂货店超市，加油站 - 您知道它可以连接这些地方吗？杀死赫尔森和赫森地区的和平的人。-21人丧生!48人受伤!所有平民!在一个地区!在一个地区!”  - 总统写道。</text:p>
      <text:p text:style-name="P4">
他向死者的家庭和亲人表示哀悼，并保证乌克兰人不会宽恕肇事者。</text:p>
      <text:p text:style-name="P4">
“让我们赢得这个国家，让所有人有罪!”  - 宣布Thezelensky。</text:p>
      <text:p text:style-name="P4">
据报道<text:a xlink:type="simple" xlink:href="https://suspilne.media/465029-na-hersonsini-vnaslidok-rosijskih-obstriliv-zaginuli-19-ludej-poraneni-47/" text:style-name="Internet_20_link" text:visited-style-name="Visited_20_Internet_20_Link">
</text:a>
。</text:p>
      <text:p text:style-name="P4">
“死者：三个 - 在ATB炮击之后的火车站，在火车站开火时，有两个人在铁路交叉口附近的一辆汽车中被杀，另外五人在住宅区，作为阿雷斯帕尼维卡的三个能量，”  - 普罗普林说。</text:p>
      <text:p text:style-name="P4">
<draw:frame draw:style-name="fr1" draw:name="Image73" text:anchor-type="as-char" svg:width="6.9236in" svg:height="3.89773in" draw:z-index="0">
<draw:image xlink:href="../Images/yкринформ/2023-05-03T-69-12-00-03-00/1683136929-211.jpg" xlink:type="simple" xlink:show="embed" xlink:actuate="onLoad" draw:mime-type="image/jpeg"/>
</draw:frame>
照片：社交赫尔森</text:p>
      <text:p text:style-name="P4">
据他说，白天该地区有47人受伤。</text:p>
      <text:p text:style-name="P4">
“五个 - 炮击“震中”之后，在火车站和火车站的领土上，有30人受伤，八人受伤，另外三个 - 消耗的区域，矿山 - 繁殖的伤害。女孩仍然受伤 - 她的严重程度适中。”他说。</text:p>
      <text:p text:style-name="P4">
据OVA董事长称，一名61岁的妇女在托卡罗夫卡的达里夫斯基社区领土上受伤，伊万尼夫卡受伤。</text:p>
      <text:p text:style-name="P4">
此前，总统办公室Andriy Yermak报道<text:a xlink:type="simple" xlink:href="https://t.me/ermaka2022/2567" text:style-name="Internet_20_link" text:visited-style-name="Visited_20_Internet_20_Link">
</text:a>
大约有18次攻击。</text:p>
      <text:p text:style-name="P4">
“俄罗斯人对赫尔森的罢工仍在继续。 他们击败了和平的人。 纳扎拉兹(Nazaraz)大约有18人死亡，46人受伤。”他写道。</text:p>
      <text:p text:style-name="P4">
早些时(https://t.me/dmytro_lubinetzs/2328?single)大约17人死亡。</text:p>
      <text:p text:style-name="P4">
<draw:frame draw:style-name="fr1" draw:name="Image74" text:anchor-type="as-char" svg:width="6.9236in" svg:height="5.1927in" draw:z-index="0">
<draw:image xlink:href="../Images/yкринформ/2023-05-03T-69-12-00-03-00/1683132934-883.jpeg" xlink:type="simple" xlink:show="embed" xlink:actuate="onLoad" draw:mime-type="image/jpeg"/>
</draw:frame>
<draw:frame draw:style-name="fr1" draw:name="Image75" text:anchor-type="as-char" svg:width="6.9236in" svg:height="5.1927in" draw:z-index="0">
<draw:image xlink:href="../Images/yкринформ/2023-05-03T-69-12-00-03-00/1683132934-857.jpeg" xlink:type="simple" xlink:show="embed" xlink:actuate="onLoad" draw:mime-type="image/jpeg"/>
</draw:frame>
他强调，针对的导弹袭击是侵略国，房屋，商店，公共交通站，铁路。</text:p>
      <text:p text:style-name="P4">
<draw:frame draw:style-name="fr1" draw:name="Image76" text:anchor-type="as-char" svg:width="6.9236in" svg:height="5.1927in" draw:z-index="0">
<draw:image xlink:href="../Images/yкринформ/2023-05-03T-69-12-00-03-00/1683132936-769.jpeg" xlink:type="simple" xlink:show="embed" xlink:actuate="onLoad" draw:mime-type="image/jpeg"/>
</draw:frame>
“这些是侵略者必须受到惩罚的罪行!这是反病人的恐怖主义!”  - 卢比尼特说。</text:p>
      <text:p text:style-name="P4">
<draw:frame draw:style-name="fr1" draw:name="Image77" text:anchor-type="as-char" svg:width="6.9236in" svg:height="5.1927in" draw:z-index="0">
<draw:image xlink:href="../Images/yкринформ/2023-05-03T-69-12-00-03-00/1683132937-605.jpeg" xlink:type="simple" xlink:show="embed" xlink:actuate="onLoad" draw:mime-type="image/jpeg"/>
</draw:frame>
<text:span text:style-name="T4">
另请阅读：</text:span>
 <text:a xlink:type="simple" xlink:href="https://www.ukrinform.ua/rubric-ato/3704238-vijska-rf-atakuvala-kerovanimi-aviabombami-selo-na-hersonsini.html" text:style-name="Internet_20_link" text:visited-style-name="Visited_20_Internet_20_Link">
<text:span text:style-name="T4">
 kherson </text:span>
</text:a>
反过来，Romanmrochko在<text:a xlink:type="simple" xlink:href="https://t.me/roman_mrochko/126" text:style-name="Internet_20_link" text:visited-style-name="Visited_20_Internet_20_Link">
</text:a>
 .</text:p>
      <text:p text:style-name="P4">
<draw:frame draw:style-name="fr1" draw:name="Image78" text:anchor-type="as-char" svg:width="6.9236in" svg:height="5.1927in" draw:z-index="0">
<draw:image xlink:href="../Images/yкринформ/2023-05-03T-69-12-00-03-00/1683132935-166.jpeg" xlink:type="simple" xlink:show="embed" xlink:actuate="onLoad" draw:mime-type="image/jpeg"/>
</draw:frame>
</text:p>
      <text:p text:style-name="P4">
<draw:frame draw:style-name="fr1" draw:name="Image79" text:anchor-type="as-char" svg:width="6.9236in" svg:height="5.1927in" draw:z-index="0">
<draw:image xlink:href="../Images/yкринформ/2023-05-03T-69-12-00-03-00/1683132935-296.jpeg" xlink:type="simple" xlink:show="embed" xlink:actuate="onLoad" draw:mime-type="image/jpeg"/>
</draw:frame>
Mrochko说：“对于Kherson社区来说，这是可怕的消息!从Rashists的行动中，目前有17人受伤，有45人受伤。”</text:p>
      <text:p text:style-name="P4">
<draw:frame draw:style-name="fr1" draw:name="Image80" text:anchor-type="as-char" svg:width="6.9236in" svg:height="5.1927in" draw:z-index="0">
<draw:image xlink:href="../Images/yкринформ/2023-05-03T-69-12-00-03-00/1683132936-684.jpeg" xlink:type="simple" xlink:show="embed" xlink:actuate="onLoad" draw:mime-type="image/jpeg"/>
</draw:frame>
据报道，在5月3日上午，俄罗斯军队开始大规模阻止霍森市和该地区的定居点。</text:p>
      <text:p text:style-name="P4">
<text:span text:style-name="T5">
照片：国家警察</text:span>
</text:p>
      <text:p text:style-name="P4">
News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恢复乌克兰农业子：农业政策部希望与犹他州合作</text:span>
</text:h>
      <text:p text:style-name="P4">
作者: Ukrinform (Person)</text:p>
      <text:p text:style-name="P4">
出版商: Укринформ (Organization)</text:p>
      <text:p text:style-name="P4">
出版时间: 2023-05-03T-71:10:38+03:00</text:p>
      <text:p text:style-name="P4">
修改时间: 2023-05-03T21:10:38+03:00</text:p>
      <text:p text:style-name="P4">
描述: 乌克兰农业政策和食品部将与犹他州（美国）合作恢复乌克兰的农业部门。  - 乌克林。</text:p>
      <text:p text:style-name="P4">
图片: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标签: ['Мінагро', 'США', 'Аграрії', 'Відбудова']</text:p>
      <text:p text:style-name="P4">
类型: Article</text:p>
      <!--METADATA-->
      <text:p text:style-name="P4">
<draw:frame draw:style-name="fr1" draw:name="Image81" text:anchor-type="as-char" svg:width="6.9236in" svg:height="3.956343in" draw:z-index="0">
<draw:image xlink:href="../Images/yкринформ/2023-05-03T-71-10-38-03-00/630_360_1683137305-973.jpeg" xlink:type="simple" xlink:show="embed" xlink:actuate="onLoad" draw:mime-type="image/jpeg"/>
</draw:frame>
乌克兰农业政策和食品部将与犹他州合作(美国)为了恢复乌克兰的农业部门。</text:p>
      <text:p text:style-name="P4">
乌克林福姆报告在犹他州代表团的情况下，在乌克兰塔拉斯·维索斯基(Taras Vysotsky)和乌克兰塔拉斯·维索斯基(Markian Dmitrasevich)和马克·德米特拉塞维奇(Markian Dmitrasevich)会议上讨论了这一点。(https://minagro.gov.ua/news/u-minagropolitiki-vidbulas-zustrich-z-predstavnikami-senatu-shtatu-yuta)。</text:p>
      <text:p text:style-name="P4">
犹他州由国务院和商业部的工作人员斯图尔特·亚当斯参议院主席代表。</text:p>
      <text:p text:style-name="P4">
值得注意的是，各方讨论了恢复乌克兰农业行业的合作领域，并吸引了最新的美国技术，尤其是为了恢复土壤并增加其生育能力。</text:p>
      <text:p text:style-name="P4">
维索斯基说，只要乌克兰农业部门准备提高产品的生产和出口，前提是行业战争的后果，并且它也有可能发展加工行业的潜力。</text:p>
      <text:p text:style-name="P4">
<draw:frame draw:style-name="fr1" draw:name="Image82" text:anchor-type="as-char" svg:width="6.9236in" svg:height="4.615733in" draw:z-index="0">
<draw:image xlink:href="../Images/yкринформ/2023-05-03T-71-10-38-03-00/1683137305-242.jpeg" xlink:type="simple" xlink:show="embed" xlink:actuate="onLoad" draw:mime-type="image/jpeg"/>
</draw:frame>
“这是生物能源的发展。 我们可以显着增加生物甲烷的产量。我们具有增加肉类玉米粉制作产品生产量的潜力，园艺的发展，包括浆果的加工，”部长的Addctor。</text:p>
      <text:p text:style-name="P4">
<text:span text:style-name="T4">
另请阅读：</text:span>
 <text:a xlink:type="simple" xlink:href="https://www.ukrinform.ua/rubric-economy/3697564-rozminuvanna-pilgovi-krediti-ta-granti-urad-viznaciv-prioriteti-dla-pidtrimki-agrariiv.html" text:style-name="Internet_20_link" text:visited-style-name="Visited_20_Internet_20_Link">
</text:a>
德米特拉塞维奇(Dmitrasevich)指出，乌克兰试图在战争结束前吸引其经济上的私人投资，并正在为外国和国内企业家提供全面的军事风险保险。</text:p>
      <text:p text:style-name="P4">
他说：“在此问题上，我们已经取得了多边MIGA担保投资机构的进步，这是世界银行集团的一部分。”</text:p>
      <text:p text:style-name="P4">
<draw:frame draw:style-name="fr1" draw:name="Image83" text:anchor-type="as-char" svg:width="6.9236in" svg:height="4.615733in" draw:z-index="0">
<draw:image xlink:href="../Images/yкринформ/2023-05-03T-71-10-38-03-00/1683137306-643.jpeg" xlink:type="simple" xlink:show="embed" xlink:actuate="onLoad" draw:mime-type="image/jpeg"/>
</draw:frame>
会议的参与者同意继续对话进行锻炼。</text:p>
      <text:p text:style-name="P4">
据报道，2022年6月，农业政策部和教会经济部<text:a xlink:type="simple" xlink:href="https://www.ukrinform.ua/tag-ssa" text:style-name="Internet_20_link" text:visited-style-name="Visited_20_Internet_20_Link">
</text:a>
对农业领域合作的相互理解的签名。</text:p>
      <text:p text:style-name="P4">
<text:span text:style-name="T5">
foto：minagro.gov.ua</text:span>
</text:p>
      <text:p text:style-name="P4">
News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JSC Avdiivka Directioz Rusian军队炮击了Novokalinova，Avdiivka，Severne，Tonyne，Charles ...</text:span>
</text:h>
      <text:p text:style-name="P4">
作者: liveuamap (Language: en)</text:p>
      <text:p text:style-name="P4">
时间: 2023-05-03T-8:14:00</text:p>
      <text:p text:style-name="P4">
地点: Donetsk (Latitude:48.10789 Longtitude:37.54955)</text:p>
      <text:p text:style-name="P4">
视频: []</text:p>
      <text:p text:style-name="P4">
图片: []</text:p>
      <text:p text:style-name="P4">
标签: ["Russia"]</text:p>
      <text:p text:style-name="P4">
Id: 22560144</text:p>
      <!--METADATA-->
      <text:p text:style-name="P4">
在Avdiyivka的指示，俄罗斯军队炮击了Novokalynove，Avdiyivka，Syeverne，Tonenke，Karlivka和Netaylove，武装部队在早上的报告中说</text:p>
      <text:p text:style-name="P4">
新闻集链接：<text:a xlink:type="simple" xlink:href="https://liveuamap.com/en/2023/3-may-at-avdiyivka-directions-russian-army-shelled-novokalynove" text:style-name="Internet_20_link" text:visited-style-name="Visited_20_Internet_20_Link">
https://liveuamap.com/en/2023/3-may-at-avdiyivka-directions-russian-army-army-shelled-novokalynove</text:a>
</text:p>
      <text:p text:style-name="P4">
News Source: <text:a xlink:type="simple" xlink:href="https://t.me/lumsrc/4672" text:style-name="Internet_20_link" text:visited-style-name="Visited_20_Internet_20_Link">
https://t.me/lumsrc/4672</text:a>
</text:p>
      <!--NEWS-->
      <text:h text:style-name="P10" text:outline-level="1">
<text:span text:style-name="T4">
一夜</text:span>
</text:h>
      <text:p text:style-name="P4">
作者: liveuamap (Language: en)</text:p>
      <text:p text:style-name="P4">
时间: 2023-05-03T00:48:17</text:p>
      <text:p text:style-name="P4">
地点: Dnipro (Latitude:48.39456 Longtitude:35.11591)</text:p>
      <text:p text:style-name="P4">
视频: []</text:p>
      <text:p text:style-name="P4">
图片: ["<text:a xlink:type="simple" xlink:href="https://liveuamap.com/pics/2023/05/03/22560114_0.jpg" text:style-name="Internet_20_link" text:visited-style-name="Visited_20_Internet_20_Link">
22560114_0.jpg</text:a>
"]</text:p>
      <text:p text:style-name="P4">
标签: []</text:p>
      <text:p text:style-name="P4">
Id: 22560114</text:p>
      <!--METADATA-->
      <text:p text:style-name="P4">
一夜</text:p>
      <text:p text:style-name="P4">
<draw:frame draw:style-name="fr1" draw:name="Image84" text:anchor-type="as-char" svg:width="6.9236in" svg:height="6.9236in" draw:z-index="0">
<draw:image xlink:href="../Images/liveuamap/2023-05-03T00-48-17/22560114_0.jpg" xlink:type="simple" xlink:show="embed" xlink:actuate="onLoad" draw:mime-type="image/jpeg"/>
</draw:frame>
新闻集链接：<text:a xlink:type="simple" xlink:href="https://liveuamap.com/en/2023/3-may-ukrainian-air-defense-shot-down-21-of-26-shahed-drones" text:style-name="Internet_20_link" text:visited-style-name="Visited_20_Internet_20_Link">
https://liveuamap.com/en/2023/3-may-ukrainian-air-defense-shot-down-21-21-26-26-shahed-drones</text:a>
</text:p>
      <text:p text:style-name="P4">
News Source: <text:a xlink:type="simple" xlink:href="https://t.me/kpszsu/2494" text:style-name="Internet_20_link" text:visited-style-name="Visited_20_Internet_20_Link">
https://t.me/kpszsu/2494</text:a>
</text:p>
      <!--NEWS-->
      <text:h text:style-name="P10" text:outline-level="1">
<text:span text:style-name="T4">
Kherson，Khersonska Oblast（08:15）。 红色警报：空中威胁。 警笛声。 立即掩盖！</text:span>
</text:h>
      <text:p text:style-name="P4">
作者: liveuamap (Language: en)</text:p>
      <text:p text:style-name="P4">
时间: 2023-05-03T02:16:00</text:p>
      <text:p text:style-name="P4">
地点: Kherson (Latitude:46.65581000 Longtitude:32.61780000)</text:p>
      <text:p text:style-name="P4">
视频: []</text:p>
      <text:p text:style-name="P4">
图片: []</text:p>
      <text:p text:style-name="P4">
标签: ["Europe", "Central and Eastern Europe"]</text:p>
      <text:p text:style-name="P4">
Id: 22560116</text:p>
      <!--METADATA-->
      <text:p text:style-name="P4">
赫尔森，赫森地区(08:15). Red Alert: aerial threat. Sirens sounding.Take cover now!</text:p>
      <text:p text:style-name="P4">
News Collection Link: <text:a xlink:type="simple" xlink:href="https://liveuamap.com/en/2023/03-may-kherson-khersonska-oblast0815-red-alerg" text:style-name="Internet_20_link" text:visited-style-name="Visited_20_Internet_20_Link">
https://liveuamap.com/en/2023/03-may-kherson-khersonska-oblast0815-red-alerg</text:a>
</text:p>
      <text:p text:style-name="P4">
News Source: <text:a xlink:type="simple" xlink:href="https://t.me/air_alert_ua/44281" text:style-name="Internet_20_link" text:visited-style-name="Visited_20_Internet_20_Link">
https://t.me/air_alert_ua/44281</text:a>
</text:p>
      <!--NEWS-->
      <text:h text:style-name="P10" text:outline-level="1">
<text:span text:style-name="T4">
Harciw，Harkiv地区，Poltavska地区（08:21）。 红色警报：空中威胁。 Siren Sundin ...</text:span>
</text:h>
      <text:p text:style-name="P4">
作者: liveuamap (Language: en)</text:p>
      <text:p text:style-name="P4">
时间: 2023-05-03T02:21:00</text:p>
      <text:p text:style-name="P4">
地点: Kharkiv (Latitude:49.97967 Longtitude:36.25255)</text:p>
      <text:p text:style-name="P4">
视频: []</text:p>
      <text:p text:style-name="P4">
图片: []</text:p>
      <text:p text:style-name="P4">
标签: ["Europe", "Central and Eastern Europe"]</text:p>
      <text:p text:style-name="P4">
Id: 22560117</text:p>
      <!--METADATA-->
      <text:p text:style-name="P4">
波尔塔瓦地区哈尔基夫地区哈尔基夫(08:21). Red Alert: aerial threat.Sirens sounding. Take cover now!</text:p>
      <text:p text:style-name="P4">
News Collection Link: <text:a xlink:type="simple" xlink:href="https://liveuamap.com/en/2023/03-may-kharkiv-kharkivska-oblast-poltavska-obg" text:style-name="Internet_20_link" text:visited-style-name="Visited_20_Internet_20_Link">
https://liveuamap.com/en/2023/03-may-kharkiv-kharkivska-oblast-poltavska-obg</text:a>
</text:p>
      <text:p text:style-name="P4">
News Source: <text:a xlink:type="simple" xlink:href="https://t.me/air_alert_ua/44283" text:style-name="Internet_20_link" text:visited-style-name="Visited_20_Internet_20_Link">
https://t.me/air_alert_ua/44283</text:a>
</text:p>
      <!--NEWS-->
      <text:h text:style-name="P10" text:outline-level="1">
<text:span text:style-name="T4">
Donetsk Oblast（08:39）。 红色警报：空中威胁。 警笛声。 立即掩盖！</text:span>
</text:h>
      <text:p text:style-name="P4">
作者: liveuamap (Language: en)</text:p>
      <text:p text:style-name="P4">
时间: 2023-05-03T02:41:00</text:p>
      <text:p text:style-name="P4">
地点: Donetsk Oblast (Latitude:48.72829 Longtitude:37.57828)</text:p>
      <text:p text:style-name="P4">
视频: []</text:p>
      <text:p text:style-name="P4">
图片: []</text:p>
      <text:p text:style-name="P4">
标签: ["Europe", "Central and Eastern Europe"]</text:p>
      <text:p text:style-name="P4">
Id: 22560119</text:p>
      <!--METADATA-->
      <text:p text:style-name="P4">
Donetsk Oblast(08:39). Red Alert: aerial threat. Sirens sounding. Take covernow!</text:p>
      <text:p text:style-name="P4">
News Collection Link: <text:a xlink:type="simple" xlink:href="https://liveuamap.com/en/2023/03-may-donetsk-oblast0839-red-alert-aerial-thg" text:style-name="Internet_20_link" text:visited-style-name="Visited_20_Internet_20_Link">
https://liveuamap.com/en/2023/03-may-donetsk-oblast0839-red-alert-aerial-thg</text:a>
</text:p>
      <text:p text:style-name="P4">
News Source: <text:a xlink:type="simple" xlink:href="https://t.me/air_alert_ua/44284" text:style-name="Internet_20_link" text:visited-style-name="Visited_20_Internet_20_Link">
https://t.me/air_alert_ua/44284</text:a>
</text:p>
      <!--NEWS-->
      <text:h text:style-name="P10" text:outline-level="1">
<text:span text:style-name="T4">
无人机在一夜之间袭击了Seshcha的机场</text:span>
</text:h>
      <text:p text:style-name="P4">
作者: liveuamap (Language: en)</text:p>
      <text:p text:style-name="P4">
时间: 2023-05-03T03:14:32</text:p>
      <text:p text:style-name="P4">
地点: Bryanskaya oblast' (Latitude:53.71479 Longtitude:33.34557)</text:p>
      <text:p text:style-name="P4">
视频: []</text:p>
      <text:p text:style-name="P4">
图片: []</text:p>
      <text:p text:style-name="P4">
标签: []</text:p>
      <text:p text:style-name="P4">
Id: 22560120</text:p>
      <!--METADATA-->
      <text:p text:style-name="P4">
无人机在一夜之间袭击了Seshcha的机场</text:p>
      <text:p text:style-name="P4">
新闻收集链接：<text:a xlink:type="simple" xlink:href="https://liveuamap.com/en/2023/3-may-drones-attacked-airfield-in-seshcha-overnight-" text:style-name="Internet_20_link" text:visited-style-name="Visited_20_Internet_20_Link">
https://liveuamap.com/en/2023/3-may-drones-Attacked-Attacked-airfield-infield-in-seshcha-overnight-</text:a>
</text:p>
      <text:p text:style-name="P4">
News Source: <text:a xlink:type="simple" xlink:href="https://t.me/bbcrussian/45587" text:style-name="Internet_20_link" text:visited-style-name="Visited_20_Internet_20_Link">
https://t.me/bbcrussian/45587</text:a>
</text:p>
      <!--NEWS-->
      <text:h text:style-name="P10" text:outline-level="1">
<text:span text:style-name="T4">
Donetsk Oblast（09:50）。 红色警报：空中威胁。 警笛声。 立即掩盖！</text:span>
</text:h>
      <text:p text:style-name="P4">
作者: liveuamap (Language: en)</text:p>
      <text:p text:style-name="P4">
时间: 2023-05-03T03:51:00</text:p>
      <text:p text:style-name="P4">
地点: Donetsk Oblast (Latitude:48.72763 Longtitude:37.57906)</text:p>
      <text:p text:style-name="P4">
视频: []</text:p>
      <text:p text:style-name="P4">
图片: []</text:p>
      <text:p text:style-name="P4">
标签: ["Europe", "Central and Eastern Europe"]</text:p>
      <text:p text:style-name="P4">
Id: 22560121</text:p>
      <!--METADATA-->
      <text:p text:style-name="P4">
Donetsk Oblast(09:50). Red Alert: aerial threat. Sirens sounding. Take covernow!</text:p>
      <text:p text:style-name="P4">
News Collection Link: <text:a xlink:type="simple" xlink:href="https://liveuamap.com/en/2023/03-may-donetsk-oblast0950-red-alert-aerial-thg" text:style-name="Internet_20_link" text:visited-style-name="Visited_20_Internet_20_Link">
https://liveuamap.com/en/2023/03-may-donetsk-oblast0950-red-alert-aerial-thg</text:a>
</text:p>
      <text:p text:style-name="P4">
News Source: <text:a xlink:type="simple" xlink:href="https://t.me/air_alert_ua/44290" text:style-name="Internet_20_link" text:visited-style-name="Visited_20_Internet_20_Link">
https://t.me/air_alert_ua/44290</text:a>
</text:p>
      <!--NEWS-->
      <text:h text:style-name="P10" text:outline-level="1">
<text:span text:style-name="T4">
Chernihivska Oblast（10:11）。 红色警报：空中威胁。 警笛声。 立即掩盖！</text:span>
</text:h>
      <text:p text:style-name="P4">
作者: liveuamap (Language: en)</text:p>
      <text:p text:style-name="P4">
时间: 2023-05-03T04:11:00</text:p>
      <text:p text:style-name="P4">
地点: Chernihivska Oblast (Latitude:51.33333000 Longtitude:32.00000000)</text:p>
      <text:p text:style-name="P4">
视频: []</text:p>
      <text:p text:style-name="P4">
图片: []</text:p>
      <text:p text:style-name="P4">
标签: ["Europe", "Central and Eastern Europe"]</text:p>
      <text:p text:style-name="P4">
Id: 22560122</text:p>
      <!--METADATA-->
      <text:p text:style-name="P4">
切尔尼希夫地区(10:11). Red Alert: aerial threat. Sirens sounding. Takecover now!</text:p>
      <text:p text:style-name="P4">
News Collection Link: <text:a xlink:type="simple" xlink:href="https://liveuamap.com/en/2023/03-may-chernihivska-oblast1011-red-alert-aerig" text:style-name="Internet_20_link" text:visited-style-name="Visited_20_Internet_20_Link">
https://liveuamap.com/en/2023/03-may-chernihivska-oblast1011-red-alert-aerig</text:a>
</text:p>
      <text:p text:style-name="P4">
News Source: <text:a xlink:type="simple" xlink:href="https://t.me/suspilnechernihiv/18202" text:style-name="Internet_20_link" text:visited-style-name="Visited_20_Internet_20_Link">
https://t.me/suspilnechernihiv/18202</text:a>
</text:p>
      <!--NEWS-->
      <text:h text:style-name="P10" text:outline-level="1">
<text:span text:style-name="T4">
Sumska Oblast（10:12）。 红色警报：空中威胁。 警笛声。 立即掩盖！</text:span>
</text:h>
      <text:p text:style-name="P4">
作者: liveuamap (Language: en)</text:p>
      <text:p text:style-name="P4">
时间: 2023-05-03T04:13:00</text:p>
      <text:p text:style-name="P4">
地点: Sumska Oblast (Latitude:51.00039 Longtitude:34.00118)</text:p>
      <text:p text:style-name="P4">
视频: []</text:p>
      <text:p text:style-name="P4">
图片: []</text:p>
      <text:p text:style-name="P4">
标签: ["Europe", "Central and Eastern Europe"]</text:p>
      <text:p text:style-name="P4">
Id: 22560123</text:p>
      <!--METADATA-->
      <text:p text:style-name="P4">
Sumy地区(10:12). Red Alert: aerial threat. Sirens sounding. Take covernow!</text:p>
      <text:p text:style-name="P4">
News Collection Link: <text:a xlink:type="simple" xlink:href="https://liveuamap.com/en/2023/03-may-sumska-oblast1012-red-alert-aerial-thrg" text:style-name="Internet_20_link" text:visited-style-name="Visited_20_Internet_20_Link">
https://liveuamap.com/en/2023/03-may-sumska-oblast1012-red-alert-aerial-thrg</text:a>
</text:p>
      <text:p text:style-name="P4">
News Source: <text:a xlink:type="simple" xlink:href="https://t.me/air_alert_ua/44292" text:style-name="Internet_20_link" text:visited-style-name="Visited_20_Internet_20_Link">
https://t.me/air_alert_ua/44292</text:a>
</text:p>
      <!--NEWS-->
      <text:h text:style-name="P10" text:outline-level="1">
<text:span text:style-name="T4">
3人丧生，5人受伤，是由于在霍森的Epicenter购物中心炮击而受伤</text:span>
</text:h>
      <text:p text:style-name="P4">
作者: liveuamap (Language: en)</text:p>
      <text:p text:style-name="P4">
时间: 2023-05-03T04:39:30</text:p>
      <text:p text:style-name="P4">
地点: Kherson (Latitude:46.65818 Longtitude:32.56957)</text:p>
      <text:p text:style-name="P4">
视频: []</text:p>
      <text:p text:style-name="P4">
图片: ["<text:a xlink:type="simple" xlink:href="https://liveuamap.com/pics/2023/05/03/22560124_0.jpg" text:style-name="Internet_20_link" text:visited-style-name="Visited_20_Internet_20_Link">
22560124_0.jpg</text:a>
"]</text:p>
      <text:p text:style-name="P4">
标签: ["Europe", "Central and Eastern Europe"]</text:p>
      <text:p text:style-name="P4">
Id: 22560124</text:p>
      <!--METADATA-->
      <text:p text:style-name="P4">
3人丧生，5人受伤，是由于Epidenter购物中心墨西哥枪的炮击而受伤</text:p>
      <text:p text:style-name="P4">
<draw:frame draw:style-name="fr1" draw:name="Image85" text:anchor-type="as-char" svg:width="6.9236in" svg:height="5.1927in" draw:z-index="0">
<draw:image xlink:href="../Images/liveuamap/2023-05-03T04-39-30/22560124_0.jpg" xlink:type="simple" xlink:show="embed" xlink:actuate="onLoad" draw:mime-type="image/jpeg"/>
</draw:frame>
新闻集链接：<text:a xlink:type="simple" xlink:href="https://liveuamap.com/en/2023/3-may-3-person-killed-5-wounded-as-result-of-shelling-at" text:style-name="Internet_20_link" text:visited-style-name="Visited_20_Internet_20_Link">
https://liveuamap.com/en/2023/3-may-3-person-kill--------------- wounded-as-result-of-shelling-at</text:a>
</text:p>
      <text:p text:style-name="P4">
News Source: <text:a xlink:type="simple" xlink:href="https://t.me/hueviyherson/38826" text:style-name="Internet_20_link" text:visited-style-name="Visited_20_Internet_20_Link">
https://t.me/hueviyherson/38826</text:a>
</text:p>
      <!--NEWS-->
      <text:h text:style-name="P10" text:outline-level="1">
<text:span text:style-name="T4">
俄罗斯军队进行了3次导弹，39次空袭和63多个MLR炮击， - 一代...</text:span>
</text:h>
      <text:p text:style-name="P4">
作者: liveuamap (Language: en)</text:p>
      <text:p text:style-name="P4">
时间: 2023-05-03T05:13:00</text:p>
      <text:p text:style-name="P4">
地点: Nova Kakhovka, Khersons'ka oblast (Latitude:46.75503 Longtitude:33.38488)</text:p>
      <text:p text:style-name="P4">
视频: []</text:p>
      <text:p text:style-name="P4">
图片: []</text:p>
      <text:p text:style-name="P4">
标签: ["Russia"]</text:p>
      <text:p text:style-name="P4">
Id: 22560164</text:p>
      <!--METADATA-->
      <text:p text:style-name="P4">
俄罗斯军队进行了3次导弹罢工，39次空袭和超过63次炮弹，与MLR， - 乌克兰武装部队的总参谋部</text:p>
      <text:p text:style-name="P4">
新闻集链接：[https://liveuamap.com/en/2023/3-may-russian-army-conducted-3-missile-strikes-39-(https://liveuamap.com/en/2023/3-may-russian-army-conducted-3-missile-strikes-39-airstrikes)</text:p>
      <text:p text:style-name="P4">
News Source: <text:a xlink:type="simple" xlink:href="https://t.me/lumsrc/4667" text:style-name="Internet_20_link" text:visited-style-name="Visited_20_Internet_20_Link">
https://t.me/lumsrc/4667</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5-03T05:14:00</text:p>
      <text:p text:style-name="P4">
地点: Donetsk Oblast (Latitude:48.36366 Longtitude:37.91485)</text:p>
      <text:p text:style-name="P4">
视频: []</text:p>
      <text:p text:style-name="P4">
图片: []</text:p>
      <text:p text:style-name="P4">
标签: ["Russia"]</text:p>
      <text:p text:style-name="P4">
Id: 22560145</text:p>
      <!--METADATA-->
      <text:p text:style-name="P4">
At Bakhmut Direction Russian Army Shelled Vasukivka, Orikhovo-Vasylivka, Novomarkove, Hryhorivka, Khromove, Bakhmut, Ivanivske, Chasivske, Chasivske, CHASIVSKE, IVANIVSKE, IVANIVSKE Yivka and Pivdenne of Donetsk Region, -General Staff of Armed Forces of Ukraine Says in the Morning报告</text:p>
      <text:p text:style-name="P4">
新闻集链接：(https://liveuamap.com/en/2023/3-may-at-bakhmut-direction-russian-army-shelled-vasukivka)</text:p>
      <text:p text:style-name="P4">
News Source: <text:a xlink:type="simple" xlink:href="https://t.me/lumsrc/4671" text:style-name="Internet_20_link" text:visited-style-name="Visited_20_Internet_20_Link">
https://t.me/lumsrc/4671</text:a>
</text:p>
      <!--NEWS-->
      <text:h text:style-name="P10" text:outline-level="1">
<text:span text:style-name="T4">
俄罗斯部队在Lyman，Bakhmut，Avdiivka和Maryinka Directio进行进攻行动...</text:span>
</text:h>
      <text:p text:style-name="P4">
作者: liveuamap (Language: en)</text:p>
      <text:p text:style-name="P4">
时间: 2023-05-03T05:17:23</text:p>
      <text:p text:style-name="P4">
地点: Marinka, Donetsk Oblast (Latitude:47.94004 Longtitude:37.50183)</text:p>
      <text:p text:style-name="P4">
视频: []</text:p>
      <text:p text:style-name="P4">
图片: []</text:p>
      <text:p text:style-name="P4">
标签: ["Russia"]</text:p>
      <text:p text:style-name="P4">
Id: 22560132</text:p>
      <!--METADATA-->
      <text:p text:style-name="P4">
俄罗斯部队在莱曼，巴赫穆特，阿夫迪夫卡和玛丽卡执行进攻行动。 乌克兰军队遭到了30多次俄罗斯袭击。</text:p>
      <text:p text:style-name="P4">
新闻集链接：<text:a xlink:type="simple" xlink:href="https://liveuamap.com/en/2023/3-may-russian-forces-conducting-offensive-actions-at-lyman" text:style-name="Internet_20_link" text:visited-style-name="Visited_20_Internet_20_Link">
https://liveuamap.com/en/2023/3-may-russian-forces-conducting-contresident-contensive-actions-actions-actions-at-lyman</text:a>
</text:p>
      <text:p text:style-name="P4">
News Source: <text:a xlink:type="simple" xlink:href="https://t.me/lumsrc/4676" text:style-name="Internet_20_link" text:visited-style-name="Visited_20_Internet_20_Link">
https://t.me/lumsrc/4676</text:a>
</text:p>
      <!--NEWS-->
      <text:h text:style-name="P10" text:outline-level="1">
<text:span text:style-name="T4">
在Zaporizhzhia和Kherson的指示，俄罗斯军队炮击了Donetsk的Vremivka和Novosilka ...</text:span>
</text:h>
      <text:p text:style-name="P4">
作者: liveuamap (Language: en)</text:p>
      <text:p text:style-name="P4">
时间: 2023-05-03T05:22:26</text:p>
      <text:p text:style-name="P4">
地点: Kherson (Latitude:46.64237 Longtitude:32.59962)</text:p>
      <text:p text:style-name="P4">
视频: []</text:p>
      <text:p text:style-name="P4">
图片: []</text:p>
      <text:p text:style-name="P4">
标签: ["Russia"]</text:p>
      <text:p text:style-name="P4">
Id: 22560141</text:p>
      <!--METADATA-->
      <text:p text:style-name="P4">
在Zaporizhzhia和Kherson的指示，俄罗斯军队炮击了Donetsk地区的Vremivka和Novosilka。 Huliaipole，Bilohirya，Mala Tokmachka，Novodanylivka，Novoandriyivka和Zaporizhzhia地区的Kamyanske； Nikopol ofDnipropetrovsk地区； Zolota Balka，Dudchany，Kachkarivka，Vsele，Lvove，Ivanivka，Mykilske，Mykilske，Antonivka，Dniprovske，Kherson地区的Kizomys和武装部队的总参谋部和乌克兰的总参谋</text:p>
      <text:p text:style-name="P4">
新闻集链接：<text:a xlink:type="simple" xlink:href="https://liveuamap.com/en/2023/3-may-at-zaporizhzhia-and-kherson-directions-russian-army" text:style-name="Internet_20_link" text:visited-style-name="Visited_20_Internet_20_Link">
https://liveuamap.com/en/2023/3-may-zaporizhia-khersons-russian-army</text:a>
</text:p>
      <text:p text:style-name="P4">
News Source: <text:a xlink:type="simple" xlink:href="https://t.me/lumsrc/4675" text:style-name="Internet_20_link" text:visited-style-name="Visited_20_Internet_20_Link">
https://t.me/lumsrc/4675</text:a>
</text:p>
      <!--NEWS-->
      <text:h text:style-name="P10" text:outline-level="1">
<text:span text:style-name="T4">
在赫尔辛基，乌克兰Zelensky总统会见了芬兰总统苏拉·尼尼尼斯主义者。</text:span>
</text:h>
      <text:p text:style-name="P4">
作者: liveuamap (Language: en)</text:p>
      <text:p text:style-name="P4">
时间: 2023-05-03T05:39:16</text:p>
      <text:p text:style-name="P4">
地点: Helsinki, (Latitude:60.16022 Longtitude:24.93708)</text:p>
      <text:p text:style-name="P4">
视频: []</text:p>
      <text:p text:style-name="P4">
图片: []</text:p>
      <text:p text:style-name="P4">
标签: ["North Europe", "Europe"]</text:p>
      <text:p text:style-name="P4">
Id: 22560171</text:p>
      <!--METADATA-->
      <text:p text:style-name="P4">
乌克兰Zelensky总统在赫尔辛基与苏利·尼尼斯托(Sauli Niinisto)总统会面。 今天晚些时候，总统将参加瑞典 - 乌克兰领导人的峰会，瑞典，挪威，丹麦和冰岛总理也将在那里。</text:p>
      <text:p text:style-name="P4">
新闻集链接：<text:a xlink:type="simple" xlink:href="https://liveuamap.com/en/2023/3-may-in-helsinki-president-of-ukraine-zelensky-meets-with" text:style-name="Internet_20_link" text:visited-style-name="Visited_20_Internet_20_Link">
https://liveuamap.com/en/2023/3-may-in-helsinki-president-of-ukraine-zelensky-meets-with</text:a>
</text:p>
      <text:p text:style-name="P4">
News Source: <text:a xlink:type="simple" xlink:href="https://t.me/ukrpravda_news/30123" text:style-name="Internet_20_link" text:visited-style-name="Visited_20_Internet_20_Link">
https://t.me/ukrpravda_news/30123</text:a>
</text:p>
      <!--NEWS-->
      <text:h text:style-name="P10" text:outline-level="1">
<text:span text:style-name="T4">
Zaporizka Oblast（14:00）。 红色警报：空中威胁。 警笛声。 立即掩盖！</text:span>
</text:h>
      <text:p text:style-name="P4">
作者: liveuamap (Language: en)</text:p>
      <text:p text:style-name="P4">
时间: 2023-05-03T08:01:00</text:p>
      <text:p text:style-name="P4">
地点: Zaporizka Oblast (Latitude:47.612041 Longtitude:35.764981)</text:p>
      <text:p text:style-name="P4">
视频: []</text:p>
      <text:p text:style-name="P4">
图片: []</text:p>
      <text:p text:style-name="P4">
标签: ["Europe", "Central and Eastern Europe"]</text:p>
      <text:p text:style-name="P4">
Id: 22560179</text:p>
      <!--METADATA-->
      <text:p text:style-name="P4">
Zaporizhzhia地区(14:00). Red Alert: aerial threat. Sirens sounding. Take covernow!</text:p>
      <text:p text:style-name="P4">
News Collection Link: <text:a xlink:type="simple" xlink:href="https://liveuamap.com/en/2023/03-may-zaporizka-oblast1400-red-alert-aerial-g" text:style-name="Internet_20_link" text:visited-style-name="Visited_20_Internet_20_Link">
https://liveuamap.com/en/2023/03-may-zaporizka-oblast1400-red-alert-aerial-g</text:a>
</text:p>
      <text:p text:style-name="P4">
News Source: <text:a xlink:type="simple" xlink:href="https://t.me/suspilnezaporizhzhya/12570" text:style-name="Internet_20_link" text:visited-style-name="Visited_20_Internet_20_Link">
https://t.me/suspilnezaporizhzhya/12570</text:a>
</text:p>
      <!--NEWS-->
      <text:h text:style-name="P10" text:outline-level="1">
<text:span text:style-name="T4">
昨晚爆炸无人机在莫斯科登陆克里姆林宫</text:span>
</text:h>
      <text:p text:style-name="P4">
作者: liveuamap (Language: en)</text:p>
      <text:p text:style-name="P4">
时间: 2023-05-03T08:25:11</text:p>
      <text:p text:style-name="P4">
地点: Moskva, Moscow (Latitude:55.75344 Longtitude:37.61667)</text:p>
      <text:p text:style-name="P4">
视频: []</text:p>
      <text:p text:style-name="P4">
图片: []</text:p>
      <text:p text:style-name="P4">
标签: ["Russia"]</text:p>
      <text:p text:style-name="P4">
Id: 22560181</text:p>
      <!--METADATA-->
      <text:p text:style-name="P4">
昨晚爆炸无人机在莫斯科登陆克里姆林宫</text:p>
      <text:p text:style-name="P4">
新闻集链接：<text:a xlink:type="simple" xlink:href="https://liveuamap.com/en/2023/3-may-explosive-drone-hit-kremlin-in-moscow-last-night-" text:style-name="Internet_20_link" text:visited-style-name="Visited_20_Internet_20_Link">
https://liveuamap.com/en/2023/3-may-explosive-drone-hit-kremlin-in-in-moscow-last-last-night--</text:a>
</text:p>
      <text:p text:style-name="P4">
News Source: <text:a xlink:type="simple" xlink:href="https://t.me/bbbreaking/154452" text:style-name="Internet_20_link" text:visited-style-name="Visited_20_Internet_20_Link">
https://t.me/bbbreaking/154452</text:a>
</text:p>
      <!--NEWS-->
      <text:h text:style-name="P10" text:outline-level="1">
<text:span text:style-name="T4">
克里姆林宫的发言人：当2个无人机击中它时，普京不在克里姆林宫</text:span>
</text:h>
      <text:p text:style-name="P4">
作者: liveuamap (Language: en)</text:p>
      <text:p text:style-name="P4">
时间: 2023-05-03T08:30:13</text:p>
      <text:p text:style-name="P4">
地点: Moskva, Moscow (Latitude:55.75029 Longtitude:37.61238)</text:p>
      <text:p text:style-name="P4">
视频: []</text:p>
      <text:p text:style-name="P4">
图片: []</text:p>
      <text:p text:style-name="P4">
标签: ["Central and Eastern Europe"]</text:p>
      <text:p text:style-name="P4">
Id: 22560182</text:p>
      <!--METADATA-->
      <text:p text:style-name="P4">
克里姆林宫的发言人：当2个无人机击中它时，普京不在克里姆林宫</text:p>
      <text:p text:style-name="P4">
新闻集链接：<text:a xlink:type="simple" xlink:href="https://liveuamap.com/en/2023/3-may-kremlins-spokesperson-putin-was-not-at-the-kremlin" text:style-name="Internet_20_link" text:visited-style-name="Visited_20_Internet_20_Link">
https://liveuamap.com/en/2023/3-may-kremlins-spokesperson-putin-was-not-at-t-the-kremlin</text:a>
</text:p>
      <text:p text:style-name="P4">
News Source: <text:a xlink:type="simple" xlink:href="https://t.me/bbbreaking/154449" text:style-name="Internet_20_link" text:visited-style-name="Visited_20_Internet_20_Link">
https://t.me/bbbreaking/154449</text:a>
</text:p>
      <!--NEWS-->
      <text:h text:style-name="P10" text:outline-level="1">
<text:span text:style-name="T4">
索尔斯基与乌克兰农业生产的罗马尼亚同事过境讨论</text:span>
</text:h>
      <text:p text:style-name="P4">
作者: Ukrinform (Person)</text:p>
      <text:p text:style-name="P4">
出版商: Укринформ (Organization)</text:p>
      <text:p text:style-name="P4">
出版时间: 2023-05-03T16:49:11+03:00</text:p>
      <text:p text:style-name="P4">
修改时间: 2023-05-03T16:49:11+03:00</text:p>
      <text:p text:style-name="P4">
描述: 乌克兰的政策和食品部长乌克兰Mykola Solsky会见了布加勒斯特罗马尼亚彼得·迪亚（Petr Dea）的农业和农业部长。  - 乌克林。</text:p>
      <text:p text:style-name="P4">
图片: ["<text:a xlink:type="simple" xlink:href="https://static.ukrinform.com/photos/2023_05/thumb_files/630_360_1683121698-225.jpeg" text:style-name="Internet_20_link" text:visited-style-name="Visited_20_Internet_20_Link">
630_360_16831...</text:a>
"]</text:p>
      <text:p text:style-name="P4">
标签: ['Румунія', 'Транзит', 'Сольський']</text:p>
      <text:p text:style-name="P4">
类型: Article</text:p>
      <!--METADATA-->
      <text:p text:style-name="P4">
<draw:frame draw:style-name="fr1" draw:name="Image86" text:anchor-type="as-char" svg:width="6.9236in" svg:height="3.956343in" draw:z-index="0">
<draw:image xlink:href="../Images/yкринформ/2023-05-03T16-49-11-03-00/630_360_1683121698-225.jpeg" xlink:type="simple" xlink:show="embed" xlink:actuate="onLoad" draw:mime-type="image/jpeg"/>
</draw:frame>
乌克兰年级政策和食品部长Mykola Solsky会见了罗马尼亚农业和农业的变化，Petr Dea Vbukhort。</text:p>
      <text:p text:style-name="P4">
正如乌克林福姆报道的那样，它报告了<text:a xlink:type="simple" xlink:href="https://minagro.gov.ua/news/ministr-agropolitiki-ukrayini-mikola-solskij-zustrivsya-z-rumunskim-ministrom-petre-dea" text:style-name="Internet_20_link" text:visited-style-name="Visited_20_Internet_20_Link">
</text:a>
。</text:p>
      <text:p text:style-name="P4">
值得注意的是，部长们通过下个赛季的罗马尼亚港口讨论了乌克兰 - 谷物作物过境的工作模式。</text:p>
      <text:p text:style-name="P4">
会议还讨论了欧洲委员会禁止将乌克兰制作的一些乌克兰生产进口到欧盟五个国家的决定。</text:p>
      <text:p text:style-name="P4">
<text:span text:style-name="T4">
另请阅读：</text:span>
 <text:a xlink:type="simple" xlink:href="https://www.ukrinform.ua/rubric-economy/3700628-evropi-potribni-ukrainski-silskogospodarski-tovari-solskij.html" text:style-name="Internet_20_link" text:visited-style-name="Visited_20_Internet_20_Link">
<text:span text:style-name="T4">
 solsky </text:span>
</text:a>
据乌克林福姆报道，欧盟委员会于2023年5月2日正式宣布针对乌克兰进口的“独家和临时”预防措施，该措施限制了乌克兰生产的农业产品向保加利亚，匈牙利，波兰，罗马尼亚和罗马尼亚和斯洛瓦基亚的收到。</text:p>
      <text:p text:style-name="P4">
限制将与四种农产品有关：源自乌克兰的小麦，玉米，菜籽和向日葵种子 - 将暴露到2023年6月5日。</text:p>
      <text:p text:style-name="P4">
照片：Minagro</text:p>
      <text:p text:style-name="P4">
News Source: <text:a xlink:type="simple" xlink:href="https://www.ukrinform.ua/rubric-economy/3704232-solskij-obgovoriv-z-rumunskim-kolegou-tranzit-ukrainskoi-agroprodukcii.html" text:style-name="Internet_20_link" text:visited-style-name="Visited_20_Internet_20_Link">
https://www.ukrinform.ua/rubric-economy/3704232-solskij-obgovoriv-z-rumunskim-kolegou-tranzit-ukrainskoi-agroprodukcii.html</text:a>
</text:p>
      <!--NEWS-->
      <text:h text:style-name="P10" text:outline-level="1">
<text:span text:style-name="T4">
俄罗斯军队袭击了霍森地区村庄管理的村庄</text:span>
</text:h>
      <text:p text:style-name="P4">
作者: Ukrinform (Person)</text:p>
      <text:p text:style-name="P4">
出版商: Укринформ (Organization)</text:p>
      <text:p text:style-name="P4">
出版时间: 2023-05-03T16:50:00+03:00</text:p>
      <text:p text:style-name="P4">
修改时间: 2023-05-03T16:50:00+03:00</text:p>
      <text:p text:style-name="P4">
描述: 俄罗斯飞机袭击了金斯克地区基佐米斯的基兹米斯村，三个住宅被摧毁，气管损坏了。  - 乌克林。</text:p>
      <text:p text:style-name="P4">
图片: ["<text:a xlink:type="simple" xlink:href="https://static.ukrinform.com/photos/2023_05/thumb_files/630_360_1683122103-445.jpg" text:style-name="Internet_20_link" text:visited-style-name="Visited_20_Internet_20_Link">
630_360_16831...</text:a>
"]</text:p>
      <text:p text:style-name="P4">
标签: ['Херсонщина', 'Обстріл', 'Російська авіація', 'Війна з росією']</text:p>
      <text:p text:style-name="P4">
类型: Article</text:p>
      <!--METADATA-->
      <text:p text:style-name="P4">
<draw:frame draw:style-name="fr1" draw:name="Image87" text:anchor-type="as-char" svg:width="6.9236in" svg:height="3.956343in" draw:z-index="0">
<draw:image xlink:href="../Images/yкринформ/2023-05-03T16-50-00-03-00/630_360_1683122103-445.jpg" xlink:type="simple" xlink:show="embed" xlink:actuate="onLoad" draw:mime-type="image/jpeg"/>
</draw:frame>
俄罗斯航空袭击了赫森地区基兹米斯(Kizomis)村庄管理的村庄，理解了三个住宅，并损坏了天然气管道。</text:p>
      <text:p text:style-name="P4">
正如乌克林福姆报道的那样，它报告了<text:a xlink:type="simple" xlink:href="https://t.me/khersonskaODA/5545" text:style-name="Internet_20_link" text:visited-style-name="Visited_20_Internet_20_Link">
</text:a>
.</text:p>
      <text:p text:style-name="P4">
« <text:a xlink:type="simple" xlink:href="https://www.ukrinform.ua/tag-rosijska-aviacia" text:style-name="Internet_20_link" text:visited-style-name="Visited_20_Internet_20_Link">
 </text:a>
攻击了Kizomysbilozersk社区。</text:p>
      <text:p text:style-name="P4">
正如所指出的那样，敌人在定居点上释放了三架控制的飞机。三栋公寓楼被完全销毁，气管造成了损坏。</text:p>
      <text:p text:style-name="P4">
<text:span text:style-name="T4">
另请阅读：</text:span>
 <text:a xlink:type="simple" xlink:href="https://www.ukrinform.ua/rubric-ato/3704163-rosiani-obstrilali-vokzal-u-hersoni-e-zagibla-ta-poraneni.html" text:style-name="Internet_20_link" text:visited-style-name="Visited_20_Internet_20_Link">
<text:span text:style-name="T4">
 kherson </text:span>
</text:a>
根据OVA的说法，它没有受害者。</text:p>
      <text:p text:style-name="P4">
根据乌克林福姆的说法，来自赫尔森地区基兹莫斯村的所有儿童撤离了。</text:p>
      <text:p text:style-name="P4">
_照片说明性：SNNS _</text:p>
      <text:p text:style-name="P4">
News Source: <text:a xlink:type="simple" xlink:href="https://www.ukrinform.ua/rubric-ato/3704238-vijska-rf-atakuvala-kerovanimi-aviabombami-selo-na-hersonsini.html" text:style-name="Internet_20_link" text:visited-style-name="Visited_20_Internet_20_Link">
https://www.ukrinform.ua/rubric-ato/3704238-vijska-rf-atakuvala-kerovanimi-aviabombami-selo-na-hersonsini.html</text:a>
</text:p>
      <!--NEWS-->
      <text:h text:style-name="P10" text:outline-level="1">
<text:span text:style-name="T4">
由于敌对行动，三分之一的公司遭受了100万美元的损失-EVA</text:span>
</text:h>
      <text:p text:style-name="P4">
作者: Ukrinform (Person)</text:p>
      <text:p text:style-name="P4">
出版商: Укринформ (Organization)</text:p>
      <text:p text:style-name="P4">
出版时间: 2023-05-03T16:51:00+03:00</text:p>
      <text:p text:style-name="P4">
修改时间: 2023-05-03T16:51:00+03:00</text:p>
      <text:p text:style-name="P4">
描述: 由于俄罗斯的侵略，约有33％是欧洲商业协会一部分的公司的损失高达100万美元，在1至1000万美元的范围内遭受了37％的损失。  - 乌克林。</text:p>
      <text:p text:style-name="P4">
图片: ["<text:a xlink:type="simple" xlink:href="https://static.ukrinform.com/photos/2022_03/thumb_files/630_360_1648543139-505.jpg" text:style-name="Internet_20_link" text:visited-style-name="Visited_20_Internet_20_Link">
630_360_16485...</text:a>
", "<text:a xlink:type="simple" xlink:href="https://static.ukrinform.com/photos/2023_05/1683121796-566.png" text:style-name="Internet_20_link" text:visited-style-name="Visited_20_Internet_20_Link">
1683121796-56...</text:a>
"]</text:p>
      <text:p text:style-name="P4">
标签: ['Опитування', 'Європейська Бізнес Асоціація ', 'Війна з росією']</text:p>
      <text:p text:style-name="P4">
类型: Article</text:p>
      <!--METADATA-->
      <text:p text:style-name="P4">
<draw:frame draw:style-name="fr1" draw:name="Image88" text:anchor-type="as-char" svg:width="6.9236in" svg:height="3.956343in" draw:z-index="0">
<draw:image xlink:href="../Images/yкринформ/2023-05-03T16-51-00-03-00/630_360_1648543139-505.jpg" xlink:type="simple" xlink:show="embed" xlink:actuate="onLoad" draw:mime-type="image/jpeg"/>
</draw:frame>
由于俄罗斯的侵略，约有33％属于欧洲商业协会的公司的损失高达100万美元，在1至1000万美元的范围内遭受了37％的损失。</text:p>
      <text:p text:style-name="P4">
这在[]中指出(https://eba.com.ua/u-83-kompanij-ye-mobilizovani-do-lav-zsu-spivrobitnyky/)乌克林福姆报道，115名EVA会员公司的高级管理人员参加了会议。</text:p>
      <text:p text:style-name="P4">
“由于敌对行动，有38％的公司遭受直接损失和21％的资产(生产设施，土地，设备，运输，房地产，产品)留在被占领的领土上。 企业继续通过战争减肥 - 截至目前，关于损失超过1000万美元，损失范围为100万，33％的损失约为100万美元，损失超过1000万美元。”消息读取。</text:p>
      <text:p text:style-name="P4">
<draw:frame draw:style-name="fr1" draw:name="Image89" text:anchor-type="as-char" svg:width="6.9236in" svg:height="6.4165in" draw:z-index="0">
<draw:image xlink:href="../Images/yкринформ/2023-05-03T16-51-00-03-00/1683121796-566.png" xlink:type="simple" xlink:show="embed" xlink:actuate="onLoad" draw:mime-type="image/png"/>
</draw:frame>
同时，向员工支付薪水的企业数量完全很高 - 它仍然很高 - 目前90％的受访者，同时21％进行预付款和奖金付款。 10％的工资被诉诸2％，只有3％的公司被送往无薪假。</text:p>
      <text:p text:style-name="P4">
<text:span text:style-name="T4">
另请阅读：</text:span>
 <text:a xlink:type="simple" xlink:href="https://www.ukrinform.ua/rubric-economy/3703189-biznes-pokrasiv-svoi-dilovi-ocikuvanna-u-kvitni-nacbank.html" text:style-name="Internet_20_link" text:visited-style-name="Visited_20_Internet_20_Link">
<text:span text:style-name="T4">
等待</text:span>
</text:a>
业务的财务“枕头”大约稳定：25％的财务-1％，23％ - 一年和37％ - 一年或更长时间。 另外5％的财务实力已经有几个月了，而5％的财务实力根本没有。 当前的住宅与今年1月不同。</text:p>
      <text:p text:style-name="P4">
欧洲商业协会是最大的外国，欧洲和国内协会<text:a xlink:type="simple" xlink:href="https://www.ukrinform.ua/tag-biznes" text:style-name="Internet_20_link" text:visited-style-name="Visited_20_Internet_20_Link">
</text:a>
在乌克兰。 它汇集了850多家不同的公司。</text:p>
      <text:p text:style-name="P4">
News Source: <text:a xlink:type="simple" xlink:href="https://www.ukrinform.ua/rubric-economy/3704235-tretina-kompanij-zaznala-do-1-miljona-vtrat-unaslidok-bojovih-dij-eva.html" text:style-name="Internet_20_link" text:visited-style-name="Visited_20_Internet_20_Link">
https://www.ukrinform.ua/rubric-economy/3704235-tretina-kompanij-zaznala-do-1-miljona-vtrat-unaslidok-bojovih-dij-eva.html</text:a>
</text:p>
      <!--NEWS-->
      <text:h text:style-name="P10" text:outline-level="1">
<text:span text:style-name="T4">
俄罗斯人两次开火了切尔尼希夫和苏米地区的边界</text:span>
</text:h>
      <text:p text:style-name="P4">
作者: Ukrinform (Person)</text:p>
      <text:p text:style-name="P4">
出版商: Укринформ (Organization)</text:p>
      <text:p text:style-name="P4">
出版时间: 2023-05-03T16:54:06+03:00</text:p>
      <text:p text:style-name="P4">
修改时间: 2023-05-03T16:54:06+03:00</text:p>
      <text:p text:style-name="P4">
描述: 5月3日，俄罗斯军队两次在切尼希夫和苏米地区的边界开火。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Чернігівщина', 'Війна з росією']</text:p>
      <text:p text:style-name="P4">
类型: Article</text:p>
      <!--METADATA-->
      <text:p text:style-name="P4">
<draw:frame draw:style-name="fr1" draw:name="Image90" text:anchor-type="as-char" svg:width="6.9236in" svg:height="3.956343in" draw:z-index="0">
<draw:image xlink:href="../Images/yкринформ/2023-05-03T16-54-06-03-00/630_360_1479558145-5682.jpg" xlink:type="simple" xlink:show="embed" xlink:actuate="onLoad" draw:mime-type="image/jpeg"/>
</draw:frame>
5月3日，俄罗斯边境于5月3日在切尔尼希夫和苏米地区开火。</text:p>
      <text:p text:style-name="P4">
根据乌克林福姆的说法，北部运营司令部报告了<text:a xlink:type="simple" xlink:href="https://t.me/ok_pivnich1/2270" text:style-name="Internet_20_link" text:visited-style-name="Visited_20_Internet_20_Link">
</text:a>
。</text:p>
      <text:p text:style-name="P4">
从10:30到10:35，在Novovasylivka定居点地区，有四次击中，可能是120毫米的迫击炮口径。</text:p>
      <text:p text:style-name="P4">
<text:span text:style-name="T4">
另请阅读：</text:span>
 <text:a xlink:type="simple" xlink:href="https://www.ukrinform.ua/rubric-ato/3704133-centr-hersona-pid-obstrilom-e-postrazdali.html" text:style-name="Internet_20_link" text:visited-style-name="Visited_20_Internet_20_Link">
<text:span text:style-name="T4">
射击</text:span>
</text:a>
大约在10:30，有两个命中率，可能是120毫米口径的迫击炮，这是Buchka定居点的夜生活。 没有关于当地民用基础设施损失的信息。</text:p>
      <text:p text:style-name="P4">
正如乌克林福姆报道的那样，俄罗斯军队于5月2日下午在<text:a xlink:type="simple" xlink:href="https://www.ukrinform.ua/rubric-ato/3703869-vorog-obstrilav-z-artilerii-ta-minometiv-se-cotiri-naseleni-punkti-sumsini-i-cernigivsini.html" text:style-name="Internet_20_link" text:visited-style-name="Visited_20_Internet_20_Link">
</text:a>
，超过40次。</text:p>
      <text:p text:style-name="P4">
News Source: <text:a xlink:type="simple" xlink:href="https://www.ukrinform.ua/rubric-ato/3704236-rosiani-dvici-obstrilali-prikordonna-cernigivsini-ta-sumsini.html" text:style-name="Internet_20_link" text:visited-style-name="Visited_20_Internet_20_Link">
https://www.ukrinform.ua/rubric-ato/3704236-rosiani-dvici-obstrilali-prikordonna-cernigivsini-ta-sumsini.html</text:a>
</text:p>
      <!--NEWS-->
      <text:h text:style-name="P10" text:outline-level="1">
<text:span text:style-name="T4">
乌克兰可能会改变假期的条件 - 该法案已通过了第一读</text:span>
</text:h>
      <text:p text:style-name="P4">
作者: Ukrinform (Person)</text:p>
      <text:p text:style-name="P4">
出版商: Укринформ (Organization)</text:p>
      <text:p text:style-name="P4">
出版时间: 2023-05-03T16:58:31+03:00</text:p>
      <text:p text:style-name="P4">
修改时间: 2023-05-03T16:58:31+03:00</text:p>
      <text:p text:style-name="P4">
描述: 第一读物中的Verkhovna Rada得到了“关于乌克兰某些立法行为有关登记和使用休假的登记以及其他问题的法案的批准”。  - 乌克林。</text:p>
      <text:p text:style-name="P4">
图片: ["<text:a xlink:type="simple" xlink:href="https://static.ukrinform.com/photos/2020_07/thumb_files/630_360_1595421032-112.jpg" text:style-name="Internet_20_link" text:visited-style-name="Visited_20_Internet_20_Link">
630_360_15954...</text:a>
"]</text:p>
      <text:p text:style-name="P4">
标签: ['Законопроєкт', 'Верховна Рада', 'Відпустка']</text:p>
      <text:p text:style-name="P4">
类型: Article</text:p>
      <!--METADATA-->
      <text:p text:style-name="P4">
<draw:frame draw:style-name="fr1" draw:name="Image91" text:anchor-type="as-char" svg:width="6.9236in" svg:height="3.956343in" draw:z-index="0">
<draw:image xlink:href="../Images/yкринформ/2023-05-03T16-58-31-03-00/630_360_1595421032-112.jpg" xlink:type="simple" xlink:show="embed" xlink:actuate="onLoad" draw:mime-type="image/jpeg"/>
</draw:frame>
第一读物中的Verkhovnarad获得了“关于乌克兰一些法律法案的修订，以简化付款的规定和使用以及其他问题”。</text:p>
      <text:p text:style-name="P4">
Yaroslav Zheleznyk对此报告了(https://t.me/yzheleznyak/4002)，报道乌克林福姆。</text:p>
      <text:p text:style-name="P4">
他指定采用该法案<text:a xlink:type="simple" xlink:href="https://itd.rada.gov.ua/billInfo/Bills/Card/41072" text:style-name="Internet_20_link" text:visited-style-name="Visited_20_Internet_20_Link">
</text:a>
支持233名人的代表。</text:p>
      <text:p text:style-name="P4">
该法案的目的是澄清和现代化某些立法规则，这些规则规范了提供和使用假期的问题。</text:p>
      <text:p text:style-name="P4">
建议确定提供准备和参加体育比赛的假期的程序和条件受劳动和/或集体所有者的监管。</text:p>
      <text:p text:style-name="P4">
法律法规定在明确的时期内授予出生时的假期 - 不迟于儿童出生三个月。 未与孩子的母亲结婚的父母在收到适当的法院判决后提供。</text:p>
      <text:p text:style-name="P4">
此外，由于其他原因，该文件建议在没有薪水的情况下提高雇员的最高期限，原因是其他原因是每年的15至30个日历日。</text:p>
      <text:p text:style-name="P4">
<text:span text:style-name="T4">
另请阅读：</text:span>
 <text:a xlink:type="simple" xlink:href="https://www.ukrinform.ua/rubric-society/3703861-vr-u-persomu-citanni-uhvalila-zakonoproekt-pro-reformu-na-rinku-reklami.html" text:style-name="Internet_20_link" text:visited-style-name="Visited_20_Internet_20_Link">
</text:a>
注意到，在动员期间雇员的征兵征兵中</text:p>
      <text:p text:style-name="P4">
一个特殊时期，征兵雇员的征兵</text:p>
      <text:p text:style-name="P4">
军事服役前一段时间内未使用的所有未使用的年假日期的赔偿(职责).</text:p>
      <text:p text:style-name="P4">
Також регламентується, що в період дії воєнного стану роботодавець можевідмовити працівнику в наданні будь-якого виду відпусток (除了假期怀孕，分娩和分娩护理，以供孩子照顾三岁)如果这样的员工参与关键基础设施对象的工作，执行工作，国防资产的生产或执行动员任务(命令).</text:p>
      <text:p text:style-name="P4">
预计该法案的采用将有助于度假的一部分法律确定性，从而减轻雇主，雇员和国家权力机构的行政负担，并转移授予某些问题的问题集体和合同法规水平的假期类型以及国家服务的更有效活动。</text:p>
      <text:p text:style-name="P4">
如报道，<text:a xlink:type="simple" xlink:href="https://www.ukrinform.ua/tag-verhovna-rada" text:style-name="Internet_20_link" text:visited-style-name="Visited_20_Internet_20_Link">
</text:a>
政府法案采用了受让人，该受让人确定国家保障国家预算支出的标准。</text:p>
      <text:p text:style-name="P4">
News Source: <text:a xlink:type="simple" xlink:href="https://www.ukrinform.ua/rubric-society/3704240-v-ukraini-mozut-zminitisa-umovi-nadanna-vidpustok-zakonoproekt-projsov-perse-citanna.html" text:style-name="Internet_20_link" text:visited-style-name="Visited_20_Internet_20_Link">
https://www.ukrinform.ua/rubric-society/3704240-v-ukraini-mozut-zminitisa-umovi-nadanna-vidpustok-zakonoproekt-projsov-perse-citanna.html</text:a>
</text:p>
      <!--NEWS-->
      <text:h text:style-name="P10" text:outline-level="1">
<text:span text:style-name="T4">
在赫尔森地区委员会中，两个代表们 - 索博尔夫斯基被驱逐出“人民的仆人”派系</text:span>
</text:h>
      <text:p text:style-name="P4">
作者: Ukrinform (Person)</text:p>
      <text:p text:style-name="P4">
出版商: Укринформ (Organization)</text:p>
      <text:p text:style-name="P4">
出版时间: 2023-05-03T16:59:06+03:00</text:p>
      <text:p text:style-name="P4">
修改时间: 2023-05-03T16:59:06+03:00</text:p>
      <text:p text:style-name="P4">
描述: 在赫尔森地区委员会的最后一次会议上，他们因背叛另一位代表而被剥夺了参加会议的权利，还宣布，两名代表被驱逐出“人民仆人”的派系。  - 乌克林。</text:p>
      <text:p text:style-name="P4">
图片: ["<text:a xlink:type="simple" xlink:href="https://static.ukrinform.com/photos/2023_05/thumb_files/630_360_1683118470-183.jpg" text:style-name="Internet_20_link" text:visited-style-name="Visited_20_Internet_20_Link">
630_360_16831...</text:a>
"]</text:p>
      <text:p text:style-name="P4">
标签: ['Депутат', 'Херсонщина', 'Облрада']</text:p>
      <text:p text:style-name="P4">
类型: Article</text:p>
      <!--METADATA-->
      <text:p text:style-name="P4">
<draw:frame draw:style-name="fr1" draw:name="Image92" text:anchor-type="as-char" svg:width="6.9236in" svg:height="3.956343in" draw:z-index="0">
<draw:image xlink:href="../Images/yкринформ/2023-05-03T16-59-06-03-00/630_360_1683118470-183.jpg" xlink:type="simple" xlink:show="embed" xlink:actuate="onLoad" draw:mime-type="image/jpeg"/>
</draw:frame>
在上次背叛另一代副手的会议上，乌赫森地区委员会被剥夺参加会议，还宣布，两名代表不包括“人民仆人”派系的组成。</text:p>
      <text:p text:style-name="P4">
乌克林福姆(Ukrinform)的说法，库尔森地区委员会尤里·索博尔夫斯基(Yuriy Sobolevsky)的第一任副主席在媒体中心的一份简报中报道。</text:p>
      <text:p text:style-name="P4">
Soiolevsky说：“关于合作……决定剥夺参与副副理事会副理事会的权利 - 可疑。”</text:p>
      <text:p text:style-name="P4">
<text:span text:style-name="T4">
另请阅读：</text:span>
 <text:a xlink:type="simple" xlink:href="https://www.ukrinform.ua/rubric-regions/3696865-v-oblradi-rozpovili-aku-zagrozu-stanovlat-pasporti-rf-dla-ziteliv-na-okupovanij-hersonsini.html" text:style-name="Internet_20_link" text:visited-style-name="Visited_20_Internet_20_Link">
</text:a>
他还告知，区域委员会的另外两个代表被驱逐出集会的派系“人民的仆人” -Danilo Repilevsky和Yuri Kovalev。</text:p>
      <text:p text:style-name="P4">
根据出版物<text:a xlink:type="simple" xlink:href="https://most.ks.ua/news/url/deputatu-hersonskoji-oblradi-valeriju-litvinu-posilili-obvinuvachennja/" text:style-name="Internet_20_link" text:visited-style-name="Visited_20_Internet_20_Link">
</text:a>
，Valeriy Litvin -Vladimir Bloc Bloc的代表。</text:p>
      <text:p text:style-name="P4">
Danilo Replevsky无能为力，并处于其有影响力的父亲的阴影下 - 合作者Edward Replevsky，农业大亨，绅士“农业企业”，PPO的Kherson地区委员会代表。 尤里·科瓦列夫(Yuri Kovalev)是“人民的仆人”阿列克谢·科瓦列夫(Alexei Kovalev)已经被清算人民副手的土著兄弟，他搬到了俄罗斯人的一边。</text:p>
      <text:p text:style-name="P4">
<text:span text:style-name="T4">
另请阅读：</text:span>
 <text:a xlink:type="simple" xlink:href="https://www.ukrinform.ua/rubric-regions/3662768-v-odesi-onovili-sklad-istorikotoponimicnoi-komisii-merii-vilucili-deputativ-vid-opzz.html" text:style-name="Internet_20_link" text:visited-style-name="Visited_20_Internet_20_Link">
</text:a>
正如乌克林福姆(Ukrinform)报道的那样，4月28日，以视频会议格式分开了赫尔森地区RADA会议的非凡会议。</text:p>
      <text:p text:style-name="P4">
2022年12月23日，在赫尔森(Kherson)占领区域理事会之后的第一个<text:a xlink:type="simple" xlink:href="https://www.ukrinform.ua/rubric-regions/3640116-hersonska-oblrada-pozbavila-deputativkolaborantiv-prava-ucasti-u-zasidannah.html" text:style-name="Internet_20_link" text:visited-style-name="Visited_20_Internet_20_Link">
</text:a>
 .</text:p>
      <text:p text:style-name="P4">
News Source: <text:a xlink:type="simple" xlink:href="https://www.ukrinform.ua/rubric-regions/3704241-u-hersonskij-oblradi-viklucili-z-frakcii-sluga-narodu-dvoh-deputativ-sobolevskij.html" text:style-name="Internet_20_link" text:visited-style-name="Visited_20_Internet_20_Link">
https://www.ukrinform.ua/rubric-regions/3704241-u-hersonskij-oblradi-viklucili-z-frakcii-sluga-narodu-dvoh-deputativ-sobolevskij.html</text:a>
</text:p>
      <!--NEWS-->
      <text:h text:style-name="P10" text:outline-level="1">
<text:span text:style-name="T4">
Zelensky会见了芬兰议会议长和挪威政府负责人</text:span>
</text:h>
      <text:p text:style-name="P4">
作者: Ukrinform (Person)</text:p>
      <text:p text:style-name="P4">
出版商: Укринформ (Organization)</text:p>
      <text:p text:style-name="P4">
出版时间: 2023-05-03T17:00:00+03:00</text:p>
      <text:p text:style-name="P4">
修改时间: 2023-05-03T17:00:00+03:00</text:p>
      <text:p text:style-name="P4">
描述: 沃迪米尔·泽伦斯基（Volodymyr Zelenskyy）总统与芬兰议会议长彼得·奥尔波（Petter Orpo）和挪威乔纳斯·加罗·斯特里（Jonas Garo Stere）的总理举行了会议。  - 乌克林。</text:p>
      <text:p text:style-name="P4">
图片: ["<text:a xlink:type="simple" xlink:href="https://static.ukrinform.com/photos/2023_05/thumb_files/630_360_1683122925-491.jpeg" text:style-name="Internet_20_link" text:visited-style-name="Visited_20_Internet_20_Link">
630_360_16831...</text:a>
", "<text:a xlink:type="simple" xlink:href="https://static.ukrinform.com/photos/2023_05/1683128798-962.jpeg" text:style-name="Internet_20_link" text:visited-style-name="Visited_20_Internet_20_Link">
1683128798-96...</text:a>
", "<text:a xlink:type="simple" xlink:href="https://static.ukrinform.com/photos/2023_05/1683128071-936.jpeg" text:style-name="Internet_20_link" text:visited-style-name="Visited_20_Internet_20_Link">
1683128071-93...</text:a>
"]</text:p>
      <text:p text:style-name="P4">
标签: ['Фінляндія', 'Норвегія', 'Зеленський']</text:p>
      <text:p text:style-name="P4">
类型: Article</text:p>
      <!--METADATA-->
      <text:p text:style-name="P4">
<draw:frame draw:style-name="fr1" draw:name="Image93" text:anchor-type="as-char" svg:width="6.9236in" svg:height="3.956343in" draw:z-index="0">
<draw:image xlink:href="../Images/yкринформ/2023-05-03T17-00-00-03-00/630_360_1683122925-491.jpeg" xlink:type="simple" xlink:show="embed" xlink:actuate="onLoad" draw:mime-type="image/jpeg"/>
</draw:frame>
总统洛尔迪尔·泽伦斯基(Lordir Zelensky)与芬兰议会议长Petteriorpo和挪威Jonas Garo Stere举行了会议。</text:p>
      <text:p text:style-name="P4">
国家元首在[]中报告了这一点(https://t.me/V_Zelenskiy_official/6106)，报道乌克林福姆。</text:p>
      <text:p text:style-name="P4">
“在与Petter Orpo的会面上，他感谢在Tswazhki时代对我们国家的支持，以打击俄罗斯的侵略。 谢谢 <text:a xlink:type="simple" xlink:href="https://www.ukrinform.ua/tag-finlandia" text:style-name="Internet_20_link" text:visited-style-name="Visited_20_Internet_20_Link">
 </text:a>
为我们的人民，当然还有我们在战场上的军队，为我们的人民提供如此强大，强大的支持。 毕竟，今天对我们来说，主要任务是拥有我们的所有领土。”泽伦斯基说。</text:p>
      <text:p text:style-name="P4">
在乌克兰国家元首的新闻服务中<text:a xlink:type="simple" xlink:href="https://www.president.gov.ua/news/u-gelsinki-prezident-ukrayini-proviv-zustrich-zi-spikerom-pa-82625" text:style-name="Internet_20_link" text:visited-style-name="Visited_20_Internet_20_Link">
</text:a>
Zelensky还在最近的议会选举中赢得了太极党的佩特·奥尔波(Petter Orpo)。</text:p>
      <text:p text:style-name="P4">
<draw:frame draw:style-name="fr1" draw:name="Image94" text:anchor-type="as-char" svg:width="6.9236in" svg:height="4.617948in" draw:z-index="0">
<draw:image xlink:href="../Images/yкринформ/2023-05-03T17-00-00-03-00/1683128798-962.jpeg" xlink:type="simple" xlink:show="embed" xlink:actuate="onLoad" draw:mime-type="image/jpeg"/>
</draw:frame>
他表示，他相信与新芬兰政府的合作将在芬兰之后积极发展。</text:p>
      <text:p text:style-name="P4">
在会议期间，泽伦斯基(Zelensky)以幼犬的政治支持和对乌克兰国家的大量实际援助来感谢芬兰的所有政治力量，以打击俄罗斯侵略。</text:p>
      <text:p text:style-name="P4">
他强调了超过50,000名NAM -Ukrainians提供的庇护所的重要性，他们发现了针对芬兰土地的战争。</text:p>
      <text:p text:style-name="P4">
Zelensky邀请ORPO在一个方便的时刻访问乌克兰。</text:p>
      <text:p text:style-name="P4">
同时，在与乔纳斯·加罗·斯特里(Jonas Garo Stere)的谈判中，主要关注乌克兰从挪威获得的阵线和国防支持。</text:p>
      <text:p text:style-name="P4">
<text:span text:style-name="T4">
另请阅读：</text:span>
 <text:a xlink:type="simple" xlink:href="https://www.ukrinform.ua/rubric-other_news/3704125-zelenskij-zustrivsa-z-prezidentom-finlandii.html" text:style-name="Internet_20_link" text:visited-style-name="Visited_20_Internet_20_Link">
<text:span text:style-name="T4">
 Zelensky </text:span>
</text:a>
Zelensky强调：“我感谢挪威的人民，政府和议会，感谢我们的人民和军队，所有乌克兰社会。”</text:p>
      <text:p text:style-name="P4">
随后，在乌克兰国家元首的新闻服务中<text:a xlink:type="simple" xlink:href="https://www.president.gov.ua/news/volodimir-zelenskij-proviv-peregovori-z-premyer-ministrom-no-82609" text:style-name="Internet_20_link" text:visited-style-name="Visited_20_Internet_20_Link">
</text:a>
Zelensky还指出了决定迫使挪威加入国际坦克联盟的决定，并积极帮助加强了乌克兰防空能力，这有助于保护乌克兰人的生活。</text:p>
      <text:p text:style-name="P4">
乌克兰总统和挪威总理讨论了最近向乌克兰提出的五年援助计划的优先事项，规模为75亿欧元。国家元首还赞扬挪威为乌克兰提供天然气的支持。</text:p>
      <text:p text:style-name="P4">
“您帮助我们度过了一个艰难的冬天。 谢谢你，”  - 说。</text:p>
      <text:p text:style-name="P4">
<text:span text:style-name="T4">
另请阅读：</text:span>
 <text:a xlink:type="simple" xlink:href="https://www.ukrinform.ua/rubric-regions/3704304-norvegia-peredala-specavtomobili-odeskim-ta-hersonskim-ratuvalnikam.html" text:style-name="Internet_20_link" text:visited-style-name="Visited_20_Internet_20_Link">
<text:span text:style-name="T4">
 Norweg </text:span>
</text:a>
单独讨论了乌克兰参加北约维尔纽斯峰会的准备工作，这是预期的结果，特别是在进入联盟时提供安全保障的重要性。</text:p>
      <text:p text:style-name="P4">
当事各方考虑了实现乌克兰和平公式的问题，并提出了需要吸引最广泛参与者实施并为全球和平峰会做准备的什叶派。</text:p>
      <text:p text:style-name="P4">
据报道，弗拉基米尔总统<text:a xlink:type="simple" xlink:href="https://www.ukrinform.ua/rubric-polytics/3704048-prezident-ukraini-pribuv-iz-vizitom-u-gelsinki.html" text:style-name="Internet_20_link" text:visited-style-name="Visited_20_Internet_20_Link">
</text:a>
，乌克兰是乌克兰 - 北欧的偏差。</text:p>
      <text:p text:style-name="P4">
<text:span text:style-name="T5">
照片：总统办公室</text:span>
</text:p>
      <text:p text:style-name="P4">
News Source: <text:a xlink:type="simple" xlink:href="https://www.ukrinform.ua/rubric-polytics/3704253-zelenskij-zustrivsa-zi-spikerom-parlamentu-finlandii-ta-glavou-uradu-norvegii.html" text:style-name="Internet_20_link" text:visited-style-name="Visited_20_Internet_20_Link">
https://www.ukrinform.ua/rubric-polytics/3704253-zelenskij-zustrivsa-zi-spikerom-parlamentu-finlandii-ta-glavou-uradu-norvegii.html</text:a>
</text:p>
      <!--NEWS-->
      <text:h text:style-name="P10" text:outline-level="1">
<text:span text:style-name="T4">
入侵者“国有化”，并在克里米亚出售700家企业</text:span>
</text:h>
      <text:p text:style-name="P4">
作者: Ukrinform (Person)</text:p>
      <text:p text:style-name="P4">
出版商: Укринформ (Organization)</text:p>
      <text:p text:style-name="P4">
出版时间: 2023-05-03T17:02:00+03:00</text:p>
      <text:p text:style-name="P4">
修改时间: 2023-05-03T17:02:00+03:00</text:p>
      <text:p text:style-name="P4">
描述: 俄罗斯入侵者“国有化”，并在克里米亚临时出售了700家企业。  - 乌克林。</text:p>
      <text:p text:style-name="P4">
图片: ["<text:a xlink:type="simple" xlink:href="https://static.ukrinform.com/photos/2020_10/thumb_files/630_360_1603365565-629.jpg" text:style-name="Internet_20_link" text:visited-style-name="Visited_20_Internet_20_Link">
630_360_16033...</text:a>
"]</text:p>
      <text:p text:style-name="P4">
标签: ['Крим', 'Націоналізація', 'Війна з росією']</text:p>
      <text:p text:style-name="P4">
类型: Article</text:p>
      <!--METADATA-->
      <text:p text:style-name="P4">
<draw:frame draw:style-name="fr1" draw:name="Image95" text:anchor-type="as-char" svg:width="6.9236in" svg:height="3.956343in" draw:z-index="0">
<draw:image xlink:href="../Images/yкринформ/2023-05-03T17-02-00-03-00/630_360_1603365565-629.jpg" xlink:type="simple" xlink:show="embed" xlink:actuate="onLoad" draw:mime-type="image/jpeg"/>
</draw:frame>
俄罗斯的势头“国有化”，并在被占领的克里米亚出售700家企业。</text:p>
      <text:p text:style-name="P4">
据报道<text:a xlink:type="simple" xlink:href="https://sprotyv.mod.gov.ua/okupanty-natsionalizuvaly-700-pidpryyemstv-u-krymu/" text:style-name="Internet_20_link" text:visited-style-name="Visited_20_Internet_20_Link">
</text:a>
，报道乌克林福姆。</text:p>
      <text:p text:style-name="P4">
“从2022年底开始，临时俘虏的半岛的占领政府开始“捕获”乌克兰人和怀疑这一事件的人的业务。 从那时起，在半岛出售的半岛上已将700家企业“国有化”。 实际上，这是对所有令人讨厌的针迹和政权政策的抢劫<text:a xlink:type="simple" xlink:href="https://www.ukrinform.ua/tag-putin" text:style-name="Internet_20_link" text:visited-style-name="Visited_20_Internet_20_Link">
</text:a>
»， - 进入帖子。</text:p>
      <text:p text:style-name="P4">
值得注意的是，入侵者在“国有化”和进一步销售协议上的命令在法律上是无效的。</text:p>
      <text:p text:style-name="P4">
<text:span text:style-name="T4">
另请阅读：</text:span>
 <text:a xlink:type="simple" xlink:href="https://www.ukrinform.ua/rubric-crimea/3704130-u-krimu-rosiani-boatsa-vsogo-skibickij-ne-viklucae-zest-dobroi-voli.html" text:style-name="Internet_20_link" text:visited-style-name="Visited_20_Internet_20_Link">
<text:span text:style-name="T4">
 crimea </text:span>
</text:a>
该中心补充说：“这就是为什么没有购买者队列以捕获的财产的原因，因为每个人都知道掠食者对这项业务没有权利。”</text:p>
      <text:p text:style-name="P4">
如报道，<text:a xlink:type="simple" xlink:href="https://www.ukrinform.ua/rubric-crimea/3664682-okupacijnij-parlament-krimu-pidtrimav-nacionalizaciu-majna-ukrainskih-biznesmeniv.html" text:style-name="Internet_20_link" text:visited-style-name="Visited_20_Internet_20_Link">
</text:a>
 <text:a xlink:type="simple" xlink:href="https://www.ukrinform.ua/rubric-crimea/3664682-okupacijnij-parlament-krimu-pidtrimav-nacionalizaciu-majna-ukrainskih-biznesmeniv.html" text:style-name="Internet_20_link" text:visited-style-name="Visited_20_Internet_20_Link">
 </text:a>
用于乌克兰财产的“国有化”。</text:p>
      <text:p text:style-name="P4">
<text:span text:style-name="T5">
foto：国家之路的中心</text:span>
</text:p>
      <text:p text:style-name="P4">
News Source: <text:a xlink:type="simple" xlink:href="https://www.ukrinform.ua/rubric-crimea/3704243-zagarbniki-nacionalizuvali-ta-vistavili-na-prodaz-700-pidpriemstv-u-krimu.html" text:style-name="Internet_20_link" text:visited-style-name="Visited_20_Internet_20_Link">
https://www.ukrinform.ua/rubric-crimea/3704243-zagarbniki-nacionalizuvali-ta-vistavili-na-prodaz-700-pidpriemstv-u-krimu.html</text:a>
</text:p>
      <!--NEWS-->
      <text:h text:style-name="P10" text:outline-level="1">
<text:span text:style-name="T4">
在赫尔森地区，5月3日通过敌人炮击，已经八人死亡</text:span>
</text:h>
      <text:p text:style-name="P4">
作者: Ukrinform (Person)</text:p>
      <text:p text:style-name="P4">
出版商: Укринформ (Organization)</text:p>
      <text:p text:style-name="P4">
出版时间: 2023-05-03T17:07:36+03:00</text:p>
      <text:p text:style-name="P4">
修改时间: 2023-05-03T17:07:36+03:00</text:p>
      <text:p text:style-name="P4">
描述: 由于5月3日敌人的炮击，赫森已经知道了大约8人死亡，另外10人受伤，但受害者人数将增加。  - 乌克林。</text:p>
      <text:p text:style-name="P4">
图片: ["<text:a xlink:type="simple" xlink:href="https://static.ukrinform.com/photos/2018_10/thumb_files/630_360_1538997483-946.jpg" text:style-name="Internet_20_link" text:visited-style-name="Visited_20_Internet_20_Link">
630_360_15389...</text:a>
", "<text:a xlink:type="simple" xlink:href="https://static.ukrinform.com/photos/2023_05/1683118470-131.jpg" text:style-name="Internet_20_link" text:visited-style-name="Visited_20_Internet_20_Link">
1683118470-13...</text:a>
"]</text:p>
      <text:p text:style-name="P4">
标签: ['Херсон', 'Обстріл', 'Війна з росією']</text:p>
      <text:p text:style-name="P4">
类型: Article</text:p>
      <!--METADATA-->
      <text:p text:style-name="P4">
<draw:frame draw:style-name="fr1" draw:name="Image96" text:anchor-type="as-char" svg:width="6.9236in" svg:height="3.948443in" draw:z-index="0">
<draw:image xlink:href="../Images/yкринформ/2023-05-03T17-07-36-03-00/630_360_1538997483-946.jpg" xlink:type="simple" xlink:show="embed" xlink:actuate="onLoad" draw:mime-type="image/jpeg"/>
</draw:frame>
目前，由于5月3日敌对炮击，赫尔森有8人死亡，另外10人受伤，但受害者人数将增加。</text:p>
      <text:p text:style-name="P4">
乌克林福姆(乌克林)的说法，库尔森地区委员会尤里·索博尔夫斯基(Yuri Sobolevsky)的第一任副主席在媒体中心的一份简报中报道。</text:p>
      <text:p text:style-name="P4">
Sobolevsky说：“可以说，今天我们有八个人，还有十个受伤。”</text:p>
      <text:p text:style-name="P4">
<draw:frame draw:style-name="fr1" draw:name="Image97" text:anchor-type="as-char" svg:width="6.9236in" svg:height="4.615733in" draw:z-index="0">
<draw:image xlink:href="../Images/yкринформ/2023-05-03T17-07-36-03-00/1683118470-131.jpg" xlink:type="simple" xlink:show="embed" xlink:actuate="onLoad" draw:mime-type="image/jpeg"/>
</draw:frame>
<text:span text:style-name="T4">
另请阅读：</text:span>
 <text:a xlink:type="simple" xlink:href="https://www.ukrinform.ua/rubric-ato/3704184-pid-obstril-na-vokzali-u-hersoni-potrapila-brigada-svidkoi.html" text:style-name="Internet_20_link" text:visited-style-name="Visited_20_Internet_20_Link">
<text:span text:style-name="T4">
 kherson </text:span>
</text:a>
他还告知，随着收到医院的数据，这个数字将会增加。</text:p>
      <text:p text:style-name="P4">
正如乌克林福姆报道的<text:a xlink:type="simple" xlink:href="https://www.ukrinform.ua/rubric-ato/3704133-centr-hersona-pid-obstrilom-e-postrazdali.html" text:style-name="Internet_20_link" text:visited-style-name="Visited_20_Internet_20_Link">
</text:a>
。 5月3日，早晨大约11点，敌人在赫尔森开了一家大型超市，导致人死亡并受伤。 在赫尔森地区，能量，三人死亡。</text:p>
      <text:p text:style-name="P4">
同样在赫尔森地区，俄罗斯联邦的军队于5月3日解雇了Tokarivkadariv社区的村庄，一名47岁的男子在自己房屋的院子里被杀。</text:p>
      <text:p text:style-name="P4">
News Source: <text:a xlink:type="simple" xlink:href="https://www.ukrinform.ua/rubric-ato/3704247-na-hersonsini-cerez-vorozi-obstrili-3-travna-vze-zaginuli-vosmero-ludej.html" text:style-name="Internet_20_link" text:visited-style-name="Visited_20_Internet_20_Link">
https://www.ukrinform.ua/rubric-ato/3704247-na-hersonsini-cerez-vorozi-obstrili-3-travna-vze-zaginuli-vosmero-ludej.html</text:a>
</text:p>
      <!--NEWS-->
      <text:h text:style-name="P10" text:outline-level="1">
<text:span text:style-name="T4">
UPL：Chernomorets击败Kolos和Zorya克服了“ Veres”</text:span>
</text:h>
      <text:p text:style-name="P4">
作者: Ukrinform (Person)</text:p>
      <text:p text:style-name="P4">
出版商: Укринформ (Organization)</text:p>
      <text:p text:style-name="P4">
出版时间: 2023-05-03T17:14:00+03:00</text:p>
      <text:p text:style-name="P4">
修改时间: 2023-05-03T17:14:00+03:00</text:p>
      <text:p text:style-name="P4">
描述: “水手”在前三名中占据了桌子中的第11位。  - 乌克林。</text:p>
      <text:p text:style-name="P4">
图片: ["<text:a xlink:type="simple" xlink:href="https://static.ukrinform.com/photos/2023_05/thumb_files/630_360_1683123133-569.jpg" text:style-name="Internet_20_link" text:visited-style-name="Visited_20_Internet_20_Link">
630_360_16831...</text:a>
"]</text:p>
      <text:p text:style-name="P4">
标签: ['Футбол', "Прем'єр-ліга", 'Верес', 'Зоря', 'Чорноморець', 'Колос Ковалівка']</text:p>
      <text:p text:style-name="P4">
类型: Article</text:p>
      <!--METADATA-->
      <text:p text:style-name="P4">
<draw:frame draw:style-name="fr1" draw:name="Image98" text:anchor-type="as-char" svg:width="6.9236in" svg:height="3.956343in" draw:z-index="0">
<draw:image xlink:href="../Images/yкринформ/2023-05-03T17-14-00-03-00/630_360_1683123133-569.jpg" xlink:type="simple" xlink:show="embed" xlink:actuate="onLoad" draw:mime-type="image/jpeg"/>
</draw:frame>
“水手”在前三名中占据了桌子中的第11位。</text:p>
      <text:p text:style-name="P4">
报道说，乌克兰英超联赛第24轮比赛的最后两场比赛已经结束。</text:p>
      <text:p text:style-name="P4">
Chernomorets击败了Kolos -3：0。 Badibangi Demchenko在敖德萨地区出名。 他自己进球中的另一个进球得分为Chobotenko。</text:p>
      <text:p text:style-name="P4">
在平行匹配中，Zorya最少克服了“ Heather” -1：0。 Imerekov将目标记录在运动上。</text:p>
      <text:p text:style-name="P4">
根据UPL“ Zorya”第24轮的结果，在UPL的第三阶段占据了“ Chernomorets” -11-11。</text:p>
      <text:p text:style-name="P4">
<text:span text:style-name="T4">
另请阅读：</text:span>
 <text:a xlink:type="simple" xlink:href="https://www.ukrinform.ua/rubric-sports/3704202-oleksandria-minimalno-peremogla-lviv-v-upl.html" text:style-name="Internet_20_link" text:visited-style-name="Visited_20_Internet_20_Link">
<text:span text:style-name="T4">
 Alexandria </text:span>
</text:a>
据报道，Shakhtar在24场比赛后获得59分。</text:p>
      <text:p text:style-name="P4">
照片：UPL.UA</text:p>
      <text:p text:style-name="P4">
News Source: <text:a xlink:type="simple" xlink:href="https://www.ukrinform.ua/rubric-sports/3704249-upl-cornomorec-rozgromiv-kolos-a-zora-zdolala-veres.html" text:style-name="Internet_20_link" text:visited-style-name="Visited_20_Internet_20_Link">
https://www.ukrinform.ua/rubric-sports/3704249-upl-cornomorec-rozgromiv-kolos-a-zora-zdolala-veres.html</text:a>
</text:p>
      <!--NEWS-->
      <text:h text:style-name="P10" text:outline-level="1">
<text:span text:style-name="T4">
绝大多数记者认为乌克兰媒体是审查制度</text:span>
</text:h>
      <text:p text:style-name="P4">
作者: Ukrinform (Person)</text:p>
      <text:p text:style-name="P4">
出版商: Укринформ (Organization)</text:p>
      <text:p text:style-name="P4">
出版时间: 2023-05-03T17:15:00+03:00</text:p>
      <text:p text:style-name="P4">
修改时间: 2023-05-03T17:15:00+03:00</text:p>
      <text:p text:style-name="P4">
描述: 在乌克兰，有95％的记者认为乌克兰媒体有审查制度。  - 乌克林。</text:p>
      <text:p text:style-name="P4">
图片: ["<text:a xlink:type="simple" xlink:href="https://static.ukrinform.com/photos/2022_06/thumb_files/630_360_1656490870-306.jpg" text:style-name="Internet_20_link" text:visited-style-name="Visited_20_Internet_20_Link">
630_360_16564...</text:a>
", "<text:a xlink:type="simple" xlink:href="https://static.ukrinform.com/photos/2023_05/1683123324-102.jpg" text:style-name="Internet_20_link" text:visited-style-name="Visited_20_Internet_20_Link">
1683123324-10...</text:a>
"]</text:p>
      <text:p text:style-name="P4">
标签: ['Цензура', 'Журналіст', 'Свобода слова']</text:p>
      <text:p text:style-name="P4">
类型: Article</text:p>
      <!--METADATA-->
      <text:p text:style-name="P4">
<draw:frame draw:style-name="fr1" draw:name="Image99" text:anchor-type="as-char" svg:width="6.9236in" svg:height="3.956343in" draw:z-index="0">
<draw:image xlink:href="../Images/yкринформ/2023-05-03T17-15-00-03-00/630_360_1656490870-306.jpg" xlink:type="simple" xlink:show="embed" xlink:actuate="onLoad" draw:mime-type="image/jpeg"/>
</draw:frame>
在乌克兰，有95％的记者认为乌克兰媒体有审查制度。</text:p>
      <text:p text:style-name="P4">
Ilko Kucheriv民主基金会进行的一项调查的结果证明了这一点，该基金会由Polina Bondarenko基金会的政治分析在乌克兰形式提出。</text:p>
      <text:p text:style-name="P4">
“绝大多数受访者(95％)在2023年说，他们认为，<text:a xlink:type="simple" xlink:href="https://www.ukrinform.ua/tag-cenzura" text:style-name="Internet_20_link" text:visited-style-name="Visited_20_Internet_20_Link">
</text:a>
有乌克兰媒体。 与2019年相比，Tsene发生了很大变化，但我们看到一种有趣的趋势，与2019年相比，2019年的趋势已成为更大的记者，他们认为乌克兰媒体的审查制度是一种系统性的现象，或者这是一次独立的事故在个别媒体中”， - 邦德伦科说。</text:p>
      <text:p text:style-name="P4">
<draw:frame draw:style-name="fr1" draw:name="Image100" text:anchor-type="as-char" svg:width="6.9236in" svg:height="4.615733in" draw:z-index="0">
<draw:image xlink:href="../Images/yкринформ/2023-05-03T17-15-00-03-00/1683123324-102.jpg" xlink:type="simple" xlink:show="embed" xlink:actuate="onLoad" draw:mime-type="image/jpeg"/>
</draw:frame>
根据这项研究，记者对当局审查制度的威胁的主要恐惧具有其先决条件。</text:p>
      <text:p text:style-name="P4">
因此，说到乌克兰是否存在审查制度，有26％的受访者表明其自然界的制度时，有38％的人表示它在单独的媒体中，而31％的受访者认为，审查制度仅作为孤立案件存在。</text:p>
      <text:p text:style-name="P4">
<text:span text:style-name="T4">
另请阅读：</text:span>
 <text:a xlink:type="simple" xlink:href="https://www.ukrinform.ua/rubric-society/3704127-za-cas-povnomasstabnoi-vijni-v-ukraini-zakrilos-ponad-230-media-imi.html" text:style-name="Internet_20_link" text:visited-style-name="Visited_20_Internet_20_Link">
</text:a>
如前所述，自2019年以来，记者的两极分化已经显着增加，即：记者的比例大大增加或审查率很大，或者这种现象非常罕见，反之亦然 - 我坚信那些审查制度作为一种现象的人只有某些媒体存在。</text:p>
      <text:p text:style-name="P4">
根据结果​​，认识到存在审查制度的记者最常说，这是由各州拥有的当局和媒体所有者进行的。 第三名 - 自我训练学家。</text:p>
      <text:p text:style-name="P4">
邦德伦科说：“有62％的人认为唯一的马拉松是乌克兰的一种审查形式，因此相同的-65％ - 信奉唯一的马拉松比赛。”</text:p>
      <text:p text:style-name="P4">
根据她的说法，有40％的记者回应了对有限审查制度的需求，而三分之一的人对此有所回应。</text:p>
      <text:p text:style-name="P4">
同时，有44％的受访者认为乌克兰有一些话题，不可能写或谈论。 根据这项研究，在2019年，这样的四分之一。</text:p>
      <text:p text:style-name="P4">
根据调查，大多数记者认为言论自由甚至在乌克兰。公民自由中心Volodymyr Yavorsky的专家指出，他是通过评估乌克兰的言论自由来表达的。</text:p>
      <text:p text:style-name="P4">
“我对乌克兰的言论自由状态的事实感到震惊。 原则上，可能是。 而且，如果您与东欧的国家进行比较，乌克兰仍然是领导者，甚至在对单词状态的记者的评估中，尽管战争是在半验证方面的战争，也是许多禁止提高某些类型的信息， Yavorsky说。</text:p>
      <text:p text:style-name="P4">
<text:span text:style-name="T4">
另请阅读：</text:span>
 <text:a xlink:type="simple" xlink:href="https://www.ukrinform.ua/rubric-society/3703982-nszu-v-oon-zaklikala-rosiu-zvilniti-ukrainskogo-zurnalista-dmitra-hiluka.html" text:style-name="Internet_20_link" text:visited-style-name="Visited_20_Internet_20_Link">
</text:a>
社会学研究“言论自由和战争中的记者挑战”是由伊尔科·库切里夫民主倡议基金会在Zmina人权中心的纳粹主义基金会的支持下进行的。 它包括与33位新闻记者和与新闻活动有关的人的三个焦点小组讨论(新闻老师，媒体领导者，媒体专家，博客作者)，这些讨论发生在2022年12月(质量研究); 以及1月18日至2023年1月27日进行的132名来自乌克兰不同地区的记者的专家调查(定量研究).</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News Source: <text:a xlink:type="simple" xlink:href="https://www.ukrinform.ua/rubric-society/3704250-absolutna-bilsist-zurnalistiv-vvazaut-so-v-ukrainskih-zmi-e-cenzura.html" text:style-name="Internet_20_link" text:visited-style-name="Visited_20_Internet_20_Link">
https://www.ukrinform.ua/rubric-society/3704250-absolutna-bilsist-zurnalistiv-vvazaut-so-v-ukrainskih-zmi-e-cenzura.html</text:a>
</text:p>
      <!--NEWS-->
      <text:h text:style-name="P10" text:outline-level="1">
<text:span text:style-name="T4">
绝大多数记者认为乌克兰媒体是审查制度</text:span>
</text:h>
      <text:p text:style-name="P4">
作者: Ukrinform (Person)</text:p>
      <text:p text:style-name="P4">
出版商: Укринформ (Organization)</text:p>
      <text:p text:style-name="P4">
出版时间: 2023-05-03T17:15:00+03:00</text:p>
      <text:p text:style-name="P4">
修改时间: 2023-05-03T17:15:00+03:00</text:p>
      <text:p text:style-name="P4">
描述: 在乌克兰，有95％的记者认为乌克兰媒体有审查制度。  - 乌克林。</text:p>
      <text:p text:style-name="P4">
图片: ["<text:a xlink:type="simple" xlink:href="https://static.ukrinform.com/photos/2022_06/thumb_files/630_360_1656490870-306.jpg" text:style-name="Internet_20_link" text:visited-style-name="Visited_20_Internet_20_Link">
630_360_16564...</text:a>
", "<text:a xlink:type="simple" xlink:href="https://static.ukrinform.com/photos/2023_05/1683123324-102.jpg" text:style-name="Internet_20_link" text:visited-style-name="Visited_20_Internet_20_Link">
1683123324-10...</text:a>
"]</text:p>
      <text:p text:style-name="P4">
标签: ['Цензура', 'Журналіст', 'Свобода слова']</text:p>
      <text:p text:style-name="P4">
类型: Article</text:p>
      <!--METADATA-->
      <text:p text:style-name="P4">
<draw:frame draw:style-name="fr1" draw:name="Image101" text:anchor-type="as-char" svg:width="6.9236in" svg:height="3.956343in" draw:z-index="0">
<draw:image xlink:href="../Images/yкринформ/2023-05-03T17-15-00-03-00/630_360_1656490870-306.jpg" xlink:type="simple" xlink:show="embed" xlink:actuate="onLoad" draw:mime-type="image/jpeg"/>
</draw:frame>
在乌克兰，有95％的记者认为乌克兰媒体有审查制度。</text:p>
      <text:p text:style-name="P4">
Ilko Kucheriv民主基金会进行的一项调查的结果证明了这一点，该基金会由Polina Bondarenko基金会的政治分析在乌克兰形式提出。</text:p>
      <text:p text:style-name="P4">
“绝大多数受访者(95％)在2023年说，他们认为，<text:a xlink:type="simple" xlink:href="https://www.ukrinform.ua/tag-cenzura" text:style-name="Internet_20_link" text:visited-style-name="Visited_20_Internet_20_Link">
</text:a>
有乌克兰媒体。 与2019年相比，Tsene发生了很大变化，但我们看到一种有趣的趋势，与2019年相比，2019年的趋势已成为更大的记者，他们认为乌克兰媒体的审查制度是一种系统性的现象，或者这是一次独立的事故在个别媒体中”， - 邦德伦科说。</text:p>
      <text:p text:style-name="P4">
<draw:frame draw:style-name="fr1" draw:name="Image102" text:anchor-type="as-char" svg:width="6.9236in" svg:height="4.615733in" draw:z-index="0">
<draw:image xlink:href="../Images/yкринформ/2023-05-03T17-15-00-03-00/1683123324-102.jpg" xlink:type="simple" xlink:show="embed" xlink:actuate="onLoad" draw:mime-type="image/jpeg"/>
</draw:frame>
根据这项研究，记者对当局审查制度的威胁的主要恐惧具有其先决条件。</text:p>
      <text:p text:style-name="P4">
因此，说到乌克兰是否存在审查制度，有26％的受访者表明其自然界的制度时，有38％的人表示它在单独的媒体中，而31％的受访者认为，审查制度仅作为孤立案件存在。</text:p>
      <text:p text:style-name="P4">
<text:span text:style-name="T4">
另请阅读：</text:span>
 <text:a xlink:type="simple" xlink:href="https://www.ukrinform.ua/rubric-society/3704127-za-cas-povnomasstabnoi-vijni-v-ukraini-zakrilos-ponad-230-media-imi.html" text:style-name="Internet_20_link" text:visited-style-name="Visited_20_Internet_20_Link">
</text:a>
如前所述，自2019年以来，记者的两极分化已经显着增加，即：记者的比例大大增加或审查率很大，或者这种现象非常罕见，反之亦然 - 我坚信那些审查制度作为一种现象的人只有某些媒体存在。</text:p>
      <text:p text:style-name="P4">
根据结果​​，认识到存在审查制度的记者最常说，这是由各州拥有的当局和媒体所有者进行的。 第三名 - 自我训练学家。</text:p>
      <text:p text:style-name="P4">
邦德伦科说：“有62％的人认为唯一的马拉松是乌克兰的一种审查形式，因此相同的-65％ - 信奉唯一的马拉松比赛。”</text:p>
      <text:p text:style-name="P4">
根据她的说法，有40％的记者回应了对有限审查制度的需求，而三分之一的人对此有所回应。</text:p>
      <text:p text:style-name="P4">
同时，有44％的受访者认为乌克兰有一些话题，不可能写或谈论。 根据这项研究，在2019年，这样的四分之一。</text:p>
      <text:p text:style-name="P4">
根据调查，大多数记者认为言论自由甚至在乌克兰。公民自由中心Volodymyr Yavorsky的专家指出，他是通过评估乌克兰的言论自由来表达的。</text:p>
      <text:p text:style-name="P4">
“我对乌克兰的言论自由状态的事实感到震惊。 原则上，可能是。 而且，如果您与东欧的国家进行比较，乌克兰仍然是领导者，甚至在对单词状态的记者的评估中，尽管战争是在半验证方面的战争，也是许多禁止提高某些类型的信息， Yavorsky说。</text:p>
      <text:p text:style-name="P4">
<text:span text:style-name="T4">
另请阅读：</text:span>
 <text:a xlink:type="simple" xlink:href="https://www.ukrinform.ua/rubric-society/3703982-nszu-v-oon-zaklikala-rosiu-zvilniti-ukrainskogo-zurnalista-dmitra-hiluka.html" text:style-name="Internet_20_link" text:visited-style-name="Visited_20_Internet_20_Link">
</text:a>
社会学研究“言论自由和战争中的记者挑战”是由伊尔科·库切里夫民主倡议基金会在Zmina人权中心的纳粹主义基金会的支持下进行的。 它包括与33位新闻记者和与新闻活动有关的人的三个焦点小组讨论(新闻老师，媒体领导者，媒体专家，博客作者)，这些讨论发生在2022年12月(质量研究); 以及1月18日至2023年1月27日进行的132名来自乌克兰不同地区的记者的专家调查(定量研究).</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News Source: <text:a xlink:type="simple" xlink:href="https://www.ukrinform.ua/rubric-society/3704250-absolutna-bilsist-zurnalistiv-vvazaut-so-v-ukrainskih-zmi-e-cenzura.html" text:style-name="Internet_20_link" text:visited-style-name="Visited_20_Internet_20_Link">
https://www.ukrinform.ua/rubric-society/3704250-absolutna-bilsist-zurnalistiv-vvazaut-so-v-ukrainskih-zmi-e-cenzur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03T17:17:00+03:00</text:p>
      <text:p text:style-name="P4">
修改时间: 2023-05-03T17:17: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03" text:anchor-type="as-char" svg:width="6.9236in" svg:height="3.956343in" draw:z-index="0">
<draw:image xlink:href="../Images/yкринформ/2023-05-03T17-17-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04" text:anchor-type="as-char" svg:width="6.9236in" svg:height="6.9236in" draw:z-index="0">
<draw:image xlink:href="../Images/yкринформ/2023-05-03T17-17-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05" text:anchor-type="as-char" svg:width="6.9236in" svg:height="6.9236in" draw:z-index="0">
<draw:image xlink:href="../Images/yкринформ/2023-05-03T17-17-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06" text:anchor-type="as-char" svg:width="6.9236in" svg:height="6.9236in" draw:z-index="0">
<draw:image xlink:href="../Images/yкринформ/2023-05-03T17-17-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07" text:anchor-type="as-char" svg:width="6.9236in" svg:height="6.9236in" draw:z-index="0">
<draw:image xlink:href="../Images/yкринформ/2023-05-03T17-17-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08" text:anchor-type="as-char" svg:width="6.9236in" svg:height="6.9236in" draw:z-index="0">
<draw:image xlink:href="../Images/yкринформ/2023-05-03T17-17-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09" text:anchor-type="as-char" svg:width="6.9236in" svg:height="6.9236in" draw:z-index="0">
<draw:image xlink:href="../Images/yкринформ/2023-05-03T17-17-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10" text:anchor-type="as-char" svg:width="6.9236in" svg:height="6.9236in" draw:z-index="0">
<draw:image xlink:href="../Images/yкринформ/2023-05-03T17-17-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11" text:anchor-type="as-char" svg:width="6.9236in" svg:height="6.9236in" draw:z-index="0">
<draw:image xlink:href="../Images/yкринформ/2023-05-03T17-17-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12" text:anchor-type="as-char" svg:width="6.9236in" svg:height="6.9236in" draw:z-index="0">
<draw:image xlink:href="../Images/yкринформ/2023-05-03T17-17-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13" text:anchor-type="as-char" svg:width="6.9236in" svg:height="6.9236in" draw:z-index="0">
<draw:image xlink:href="../Images/yкринформ/2023-05-03T17-17-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乌克兰Svitolina在比赛的第二轮WTA 125中赢得了Bonaventure</text:span>
</text:h>
      <text:p text:style-name="P4">
作者: Ukrinform (Person)</text:p>
      <text:p text:style-name="P4">
出版商: Укринформ (Organization)</text:p>
      <text:p text:style-name="P4">
出版时间: 2023-05-03T17:20:00+03:00</text:p>
      <text:p text:style-name="P4">
修改时间: 2023-05-03T17:20:00+03:00</text:p>
      <text:p text:style-name="P4">
描述: 乌克兰网球运动员埃琳娜·斯沃林（Elina Svolin）（第1088号WTA）在法国的WTA锦标赛第二轮中击败了比利时的伊萨林·邦纳万特（Isalin Bonaventure）（＃84 WTA）。  - 乌克林。</text:p>
      <text:p text:style-name="P4">
图片: ["<text:a xlink:type="simple" xlink:href="https://static.ukrinform.com/photos/2023_05/thumb_files/630_360_1683123560-137.jpg" text:style-name="Internet_20_link" text:visited-style-name="Visited_20_Internet_20_Link">
630_360_16831...</text:a>
"]</text:p>
      <text:p text:style-name="P4">
标签: ['Світоліна', 'Теніс']</text:p>
      <text:p text:style-name="P4">
类型: Article</text:p>
      <!--METADATA-->
      <text:p text:style-name="P4">
<draw:frame draw:style-name="fr1" draw:name="Image114" text:anchor-type="as-char" svg:width="6.9236in" svg:height="3.956343in" draw:z-index="0">
<draw:image xlink:href="../Images/yкринформ/2023-05-03T17-20-00-03-00/630_360_1683123560-137.jpg" xlink:type="simple" xlink:show="embed" xlink:actuate="onLoad" draw:mime-type="image/jpeg"/>
</draw:frame>
乌克兰Svina Svitolina(№1088WTA)击败比利时伊萨林·邦纳万特(№84WTA)在法国的WTA锦标赛125的第二轮中。</text:p>
      <text:p text:style-name="P4">
乌克兰人据报道，乌克兰人以2：6、6：4、7：6获胜。</text:p>
      <text:p text:style-name="P4">
比赛持续了2小时23分钟。 Svitolina犯了一个3年，犯了2年的错误，并犯了5/11兄弟。</text:p>
      <text:p text:style-name="P4">
这是网球运动员的第一次大会。</text:p>
      <text:p text:style-name="P4">
在比赛开始时，Svitolin赢得了来自希腊的Depin Papaamihail。 在一个坦克圈子里，这位乌克兰女子将与伊利西亚·布罗塞蒂(Illuicia Brozetti)莱利·珍恩(Lely Jeanjan)之间的比赛获胜者。</text:p>
      <text:p text:style-name="P4">
<text:span text:style-name="T4">
另请阅读：</text:span>
 <text:a xlink:type="simple" xlink:href="https://www.ukrinform.ua/rubric-sports/3704173-astremska-peremogla-sorribes-tormo-wta-125-v-ispanii.html" text:style-name="Internet_20_link" text:visited-style-name="Visited_20_Internet_20_Link">
</text:a>
据报道，乌克兰网球运动员获得了通配符锦标赛。</text:p>
      <text:p text:style-name="P4">
照片：btu.org.ua</text:p>
      <text:p text:style-name="P4">
News Source: <text:a xlink:type="simple" xlink:href="https://www.ukrinform.ua/rubric-sports/3704255-ukrainka-svitolina-peremogla-bonaventur-u-drugomu-koli-turniru-wta-125.html" text:style-name="Internet_20_link" text:visited-style-name="Visited_20_Internet_20_Link">
https://www.ukrinform.ua/rubric-sports/3704255-ukrainka-svitolina-peremogla-bonaventur-u-drugomu-koli-turniru-wta-125.html</text:a>
</text:p>
      <!--NEWS-->
      <text:h text:style-name="P10" text:outline-level="1">
<text:span text:style-name="T4">
在Zaporozhye的方向上，入侵者在预期反性方面加强了位置</text:span>
</text:h>
      <text:p text:style-name="P4">
作者: Ukrinform (Person)</text:p>
      <text:p text:style-name="P4">
出版商: Укринформ (Organization)</text:p>
      <text:p text:style-name="P4">
出版时间: 2023-05-03T17:21:42+03:00</text:p>
      <text:p text:style-name="P4">
修改时间: 2023-05-03T17:21:42+03:00</text:p>
      <text:p text:style-name="P4">
描述: 为了预期国防军的进攻行动，俄罗斯朝Zaporozhye方向的入侵者建立了矿山爆炸性障碍，并在其职位上进行了防御工事和工程工作。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Запоріжжя', 'Війна з росією', 'Єдині новини']</text:p>
      <text:p text:style-name="P4">
类型: Article</text:p>
      <!--METADATA-->
      <text:p text:style-name="P4">
<draw:frame draw:style-name="fr1" draw:name="Image115" text:anchor-type="as-char" svg:width="6.9236in" svg:height="3.956343in" draw:z-index="0">
<draw:image xlink:href="../Images/yкринформ/2023-05-03T17-21-42-03-00/630_360_1668461240-442.jpg" xlink:type="simple" xlink:show="embed" xlink:actuate="onLoad" draw:mime-type="image/jpeg"/>
</draw:frame>
国防军在Zaporozhye Breakfown的进攻行动的进攻行动建立了矿山爆炸性障碍，并在其职位上进行了坚固的工程工作。</text:p>
      <text:p text:style-name="P4">
乌克林福姆通讯员报道，塔夫里斯基部队的联合新闻审查制度负责人谢尔盖·特莱斯基上校在唯一新闻的广播中报道了这一点。</text:p>
      <text:p text:style-name="P4">
“在Zaporizhhya的方向上，敌人战斗的性质仍然是免疫的。 发言人说：“为了采取进攻行动，敌人处理工程和成立职位，在其边界上建立了矿山的探索。”</text:p>
      <text:p text:style-name="P4">
他补充说，在最后一天的Zaporizhhya方向上，记录了俄罗斯联邦一侧的84个炮击，到了晚上，敌人在Zaporozhye的郊区袭击了火箭袭击。</text:p>
      <text:p text:style-name="P4">
<text:span text:style-name="T4">
另请阅读：</text:span>
 <text:a xlink:type="simple" xlink:href="https://www.ukrinform.ua/rubric-regions/3703996-raketnij-udar-po-zaporizzu-do-medikiv-iz-uskodzennami-zvernulisa-devatero-ludej.html" text:style-name="Internet_20_link" text:visited-style-name="Visited_20_Internet_20_Link">
<text:span text:style-name="T4">
便秘</text:span>
</text:a>
正如乌克林福姆(Ukrinform(https://www.ukrinform.ua/tag-zaporizza)Iskander-M火箭击中了。</text:p>
      <text:p text:style-name="P4">
News Source: <text:a xlink:type="simple" xlink:href="https://www.ukrinform.ua/rubric-ato/3704256-na-zaporizkomu-napramku-zagarbniki-ukripluut-pozicii-v-ocikuvanni-kontrnastupu.html" text:style-name="Internet_20_link" text:visited-style-name="Visited_20_Internet_20_Link">
https://www.ukrinform.ua/rubric-ato/3704256-na-zaporizkomu-napramku-zagarbniki-ukripluut-pozicii-v-ocikuvanni-kontrnastupu.html</text:a>
</text:p>
      <!--NEWS-->
      <text:h text:style-name="P10" text:outline-level="1">
<text:span text:style-name="T4">
在乌克兰，一个特殊的能源效率项目基金 - 总统签署了法律</text:span>
</text:h>
      <text:p text:style-name="P4">
作者: Ukrinform (Person)</text:p>
      <text:p text:style-name="P4">
出版商: Укринформ (Organization)</text:p>
      <text:p text:style-name="P4">
出版时间: 2023-05-03T17:24:46+03:00</text:p>
      <text:p text:style-name="P4">
修改时间: 2023-05-03T17:24:46+03:00</text:p>
      <text:p text:style-name="P4">
描述: 乌克兰沃罗迪米尔·泽伦斯基（Volodymyr Zelensky）总裁已签署一项法律，该法律将允许乌克兰建立州脱碳和能源​​有效转型基金。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Закон', 'Енергоефективність', 'Зеленський']</text:p>
      <text:p text:style-name="P4">
类型: Article</text:p>
      <!--METADATA-->
      <text:p text:style-name="P4">
<draw:frame draw:style-name="fr1" draw:name="Image116" text:anchor-type="as-char" svg:width="6.9236in" svg:height="3.956343in" draw:z-index="0">
<draw:image xlink:href="../Images/yкринформ/2023-05-03T17-24-46-03-00/630_360_1663862325-924.jpg" xlink:type="simple" xlink:show="embed" xlink:actuate="onLoad" draw:mime-type="image/jpeg"/>
</draw:frame>
乌克兰沃罗迪米尔·泽伦斯基(Volodymyr Zelensky)总裁已签署一项法律，该法律将允许乌克兰建立州脱碳和能源​​有效转型基金。</text:p>
      <text:p text:style-name="P4">
关于它报告了乌克林福姆，并链接到网站<text:a xlink:type="simple" xlink:href="https://itd.rada.gov.ua/billInfo/Bills/Card/41332" text:style-name="Internet_20_link" text:visited-style-name="Visited_20_Internet_20_Link">
</text:a>
。</text:p>
      <text:p text:style-name="P4">
该基金将以牺牲环境税获得的资金为代价，该资金将应对固定污染源的大气碳中的排放。</text:p>
      <text:p text:style-name="P4">
它的活动将针对能源效率的措施和国家针对性计划，降低信贷和租赁权利的成本，这是实施节能措施，实施能源服务的结论。</text:p>
      <text:p text:style-name="P4">
另一个方向是偿还借贷的债务，该州因实施此类计划而收到，并增加了可再生能源和替代燃料的使用和减少碳产品。</text:p>
      <text:p text:style-name="P4">
<text:span text:style-name="T4">
另请阅读：</text:span>
 <text:a xlink:type="simple" xlink:href="https://www.ukrinform.ua/rubric-economy/3703255-urad-shvaliv-energeticnu-strategiu-do-2050-roku.html" text:style-name="Internet_20_link" text:visited-style-name="Visited_20_Internet_20_Link">
</text:a>
该基金将于2024年1月1日工作。 目前，社区，领土和基础设施发展部正在努力发展其功能顺序。</text:p>
      <text:p text:style-name="P4">
据报道，乌克兰总统<text:a xlink:type="simple" xlink:href="https://www.ukrinform.ua/tag-zelenskij" text:style-name="Internet_20_link" text:visited-style-name="Visited_20_Internet_20_Link">
</text:a>
他签署了一项法律，该法律根据欧盟的规定在乌克兰建立了高效的乌克兰发展发展发展。</text:p>
      <text:p text:style-name="P4">
News Source: <text:a xlink:type="simple" xlink:href="https://www.ukrinform.ua/rubric-economy/3704258-v-ukraini-stvorat-specfond-dla-proektiv-energoefektivnosti-prezident-pidpisav-zakon.html" text:style-name="Internet_20_link" text:visited-style-name="Visited_20_Internet_20_Link">
https://www.ukrinform.ua/rubric-economy/3704258-v-ukraini-stvorat-specfond-dla-proektiv-energoefektivnosti-prezident-pidpisav-zakon.html</text:a>
</text:p>
      <!--NEWS-->
      <text:h text:style-name="P10" text:outline-level="1">
<text:span text:style-name="T4">
关于接收乌克兰护照的权宜之计的讨论正在损害信息 - 安全性-Vereshchuk</text:span>
</text:h>
      <text:p text:style-name="P4">
作者: Ukrinform (Person)</text:p>
      <text:p text:style-name="P4">
出版商: Укринформ (Organization)</text:p>
      <text:p text:style-name="P4">
出版时间: 2023-05-03T17:27:18+03:00</text:p>
      <text:p text:style-name="P4">
修改时间: 2023-05-03T17:27:18+03:00</text:p>
      <text:p text:style-name="P4">
描述: Viceremier -Minister-临时占领领土的重返社会部长Irina Vereshchuk认为，关于接受俄罗斯护照的权宜之计的讨论对乌克兰人的信息安全有害。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Паспорт', 'Україна', 'росія', 'Верещук']</text:p>
      <text:p text:style-name="P4">
类型: Article</text:p>
      <!--METADATA-->
      <text:p text:style-name="P4">
<draw:frame draw:style-name="fr1" draw:name="Image117" text:anchor-type="as-char" svg:width="6.9236in" svg:height="3.956343in" draw:z-index="0">
<draw:image xlink:href="../Images/yкринформ/2023-05-03T17-27-18-03-00/630_360_1673897824-865.png" xlink:type="simple" xlink:show="embed" xlink:actuate="onLoad" draw:mime-type="image/png"/>
</draw:frame>
Viceremier -Minister-临时占领领土的重返社会部长Irina Vereshchuk认为，乌克兰护照损害了有关接收俄罗斯护照的权宜之计的讨论。</text:p>
      <text:p text:style-name="P4">
根据乌克林福姆的说法，她在[]中写了有关它的文章(https://t.me/vereshchuk_iryna/1901)。</text:p>
      <text:p text:style-name="P4">
“许多媒体都在暂时被占领的领土上俄罗斯护照的权宜之计/不适当发起了公开辩论。 没有关于当局内部的敌方护照的讨论。 通过Zpan监察员，我们在一页上，在一波上。”  - 说。</text:p>
      <text:p text:style-name="P4">
她提醒她两天前她写了一篇文章，除其他外，她建议乌克兰人不要在小孩上拿俄罗斯护照。 由于某种原因，这增加了GlavinReTegration，引起了对媒体的暴力反应，而多边形则要求解释其立场。</text:p>
      <text:p text:style-name="P4">
<text:span text:style-name="T4">
另请阅读：</text:span>
 <text:a xlink:type="simple" xlink:href="https://www.ukrinform.ua/rubric-society/3703864-ziteli-tot-mozut-brati-rosijski-pasporti-abi-zberegti-sobi-zitta-danilov.html" text:style-name="Internet_20_link" text:visited-style-name="Visited_20_Internet_20_Link">
<text:span text:style-name="T4">
 danilov </text:span>
</text:a>
“首先，我总是建议我们的人民在临时占领的领土上不要拿入侵者护照。 我从全面战争开始时就一直在不断地说。 因此，她对媒体对我的话的反应确实感到惊讶。” Vereshchuk强调。</text:p>
      <text:p text:style-name="P4">
Viceremier -Minister指出，生活很艰难，因此有不同的情况。俄罗斯护照必须暂时被占领的领土，某人 - 才能获得医疗服务或养老金。</text:p>
      <text:p text:style-name="P4">
“该人将根据他们的生活环境做出决定。 但是没有注意到我有或可以建议人们敌对<text:a xlink:type="simple" xlink:href="https://www.ukrinform.ua/tag-pasport" text:style-name="Internet_20_link" text:visited-style-name="Visited_20_Internet_20_Link">
</text:a>
。 我不能也不能。 因为这些不仅是文档，而且是价值和位置。 因为除了乌克兰人之外，乌克兰人留下了离开俄罗斯护照的人。 乌克兰乌克兰人在战争中，我们的土地上没有俄罗斯护照。 这是我的立场。 如果以这种形式对某人来说是不清楚的，那么理事会的语气。</text:p>
      <text:p text:style-name="P4">
<text:span text:style-name="T4">
另请阅读：</text:span>
 <text:a xlink:type="simple" xlink:href="https://www.ukrinform.ua/rubric-regions/3704082-u-berdansku-rosiani-rvut-ukrainski-pasporti-pid-cas-perevirki-dokumentiv.html" text:style-name="Internet_20_link" text:visited-style-name="Visited_20_Internet_20_Link">
<text:span text:style-name="T4">
护照</text:span>
</text:a>
</text:p>
      <text:p text:style-name="P4">
Verkhovna Rada人权专员Dmitry Lubinets于4月30日表示，乌克兰人处于临时占领地区<text:a xlink:type="simple" xlink:href="https://www.ukrinform.ua/rubric-society/3702838-lubinec-radit-ukraincam-na-okupovanih-teritoriah-brati-pasport-rf-zaradi-zberezenna-zitta.html" text:style-name="Internet_20_link" text:visited-style-name="Visited_20_Internet_20_Link">
</text:a>
或离开此类领土的任何方法。 NSDC秘书Alexei Danilovtozha建议那些在被占领地带的人拿俄罗斯护照，因为人类的生命是最高的价值。</text:p>
      <text:p text:style-name="P4">
News Source: <text:a xlink:type="simple" xlink:href="https://www.ukrinform.ua/rubric-society/3704259-diskusia-sodo-docilnosti-otrimanna-ukraincami-pasportiv-rf-skodit-informbezpeci-veresuk.html" text:style-name="Internet_20_link" text:visited-style-name="Visited_20_Internet_20_Link">
https://www.ukrinform.ua/rubric-society/3704259-diskusia-sodo-docilnosti-otrimanna-ukraincami-pasportiv-rf-skodit-informbezpeci-veresuk.html</text:a>
</text:p>
      <!--NEWS-->
      <text:h text:style-name="P10" text:outline-level="1">
<text:span text:style-name="T4">
乌克兰和欧盟已同意继续“经济签证”又一年 -  Shmigal</text:span>
</text:h>
      <text:p text:style-name="P4">
作者: Ukrinform (Person)</text:p>
      <text:p text:style-name="P4">
出版商: Укринформ (Organization)</text:p>
      <text:p text:style-name="P4">
出版时间: 2023-05-03T17:28:00+03:00</text:p>
      <text:p text:style-name="P4">
修改时间: 2023-05-03T17:28:00+03:00</text:p>
      <text:p text:style-name="P4">
描述: 乌克兰和欧盟已经达成了关于持续“经济签证豁免”的协议。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Євросоюз', 'Шмигаль', 'Економічний безвіз']</text:p>
      <text:p text:style-name="P4">
类型: Article</text:p>
      <!--METADATA-->
      <text:p text:style-name="P4">
<draw:frame draw:style-name="fr1" draw:name="Image118" text:anchor-type="as-char" svg:width="6.9236in" svg:height="3.956343in" draw:z-index="0">
<draw:image xlink:href="../Images/yкринформ/2023-05-03T17-28-00-03-00/630_360_1676995305-131.jpg" xlink:type="simple" xlink:show="embed" xlink:actuate="onLoad" draw:mime-type="image/jpeg"/>
</draw:frame>
泰国欧盟的乌克兰已经达成了关于继续“经济非经济”的协议。</text:p>
      <text:p text:style-name="P4">
总理丹尼斯·施米加尔(Denis Shmigal)在[]中报道了这一点(https://t.me/Denys_Smyhal/5159)，报道乌克林福姆。</text:p>
      <text:p text:style-name="P4">
“我们继续与欧盟积极合作，争取我们的胜利!乌克兰和欧盟已经达成了关于承诺年的“经济签证豁免”的协议，”  - 说<text:a xlink:type="simple" xlink:href="https://www.ukrinform.ua/tag-smigal" text:style-name="Internet_20_link" text:visited-style-name="Visited_20_Internet_20_Link">
</text:a>
。</text:p>
      <text:p text:style-name="P4">
据他说，乌克兰业务将继续通过Vevroseyuz出售其商品，而无需任何配额，关税或关税，这对于恢复公共经济很重要。</text:p>
      <text:p text:style-name="P4">
“我们的农产品已恢复到欧洲市场。 与Zevro委员会一起，有可能同意停止阻止500多个乌克兰农业产品的过境。 政府负责人补充说，“团结方式”的工作将继续。</text:p>
      <text:p text:style-name="P4">
<text:span text:style-name="T4">
另请阅读：</text:span>
 <text:a xlink:type="simple" xlink:href="https://www.ukrinform.ua/rubric-economy/3703833-mitnij-bezviz-za-sim-misaciv-oformili-majze-45-tisaci-tranzitnih-deklaracij.html" text:style-name="Internet_20_link" text:visited-style-name="Visited_20_Internet_20_Link">
<text:span text:style-name="T4">
海关</text:span>
 <text:span text:style-name="T4">
签证豁免</text:span>
</text:a>
他说，此外，邻国引入的所有其他单方面禁令都被取消了。</text:p>
      <text:p text:style-name="P4">
“在欧洲委员会中，建立了一种折衷机制，该机制规定了该事件的乌克兰农产品的4个职位。 但这只是一个临时限制，直到6月5日才有效。”总理宣称。</text:p>
      <text:p text:style-name="P4">
据报道，去年乌克兰的乌克兰进口商品的流动率达到555亿美元，从乌克兰出口442亿美元。</text:p>
      <text:p text:style-name="P4">
News Source: <text:a xlink:type="simple" xlink:href="https://www.ukrinform.ua/rubric-economy/3704263-ukraina-i-es-domovilisa-prodovziti-ekonomicnij-bezviz-ise-na-rik-smigal.html" text:style-name="Internet_20_link" text:visited-style-name="Visited_20_Internet_20_Link">
https://www.ukrinform.ua/rubric-economy/3704263-ukraina-i-es-domovilisa-prodovziti-ekonomicnij-bezviz-ise-na-rik-smigal.html</text:a>
</text:p>
      <!--NEWS-->
      <text:h text:style-name="P10" text:outline-level="1">
<text:span text:style-name="T4">
SRNA-关于计划外的球“ Mina”：从VAR开始会更容易</text:span>
</text:h>
      <text:p text:style-name="P4">
作者: Ukrinform (Person)</text:p>
      <text:p text:style-name="P4">
出版商: Укринформ (Organization)</text:p>
      <text:p text:style-name="P4">
出版时间: 2023-05-03T17:29:12+03:00</text:p>
      <text:p text:style-name="P4">
修改时间: 2023-05-03T17:29:12+03:00</text:p>
      <text:p text:style-name="P4">
描述: 足球俱乐部Shakhtar Dario Srna的体育总监分享了他对与矿工决斗的公正目标“ Minai”的想法（1：0）。  - 乌克林。</text:p>
      <text:p text:style-name="P4">
图片: ["<text:a xlink:type="simple" xlink:href="https://static.ukrinform.com/photos/2023_05/thumb_files/630_360_1683124077-572.jpg" text:style-name="Internet_20_link" text:visited-style-name="Visited_20_Internet_20_Link">
630_360_16831...</text:a>
"]</text:p>
      <text:p text:style-name="P4">
标签: ['Футбол', 'Срна', 'Шахтар']</text:p>
      <text:p text:style-name="P4">
类型: Article</text:p>
      <!--METADATA-->
      <text:p text:style-name="P4">
<draw:frame draw:style-name="fr1" draw:name="Image119" text:anchor-type="as-char" svg:width="6.9236in" svg:height="3.956343in" draw:z-index="0">
<draw:image xlink:href="../Images/yкринформ/2023-05-03T17-29-12-03-00/630_360_1683124077-572.jpg" xlink:type="simple" xlink:show="embed" xlink:actuate="onLoad" draw:mime-type="image/jpeg"/>
</draw:frame>
Shakhtar体育总监Dario Srna分享了他对海军目标“ Minai”付出的想法，与矿工决斗(1：0).</text:p>
      <text:p text:style-name="P4">
Як передає Укрінформ, з <text:a xlink:type="simple" xlink:href="https://shakhtar.com/uk-ua/news/2023/may/3_news/3_darijo-srna/" text:style-name="Internet_20_link" text:visited-style-name="Visited_20_Internet_20_Link">
 </text:a>
Shakhtar的官方网站。</text:p>
      <text:p text:style-name="P4">
“对于我们来说，与Minai和弗拉基米尔·莎兰(Vladimir Sharan)对抗总是很难的，这是一支出色的教练。 但是今天我们可以打进四到五个进球。 诚实，承认Minai的目标是纯粹的。 但是在此之前，Traore有这样的齿轮犯规，因此事实证明，法官曾经犯了两个错误。 我认为，如果比赛中有VAR，那么每个人都会容易。”他说。</text:p>
      <text:p text:style-name="P4">
SRNA还指出，VAR系统应参加所有团队比赛，这将为冠军支付。</text:p>
      <text:p text:style-name="P4">
“ VAR系统在每场比赛中都应该是一个加上冠军球队的加分。 就这样。 我们继续前进，浮渣很难。 法官也是错的人。 我只是再说一遍，VAR要容易得多，” Pitmen的体育总监总结道。</text:p>
      <text:p text:style-name="P4">
据报道(1：0)在乌克兰总统联赛的第24轮中。 在其中一个情节中，米娜(Minaj)进球，但仲裁者没有固定。</text:p>
      <text:p text:style-name="P4">
<text:span text:style-name="T4">
另请阅读：</text:span>
 <text:a xlink:type="simple" xlink:href="https://www.ukrinform.ua/rubric-sports/3704165-sahtar-ta-dnipro1-zdobuli-peremogi-u-cempionati-ukraini.html" text:style-name="Internet_20_link" text:visited-style-name="Visited_20_Internet_20_Link">
<text:span text:style-name="T4">
 shakhtar </text:span>
</text:a>
正如乌克林福姆报道的那样，伊戈尔·尤维切维奇(Igor Yovichevich)的病房将由UPL领导，在24场比赛后获得59分。</text:p>
      <text:p text:style-name="P4">
照片：shakhtar.com</text:p>
      <text:p text:style-name="P4">
News Source: <text:a xlink:type="simple" xlink:href="https://www.ukrinform.ua/rubric-sports/3704262-srna-pro-nezarahovanij-mac-minaa-iz-var-bulo-b-legse.html" text:style-name="Internet_20_link" text:visited-style-name="Visited_20_Internet_20_Link">
https://www.ukrinform.ua/rubric-sports/3704262-srna-pro-nezarahovanij-mac-minaa-iz-var-bulo-b-legse.html</text:a>
</text:p>
      <!--NEWS-->
      <text:h text:style-name="P10" text:outline-level="1">
<text:span text:style-name="T4">
立陶宛加入了欧洲理事会的成立，俄罗斯对乌克兰造成的损害登记册</text:span>
</text:h>
      <text:p text:style-name="P4">
作者: Ukrinform (Person)</text:p>
      <text:p text:style-name="P4">
出版商: Укринформ (Organization)</text:p>
      <text:p text:style-name="P4">
出版时间: 2023-05-03T17:30:25+03:00</text:p>
      <text:p text:style-name="P4">
修改时间: 2023-05-03T17:30:25+03:00</text:p>
      <text:p text:style-name="P4">
描述: 立陶宛政府由于俄罗斯入侵乌克兰而决定加入由欧洲理事会造成的损失登记册。  - 乌克林。</text:p>
      <text:p text:style-name="P4">
图片: ["<text:a xlink:type="simple" xlink:href="https://static.ukrinform.com/photos/2022_02/thumb_files/630_360_1644938341-179.jpg" text:style-name="Internet_20_link" text:visited-style-name="Visited_20_Internet_20_Link">
630_360_16449...</text:a>
"]</text:p>
      <text:p text:style-name="P4">
标签: ['Литва', 'Збитки', 'Війна з росією']</text:p>
      <text:p text:style-name="P4">
类型: Article</text:p>
      <!--METADATA-->
      <text:p text:style-name="P4">
<draw:frame draw:style-name="fr1" draw:name="Image120" text:anchor-type="as-char" svg:width="6.9236in" svg:height="3.956343in" draw:z-index="0">
<draw:image xlink:href="../Images/yкринформ/2023-05-03T17-30-25-03-00/630_360_1644938341-179.jpg" xlink:type="simple" xlink:show="embed" xlink:actuate="onLoad" draw:mime-type="image/jpeg"/>
</draw:frame>
立陶宛政府由于俄罗斯入侵乌克兰而决定加入俄罗斯造成的损失登记册。</text:p>
      <text:p text:style-name="P4">
关于它报告<text:a xlink:type="simple" xlink:href="https://www.lrt.lt/ru/novosti/17/1976817/litva-prisoediniaetsia-k-sozdavaemomu-chlenami-soveta-evropy-reestru-o-vrede-rf-ukraine" text:style-name="Internet_20_link" text:visited-style-name="Visited_20_Internet_20_Link">
</text:a>
 <text:a xlink:type="simple" xlink:href="https://www.lrt.lt/ru/novosti/17/1976817/litva-prisoediniaetsia-k-sozdavaemomu-chlenami-soveta-evropy-reestru-o-vrede-rf-ukraine" text:style-name="Internet_20_link" text:visited-style-name="Visited_20_Internet_20_Link">
 </text:a>
转移乌克林。</text:p>
      <text:p text:style-name="P4">
立陶宛外交部指出，创建登记册是通往发展的途径的一步(https://www.ukrinform.ua/tag-russian-aggression)俄罗斯反对乌克兰。</text:p>
      <text:p text:style-name="P4">
“该登记册是根据欧洲理事会的一项扩展部分协议创建的。 它的创始人将是欧洲理事会的所有成员国，该国将参加欧洲理事会部长委员会，以通过一项长期的部分协议。”</text:p>
      <text:p text:style-name="P4">
之后任何状态(不一定是欧洲理事会的成员)能够加入扩展的部分协议和登记册。</text:p>
      <text:p text:style-name="P4">
注册表将在荷兰运作。 它将记录损失的证据和损害或伤害的索赔。 它将向个人以及乌克兰开放，包括区域和地方政府，州或州控制的企业。</text:p>
      <text:p text:style-name="P4">
预计将在下个月创建注册表。</text:p>
      <text:p text:style-name="P4">
年度贡献的确切金额将取决于参与登记册的国家数量。</text:p>
      <text:p text:style-name="P4">
<text:span text:style-name="T4">
另请阅读：</text:span>
 <text:a xlink:type="simple" xlink:href="https://www.ukrinform.ua/rubric-polytics/3671602-u-gaazi-stvorat-reestr-zbitkiv-zavdanih-ukraini-agresieu-rf-zelenskij.html" text:style-name="Internet_20_link" text:visited-style-name="Visited_20_Internet_20_Link">
<text:span text:style-name="T4">
注册表</text:span>
 <text:span text:style-name="T4">
定义</text:span>
</text:a>
正如乌克林福姆报道的那样，欧洲委员会秘书长玛丽亚皮诺维奇 - 布里希(Mariapichinovich-Burich)表示，国际<text:a xlink:type="simple" xlink:href="https://www.ukrinform.ua/rubric-vidbudova/3698939-reestr-zbitkiv-vid-rosijskoi-agresii-zapustat-u-travni-gensek-radi-evropi.html" text:style-name="Internet_20_link" text:visited-style-name="Visited_20_Internet_20_Link">
</text:a>
这是由乌克兰俄罗斯激进的战争引起的，将由欧洲委员会的一组各州政党发起。</text:p>
      <text:p text:style-name="P4">
欧洲委员会成员国国家和政府负责人将在5月16日至17日的雷克雅未克峰会上获得批准。 据计划，新机构的总部将位于海牙，基辅也将有一个分支机构。</text:p>
      <text:p text:style-name="P4">
News Source: <text:a xlink:type="simple" xlink:href="https://www.ukrinform.ua/rubric-polytics/3704265-litva-priednuetsa-do-stvorenna-radou-evropi-reestru-skodi-zavdanoi-rosieu-ukraini.html" text:style-name="Internet_20_link" text:visited-style-name="Visited_20_Internet_20_Link">
https://www.ukrinform.ua/rubric-polytics/3704265-litva-priednuetsa-do-stvorenna-radou-evropi-reestru-skodi-zavdanoi-rosieu-ukraini.html</text:a>
</text:p>
      <!--NEWS-->
      <text:h text:style-name="P10" text:outline-level="1">
<text:span text:style-name="T4">
一周内谷物走廊的出口减少了31％ -  ukab</text:span>
</text:h>
      <text:p text:style-name="P4">
作者: Ukrinform (Person)</text:p>
      <text:p text:style-name="P4">
出版商: Укринформ (Organization)</text:p>
      <text:p text:style-name="P4">
出版时间: 2023-05-03T17:35:07+03:00</text:p>
      <text:p text:style-name="P4">
修改时间: 2023-05-03T17:35:07+03:00</text:p>
      <text:p text:style-name="P4">
描述: 在4月24日至2023年的谷物走廊的39周期间，通过敖德萨地区的海港出口了450.3亿吨农业生产产品，比上周少31％。  - 乌克林。</text:p>
      <text:p text:style-name="P4">
图片: ["<text:a xlink:type="simple" xlink:href="https://static.ukrinform.com/photos/2023_04/thumb_files/630_360_1682533357-5712.jpeg" text:style-name="Internet_20_link" text:visited-style-name="Visited_20_Internet_20_Link">
630_360_16825...</text:a>
"]</text:p>
      <text:p text:style-name="P4">
标签: ['Експорт', 'УКАБ', 'зерновий коридор']</text:p>
      <text:p text:style-name="P4">
类型: Article</text:p>
      <!--METADATA-->
      <text:p text:style-name="P4">
<draw:frame draw:style-name="fr1" draw:name="Image121" text:anchor-type="as-char" svg:width="6.9236in" svg:height="3.956343in" draw:z-index="0">
<draw:image xlink:href="../Images/yкринформ/2023-05-03T17-35-07-03-00/630_360_1682533357-5712.jpeg" xlink:type="simple" xlink:show="embed" xlink:actuate="onLoad" draw:mime-type="image/jpeg"/>
</draw:frame>
在4月24日至2023年的谷物走廊的第39周期间，通过敖德萨地区的海港出口了350.3亿吨农业工业生产，比上周少31％。</text:p>
      <text:p text:style-name="P4">
正如乌克林福姆报道的那样，它报告了<text:a xlink:type="simple" xlink:href="https://www.ucab.ua/ua/pres_sluzhba/novosti/eksport_zernovym_korydorom_demonstruvaty_pokaznyky" text:style-name="Internet_20_link" text:visited-style-name="Visited_20_Internet_20_Link">
</text:a>
值得注意的是，从4月24日至2023年30日，在敖德萨港口装载了11艘船 - 比上周少四艘船。</text:p>
      <text:p text:style-name="P4">
在39周的“谷物走廊”中大部分出口：小麦(总出口结构中的份额为52％)， 玉米(43％)和Oli -Hazelnikov(4％).</text:p>
      <text:p text:style-name="P4">
Українська продукція була відправлена в країни: Європи (西班牙坦克德兰)， 亚洲(中国和土耳其)和 <text:a xlink:type="simple" xlink:href="https://www.ukrinform.ua/tag-afrika" text:style-name="Internet_20_link" text:visited-style-name="Visited_20_Internet_20_Link">
</text:a>
 (肯尼亚，埃及，埃塞俄比亚等).</text:p>
      <text:p text:style-name="P4">
В УКАБ наголошують, що робота «зернового коридору» продовжує залишатисянизькоефективною через блокування інспекції суден російською стороною.Інспекція суден проходить не кожного дня, інколи російська сторона непідтверджує жодного судна з переліку узгоджених з ООН та Туречиною.</text:p>
      <text:p text:style-name="P4">
<text:span text:style-name="T4">
Читайте також:</text:span>
 <text:a xlink:type="simple" xlink:href="https://www.ukrinform.ua/rubric-economy/3703993-zustric-sodo-prodovzenna-dii-zernovogo-koridoru-vidbudetsa-u-patnicu.html" text:style-name="Internet_20_link" text:visited-style-name="Visited_20_Internet_20_Link">
 <text:span text:style-name="T4">
зерново</text:span>
 </text:a>
该协会认为，乌克兰的完整出口产品是必需的，或者是俄罗斯一方的正常工作，被免费导航抛弃。</text:p>
      <text:p text:style-name="P4">
从2022年8月1日到20123年4月30日，从2022年8月1日开始，从2022年8月1日出口了2930万吨的农业综合体。</text:p>
      <text:p text:style-name="P4">
据乌克林福姆报道，2023年3月18日，乌克兰，美国和土耳其同意继续“通过黑海安全运输农产品”。 根据社区发展，领土和基础设施Oleksandra Kubrakov的恢复薪水的替代人士，该协议延长了120天。</text:p>
      <text:p text:style-name="P4">
<text:span text:style-name="T5">
foto：亚历山大·库布拉科夫(Alexander Kubrakov)，Facebook</text:span>
</text:p>
      <text:p text:style-name="P4">
News Source: <text:a xlink:type="simple" xlink:href="https://www.ukrinform.ua/rubric-economy/3704270-eksport-zernovim-koridorom-za-tizden-skorotivsa-na-31-ukab.html" text:style-name="Internet_20_link" text:visited-style-name="Visited_20_Internet_20_Link">
https://www.ukrinform.ua/rubric-economy/3704270-eksport-zernovim-koridorom-za-tizden-skorotivsa-na-31-ukab.html</text:a>
</text:p>
      <!--NEWS-->
      <text:h text:style-name="P10" text:outline-level="1">
<text:span text:style-name="T4">
在防空的南部摧毁了四个敌人的无人机</text:span>
</text:h>
      <text:p text:style-name="P4">
作者: Ukrinform (Person)</text:p>
      <text:p text:style-name="P4">
出版商: Укринформ (Organization)</text:p>
      <text:p text:style-name="P4">
出版时间: 2023-05-03T17:36:54+03:00</text:p>
      <text:p text:style-name="P4">
修改时间: 2023-05-03T17:36:54+03:00</text:p>
      <text:p text:style-name="P4">
描述: 在尼古拉地区和赫森地区，四架俄罗斯无人机被空中国防军摧毁。  - 乌克林。</text:p>
      <text:p text:style-name="P4">
图片: ["<text:a xlink:type="simple" xlink:href="https://static.ukrinform.com/photos/2023_04/thumb_files/630_360_1682248586-703.jpg" text:style-name="Internet_20_link" text:visited-style-name="Visited_20_Internet_20_Link">
630_360_16822...</text:a>
", "<text:a xlink:type="simple" xlink:href="https://static.ukrinform.com/photos/2023_05/1683124401-244.jpg" text:style-name="Internet_20_link" text:visited-style-name="Visited_20_Internet_20_Link">
1683124401-24...</text:a>
"]</text:p>
      <text:p text:style-name="P4">
标签: ['Безпілотник', 'Війна з росією', 'ППО']</text:p>
      <text:p text:style-name="P4">
类型: Article</text:p>
      <!--METADATA-->
      <text:p text:style-name="P4">
<draw:frame draw:style-name="fr1" draw:name="Image122" text:anchor-type="as-char" svg:width="6.9236in" svg:height="3.956343in" draw:z-index="0">
<draw:image xlink:href="../Images/yкринформ/2023-05-03T17-36-54-03-00/630_360_1682248586-703.jpg" xlink:type="simple" xlink:show="embed" xlink:actuate="onLoad" draw:mime-type="image/jpeg"/>
</draw:frame>
Naikolaiv地区和Kherson地区的防空部队摧毁了四个俄罗斯无人机。</text:p>
      <text:p text:style-name="P4">
根据乌克林福姆的说法，南空气司令部报告了<text:a xlink:type="simple" xlink:href="https://www.facebook.com/PvKPivden/posts/pfbid02rrbCrNuJE3qjbY4YJtSiYSzr1ZNPjdA479eeXkZPfLqxF7scnEo7AggAFovqf7WEl" text:style-name="Internet_20_link" text:visited-style-name="Visited_20_Internet_20_Link">
</text:a>
.</text:p>
      <text:p text:style-name="P4">
“3 травня 2023 року на Миколаївщині та Херсонщині силами та засобамипротиповітряної оборони повітряного командування "Південь" знищено 4російських безпілотних літальних апаратів: 2 ударних БпЛА “Ланцет”, 1 - БпЛА“Мерлін-ВР” та 1 БпЛА оперативно-тактичного рівня,” - ідеться в повідомленні.</text:p>
      <text:p text:style-name="P4">
<text:span text:style-name="T4">
Читайте також:</text:span>
 <text:a xlink:type="simple" xlink:href="https://www.ukrinform.ua/rubric-ato/3704111-na-dnipropetrovsini-zbili-rosijskij-bezpilotnik-kartograf.html" text:style-name="Internet_20_link" text:visited-style-name="Visited_20_Internet_20_Link">
 </text:a>
</text:p>
      <text:p text:style-name="P4">
<draw:frame draw:style-name="fr1" draw:name="Image123" text:anchor-type="as-char" svg:width="6.9236in" svg:height="6.9236in" draw:z-index="0">
<draw:image xlink:href="../Images/yкринформ/2023-05-03T17-36-54-03-00/1683124401-244.jpg" xlink:type="simple" xlink:show="embed" xlink:actuate="onLoad" draw:mime-type="image/jpeg"/>
</draw:frame>
航空司令部指出了Bohdan Khmelnytsky Tacherson Anti -Aircraft导弹旅的有效战斗工作。</text:p>
      <text:p text:style-name="P4">
正如乌克林福姆报道的，乌克兰的国防军从2022年2月24日至2023年3月3日<text:a xlink:type="simple" xlink:href="https://www.ukrinform.ua/rubric-ato/3703928-zsu-likviduvali-vze-191-940-rosijskih-zagarbnikiv.html" text:style-name="Internet_20_link" text:visited-style-name="Visited_20_Internet_20_Link">
</text:a>
，有520人 - 联合日。</text:p>
      <text:p text:style-name="P4">
照片说明性</text:p>
      <text:p text:style-name="P4">
News Source: <text:a xlink:type="simple" xlink:href="https://www.ukrinform.ua/rubric-ato/3704271-na-pivdni-ppo-znisila-cotiri-vorozi-bezpilotniki.html" text:style-name="Internet_20_link" text:visited-style-name="Visited_20_Internet_20_Link">
https://www.ukrinform.ua/rubric-ato/3704271-na-pivdni-ppo-znisila-cotiri-vorozi-bezpilotniki.html</text:a>
</text:p>
      <!--NEWS-->
      <text:h text:style-name="P10" text:outline-level="1">
<text:span text:style-name="T4">
在Nikolaev，在水下无人机和水文设备的帮助下，水库交换</text:span>
</text:h>
      <text:p text:style-name="P4">
作者: Ukrinform (Person)</text:p>
      <text:p text:style-name="P4">
出版商: Укринформ (Organization)</text:p>
      <text:p text:style-name="P4">
出版时间: 2023-05-03T17:40:16+03:00</text:p>
      <text:p text:style-name="P4">
修改时间: 2023-05-03T17:40:16+03:00</text:p>
      <text:p text:style-name="P4">
描述: 在Nikolaev，借助水下无人机和水文设备，内部储层交换。  - 乌克林。</text:p>
      <text:p text:style-name="P4">
图片: ["<text:a xlink:type="simple" xlink:href="https://static.ukrinform.com/photos/2023_05/thumb_files/630_360_1683124709-1255.jpeg" text:style-name="Internet_20_link" text:visited-style-name="Visited_20_Internet_20_Link">
630_360_16831...</text:a>
", "<text:a xlink:type="simple" xlink:href="https://static.ukrinform.com/photos/2023_05/thumb_files/630_360_1683124707-8178.jpeg" text:style-name="Internet_20_link" text:visited-style-name="Visited_20_Internet_20_Link">
630_360_16831...</text:a>
", "<text:a xlink:type="simple" xlink:href="https://static.ukrinform.com/photos/2023_05/thumb_files/630_360_1683124707-2581.jpeg" text:style-name="Internet_20_link" text:visited-style-name="Visited_20_Internet_20_Link">
630_360_16831...</text:a>
", "<text:a xlink:type="simple" xlink:href="https://static.ukrinform.com/photos/2023_05/thumb_files/630_360_1683124707-8811.jpeg" text:style-name="Internet_20_link" text:visited-style-name="Visited_20_Internet_20_Link">
630_360_16831...</text:a>
", "<text:a xlink:type="simple" xlink:href="https://static.ukrinform.com/photos/2023_05/thumb_files/630_360_1683124707-6118.jpeg" text:style-name="Internet_20_link" text:visited-style-name="Visited_20_Internet_20_Link">
630_360_16831...</text:a>
", "<text:a xlink:type="simple" xlink:href="https://static.ukrinform.com/photos/2023_05/thumb_files/630_360_1683124707-7667.jpeg" text:style-name="Internet_20_link" text:visited-style-name="Visited_20_Internet_20_Link">
630_360_16831...</text:a>
", "<text:a xlink:type="simple" xlink:href="https://static.ukrinform.com/photos/2023_05/thumb_files/630_360_1683124707-3873.jpeg" text:style-name="Internet_20_link" text:visited-style-name="Visited_20_Internet_20_Link">
630_360_16831...</text:a>
", "<text:a xlink:type="simple" xlink:href="https://static.ukrinform.com/photos/2023_05/thumb_files/630_360_1683124708-7708.jpeg" text:style-name="Internet_20_link" text:visited-style-name="Visited_20_Internet_20_Link">
630_360_16831...</text:a>
", "<text:a xlink:type="simple" xlink:href="https://static.ukrinform.com/photos/2023_05/thumb_files/630_360_1683124708-1546.jpeg" text:style-name="Internet_20_link" text:visited-style-name="Visited_20_Internet_20_Link">
630_360_16831...</text:a>
", "<text:a xlink:type="simple" xlink:href="https://static.ukrinform.com/photos/2023_05/thumb_files/630_360_1683124708-6256.jpeg" text:style-name="Internet_20_link" text:visited-style-name="Visited_20_Internet_20_Link">
630_360_16831...</text:a>
", "<text:a xlink:type="simple" xlink:href="https://static.ukrinform.com/photos/2023_05/thumb_files/630_360_1683124708-5746.jpeg" text:style-name="Internet_20_link" text:visited-style-name="Visited_20_Internet_20_Link">
630_360_16831...</text:a>
", "<text:a xlink:type="simple" xlink:href="https://static.ukrinform.com/photos/2023_05/thumb_files/630_360_1683124708-9359.jpeg" text:style-name="Internet_20_link" text:visited-style-name="Visited_20_Internet_20_Link">
630_360_16831...</text:a>
", "<text:a xlink:type="simple" xlink:href="https://static.ukrinform.com/photos/2023_05/thumb_files/630_360_1683124708-6036.jpeg" text:style-name="Internet_20_link" text:visited-style-name="Visited_20_Internet_20_Link">
630_360_16831...</text:a>
", "<text:a xlink:type="simple" xlink:href="https://static.ukrinform.com/photos/2023_05/thumb_files/630_360_1683124708-9704.jpeg" text:style-name="Internet_20_link" text:visited-style-name="Visited_20_Internet_20_Link">
630_360_16831...</text:a>
", "<text:a xlink:type="simple" xlink:href="https://static.ukrinform.com/photos/2023_05/thumb_files/630_360_1683124709-2858.jpeg" text:style-name="Internet_20_link" text:visited-style-name="Visited_20_Internet_20_Link">
630_360_16831...</text:a>
"]</text:p>
      <text:p text:style-name="P4">
标签: ['Миколаїв', 'Розмінування', 'Дрон', 'Водойма']</text:p>
      <text:p text:style-name="P4">
类型: Article</text:p>
      <!--METADATA-->
      <text:p text:style-name="P4">
<draw:frame draw:style-name="fr1" draw:name="Image124" text:anchor-type="as-char" svg:width="6.9236in" svg:height="3.956343in" draw:z-index="0">
<draw:image xlink:href="../Images/yкринформ/2023-05-03T17-40-16-03-00/630_360_1683124709-1255.jpeg" xlink:type="simple" xlink:show="embed" xlink:actuate="onLoad" draw:mime-type="image/jpeg"/>
</draw:frame>
Mimikolae借助tagiDRographic设备的水下无人机交换了内部储层。</text:p>
      <text:p text:style-name="P4">
这是在[]中报道的(https://mk.dsns.gov.ua/uk/news/ostanni-novini/vodolazi-ta-pirotexniki-dsns-poperedzaiut-pro-minnu-nebezpeku-videofoto)据报道，尼古拉地区的乌克兰乌克兰夫妇报道。</text:p>
      <text:p text:style-name="P4">
«一组烟火工程和紧急情况下的水下脱水和拯救州紧急服务的特殊目的(https://www.ukrinform.ua/tag-mikolaiv)。 在现代特殊设备的帮助下，潜水员在其中一个水库盒式磁带弹药的底部发现，这是敌人射击火力的反应性系统的刺激部分，将通过受控的爆炸进一步降低，”消息读到。值得注意的是，操作过程中使用了Sonobot自主水文设备和Fifish无人机。 该技术具有许多优势，并扩大了潜水员的范围。</text:p>
      <text:p text:style-name="P4">
<text:span text:style-name="T4">
另请阅读：</text:span>
 <text:a xlink:type="simple" xlink:href="https://www.ukrinform.ua/rubric-ato/3703913-reznikov-pokazav-robotapesika-stvorenogo-dla-rozminuvanna.html" text:style-name="Internet_20_link" text:visited-style-name="Visited_20_Internet_20_Link">
<text:span text:style-name="T4">
 mine </text:span>
</text:a>
例如，水下无人机腔室系统可从较低的噪声水平，超出喷雾检查字段，慢慢的颜色改进视频中进行4K射击。 一对改进的LED灯笼可确保即使在浑浊的水域中也可以清晰的图像。</text:p>
      <text:p text:style-name="P4">
反过来，Sonobot无人驾驶的压倒性车辆是一个适合内部水域水文射击需求的系统平台。它可用于识别威胁人员和基础设施的物体。</text:p>
      <text:p text:style-name="P4">
在搜索操作，对象和在这种情况下，可以很快地检测到爆炸性的呈现，从而大大减少了工作时间。</text:p>
      <text:p text:style-name="P4">
据报道，在Mykolaiv地区，有10％的领土被取代 - 超过2.7万公顷。</text:p>
      <text:p text:style-name="P4">
News Source: <text:a xlink:type="simple" xlink:href="https://www.ukrinform.ua/rubric-regions/3704272-u-mikolaevi-rozminovuut-vodojmi-za-dopomogou-pidvodnogo-drona-ta-gidrograficnogo-aparata.html" text:style-name="Internet_20_link" text:visited-style-name="Visited_20_Internet_20_Link">
https://www.ukrinform.ua/rubric-regions/3704272-u-mikolaevi-rozminovuut-vodojmi-za-dopomogou-pidvodnogo-drona-ta-gidrograficnogo-aparata.html</text:a>
</text:p>
      <!--NEWS-->
      <text:h text:style-name="P10" text:outline-level="1">
<text:span text:style-name="T4">
区域委员会解释了为什么在赫尔森介绍了他们的长期宵禁</text:span>
</text:h>
      <text:p text:style-name="P4">
作者: Ukrinform (Person)</text:p>
      <text:p text:style-name="P4">
出版商: Укринформ (Organization)</text:p>
      <text:p text:style-name="P4">
出版时间: 2023-05-03T17:42:00+03:00</text:p>
      <text:p text:style-name="P4">
修改时间: 2023-05-03T17:42:00+03:00</text:p>
      <text:p text:style-name="P4">
描述: 自5月5日的指挥官-In-主持人介绍超过两天以来，在Kherson进行了介绍与稳定措施的需求有关。  - 乌克林。</text:p>
      <text:p text:style-name="P4">
图片: ["<text:a xlink:type="simple" xlink:href="https://static.ukrinform.com/photos/2023_05/thumb_files/630_360_1683123450-517.jpg" text:style-name="Internet_20_link" text:visited-style-name="Visited_20_Internet_20_Link">
630_360_16831...</text:a>
", "<text:a xlink:type="simple" xlink:href="https://static.ukrinform.com/photos/2023_05/1683118470-131.jpg" text:style-name="Internet_20_link" text:visited-style-name="Visited_20_Internet_20_Link">
1683118470-13...</text:a>
"]</text:p>
      <text:p text:style-name="P4">
标签: ['Херсон', 'Комендантська година', 'Війна з росією']</text:p>
      <text:p text:style-name="P4">
类型: Article</text:p>
      <!--METADATA-->
      <text:p text:style-name="P4">
<draw:frame draw:style-name="fr1" draw:name="Image125" text:anchor-type="as-char" svg:width="6.9236in" svg:height="3.956343in" draw:z-index="0">
<draw:image xlink:href="../Images/yкринформ/2023-05-03T17-42-00-03-00/630_360_1683123450-517.jpg" xlink:type="simple" xlink:show="embed" xlink:actuate="onLoad" draw:mime-type="image/jpeg"/>
</draw:frame>
自5月5日的宵禁以来的介绍已经完成了两个以上，需要采取稳定措施。</text:p>
      <text:p text:style-name="P4">
根据乌克林福姆的说法，关于[]的简报(https://www.ukrinform.ua/rubric-presshall/3704078-kilkadenna-komendantska-godina-ta-zakritta-hersona-so-vidomo.html)Serson地区理事会的第一位副主管Yuri Sobolevsky。</text:p>
      <text:p text:style-name="P4">
Sobolevsky说：“这是由于执法机构要求采取稳定措施的事实。”</text:p>
      <text:p text:style-name="P4">
<draw:frame draw:style-name="fr1" draw:name="Image126" text:anchor-type="as-char" svg:width="6.9236in" svg:height="4.615733in" draw:z-index="0">
<draw:image xlink:href="../Images/yкринформ/2023-05-03T17-42-00-03-00/1683118470-131.jpg" xlink:type="simple" xlink:show="embed" xlink:actuate="onLoad" draw:mime-type="image/jpeg"/>
</draw:frame>
他敦促Kherson认真对待这种情况，以在宵禁开始之前解决所有个人案件。 Sobolevsky提醒人们，有必要提前照顾食物，水，药物。 但是，他指出，医疗领域将起作用，可以“快速”，将通过相关运输进行。</text:p>
      <text:p text:style-name="P4">
反过来，如<text:a xlink:type="simple" xlink:href="https://t.me/roman_mrochko/117" text:style-name="Internet_20_link" text:visited-style-name="Visited_20_Internet_20_Link">
</text:a>
HVA负责人罗马·姆罗乔(Roman Mrochko)从5月20日，5月8日上午6点至6点，除了疏散运输和紧急服务外，越来越有限。 在此期间，禁止在没有设计许可的情况下在其他公共场所留在街上，以移动最多的车辆。</text:p>
      <text:p text:style-name="P4">
强调禁止在距离居住地距离距离的动物(在房子附近行走应减少到最低).</text:p>
      <text:p text:style-name="P4">
<text:span text:style-name="T4">
Читайте також:</text:span>
 <text:a xlink:type="simple" xlink:href="https://www.ukrinform.ua/rubric-ato/3704247-na-hersonsini-cerez-vorozi-obstrili-3-travna-vze-zaginuli-vosmero-ludej.html" text:style-name="Internet_20_link" text:visited-style-name="Visited_20_Internet_20_Link">
 </text:a>
公共交通，贸易机构，人道主义援助的发行中心将无效。</text:p>
      <text:p text:style-name="P4">
在完整的模式下，执法机构，紧急医疗援助，工人，确保城市的生活和社会服务工人为较低的驾驶公民服务。</text:p>
      <text:p text:style-name="P4">
撤离运输(从汽车站和火车上的公共汽车)这是不寻常的，在旅行文件确认时，将在城市地区提供公共车辆的运输。</text:p>
      <text:p text:style-name="P4">
News Source: <text:a xlink:type="simple" xlink:href="https://www.ukrinform.ua/rubric-regions/3704275-glava-ova-poasniv-comu-zaprovadzuut-dovgu-komendantsku-godinu-v-hersoni.html" text:style-name="Internet_20_link" text:visited-style-name="Visited_20_Internet_20_Link">
https://www.ukrinform.ua/rubric-regions/3704275-glava-ova-poasniv-comu-zaprovadzuut-dovgu-komendantsku-godinu-v-hersoni.html</text:a>
</text:p>
      <!--NEWS-->
      <text:h text:style-name="P10" text:outline-level="1">
<text:span text:style-name="T4">
俄罗斯将被迫与乌克兰进行谈判，因为它将无法赢得胜利-Millie将军</text:span>
</text:h>
      <text:p text:style-name="P4">
作者: Ukrinform (Person)</text:p>
      <text:p text:style-name="P4">
出版商: Укринформ (Organization)</text:p>
      <text:p text:style-name="P4">
出版时间: 2023-05-03T17:42:01+03:00</text:p>
      <text:p text:style-name="P4">
修改时间: 2023-05-03T17:42:01+03:00</text:p>
      <text:p text:style-name="P4">
描述: 最近几个月，乌克兰武装部队的军事能力已大大提高，他们准备进行防御和进攻，这最终将迫使俄罗斯人坐在与乌克兰人的谈判表中，因为他们没有胜利的机会。  - 乌克林。</text:p>
      <text:p text:style-name="P4">
图片: ["<text:a xlink:type="simple" xlink:href="https://static.ukrinform.com/photos/2023_02/thumb_files/630_360_1676392963-701.jpg" text:style-name="Internet_20_link" text:visited-style-name="Visited_20_Internet_20_Link">
630_360_16763...</text:a>
"]</text:p>
      <text:p text:style-name="P4">
标签: ['ЗСУ', 'Війна з росією', 'Марк Міллі ']</text:p>
      <text:p text:style-name="P4">
类型: Article</text:p>
      <!--METADATA-->
      <text:p text:style-name="P4">
<draw:frame draw:style-name="fr1" draw:name="Image127" text:anchor-type="as-char" svg:width="6.9236in" svg:height="3.956343in" draw:z-index="0">
<draw:image xlink:href="../Images/yкринформ/2023-05-03T17-42-01-03-00/630_360_1676392963-701.jpg" xlink:type="simple" xlink:show="embed" xlink:actuate="onLoad" draw:mime-type="image/jpeg"/>
</draw:frame>
最近几个月，军方可能会大大增加，他们将处于防御和进攻状态，这最终将迫使俄罗斯人与乌克兰人坐在桌子上，因为他们没有胜利的机会。</text:p>
      <text:p text:style-name="P4">
这种信念在采访中表达了<text:a xlink:type="simple" xlink:href="https://www.foreignaffairs.com/podcasts/how-to-avoid-great-power-war-mark-milley" text:style-name="Internet_20_link" text:visited-style-name="Visited_20_Internet_20_Link">
</text:a>
美国总部联合委员会主席马克·米莉(Mark Millie)将军，乌克林福姆(Ukrinform)报道。</text:p>
      <text:p text:style-name="P4">
“我认为他们的能力(乌克兰部队 - 编辑。)他们大大增加了。”美国将军说。</text:p>
      <text:p text:style-name="P4">
他说，现在武装部队有能力进攻。 米莉说：“他们可以进行严格的手术，并且可以捍卫 - 比仅一年前的行动要好得多。”</text:p>
      <text:p text:style-name="P4">
同时，将军没有对武装部队准备反对行动的准备。</text:p>
      <text:p text:style-name="P4">
“这是由他们解决的，他们进行了相当多的计划和协调，如果他们是通过进攻行动完成的，则可以做到这一点。 但是他们已经准备好攻击或防御了。”  - 强调了美国指挥官。</text:p>
      <text:p text:style-name="P4">
<text:span text:style-name="T4">
另请阅读：</text:span>
 <text:a xlink:type="simple" xlink:href="https://www.ukrinform.ua/rubric-ato/3704166-zelenskij-perekonanij-so-ukraina-otrimae-sucasni-vinisuvaci-pisla-kontrnastupu.html" text:style-name="Internet_20_link" text:visited-style-name="Visited_20_Internet_20_Link">
<text:span text:style-name="T4">
 countern </text:span>
</text:a>
将军还评估了在乌克兰被占领的领土上，仍然约有200,000名俄罗斯军队，控制不善，研究不足，装备不足，固定效果不佳，但它们是。” 但是，用言语说，俄罗斯人遭受了巨大的损失 - 不仅在战场上，他们的经济都造成了重大破坏。</text:p>
      <text:p text:style-name="P4">
米利说：“我认为，在俄罗斯决策过程的框架内，理性人士将得出结论，我认为，在几个月或几年或两年之内，他们认为价格超过了收益。”</text:p>
      <text:p text:style-name="P4">
然后，他认为，俄罗斯人将有必要参加间隔。 “也许这一刻还没有到来 - 我无法读思想。 我不知道普京何时准备做到这一点，但是在某个时候，如果他理性地认为他需要这样做。”</text:p>
      <text:p text:style-name="P4">
同时，米利强调，如果普京愿意的话，普京当然可以迈出这样的步骤，当然，他有内部的政治限制。</text:p>
      <text:p text:style-name="P4">
<text:span text:style-name="T4">
另请阅读：</text:span>
 <text:a xlink:type="simple" xlink:href="https://www.ukrinform.ua/rubric-crimea/3703986-danilov-pro-povernenna-krimu-budemo-zvilnati-ak-vvazatimemo-za-neobhidne.html" text:style-name="Internet_20_link" text:visited-style-name="Visited_20_Internet_20_Link">
<text:span text:style-name="T4">
 danilov </text:span>
</text:a>
</text:p>
      <text:p text:style-name="P4">
正如乌克林福姆(Ukrinform)报道的，前一天，武装部队的总司令瓦利·扎卢兹尼亚(Valery Zaluzhnya)向将军马克·米莉(Mark Millie)通报了<text:a xlink:type="simple" xlink:href="https://www.ukrinform.ua/rubric-ato/3703354-zaluznij-rozpoviv-milli-pro-rosijski-raketni-udari.html" text:style-name="Internet_20_link" text:visited-style-name="Visited_20_Internet_20_Link">
</text:a>
在与合作伙伴不断对话的框架内。</text:p>
      <text:p text:style-name="P4">
<text:span text:style-name="T5">
foto：aa</text:span>
</text:p>
      <text:p text:style-name="P4">
News Source: <text:a xlink:type="simple" xlink:href="https://www.ukrinform.ua/rubric-ato/3704274-rosia-bude-zmusena-vesti-peregovori-z-ukrainou-bo-ne-zmoze-peremogti-general-milli.html" text:style-name="Internet_20_link" text:visited-style-name="Visited_20_Internet_20_Link">
https://www.ukrinform.ua/rubric-ato/3704274-rosia-bude-zmusena-vesti-peregovori-z-ukrainou-bo-ne-zmoze-peremogti-general-milli.html</text:a>
</text:p>
      <!--NEWS-->
      <text:h text:style-name="P10" text:outline-level="1">
<text:span text:style-name="T4">
日本的G7财务部长将讨论对俄罗斯战争的回应</text:span>
</text:h>
      <text:p text:style-name="P4">
作者: Ukrinform (Person)</text:p>
      <text:p text:style-name="P4">
出版商: Укринформ (Organization)</text:p>
      <text:p text:style-name="P4">
出版时间: 2023-05-03T17:46:47+03:00</text:p>
      <text:p text:style-name="P4">
修改时间: 2023-05-03T17:46:47+03:00</text:p>
      <text:p text:style-name="P4">
描述: 七个集团的财政部长将于下周在日本聚集，特别是讨论俄罗斯针对乌克兰联邦造成的全球挑战的反应，以及对俄罗斯的进一步经济压力。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Японія', 'Мінфін', 'Велика сімка']</text:p>
      <text:p text:style-name="P4">
类型: Article</text:p>
      <!--METADATA-->
      <text:p text:style-name="P4">
<draw:frame draw:style-name="fr1" draw:name="Image128" text:anchor-type="as-char" svg:width="6.9236in" svg:height="3.956343in" draw:z-index="0">
<draw:image xlink:href="../Images/yкринформ/2023-05-03T17-46-47-03-00/630_360_1528600995-9562.jpg" xlink:type="simple" xlink:show="embed" xlink:actuate="onLoad" draw:mime-type="image/jpeg"/>
</draw:frame>
七组统治部将于下周在日本聚会，尤其是对乌克兰RFPRO造成的全球挑战的反应，以及对俄罗斯的进一步经济压力。</text:p>
      <text:p text:style-name="P4">
美国财政部关于参与计划的计划珍妮特·艾伦(Janet Ellen)参加了这次会议的计划，这是在乌克林福姆(Ukrinform)的情况下所指出的。</text:p>
      <text:p text:style-name="P4">
值得注意的是，会议的参与者将重点介绍“加强全球经济，包括与G7合作伙伴协调以鼓励对内部投资进行调整，并消除右手俄罗斯战争的副作用”。</text:p>
      <text:p text:style-name="P4">
<text:span text:style-name="T4">
另请阅读：</text:span>
 <text:a xlink:type="simple" xlink:href="https://www.ukrinform.ua/rubric-economy/3697160-minfin-ssa-poperediv-pro-imovirni-zlovzivanna-z-eksportom-rosijskoi-nafti.html" text:style-name="Internet_20_link" text:visited-style-name="Visited_20_Internet_20_Link">
<text:span text:style-name="T4">
财务部</text:span>
 <text:span text:style-name="T4">
美国</text:span>
</text:a>
此外，将讨论加强稳定的供应链，包括中低收入国家，以及加强和经济安全。</text:p>
      <text:p text:style-name="P4">
“部长艾伦(Ellen)将在一个支持乌克兰非法战争的广泛联盟中确认G7领导层。 这包括G7价格限制(为了出口俄罗斯联邦 - 编辑。)，这两个目的都达到了这两个目的：剥夺俄罗斯的收入来为其入侵提供资金，同时促进了稳定的全球 - 非全面市场。”</text:p>
      <text:p text:style-name="P4">
最发达国家财政部长的会议将于5月11日至13日，日本尼加特市举行。</text:p>
      <text:p text:style-name="P4">
<text:span text:style-name="T4">
另请阅读：</text:span>
 <text:a xlink:type="simple" xlink:href="https://www.ukrinform.ua/rubric-world/3703583-aponia-i-pivdenna-korea-vidnovluut-finansovij-dialog.html" text:style-name="Internet_20_link" text:visited-style-name="Visited_20_Internet_20_Link">
<text:span text:style-name="T4">
日本</text:span>
</text:a>
正如乌克林福姆报道的那样，七组的国家和政府峰会定于5月19日至21日在广岛(日本).</text:p>
      <text:p text:style-name="P4">
News Source: <text:a xlink:type="simple" xlink:href="https://www.ukrinform.ua/rubric-world/3704277-ministri-finansiv-g7-u-aponii-obgovorat-reaguvanna-na-spricineni-vijnou-rf-vikliki.html" text:style-name="Internet_20_link" text:visited-style-name="Visited_20_Internet_20_Link">
https://www.ukrinform.ua/rubric-world/3704277-ministri-finansiv-g7-u-aponii-obgovorat-reaguvanna-na-spricineni-vijnou-rf-vikliki.html</text:a>
</text:p>
      <!--NEWS-->
      <text:h text:style-name="P10" text:outline-level="1">
<text:span text:style-name="T4">
乌克兰丝带“我们不会熄灭”在德国电影节上获得了奖项</text:span>
</text:h>
      <text:p text:style-name="P4">
作者: Ukrinform (Person)</text:p>
      <text:p text:style-name="P4">
出版商: Укринформ (Organization)</text:p>
      <text:p text:style-name="P4">
出版时间: 2023-05-03T17:49:04+03:00</text:p>
      <text:p text:style-name="P4">
修改时间: 2023-05-03T17:49:04+03:00</text:p>
      <text:p text:style-name="P4">
描述: 乌克兰导演爱丽丝·科瓦伦科（Alice Kovalenko）的录音带“我们不会出去”在德国维斯巴登（Visbaden）的Goeast Festival获得奖项。  - 乌克林。</text:p>
      <text:p text:style-name="P4">
图片: ["<text:a xlink:type="simple" xlink:href="https://static.ukrinform.com/photos/2023_05/thumb_files/630_360_1683125311-794.jpg" text:style-name="Internet_20_link" text:visited-style-name="Visited_20_Internet_20_Link">
630_360_16831...</text:a>
"]</text:p>
      <text:p text:style-name="P4">
标签: ['Кіно', 'Німеччина', 'Кінофестиваль']</text:p>
      <text:p text:style-name="P4">
类型: Article</text:p>
      <!--METADATA-->
      <text:p text:style-name="P4">
<draw:frame draw:style-name="fr1" draw:name="Image129" text:anchor-type="as-char" svg:width="6.9236in" svg:height="3.956343in" draw:z-index="0">
<draw:image xlink:href="../Images/yкринформ/2023-05-03T17-49-04-03-00/630_360_1683125311-794.jpg" xlink:type="simple" xlink:show="embed" xlink:actuate="onLoad" draw:mime-type="image/jpeg"/>
</draw:frame>
乌克兰导演爱丽丝·科瓦伦科(Alice Kovalenko(德国).</text:p>
      <text:p text:style-name="P4">
Як передає Укрінформ, про це Державне агентство України з питань кіноповідомляє у <text:a xlink:type="simple" xlink:href="https://www.facebook.com/ukrainefilmagency/posts/pfbid0128P4psWLjHaqWYq1GGHjfQpU65nCxGFxgndSExbnSRSR8gWvJVqwvHvTUQP3mKVl" text:style-name="Internet_20_link" text:visited-style-name="Visited_20_Internet_20_Link">
</text:a>
这部纪录片<text:a xlink:type="simple" xlink:href="https://www.ukrinform.ua/tag-kino" text:style-name="Internet_20_link" text:visited-style-name="Visited_20_Internet_20_Link">
</text:a>
展示吸引，理解和带给我们tap贴的非凡能力。 节日组织者说，爱丽丝·科瓦伦科扎(Alice Kovalenkoza)是最佳纪录片“我们不会出去”的奖项。</text:p>
      <text:p text:style-name="P4">
录音带讲述了五个来自金和史坦西卢贡斯克的叛逆青少年的故事，他们终于有机会通过战争的兴奋者来发现另一个世界，当时旅行者瓦伦丁·谢尔巴乔夫(Valentin Shcherbachev)决定与他一起将他们带与第49次喜马拉雅探险队一起。</text:p>
      <text:p text:style-name="P4">
<text:span text:style-name="T4">
另请阅读：</text:span>
 <text:a xlink:type="simple" xlink:href="https://www.ukrinform.ua/rubric-ato/3689576-ukrainska-stricka-mi-ne-zgasnemo-otrimala-nagorodu-u-prazi.html" text:style-name="Internet_20_link" text:visited-style-name="Visited_20_Internet_20_Link">
<text:span text:style-name="T4">
让我们出去</text:span>
</text:a>
这部电影是在Derzhkino，波兰电影学院和IDFA Berthafund的支持下制作的。</text:p>
      <text:p text:style-name="P4">
据报道，乌克兰董事Alice Kovalenko的录音带<text:a xlink:type="simple" xlink:href="https://www.ukrinform.ua/rubric-culture/3703562-ukrainska-stricka-mi-ne-zgasnemo-vzala-nagorodu-na-festivali-u-avstrii.html" text:style-name="Internet_20_link" text:visited-style-name="Visited_20_Internet_20_Link">
</text:a>
她在奥地利的Crossing Europe电影节上获得了奖项。  照片：derzhkino_</text:p>
      <text:p text:style-name="P4">
News Source: <text:a xlink:type="simple" xlink:href="https://www.ukrinform.ua/rubric-culture/3704278-ukrainska-stricka-mi-ne-zgasnemo-otrimala-nagorodu-na-kinofestivali-v-nimeccini.html" text:style-name="Internet_20_link" text:visited-style-name="Visited_20_Internet_20_Link">
https://www.ukrinform.ua/rubric-culture/3704278-ukrainska-stricka-mi-ne-zgasnemo-otrimala-nagorodu-na-kinofestivali-v-nimeccini.html</text:a>
</text:p>
      <!--NEWS-->
      <text:h text:style-name="P10" text:outline-level="1">
<text:span text:style-name="T4">
乌克兰丝带“我们不会熄灭”在德国电影节上获得了奖项</text:span>
</text:h>
      <text:p text:style-name="P4">
作者: Ukrinform (Person)</text:p>
      <text:p text:style-name="P4">
出版商: Укринформ (Organization)</text:p>
      <text:p text:style-name="P4">
出版时间: 2023-05-03T17:49:04+03:00</text:p>
      <text:p text:style-name="P4">
修改时间: 2023-05-03T17:49:04+03:00</text:p>
      <text:p text:style-name="P4">
描述: 乌克兰导演爱丽丝·科瓦伦科（Alice Kovalenko）的录音带“我们不会出去”在德国维斯巴登（Visbaden）的Goeast Festival获得奖项。  - 乌克林。</text:p>
      <text:p text:style-name="P4">
图片: ["<text:a xlink:type="simple" xlink:href="https://static.ukrinform.com/photos/2023_05/thumb_files/630_360_1683125311-794.jpg" text:style-name="Internet_20_link" text:visited-style-name="Visited_20_Internet_20_Link">
630_360_16831...</text:a>
"]</text:p>
      <text:p text:style-name="P4">
标签: ['Кіно', 'Німеччина', 'Кінофестиваль']</text:p>
      <text:p text:style-name="P4">
类型: Article</text:p>
      <!--METADATA-->
      <text:p text:style-name="P4">
<draw:frame draw:style-name="fr1" draw:name="Image130" text:anchor-type="as-char" svg:width="6.9236in" svg:height="3.956343in" draw:z-index="0">
<draw:image xlink:href="../Images/yкринформ/2023-05-03T17-49-04-03-00/630_360_1683125311-794.jpg" xlink:type="simple" xlink:show="embed" xlink:actuate="onLoad" draw:mime-type="image/jpeg"/>
</draw:frame>
乌克兰导演爱丽丝·科瓦伦科(Alice Kovalenko(德国).</text:p>
      <text:p text:style-name="P4">
Як передає Укрінформ, про це Державне агентство України з питань кіноповідомляє у <text:a xlink:type="simple" xlink:href="https://www.facebook.com/ukrainefilmagency/posts/pfbid0128P4psWLjHaqWYq1GGHjfQpU65nCxGFxgndSExbnSRSR8gWvJVqwvHvTUQP3mKVl" text:style-name="Internet_20_link" text:visited-style-name="Visited_20_Internet_20_Link">
</text:a>
这部纪录片<text:a xlink:type="simple" xlink:href="https://www.ukrinform.ua/tag-kino" text:style-name="Internet_20_link" text:visited-style-name="Visited_20_Internet_20_Link">
</text:a>
展示吸引，理解和带给我们tap贴的非凡能力。 节日组织者说，爱丽丝·科瓦伦科扎(Alice Kovalenkoza)是最佳纪录片“我们不会出去”的奖项。</text:p>
      <text:p text:style-name="P4">
录音带讲述了五个来自金和史坦西卢贡斯克的叛逆青少年的故事，他们终于有机会通过战争的兴奋者来发现另一个世界，当时旅行者瓦伦丁·谢尔巴乔夫(Valentin Shcherbachev)决定与他一起将他们带与第49次喜马拉雅探险队一起。</text:p>
      <text:p text:style-name="P4">
<text:span text:style-name="T4">
另请阅读：</text:span>
 <text:a xlink:type="simple" xlink:href="https://www.ukrinform.ua/rubric-ato/3689576-ukrainska-stricka-mi-ne-zgasnemo-otrimala-nagorodu-u-prazi.html" text:style-name="Internet_20_link" text:visited-style-name="Visited_20_Internet_20_Link">
<text:span text:style-name="T4">
让我们出去</text:span>
</text:a>
这部电影是在Derzhkino，波兰电影学院和IDFA Berthafund的支持下制作的。</text:p>
      <text:p text:style-name="P4">
据报道，乌克兰董事Alice Kovalenko的录音带<text:a xlink:type="simple" xlink:href="https://www.ukrinform.ua/rubric-culture/3703562-ukrainska-stricka-mi-ne-zgasnemo-vzala-nagorodu-na-festivali-u-avstrii.html" text:style-name="Internet_20_link" text:visited-style-name="Visited_20_Internet_20_Link">
</text:a>
她在奥地利的Crossing Europe电影节上获得了奖项。  照片：derzhkino_</text:p>
      <text:p text:style-name="P4">
News Source: <text:a xlink:type="simple" xlink:href="https://www.ukrinform.ua/rubric-culture/3704278-ukrainska-stricka-mi-ne-zgasnemo-otrimala-nagorodu-na-kinofestivali-v-nimeccini.html" text:style-name="Internet_20_link" text:visited-style-name="Visited_20_Internet_20_Link">
https://www.ukrinform.ua/rubric-culture/3704278-ukrainska-stricka-mi-ne-zgasnemo-otrimala-nagorodu-na-kinofestivali-v-nimeccini.html</text:a>
</text:p>
      <!--NEWS-->
      <text:h text:style-name="P10" text:outline-level="1">
<text:span text:style-name="T4">
由于赫尔森地区的炮击，有16人被杀</text:span>
</text:h>
      <text:p text:style-name="P4">
作者: Ukrinform (Person)</text:p>
      <text:p text:style-name="P4">
出版商: Укринформ (Organization)</text:p>
      <text:p text:style-name="P4">
出版时间: 2023-05-03T17:50:00+03:00</text:p>
      <text:p text:style-name="P4">
修改时间: 2023-05-03T17:50:00+03:00</text:p>
      <text:p text:style-name="P4">
描述: 由于俄罗斯炮击，在赫森地区被杀了16人。  - 乌克林。</text:p>
      <text:p text:style-name="P4">
图片: ["<text:a xlink:type="simple" xlink:href="https://static.ukrinform.com/photos/2023_05/thumb_files/630_360_1683125306-519.jpg" text:style-name="Internet_20_link" text:visited-style-name="Visited_20_Internet_20_Link">
630_360_16831...</text:a>
"]</text:p>
      <text:p text:style-name="P4">
标签: ['Херсонщина', 'Обстріл', 'Війна з росією']</text:p>
      <text:p text:style-name="P4">
类型: Article</text:p>
      <!--METADATA-->
      <text:p text:style-name="P4">
<draw:frame draw:style-name="fr1" draw:name="Image131" text:anchor-type="as-char" svg:width="6.9236in" svg:height="3.956343in" draw:z-index="0">
<draw:image xlink:href="../Images/yкринформ/2023-05-03T17-50-00-03-00/630_360_1683125306-519.jpg" xlink:type="simple" xlink:show="embed" xlink:actuate="onLoad" draw:mime-type="image/jpeg"/>
</draw:frame>
由于俄罗斯炮击，在赫森地区被杀了16人。</text:p>
      <text:p text:style-name="P4">
关于它报告<text:a xlink:type="simple" xlink:href="https://t.me/pgo_gov_ua/11791" text:style-name="Internet_20_link" text:visited-style-name="Visited_20_Internet_20_Link">
</text:a>
，报道乌克林福姆。</text:p>
      <text:p text:style-name="P4">
如图所述，5月3日上午，俄罗斯军队开始开枪武装该地区的赫尔森和定居点。 截至下午4:30，由于平民基础设施场地上的混乱和炮击，有12人在平民基础设施中被杀。 大约22个受伤的程度。</text:p>
      <text:p text:style-name="P4">
<text:span text:style-name="T4">
另请阅读：</text:span>
 <text:a xlink:type="simple" xlink:href="https://www.ukrinform.ua/rubric-ato/3704247-na-hersonsini-cerez-vorozi-obstrili-3-travna-vze-zaginuli-vosmero-ludej.html" text:style-name="Internet_20_link" text:visited-style-name="Visited_20_Internet_20_Link">
<text:span text:style-name="T4">
 kherson地区</text:span>
</text:a>
此外，据报道，下午，一个能源大队修复了俄罗斯军队的下一次袭击的电效率，他在Stepanivka和Muzykivka的村庄之间的白天。 从收到的草中<text:a xlink:type="simple" xlink:href="https://www.ukrinform.ua/rubric-ato/3704139-na-hersonsini-pid-obstril-potrapili-pracivniki-oblenergo-troe-zagiblih.html" text:style-name="Internet_20_link" text:visited-style-name="Visited_20_Internet_20_Link">
</text:a>
。</text:p>
      <text:p text:style-name="P4">
早晨，一名男子死于该地区达里安社区的炮击。 检察官办公室被告知炮击正在进行中。</text:p>
      <text:p text:style-name="P4">
News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Stefanchuk讨论了将乌克兰与议会主席的融合到欧盟和北约议会</text:span>
</text:h>
      <text:p text:style-name="P4">
作者: Ukrinform (Person)</text:p>
      <text:p text:style-name="P4">
出版商: Укринформ (Organization)</text:p>
      <text:p text:style-name="P4">
出版时间: 2023-05-03T17:50:03+03:00</text:p>
      <text:p text:style-name="P4">
修改时间: 2023-05-03T17:50:03+03:00</text:p>
      <text:p text:style-name="P4">
描述: Verkhovna Rada Ruslan Stefanchuk的主席与葡萄牙葡萄牙共和国奥古斯都·欧内斯特·桑图什·席尔瓦（Augustus Ernest Santush Silva）的负责人讨论了乌克兰融入欧洲和北约的问题。  - 乌克林。</text:p>
      <text:p text:style-name="P4">
图片: ["<text:a xlink:type="simple" xlink:href="https://static.ukrinform.com/photos/2023_05/thumb_files/630_360_1683125317-534.jpg" text:style-name="Internet_20_link" text:visited-style-name="Visited_20_Internet_20_Link">
630_360_16831...</text:a>
"]</text:p>
      <text:p text:style-name="P4">
标签: ['Євросоюз', 'НАТО', 'Португалія', 'Україна', 'Стефанчук']</text:p>
      <text:p text:style-name="P4">
类型: Article</text:p>
      <!--METADATA-->
      <text:p text:style-name="P4">
<draw:frame draw:style-name="fr1" draw:name="Image132" text:anchor-type="as-char" svg:width="6.9236in" svg:height="3.956343in" draw:z-index="0">
<draw:image xlink:href="../Images/yкринформ/2023-05-03T17-50-03-03-00/630_360_1683125317-534.jpg" xlink:type="simple" xlink:show="embed" xlink:actuate="onLoad" draw:mime-type="image/jpeg"/>
</draw:frame>
Ruslan Stefanchuk的负责人Ruslan Stefanchuk讨论了Devroz和Nato与Republic Augustugal Augustus Augustus Augustus Augustus Ernest Silva Silva组成的乌克兰整合问题。</text:p>
      <text:p text:style-name="P4">
乌克兰议会的议长在共同的[]中告诉这(https://t.me/tv_rada/17840)乌克林传闻记者报道，在葡萄牙沃基耶夫共和国大会主席中。</text:p>
      <text:p text:style-name="P4">
Stefanchuk说：“他们讨论了乌克兰的欧洲和欧洲 - 大西洋融合的问题。我非常愿意感谢议会负责人同意支持乌克兰，并为通过这一重要融合道路提供了特定的实践帮助。”</text:p>
      <text:p text:style-name="P4">
此外，Verkhovna Rada的主席告知，在会议上讨论了与乌克兰·弗拉基米尔总统[]提出的和平公式相关的主题<text:a xlink:type="simple" xlink:href="https://www.ukrinform.ua/tag-zelenskij" text:style-name="Internet_20_link" text:visited-style-name="Visited_20_Internet_20_Link">
</text:a>
以及为俄罗斯联邦的特殊国际法庭的建立。</text:p>
      <text:p text:style-name="P4">
<text:span text:style-name="T4">
另请阅读：</text:span>
 <text:a xlink:type="simple" xlink:href="https://www.ukrinform.ua/rubric-polytics/3704185-zelenskij-poki-trivae-vijna-ukraina-ne-bude-v-nato-ale-cekae-na-zaprosenna-vid-alansu.html" text:style-name="Internet_20_link" text:visited-style-name="Visited_20_Internet_20_Link">
<text:span text:style-name="T4">
北约</text:span>
</text:a>
他说，与此同时，讨论了有关乌克兰军事，政治，人道主义和财政支持的许多问题。</text:p>
      <text:p text:style-name="P4">
Stefanchuk表示感谢葡萄牙向乌克兰提供的帮助。</text:p>
      <text:p text:style-name="P4">
据报道，葡萄牙共和国大会的代表团于5月3日参加了乌克兰的Verkhovna Rada的统治。</text:p>
      <text:p text:style-name="P4">
_照片：Verkhovna Rada _</text:p>
      <text:p text:style-name="P4">
News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欧盟将以20亿欧元的方式给乌克兰弹药</text:span>
</text:h>
      <text:p text:style-name="P4">
作者: Ukrinform (Person)</text:p>
      <text:p text:style-name="P4">
出版商: Укринформ (Organization)</text:p>
      <text:p text:style-name="P4">
出版时间: 2023-05-03T17:51:48+03:00</text:p>
      <text:p text:style-name="P4">
修改时间: 2023-05-03T17:51:48+03:00</text:p>
      <text:p text:style-name="P4">
描述: 欧盟将以20亿欧元的价格为乌克兰提供弹药。  - 乌克林。</text:p>
      <text:p text:style-name="P4">
图片: ["<text:a xlink:type="simple" xlink:href="https://static.ukrinform.com/photos/2023_05/thumb_files/630_360_1683124848-685.jpg" text:style-name="Internet_20_link" text:visited-style-name="Visited_20_Internet_20_Link">
630_360_16831...</text:a>
"]</text:p>
      <text:p text:style-name="P4">
标签: ['Євросоюз', 'Боєприпаси', 'Шмигаль', 'Війна з росією']</text:p>
      <text:p text:style-name="P4">
类型: Article</text:p>
      <!--METADATA-->
      <text:p text:style-name="P4">
<draw:frame draw:style-name="fr1" draw:name="Image133" text:anchor-type="as-char" svg:width="6.9236in" svg:height="3.956343in" draw:z-index="0">
<draw:image xlink:href="../Images/yкринформ/2023-05-03T17-51-48-03-00/630_360_1683124848-685.jpg" xlink:type="simple" xlink:show="embed" xlink:actuate="onLoad" draw:mime-type="image/jpeg"/>
</draw:frame>
欧盟将以20亿欧元的价格给乌克兰弹药。</text:p>
      <text:p text:style-name="P4">
总理丹尼斯·施米加尔(Denis Shmigal)在[]中报道了这一点(https://t.me/Denys_Smyhal/5159)，报道乌克林福姆。</text:p>
      <text:p text:style-name="P4">
“欧盟将以20亿欧元的价格为乌克兰提供弹药。 欧盟成员国将以10亿欧元的仓库被抑制弹药。 另一个欧盟是欧盟的另一项欧盟是乌克兰的共同购买。”他写道。</text:p>
      <text:p text:style-name="P4">
<text:a xlink:type="simple" xlink:href="https://www.ukrinform.ua/tag-smigal" text:style-name="Internet_20_link" text:visited-style-name="Visited_20_Internet_20_Link">
</text:a>
还指出，欧洲正在增加弹药的产量，还将动员10亿美元。</text:p>
      <text:p text:style-name="P4">
<text:span text:style-name="T4">
另请阅读：</text:span>
 <text:a xlink:type="simple" xlink:href="https://www.ukrinform.ua/rubric-ato/3703152-reznikov-pro-snaradnij-golod-dla-kontrnastupu-pidgotovlenij-rezerv.html" text:style-name="Internet_20_link" text:visited-style-name="Visited_20_Internet_20_Link">
<text:span text:style-name="T4">
 reznikov </text:span>
</text:a>
“所有这些都将带来我们在欧洲的胜利与和平。 我感谢欧盟委员会的积极工作，公平的立场和与乌克兰的团结，”总理说。</text:p>
      <text:p text:style-name="P4">
正如乌克林福姆报道的<text:a xlink:type="simple" xlink:href="https://www.ukrinform.ua/rubric-ato/3704148-evrokomisia-uhvalila-akt-z-pidtrimki-virobnictva-boepripasiv-dla-ukraini.html" text:style-name="Internet_20_link" text:visited-style-name="Visited_20_Internet_20_Link">
</text:a>
实施欧洲理事会关于国防工业消失消失的决定，包括向乌克兰弹药的紧急供应。</text:p>
      <text:p text:style-name="P4">
News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欧盟将以20亿欧元的方式给乌克兰弹药</text:span>
</text:h>
      <text:p text:style-name="P4">
作者: Ukrinform (Person)</text:p>
      <text:p text:style-name="P4">
出版商: Укринформ (Organization)</text:p>
      <text:p text:style-name="P4">
出版时间: 2023-05-03T17:51:48+03:00</text:p>
      <text:p text:style-name="P4">
修改时间: 2023-05-03T17:51:48+03:00</text:p>
      <text:p text:style-name="P4">
描述: 欧盟将以20亿欧元的价格为乌克兰提供弹药。  - 乌克林。</text:p>
      <text:p text:style-name="P4">
图片: ["<text:a xlink:type="simple" xlink:href="https://static.ukrinform.com/photos/2023_05/thumb_files/630_360_1683124848-685.jpg" text:style-name="Internet_20_link" text:visited-style-name="Visited_20_Internet_20_Link">
630_360_16831...</text:a>
"]</text:p>
      <text:p text:style-name="P4">
标签: ['Євросоюз', 'Боєприпаси', 'Шмигаль', 'Війна з росією']</text:p>
      <text:p text:style-name="P4">
类型: Article</text:p>
      <!--METADATA-->
      <text:p text:style-name="P4">
<draw:frame draw:style-name="fr1" draw:name="Image134" text:anchor-type="as-char" svg:width="6.9236in" svg:height="3.956343in" draw:z-index="0">
<draw:image xlink:href="../Images/yкринформ/2023-05-03T17-51-48-03-00/630_360_1683124848-685.jpg" xlink:type="simple" xlink:show="embed" xlink:actuate="onLoad" draw:mime-type="image/jpeg"/>
</draw:frame>
欧盟将以20亿欧元的价格给乌克兰弹药。</text:p>
      <text:p text:style-name="P4">
总理丹尼斯·施米加尔(Denis Shmigal)在[]中报道了这一点(https://t.me/Denys_Smyhal/5159)，报道乌克林福姆。</text:p>
      <text:p text:style-name="P4">
“欧盟将以20亿欧元的价格为乌克兰提供弹药。 欧盟成员国将以10亿欧元的仓库被抑制弹药。 另一个欧盟是欧盟的另一项欧盟是乌克兰的共同购买。”他写道。</text:p>
      <text:p text:style-name="P4">
<text:a xlink:type="simple" xlink:href="https://www.ukrinform.ua/tag-smigal" text:style-name="Internet_20_link" text:visited-style-name="Visited_20_Internet_20_Link">
</text:a>
还指出，欧洲正在增加弹药的产量，还将动员10亿美元。</text:p>
      <text:p text:style-name="P4">
<text:span text:style-name="T4">
另请阅读：</text:span>
 <text:a xlink:type="simple" xlink:href="https://www.ukrinform.ua/rubric-ato/3703152-reznikov-pro-snaradnij-golod-dla-kontrnastupu-pidgotovlenij-rezerv.html" text:style-name="Internet_20_link" text:visited-style-name="Visited_20_Internet_20_Link">
<text:span text:style-name="T4">
 reznikov </text:span>
</text:a>
“所有这些都将带来我们在欧洲的胜利与和平。 我感谢欧盟委员会的积极工作，公平的立场和与乌克兰的团结，”总理说。</text:p>
      <text:p text:style-name="P4">
正如乌克林福姆报道的<text:a xlink:type="simple" xlink:href="https://www.ukrinform.ua/rubric-ato/3704148-evrokomisia-uhvalila-akt-z-pidtrimki-virobnictva-boepripasiv-dla-ukraini.html" text:style-name="Internet_20_link" text:visited-style-name="Visited_20_Internet_20_Link">
</text:a>
实施欧洲理事会关于国防工业消失消失的决定，包括向乌克兰弹药的紧急供应。</text:p>
      <text:p text:style-name="P4">
News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叙利亚和伊朗总统在大马士革见面</text:span>
</text:h>
      <text:p text:style-name="P4">
作者: Ukrinform (Person)</text:p>
      <text:p text:style-name="P4">
出版商: Укринформ (Organization)</text:p>
      <text:p text:style-name="P4">
出版时间: 2023-05-03T17:59:21+03:00</text:p>
      <text:p text:style-name="P4">
修改时间: 2023-05-03T17:59:21+03:00</text:p>
      <text:p text:style-name="P4">
描述: 伊朗总统埃布拉希姆·赖斯（Ebrahim Raisy）在大马士革会见了叙利亚总统巴沙尔·阿萨德（Bashar Assad），这是两国之间合作的一部分。  - 乌克林。</text:p>
      <text:p text:style-name="P4">
图片: ["<text:a xlink:type="simple" xlink:href="https://static.ukrinform.com/photos/2023_05/thumb_files/630_360_1683125839-158.jpg" text:style-name="Internet_20_link" text:visited-style-name="Visited_20_Internet_20_Link">
630_360_16831...</text:a>
"]</text:p>
      <text:p text:style-name="P4">
标签: ['Іран', 'Сирія']</text:p>
      <text:p text:style-name="P4">
类型: Article</text:p>
      <!--METADATA-->
      <text:p text:style-name="P4">
<draw:frame draw:style-name="fr1" draw:name="Image135" text:anchor-type="as-char" svg:width="6.9236in" svg:height="3.956343in" draw:z-index="0">
<draw:image xlink:href="../Images/yкринформ/2023-05-03T17-59-21-03-00/630_360_1683125839-158.jpg" xlink:type="simple" xlink:show="embed" xlink:actuate="onLoad" draw:mime-type="image/jpeg"/>
</draw:frame>
总统埃布拉希姆·雷西(Ebrahim Raisi)会见了大马士革的叙利亚总统巴沙尔·阿萨德(Bashar Assad)，以加强两国之间的合作。</text:p>
      <text:p text:style-name="P4">
正如乌克林福姆报道的那样，它报告了<text:a xlink:type="simple" xlink:href="https://www.timesofisrael.com/raisi-meets-assad-on-first-visit-to-syria-by-an-iranian-president-in-13-years/" text:style-name="Internet_20_link" text:visited-style-name="Visited_20_Internet_20_Link">
</text:a>
。</text:p>
      <text:p text:style-name="P4">
据报道，Raisi呼吁努力重建该国并返回战争，后者逃离了战争。</text:p>
      <text:p text:style-name="P4">
“政府和人民<text:a xlink:type="simple" xlink:href="https://www.ukrinform.ua/tag-siria" text:style-name="Internet_20_link" text:visited-style-name="Visited_20_Internet_20_Link">
</text:a>
他们经历了伟大。 今天，我们可以说，尽管对您施加了威胁和制裁，但您已经克服了所有这些问题。”</text:p>
      <text:p text:style-name="P4">
<text:span text:style-name="T4">
另请阅读：</text:span>
 <text:a xlink:type="simple" xlink:href="https://www.ukrinform.ua/rubric-world/3694172-cotiristoronna-zustric-sodo-sirii-moze-vidbutisa-na-pocatku-travna-mzs-tureccini.html" text:style-name="Internet_20_link" text:visited-style-name="Visited_20_Internet_20_Link">
</text:a>
众所周知，德黑兰一直是阿萨德政府的主要赞助商，因为叛乱已于2011年3月发展成为一场全面的战争，并在局势的裂缝中发挥了重要作用。</text:p>
      <text:p text:style-name="P4">
伊朗派遣了数十名军事顾问和中东的成千上万的普里兰战士在阿萨德一侧战斗。 近年来，在俄罗斯和伊朗人政府部队的帮助下，它控制了该国的大部分地区。</text:p>
      <text:p text:style-name="P4">
<text:span text:style-name="T5">
foto：叙利亚总统职位</text:span>
</text:p>
      <text:p text:style-name="P4">
News Source: <text:a xlink:type="simple" xlink:href="https://www.ukrinform.ua/rubric-world/3704286-prezidenti-sirii-ta-iranu-zustrilis-u-damasku.html" text:style-name="Internet_20_link" text:visited-style-name="Visited_20_Internet_20_Link">
https://www.ukrinform.ua/rubric-world/3704286-prezidenti-sirii-ta-iranu-zustrilis-u-damasku.html</text:a>
</text:p>
      <!--NEWS-->
      <text:h text:style-name="P10" text:outline-level="1">
<text:span text:style-name="T4">
今天的乌克兰以上可以看到太阳能</text:span>
</text:h>
      <text:p text:style-name="P4">
作者: Ukrinform (Person)</text:p>
      <text:p text:style-name="P4">
出版商: Укринформ (Organization)</text:p>
      <text:p text:style-name="P4">
出版时间: 2023-05-03T17:59:59+03:00</text:p>
      <text:p text:style-name="P4">
修改时间: 2023-05-03T17:59:59+03:00</text:p>
      <text:p text:style-name="P4">
描述: 今天，在乌克兰上方，您可以看到带有太阳光晕的肉眼。  - 乌克林。</text:p>
      <text:p text:style-name="P4">
图片: ["<text:a xlink:type="simple" xlink:href="https://static.ukrinform.com/photos/2023_05/thumb_files/630_360_1683125964-741.jpg" text:style-name="Internet_20_link" text:visited-style-name="Visited_20_Internet_20_Link">
630_360_16831...</text:a>
", "<text:a xlink:type="simple" xlink:href="https://static.ukrinform.com/photos/2023_05/1683125757-647.jpg" text:style-name="Internet_20_link" text:visited-style-name="Visited_20_Internet_20_Link">
1683125757-64...</text:a>
"]</text:p>
      <text:p text:style-name="P4">
标签: ['Місяць', 'Погода', 'Сонце']</text:p>
      <text:p text:style-name="P4">
类型: Article</text:p>
      <!--METADATA-->
      <text:p text:style-name="P4">
<draw:frame draw:style-name="fr1" draw:name="Image136" text:anchor-type="as-char" svg:width="6.9236in" svg:height="3.956343in" draw:z-index="0">
<draw:image xlink:href="../Images/yкринформ/2023-05-03T17-59-59-03-00/630_360_1683125964-741.jpg" xlink:type="simple" xlink:show="embed" xlink:actuate="onLoad" draw:mime-type="image/jpeg"/>
</draw:frame>
内德·乌克兰(Ned Ukraine)可以用太阳能光环(Solar Halo)看到肉眼。</text:p>
      <text:p text:style-name="P4">
他在<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并出版了乌克林福姆(Ukrinform)的Kharkiv Planetarium Lodimir Kazhanov讲师Astrone的相关照片。</text:p>
      <text:p text:style-name="P4">
“今天，您可以看到一个美丽的大气现象 - 光晕!损坏的时间这种现象被认为是一个迹象。 可以看到它的裸体，但是您需要小心并保持眼睛远离阳光的光线。用太阳镜观看最方便，但很长一段时间都不会用手闭上伤害了眼睛，”卡萨诺夫说。</text:p>
      <text:p text:style-name="P4">
<draw:frame draw:style-name="fr1" draw:name="Image137" text:anchor-type="as-char" svg:width="6.9236in" svg:height="5.322518in" draw:z-index="0">
<draw:image xlink:href="../Images/yкринформ/2023-05-03T17-59-59-03-00/1683125757-647.jpg" xlink:type="simple" xlink:show="embed" xlink:actuate="onLoad" draw:mime-type="image/jpeg"/>
</draw:frame>
照片：Facebook -dimodimir Kazanova</text:p>
      <text:p text:style-name="P4">
正如专家所解释的那样，加洛通常会出现在太阳周围和<text:a xlink:type="simple" xlink:href="https://www.ukrinform.ua/tag-misac" text:style-name="Internet_20_link" text:visited-style-name="Visited_20_Internet_20_Link">
</text:a>
，有时在其他光源(例如路灯)周围。 光环有多种类型，是由羽毛云中的主要晶体在上层坦克的高度为5-10 km的高度引起的。</text:p>
      <text:p text:style-name="P4">
“光环的外观取决于晶体的形状和位置。 反射和反射的晶体，光经常被分解为频谱，这使得彩虹上的晕骨。 卡萨诺夫说：“最引人注目的是彩色的弧形。”</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symoptic </text:span>
</text:a>
他还警告说，在照片或摄像机中长时间拍摄期间，有损害太阳能的风险。 天文学家建议在镜头或某个物体之前用手闭合射击时。 您可以选择邦兹用树或房屋关闭的观点。</text:p>
      <text:p text:style-name="P4">
正如乌克林福姆报道的，2月初乌克兰人<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p>
      <text:p text:style-name="P4">
News Source: <text:a xlink:type="simple" xlink:href="https://www.ukrinform.ua/rubric-society/3704287-nad-ukrainou-sogodni-mozna-pobaciti-sonacne-galo.html" text:style-name="Internet_20_link" text:visited-style-name="Visited_20_Internet_20_Link">
https://www.ukrinform.ua/rubric-society/3704287-nad-ukrainou-sogodni-mozna-pobaciti-sonacne-galo.html</text:a>
</text:p>
      <!--NEWS-->
      <text:h text:style-name="P10" text:outline-level="1">
<text:span text:style-name="T4">
LVIV IT集群已将75个Starlink Systems用于武装部队的需求</text:span>
</text:h>
      <text:p text:style-name="P4">
作者: Ukrinform (Person)</text:p>
      <text:p text:style-name="P4">
出版商: Укринформ (Organization)</text:p>
      <text:p text:style-name="P4">
出版时间: 2023-05-03T18:00:02+03:00</text:p>
      <text:p text:style-name="P4">
修改时间: 2023-05-03T18:00:02+03:00</text:p>
      <text:p text:style-name="P4">
描述: IT集群的LVIV为乌克兰捍卫者和捍卫者的需求提供了75个Starlink Terlinks。  - 乌克林。</text:p>
      <text:p text:style-name="P4">
图片: ["<text:a xlink:type="simple" xlink:href="https://static.ukrinform.com/photos/2023_05/thumb_files/630_360_1683125833-178.png" text:style-name="Internet_20_link" text:visited-style-name="Visited_20_Internet_20_Link">
630_360_16831...</text:a>
", "<text:a xlink:type="simple" xlink:href="https://static.ukrinform.com/photos/2023_05/1683125835-689.png" text:style-name="Internet_20_link" text:visited-style-name="Visited_20_Internet_20_Link">
1683125835-68...</text:a>
"]</text:p>
      <text:p text:style-name="P4">
标签: ['Львівщина', 'Реформа ЗСУ', 'допомога', 'Starlink']</text:p>
      <text:p text:style-name="P4">
类型: Article</text:p>
      <!--METADATA-->
      <text:p text:style-name="P4">
<draw:frame draw:style-name="fr1" draw:name="Image138" text:anchor-type="as-char" svg:width="6.9236in" svg:height="3.956343in" draw:z-index="0">
<draw:image xlink:href="../Images/yкринформ/2023-05-03T18-00-02-03-00/630_360_1683125833-178.png" xlink:type="simple" xlink:show="embed" xlink:actuate="onLoad" draw:mime-type="image/png"/>
</draw:frame>
该集群已转移到乌克兰防守者和防御者75个终端的需求。</text:p>
      <text:p text:style-name="P4">
关于它报告<text:a xlink:type="simple" xlink:href="https://loda.gov.ua/news/63979" text:style-name="Internet_20_link" text:visited-style-name="Visited_20_Internet_20_Link">
</text:a>
，报道乌克林福姆。</text:p>
      <text:p text:style-name="P4">
“今天，我们将老人派遣给我们，以满足旅的需求，这些旅在前面和额叶区域都得到了解释。 我们不断进入军队来改善他们的沟通，因此我们将通过他们今天收到的一切，以便他们在任何情况下都可以不断进入前互联网。”酋长说<text:a xlink:type="simple" xlink:href="https://www.ukrinform.ua/tag-lvivsina" text:style-name="Internet_20_link" text:visited-style-name="Visited_20_Internet_20_Link">
</text:a>
Ova Maxim Kozytsky。</text:p>
      <text:p text:style-name="P4">
<draw:frame draw:style-name="fr1" draw:name="Image139" text:anchor-type="as-char" svg:width="6.9236in" svg:height="4.58368in" draw:z-index="0">
<draw:image xlink:href="../Images/yкринформ/2023-05-03T18-00-02-03-00/1683125835-689.png" xlink:type="simple" xlink:show="embed" xlink:actuate="onLoad" draw:mime-type="image/png"/>
</draw:frame>
他补充说，这只是该集群以军事政府的名义共同意识到的项目之一。 大多数联合举措旨在为该地区的平民援助，特别是安装室内监视，并更新西PEC的设备，以最佳保护敌方导弹。 多亏了该地区的IT群集，为文明基础设施提供了其他沟通来源。</text:p>
      <text:p text:style-name="P4">
<text:span text:style-name="T4">
另请阅读：</text:span>
 <text:a xlink:type="simple" xlink:href="https://www.ukrinform.ua/rubric-technology/3701435-ukraina-otrimala-vze-42-tisaci-terminaliv-starlink.html" text:style-name="Internet_20_link" text:visited-style-name="Visited_20_Internet_20_Link">
<text:span text:style-name="T4">
 Starlink </text:span>
</text:a>
值得注意的是，在整个规模的战争中，LVIV的社区将115 Starlink终端转移到了LVIV OVA，并且总体上为乌克兰西部地区的最重要的机构和机构提供了400多个终端。</text:p>
      <text:p text:style-name="P4">
正如乌克林福姆报道的，2月24日之后<text:a xlink:type="simple" xlink:href="https://www.ukrinform.ua/rubric-regions/3604603-lviv-zahistiti-i-viziti.html" text:style-name="Internet_20_link" text:visited-style-name="Visited_20_Internet_20_Link">
</text:a>
胜利项目启动了整个方向。 这些举措旨在带来乌克兰的胜利。 该方向包括各个领域的几个项目，其中大多数已经扩展到国家一级。 最早的天空之一，它为Taanalics司令部指挥官中心的现代化提供帮助，创建新的储备总部，提供运营的移动团体，改善沟通，为在位置上备用重型武器的特殊设备提供特殊设备。 天空项目帮助乌克兰八个地区的空军。</text:p>
      <text:p text:style-name="P4">
News Source: <text:a xlink:type="simple" xlink:href="https://www.ukrinform.ua/rubric-technology/3704288-lvivskij-itklaster-peredav-75-sistem-starlink-dla-potreb-zsu.html" text:style-name="Internet_20_link" text:visited-style-name="Visited_20_Internet_20_Link">
https://www.ukrinform.ua/rubric-technology/3704288-lvivskij-itklaster-peredav-75-sistem-starlink-dla-potreb-zsu.html</text:a>
</text:p>
      <!--NEWS-->
      <text:h text:style-name="P10" text:outline-level="1">
<text:span text:style-name="T4">
NBU已取消了四个非银行金融机构的许可证</text:span>
</text:h>
      <text:p text:style-name="P4">
作者: Ukrinform (Person)</text:p>
      <text:p text:style-name="P4">
出版商: Укринформ (Organization)</text:p>
      <text:p text:style-name="P4">
出版时间: 2023-05-03T18:05:49+03:00</text:p>
      <text:p text:style-name="P4">
修改时间: 2023-05-03T18:05:49+03:00</text:p>
      <text:p text:style-name="P4">
描述: 乌克兰国家银行取消了对四家非银行金融机构的许可证，并从登记册中驱逐了7个。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Ліцензія', 'Нацбанк']</text:p>
      <text:p text:style-name="P4">
类型: Article</text:p>
      <!--METADATA-->
      <text:p text:style-name="P4">
<draw:frame draw:style-name="fr1" draw:name="Image140" text:anchor-type="as-char" svg:width="6.9236in" svg:height="3.956343in" draw:z-index="0">
<draw:image xlink:href="../Images/yкринформ/2023-05-03T18-05-49-03-00/630_360_1679320501-539.png" xlink:type="simple" xlink:show="embed" xlink:actuate="onLoad" draw:mime-type="image/png"/>
</draw:frame>
乌克兰国家银行通过四家非银行金融机构取消了许可证，并从登记册中驱逐了7个。</text:p>
      <text:p text:style-name="P4">
新闻服务报告<text:a xlink:type="simple" xlink:href="https://bank.gov.ua/ua/news/all/chotirom-nebankivskim-finansovim-ustanovam-anulovano-litsenziyi-sim--viklyucheno-z-reyestriv" text:style-name="Internet_20_link" text:visited-style-name="Visited_20_Internet_20_Link">
</text:a>
，报道乌克林福姆。</text:p>
      <text:p text:style-name="P4">
声明说：“乌克兰国家银行已通过四家非银行金融机构取消了许可证，其中六个 - 从州金融机构登记册中排除在州，并从国家保险和返回经纪人登记册中取消了一家牌照。”</text:p>
      <text:p text:style-name="P4">
是的，所有可用<text:a xlink:type="simple" xlink:href="https://www.ukrinform.ua/tag-licenzia" text:style-name="Internet_20_link" text:visited-style-name="Visited_20_Internet_20_Link">
</text:a>
LLC“ FC“ Incom Finance”和PT“ Lombard“ Karat” Trofimov and Company。两家公司都被排除在州注册机构之外。</text:p>
      <text:p text:style-name="P4">
同样，根据Collek Center LLC和Kleiring Finance LLC收到的申请，提供金融租赁服务的许可已被取消。</text:p>
      <text:p text:style-name="P4">
<text:span text:style-name="T4">
另请阅读：</text:span>
 <text:a xlink:type="simple" xlink:href="https://www.ukrinform.ua/rubric-economy/3689901-torik-vijsli-z-rinku-422-nebankivski-finustanovi-nbu.html" text:style-name="Internet_20_link" text:visited-style-name="Visited_20_Internet_20_Link">
<text:span text:style-name="T4">
去年</text:span>
 <text:span text:style-name="T4">
 </text:span>
 <text:span text:style-name="T4">
 </text:span>
 <text:span text:style-name="T4">
市场</text:span>
 <text:span text:style-name="T4">
 </text:span>
 422 <text:span text:style-name="T4">
 </text:span>
 <text:span text:style-name="T4">
非银行</text:span>
<text:span text:style-name="T4">
融资机构</text:span>
 <text:span text:style-name="T4">
 </text:span>
 <text:span text:style-name="T4">
 </text:span>
 NBU **</text:a>
此外，与NBU的决策决定有关的其他四个非银行金融机构被排除(记起)他们拥有许可证：Rick -Autogarant，TDV，Phrudman Finance LLC，Lombard PT Smela -Credit --Kosenko and Company Center，Suzirfinance LLC。</text:p>
      <text:p text:style-name="P4">
此外，根据申请，从国家保险和返回经纪人登记册排除了Art-Insurance LLC。</text:p>
      <text:p text:style-name="P4">
市场银行金融服务监督和监管委员会已获得市场金融服务监督与监管委员会的批准。</text:p>
      <text:p text:style-name="P4">
据报道，乌克兰国家银行<text:a xlink:type="simple" xlink:href="https://www.ukrinform.ua/rubric-economy/3703835-nacbank-anuluvav-licenzii-dvom-strahovikam.html" text:style-name="Internet_20_link" text:visited-style-name="Visited_20_Internet_20_Link">
</text:a>
并将一名保险公司排除在州注册机构之外。</text:p>
      <text:p text:style-name="P4">
News Source: <text:a xlink:type="simple" xlink:href="https://www.ukrinform.ua/rubric-economy/3704292-nbu-anuluvav-licenzii-cotirom-nebankivskim-finustanovam.html" text:style-name="Internet_20_link" text:visited-style-name="Visited_20_Internet_20_Link">
https://www.ukrinform.ua/rubric-economy/3704292-nbu-anuluvav-licenzii-cotirom-nebankivskim-finustanovam.html</text:a>
</text:p>
      <!--NEWS-->
      <text:h text:style-name="P10" text:outline-level="1">
<text:span text:style-name="T4">
斯洛伐克将以百万欧元交给乌克兰能源设备</text:span>
</text:h>
      <text:p text:style-name="P4">
作者: Ukrinform (Person)</text:p>
      <text:p text:style-name="P4">
出版商: Укринформ (Organization)</text:p>
      <text:p text:style-name="P4">
出版时间: 2023-05-03T18:06:09+03:00</text:p>
      <text:p text:style-name="P4">
修改时间: 2023-05-03T18:06:09+03:00</text:p>
      <text:p text:style-name="P4">
描述: Seps传输的斯洛伐克操作员将把Ukrenergo传输到八辆设备卡车，以恢复俄罗斯火箭袭击和炮击期间受影响的主要变电站。  - 乌克林。</text:p>
      <text:p text:style-name="P4">
图片: ["<text:a xlink:type="simple" xlink:href="https://static.ukrinform.com/photos/2021_05/thumb_files/630_360_1622194486-658.jpeg" text:style-name="Internet_20_link" text:visited-style-name="Visited_20_Internet_20_Link">
630_360_16221...</text:a>
"]</text:p>
      <text:p text:style-name="P4">
标签: ['Енергетика', 'Словаччина', 'допомога', 'обладнання', 'Відновлення України']</text:p>
      <text:p text:style-name="P4">
类型: Article</text:p>
      <!--METADATA-->
      <text:p text:style-name="P4">
<draw:frame draw:style-name="fr1" draw:name="Image141" text:anchor-type="as-char" svg:width="6.9236in" svg:height="3.956343in" draw:z-index="0">
<draw:image xlink:href="../Images/yкринформ/2023-05-03T18-06-09-03-00/630_360_1622194486-658.jpeg" xlink:type="simple" xlink:show="embed" xlink:actuate="onLoad" draw:mime-type="image/jpeg"/>
</draw:frame>
Seps传播的斯洛伐克操作员将将Ukrenergo传输到八辆卡车，以恢复受俄罗斯火箭袭击和炮击时期影响的主要变电站。</text:p>
      <text:p text:style-name="P4">
正如Ukrinform报道的那样，Ukrenreggo在[]中报道(https://www.facebook.com/npcukrenergo/posts/pfbid07MwtvBBMFJsidHuZtxBqQppqdPRgdBtjuUEDB59pfVJ6yHjw8gNjJDFxhdVXK8XXl).</text:p>
      <text:p text:style-name="P4">
«Це обладнання буде використано для відновлення пошкодженої енергетичноїінфраструктури та допоможе нам зберегти світло для мільйонів українців», –наголосив голова правління «Укренерго» Володимир Кудрицький.</text:p>
      <text:p text:style-name="P4">
Зазначається, що обладнання, загальною вартістю 1 мільйон євро, допоможевідновити роботу кількох високовольтних підстанцій у різних регіонах України.Перші дві вантажівки вирушать із території Словаччини вже сьогодні, а решта –найближчими днями.</text:p>
      <text:p text:style-name="P4">
<text:span text:style-name="T4">
Читайте також:</text:span>
 <text:a xlink:type="simple" xlink:href="https://www.ukrinform.ua/rubric-vidbudova/3704170-smigal-zustrivsa-z-golovou-parlamentu-portugalii-govorili-pro-vidnovlenna-ukraini.html" text:style-name="Internet_20_link" text:visited-style-name="Visited_20_Internet_20_Link">
 <text:span text:style-name="T4">
Шмигаль</text:span>
 <text:span text:style-name="T4">
зустрівся</text:span>
 <text:span text:style-name="T4">
головою</text:span>
 <text:span text:style-name="T4">
парламенту</text:span>
<text:span text:style-name="T4">
Португалії</text:span>
 <text:span text:style-name="T4">
говорили</text:span>
 <text:span text:style-name="T4">
про</text:span>
 <text:span text:style-name="T4">
відновлення</text:span>
 <text:span text:style-name="T4">
України</text:span>
</text:a>
“我们非常等待这艘货物，因为工作设备的存在是能源基础设施重建和最近加热季节的准备的最重要条件。”(https://www.ukrinform.ua/tag-ukrenergo)。</text:p>
      <text:p text:style-name="P4">
据报道，自2022年3月以来，为了协调能源部，乌克兰从国际合作伙伴那里获得了542份人道主义援助，约有6.7千吨。 该设备是由狩猎公司分配的，其物体因俄罗斯侵略而被破坏。</text:p>
      <text:p text:style-name="P4">
News Source: <text:a xlink:type="simple" xlink:href="https://www.ukrinform.ua/rubric-vidbudova/3704293-slovaccina-peredast-ukraini-energoobladnanna-na-miljon-evro.html" text:style-name="Internet_20_link" text:visited-style-name="Visited_20_Internet_20_Link">
https://www.ukrinform.ua/rubric-vidbudova/3704293-slovaccina-peredast-ukraini-energoobladnanna-na-miljon-evro.html</text:a>
</text:p>
      <!--NEWS-->
      <text:h text:style-name="P10" text:outline-level="1">
<text:span text:style-name="T4">
联合国敦促苏丹冲突的当事方确保保护恐怖</text:span>
</text:h>
      <text:p text:style-name="P4">
作者: Ukrinform (Person)</text:p>
      <text:p text:style-name="P4">
出版商: Укринформ (Organization)</text:p>
      <text:p text:style-name="P4">
出版时间: 2023-05-03T18:06:14+03:00</text:p>
      <text:p text:style-name="P4">
修改时间: 2023-05-03T18:06:14+03:00</text:p>
      <text:p text:style-name="P4">
描述: 联合国人道主义计划的负责人马丁·格里菲斯（Martin Griffiths）表示，它正在努力从苏丹的交战方获得义务，以保护人道主义援助，以确保其向需要它的人提供。  - 乌克林。</text:p>
      <text:p text:style-name="P4">
图片: ["<text:a xlink:type="simple" xlink:href="https://static.ukrinform.com/photos/2022_10/thumb_files/630_360_1666889498-379.jpg" text:style-name="Internet_20_link" text:visited-style-name="Visited_20_Internet_20_Link">
630_360_16668...</text:a>
"]</text:p>
      <text:p text:style-name="P4">
标签: ['Гуманітарна допомога', 'ООН', 'Судан']</text:p>
      <text:p text:style-name="P4">
类型: Article</text:p>
      <!--METADATA-->
      <text:p text:style-name="P4">
<draw:frame draw:style-name="fr1" draw:name="Image142" text:anchor-type="as-char" svg:width="6.9236in" svg:height="3.956343in" draw:z-index="0">
<draw:image xlink:href="../Images/yкринформ/2023-05-03T18-06-14-03-00/630_360_1666889498-379.jpg" xlink:type="simple" xlink:show="embed" xlink:actuate="onLoad" draw:mime-type="image/jpeg"/>
</draw:frame>
联合国人道主义计划马丁·格里菲斯(Martin Griffiths)表示，他正在努力从苏丹的交战方获得保护人道主义援助的义务，以确保其交付给需要它的人。</text:p>
      <text:p text:style-name="P4">
正如乌克林福姆报道的那样，它报告了<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格里菲斯说：“我们要求安排允许员工和货物的运输。”</text:p>
      <text:p text:style-name="P4">
值得注意的是，向苏丹提供人道主义援助。 尽管世界食品计划的安全保证了，但他们前往达尔富尔的六辆卡车在路上被抢劫。</text:p>
      <text:p text:style-name="P4">
<text:span text:style-name="T4">
另请阅读：</text:span>
 <text:a xlink:type="simple" xlink:href="https://www.ukrinform.ua/rubric-world/3703570-kilkist-bizenciv-iz-sudanu-moze-zrosti-do-800-tisac-oon.html" text:style-name="Internet_20_link" text:visited-style-name="Visited_20_Internet_20_Link">
<text:span text:style-name="T4">
苏丹</text:span>
</text:a>
“我们需要达到最高级别的协议……这是一个不稳定的环境，因此我们需要这些义务。我们要求人道主义货物的运动，人们。这是传统的人道主义活动 - 去别人不去的地方，” - 总结人道主义计划的负责人<text:a xlink:type="simple" xlink:href="https://www.ukrinform.ua/tag-oon" text:style-name="Internet_20_link" text:visited-style-name="Visited_20_Internet_20_Link">
</text:a>
。</text:p>
      <text:p text:style-name="P4">
正如乌克林福姆(Ukrinform(https://www.ukrinform.ua/rubric-world/3703808-vijskovi-ugrupovanna-sudanu-pogodili-peremira-z-4-po-11-travna.html) <text:a xlink:type="simple" xlink:href="https://www.ukrinform.ua/rubric-world/3703808-vijskovi-ugrupovanna-sudanu-pogodili-peremira-z-4-po-11-travna.html" text:style-name="Internet_20_link" text:visited-style-name="Visited_20_Internet_20_Link">
 </text:a>
从5月4日至11日。</text:p>
      <text:p text:style-name="P4">
News Source: <text:a xlink:type="simple" xlink:href="https://www.ukrinform.ua/rubric-world/3704294-v-oon-zaklikaut-storoni-konfliktu-u-sudani-zabezpeciti-zahist-gumdopomogi.html" text:style-name="Internet_20_link" text:visited-style-name="Visited_20_Internet_20_Link">
https://www.ukrinform.ua/rubric-world/3704294-v-oon-zaklikaut-storoni-konfliktu-u-sudani-zabezpeciti-zahist-gumdopomogi.html</text:a>
</text:p>
      <!--NEWS-->
      <text:h text:style-name="P10" text:outline-level="1">
<text:span text:style-name="T4">
Zelensky联合新闻发布会和北欧峰会的参与者</text:span>
</text:h>
      <text:p text:style-name="P4">
作者: Ukrinform (Person)</text:p>
      <text:p text:style-name="P4">
出版商: Укринформ (Organization)</text:p>
      <text:p text:style-name="P4">
出版时间: 2023-05-03T18:07:00+03:00</text:p>
      <text:p text:style-name="P4">
修改时间: 2023-05-03T18:07:00+03:00</text:p>
      <text:p text:style-name="P4">
描述: 赫尔辛基主持了乌克兰沃迪米尔·泽伦斯基（Volodymyr Zelensky）主席的联合新闻发布会和北欧峰会的参与者。  - 乌克林。</text:p>
      <text:p text:style-name="P4">
图片: ["<text:a xlink:type="simple" xlink:href="https://static.ukrinform.com/photos/2023_05/thumb_files/630_360_1683122925-877.jpeg" text:style-name="Internet_20_link" text:visited-style-name="Visited_20_Internet_20_Link">
630_360_16831...</text:a>
"]</text:p>
      <text:p text:style-name="P4">
标签: ['Фінляндія', 'Саміт', 'Зеленський']</text:p>
      <text:p text:style-name="P4">
类型: Article</text:p>
      <!--METADATA-->
      <text:p text:style-name="P4">
<draw:frame draw:style-name="fr1" draw:name="Image143" text:anchor-type="as-char" svg:width="6.9236in" svg:height="3.956343in" draw:z-index="0">
<draw:image xlink:href="../Images/yкринформ/2023-05-03T18-07-00-03-00/630_360_1683122925-877.jpeg" xlink:type="simple" xlink:show="embed" xlink:actuate="onLoad" draw:mime-type="image/jpeg"/>
</draw:frame>
乌克兰乌克兰Volodymyrazellensky主席的Ugelsinka联合新闻发布会和北欧峰会的参与者。</text:p>
      <text:p text:style-name="P4">
正如乌克林福姆报道的那样，广播被领导<text:a xlink:type="simple" xlink:href="https://www.facebook.com/president.gov.ua/videos/623797289291661/" text:style-name="Internet_20_link" text:visited-style-name="Visited_20_Internet_20_Link">
</text:a>
。</text:p>
      <text:p text:style-name="P4">
特别是，冰岛总理Katriniakobsdottr，丹麦总理梅特·弗雷德里克森，总理挪威·加拉·斯蒂尔和瑞典总理乌尔夫·克里斯里斯顿参加了新闻发布会。</text:p>
      <text:p text:style-name="P4">
早些时候，沃迪米尔·泽伦斯基(Volodymyr Zelenskyy)表示希望乌克兰的峰会是北部，该峰会于周三在芬兰举行，<text:a xlink:type="simple" xlink:href="https://www.ukrinform.ua/rubric-ato/3704218-zelenskij-rozrahovue-so-rezultati-samitu-u-finlandii-dopomozut-posilitisa-na-poli-bou.html" text:style-name="Internet_20_link" text:visited-style-name="Visited_20_Internet_20_Link">
</text:a>
。</text:p>
      <text:p text:style-name="P4">
_foto：op _</text:p>
      <text:p text:style-name="P4">
News Source: <text:a xlink:type="simple" xlink:href="https://www.ukrinform.ua/rubric-polytics/3704310-spilna-preskonferencia-zelenskogo-ta-ucasnikiv-samitu-krain-pivnicnoi-evropi.html" text:style-name="Internet_20_link" text:visited-style-name="Visited_20_Internet_20_Link">
https://www.ukrinform.ua/rubric-polytics/3704310-spilna-preskonferencia-zelenskogo-ta-ucasnikiv-samitu-krain-pivnicnoi-evropi.html</text:a>
</text:p>
      <!--NEWS-->
      <text:h text:style-name="P10" text:outline-level="1">
<text:span text:style-name="T4">
在Svyatoshinsky区，CNAP部门启动</text:span>
</text:h>
      <text:p text:style-name="P4">
作者: Ukrinform (Person)</text:p>
      <text:p text:style-name="P4">
出版商: Укринформ (Organization)</text:p>
      <text:p text:style-name="P4">
出版时间: 2023-05-03T18:12:49+03:00</text:p>
      <text:p text:style-name="P4">
修改时间: 2023-05-03T18:12:49+03:00</text:p>
      <text:p text:style-name="P4">
描述: 在Svyatoshinsky区的Kyiv，在Hnat Yuri Street启动了行政服务中心的一个单位。  - 乌克林。</text:p>
      <text:p text:style-name="P4">
图片: ["<text:a xlink:type="simple" xlink:href="https://static.ukrinform.com/photos/2023_05/thumb_files/630_360_1683126673-597.jpg" text:style-name="Internet_20_link" text:visited-style-name="Visited_20_Internet_20_Link">
630_360_16831...</text:a>
"]</text:p>
      <text:p text:style-name="P4">
标签: ['Київ', 'ЦНАП']</text:p>
      <text:p text:style-name="P4">
类型: Article</text:p>
      <!--METADATA-->
      <text:p text:style-name="P4">
<draw:frame draw:style-name="fr1" draw:name="Image144" text:anchor-type="as-char" svg:width="6.9236in" svg:height="3.956343in" draw:z-index="0">
<draw:image xlink:href="../Images/yкринформ/2023-05-03T18-12-49-03-00/630_360_1683126673-597.jpg" xlink:type="simple" xlink:show="embed" xlink:actuate="onLoad" draw:mime-type="image/jpeg"/>
</draw:frame>
在基辅，Hnat Yuri Street大学由行政服务中心启动。</text:p>
      <text:p text:style-name="P4">
关于<text:a xlink:type="simple" xlink:href="https://t.me/KyivCityOfficial/6581" text:style-name="Internet_20_link" text:visited-style-name="Visited_20_Internet_20_Link">
</text:a>
乌克林福姆报道说，基辅城市政府报道。</text:p>
      <text:p text:style-name="P4">
消息写道：“在Hnat Yuri Street的Svyatoshinsky区，启动了行政服务中心的一个单位。”</text:p>
      <text:p text:style-name="P4">
注意，您现在可以在一个房间中获得完整的复杂和管理服务。 该建筑已经设有社会服务中心Svyatoshinsky区，该区汇集了三个结构：人口社会保护部，城市就业中心Tasvyatoshinsky部门养老基金公民部。</text:p>
      <text:p text:style-name="P4">
在 <text:a xlink:type="simple" xlink:href="https://www.ukrinform.ua/tag-kmda" text:style-name="Internet_20_link" text:visited-style-name="Visited_20_Internet_20_Link">
</text:a>
他们指出，除了标准管理服务外，CNAP单位还可以在战斗人员，残疾人及其家人的医生和特权清单上提供建议。</text:p>
      <text:p text:style-name="P4">
此外，访客可以为单独的请求获得心理支持。 还有一个用于使用申请人电子服务的自助服务区域。</text:p>
      <text:p text:style-name="P4">
这是400个服务，其中是社会性质-85。护照服务应在今年年底之前实施。</text:p>
      <text:p text:style-name="P4">
<text:span text:style-name="T4">
另请阅读：</text:span>
 <text:a xlink:type="simple" xlink:href="https://www.ukrinform.ua/rubric-regions/3682888-u-borodanci-vidkrili-novij-cnap.html" text:style-name="Internet_20_link" text:visited-style-name="Visited_20_Internet_20_Link">
<text:span text:style-name="T4">
 cnap </text:span>
</text:a>
据报道，Kyiv CNAPS从周一至周六从09:00到18:00工作。 从5月1日起，首都的CNAP恢复了行政服务网站上电子队列的条目。</text:p>
      <text:p text:style-name="P4">
News Source: <text:a xlink:type="simple" xlink:href="https://www.ukrinform.ua/rubric-kyiv/3704297-u-svatosinskomu-rajoni-zapracuvav-pidrozdil-cnapu.html" text:style-name="Internet_20_link" text:visited-style-name="Visited_20_Internet_20_Link">
https://www.ukrinform.ua/rubric-kyiv/3704297-u-svatosinskomu-rajoni-zapracuvav-pidrozdil-cnapu.html</text:a>
</text:p>
      <!--NEWS-->
      <text:h text:style-name="P10" text:outline-level="1">
<text:span text:style-name="T4">
梅西将在本赛季结束时离开“ PSG”  - 记者</text:span>
</text:h>
      <text:p text:style-name="P4">
作者: Ukrinform (Person)</text:p>
      <text:p text:style-name="P4">
出版商: Укринформ (Organization)</text:p>
      <text:p text:style-name="P4">
出版时间: 2023-05-03T18:12:59+03:00</text:p>
      <text:p text:style-name="P4">
修改时间: 2023-05-03T18:12:59+03:00</text:p>
      <text:p text:style-name="P4">
描述: PSG前锋莱昂内尔·梅西（Lionel Messi）将在与俱乐部合同完成后的夏天离开团队。  - 乌克林。</text:p>
      <text:p text:style-name="P4">
图片: ["<text:a xlink:type="simple" xlink:href="https://static.ukrinform.com/photos/2023_05/thumb_files/630_360_1683126689-332.jpg" text:style-name="Internet_20_link" text:visited-style-name="Visited_20_Internet_20_Link">
630_360_16831...</text:a>
"]</text:p>
      <text:p text:style-name="P4">
标签: ['Футбол', 'Мессі']</text:p>
      <text:p text:style-name="P4">
类型: Article</text:p>
      <!--METADATA-->
      <text:p text:style-name="P4">
<draw:frame draw:style-name="fr1" draw:name="Image145" text:anchor-type="as-char" svg:width="6.9236in" svg:height="3.956343in" draw:z-index="0">
<draw:image xlink:href="../Images/yкринформ/2023-05-03T18-12-59-03-00/630_360_1683126689-332.jpg" xlink:type="simple" xlink:show="embed" xlink:actuate="onLoad" draw:mime-type="image/jpeg"/>
</draw:frame>
PSG前锋莱昂内尔·梅西(Lionel Messi)将在合同结束后的夏天离开球队。</text:p>
      <text:p text:style-name="P4">
关于<text:a xlink:type="simple" xlink:href="https://twitter.com/FabrizioRomano/status/1653765619563614209" text:style-name="Internet_20_link" text:visited-style-name="Visited_20_Internet_20_Link">
</text:a>
乌克林福姆报道说，Fabrizio Romano的足球内部人士报道。</text:p>
      <text:p text:style-name="P4">
这位35岁的阿根廷人为期2周被从团队中撤离，以与洛根(Lorjan)的失败比赛后访问杜奥塔·阿拉伯(Doauda Arabia)，该比赛不同意管理层。</text:p>
      <text:p text:style-name="P4">
<text:span text:style-name="T4">
另请阅读：</text:span>
 <text:a xlink:type="simple" xlink:href="https://www.ukrinform.ua/rubric-sports/3703892-real-prograv-u-mensosti-real-sosedadu-u-matci-la-ligi.html" text:style-name="Internet_20_link" text:visited-style-name="Visited_20_Internet_20_Link">
</text:a>
罗曼诺补充说，梅西的父亲告诉巴黎人一个月前离开该命令的决定。</text:p>
      <text:p text:style-name="P4">
照片：盖蒂图像</text:p>
      <text:p text:style-name="P4">
News Source: <text:a xlink:type="simple" xlink:href="https://www.ukrinform.ua/rubric-sports/3704298-messi-zalisit-psz-v-kinci-sezonu-zurnalist.html" text:style-name="Internet_20_link" text:visited-style-name="Visited_20_Internet_20_Link">
https://www.ukrinform.ua/rubric-sports/3704298-messi-zalisit-psz-v-kinci-sezonu-zurnalist.html</text:a>
</text:p>
      <!--NEWS-->
      <text:h text:style-name="P10" text:outline-level="1">
<text:span text:style-name="T4">
在哈尔基夫（Kharkiv），拖拉机司机在反坦克迷你</text:span>
</text:h>
      <text:p text:style-name="P4">
作者: Ukrinform (Person)</text:p>
      <text:p text:style-name="P4">
出版商: Укринформ (Organization)</text:p>
      <text:p text:style-name="P4">
出版时间: 2023-05-03T18:14:26+03:00</text:p>
      <text:p text:style-name="P4">
修改时间: 2023-05-03T18:14:26+03:00</text:p>
      <text:p text:style-name="P4">
描述: 在哈尔基夫地区，拖拉机驾驶员在反坦克迷你爆炸中爆炸，该男子受伤了。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ДСНС', 'Міна', 'Харківщина']</text:p>
      <text:p text:style-name="P4">
类型: Article</text:p>
      <!--METADATA-->
      <text:p text:style-name="P4">
<draw:frame draw:style-name="fr1" draw:name="Image146" text:anchor-type="as-char" svg:width="6.9236in" svg:height="3.956343in" draw:z-index="0">
<draw:image xlink:href="../Images/yкринформ/2023-05-03T18-14-26-03-00/630_360_1676281282-210.jpg" xlink:type="simple" xlink:show="embed" xlink:actuate="onLoad" draw:mime-type="image/jpeg"/>
</draw:frame>
拖拉机驾驶员在抗坦克(Anti -Tank Mini)上爆炸，这是一个受伤的人。</text:p>
      <text:p text:style-name="P4">
这是在[]中报道的(https://www.facebook.com/DSNSKHARKIV/posts/619148296921334)乌克林福姆报道，哈尔基夫地区的古德斯新闻服务。</text:p>
      <text:p text:style-name="P4">
“ 5月3日，大约下午3:00，爆炸装置的入侵者发生了下一次爆炸农业机械。 从村庄的一条土路上搬走。 Pozlovka Barvinkiv社区，拖拉机袭击了Protanka矿。 爆炸的结果是，一名58岁的拖拉机驾驶员遭受了数值伤害。 目前，医生为受害者提供必要的帮助。</text:p>
      <text:p text:style-name="P4">
<text:span text:style-name="T4">
另请阅读：</text:span>
 <text:a xlink:type="simple" xlink:href="https://www.ukrinform.ua/rubric-regions/3702510-u-harkivskij-oblasti-colovik-pidirvavsa-na-vibuhovomu-pristroi.html" text:style-name="Internet_20_link" text:visited-style-name="Visited_20_Internet_20_Link">
<text:span text:style-name="T4">
排除</text:span>
</text:a>
管理层指出，另一辆拖拉机损坏了。</text:p>
      <text:p text:style-name="P4">
据报道，5月2日，在Verbivka和Vovchyar村庄之间的Izium区，现场工作期间的两名机械化机遇到了一项爆炸性调查，受伤，男子死亡。</text:p>
      <text:p text:style-name="P4">
照片说明性</text:p>
      <text:p text:style-name="P4">
News Source: <text:a xlink:type="simple" xlink:href="https://www.ukrinform.ua/rubric-regions/3704299-na-harkivsini-traktorist-pidirvavsa-na-protitankovij-mini.html" text:style-name="Internet_20_link" text:visited-style-name="Visited_20_Internet_20_Link">
https://www.ukrinform.ua/rubric-regions/3704299-na-harkivsini-traktorist-pidirvavsa-na-protitankovij-mini.html</text:a>
</text:p>
      <!--NEWS-->
      <text:h text:style-name="P10" text:outline-level="1">
<text:span text:style-name="T4">
在Zhytomyr中，它们创建了一个专门用于第95旅的木制雕塑</text:span>
</text:h>
      <text:p text:style-name="P4">
作者: Ukrinform (Person)</text:p>
      <text:p text:style-name="P4">
出版商: Укринформ (Organization)</text:p>
      <text:p text:style-name="P4">
出版时间: 2023-05-03T18:15:19+03:00</text:p>
      <text:p text:style-name="P4">
修改时间: 2023-05-03T18:15:19+03:00</text:p>
      <text:p text:style-name="P4">
描述: 在Zhytomyr Shoduar公园中，资深人士Ivan Halus由橡木雕塑“ Freedom”创建，专门用于第95个单独的着陆和突击旅。 Halus告诉Halus乌克林福姆。  - 乌克林。</text:p>
      <text:p text:style-name="P4">
图片: ["<text:a xlink:type="simple" xlink:href="https://static.ukrinform.com/photos/2023_05/thumb_files/630_360_1683114014-178.jpg" text:style-name="Internet_20_link" text:visited-style-name="Visited_20_Internet_20_Link">
630_360_16831...</text:a>
", "<text:a xlink:type="simple" xlink:href="https://static.ukrinform.com/photos/2023_05/1683114015-127.jpg" text:style-name="Internet_20_link" text:visited-style-name="Visited_20_Internet_20_Link">
1683114015-12...</text:a>
", "<text:a xlink:type="simple" xlink:href="https://static.ukrinform.com/photos/2023_05/1683114016-629.jpg" text:style-name="Internet_20_link" text:visited-style-name="Visited_20_Internet_20_Link">
1683114016-62...</text:a>
"]</text:p>
      <text:p text:style-name="P4">
标签: ['Житомир', 'Десантники', 'Парк', 'Скульптура', 'Війна з росією']</text:p>
      <text:p text:style-name="P4">
类型: Article</text:p>
      <!--METADATA-->
      <text:p text:style-name="P4">
<draw:frame draw:style-name="fr1" draw:name="Image147" text:anchor-type="as-char" svg:width="6.9236in" svg:height="3.956343in" draw:z-index="0">
<draw:image xlink:href="../Images/yкринформ/2023-05-03T18-15-19-03-00/630_360_1683114014-178.jpg" xlink:type="simple" xlink:show="embed" xlink:actuate="onLoad" draw:mime-type="image/jpeg"/>
</draw:frame>
Zhytomyr老兵Ivan Halus的Visduar Park由橡木雕塑“ Freedom”创建，专门用于第95个单独的着陆和突击旅。 关于乌克林形式通讯员的halususcope。</text:p>
      <text:p text:style-name="P4">
Halus告诉Halus乌克林福姆。</text:p>
      <text:p text:style-name="P4">
“雕塑的想法仍然处于高级位置。 在与兄弟的对话中，他们分享了计划，每个人都应该在获胜后做。 我是一个雕塑家，如果我生存，我将把雕塑切成纪念男孩和95-tubrygad，这在最困难的方向上英雄地保护我们的家园领土。我化妆，它将在Zhytomyr-a的城市中第95旅位于位置。</text:p>
      <text:p text:style-name="P4">
<draw:frame draw:style-name="fr1" draw:name="Image148" text:anchor-type="as-char" svg:width="6.9236in" svg:height="5.1927in" draw:z-index="0">
<draw:image xlink:href="../Images/yкринформ/2023-05-03T18-15-19-03-00/1683114015-127.jpg" xlink:type="simple" xlink:show="embed" xlink:actuate="onLoad" draw:mime-type="image/jpeg"/>
</draw:frame>
据他说，雕塑被称为“自由”。 它的高度为2.4 m，直径为60厘米。产品的标题侧描绘了第95旅的徽章，中年将是旅和一只鸽子的人字形。 该雕塑是由橡树上的电锯撰写的，橡树在恶劣的天气中掉落。 为了完成工作，他将需要几天的时间。</text:p>
      <text:p text:style-name="P4">
<draw:frame draw:style-name="fr1" draw:name="Image149" text:anchor-type="as-char" svg:width="6.9236in" svg:height="5.1927in" draw:z-index="0">
<draw:image xlink:href="../Images/yкринформ/2023-05-03T18-15-19-03-00/1683114016-629.jpg" xlink:type="simple" xlink:show="embed" xlink:actuate="onLoad" draw:mime-type="image/jpeg"/>
</draw:frame>
与Halus雕塑的创建同时，他收集了计划为第95旅购买热量或无人机的资金。</text:p>
      <text:p text:style-name="P4">
<text:span text:style-name="T4">
另请阅读：</text:span>
 <text:a xlink:type="simple" xlink:href="https://www.ukrinform.ua/rubric-regions/3703089-zitomir-peredav-desantnikam-dva-komplekti-droniv-matrice-300.html" text:style-name="Internet_20_link" text:visited-style-name="Visited_20_Internet_20_Link">
<text:span text:style-name="T4">
着陆</text:span>
</text:a>
主人说，应征入伍的部队在边境部队中受到健康原因的保护。 他是专长的律师，但八年来他一直是雕塑。 当一场全面的战争开始时，该男子去了结界办公室，然后进入第95旅。 在这个月中，他在葡萄干下，在<text:a xlink:type="simple" xlink:href="https://www.ukrinform.ua/tag-vijna-z-rosieu" text:style-name="Internet_20_link" text:visited-style-name="Visited_20_Internet_20_Link">
</text:a>
他有一个雕塑家。 受伤和几次受伤后，军队无法服务更多。 在三个月内，他进行了康复，目前正在接受治疗。</text:p>
      <text:p text:style-name="P4">
Halus希望他的倡议将得到其他城市的支持，在这些城市也支持武装部队的燃料。 这位资深人士准备制作献给武装部队和将来的雕塑。</text:p>
      <text:p text:style-name="P4">
根据乌克林福姆(Ukrinform)的说法，在基辅地区的欧彭(Irpen)开放了专门针对巴赫穆特(Bakhmut)的壁画。 壁画是根据乌克兰摇滚音乐家和作曲家达西·苏沃洛夫(Dashi Suvorov)的倡议而创建的，他的家乡是巴赫穆特(Bakhmut)。乌克兰艺术家伊万·舒尔金(Ivan Shulgin)成为艺术家伊万·舒尔金</text:p>
      <text:p text:style-name="P4">
News Source: <text:a xlink:type="simple" xlink:href="https://www.ukrinform.ua/rubric-culture/3704300-u-zitomiri-stvoruut-derevanu-skulpturu-prisvacenu-95ij-brigadi.html" text:style-name="Internet_20_link" text:visited-style-name="Visited_20_Internet_20_Link">
https://www.ukrinform.ua/rubric-culture/3704300-u-zitomiri-stvoruut-derevanu-skulpturu-prisvacenu-95ij-brigadi.html</text:a>
</text:p>
      <!--NEWS-->
      <text:h text:style-name="P10" text:outline-level="1">
<text:span text:style-name="T4">
在基辅地区的高斯托梅尔，发现了手榴弹</text:span>
</text:h>
      <text:p text:style-name="P4">
作者: Ukrinform (Person)</text:p>
      <text:p text:style-name="P4">
出版商: Укринформ (Organization)</text:p>
      <text:p text:style-name="P4">
出版时间: 2023-05-03T18:18:17+03:00</text:p>
      <text:p text:style-name="P4">
修改时间: 2023-05-03T18:18:17+03:00</text:p>
      <text:p text:style-name="P4">
描述: 在他的土地地块上割草期间，基辅地区的戈斯托梅尔（Gostomel）的居民发现了手榴弹。  - 乌克林。</text:p>
      <text:p text:style-name="P4">
图片: ["<text:a xlink:type="simple" xlink:href="https://static.ukrinform.com/photos/2023_05/thumb_files/630_360_1683126598-847.jpeg" text:style-name="Internet_20_link" text:visited-style-name="Visited_20_Internet_20_Link">
630_360_16831...</text:a>
", "<text:a xlink:type="simple" xlink:href="https://static.ukrinform.com/photos/2023_05/1683126597-312.jpeg" text:style-name="Internet_20_link" text:visited-style-name="Visited_20_Internet_20_Link">
1683126597-31...</text:a>
"]</text:p>
      <text:p text:style-name="P4">
标签: ['Граната', 'Київщина', 'Гостомель']</text:p>
      <text:p text:style-name="P4">
类型: Article</text:p>
      <!--METADATA-->
      <text:p text:style-name="P4">
<draw:frame draw:style-name="fr1" draw:name="Image150" text:anchor-type="as-char" svg:width="6.9236in" svg:height="3.956343in" draw:z-index="0">
<draw:image xlink:href="../Images/yкринформ/2023-05-03T18-18-17-03-00/630_360_1683126598-847.jpeg" xlink:type="simple" xlink:show="embed" xlink:actuate="onLoad" draw:mime-type="image/jpeg"/>
</draw:frame>
基辅地区的居民在其土地地块上割草。</text:p>
      <text:p text:style-name="P4">
根据乌克林福姆的说法，Andriyenbitov在[]中报告了它(https://t.me/andrii_nebytov/1261?single)。</text:p>
      <text:p text:style-name="P4">
“割草，碰到<text:a xlink:type="simple" xlink:href="https://www.ukrinform.ua/tag-granata" text:style-name="Internet_20_link" text:visited-style-name="Visited_20_Internet_20_Link">
</text:a>
。 居民在他的土地阴谋上告诉我们。</text:p>
      <text:p text:style-name="P4">
<draw:frame draw:style-name="fr1" draw:name="Image151" text:anchor-type="as-char" svg:width="6.9236in" svg:height="9.231467in" draw:z-index="0">
<draw:image xlink:href="../Images/yкринформ/2023-05-03T18-18-17-03-00/1683126597-312.jpeg" xlink:type="simple" xlink:show="embed" xlink:actuate="onLoad" draw:mime-type="image/jpeg"/>
</draw:frame>
执法人员到达到位，封闭周围地区并召唤。</text:p>
      <text:p text:style-name="P4">
<text:span text:style-name="T4">
另请阅读：</text:span>
 <text:a xlink:type="simple" xlink:href="https://www.ukrinform.ua/rubric-regions/3702285-u-mikolaevi-colovik-pidirvav-granatu-e-postrazdali.html" text:style-name="Internet_20_link" text:visited-style-name="Visited_20_Internet_20_Link">
<text:span text:style-name="T4">
手榴弹</text:span>
</text:a>
内比托夫强调：“根据初步数据，自敌对时期以来，RGD -5手榴弹就一直在那里。幸运的是，没有人受伤。”</text:p>
      <text:p text:style-name="P4">
正如乌克林福姆(Ukrinform(https://www.ukrinform.ua/rubric-regions/3703115-na-kiivsini-viavili-castinu-reaktivnogo-snarada-uragan.html)。</text:p>
      <text:p text:style-name="P4">
<text:span text:style-name="T5">
foto：Andrii Nebytov</text:span>
</text:p>
      <text:p text:style-name="P4">
News Source: <text:a xlink:type="simple" xlink:href="https://www.ukrinform.ua/rubric-regions/3704303-u-gostomeli-na-kiivsini-znajsli-bojovu-granatu.html" text:style-name="Internet_20_link" text:visited-style-name="Visited_20_Internet_20_Link">
https://www.ukrinform.ua/rubric-regions/3704303-u-gostomeli-na-kiivsini-znajsli-bojovu-granatu.html</text:a>
</text:p>
      <!--NEWS-->
      <text:h text:style-name="P10" text:outline-level="1">
<text:span text:style-name="T4">
美国无法确认俄罗斯联邦关于乌克兰企图袭击克里姆林宫的企图的陈述-Blinken</text:span>
</text:h>
      <text:p text:style-name="P4">
作者: Ukrinform (Person)</text:p>
      <text:p text:style-name="P4">
出版商: Укринформ (Organization)</text:p>
      <text:p text:style-name="P4">
出版时间: 2023-05-03T18:21:00+03:00</text:p>
      <text:p text:style-name="P4">
修改时间: 2023-05-03T18:21:00+03:00</text:p>
      <text:p text:style-name="P4">
描述: 美国国务卿安东尼·布林肯（Anthony Blinken）熟悉克里姆林宫关于试图与两架无人机尝试的企图尝试的信息，但他无法确认这一点，还指出，乌克兰已决定捍卫自己免受俄罗斯的侵略。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Безпілотник', 'Кремль', 'США', 'Блінкен']</text:p>
      <text:p text:style-name="P4">
类型: Article</text:p>
      <!--METADATA-->
      <text:p text:style-name="P4">
<draw:frame draw:style-name="fr1" draw:name="Image152" text:anchor-type="as-char" svg:width="6.9236in" svg:height="3.956343in" draw:z-index="0">
<draw:image xlink:href="../Images/yкринформ/2023-05-03T18-21-00-03-00/630_360_1674007118-313.jpg" xlink:type="simple" xlink:show="embed" xlink:actuate="onLoad" draw:mime-type="image/jpeg"/>
</draw:frame>
美国国务卿安东尼·布林肯(Anthony Blinken)熟悉克里姆林宫的报告，也就是说，试图用两名无人机与普京尝试，但无法确认，也指出，乌克兰本身决定如何保护其免受俄罗斯侵略。</text:p>
      <text:p text:style-name="P4">
他在华盛顿的一次对话中说，这是乌克林福音通讯员报告的世界新闻博士。</text:p>
      <text:p text:style-name="P4">
“首先，我看到了这些消息。 我无法以任何方式确认它们。”美国外交负责人提出，并补充说他没有其他信息。</text:p>
      <text:p text:style-name="P4">
他说，其次，不必相信克里姆林宫里出来的一切不应被推测，而应以稍后应澄清的事实进行操作。</text:p>
      <text:p text:style-name="P4">
<text:span text:style-name="T4">
另请阅读：</text:span>
 <text:a xlink:type="simple" xlink:href="https://www.ukrinform.ua/rubric-ato/3704220-ukraina-ne-atakuvala-kreml-ci-budaki-insi-obekti-na-teritorii-rosii-podolak.html" text:style-name="Internet_20_link" text:visited-style-name="Visited_20_Internet_20_Link">
<text:span text:style-name="T4">
 kremlin </text:span>
</text:a>
在这种情况下，美国国务院负责人提醒俄罗斯不仅在乌克兰不断构成“不仅是在其令人难以置信的勇敢的武装部队，而且还在吃公民身上”：它堆满了公寓，房屋，杀死儿童，离婚家庭。</text:p>
      <text:p text:style-name="P4">
国务卿说：“因此，我们离开乌克兰有权决定如何受到保护，因为它将试图返回俄罗斯在过去14个月和2014年以来非法捕获的领土。”(https://www.ukrinform.ua/tag-ssa)。</text:p>
      <text:p text:style-name="P4">
据报道，俄罗斯联邦总统周三表示，据称是乌克兰人<text:a xlink:type="simple" xlink:href="https://www.ukrinform.ua/rubric-world/3704176-u-putina-zaavili-pro-ataku-bezpilotnikiv-na-kreml.html" text:style-name="Internet_20_link" text:visited-style-name="Visited_20_Internet_20_Link">
</text:a>
，同时使用两个无人机。</text:p>
      <text:p text:style-name="P4">
News Source: <text:a xlink:type="simple" xlink:href="https://www.ukrinform.ua/rubric-ato/3704312-ssa-ne-mozut-pidtverditi-zaavi-rf-pro-nibito-sprobi-ukraini-vdariti-po-kremlu-blinken.html" text:style-name="Internet_20_link" text:visited-style-name="Visited_20_Internet_20_Link">
https://www.ukrinform.ua/rubric-ato/3704312-ssa-ne-mozut-pidtverditi-zaavi-rf-pro-nibito-sprobi-ukraini-vdariti-po-kremlu-blinken.html</text:a>
</text:p>
      <!--NEWS-->
      <text:h text:style-name="P10" text:outline-level="1">
<text:span text:style-name="T4">
挪威将特殊车辆交给了敖德萨和霍森救援人员</text:span>
</text:h>
      <text:p text:style-name="P4">
作者: Ukrinform (Person)</text:p>
      <text:p text:style-name="P4">
出版商: Укринформ (Organization)</text:p>
      <text:p text:style-name="P4">
出版时间: 2023-05-03T18:22:59+03:00</text:p>
      <text:p text:style-name="P4">
修改时间: 2023-05-03T18:22:59+03:00</text:p>
      <text:p text:style-name="P4">
描述: 挪威向SES的Odessa和Kherson Garrisons交出了三辆特殊车辆。  - 乌克林。</text:p>
      <text:p text:style-name="P4">
图片: ["<text:a xlink:type="simple" xlink:href="https://static.ukrinform.com/photos/2023_05/thumb_files/630_360_1683127303-796.jpg" text:style-name="Internet_20_link" text:visited-style-name="Visited_20_Internet_20_Link">
630_360_16831...</text:a>
"]</text:p>
      <text:p text:style-name="P4">
标签: ['Автомобіль', 'ДСНС', 'Херсон', 'Норвегія', 'Одеса', 'допомога']</text:p>
      <text:p text:style-name="P4">
类型: Article</text:p>
      <!--METADATA-->
      <text:p text:style-name="P4">
<draw:frame draw:style-name="fr1" draw:name="Image153" text:anchor-type="as-char" svg:width="6.9236in" svg:height="3.956343in" draw:z-index="0">
<draw:image xlink:href="../Images/yкринформ/2023-05-03T18-22-59-03-00/630_360_1683127303-796.jpg" xlink:type="simple" xlink:show="embed" xlink:actuate="onLoad" draw:mime-type="image/jpeg"/>
</draw:frame>
挪威为SES的Odessa和Kherson Garrisons传输了三辆特殊车辆。</text:p>
      <text:p text:style-name="P4">
关于<text:a xlink:type="simple" xlink:href="https://www.facebook.com/100064704725226/posts/pfbid0BvnJDeQpYaH4nibxmqvuPJ9kJ4QygST7vA6divcSGE4DRRhdrua6UxCKXuasd8Zyl/" text:style-name="Internet_20_link" text:visited-style-name="Visited_20_Internet_20_Link">
</text:a>
报道说，敖德萨地区SES的主要局长报道。</text:p>
      <text:p text:style-name="P4">
«在敖德萨地区乌克兰SES的主要局中，王国的消防和救援部门负责人<text:a xlink:type="simple" xlink:href="https://www.ukrinform.ua/tag-norvegia" text:style-name="Internet_20_link" text:visited-style-name="Visited_20_Internet_20_Link">
</text:a>
Dag Botnne将钥匙交给了3辆汽车，为Odessa和Kherson军舰提供了3辆汽车。”</text:p>
      <text:p text:style-name="P4">
值得注意的是，福音派浸信会基督徒教堂的敖德萨地区协会的支持已成为可能，他们通过慈善基金与欧洲裔野兽救援人员购买的技术相关。 挪威的同事们主动采取了主动权，不仅可以帮助敖德萨救援人员，而且还要帮助艾克森。</text:p>
      <text:p text:style-name="P4">
值得注意的是，福音派浸信会基督教徒教堂的敖德萨地区联盟的支持，通过慈善基金，他们与odesa地区的救援人员购买了技术。 反过来，来自挪威的同事不仅采取了主动行动，不仅是为了帮助敖德萨救援人员，艾勒雪得消防员。</text:p>
      <text:p text:style-name="P4">
<text:span text:style-name="T5">
!狗</text:span>
*](https://www.ukrinform.ua/rubric-society/3696214-fond-govarda-baffeta-peredav-dsns-pikapi-metalodetektori-i-sluzbovih-sobak.html)据报道，Volyn，Rivne，Sumy，Dnipropetrovsk和Ivano-Frankivsk Opmasts <text:a xlink:type="simple" xlink:href="https://www.ukrinform.ua/rubric-regions/3693281-pat-oblastej-ukraini-otrimali-povnistu-obladnani-avtomobili-svidkoi.html" text:style-name="Internet_20_link" text:visited-style-name="Visited_20_Internet_20_Link">
</text:a>
，在Initiativeunited的范围内被“乌克兰的医疗采购”收购。24。</text:p>
      <text:p text:style-name="P4">
News Source: <text:a xlink:type="simple" xlink:href="https://www.ukrinform.ua/rubric-regions/3704304-norvegia-peredala-specavtomobili-odeskim-ta-hersonskim-ratuvalnikam.html" text:style-name="Internet_20_link" text:visited-style-name="Visited_20_Internet_20_Link">
https://www.ukrinform.ua/rubric-regions/3704304-norvegia-peredala-specavtomobili-odeskim-ta-hersonskim-ratuvalnikam.html</text:a>
</text:p>
      <!--NEWS-->
      <text:h text:style-name="P10" text:outline-level="1">
<text:span text:style-name="T4">
葡萄牙可以协助乌克兰与全球南部国家 - 议会负责人</text:span>
</text:h>
      <text:p text:style-name="P4">
作者: Ukrinform (Person)</text:p>
      <text:p text:style-name="P4">
出版商: Укринформ (Organization)</text:p>
      <text:p text:style-name="P4">
出版时间: 2023-05-03T18:23:19+03:00</text:p>
      <text:p text:style-name="P4">
修改时间: 2023-05-03T18:23:19+03:00</text:p>
      <text:p text:style-name="P4">
描述: 葡萄牙准备促进乌克兰与所谓的全球南方国家之间的对话。  - 乌克林。</text:p>
      <text:p text:style-name="P4">
图片: ["<text:a xlink:type="simple" xlink:href="https://static.ukrinform.com/photos/2023_05/thumb_files/630_360_1683127269-787.jpg" text:style-name="Internet_20_link" text:visited-style-name="Visited_20_Internet_20_Link">
630_360_16831...</text:a>
", "<text:a xlink:type="simple" xlink:href="https://static.ukrinform.com/photos/2023_05/1683127331-732.jpg" text:style-name="Internet_20_link" text:visited-style-name="Visited_20_Internet_20_Link">
1683127331-73...</text:a>
"]</text:p>
      <text:p text:style-name="P4">
标签: ['Африка', 'Португалія', 'Верховна Рада']</text:p>
      <text:p text:style-name="P4">
类型: Article</text:p>
      <!--METADATA-->
      <text:p text:style-name="P4">
<draw:frame draw:style-name="fr1" draw:name="Image154" text:anchor-type="as-char" svg:width="6.9236in" svg:height="3.956343in" draw:z-index="0">
<draw:image xlink:href="../Images/yкринформ/2023-05-03T18-23-19-03-00/630_360_1683127269-787.jpg" xlink:type="simple" xlink:show="embed" xlink:actuate="onLoad" draw:mime-type="image/jpeg"/>
</draw:frame>
葡萄牙霍托夫(Portugalhotov)促进乌克兰与所谓的全球国家之间的对话。</text:p>
      <text:p text:style-name="P4">
这说明了(https://www.rada.gov.ua/news/Top-novyna/236119.html?fbclid=IwAR2bmjh4sHbUxrb6Xmmu---6Ta6XrG9REWYvsKwagKr1sxkpDWnJ3wLrRqw)，报道乌克林福姆。</text:p>
      <text:p text:style-name="P4">
“我认为，葡萄牙外交可以为我们的共同斗争增加质量的国际支持。 幸运的是，通过谴责俄罗斯侵略的国家在政治上支持乌克兰的国家是一个非常广泛的联盟，”席尔瓦说。</text:p>
      <text:p text:style-name="P4">
<draw:frame draw:style-name="fr1" draw:name="Image155" text:anchor-type="as-char" svg:width="6.9236in" svg:height="4.916166in" draw:z-index="0">
<draw:image xlink:href="../Images/yкринформ/2023-05-03T18-23-19-03-00/1683127331-732.jpg" xlink:type="simple" xlink:show="embed" xlink:actuate="onLoad" draw:mime-type="image/jpeg"/>
</draw:frame>
同时，他指出，需要扩大它，以促进So称为全球南部(即非洲和拉丁美洲)的对话。议会的议长指出，这些国家也是战争经济同情后果的受害者，但有时他们不会感知事件。他们认为这些事件远非欧洲事务。</text:p>
      <text:p text:style-name="P4">
<text:span text:style-name="T4">
另请阅读：</text:span>
 <text:a xlink:type="simple" xlink:href="https://www.ukrinform.ua/rubric-world/3680837-dla-kitau-globalnij-pivden-moze-buti-vazlivisim-niz-es-i-ssa-ekspert.html" text:style-name="Internet_20_link" text:visited-style-name="Visited_20_Internet_20_Link">
<text:span text:style-name="T4">
 global </text:span>
 <text:span text:style-name="T4">
南</text:span>
</text:a>
“因此，葡萄牙可以帮助您使您更接近这些国家，以争取该地区为您所在国家的独立性和领土诚信而奋斗。 葡萄牙语演讲者强调。</text:p>
      <text:p text:style-name="P4">
根据乌克林福姆的说法，周二，葡萄牙议会主管讨论了总统沃迪米尔·泽伦斯基(Volodymyr Zelenskyy)，国家之间的互动是乌克兰融入欧盟的道路，并期望北约北约峰会，乌克兰保护和乌克兰保护的需求，和平的公式。</text:p>
      <text:p text:style-name="P4">
照片：BP</text:p>
      <text:p text:style-name="P4">
News Source: <text:a xlink:type="simple" xlink:href="https://www.ukrinform.ua/rubric-polytics/3704305-portugalia-moze-dopomogti-ukraini-u-zblizenni-z-krainami-globalnogo-pivdna-golova-asamblei.html" text:style-name="Internet_20_link" text:visited-style-name="Visited_20_Internet_20_Link">
https://www.ukrinform.ua/rubric-polytics/3704305-portugalia-moze-dopomogti-ukraini-u-zblizenni-z-krainami-globalnogo-pivdna-golova-asamblei.html</text:a>
</text:p>
      <!--NEWS-->
      <text:h text:style-name="P10" text:outline-level="1">
<text:span text:style-name="T4">
在赫尔森（Kherson）开火：受伤的指挥的生命没有威胁</text:span>
</text:h>
      <text:p text:style-name="P4">
作者: Ukrinform (Person)</text:p>
      <text:p text:style-name="P4">
出版商: Укринформ (Organization)</text:p>
      <text:p text:style-name="P4">
出版时间: 2023-05-03T18:25:00+03:00</text:p>
      <text:p text:style-name="P4">
修改时间: 2023-05-03T18:25:00+03:00</text:p>
      <text:p text:style-name="P4">
描述: Ukrzaliznytsia报道说，由于火车站在霍尔森的射击而导致伤者的寿命不会威胁到任何事情。  - 乌克林。</text:p>
      <text:p text:style-name="P4">
图片: ["<text:a xlink:type="simple" xlink:href="https://static.ukrinform.com/photos/2020_12/thumb_files/630_360_1607601273-982.jpg" text:style-name="Internet_20_link" text:visited-style-name="Visited_20_Internet_20_Link">
630_360_16076...</text:a>
"]</text:p>
      <text:p text:style-name="P4">
标签: ['Херсон', 'Обстріл', 'Укрзалізниця', 'Війна з росією', 'Поїзд']</text:p>
      <text:p text:style-name="P4">
类型: Article</text:p>
      <!--METADATA-->
      <text:p text:style-name="P4">
<draw:frame draw:style-name="fr1" draw:name="Image156" text:anchor-type="as-char" svg:width="6.9236in" svg:height="3.956343in" draw:z-index="0">
<draw:image xlink:href="../Images/yкринформ/2023-05-03T18-25-00-03-00/630_360_1607601273-982.jpg" xlink:type="simple" xlink:show="embed" xlink:actuate="onLoad" draw:mime-type="image/jpeg"/>
</draw:frame>
Vuchslisnitsa报道说，由于指挥乌切森车站的解雇，受伤的生命没有威胁到任何事情。</text:p>
      <text:p text:style-name="P4">
根据乌克林福姆(Ukrinform(https://t.me/UkrzalInfo/4379)。</text:p>
      <text:p text:style-name="P4">
值得注意的是，#109 Kherson-Lviv的火车在日程安排前28分钟延迟离开了Nikolaev，两辆损坏的汽车都被新车取代。 所有癫痫发作都符合安全。</text:p>
      <text:p text:style-name="P4">
消息写道：“我们的领导人罗马人在车站的炮击期间在货车中受伤，处于稳定状态，有几个碎片碎片，但对生命没有威胁。”</text:p>
      <text:p text:style-name="P4">
<text:span text:style-name="T4">
另请阅读：</text:span>
 <text:a xlink:type="simple" xlink:href="https://www.ukrinform.ua/rubric-ato/3704280-unaslidok-obstriliv-hersonsini-zaginuli-16-ludej.html" text:style-name="Internet_20_link" text:visited-style-name="Visited_20_Internet_20_Link">
<text:span text:style-name="T4">
 kherson </text:span>
</text:a>
在乌克兰兹尼尼特(Ukrazaliznytsia)，提醒人们，在全面入侵开始时，有929条铁路受伤，381人丧生。</text:p>
      <text:p text:style-name="P4">
正如乌克林福姆报道的那样，在5月3日上午，俄罗斯军队开始大规模射击霍森市和该地区的定居点。 3oce，<text:a xlink:type="simple" xlink:href="https://www.ukrinform.ua/rubric-ato/3704163-rosiani-obstrilali-vokzal-u-hersoni-e-zagibla-ta-poraneni.html" text:style-name="Internet_20_link" text:visited-style-name="Visited_20_Internet_20_Link">
</text:a>
在赫尔森车站，指挥员受伤。</text:p>
      <text:p text:style-name="P4">
总共有12人因敌人的炮击而丧生，约22人接受了不同程度的严重程度的草药。</text:p>
      <text:p text:style-name="P4">
News Source: <text:a xlink:type="simple" xlink:href="https://www.ukrinform.ua/rubric-regions/3704306-obstril-vokzalu-v-hersoni-zittu-poranenogo-providnika-nicogo-ne-zagrozue.html" text:style-name="Internet_20_link" text:visited-style-name="Visited_20_Internet_20_Link">
https://www.ukrinform.ua/rubric-regions/3704306-obstril-vokzalu-v-hersoni-zittu-poranenogo-providnika-nicogo-ne-zagrozue.html</text:a>
</text:p>
      <!--NEWS-->
      <text:h text:style-name="P10" text:outline-level="1">
<text:span text:style-name="T4">
在Kharkiv，创建了Sirko侦察无人机 - 可以大量生产</text:span>
</text:h>
      <text:p text:style-name="P4">
作者: Ukrinform (Person)</text:p>
      <text:p text:style-name="P4">
出版商: Укринформ (Organization)</text:p>
      <text:p text:style-name="P4">
出版时间: 2023-05-03T18:26:00+03:00</text:p>
      <text:p text:style-name="P4">
修改时间: 2023-05-03T18:26:00+03:00</text:p>
      <text:p text:style-name="P4">
描述: 在哈尔基夫（Kharkiv），创建了一架侦察无人机，该无线电易碎的身体，由无线电透明聚合物制成。  - 乌克林。</text:p>
      <text:p text:style-name="P4">
图片: ["<text:a xlink:type="simple" xlink:href="https://static.ukrinform.com/photos/2023_05/thumb_files/630_360_1683034032-297.jpg" text:style-name="Internet_20_link" text:visited-style-name="Visited_20_Internet_20_Link">
630_360_16830...</text:a>
"]</text:p>
      <text:p text:style-name="P4">
标签: ['Безпілотник', 'Харків', 'Дрон']</text:p>
      <text:p text:style-name="P4">
类型: Article</text:p>
      <!--METADATA-->
      <text:p text:style-name="P4">
<draw:frame draw:style-name="fr1" draw:name="Image157" text:anchor-type="as-char" svg:width="6.9236in" svg:height="3.956343in" draw:z-index="0">
<draw:image xlink:href="../Images/yкринформ/2023-05-03T18-26-00-03-00/630_360_1683034032-297.jpg" xlink:type="simple" xlink:show="embed" xlink:actuate="onLoad" draw:mime-type="image/jpeg"/>
</draw:frame>
Kharkiv有一个无意识的无可争议的，该建筑物不可分割地建筑物，由无线电透明聚合物制成。</text:p>
      <text:p text:style-name="P4">
这在出版物中指出了这一点<text:a xlink:type="simple" xlink:href="https://www.ukrinform.ua/rubric-technology/3703672-sirko-bezpilotnik-iz-kozackou-hitristu.html" text:style-name="Internet_20_link" text:visited-style-name="Visited_20_Internet_20_Link">
</text:a>
。</text:p>
      <text:p text:style-name="P4">
Sirko无人机可以由数千人组装和生产。 目前，他已经接受了测试，很快就可以服役。</text:p>
      <text:p text:style-name="P4">
Igor Krynichko在全面入侵后已经破裂了摩天大学科学和生产公司LLC的董事长，该公司已经爆发了，工程师试图创建一个可以生产的功能性但便宜的无人机。</text:p>
      <text:p text:style-name="P4">
“我们使用聚合物(该名称未披露-Ed。)，它是由边界产生的。 它使您可以很快盖章。 在18分钟内有两个。也就是说，生产的机会真是太疯狂了。 现在，研讨会每月设置为一千件，我们仍然可以扩展。” -Skasavkrynichko。</text:p>
      <text:p text:style-name="P4">
没有Sirko地面车站的费用为3,000美元。 该公司由车站和三个无人机组成，该公司的价格为9250美元。</text:p>
      <text:p text:style-name="P4">
<text:span text:style-name="T4">
另请阅读：</text:span>
 <text:a xlink:type="simple" xlink:href="https://www.ukrinform.ua/rubric-economy/3702575-u-minekonomiki-nazvali-hto-moze-eksportuvati-droni-z-polsi-v-ukrainu-za-zagalnim-dozvolom.html" text:style-name="Internet_20_link" text:visited-style-name="Visited_20_Internet_20_Link">
<text:span text:style-name="T4">
无人机</text:span>
</text:a>
与具有功能的无人机相比，“硫”中的硫翼非常小 - 只有93厘米。 当然，这是一个很大的优势。在规模上最靠近“ Kharkiv”外国产品具有1.67-1.7米。它适合约1.4公斤。</text:p>
      <text:p text:style-name="P4">
“如果上帝禁止，军方开始开火，那么塞尔科将尖叫藏在肩膀后面 - 士兵跑了。 较大的无人机应该被拆卸：第二，第二，这是时候了。” Krynichko说。</text:p>
      <text:p text:style-name="P4">
另外，使用的聚合物是无线电透明的。 根据Krynichko的说法，“发光”不是一个有控制面板的人，而是地面站。</text:p>
      <text:p text:style-name="P4">
该公司目前正在开发无人机的感知版本。</text:p>
      <text:p text:style-name="P4">
News Source: <text:a xlink:type="simple" xlink:href="https://www.ukrinform.ua/rubric-technology/3704313-u-harkovi-stvorili-bezpilotnikrozvidnik-sirko-jogo-mozna-viroblati-masovo.html" text:style-name="Internet_20_link" text:visited-style-name="Visited_20_Internet_20_Link">
https://www.ukrinform.ua/rubric-technology/3704313-u-harkovi-stvorili-bezpilotnikrozvidnik-sirko-jogo-mozna-viroblati-masovo.html</text:a>
</text:p>
      <!--NEWS-->
      <text:h text:style-name="P10" text:outline-level="1">
<text:span text:style-name="T4">
随着媒体之间一场全面战争的发作，自我认可的案例数量增加了</text:span>
</text:h>
      <text:p text:style-name="P4">
作者: Ukrinform (Person)</text:p>
      <text:p text:style-name="P4">
出版商: Укринформ (Organization)</text:p>
      <text:p text:style-name="P4">
出版时间: 2023-05-03T18:32:00+03:00</text:p>
      <text:p text:style-name="P4">
修改时间: 2023-05-03T18:32:00+03:00</text:p>
      <text:p text:style-name="P4">
描述: 俄罗斯对乌克兰的大规模武装侵略增加了记者 - 乌克林形式的自我认证案件的数量。</text:p>
      <text:p text:style-name="P4">
图片: ["<text:a xlink:type="simple" xlink:href="https://static.ukrinform.com/photos/2023_05/thumb_files/630_360_1683123977-166.jpg" text:style-name="Internet_20_link" text:visited-style-name="Visited_20_Internet_20_Link">
630_360_16831...</text:a>
", "<text:a xlink:type="simple" xlink:href="https://static.ukrinform.com/photos/2023_05/1683124017-167.jpg" text:style-name="Internet_20_link" text:visited-style-name="Visited_20_Internet_20_Link">
1683124017-16...</text:a>
"]</text:p>
      <text:p text:style-name="P4">
标签: ['Цензура', 'Журналіст', 'Війна з росією']</text:p>
      <text:p text:style-name="P4">
类型: Article</text:p>
      <!--METADATA-->
      <text:p text:style-name="P4">
<draw:frame draw:style-name="fr1" draw:name="Image158" text:anchor-type="as-char" svg:width="6.9236in" svg:height="3.956343in" draw:z-index="0">
<draw:image xlink:href="../Images/yкринформ/2023-05-03T18-32-00-03-00/630_360_1683123977-166.jpg" xlink:type="simple" xlink:show="embed" xlink:actuate="onLoad" draw:mime-type="image/jpeg"/>
</draw:frame>
俄罗斯大规模武装侵略对乌克兰的侵略增加了记者的自我审查数量</text:p>
      <text:p text:style-name="P4">
这是由纳米尔卡·库切里夫·波琳娜·邦德伦科(Namilka Kucheriv Polina Bondarenko)在乌克林形式的研究演讲中由纳米尔卡·库切里夫·波利纳·邦德伦科(Namilka Kucheriv Polina Bondarenko)的政治分析所指出的。</text:p>
      <text:p text:style-name="P4">
“有78％的人说，随着全面战争的开始，媒体记者的自我认证案件有所增加。 在大多数情况下，当记者诉诸预设时，他们会因为害怕犯错而推动，或者如果要求他们犯错，他们将无法核实他们的信息来源。”邦德伦科说。</text:p>
      <text:p text:style-name="P4">
<text:span text:style-name="T4">
另请阅读：</text:span>
 <text:a xlink:type="simple" xlink:href="https://www.ukrinform.ua/rubric-society/3704250-absolutna-bilsist-zurnalistiv-vvazaut-so-v-ukrainskih-zmi-e-cenzura.html" text:style-name="Internet_20_link" text:visited-style-name="Visited_20_Internet_20_Link">
</text:a>
根据这项研究的结果，在迫使生产者记者的因素中，有45％的被调查者称自己的信念为44％ - 害怕不上班的恐惧，38％ - 考虑公众舆论，37％ - 媒体所有者，35％ - 当局的压力。</text:p>
      <text:p text:style-name="P4">
该研究的结果表明，在2019年，情况有所不同 - 记者的自我审查大部分屈服于害怕失去工作 - 占媒体所有者出勤的74％ -  55％。</text:p>
      <text:p text:style-name="P4">
据公民自由中心弗拉基米尔·耶沃斯基(Vladimir Yavorsky)的专家说，如果这是记者首次成为媒体的所有者，那么今天，其他一些问题首先出现，首先，我们正在与审查和审查制度交谈当局。</text:p>
      <text:p text:style-name="P4">
<draw:frame draw:style-name="fr1" draw:name="Image159" text:anchor-type="as-char" svg:width="6.9236in" svg:height="4.615733in" draw:z-index="0">
<draw:image xlink:href="../Images/yкринформ/2023-05-03T18-32-00-03-00/1683124017-167.jpg" xlink:type="simple" xlink:show="embed" xlink:actuate="onLoad" draw:mime-type="image/jpeg"/>
</draw:frame>
<text:span text:style-name="T4">
另请阅读：</text:span>
 <text:a xlink:type="simple" xlink:href="https://www.ukrinform.ua/rubric-society/3703157-ukraina-v-umovah-voennogo-stanu-zrobila-znacnij-postup-nazustric-derzavnij-movi.html" text:style-name="Internet_20_link" text:visited-style-name="Visited_20_Internet_20_Link">
</text:a>
“记者的数量已经大大增加了，这对应于他们被自我审查的减去，他们不写那些可以写的材料，他们传播了社会重要的信息，这是绝对的压力是一场战争。 或者对于国家的利益很重要。” Yavorsky说。</text:p>
      <text:p text:style-name="P4">
他警告说，这可能会导致言论自由对局势的恶化。社会学研究“言论自由和vivnaya中的记者挑战”由Ilko Kucheriv民主倡议基金会对Zmina人权中心的纳粹化基金会进行了支持(新闻老师，媒体领导者，媒体专家，博客作者)，这些讨论发生在2022年12月(质量研究); 以及1月18日至2023年1月27日进行的132名来自乌克兰不同地区的记者的专家调查(数量).</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News Source: <text:a xlink:type="simple" xlink:href="https://www.ukrinform.ua/rubric-society/3704264-z-pocatkom-povnomasstabnoi-vijni-sered-zurnalistiv-zrosla-kilkist-vipadkiv-samocenzuri.html" text:style-name="Internet_20_link" text:visited-style-name="Visited_20_Internet_20_Link">
https://www.ukrinform.ua/rubric-society/3704264-z-pocatkom-povnomasstabnoi-vijni-sered-zurnalistiv-zrosla-kilkist-vipadkiv-samocenzuri.html</text:a>
</text:p>
      <!--NEWS-->
      <text:h text:style-name="P10" text:outline-level="1">
<text:span text:style-name="T4">
加拿大扩大了对伊朗的制裁</text:span>
</text:h>
      <text:p text:style-name="P4">
作者: Ukrinform (Person)</text:p>
      <text:p text:style-name="P4">
出版商: Укринформ (Organization)</text:p>
      <text:p text:style-name="P4">
出版时间: 2023-05-03T18:42:52+03:00</text:p>
      <text:p text:style-name="P4">
修改时间: 2023-05-03T18:42:52+03:00</text:p>
      <text:p text:style-name="P4">
描述: 加拿大对伊朗公司和负责侵犯人权行为的官员以及俄罗斯在乌克兰使用的战斗无人机的生产实施了制裁。  - 乌克林。</text:p>
      <text:p text:style-name="P4">
图片: ["<text:a xlink:type="simple" xlink:href="https://static.ukrinform.com/photos/2022_10/thumb_files/630_360_1665161088-125.png" text:style-name="Internet_20_link" text:visited-style-name="Visited_20_Internet_20_Link">
630_360_16651...</text:a>
"]</text:p>
      <text:p text:style-name="P4">
标签: ['Іран', 'Канада', 'Санкції']</text:p>
      <text:p text:style-name="P4">
类型: Article</text:p>
      <!--METADATA-->
      <text:p text:style-name="P4">
<draw:frame draw:style-name="fr1" draw:name="Image160" text:anchor-type="as-char" svg:width="6.9236in" svg:height="3.956343in" draw:z-index="0">
<draw:image xlink:href="../Images/yкринформ/2023-05-03T18-42-52-03-00/630_360_1665161088-125.png" xlink:type="simple" xlink:show="embed" xlink:actuate="onLoad" draw:mime-type="image/png"/>
</draw:frame>
加拿大对伊朗公司和负责人权的官员以及乌克兰使用的战斗无人机的生产遭受了制裁。</text:p>
      <text:p text:style-name="P4">
根据乌克林的通讯员的说法，加拿大法律部长梅拉尼·佐利(Melani Zolie)宣布了这一点。</text:p>
      <text:p text:style-name="P4">
Zolie说：“我们将继续竭尽所能，以适当地应对伊朗政权的不稳定，这不仅影响伊朗人民，而且会对全球和平与安全产生后果。”</text:p>
      <text:p text:style-name="P4">
<text:span text:style-name="T4">
另请阅读：</text:span>
 <text:a xlink:type="simple" xlink:href="https://www.ukrinform.ua/rubric-polytics/3704073-nova-zelandia-zbilsit-finansovu-pidtrimku-ukraini-ta-rozsirit-sankcii-proti-rf.html" text:style-name="Internet_20_link" text:visited-style-name="Visited_20_Internet_20_Link">
<text:span text:style-name="T4">
 sanksci </text:span>
</text:a>
她的部门指出，加拿大的新制裁“是因为他们在国外严重和严重的侵犯人权行为中的作用”。</text:p>
      <text:p text:style-name="P4">
加拿大所有副司令的财产和资金都是冷冻的，该国的入口被关闭。</text:p>
      <text:p text:style-name="P4">
对副主席和Paravar Pars董事的三名成员也实施了制裁，该董事生产出俄罗斯出售的无人机。</text:p>
      <text:p text:style-name="P4">
<text:span text:style-name="T4">
另请阅读：</text:span>
 <text:a xlink:type="simple" xlink:href="https://www.ukrinform.ua/rubric-economy/3703814-zaborona-na-ribu-i-derevinu-z-rosii-rada-zaklikae-svit-rozsiriti-sankcii.html" text:style-name="Internet_20_link" text:visited-style-name="Visited_20_Internet_20_Link">
<text:span text:style-name="T4">
 sanksci </text:span>
</text:a>
总的来说，这是加拿大去年对伊朗扎邦特(Iran Zapont)引入的第十一个神圣套餐。</text:p>
      <text:p text:style-name="P4">
正如乌克林福姆(Ukrinform)报道的，2月<text:a xlink:type="simple" xlink:href="https://www.ukrinform.ua/rubric-world/3665164-stati-vveli-sankcii-proti-iranu-za-virobnictvo-bojovih-droniv.html" text:style-name="Internet_20_link" text:visited-style-name="Visited_20_Internet_20_Link">
</text:a>
Paravar Pars以及两次伊朗海军的战斗无人机的生产。</text:p>
      <text:p text:style-name="P4">
照片：加拿大媒体</text:p>
      <text:p text:style-name="P4">
News Source: <text:a xlink:type="simple" xlink:href="https://www.ukrinform.ua/rubric-world/3704314-kanada-rozsirila-sankcii-proti-iranu.html" text:style-name="Internet_20_link" text:visited-style-name="Visited_20_Internet_20_Link">
https://www.ukrinform.ua/rubric-world/3704314-kanada-rozsirila-sankcii-proti-iranu.html</text:a>
</text:p>
      <!--NEWS-->
      <text:h text:style-name="P10" text:outline-level="1">
<text:span text:style-name="T4">
Zelensky关于克里姆林宫的无人机：我们没有攻击普京和莫斯科</text:span>
</text:h>
      <text:p text:style-name="P4">
作者: Ukrinform (Person)</text:p>
      <text:p text:style-name="P4">
出版商: Укринформ (Organization)</text:p>
      <text:p text:style-name="P4">
出版时间: 2023-05-03T18:43:00+03:00</text:p>
      <text:p text:style-name="P4">
修改时间: 2023-05-03T18:43:00+03:00</text:p>
      <text:p text:style-name="P4">
描述: 乌克兰沃迪米尔·泽伦斯基总统说，乌克兰并未攻击俄罗斯联邦总统的克里姆林宫住所，而是普京本人，而是将其留给国际法庭。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Кремль', 'путін', 'Зеленський']</text:p>
      <text:p text:style-name="P4">
类型: Article</text:p>
      <!--METADATA-->
      <text:p text:style-name="P4">
<draw:frame draw:style-name="fr1" draw:name="Image161" text:anchor-type="as-char" svg:width="6.9236in" svg:height="3.956343in" draw:z-index="0">
<draw:image xlink:href="../Images/yкринформ/2023-05-03T18-43-00-03-00/630_360_1683122925-491.jpeg" xlink:type="simple" xlink:show="embed" xlink:actuate="onLoad" draw:mime-type="image/jpeg"/>
</draw:frame>
乌克兰沃迪米尔·泽伦斯基总统说，乌克兰并未攻击克里姆林宫俄罗斯联合会主席的储蓄和普京本人，而是将其留给国际法庭。</text:p>
      <text:p text:style-name="P4">
他在乌克林福音通讯员报告的北欧国家的北欧国家的总统和参与者的联合新闻发布会上表示，这一点。</text:p>
      <text:p text:style-name="P4">
总统说：“我们都不袭击普京和莫斯科。我们正在与自己领土上的自己的村庄和城市作战。我们没有袭击普京。我们把它留给了妈妈 -  tribunal。”</text:p>
      <text:p text:style-name="P4">
<text:span text:style-name="T4">
另请阅读：</text:span>
 <text:a xlink:type="simple" xlink:href="https://www.ukrinform.ua/rubric-polytics/3704310-spilna-preskonferencia-zelenskogo-ta-ucasnikiv-samitu-krain-pivnicnoi-evropi.html" text:style-name="Internet_20_link" text:visited-style-name="Visited_20_Internet_20_Link">
</text:a>
他指出，鉴于缺乏武器，乌克兰不能“有用”。</text:p>
      <text:p text:style-name="P4">
Zelensky回答了为什么俄罗斯为何采取这种指控和方法的问题，他表达了这样的观点，即普京不再激励他的社会社会将他的公民送死。</text:p>
      <text:p text:style-name="P4">
“一切都很简单。俄罗斯没有胜利。他(普京 -  ed。)我再也不能被送往我们的军队去世。 在世界第二军的战场上，他没有胜利……他们被我们击退了。 现在，他需要激励至少一些人前进。”总统说。</text:p>
      <text:p text:style-name="P4">
<text:span text:style-name="T4">
另请阅读：</text:span>
 <text:a xlink:type="simple" xlink:href="https://www.ukrinform.ua/rubric-ato/3704312-ssa-ne-mozut-pidtverditi-zaavi-rf-pro-nibito-sprobi-ukraini-vdariti-po-kremlu-blinken.html" text:style-name="Internet_20_link" text:visited-style-name="Visited_20_Internet_20_Link">
</text:a>
据他说，作为一个国家，俄罗斯已经失去了这场战争，现在普京求助于各种操纵。</text:p>
      <text:p text:style-name="P4">
泽伦斯基坚信说：“现在他需要做点什么：尝试，无人驾驶飞机，然后一些鹅和我们轰炸的我们。他们会不断发明一些东西。”</text:p>
      <text:p text:style-name="P4">
同时，他指出，一切都可以更简单地解决：乌克兰的俄罗斯军队。</text:p>
      <text:p text:style-name="P4">
<text:span text:style-name="T4">
另请阅读：</text:span>
 <text:a xlink:type="simple" xlink:href="https://www.ukrinform.ua/rubric-ato/3704220-ukraina-ne-atakuvala-kreml-ci-budaki-insi-obekti-na-teritorii-rosii-podolak.html" text:style-name="Internet_20_link" text:visited-style-name="Visited_20_Internet_20_Link">
<text:span text:style-name="T4">
 kremlin </text:span>
</text:a>
“一切都更容易解决。没有人必须被吓倒，不要用来使用武器 - (应该)离开我们的领土，这被认为是绝对的所有国家。 总统强调，这要比使用某些操作要容易得多。</text:p>
      <text:p text:style-name="P4">
如报道，<text:a xlink:type="simple" xlink:href="https://www.ukrinform.ua/rubric-world/3704176-u-putina-zaavili-pro-ataku-bezpilotnikiv-na-kreml.html" text:style-name="Internet_20_link" text:visited-style-name="Visited_20_Internet_20_Link">
</text:a>
 .</text:p>
      <text:p text:style-name="P4">
照片：作品</text:p>
      <text:p text:style-name="P4">
News Source: <text:a xlink:type="simple" xlink:href="https://www.ukrinform.ua/rubric-polytics/3704318-zelenskij-pro-udar-bezpilotnikiv-po-kremlu-mi-ne-atakuvali-ani-putina-ani-moskvu.html" text:style-name="Internet_20_link" text:visited-style-name="Visited_20_Internet_20_Link">
https://www.ukrinform.ua/rubric-polytics/3704318-zelenskij-pro-udar-bezpilotnikiv-po-kremlu-mi-ne-atakuvali-ani-putina-ani-moskvu.html</text:a>
</text:p>
      <!--NEWS-->
      <text:h text:style-name="P10" text:outline-level="1">
<text:span text:style-name="T4">
Podtraev称乌克兰的言论自由可能风险</text:span>
</text:h>
      <text:p text:style-name="P4">
作者: Ukrinform (Person)</text:p>
      <text:p text:style-name="P4">
出版商: Укринформ (Organization)</text:p>
      <text:p text:style-name="P4">
出版时间: 2023-05-03T18:44:00+03:00</text:p>
      <text:p text:style-name="P4">
修改时间: 2023-05-03T18:44:00+03:00</text:p>
      <text:p text:style-name="P4">
描述: 可以假设的主要风险对乌克兰的言论自由构成威胁是理论上的领土损失，经济问题和媒体领域的重组。  - 乌克林。</text:p>
      <text:p text:style-name="P4">
图片: ["<text:a xlink:type="simple" xlink:href="https://static.ukrinform.com/photos/2022_08/thumb_files/630_360_1659440274-479.jpg" text:style-name="Internet_20_link" text:visited-style-name="Visited_20_Internet_20_Link">
630_360_16594...</text:a>
"]</text:p>
      <text:p text:style-name="P4">
标签: ['Потураєв', 'Свобода слова']</text:p>
      <text:p text:style-name="P4">
类型: Article</text:p>
      <!--METADATA-->
      <text:p text:style-name="P4">
<draw:frame draw:style-name="fr1" draw:name="Image162" text:anchor-type="as-char" svg:width="6.9236in" svg:height="3.956343in" draw:z-index="0">
<draw:image xlink:href="../Images/yкринформ/2023-05-03T18-44-00-03-00/630_360_1659440274-479.jpg" xlink:type="simple" xlink:show="embed" xlink:actuate="onLoad" draw:mime-type="image/jpeg"/>
</draw:frame>
可以假设地对乌克兰言论自由构成威胁的主要风险是领土，经济问题和重组空间的理论损失。</text:p>
      <text:p text:style-name="P4">
这是由Verkhovna Rada人道主义与信息政策委员会主席Nikita Potraev在乌克兰媒体中心的一份简报中指出的。</text:p>
      <text:p text:style-name="P4">
议会提醒<text:a xlink:type="simple" xlink:href="https://www.ukrinform.ua/rubric-society/3703919-ukraina-pidnalasa-na-79-shodinku-v-indeksi-svobodi-zmi-rsf.html" text:style-name="Internet_20_link" text:visited-style-name="Visited_20_Internet_20_Link">
</text:a>
。 据他介绍，乌克兰当局特别是在全面入侵中获得了自由权，尤其是没有军事审查制度：“米里亚在任何一部分中都没有以任何方式引入。”</text:p>
      <text:p text:style-name="P4">
Poturayev认为，如果我们谈论可以假设威胁与乌克兰交谈的自由的风险，那么第一个是军事损失，损失。 “我们知道，被占领的领土没有自由，没有安全的安全<text:a xlink:type="simple" xlink:href="https://www.ukrinform.ua/tag-zurnalist" text:style-name="Internet_20_link" text:visited-style-name="Visited_20_Internet_20_Link">
</text:a>
专业和公民。”他说。</text:p>
      <text:p text:style-name="P4">
代表认为，第二种风险是经济问题。 尽管经济局势艰难，但乌克兰媒体还是通过了这一时期，但是“经济状况的进一步恶化无疑是一种风险，因为……媒体必须赚钱。”</text:p>
      <text:p text:style-name="P4">
“我们一直与国际合作伙伴进行对话，我们提出了针对乌克兰媒体和记者的目标援助增加不断增加的问题。 我们认为，不幸的是，现在这种帮助还不够。” Potrayev强调。</text:p>
      <text:p text:style-name="P4">
<text:span text:style-name="T4">
另请阅读：</text:span>
 <text:a xlink:type="simple" xlink:href="https://www.ukrinform.ua/rubric-society/3704250-absolutna-bilsist-zurnalistiv-vvazaut-so-v-ukrainskih-zmi-e-cenzura.html" text:style-name="Internet_20_link" text:visited-style-name="Visited_20_Internet_20_Link">
<text:span text:style-name="T4">
绝对</text:span>
 <text:span text:style-name="T4">
大多数</text:span>
 <text:span text:style-name="T4">
 </text:span>
新闻记者<text:span text:style-name="T4">
 </text:span>
 <text:span text:style-name="T4">
考虑</text:span>
<text:span text:style-name="T4">
乌克兰人</text:span>
 <text:span text:style-name="T4">
 </text:span>
 <text:span text:style-name="T4">
媒体</text:span>
 <text:span text:style-name="T4">
 </text:span>
 <text:span text:style-name="T4">
审查</text:span>
 *</text:a>
此外，议会委员会主席还表示，第三种风险，尤其是对于传统线性媒体，是对乌克兰医疗领域的严重重组。</text:p>
      <text:p text:style-name="P4">
“这是由于客观原因。 乌克兰YouTube的作用正在增长，因此我们在国外的许多公民都在乌克兰。 许多乌克兰原生动物主义者创建了完整的媒体，因此乌克兰公民可以在世界各地获取优质的乌克兰语言信息。 风险是传统线性媒体的作用将有所下降。 这正在发生，您需要了解它是永远的。 有必要学习在新条件下工作。”他总结道。根据国家记者联盟的说法，从乌克兰的全面干扰开始<text:a xlink:type="simple" xlink:href="https://www.ukrinform.ua/rubric-society/3704123-vid-pocatku-povnomasstabnogo-vtorgnenna-v-ukraini-zaginuli-57-zurnalistiv.html" text:style-name="Internet_20_link" text:visited-style-name="Visited_20_Internet_20_Link">
</text:a>
 .</text:p>
      <text:p text:style-name="P4">
News Source: <text:a xlink:type="simple" xlink:href="https://www.ukrinform.ua/rubric-society/3704315-poturaev-nazvav-imovirni-riziki-dla-svobodi-slova-v-ukraini.html" text:style-name="Internet_20_link" text:visited-style-name="Visited_20_Internet_20_Link">
https://www.ukrinform.ua/rubric-society/3704315-poturaev-nazvav-imovirni-riziki-dla-svobodi-slova-v-ukraini.html</text:a>
</text:p>
      <!--NEWS-->
      <text:h text:style-name="P10" text:outline-level="1">
<text:span text:style-name="T4">
在对黑手党的突袭中，在欧洲，有100多人被拘留</text:span>
</text:h>
      <text:p text:style-name="P4">
作者: Ukrinform (Person)</text:p>
      <text:p text:style-name="P4">
出版商: Укринформ (Organization)</text:p>
      <text:p text:style-name="P4">
出版时间: 2023-05-03T18:58:00+03:00</text:p>
      <text:p text:style-name="P4">
修改时间: 2023-05-03T18:58:00+03:00</text:p>
      <text:p text:style-name="P4">
描述: 在许多欧洲国家，周三早上，警方突袭了针对意大利黑手党集团“ Ndranget”的调查框架。  - 乌克林。</text:p>
      <text:p text:style-name="P4">
图片: ["<text:a xlink:type="simple" xlink:href="https://static.ukrinform.com/photos/2023_05/thumb_files/630_360_1683122101-326.jpg" text:style-name="Internet_20_link" text:visited-style-name="Visited_20_Internet_20_Link">
630_360_16831...</text:a>
"]</text:p>
      <text:p text:style-name="P4">
标签: ['Мафія', 'Поліція', 'Розслідування']</text:p>
      <text:p text:style-name="P4">
类型: Article</text:p>
      <!--METADATA-->
      <text:p text:style-name="P4">
<draw:frame draw:style-name="fr1" draw:name="Image163" text:anchor-type="as-char" svg:width="6.9236in" svg:height="3.956343in" draw:z-index="0">
<draw:image xlink:href="../Images/yкринформ/2023-05-03T18-58-00-03-00/630_360_1683122101-326.jpg" xlink:type="simple" xlink:show="embed" xlink:actuate="onLoad" draw:mime-type="image/jpeg"/>
</draw:frame>
在许多欧洲国家，周三早上，警方突袭了针对意大利黑手党集团“ Ndranget”的调查框架。</text:p>
      <text:p text:style-name="P4">
关于它报告<text:a xlink:type="simple" xlink:href="https://edition.cnn.com/2023/05/03/europe/calabrian-mafia-raids-europe-intl/index.html" text:style-name="Internet_20_link" text:visited-style-name="Visited_20_Internet_20_Link">
</text:a>
 <text:a xlink:type="simple" xlink:href="https://edition.cnn.com/2023/05/03/europe/calabrian-mafia-raids-europe-intl/index.html" text:style-name="Internet_20_link" text:visited-style-name="Visited_20_Internet_20_Link">
</text:a>
，报道乌克林福姆。</text:p>
      <text:p text:style-name="P4">
“今天早上在几个国家进行了一次大规模的行动。 这适用于联邦检察官办公室开设的执行<text:a xlink:type="simple" xlink:href="https://www.ukrinform.ua/tag-belgia" text:style-name="Internet_20_link" text:visited-style-name="Visited_20_Internet_20_Link">
</text:a>
与林堡检察官办公室合作(德国省 -  ed。)比利时检察官办公室说：“，联邦司法警察，欧洲，欧洲和不同国家，包括意大利。”</text:p>
      <text:p text:style-name="P4">
特别是，意大利当局逮捕了108人，罪名是在四面调查的框架内参加“黑手党协会”。</text:p>
      <text:p text:style-name="P4">
此外，突袭在德国，比利时，法国，葡萄牙，罗马尼亚和西班牙举行。</text:p>
      <text:p text:style-name="P4">
在联合发布中，德国城市的检察官表示，“来自巴伐利亚，北莱茵 - 西帕利亚，莱茵兰·帕尔塔和萨尔的部队”参与了整个欧洲发生的“大规模行动”。</text:p>
      <text:p text:style-name="P4">
在比利时，行动中进行了20多次突袭。</text:p>
      <text:p text:style-name="P4">
<text:span text:style-name="T4">
另请阅读：</text:span>
 <text:a xlink:type="simple" xlink:href="https://www.ukrinform.ua/rubric-world/3701616-v-italii-policia-zaarestuvala-nebezpecnogo-utikacamafiozi.html" text:style-name="Internet_20_link" text:visited-style-name="Visited_20_Internet_20_Link">
<text:span text:style-name="T4">
 MAFIO </text:span>
</text:a>
Ndranget位于意大利南部的卡拉布里亚地区，被认为是该国最有可能的黑手党集团。</text:p>
      <text:p text:style-name="P4">
据报道，意大利执法人员在针对卡拉布里亚黑手党氏族的特殊行动中拘留了49人。</text:p>
      <text:p text:style-name="P4">
<text:span text:style-name="T5">
foto：dw</text:span>
</text:p>
      <text:p text:style-name="P4">
News Source: <text:a xlink:type="simple" xlink:href="https://www.ukrinform.ua/rubric-world/3704237-u-evropi-pid-cas-rejdu-proti-mafii-zatrimali-ponad-100-osib.html" text:style-name="Internet_20_link" text:visited-style-name="Visited_20_Internet_20_Link">
https://www.ukrinform.ua/rubric-world/3704237-u-evropi-pid-cas-rejdu-proti-mafii-zatrimali-ponad-100-osib.html</text:a>
</text:p>
      <!--NEWS-->
      <text:h text:style-name="P10" text:outline-level="1">
<text:span text:style-name="T4">
加拿大将乌克兰交给了1600万美元的Demining设备</text:span>
</text:h>
      <text:p text:style-name="P4">
作者: Ukrinform (Person)</text:p>
      <text:p text:style-name="P4">
出版商: Укринформ (Organization)</text:p>
      <text:p text:style-name="P4">
出版时间: 2023-05-03T19:03:00+03:00</text:p>
      <text:p text:style-name="P4">
修改时间: 2023-05-03T19:03:00+03:00</text:p>
      <text:p text:style-name="P4">
描述: 加拿大以超过1600万加元的价格购买的第一批加拿大到达了乌克兰。 美国。  - 乌克林。</text:p>
      <text:p text:style-name="P4">
图片: ["<text:a xlink:type="simple" xlink:href="https://static.ukrinform.com/photos/2023_05/thumb_files/630_360_1683129717-982.jpg" text:style-name="Internet_20_link" text:visited-style-name="Visited_20_Internet_20_Link">
630_360_16831...</text:a>
"]</text:p>
      <text:p text:style-name="P4">
标签: ['Канада', 'Розмінування', 'допомога']</text:p>
      <text:p text:style-name="P4">
类型: Article</text:p>
      <!--METADATA-->
      <text:p text:style-name="P4">
<draw:frame draw:style-name="fr1" draw:name="Image164" text:anchor-type="as-char" svg:width="6.9236in" svg:height="3.956343in" draw:z-index="0">
<draw:image xlink:href="../Images/yкринформ/2023-05-03T19-03-00-03-00/630_360_1683129717-982.jpg" xlink:type="simple" xlink:show="embed" xlink:actuate="onLoad" draw:mime-type="image/jpeg"/>
</draw:frame>
对于乌克兰，加拿大购买的第一批设备用于交换超过1600万美元。 美国。</text:p>
      <text:p text:style-name="P4">
根据乌克林的通讯员的说法<text:a xlink:type="simple" xlink:href="https://twitter.com/CanEmbUkraine/status/1653738779688009730" text:style-name="Internet_20_link" text:visited-style-name="Visited_20_Internet_20_Link">
</text:a>
在乌克兰的卡纳迪大使馆。</text:p>
      <text:p text:style-name="P4">
“加拿大已传输<text:a xlink:type="simple" xlink:href="https://www.ukrinform.ua/tag-dsns" text:style-name="Internet_20_link" text:visited-style-name="Visited_20_Internet_20_Link">
</text:a>
消息中有2250万美元的总成本进行的第一个批量设备。</text:p>
      <text:p text:style-name="Quotations">

<text:p text:style-name="P4">
加拿大首次交付了<text:a xlink:type="simple" xlink:href="https://twitter.com/SESU_UA" text:style-name="Internet_20_link" text:visited-style-name="Visited_20_Internet_20_Link">
&gt;
</text:a>
呢 这些车辆将用于清除农田，将其归还生产性，并帮助恢复&gt;
粮食安全。 <text:a xlink:type="simple" xlink:href="https://twitter.com/hashtag/StandWithUkraine" text:style-name="Internet_20_link" text:visited-style-name="Visited_20_Internet_20_Link">
&gt;
</text:a>
&gt;
 <text:a xlink:type="simple" xlink:href="https://twitter.com/hashtag/landmines" text:style-name="Internet_20_link" text:visited-style-name="Visited_20_Internet_20_Link">
 </text:a>
 <text:a xlink:type="simple" xlink:href="https://twitter.com/hashtag/Ukraine" text:style-name="Internet_20_link" text:visited-style-name="Visited_20_Internet_20_Link">
&gt;
 </text:a>
 <text:a xlink:type="simple" xlink:href="https://twitter.com/hashtag/Canada" text:style-name="Internet_20_link" text:visited-style-name="Visited_20_Internet_20_Link">
&gt;
 </text:a>
 <text:a xlink:type="simple" xlink:href="https://twitter.com/hashtag/OttawaConvention" text:style-name="Internet_20_link" text:visited-style-name="Visited_20_Internet_20_Link">
&gt;
 </text:a>
&gt;
 <text:a xlink:type="simple" xlink:href="https://t.co/eeKJAVUIlU" text:style-name="Internet_20_link" text:visited-style-name="Visited_20_Internet_20_Link">
 </text:a>
&gt;
&gt;
  - 乌克兰的加拿大(@CanemBukraine) <text:a xlink:type="simple" xlink:href="https://twitter.com/CanEmbUkraine/status/1653738779688009730" text:style-name="Internet_20_link" text:visited-style-name="Visited_20_Internet_20_Link">
&gt;
 </text:a>
据指出，该技术将用于清洁农业土地，恢复其tadophopups恢复食品安全的生产用途。</text:p>

</text:p>
      <text:p text:style-name="P4">
<text:span text:style-name="T4">
另请阅读：</text:span>
 <text:a xlink:type="simple" xlink:href="https://www.ukrinform.ua/rubric-ato/3703913-reznikov-pokazav-robotapesika-stvorenogo-dla-rozminuvanna.html" text:style-name="Internet_20_link" text:visited-style-name="Visited_20_Internet_20_Link">
<text:span text:style-name="T4">
 Demining </text:span>
</text:a>
根据官方数据，多达30％的乌克兰被俄罗斯人取代。</text:p>
      <text:p text:style-name="P4">
News Source: <text:a xlink:type="simple" xlink:href="https://www.ukrinform.ua/rubric-society/3704324-kanada-peredala-ukraini-obladnanna-dla-rozminuvanna-na-16-miljoniv.html" text:style-name="Internet_20_link" text:visited-style-name="Visited_20_Internet_20_Link">
https://www.ukrinform.ua/rubric-society/3704324-kanada-peredala-ukraini-obladnanna-dla-rozminuvanna-na-16-miljoniv.html</text:a>
</text:p>
      <!--NEWS-->
      <text:h text:style-name="P10" text:outline-level="1">
<text:span text:style-name="T4">
戈斯托梅尔的模块化小镇几乎占85％ - 慈善家</text:span>
</text:h>
      <text:p text:style-name="P4">
作者: Ukrinform (Person)</text:p>
      <text:p text:style-name="P4">
出版商: Укринформ (Organization)</text:p>
      <text:p text:style-name="P4">
出版时间: 2023-05-03T19:04:37+03:00</text:p>
      <text:p text:style-name="P4">
修改时间: 2023-05-03T19:04:37+03:00</text:p>
      <text:p text:style-name="P4">
描述: 如今，基辅地区戈斯托梅尔小镇的一个模块化小镇占几乎85％。  - 乌克林。</text:p>
      <text:p text:style-name="P4">
图片: ["<text:a xlink:type="simple" xlink:href="https://static.ukrinform.com/photos/2023_05/thumb_files/630_360_1683129827-667.jpg" text:style-name="Internet_20_link" text:visited-style-name="Visited_20_Internet_20_Link">
630_360_16831...</text:a>
"]</text:p>
      <text:p text:style-name="P4">
标签: ['Київщина', 'Гостомель', 'Модульні будинки']</text:p>
      <text:p text:style-name="P4">
类型: Article</text:p>
      <!--METADATA-->
      <text:p text:style-name="P4">
<draw:frame draw:style-name="fr1" draw:name="Image165" text:anchor-type="as-char" svg:width="6.9236in" svg:height="3.956343in" draw:z-index="0">
<draw:image xlink:href="../Images/yкринформ/2023-05-03T19-04-37-03-00/630_360_1683129827-667.jpg" xlink:type="simple" xlink:show="embed" xlink:actuate="onLoad" draw:mime-type="image/jpeg"/>
</draw:frame>
如今，基辅地区戈斯托梅尔市的一个模块化小镇占地近85％。</text:p>
      <text:p text:style-name="P4">
乌克林福姆的新闻发布会上，慈善基金会“ Help Gostomel”的代表Vladimir Havryshn。</text:p>
      <text:p text:style-name="P4">
“目前，戈斯托梅尔大约85％的模块化城镇已经填补了……没有必要结束战争没有结束，有这么多人需要连词。他们需要一个住所时间。人们比胜过比更多的人要多得多。”加夫里什说。</text:p>
      <text:p text:style-name="P4">
<text:span text:style-name="T4">
另请阅读：</text:span>
 <text:a xlink:type="simple" xlink:href="https://www.ukrinform.ua/rubric-culture/3700739-u-kievi-pokazali-film-pro-zitta-v-gostomeli-pid-cas-rosijskoi-okupacii.html" text:style-name="Internet_20_link" text:visited-style-name="Visited_20_Internet_20_Link">
</text:a>
他感谢波兰分配了模块化房屋，并允许它们生活在其中。</text:p>
      <text:p text:style-name="P4">
据报道，波兰将模块化房屋移交给了戈斯托梅尔。 该模块位于Bohdan Khmelnitsky街上，由两个部分组成，设计为176人。</text:p>
      <text:p text:style-name="P4">
News Source: <text:a xlink:type="simple" xlink:href="https://www.ukrinform.ua/rubric-regions/3704325-modulne-mistecko-u-gostomeli-zapovnene-majze-na-85-blagodijnik.html" text:style-name="Internet_20_link" text:visited-style-name="Visited_20_Internet_20_Link">
https://www.ukrinform.ua/rubric-regions/3704325-modulne-mistecko-u-gostomeli-zapovnene-majze-na-85-blagodijnik.html</text:a>
</text:p>
      <!--NEWS-->
      <text:h text:style-name="P10" text:outline-level="1">
<text:span text:style-name="T4">
Ignatus对克里姆林宫的“无人机攻击”评论 - 显然是不明飞行物</text:span>
</text:h>
      <text:p text:style-name="P4">
作者: Ukrinform (Person)</text:p>
      <text:p text:style-name="P4">
出版商: Укринформ (Organization)</text:p>
      <text:p text:style-name="P4">
出版时间: 2023-05-03T19:06:31+03:00</text:p>
      <text:p text:style-name="P4">
修改时间: 2023-05-03T19:06:31+03:00</text:p>
      <text:p text:style-name="P4">
描述: 乌克兰尤里伊·伊格纳特（Ukraine Yuriy Ignat）武装部队空军司令的发言人说，他没有信息在俄罗斯联合会发表的声明中，涉嫌无人机袭击克里姆林宫。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Кремль', 'Дрон', 'Повітряні сили ЗСУ']</text:p>
      <text:p text:style-name="P4">
类型: Article</text:p>
      <!--METADATA-->
      <text:p text:style-name="P4">
<draw:frame draw:style-name="fr1" draw:name="Image166" text:anchor-type="as-char" svg:width="6.9236in" svg:height="3.956343in" draw:z-index="0">
<draw:image xlink:href="../Images/yкринформ/2023-05-03T19-06-31-03-00/630_360_1681053650-211.jpg" xlink:type="simple" xlink:show="embed" xlink:actuate="onLoad" draw:mime-type="image/jpeg"/>
</draw:frame>
空军空军空军尤里·伊格纳特(Yuri Ignat)说，他没有在场俄罗斯联邦对涉嫌袭击克里姆林宫的袭击的声明。</text:p>
      <text:p text:style-name="P4">
他在空中说了这句话<text:a xlink:type="simple" xlink:href="https://www.radiosvoboda.org/a/news-ihnat-drony-kreml/32392709.html" text:style-name="Internet_20_link" text:visited-style-name="Visited_20_Internet_20_Link">
</text:a>
，报道乌克林福姆。</text:p>
      <text:p text:style-name="P4">
“因此，一见钟情 - 显然，不明飞行物。 我不能说这是完全发生的，而且有效。 在那里，旗帜是可见的，实际上甚至没有动摇，也没有公开的后果。”伊格纳蒂说。</text:p>
      <text:p text:style-name="P4">
发言人还指出，在他的“个人意见”上，俄罗斯可以试图展示“一些<text:a xlink:type="simple" xlink:href="https://www.ukrinform.ua/tag-eskalacia" text:style-name="Internet_20_link" text:visited-style-name="Visited_20_Internet_20_Link">
</text:a>
来自乌克兰。</text:p>
      <text:p text:style-name="P4">
“如果以这种方式俄罗斯正在尝试 - 这是我个人的看法，而不是空军的意见 - 表明从乌克兰有些积极进取，那么俄罗斯总是这样做。 他们不断地责备，甚至告诉我们我们正在殴打家中。 实际上，这是我看来的选择。 在中心上方，首都的心脏，上层建筑，总统坐在那里，独裁者，如此奇怪的事情发生，这对我来说至少很奇怪。”武装部队司令部发言人说。</text:p>
      <text:p text:style-name="P4">
<text:span text:style-name="T4">
另请阅读：</text:span>
 <text:a xlink:type="simple" xlink:href="https://www.ukrinform.ua/rubric-other_news/3704320-zelenskij-pro-udar-bezpilotnikiv-po-kremlu-mi-ne-atakuvali-ani-putina-ani-moskvu.html" text:style-name="Internet_20_link" text:visited-style-name="Visited_20_Internet_20_Link">
<text:span text:style-name="T4">
 Zelensky </text:span>
</text:a>
他补充说，在这方面，RUS部队可能会有任何挑衅。</text:p>
      <text:p text:style-name="P4">
据报道，5月3日，俄罗斯当局宣布，据称两架乌克兰无人机试图于5月3日在5月3日攻击克里姆林宫。 总统办公室顾问Mikhail Podolyak <text:a xlink:type="simple" xlink:href="https://www.ukrinform.ua/rubric-ato/3704220-ukraina-ne-atakuvala-kreml-ci-budaki-insi-obekti-na-teritorii-rosii-podolak.html" text:style-name="Internet_20_link" text:visited-style-name="Visited_20_Internet_20_Link">
</text:a>
乌克兰尚未向克里姆林宫或俄罗斯联邦领土上的任何其他物体报告，俄罗斯的陈述证明了俄罗斯联邦的挑衅。</text:p>
      <text:p text:style-name="P4">
News Source: <text:a xlink:type="simple" xlink:href="https://www.ukrinform.ua/rubric-ato/3704326-ignat-prokomentuvav-ataku-droniv-na-kreml-mabut-nlo.html" text:style-name="Internet_20_link" text:visited-style-name="Visited_20_Internet_20_Link">
https://www.ukrinform.ua/rubric-ato/3704326-ignat-prokomentuvav-ataku-droniv-na-kreml-mabut-nlo.html</text:a>
</text:p>
      <!--NEWS-->
      <text:h text:style-name="P10" text:outline-level="1">
<text:span text:style-name="T4">
乌克兰将在6月恢复电子声明</text:span>
</text:h>
      <text:p text:style-name="P4">
作者: Ukrinform (Person)</text:p>
      <text:p text:style-name="P4">
出版商: Укринформ (Organization)</text:p>
      <text:p text:style-name="P4">
出版时间: 2023-05-03T19:13:42+03:00</text:p>
      <text:p text:style-name="P4">
修改时间: 2023-05-03T19:13:42+03:00</text:p>
      <text:p text:style-name="P4">
描述: </text:p>
      <text:p text:style-name="P4">
~~Х°Μа激激组Μ。 Usicithemisicitistisithestime.  - I的，。: </text:p>
      <text:p text:style-name="P4">
图片: ["<text:a xlink:type="simple" xlink:href="https://static.ukrinform.com/photos/2021_09/thumb_files/630_360_1631696113-625.jpg" text:style-name="Internet_20_link" text:visited-style-name="Visited_20_Internet_20_Link">
630_360_16316...</text:a>
"]</text:p>
      <text:p text:style-name="P4">
标签: ['Е-декларації', 'Верховна Рада', 'Стефанішина']</text:p>
      <text:p text:style-name="P4">
类型: Article</text:p>
      <!--METADATA-->
      <text:p text:style-name="P4">
<draw:frame draw:style-name="fr1" draw:name="Image167" text:anchor-type="as-char" svg:width="6.9236in" svg:height="3.956343in" draw:z-index="0">
<draw:image xlink:href="../Images/yкринформ/2023-05-03T19-13-42-03-00/630_360_1631696113-625.jpg" xlink:type="simple" xlink:show="embed" xlink:actuate="onLoad" draw:mime-type="image/jpeg"/>
</draw:frame>
Verkhovnarad计划在6月通过恢复电子宣言的法案，在戒严期间登记宣言。</text:p>
      <text:p text:style-name="P4">
乌克林福姆报道，这是由Viceremier-Minister在与记者交流的同时，乌克兰Olga Stephanyshyn的欧洲和欧洲大西洋一体化。</text:p>
      <text:p text:style-name="P4">
“我们从以下事实开始，即我们在宏观财务援助的框架内承担义务，[]内部的义务(https://www.ukrinform.ua/tag-mvf)。进行电子声明，审查SAP的功能以及反腐败主题中的数量更多 - 我们将执行它们，在战争条件下建立电子声明，并在一定的限制下对信息的访问访问，但是此决定将会成为。”  - 说。</text:p>
      <text:p text:style-name="P4">
斯蒂芬妮丝(Stephanishina)强调，该法案将在6月审议，声明将全面恢复，直到2022年2月24日。</text:p>
      <text:p text:style-name="P4">
“将对建立行政ZEC的立法进行修正，即5年监禁将不会在宣言中犯于技术错误； 如果您在基辅隐藏了5套公寓，那么 - 是的，”牧师解释说。</text:p>
      <text:p text:style-name="P4">
<text:span text:style-name="T4">
另请阅读：</text:span>
 <text:a xlink:type="simple" xlink:href="https://www.ukrinform.ua/rubric-society/3689403-u-cpk-vvazaut-za-neobhidne-ponoviti-deklaruvanna.html" text:style-name="Internet_20_link" text:visited-style-name="Visited_20_Internet_20_Link">
</text:a>
她还指出，关于声明的宣传的讨论仍在进行中，在戒严期期间，注册表将不公开，Alydeklants可能会对宣布的发表做出个人决定。</text:p>
      <text:p text:style-name="P4">
正如乌克林福姆(Ukrinform)报道的那样，2022年5月，国家腐败腐败机构指出，官员无需在戒严令期间提交宣言。</text:p>
      <text:p text:style-name="P4">
在议会中考虑<text:a xlink:type="simple" xlink:href="https://www.ukrinform.ua/rubric-polytics/3660871-u-radi-hocut-vidnoviti-edeklaruvanna-pid-cas-voennogo-stanu.html" text:style-name="Internet_20_link" text:visited-style-name="Visited_20_Internet_20_Link">
</text:a>
恢复了电子声明的提交和验证。</text:p>
      <text:p text:style-name="P4">
News Source: <text:a xlink:type="simple" xlink:href="https://www.ukrinform.ua/rubric-polytics/3704327-ukraina-vidnovit-elektronne-deklaruvanna-u-cervni-stefanisina.html" text:style-name="Internet_20_link" text:visited-style-name="Visited_20_Internet_20_Link">
https://www.ukrinform.ua/rubric-polytics/3704327-ukraina-vidnovit-elektronne-deklaruvanna-u-cervni-stefanisina.html</text:a>
</text:p>
      <!--NEWS-->
      <text:h text:style-name="P10" text:outline-level="1">
<text:span text:style-name="T4">
Ukrnafta希望获得Kolomoisky的被捕资产 - 媒体</text:span>
</text:h>
      <text:p text:style-name="P4">
作者: Ukrinform (Person)</text:p>
      <text:p text:style-name="P4">
出版商: Укринформ (Organization)</text:p>
      <text:p text:style-name="P4">
出版时间: 2023-05-03T19:27:49+03:00</text:p>
      <text:p text:style-name="P4">
修改时间: 2023-05-03T19:27:49+03:00</text:p>
      <text:p text:style-name="P4">
描述: Ukrnafta希望获得ukrnaftoburning公司权利的管理，该公司部分属于商人Igor Kolomoisky及其合作伙伴。  - 乌克林。</text:p>
      <text:p text:style-name="P4">
图片: ["<text:a xlink:type="simple" xlink:href="https://static.ukrinform.com/photos/2019_08/thumb_files/630_360_1566981713-835.jpg" text:style-name="Internet_20_link" text:visited-style-name="Visited_20_Internet_20_Link">
630_360_15669...</text:a>
"]</text:p>
      <text:p text:style-name="P4">
标签: ['Арешт', 'Коломойський', 'Укрнафта', 'Майно']</text:p>
      <text:p text:style-name="P4">
类型: Article</text:p>
      <!--METADATA-->
      <text:p text:style-name="P4">
<draw:frame draw:style-name="fr1" draw:name="Image168" text:anchor-type="as-char" svg:width="6.9236in" svg:height="3.956343in" draw:z-index="0">
<draw:image xlink:href="../Images/yкринформ/2023-05-03T19-27-49-03-00/630_360_1566981713-835.jpg" xlink:type="simple" xlink:show="embed" xlink:actuate="onLoad" draw:mime-type="image/jpeg"/>
</draw:frame>
Ukrnaftakhoche获得了Ukrnaftoburn的公司权利，因为此前属于商人Igor Kolomoisky及其合作伙伴。</text:p>
      <text:p text:style-name="P4">
根据乌克林福姆的说法，这在乌克兰夫塔给经济部的信中说明了<text:a xlink:type="simple" xlink:href="https://www.rbc.ua/rus/news/ukrnafta-hoche-otrimati-upravlinnya-areshtovani-1683101445.html" text:style-name="Internet_20_link" text:visited-style-name="Visited_20_Internet_20_Link">
</text:a>
。</text:p>
      <text:p text:style-name="P4">
值得注意的是，该公司希望与“ ukrnaftoburn”，LLC“ Sakhalinske”，LLC“ Sirius-1”和LLC“ East Yuroup Petroleum”进行管理，这些公司更部分地由商人<text:a xlink:type="simple" xlink:href="https://www.ukrinform.ua/tag-kolomojskij" text:style-name="Internet_20_link" text:visited-style-name="Visited_20_Internet_20_Link">
</text:a>
TAI合作伙伴，4月初，根据法院的裁决将其转移到ARMA。</text:p>
      <text:p text:style-name="P4">
该公司辩称，乌克拉纳夫塔(Ukrnafta)有技术扎实的机会来增加天然气的产量，萨哈林运动的石油，因此可以增加石油产品的产量。</text:p>
      <text:p text:style-name="P4">
<text:span text:style-name="T4">
另请阅读：</text:span>
 <text:a xlink:type="simple" xlink:href="https://www.ukrinform.ua/rubric-economy/3700577-arma-sukae-upraviteliv-dla-kompanij-aki-povazani-z-rosneftu-ta-rosatomom.html" text:style-name="Internet_20_link" text:visited-style-name="Visited_20_Internet_20_Link">
</text:a>
据报道，基辅佩切斯克地方法院于2023年4月11日<text:a xlink:type="simple" xlink:href="https://www.ukrinform.ua/rubric-economy/3698115-sud-peredav-korporativni-prava-ukrnaftoburinna-do-arma.html" text:style-name="Internet_20_link" text:visited-style-name="Visited_20_Internet_20_Link">
</text:a>
乌克兰Balanational Agenation的PJSC“ Ukrnaftoburning”，涉及从腐败和其他犯罪获得的资产的搜索，搜索和管理项目(Arma).</text:p>
      <text:p text:style-name="P4">
<text:span text:style-name="T5">
Фото: censor.net.ua</text:span>
</text:p>
      <text:p text:style-name="P4">
News Source: <text:a xlink:type="simple" xlink:href="https://www.ukrinform.ua/rubric-economy/3704333-ukrnafta-hoce-otrimati-v-upravlinna-arestovani-aktivi-kolomojskogo-zmi.html" text:style-name="Internet_20_link" text:visited-style-name="Visited_20_Internet_20_Link">
https://www.ukrinform.ua/rubric-economy/3704333-ukrnafta-hoce-otrimati-v-upravlinna-arestovani-aktivi-kolomojskogo-zmi.html</text:a>
</text:p>
      <!--NEWS-->
      <text:h text:style-name="P10" text:outline-level="1">
<text:span text:style-name="T4">
NSHU介绍了小册子“射击言论自由”</text:span>
</text:h>
      <text:p text:style-name="P4">
作者: Ukrinform (Person)</text:p>
      <text:p text:style-name="P4">
出版商: Укринформ (Organization)</text:p>
      <text:p text:style-name="P4">
出版时间: 2023-05-03T19:35:00+03:00</text:p>
      <text:p text:style-name="P4">
修改时间: 2023-05-03T19:35:00+03:00</text:p>
      <text:p text:style-name="P4">
描述: 世界自由节之际，乌克兰的全国记者联盟展示了小册子“射击言论自由。 记者是俄罗斯军事进攻的目标。”  - 乌克林。</text:p>
      <text:p text:style-name="P4">
图片: ["<text:a xlink:type="simple" xlink:href="https://static.ukrinform.com/photos/2023_05/thumb_files/630_360_1683131508-918.jpg" text:style-name="Internet_20_link" text:visited-style-name="Visited_20_Internet_20_Link">
630_360_16831...</text:a>
", "<text:a xlink:type="simple" xlink:href="https://static.ukrinform.com/photos/2023_05/1683131785-639.jpg" text:style-name="Internet_20_link" text:visited-style-name="Visited_20_Internet_20_Link">
1683131785-63...</text:a>
", "<text:a xlink:type="simple" xlink:href="https://static.ukrinform.com/photos/2023_05/1683131509-854.jpg" text:style-name="Internet_20_link" text:visited-style-name="Visited_20_Internet_20_Link">
1683131509-85...</text:a>
"]</text:p>
      <text:p text:style-name="P4">
标签: ['НСЖУ', 'Журналіст', 'Українська книга']</text:p>
      <text:p text:style-name="P4">
类型: Article</text:p>
      <!--METADATA-->
      <text:p text:style-name="P4">
<draw:frame draw:style-name="fr1" draw:name="Image169" text:anchor-type="as-char" svg:width="6.9236in" svg:height="3.956343in" draw:z-index="0">
<draw:image xlink:href="../Images/yкринформ/2023-05-03T19-35-00-03-00/630_360_1683131508-918.jpg" xlink:type="simple" xlink:show="embed" xlink:actuate="onLoad" draw:mime-type="image/jpeg"/>
</draw:frame>
在世界自由节之际，乌克兰的全国记者联盟被小册子“拍摄言论自由”所压迫。 记者是俄罗斯 - 战争进攻的目标。”</text:p>
      <text:p text:style-name="P4">
演讲在通讯的基辅NSFU新闻中心举行。</text:p>
      <text:p text:style-name="P4">
这本小册子包括新闻工作者的故事，这些记者死于俄罗斯全面入侵乌克兰，乌克兰是俄罗斯被囚禁的媒体工人的历史。 也有遭到编辑委员会的破坏，以及被占领的半岛对克里米亚塔塔尔记者的迫害。</text:p>
      <text:p text:style-name="P4">
<draw:frame draw:style-name="fr1" draw:name="Image170" text:anchor-type="as-char" svg:width="6.9236in" svg:height="4.615733in" draw:z-index="0">
<draw:image xlink:href="../Images/yкринформ/2023-05-03T19-35-00-03-00/1683131785-639.jpg" xlink:type="simple" xlink:show="embed" xlink:actuate="onLoad" draw:mime-type="image/jpeg"/>
</draw:frame>
“我们通过合作伙伴为包括乌克兰在内的新闻工作者提供支持，乌克兰新闻记者之一就是其中之一。 我们帮助乌克兰记者，提供保护设备，培训计划和其他帮助，以确保记者可以安全地工作并继续他们的活动。</text:p>
      <text:p text:style-name="P4">
<text:span text:style-name="T4">
另请阅读：</text:span>
 <text:a xlink:type="simple" xlink:href="https://www.ukrinform.ua/rubric-society/3703982-nszu-v-oon-zaklikala-rosiu-zvilniti-ukrainskogo-zurnalista-dmitra-hiluka.html" text:style-name="Internet_20_link" text:visited-style-name="Visited_20_Internet_20_Link">
<text:span text:style-name="T4">
 nshu </text:span>
</text:a>
她指出，她正在仔细观察乌克兰记者的作品，这些记者站在他们面前。</text:p>
      <text:p text:style-name="P4">
霍巴赫说：“对于我们来说，从第一口听到乌克兰记者的需求，并了解联合国教科文组织和其他捐助者如何帮助您的活动非常重要。”</text:p>
      <text:p text:style-name="P4">
<draw:frame draw:style-name="fr1" draw:name="Image171" text:anchor-type="as-char" svg:width="6.9236in" svg:height="4.615733in" draw:z-index="0">
<draw:image xlink:href="../Images/yкринформ/2023-05-03T19-35-00-03-00/1683131509-854.jpg" xlink:type="simple" xlink:show="embed" xlink:actuate="onLoad" draw:mime-type="image/jpeg"/>
</draw:frame>
据乌克林福姆报道，5月3日，庆祝世界新闻自由日。</text:p>
      <text:p text:style-name="P4">
根据国家记者联盟的说法，<text:a xlink:type="simple" xlink:href="https://www.ukrinform.ua/rubric-society/3704123-vid-pocatku-povnomasstabnogo-vtorgnenna-v-ukraini-zaginuli-57-zurnalistiv.html" text:style-name="Internet_20_link" text:visited-style-name="Visited_20_Internet_20_Link">
</text:a>
 .</text:p>
      <text:p text:style-name="P4">
News Source: <text:a xlink:type="simple" xlink:href="https://www.ukrinform.ua/rubric-society/3704335-nszu-prezentuvala-buklet-rozstrilana-svoboda-slova.html" text:style-name="Internet_20_link" text:visited-style-name="Visited_20_Internet_20_Link">
https://www.ukrinform.ua/rubric-society/3704335-nszu-prezentuvala-buklet-rozstrilana-svoboda-slova.html</text:a>
</text:p>
      <!--NEWS-->
      <text:h text:style-name="P10" text:outline-level="1">
<text:span text:style-name="T4">
国防军反映了大约30个俄罗斯人在四个方向上攻击</text:span>
</text:h>
      <text:p text:style-name="P4">
作者: Ukrinform (Person)</text:p>
      <text:p text:style-name="P4">
出版商: Укринформ (Organization)</text:p>
      <text:p text:style-name="P4">
出版时间: 2023-05-03T19:37:31+03:00</text:p>
      <text:p text:style-name="P4">
修改时间: 2023-05-03T19:37:31+03:00</text:p>
      <text:p text:style-name="P4">
描述: 乌克兰的防御部队在白天击退了俄罗斯军队在莱曼，巴赫穆特，阿维迪夫和玛丽斯基的大约30次袭击。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 '#stoprussia']</text:p>
      <text:p text:style-name="P4">
类型: Article</text:p>
      <!--METADATA-->
      <text:p text:style-name="P4">
<draw:frame draw:style-name="fr1" draw:name="Image172" text:anchor-type="as-char" svg:width="6.9236in" svg:height="3.956343in" draw:z-index="0">
<draw:image xlink:href="../Images/yкринформ/2023-05-03T19-37-31-03-00/630_360_1682620469-597.jpg" xlink:type="simple" xlink:show="embed" xlink:actuate="onLoad" draw:mime-type="image/jpeg"/>
</draw:frame>
当天，乌克兰杜兰的西拉斯(Ukrainian Debran)的西拉斯(Silas)击退了俄罗斯纳利曼斯克(Nalimansk)，巴赫穆特(Bakhmut)，阿夫迪夫(Avdiiv)和马林斯克(Marinsk)的大约30次袭击。</text:p>
      <text:p text:style-name="P4">
根据乌克林福姆的说法，乌克兰武装部队的总参谋部报告了紫外线<text:a xlink:type="simple" xlink:href="https://www.facebook.com/GeneralStaff.ua/posts/pfbid02yM9WCQsK5sDmFjR4GCs2yPfwr2xTWTY2c6EzfHGouEnTeJyvBWBrbomHcQbPhkLKl" text:style-name="Internet_20_link" text:visited-style-name="Visited_20_Internet_20_Link">
</text:a>
.</text:p>
      <text:p text:style-name="P4">
“Противник і надалі зосереджує основні зусилля на веденні наступальних дій наЛиманському, Бахмутському, Авдіївському та Мар’їнському напрямках, де протягомдоби підрозділи Сил оборони України відбили близько 30 атак. Найзапекліші боїведуться за Бахмут та Мар’їнку”, - ідеться в повідомленні.</text:p>
      <text:p text:style-name="P4">
В Генштабі нагадали, що цієї доби, вночі, росія завдала чергового масованогоудару по території України, застосувавши ударні безпілотні літальні апаратиShahed-136/131. 21 із 26 цих дронів знищили українські захисники.</text:p>
      <text:p text:style-name="P4">
Загалом ворог завдав два ракетних та 41 авіаційний удари, здійснив близько 25обстрілів з реактивних систем залпового вогню по позиціях Сил оборони Українита населених пунктах. Постраждали мирні жителі, зруйновано та пошкодженоприватні житлові будинки та інша цивільна інфраструктура.</text:p>
      <text:p text:style-name="P4">
<text:span text:style-name="T4">
Читайте також:</text:span>
 <text:a xlink:type="simple" xlink:href="https://www.ukrinform.ua/rubric-ato/3704206-na-limanokupanskomu-napramku-zsu-znisili-36-okupantiv-ponad-sotnu-poranili.html" text:style-name="Internet_20_link" text:visited-style-name="Visited_20_Internet_20_Link">
 </text:a>
整个乌克兰的火箭和航空罢工的可能性很高。</text:p>
      <text:p text:style-name="P4">
据总参谋部称，发现了<text:span text:style-name="T4">
 Volynskyi </text:span>
和<text:span text:style-name="T4">
 Polissya的指示</text:span>
发现了敌人进攻性团体的迹象。 在白俄罗斯垃圾填埋场准备俄罗斯领土部队人员的培训。</text:p>
      <text:p text:style-name="P4">
在<text:span text:style-name="T4">
 Siverskyi </text:span>
和<text:span text:style-name="T4">
 Slobozhansky的指示</text:span>
侵略者在与俄罗斯联邦的乌克兰边境地区保留了军事接待。 同时，他对布奇卡·切尼希夫地区定居点进行了炮兵和迫击炮炮击； Basivka，Yunnavka，Zozillya，Sumy地区以及一百个哥萨克，Gurvy Cossack，Baranivka，Red Dawn，Sagittarius，Hatcha，Hatcha，Vovchansky Farms和Mykolaivka和Mykolaivka在Kharkiv地区。</text:p>
      <text:p text:style-name="P4">
在<text:span text:style-name="T4">
 kupyansk的方向</text:span>
俄罗斯进攻行动没有进行大炮和迫击炮炮击，是杨树，卡米安卡，菲洛利夫卡，两年，西方，西方，莱曼，莱曼第一，kislovka，kislovka，starch，starch，布雷斯特，布雷斯特，哈基夫地区。在<text:span text:style-name="T4">
 bakhmut方向</text:span>
敌人继续采取进攻行动。 它正在巴赫穆特(Bakhmut)进行。 入侵者在纽约居住的方向的袭击没有成功。 Orykhovo-vasylivka，Bakhmut，Ivanivske，Yar，White Mountain，North和South以及纽约州立大学地区受伤。</text:p>
      <text:p text:style-name="P4">
<text:span text:style-name="T4">
另请阅读：</text:span>
 <text:a xlink:type="simple" xlink:href="https://www.ukrinform.ua/rubric-ato/3704191-situacia-pid-bahmutom-vorog-majze-400-raziv-obstrilav-pozicii-zsu-vidbulos-11-boezitknen.html" text:style-name="Internet_20_link" text:visited-style-name="Visited_20_Internet_20_Link">
</text:a>
在<text:span text:style-name="T4">
 Avdeevsky方向</text:span>
敌人在Severtevodonetsk地区进行了进攻行动，没有成功。 他还向Novokalinovo，Berdychi，Avdiivka，Tonyne，Karlovka，Netaylovo和Pervomaisko开除。</text:p>
      <text:p text:style-name="P4">
在<text:span text:style-name="T4">
海洋方向</text:span>
敌人试图改善战术。 白天，乌克兰捍卫者反映了Marinka和Novomikhailivka地区的众多袭击。 此外，顿涅茨克地区的敌对炮击。</text:p>
      <text:p text:style-name="P4">
在<text:span text:style-name="T4">
采矿方向</text:span>
敌人制造<text:a xlink:type="simple" xlink:href="https://www.ukrinform.ua/tag-obstril" text:style-name="Internet_20_link" text:visited-style-name="Visited_20_Internet_20_Link">
</text:a>
碳，顿悟，诺瓦克兰卡，普赖切斯蒂夫卡，戈尔登·尼瓦和沙赫塔尔·顿涅茨克地区的定居点。</text:p>
      <text:p text:style-name="P4">
在<text:span text:style-name="T4">
 zaporizhzhya </text:span>
和<text:span text:style-name="T4">
 kherson的指示</text:span>
侵略者捍卫。 Gulyaipole，Malutomka，Novodanylivka，Orikhiv，Novoandriivka和Kamianske Zaporizhhya地区； dnipropetrovsk中的kapulivka; 安东诺夫卡和赫尔森。</text:p>
      <text:p text:style-name="P4">
为了某种方式保护其人员免受暂时捕获的领土上乌克兰的火灾损害，敌人继续使用当地人口。 在私人住宅之间的俄罗斯俄罗斯入侵者的定居点中，当地人放置了他们的单位。</text:p>
      <text:p text:style-name="P4">
据总参谋部称，国防军的航空公司每天引起了敌人人员重点的三个节奏。 此外，在这一天，捍卫者摧毁了5种不同类型的无人机侦察，并摧毁了一只柳叶刀。</text:p>
      <text:p text:style-name="P4">
火箭部队和炮兵的单位袭击了俄罗斯联邦弹药军的活力Silay集中。</text:p>
      <text:p text:style-name="P4">
正如乌克林福姆报道的，乌克兰的国防军从2022年2月24日至2023年3月3日<text:a xlink:type="simple" xlink:href="https://www.ukrinform.ua/rubric-ato/3703928-zsu-likviduvali-vze-191-940-rosijskih-zagarbnikiv.html" text:style-name="Internet_20_link" text:visited-style-name="Visited_20_Internet_20_Link">
</text:a>
，有520人 - 联合日。</text:p>
      <text:p text:style-name="P4">
_foto：武装部队总参谋部</text:p>
      <text:p text:style-name="P4">
News Source: <text:a xlink:type="simple" xlink:href="https://www.ukrinform.ua/rubric-ato/3704336-sili-oboroni-vidbili-blizko-30-atak-rosian-na-cotiroh-napramkah.html" text:style-name="Internet_20_link" text:visited-style-name="Visited_20_Internet_20_Link">
https://www.ukrinform.ua/rubric-ato/3704336-sili-oboroni-vidbili-blizko-30-atak-rosian-na-cotiroh-napramkah.html</text:a>
</text:p>
      <!--NEWS-->
      <text:h text:style-name="P10" text:outline-level="1">
<text:span text:style-name="T4">
乌克兰峰会的联合声明 - 北欧</text:span>
</text:h>
      <text:p text:style-name="P4">
作者: Ukrinform (Person)</text:p>
      <text:p text:style-name="P4">
出版商: Укринформ (Organization)</text:p>
      <text:p text:style-name="P4">
出版时间: 2023-05-03T19:39:00+03:00</text:p>
      <text:p text:style-name="P4">
修改时间: 2023-05-03T19:39:00+03:00</text:p>
      <text:p text:style-name="P4">
描述: 乌克兰和北欧五个国家的领导人 - 芬兰，丹麦，冰岛，挪威和瑞典在赫尔辛基举行的峰会之后发表了联合声明。  - 乌克林。</text:p>
      <text:p text:style-name="P4">
图片: ["<text:a xlink:type="simple" xlink:href="https://static.ukrinform.com/photos/2023_05/thumb_files/630_360_1683132297-175.jpg" text:style-name="Internet_20_link" text:visited-style-name="Visited_20_Internet_20_Link">
630_360_16831...</text:a>
"]</text:p>
      <text:p text:style-name="P4">
标签: ['Фінляндія', 'НАТО', 'Зеленський']</text:p>
      <text:p text:style-name="P4">
类型: Article</text:p>
      <!--METADATA-->
      <text:p text:style-name="P4">
<draw:frame draw:style-name="fr1" draw:name="Image173" text:anchor-type="as-char" svg:width="6.9236in" svg:height="3.956343in" draw:z-index="0">
<draw:image xlink:href="../Images/yкринформ/2023-05-03T19-39-00-03-00/630_360_1683132297-175.jpg" xlink:type="simple" xlink:show="embed" xlink:actuate="onLoad" draw:mime-type="image/jpeg"/>
</draw:frame>
北欧的领导人和五个国家 - 芬兰，丹麦，冰岛，挪威，就赫尔辛基峰会的结果发表了联合声明。</text:p>
      <text:p text:style-name="P4">
Ukrinform提供了[]发表的声明的全文(https://www.president.gov.ua/news/spilna-zayava-samitu-ukrayina-pivnichna-yevropa-v-m-gelsinki-82613)。</text:p>
      <text:p text:style-name="P4">
乌克兰和北欧五个国家的领导人证实了他们对俄罗斯对乌克兰的激进战争的明确表达。 乌克兰在实现其不可剥夺的权利自我防御的情况下，从这种未经加工和不合理的攻击中进行了极端决心。 罗西娅立即，完全，无条件地从其国际认可的边界内撤出其所有部队。</text:p>
      <text:p text:style-name="P4">
<text:span text:style-name="T4">
另请阅读：</text:span>
 <text:a xlink:type="simple" xlink:href="https://www.ukrinform.ua/rubric-polytics/3704310-spilna-preskonferencia-zelenskogo-ta-ucasnikiv-samitu-krain-pivnicnoi-evropi.html" text:style-name="Internet_20_link" text:visited-style-name="Visited_20_Internet_20_Link">
</text:a>
北欧国家在其国际公认的边界内奉献，主权和领土完整。 北欧将根据需要继续其政治，金融，人道主义和军事支持，无论是在北欧，以及欧洲联盟，北约，联合国和其他格式的国际合作，都将在北欧分开和共同的。</text:p>
      <text:p text:style-name="P4">
北欧国家为乌克兰提供了相当大的军事援助，并转移了各种武器，包括昂贵的原型防御系统，主豹战车，战斗车以及炮兵系统和弹药。 考虑到军事和国防材料，自2022年2月以来提供给乌克兰的北欧国家援助包的总成本约为44亿欧元。 由于准备了新的包裹，因此将继续进行军事支持，并不断考虑乌克兰最紧急的不可避免的需求以增强其防御能力。 美国国防防御的联系小组(SO称为Ramstein格式组)这是这些国际努力的重要协调论坛。</text:p>
      <text:p text:style-name="P4">
除了国家贡献外，北欧还积极参与欧盟：通过欧洲和平基金会向乌克兰提供军事援助，并通过欧盟传教士援助为乌克兰军人准备。除军事援助外，北欧的所有国家还向乌克兰提供了平民援助，包括金融，人道主义和紧急支持。 自2022年2月以来，自2022年2月以来，这些全国北欧活动的一般性增长了15亿欧元，并将继续增长。</text:p>
      <text:p text:style-name="P4">
北欧国家以乌克兰的主权和领土诚信为基础的公正和古老的和平支持乌克兰的倡议。乌克兰提出的和平公式包含许多重要目标，并且北欧国家已经在起作用。 北欧国家准备与乌克兰合作，以确保最广泛的参与乌克兰和平和全球世界的实施。</text:p>
      <text:p text:style-name="P4">
乌克兰和北欧国家强调了他们对战争肇事者和其他与俄罗斯对乌克兰的激进战争有关的残酷种族的责任。 北欧国家的国家欢迎目前与乌克兰合作的国际努力，以创建适当的机制来承担责任(特别法庭)就侵略罪的刑事起诉而言。在这种情况下，国际支持层支持起着重要作用。 因此，通过参加主要团体以确保对乌克兰的犯罪责任，北欧国家鼓励其他国家加入并增加国际对建立法庭的支持。北欧国家祝贺在新的国际调查中心协议，以实现新的国际调查中心对乌克兰的侵略性侵略(ICPA)海牙和希望肥皂开始工作。</text:p>
      <text:p text:style-name="P4">
<text:span text:style-name="T4">
另请阅读：</text:span>
 <text:a xlink:type="simple" xlink:href="https://www.ukrinform.ua/rubric-polytics/3704253-zelenskij-zustrivsa-zi-spikerom-parlamentu-finlandii-ta-glavou-uradu-norvegii.html" text:style-name="Internet_20_link" text:visited-style-name="Visited_20_Internet_20_Link">
<text:span text:style-name="T4">
芬兰</text:span>
</text:a>
乌克兰和北欧国家证实了国际刑事法院检察官对调查的支持，这是一步，法院颁发的法院逮捕了法院。</text:p>
      <text:p text:style-name="P4">
乌克兰和北欧同意有必要通过进一步的制裁来削弱罗西继续非法侵略性战争的能力来增加对俄罗斯的集体压力。 应该有加剧和强度，以确保有效实施制裁，预防和普罗蒂亚绕过第三国和第三国的制裁。<text:span text:style-name="T4">
另请阅读：</text:span>
 <text:a xlink:type="simple" xlink:href="https://www.ukrinform.ua/rubric-ato/3704167-prezident-finlandii-anonsuvav-novij-paket-vijskovoi-dopomogi-ukraini.html" text:style-name="Internet_20_link" text:visited-style-name="Visited_20_Internet_20_Link">
<text:span text:style-name="T4">
芬兰</text:span>
</text:a>
战后，北欧国家与国际组织和合作伙伴一起必须参加乌克兰的恢复和重建。 乌扎扎拉斯对雄心勃勃和长期合作的基础奠定基础，这将帮助和帮助乌克兰人民恢复自己的国家。实现所有相关合作伙伴，包括私营公司，国际和北欧金融机构，以确保确保乌克兰的财政支持，投资和投资。</text:p>
      <text:p text:style-name="P4">
乌克兰及其人民的未来是欧洲 - 大西洋家庭。 欧盟已经认识到欧洲的乌克兰观点，并赋予了乌克兰的候选国家地位。北欧 - 欧盟成员将强烈支持乌克兰实施改革过程，并符合对乌克兰的实施，并符合对乌克兰的实施。入境开始和年底的开始。 同时，在不久的将来，北欧国家将继续致力于维持乌克兰的恒定高级民间援助，尤其是通过各种欧盟机制。</text:p>
      <text:p text:style-name="P4">
<text:span text:style-name="T4">
另请阅读：</text:span>
 <text:a xlink:type="simple" xlink:href="https://www.ukrinform.ua/rubric-polytics/3704153-zelenskij-i-niinisto-proveli-spilnu-preskonferenciu.html" text:style-name="Internet_20_link" text:visited-style-name="Visited_20_Internet_20_Link">
<text:span text:style-name="T4">
 Zelensky </text:span>
</text:a>
在北约活动的框架内，北欧的所有国家都继续搬迁到乌克兰的直接支持，这有助于大幅扩大北约援助方案向乌克兰。 乌克兰必须选择安全措施。 在2008年的北约布加勒斯特峰会上，它同意乌克兰将成为北约的成员。 公开的门政策基于《华盛顿条约》。 乌克兰已于2022年9月正式采用北约加速会员程序。 北约北约北约国家将继续为乌克兰提供预先成员的道路。 甚至在乌克兰之前，其安全性就对联盟变得非常好。 乌克兰和北欧 - 北约成员正在等待北约在2023年的北约维尔纽斯峰会上解决这些问题。 北欧国家将继续支持乌克兰捍卫自己的能力。</text:p>
      <text:p text:style-name="P4">
照片：yle.fi</text:p>
      <text:p text:style-name="P4">
News Source: <text:a xlink:type="simple" xlink:href="https://www.ukrinform.ua/rubric-polytics/3704340-spilna-zaava-samitu-ukraina-pivnicna-evropa.html" text:style-name="Internet_20_link" text:visited-style-name="Visited_20_Internet_20_Link">
https://www.ukrinform.ua/rubric-polytics/3704340-spilna-zaava-samitu-ukraina-pivnicna-evropa.html</text:a>
</text:p>
      <!--NEWS-->
      <text:h text:style-name="P10" text:outline-level="1">
<text:span text:style-name="T4">
万事达卡的排除者已成为世界银行的新总统</text:span>
</text:h>
      <text:p text:style-name="P4">
作者: Ukrinform (Person)</text:p>
      <text:p text:style-name="P4">
出版商: Укринформ (Organization)</text:p>
      <text:p text:style-name="P4">
出版时间: 2023-05-03T19:41:00+03:00</text:p>
      <text:p text:style-name="P4">
修改时间: 2023-05-03T19:41:00+03:00</text:p>
      <text:p text:style-name="P4">
描述: 世界银行执行委员会批准担任前万事达卡执行董事阿贾·班加（Ajia Banga）的主席。  - 乌克林。</text:p>
      <text:p text:style-name="P4">
图片: ["<text:a xlink:type="simple" xlink:href="https://static.ukrinform.com/photos/2023_05/thumb_files/630_360_1683132553-320.jpg" text:style-name="Internet_20_link" text:visited-style-name="Visited_20_Internet_20_Link">
630_360_16831...</text:a>
"]</text:p>
      <text:p text:style-name="P4">
标签: ['Mastercard', 'Призначення', 'Світовий банк']</text:p>
      <text:p text:style-name="P4">
类型: Article</text:p>
      <!--METADATA-->
      <text:p text:style-name="P4">
<draw:frame draw:style-name="fr1" draw:name="Image174" text:anchor-type="as-char" svg:width="6.9236in" svg:height="3.956343in" draw:z-index="0">
<draw:image xlink:href="../Images/yкринформ/2023-05-03T19-41-00-03-00/630_360_1683132553-320.jpg" xlink:type="simple" xlink:show="embed" xlink:actuate="onLoad" draw:mime-type="image/jpeg"/>
</draw:frame>
世界银行执行人已批准了前万事达卡执行董事阿贾·班加(Ajia Banga)的总裁。</text:p>
      <text:p text:style-name="P4">
这是乌克林福姆要求的美国财政部长珍妮特·埃伦(Janet Ellen)的问候声明中指出的。</text:p>
      <text:p text:style-name="P4">
“I sincerely congratulate Ajia Banga on the election of the President of the World Bank. Azhay Banga将把必要的领导能力和管理技能，生活经验和在发展中市场的工作以及金融工厂的知识带入这一重要职位。”美国财政部负责人强调。</text:p>
      <text:p text:style-name="P4">
她强调，班加会前进<text:a xlink:type="simple" xlink:href="https://www.ukrinform.ua/tag-svitovij-bank" text:style-name="Internet_20_link" text:visited-style-name="Visited_20_Internet_20_Link">
</text:a>
在他历史上的关键时刻。</text:p>
      <text:p text:style-name="P4">
“阿杰(Ajay)意识到，我们面临的挑战 - 从对抗变化，大流行和动荡的斗争，到消除与共同繁荣欺骗的极端贫困，都是密切相关的。”</text:p>
      <text:p text:style-name="P4">
<text:span text:style-name="T4">
另请阅读：</text:span>
 <text:a xlink:type="simple" xlink:href="https://www.ukrinform.ua/rubric-vidbudova/3697571-svitovij-bank-stane-odnim-iz-klucovih-partneriv-u-vidnovlenni-ukraini-premer.html" text:style-name="Internet_20_link" text:visited-style-name="Visited_20_Internet_20_Link">
<text:span text:style-name="T4">
世界</text:span>
 <text:span text:style-name="T4">
银行</text:span>
</text:a>
美国财政部负责人强调，正在制定美国和其他国家，以扩大世界银行和其他多边发展银行的机遇，以应对全球挑战。</text:p>
      <text:p text:style-name="P4">
据报道，世界银行局长的候选人资格提议美国总统，并得到乌克兰安全局执行委员会的批准。</text:p>
      <text:p text:style-name="P4">
阿贾伊·班加(Ajay Banga)的权力将于6月2日生效，他将改动玛拉萨(Malassa)的委员会，玛拉萨(Malassa)的候选人资格已由唐纳德·特朗普(Donald Trump)提名，并担任金融机构负责人已有四年了。</text:p>
      <text:p text:style-name="P4">
<text:span text:style-name="T5">
照片：彭博</text:span>
</text:p>
      <text:p text:style-name="P4">
News Source: <text:a xlink:type="simple" xlink:href="https://www.ukrinform.ua/rubric-economy/3704342-ekskerivnik-mastercard-adzaj-banga-stav-novim-prezidentom-svitovogo-banku.html" text:style-name="Internet_20_link" text:visited-style-name="Visited_20_Internet_20_Link">
https://www.ukrinform.ua/rubric-economy/3704342-ekskerivnik-mastercard-adzaj-banga-stav-novim-prezidentom-svitovogo-banku.html</text:a>
</text:p>
      <!--NEWS-->
      <text:h text:style-name="P10" text:outline-level="1">
<text:span text:style-name="T4">
欧洲电视网将在乌克兰林荫大道上行动，称为“发现乌克兰”</text:span>
</text:h>
      <text:p text:style-name="P4">
作者: Ukrinform (Person)</text:p>
      <text:p text:style-name="P4">
出版商: Укринформ (Organization)</text:p>
      <text:p text:style-name="P4">
出版时间: 2023-05-03T19:41:31+03:00</text:p>
      <text:p text:style-name="P4">
修改时间: 2023-05-03T19:41:31+03:00</text:p>
      <text:p text:style-name="P4">
描述: 在将在利物浦举行的歌曲大赛“ Eurovision-2023”中，乌克兰林荫大道被称为Discover Ukraine将于5月3日至5月14日开展业务。  - 乌克林。</text:p>
      <text:p text:style-name="P4">
图片: ["<text:a xlink:type="simple" xlink:href="https://static.ukrinform.com/photos/2023_01/thumb_files/630_360_1675157591-243.jpeg" text:style-name="Internet_20_link" text:visited-style-name="Visited_20_Internet_20_Link">
630_360_16751...</text:a>
", "<text:a xlink:type="simple" xlink:href="https://static.ukrinform.com/photos/2023_05/1683121553-754.jpg" text:style-name="Internet_20_link" text:visited-style-name="Visited_20_Internet_20_Link">
1683121553-75...</text:a>
", "<text:a xlink:type="simple" xlink:href="https://static.ukrinform.com/photos/2023_05/1683131986-472.jpg" text:style-name="Internet_20_link" text:visited-style-name="Visited_20_Internet_20_Link">
1683131986-47...</text:a>
", "<text:a xlink:type="simple" xlink:href="https://static.ukrinform.com/photos/2023_05/1683132021-738.jpg" text:style-name="Internet_20_link" text:visited-style-name="Visited_20_Internet_20_Link">
1683132021-73...</text:a>
", "<text:a xlink:type="simple" xlink:href="https://static.ukrinform.com/photos/2023_05/1683131948-844.jpg" text:style-name="Internet_20_link" text:visited-style-name="Visited_20_Internet_20_Link">
1683131948-84...</text:a>
"]</text:p>
      <text:p text:style-name="P4">
标签: ['Джамала', 'Джапарова', 'Євробачення', 'Конкурс', 'Ліверпуль']</text:p>
      <text:p text:style-name="P4">
类型: Article</text:p>
      <!--METADATA-->
      <text:p text:style-name="P4">
<draw:frame draw:style-name="fr1" draw:name="Image175" text:anchor-type="as-char" svg:width="6.9236in" svg:height="3.956343in" draw:z-index="0">
<draw:image xlink:href="../Images/yкринформ/2023-05-03T19-41-31-03-00/630_360_1675157591-243.jpeg" xlink:type="simple" xlink:show="embed" xlink:actuate="onLoad" draw:mime-type="image/jpeg"/>
</draw:frame>
饮食竞赛“ Eurovision-2023”将在利物浦举行，将在3至14日运作，乌克兰林荫大道被称为Discover Ukraine。</text:p>
      <text:p text:style-name="P4">
乌克兰乌克兰媒体中心乌克兰(Ukraine)的简报中，乌克兰第一任外交大臣乌克兰(Ukrine)据报道。</text:p>
      <text:p text:style-name="P4">
“从5月3日到5月14日，乌克兰林荫大道被称为Discover Ukraine将在利物浦运营，这将是专门用于Purel Ukraine的20个小屋中的6个。三个在厨房和时尚中，其中一项将致力于促进乌克兰的乌克兰， “ Dzhaparova说。</text:p>
      <text:p text:style-name="P4">
<draw:frame draw:style-name="fr1" draw:name="Image176" text:anchor-type="as-char" svg:width="6.9236in" svg:height="4.615733in" draw:z-index="0">
<draw:image xlink:href="../Images/yкринформ/2023-05-03T19-41-31-03-00/1683121553-754.jpg" xlink:type="simple" xlink:show="embed" xlink:actuate="onLoad" draw:mime-type="image/jpeg"/>
</draw:frame>
Emine Dzhaparova</text:p>
      <text:p text:style-name="P4">
她指出，乌克兰厨师耶夫根(Yevgeny)将在木屋之一中被烟熏梨和克里米亚塔塔尔·切布雷克斯(Crimean Tatar Chebureks)堵塞。</text:p>
      <text:p text:style-name="P4">
同样在利物浦，将有一个欧洲节日，将呈现24个文化比例，其中19个将与英国和乌克兰艺术家的合作进行。</text:p>
      <text:p text:style-name="P4">
<draw:frame draw:style-name="fr1" draw:name="Image177" text:anchor-type="as-char" svg:width="6.9236in" svg:height="4.615733in" draw:z-index="0">
<draw:image xlink:href="../Images/yкринформ/2023-05-03T19-41-31-03-00/1683131986-472.jpg" xlink:type="simple" xlink:show="embed" xlink:actuate="onLoad" draw:mime-type="image/jpeg"/>
</draw:frame>
弗拉基米尔·希科(Vladimir Sheiko)</text:p>
      <text:p text:style-name="P4">
“我们在长时间的对话中说服了英国合作伙伴，我们需要专注于娱乐内容，但也给予了尽可能多的语音艺术家，他们还将播放那些令人难以置信的困难，因为今天乌克兰社会通过了。对我们来说，”乌克兰研究所总经理Volodymyr Sheiko说。</text:p>
      <text:p text:style-name="P4">
<text:span text:style-name="T4">
另请阅读：</text:span>
 <text:a xlink:type="simple" xlink:href="https://www.ukrinform.ua/rubric-culture/3704244-kulturna-programa-ukraini-na-evrobacenni-prohoditime-pid-gaslom-za-so-mi-boremosa-dzaparova.html" text:style-name="Internet_20_link" text:visited-style-name="Visited_20_Internet_20_Link">
</text:a>
在将要介绍的项目中：现代多媒体歌剧“ Chornobyldorf”，乌克兰艺术家凯蒂·布奇奇(Katie Buchach)的作品“ izium-lilterpool”，Rave Ukraine等。</text:p>
      <text:p text:style-name="P4">
特别是，5月11日，在利物浦乌克兰歌手贾马尔(Jamal)的陪同下，由Filaramonic BBC乐团伴随着基于克里米亚·塔塔尔(Crimean Tatar)的民间歌曲的新的Qirim音乐专辑。</text:p>
      <text:p text:style-name="P4">
<draw:frame draw:style-name="fr1" draw:name="Image178" text:anchor-type="as-char" svg:width="6.9236in" svg:height="4.615733in" draw:z-index="0">
<draw:image xlink:href="../Images/yкринформ/2023-05-03T19-41-31-03-00/1683132021-738.jpg" xlink:type="simple" xlink:show="embed" xlink:actuate="onLoad" draw:mime-type="image/jpeg"/>
</draw:frame>
贾马拉歌手专辑的首次演讲将于5月5日在国家歌剧院Vykiyev举行。</text:p>
      <text:p text:style-name="P4">
文化和信息政策副部长加利纳·格里戈伦科(Galina Grigorenko)居住在屏幕上的欧洲电视网期间，将向乌克兰各个角落展示视频。</text:p>
      <text:p text:style-name="P4">
<draw:frame draw:style-name="fr1" draw:name="Image179" text:anchor-type="as-char" svg:width="6.9236in" svg:height="4.615733in" draw:z-index="0">
<draw:image xlink:href="../Images/yкринформ/2023-05-03T19-41-31-03-00/1683131948-844.jpg" xlink:type="simple" xlink:show="embed" xlink:actuate="onLoad" draw:mime-type="image/jpeg"/>
</draw:frame>
Galina Grigorenko</text:p>
      <text:p text:style-name="P4">
“对我们而言，一方面出现在那里，另一方面要解释为什么会发生这种情况。正如所说，这是历史上的第一次，这是在另一个国家代表谈判使战争一词脱离现场。我们很高兴我们听到了我们的声音。”</text:p>
      <text:p text:style-name="P4">
正如乌克林福姆报道的那样，乌勒普尔(Ullerpool)将在乌克兰(Ullerpool)举行歌曲比赛“ Eurovision-2023”之后，乌克兰赢得了Kalush乐团与Songstefania的2022年比赛，他无法满足由于担忧而进行比赛的要求。</text:p>
      <text:p text:style-name="P4">
比赛的半决赛将于5月9日至11日，决赛 -  5月13日。 乌克兰将以钢铁之歌代表乌克兰。</text:p>
      <text:p text:style-name="P4">
News Source: <text:a xlink:type="simple" xlink:href="https://www.ukrinform.ua/rubric-culture/3704337-na-evrobacenni-diatime-ukrainskij-bulvar-pid-nazvou-discover-ukraine.html" text:style-name="Internet_20_link" text:visited-style-name="Visited_20_Internet_20_Link">
https://www.ukrinform.ua/rubric-culture/3704337-na-evrobacenni-diatime-ukrainskij-bulvar-pid-nazvou-discover-ukraine.html</text:a>
</text:p>
      <!--NEWS-->
      <text:h text:style-name="P10" text:outline-level="1">
<text:span text:style-name="T4">
库勒巴（Kuleba）欢迎欧盟对5亿欧元的欧盟决定生产弹药</text:span>
</text:h>
      <text:p text:style-name="P4">
作者: Ukrinform (Person)</text:p>
      <text:p text:style-name="P4">
出版商: Укринформ (Organization)</text:p>
      <text:p text:style-name="P4">
出版时间: 2023-05-03T19:49:47+03:00</text:p>
      <text:p text:style-name="P4">
修改时间: 2023-05-03T19:49:47+03:00</text:p>
      <text:p text:style-name="P4">
描述: 乌克兰Dmytro Kuleba外交部长祝贺欧盟长期以来的欧盟决定为5亿欧元分配炮兵弹药和导弹的生产。  - 乌克林。</text:p>
      <text:p text:style-name="P4">
图片: ["<text:a xlink:type="simple" xlink:href="https://static.ukrinform.com/photos/2022_05/thumb_files/630_360_1652785150-601.jpg" text:style-name="Internet_20_link" text:visited-style-name="Visited_20_Internet_20_Link">
630_360_16527...</text:a>
"]</text:p>
      <text:p text:style-name="P4">
标签: ['Євросоюз', 'Дмитро Кулеба', 'Боєприпаси', 'Війна з росією']</text:p>
      <text:p text:style-name="P4">
类型: Article</text:p>
      <!--METADATA-->
      <text:p text:style-name="P4">
<draw:frame draw:style-name="fr1" draw:name="Image180" text:anchor-type="as-char" svg:width="6.9236in" svg:height="3.956343in" draw:z-index="0">
<draw:image xlink:href="../Images/yкринформ/2023-05-03T19-49-47-03-00/630_360_1652785150-601.jpg" xlink:type="simple" xlink:show="embed" xlink:actuate="onLoad" draw:mime-type="image/jpeg"/>
</draw:frame>
乌克兰乌克兰Dmytro Kuleba部长祝贺欧盟长期以来的决定，要求分配5亿欧元的炮兵胸部和导弹。</text:p>
      <text:p text:style-name="P4">
乌克兰外交负责人在<text:a xlink:type="simple" xlink:href="https://twitter.com/DmytroKuleba/status/1653795695608954880" text:style-name="Internet_20_link" text:visited-style-name="Visited_20_Internet_20_Link">
</text:a>
，报道乌克林福姆。</text:p>
      <text:p text:style-name="P4">
“我祝贺欧盟长期以来的决定，要求分配5亿欧元的炮兵弹药和导弹与防御行业的生产<text:a xlink:type="simple" xlink:href="https://www.ukrinform.ua/tag-evrosouz" text:style-name="Internet_20_link" text:visited-style-name="Visited_20_Internet_20_Link">
</text:a>
。 增加产量将确保乌克兰武装力量的需求。 我们期望的一步和欧盟对乌克兰的签名支持。”他说。</text:p>
      <text:p text:style-name="P4">
<text:span text:style-name="T4">
另请阅读：</text:span>
 <text:a xlink:type="simple" xlink:href="https://www.ukrinform.ua/rubric-ato/3704284-es-nadast-ukraini-boepripasiv-na-2-milardi-smigal.html" text:style-name="Internet_20_link" text:visited-style-name="Visited_20_Internet_20_Link">
<text:span text:style-name="T4">
 shmigal </text:span>
</text:a>
库勒巴指出，他特别赞赏欧洲委员会实施这项倡议的努力。</text:p>
      <text:p text:style-name="P4">
正如乌克林福姆报道的<text:a xlink:type="simple" xlink:href="https://www.ukrinform.ua/rubric-ato/3704148-evrokomisia-uhvalila-akt-z-pidtrimki-virobnictva-boepripasiv-dla-ukraini.html" text:style-name="Internet_20_link" text:visited-style-name="Visited_20_Internet_20_Link">
</text:a>
实施欧洲理事会关于国防工业消失消失的决定，包括向乌克兰弹药的紧急供应。</text:p>
      <text:p text:style-name="P4">
<text:span text:style-name="T5">
foto：aa</text:span>
</text:p>
      <text:p text:style-name="P4">
News Source: <text:a xlink:type="simple" xlink:href="https://www.ukrinform.ua/rubric-ato/3704341-kuleba-vitae-risenna-es-pro-500-miljoniv-na-virobnictvo-boepripasiv.html" text:style-name="Internet_20_link" text:visited-style-name="Visited_20_Internet_20_Link">
https://www.ukrinform.ua/rubric-ato/3704341-kuleba-vitae-risenna-es-pro-500-miljoniv-na-virobnictvo-boepripasiv.html</text:a>
</text:p>
      <!--NEWS-->
      <text:h text:style-name="P10" text:outline-level="1">
<text:span text:style-name="T4">
乌克兰将在决定提供F-16-ignati后立即派飞行员去学习</text:span>
</text:h>
      <text:p text:style-name="P4">
作者: Ukrinform (Person)</text:p>
      <text:p text:style-name="P4">
出版商: Укринформ (Organization)</text:p>
      <text:p text:style-name="P4">
出版时间: 2023-05-03T19:55:00+03:00</text:p>
      <text:p text:style-name="P4">
修改时间: 2023-05-03T19:55:00+03:00</text:p>
      <text:p text:style-name="P4">
描述: 乌克兰预计该决定将为国际合作伙伴提供F-16飞机，并准备在采用后立即派遣飞行员学习。  - 乌克林。</text:p>
      <text:p text:style-name="P4">
图片: ["<text:a xlink:type="simple" xlink:href="https://static.ukrinform.com/photos/2019_04/thumb_files/630_360_1554796377-524.jpg" text:style-name="Internet_20_link" text:visited-style-name="Visited_20_Internet_20_Link">
630_360_15547...</text:a>
"]</text:p>
      <text:p text:style-name="P4">
标签: ['Літак', 'Повітряні сили ЗСУ', 'Винищувач']</text:p>
      <text:p text:style-name="P4">
类型: Article</text:p>
      <!--METADATA-->
      <text:p text:style-name="P4">
<draw:frame draw:style-name="fr1" draw:name="Image181" text:anchor-type="as-char" svg:width="6.9236in" svg:height="3.956343in" draw:z-index="0">
<draw:image xlink:href="../Images/yкринформ/2023-05-03T19-55-00-03-00/630_360_1554796377-524.jpg" xlink:type="simple" xlink:show="embed" xlink:actuate="onLoad" draw:mime-type="image/jpeg"/>
</draw:frame>
乌克兰是国际合伙人决定授予F-16飞机的决定，并驳回其采用将准备派飞行员学习。</text:p>
      <text:p text:style-name="P4">
乌克林福德通讯员报道，关于它是乌克兰乌克兰尤里·伊格纳斯卡斯克武装部队空军司令的发言人。</text:p>
      <text:p text:style-name="P4">
“决定(关于F -16飞机的转移 - 编辑。)当然，他们将得到美国的批准，但每个人都在等待它。 没有联盟，它就会被大量接受。 如果所有人聚集在一起并做出支持乌克兰的声明，将为飞行员准备飞行员，地面员工，以准备<text:a xlink:type="simple" xlink:href="https://www.ukrinform.ua/tag-evropa" text:style-name="Internet_20_link" text:visited-style-name="Visited_20_Internet_20_Link">
</text:a>
，当然，这种变速箱 - 是否会有反对意见 - 它仍然会加速，决定，因此我们至少可以明天派遣飞行员(出去 -  ed。). Нам потрібне лише рішення про передачу цих літаків», -сказав Ігнат.</text:p>
      <text:p text:style-name="P4">
<text:span text:style-name="T4">
Читайте також:</text:span>
 <text:a xlink:type="simple" xlink:href="https://www.ukrinform.ua/rubric-ato/3683247-komanduvac-povitranih-sil-ukraini-zaklikav-koleg-iz-nato-stvoriti-aviacijnu-koaliciu.html" text:style-name="Internet_20_link" text:visited-style-name="Visited_20_Internet_20_Link">
 <text:span text:style-name="T4">
авіаційну</text:span>
 <text:span text:style-name="T4">
коаліц</text:span>
</text:a>
他指出，现在正在积极讨论建立飞机行业的问题，以便决定授予乌克兰战斗机4-House-F-16。</text:p>
      <text:p text:style-name="P4">
正如乌克林福姆报道的那样，早期总统沃迪米尔·泽伦斯基(Volodymyr Zelenskyy)表示，乌克兰计划在战场上采取进攻行动，之后可以吸引现代战士。</text:p>
      <text:p text:style-name="P4">
外交大臣杜米特罗·库勒巴(Dmytro Kuleba)还指出，传输乌克兰F-16飞机的决定是时间问题，并将与对比的结果有关。</text:p>
      <text:p text:style-name="P4">
News Source: <text:a xlink:type="simple" xlink:href="https://www.ukrinform.ua/rubric-ato/3704350-ukraina-napravit-pilotiv-na-navcanna-vidrazu-pisla-risenna-pro-nadanna-f16-ignat.html" text:style-name="Internet_20_link" text:visited-style-name="Visited_20_Internet_20_Link">
https://www.ukrinform.ua/rubric-ato/3704350-ukraina-napravit-pilotiv-na-navcanna-vidrazu-pisla-risenna-pro-nadanna-f16-ignat.html</text:a>
</text:p>
      <!--NEWS-->
      <text:h text:style-name="P10" text:outline-level="1">
<text:span text:style-name="T4">
在西班牙WTA锦标赛的1/8决赛中确定了Yastremskaya的竞争对手</text:span>
</text:h>
      <text:p text:style-name="P4">
作者: Ukrinform (Person)</text:p>
      <text:p text:style-name="P4">
出版商: Укринформ (Organization)</text:p>
      <text:p text:style-name="P4">
出版时间: 2023-05-03T19:59:00+03:00</text:p>
      <text:p text:style-name="P4">
修改时间: 2023-05-03T19:59:00+03:00</text:p>
      <text:p text:style-name="P4">
描述: 乌克兰戴安娜·雅斯特雷姆斯卡亚（Diana Yastremskaya）在西班牙重新使用的妇女网球协会（WTA）获得了下一个竞争对手，其中奖金为1.15亿美元 - 乌克林福姆（Ukrinform）。</text:p>
      <text:p text:style-name="P4">
图片: ["<text:a xlink:type="simple" xlink:href="https://static.ukrinform.com/photos/2023_05/thumb_files/630_360_1683133286-369.jpg" text:style-name="Internet_20_link" text:visited-style-name="Visited_20_Internet_20_Link">
630_360_16831...</text:a>
"]</text:p>
      <text:p text:style-name="P4">
标签: ['Теніс', 'Даяна Ястремська']</text:p>
      <text:p text:style-name="P4">
类型: Article</text:p>
      <!--METADATA-->
      <text:p text:style-name="P4">
<draw:frame draw:style-name="fr1" draw:name="Image182" text:anchor-type="as-char" svg:width="6.9236in" svg:height="3.956343in" draw:z-index="0">
<draw:image xlink:href="../Images/yкринформ/2023-05-03T19-59-00-03-00/630_360_1683133286-369.jpg" xlink:type="simple" xlink:show="embed" xlink:actuate="onLoad" draw:mime-type="image/jpeg"/>
</draw:frame>
乌克兰Yastremskaya在女子网球比赛中获得了下一个对手(WTA) -  Catlonia Open-在西班牙雷乌斯市，奖金为1.15亿美元。</text:p>
      <text:p text:style-name="P4">
为了发布比赛的四分之一决赛，Yastremskaya将与Anna Blinka会面，Anna Blinka击败了另一个俄罗斯Kamill Rakhimova -6：2，1：2，1：6，6，6：4报道说，据报道。</text:p>
      <text:p text:style-name="P4">
据报道，首发Yastremskaya击败了霍斯特里(7：6(7：5)，6：3).</text:p>
      <text:p text:style-name="P4">
<text:span text:style-name="T4">
Читайте також:</text:span>
 <text:a xlink:type="simple" xlink:href="https://www.ukrinform.ua/rubric-sports/3704173-astremska-peremogla-sorribes-tormo-wta-125-v-ispanii.html" text:style-name="Internet_20_link" text:visited-style-name="Visited_20_Internet_20_Link">
 </text:a>
Catlonia公开赛将持续到5月7日。</text:p>
      <text:p text:style-name="P4">
照片：盖蒂图像。</text:p>
      <text:p text:style-name="P4">
News Source: <text:a xlink:type="simple" xlink:href="https://www.ukrinform.ua/rubric-sports/3704346-viznacilasa-supernica-astremskoi-na-turniri-wta-v-ispani.html" text:style-name="Internet_20_link" text:visited-style-name="Visited_20_Internet_20_Link">
https://www.ukrinform.ua/rubric-sports/3704346-viznacilasa-supernica-astremskoi-na-turniri-wta-v-ispani.html</text:a>
</text:p>
      <!--NEWS-->
      <text:h text:style-name="P10" text:outline-level="1">
<text:span text:style-name="T4">
各种部队将拥有单独的奖励奖牌-Reznikov</text:span>
</text:h>
      <text:p text:style-name="P4">
作者: Ukrinform (Person)</text:p>
      <text:p text:style-name="P4">
出版商: Укринформ (Organization)</text:p>
      <text:p text:style-name="P4">
出版时间: 2023-05-03T19:59:24+03:00</text:p>
      <text:p text:style-name="P4">
修改时间: 2023-05-03T19:59:24+03:00</text:p>
      <text:p text:style-name="P4">
描述: 国防部改善了部门奖的制度 - 乌克林。</text:p>
      <text:p text:style-name="P4">
图片: ["<text:a xlink:type="simple" xlink:href="https://static.ukrinform.com/photos/2023_05/thumb_files/630_360_1683132896-102.jpg" text:style-name="Internet_20_link" text:visited-style-name="Visited_20_Internet_20_Link">
630_360_16831...</text:a>
"]</text:p>
      <text:p text:style-name="P4">
标签: ['Нагорода', 'ЗСУ', 'Резніков']</text:p>
      <text:p text:style-name="P4">
类型: Article</text:p>
      <!--METADATA-->
      <text:p text:style-name="P4">
<draw:frame draw:style-name="fr1" draw:name="Image183" text:anchor-type="as-char" svg:width="6.9236in" svg:height="3.956343in" draw:z-index="0">
<draw:image xlink:href="../Images/yкринформ/2023-05-03T19-59-24-03-00/630_360_1683132896-102.jpg" xlink:type="simple" xlink:show="embed" xlink:actuate="onLoad" draw:mime-type="image/jpeg"/>
</draw:frame>
在国防部改善了部门奖的系统</text:p>
      <text:p text:style-name="P4">
根据乌克林福姆的说法，国防部长Alexei Reznikov在[]中报道(https://www.facebook.com/reznikovoleksii/posts/pfbid025UdKG5nnWyyuVn44bo2sKxUxEVTYaKiJbEiKQde6UdYPTnsnWsvuiTte3mkabTGCl).</text:p>
      <text:p text:style-name="P4">
За його словами, найпочеснішою і найприємнішою частиною роботи міністра єнагородження найкращих воїнів.</text:p>
      <text:p text:style-name="P4">
<text:span text:style-name="T4">
Читайте також:</text:span>
 <text:a xlink:type="simple" xlink:href="https://www.ukrinform.ua/rubric-society/3702793-zelenskij-vruciv-nagorodi-prikordonnikam.html" text:style-name="Internet_20_link" text:visited-style-name="Visited_20_Internet_20_Link">
 </text:a>
“在俄罗斯侵略期间，我们成千上万的捍卫者和捍卫者表现出非凡的勇气，英雄主义和居住。 同样，从不同专业，志愿者，商业的人民那里获得的辩方。 这只是鼓励。 这是关于乌克兰军事传统的尊重和形成，”雷兹尼科夫说。</text:p>
      <text:p text:style-name="P4">
据他说，从现在起，各种部队将特别拥有自己的奖项，特别是：“陆军十字”，“空军十字架”，“交叉 - 纳维”，“特种作战部队的交叉”，“交叉”有丝状防御”等。</text:p>
      <text:p text:style-name="P4">
引入了奖牌：Mittera战士和服务的资深人士。</text:p>
      <text:p text:style-name="P4">
<text:span text:style-name="T4">
另请阅读：</text:span>
 <text:a xlink:type="simple" xlink:href="https://www.ukrinform.ua/rubric-ato/3704060-na-pivnoci-sili-oboroni-vzivaut-zahodiv-dla-nedopusenna-uspisnih-dij-voroga-naev.html" text:style-name="Internet_20_link" text:visited-style-name="Visited_20_Internet_20_Link">
</text:a>
此外，尤其是荣誉，已被批准为10、15和20年的迷信服务，以“为国防协助”，“加强国防”，“经常”，“勇敢”，“勇气”，“骑士”交叉”和其他人。</text:p>
      <text:p text:style-name="P4">
雷兹尼科夫(Reznikov)强调，在批准荣誉之前，国防部与领导媒体主义者的专家团结在一起，并作为建议的基础。</text:p>
      <text:p text:style-name="P4">
“重要的是，我们的命令还必须采取司法部的理由程序，并且在个人案件中正式根据当前要求正式注册所有荣誉。 荣誉共同创造了一个足够的通用系统，同时允许强调出色的成就。” Reznikov说。</text:p>
      <text:p text:style-name="P4">
<text:span text:style-name="T4">
另请阅读：</text:span>
 <text:a xlink:type="simple" xlink:href="https://www.ukrinform.ua/rubric-crimea/3703685-reznikov-zaaviv-so-ukraina-vizme-krim-bez-bou.html" text:style-name="Internet_20_link" text:visited-style-name="Visited_20_Internet_20_Link">
<text:span text:style-name="T4">
 reznikov </text:span>
</text:a>
还将适当评估军事合作国际合作的发展。正如乌克林福姆报道的那样，5月2日，沃迪米尔·泽伦斯基(Volodymyr Zelenskyy)总统庆祝了63名乌克兰捍卫者。</text:p>
      <text:p text:style-name="P4">
照片：Alexei Reznikov，Facebook</text:p>
      <text:p text:style-name="P4">
News Source: <text:a xlink:type="simple" xlink:href="https://www.ukrinform.ua/rubric-ato/3704345-usi-vidi-vijsk-matimut-svoi-okremi-nagorodni-medali-reznikov.html" text:style-name="Internet_20_link" text:visited-style-name="Visited_20_Internet_20_Link">
https://www.ukrinform.ua/rubric-ato/3704345-usi-vidi-vijsk-matimut-svoi-okremi-nagorodni-medali-reznikov.html</text:a>
</text:p>
      <!--NEWS-->
      <text:h text:style-name="P10" text:outline-level="1">
<text:span text:style-name="T4">
克里姆林宫袭击是由俄罗斯寡头委托 - 阿拉哈米亚</text:span>
</text:h>
      <text:p text:style-name="P4">
作者: Ukrinform (Person)</text:p>
      <text:p text:style-name="P4">
出版商: Укринформ (Organization)</text:p>
      <text:p text:style-name="P4">
出版时间: 2023-05-03T20:04:00+03:00</text:p>
      <text:p text:style-name="P4">
修改时间: 2023-05-03T20:04:00+03:00</text:p>
      <text:p text:style-name="P4">
描述: 大卫·阿拉哈米亚（David Arahamia）的“人民仆人”议会派系负责人认为，莫斯科克里姆林宫的袭击是根据俄罗斯寡头的集体秩序进行的。  - 乌克林。</text:p>
      <text:p text:style-name="P4">
图片: ["<text:a xlink:type="simple" xlink:href="https://static.ukrinform.com/photos/2022_03/thumb_files/630_360_1646406939-675.jpg" text:style-name="Internet_20_link" text:visited-style-name="Visited_20_Internet_20_Link">
630_360_16464...</text:a>
"]</text:p>
      <text:p text:style-name="P4">
标签: ['Кремль', 'Арахамія', 'Війна з росією']</text:p>
      <text:p text:style-name="P4">
类型: Article</text:p>
      <!--METADATA-->
      <text:p text:style-name="P4">
<draw:frame draw:style-name="fr1" draw:name="Image184" text:anchor-type="as-char" svg:width="6.9236in" svg:height="3.956343in" draw:z-index="0">
<draw:image xlink:href="../Images/yкринформ/2023-05-03T20-04-00-03-00/630_360_1646406939-675.jpg" xlink:type="simple" xlink:show="embed" xlink:actuate="onLoad" draw:mime-type="image/jpeg"/>
</draw:frame>
戴维·阿拉哈米亚(David Arahamia)的“人民仆人”议会派系负责人认为，莫斯科的德罗梅林·克里姆林宫(Dronemin Kremlin)的袭击是按照俄罗斯 - 汉姆(Russian -Ham)的集体秩序进行的。</text:p>
      <text:p text:style-name="P4">
根据乌克林福姆的说法，阿拉哈米在[]中写道(https://t.me/David_Arakhamia/238)。</text:p>
      <text:p text:style-name="P4">
“克里姆林宫上许多无人机的版本。我将根据阴险的阴险表达个人意见。克里姆林宫袭击是根据普京政权遵守制裁的俄罗斯寡头的集体秩序进行的。这是第一场集体游戏“冒犯”俱乐部。</text:p>
      <text:p text:style-name="P4">
<text:span text:style-name="T4">
另请阅读：</text:span>
 <text:a xlink:type="simple" xlink:href="https://www.ukrinform.ua/rubric-ato/3704326-ignat-prokomentuvav-ataku-droniv-na-kreml-mabut-nlo.html" text:style-name="Internet_20_link" text:visited-style-name="Visited_20_Internet_20_Link">
<text:span text:style-name="T4">
 kremlin </text:span>
</text:a>
据报道，周三，俄罗斯总统的新闻服务与<text:a xlink:type="simple" xlink:href="https://www.ukrinform.ua/rubric-world/3704176-u-putina-zaavili-pro-ataku-bezpilotnikiv-na-kreml.html" text:style-name="Internet_20_link" text:visited-style-name="Visited_20_Internet_20_Link">
</text:a>
。 据说，克里姆林宫将罢工作为“计划中的恐怖行动，并在获胜者前夕对俄罗斯联邦总统的企图”，乌克兰的企图。</text:p>
      <text:p text:style-name="P4">
乌克兰沃迪米尔·泽伦斯基(Ukraine Volodymyr Zelensky)总裁在赫尔辛基北欧峰会的联合新闻发布会主席和参与者中表示，<text:a xlink:type="simple" xlink:href="https://www.ukrinform.ua/rubric-ato/3704318-zelenskij-pro-udar-bezpilotnikiv-po-kremlu-mi-ne-atakuvali-ani-putina-ani-moskvu.html" text:style-name="Internet_20_link" text:visited-style-name="Visited_20_Internet_20_Link">
</text:a>
，它对国际法庭感到震惊。</text:p>
      <text:p text:style-name="P4">
News Source: <text:a xlink:type="simple" xlink:href="https://www.ukrinform.ua/rubric-world/3704349-ataku-na-kreml-zdijsnili-na-zamovlenna-rosijskih-oligarhiv-arahamia.html" text:style-name="Internet_20_link" text:visited-style-name="Visited_20_Internet_20_Link">
https://www.ukrinform.ua/rubric-world/3704349-ataku-na-kreml-zdijsnili-na-zamovlenna-rosijskih-oligarhiv-arahamia.html</text:a>
</text:p>
      <!--NEWS-->
      <text:h text:style-name="P10" text:outline-level="1">
<text:span text:style-name="T4">
Zelensky坚信北约将很快拥有33个国家</text:span>
</text:h>
      <text:p text:style-name="P4">
作者: Ukrinform (Person)</text:p>
      <text:p text:style-name="P4">
出版商: Укринформ (Organization)</text:p>
      <text:p text:style-name="P4">
出版时间: 2023-05-03T20:08:00+03:00</text:p>
      <text:p text:style-name="P4">
修改时间: 2023-05-03T20:08:00+03:00</text:p>
      <text:p text:style-name="P4">
描述: 总统沃罗迪米尔·泽伦斯基（Volodymyr Zelensky）坚信北约将很快由包括乌克兰在内的33名成员组成 - 为了欧洲和世界的安全与和平。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НАТО', 'Україна', 'Зеленський']</text:p>
      <text:p text:style-name="P4">
类型: Article</text:p>
      <!--METADATA-->
      <text:p text:style-name="P4">
<draw:frame draw:style-name="fr1" draw:name="Image185" text:anchor-type="as-char" svg:width="6.9236in" svg:height="3.956343in" draw:z-index="0">
<draw:image xlink:href="../Images/yкринформ/2023-05-03T20-08-00-03-00/630_360_1683122925-491.jpeg" xlink:type="simple" xlink:show="embed" xlink:actuate="onLoad" draw:mime-type="image/jpeg"/>
</draw:frame>
总统洛尔里尔·泽伦斯基(Lordir Zelensky)坚信北约将很快由包括乌克兰在内的33名成员组成 - 为了在欧洲和世界上的安全与和平。</text:p>
      <text:p text:style-name="P4">
他在乌克兰福音通讯员的报告中，在赫尔辛基的欧洲和乌克兰的国家峰会的共同新闻发布会上说，这是在联合新闻发布会上。</text:p>
      <text:p text:style-name="P4">
“我祝贺芬兰的公民结盟。这是一项历史成就，使您能够消除有关安全的不确定性。我真诚地希望瑞典能尽快完成北约。与您一起<text:a xlink:type="simple" xlink:href="https://www.ukrinform.ua/tag-nato" text:style-name="Internet_20_link" text:visited-style-name="Visited_20_Internet_20_Link">
</text:a>
将由32名成员组成。 乌克兰将成为第33名成员。”总统说。</text:p>
      <text:p text:style-name="P4">
据他说，在乌克兰，只要俄罗斯的侵略正在进行，它对联盟就会不满意。 但是，据总统称，“现在没有问题和障碍来根据我们对北约的依恋算法做出政治决定。”</text:p>
      <text:p text:style-name="P4">
Zelensky说：“今天，我们已经讨论了一路上应该做的事情，尤其是在峰会上。这是关于加强整个联盟及其东部侧面。”</text:p>
      <text:p text:style-name="P4">
<text:span text:style-name="T4">
另请阅读：</text:span>
 <text:a xlink:type="simple" xlink:href="https://www.ukrinform.ua/rubric-polytics/3704328-na-samiti-u-vilnusi-mozut-ogolositi-pro-stvorenna-radi-ukrainanato.html" text:style-name="Internet_20_link" text:visited-style-name="Visited_20_Internet_20_Link">
<text:span text:style-name="T4">
北约</text:span>
</text:a>
他感谢北欧国家在俄罗斯侵略中对乌克兰的帮助和支持。</text:p>
      <text:p text:style-name="P4">
总统说：“感谢您在辩护俄罗斯占领方面的支持。我们必须监视俄罗斯以尊重国际认可的边界。如果我们现在这样做，我们将永远做到这一点。我们将真正做到这一点。”</text:p>
      <text:p text:style-name="P4">
此外，他还要感谢北欧国家的支持，特别是在俄罗斯犯罪的正义事务中。</text:p>
      <text:p text:style-name="P4">
据报道，沃迪米尔Zelenskyy总统周三到达，访问唐法兰，在那里他参加了乌克兰峰会 - 北欧。</text:p>
      <text:p text:style-name="P4">
News Source: <text:a xlink:type="simple" xlink:href="https://www.ukrinform.ua/rubric-polytics/3704354-zelenskij-perekonanij-so-nato-nevdovzi-nalicuvatime-z-33-kraini.html" text:style-name="Internet_20_link" text:visited-style-name="Visited_20_Internet_20_Link">
https://www.ukrinform.ua/rubric-polytics/3704354-zelenskij-perekonanij-so-nato-nevdovzi-nalicuvatime-z-33-kraini.html</text:a>
</text:p>
      <!--NEWS-->
      <text:h text:style-name="P10" text:outline-level="1">
<text:span text:style-name="T4">
黑海的风暴迫使俄罗斯“隐藏”船只 - 汉尼克</text:span>
</text:h>
      <text:p text:style-name="P4">
作者: Ukrinform (Person)</text:p>
      <text:p text:style-name="P4">
出版商: Укринформ (Organization)</text:p>
      <text:p text:style-name="P4">
出版时间: 2023-05-03T20:11:09+03:00</text:p>
      <text:p text:style-name="P4">
修改时间: 2023-05-03T20:11:09+03:00</text:p>
      <text:p text:style-name="P4">
描述: 黑海的暴风雨迫使俄罗斯人隐藏了船只，但火箭袭击的危险仍然存在。  - 乌克林。</text:p>
      <text:p text:style-name="P4">
图片: ["<text:a xlink:type="simple" xlink:href="https://static.ukrinform.com/photos/2023_04/thumb_files/630_360_1681805389-752.jpg" text:style-name="Internet_20_link" text:visited-style-name="Visited_20_Internet_20_Link">
630_360_16818...</text:a>
"]</text:p>
      <text:p text:style-name="P4">
标签: ['Ракета', ' Чорне море', 'Корабель', 'Шторм', 'Війна з росією', 'Єдині новини']</text:p>
      <text:p text:style-name="P4">
类型: Article</text:p>
      <!--METADATA-->
      <text:p text:style-name="P4">
<draw:frame draw:style-name="fr1" draw:name="Image186" text:anchor-type="as-char" svg:width="6.9236in" svg:height="3.956343in" draw:z-index="0">
<draw:image xlink:href="../Images/yкринформ/2023-05-03T20-11-09-03-00/630_360_1681805389-752.jpg" xlink:type="simple" xlink:show="embed" xlink:actuate="onLoad" draw:mime-type="image/jpeg"/>
</draw:frame>
教育海的暴风雨迫使俄罗斯人隐藏了船只，但火箭射击的危险被开火了。</text:p>
      <text:p text:style-name="P4">
乌克林福姆报道，乌克兰南部国防军联合协调新闻中心负责人纳塔利亚·汉尼库克(Natalia Humeniuk)在乌克林福玛(Telemrafoma)的空中表示“一新新闻”。</text:p>
      <text:p text:style-name="P4">
“ []的存在(https://www.ukrinform.ua/tag-corne-more)他们(俄罗斯人。)没有加强。 没有这样的陈述。 我们看到，风暴迫使船位于包括火箭发射器在内的基点。 船只继续担任义务，但没有任何火箭架在值班。 但是，放松还为时过早。 不可能说，导弹是过去，因为存在空中情况，被无人机攻击，”  - 撒谎的Humeniuk。</text:p>
      <text:p text:style-name="P4">
据她说，沿着前线的攻击仍在继续。</text:p>
      <text:p text:style-name="P4">
<text:span text:style-name="T4">
另请阅读：</text:span>
 <text:a xlink:type="simple" xlink:href="https://www.ukrinform.ua/rubric-ato/3704336-sili-oboroni-vidbili-blizko-30-atak-rosian-na-cotiroh-napramkah.html" text:style-name="Internet_20_link" text:visited-style-name="Visited_20_Internet_20_Link">
<text:span text:style-name="T4">
力</text:span>
 <text:span text:style-name="T4">
防御</text:span>
</text:a>
“像以往一样，赫森地区遭受了这一苦难，” Humeniuk强调</text:p>
      <text:p text:style-name="P4">
据报道，在5月3日上午，俄罗斯军队开始大规模阻止霍森市和该地区的定居点。 因此<text:a xlink:type="simple" xlink:href="https://www.ukrinform.ua/rubric-ato/3704316-unaslidok-obstrilu-hersonsini-vze-zaginulo-17-ludej.html" text:style-name="Internet_20_link" text:visited-style-name="Visited_20_Internet_20_Link">
</text:a>
。</text:p>
      <text:p text:style-name="P4">
<text:span text:style-name="T5">
foto：陆军inforfor.com.ua</text:span>
</text:p>
      <text:p text:style-name="P4">
News Source: <text:a xlink:type="simple" xlink:href="https://www.ukrinform.ua/rubric-ato/3704351-storm-u-cornomu-mori-zmusiv-rosiu-shovati-korabli-gumenuk.html" text:style-name="Internet_20_link" text:visited-style-name="Visited_20_Internet_20_Link">
https://www.ukrinform.ua/rubric-ato/3704351-storm-u-cornomu-mori-zmusiv-rosiu-shovati-korabli-gumenuk.html</text:a>
</text:p>
      <!--NEWS-->
      <text:h text:style-name="P10" text:outline-level="1">
<text:span text:style-name="T4">
Ignatus命名了从俄罗斯联邦领土发射乌克兰的敌机数量</text:span>
</text:h>
      <text:p text:style-name="P4">
作者: Ukrinform (Person)</text:p>
      <text:p text:style-name="P4">
出版商: Укринформ (Organization)</text:p>
      <text:p text:style-name="P4">
出版时间: 2023-05-03T20:14:00+03:00</text:p>
      <text:p text:style-name="P4">
修改时间: 2023-05-03T20:14:00+03:00</text:p>
      <text:p text:style-name="P4">
描述: 乌克兰附近大约有25架飞机，俄罗斯经常开火。  - 乌克林。</text:p>
      <text:p text:style-name="P4">
图片: ["<text:a xlink:type="simple" xlink:href="https://static.ukrinform.com/photos/2023_03/thumb_files/630_360_1678112971-291.jpg" text:style-name="Internet_20_link" text:visited-style-name="Visited_20_Internet_20_Link">
630_360_16781...</text:a>
"]</text:p>
      <text:p text:style-name="P4">
标签: ['Літак', 'Війна з росією', 'Єдині новини']</text:p>
      <text:p text:style-name="P4">
类型: Article</text:p>
      <!--METADATA-->
      <text:p text:style-name="P4">
<draw:frame draw:style-name="fr1" draw:name="Image187" text:anchor-type="as-char" svg:width="6.9236in" svg:height="3.956343in" draw:z-index="0">
<draw:image xlink:href="../Images/yкринформ/2023-05-03T20-14-00-03-00/630_360_1678112971-291.jpg" xlink:type="simple" xlink:show="embed" xlink:actuate="onLoad" draw:mime-type="image/jpeg"/>
</draw:frame>
乌克兰附近约有25架飞机，俄罗斯经常与乌克兰编织。</text:p>
      <text:p text:style-name="P4">
据乌克林福姆报道，关于这是乌克兰尤里·伊格纳斯卡斯克武装部队空军司令的发言人。</text:p>
      <text:p text:style-name="P4">
“现在有大约2.5架不同类型的敌对飞机，这些飞机在通往乌克兰的方法上袭击了定期管理的空气武器和其他武器。 这样，敌人每天都在各种步骤上应用航空。 显然，我们应该为一切做准备。” Ignat说。</text:p>
      <text:p text:style-name="P4">
<text:span text:style-name="T4">
另请阅读：</text:span>
 <text:a xlink:type="simple" xlink:href="https://www.ukrinform.ua/rubric-ato/3704350-ukraina-napravit-pilotiv-na-navcanna-vidrazu-pisla-risenna-pro-nadanna-f16-ignat.html" text:style-name="Internet_20_link" text:visited-style-name="Visited_20_Internet_20_Link">
<text:span text:style-name="T4">
 ignati </text:span>
</text:a>
据他说，乌克兰国防军在下午击落了5个敌人无人机。</text:p>
      <text:p text:style-name="P4">
他评论了一条有关可能炮击的消息，有关电报中不同频道的信息。</text:p>
      <text:p text:style-name="P4">
“你知道，社交网络上的噪音，在电报通道中，显然是自己的权利。公民仍然会小心。但是当他们想做某件事时，噪音并不是噪音，但是当然要小心应该小心。航空始终是活跃的发言人补充说：“在天空中，最近取下了TU -22M3，并宣布了警报。”</text:p>
      <text:p text:style-name="P4">
<text:span text:style-name="T4">
另请阅读：</text:span>
 <text:a xlink:type="simple" xlink:href="https://www.ukrinform.ua/rubric-ato/3703623-ignat-rosia-ne-zastosovue-u-vijni-v-ukraini-rozreklamovani-su57-ta-su75.html" text:style-name="Internet_20_link" text:visited-style-name="Visited_20_Internet_20_Link">
<text:span text:style-name="T4">
 ignati </text:span>
</text:a>
晚上，电报频道传播了如此帖子，以至于今晚有可能攻击基辅的行政大楼，并且似乎被排除在外。</text:p>
      <text:p text:style-name="P4">
据报道，5月3日下午，俄罗斯当局表示，据称是[]的两架乌克兰无人机(https://www.ukrinform.ua/rubric-ato/3704326-ignat-prokomentuvav-ataku-droniv-na-kreml-mabut-nlo.html)。 总统办公室顾问Mikhail Podolyak表示，乌克兰没有在俄罗斯联合会中执行克里姆林宫或任何其他物体，俄罗斯的阿扎伊夫(Azaiav)证明了俄罗斯联邦挑衅的准备。 乌克兰尤里伊·伊格纳特(Ukraine Yuriy Ignat)武装部队指挥的发言人此前曾表示，它没有关于俄罗斯联邦对涉嫌无人机袭击克里姆林宫的袭击的数据。</text:p>
      <text:p text:style-name="P4">
News Source: <text:a xlink:type="simple" xlink:href="https://www.ukrinform.ua/rubric-ato/3704356-ignat-nazvav-kilkist-vorozih-litakiv-aki-obstriluut-ukrainu-z-teritorii-rf.html" text:style-name="Internet_20_link" text:visited-style-name="Visited_20_Internet_20_Link">
https://www.ukrinform.ua/rubric-ato/3704356-ignat-nazvav-kilkist-vorozih-litakiv-aki-obstriluut-ukrainu-z-teritorii-rf.html</text:a>
</text:p>
      <!--NEWS-->
      <text:h text:style-name="P10" text:outline-level="1">
<text:span text:style-name="T4">
Zelensky：很长一段时间以来，我们都不是Putin的消息</text:span>
</text:h>
      <text:p text:style-name="P4">
作者: Ukrinform (Person)</text:p>
      <text:p text:style-name="P4">
出版商: Укринформ (Organization)</text:p>
      <text:p text:style-name="P4">
出版时间: 2023-05-03T20:15:33+03:00</text:p>
      <text:p text:style-name="P4">
修改时间: 2023-05-03T20:15:33+03:00</text:p>
      <text:p text:style-name="P4">
描述: 乌克兰沃迪米尔Zelensky总统指出，乌克兰没有通过其行动或文明世界的代表和普京总统的长期来向文明世界代表发送任何信息，而是在为他的土地而战。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путін', 'Зеленський', 'Війна з росією']</text:p>
      <text:p text:style-name="P4">
类型: Article</text:p>
      <!--METADATA-->
      <text:p text:style-name="P4">
<draw:frame draw:style-name="fr1" draw:name="Image188" text:anchor-type="as-char" svg:width="6.9236in" svg:height="3.956343in" draw:z-index="0">
<draw:image xlink:href="../Images/yкринформ/2023-05-03T20-15-33-03-00/630_360_1683122925-491.jpeg" xlink:type="simple" xlink:show="embed" xlink:actuate="onLoad" draw:mime-type="image/jpeg"/>
</draw:frame>
乌克兰沃迪米尔Zelensky总统指出，乌克兰没有向乌克兰的代表传达任何信息，乌克兰的行动或代表与文明世界的代表一起发出了任何信息，而是很长一段时间都没有派往普京，而是在战斗，而是在战斗专门用于土地。</text:p>
      <text:p text:style-name="P4">
他在与赫尔辛基欧洲和乌克兰峰会的参与者的联合新闻发布会上说，回答了俄罗斯是否是俄罗斯的使者的问题。</text:p>
      <text:p text:style-name="P4">
“我们很长一段时间以来都不是俄罗斯和普京总统的信息。我们不派遣我们的国家，纯粹是在我们的土地上。我们不在乎俄罗斯和俄罗斯公民。我们不在乎乌克兰的情况，总统强调，他的siriterium袭击了俄罗斯的侵略。</text:p>
      <text:p text:style-name="P4">
他强调，乌克兰只有向全世界传达一个信息：这是和平协会。</text:p>
      <text:p text:style-name="P4">
<text:span text:style-name="T4">
另请阅读：</text:span>
 <text:a xlink:type="simple" xlink:href="https://www.ukrinform.ua/rubric-ato/3704318-zelenskij-pro-udar-bezpilotnikiv-po-kremlu-mi-ne-atakuvali-ani-putina-ani-moskvu.html" text:style-name="Internet_20_link" text:visited-style-name="Visited_20_Internet_20_Link">
<text:span text:style-name="T4">
 Zelensky </text:span>
</text:a>
“我只向整个世界有一个信息，这些信息并非被我们的非挥发性领土占领，这是一个取代俄罗斯一个著名独立的，主权领土的联盟，以结束战争。真正希望在欧洲大陆，世界上，他们必须团结起来才能结束这场战争。”  - 强调Thezelensky。</text:p>
      <text:p text:style-name="P4">
据报道，总统<text:a xlink:type="simple" xlink:href="https://www.ukrinform.ua/tag-zelenskij" text:style-name="Internet_20_link" text:visited-style-name="Visited_20_Internet_20_Link">
</text:a>
他来到芬兰，乌克兰参加了北欧乌克兰。</text:p>
      <text:p text:style-name="P4">
_foto：op _</text:p>
      <text:p text:style-name="P4">
News Source: <text:a xlink:type="simple" xlink:href="https://www.ukrinform.ua/rubric-polytics/3704355-zelenskij-mi-niaki-mesedzi-putinu-vze-davno-ne-vidpravlaemo.html" text:style-name="Internet_20_link" text:visited-style-name="Visited_20_Internet_20_Link">
https://www.ukrinform.ua/rubric-polytics/3704355-zelenskij-mi-niaki-mesedzi-putinu-vze-davno-ne-vidpravlaemo.html</text:a>
</text:p>
      <!--NEWS-->
      <text:h text:style-name="P10" text:outline-level="1">
<text:span text:style-name="T4">
俄罗斯人两次向炮兵开火，受伤的妇女</text:span>
</text:h>
      <text:p text:style-name="P4">
作者: Ukrinform (Person)</text:p>
      <text:p text:style-name="P4">
出版商: Укринформ (Organization)</text:p>
      <text:p text:style-name="P4">
出版时间: 2023-05-03T20:26:56+03:00</text:p>
      <text:p text:style-name="P4">
修改时间: 2023-05-03T20:26:56+03:00</text:p>
      <text:p text:style-name="P4">
描述: 敌军袭击了尼科波（Nikopol）地区，这名老年妇女受伤。  - 乌克林。</text:p>
      <text:p text:style-name="P4">
图片: ["<text:a xlink:type="simple" xlink:href="https://static.ukrinform.com/photos/2023_05/thumb_files/630_360_1683134807-136.jpg" text:style-name="Internet_20_link" text:visited-style-name="Visited_20_Internet_20_Link">
630_360_16831...</text:a>
"]</text:p>
      <text:p text:style-name="P4">
标签: ['Нікополь', 'Обстріл', 'Війна з росією']</text:p>
      <text:p text:style-name="P4">
类型: Article</text:p>
      <!--METADATA-->
      <text:p text:style-name="P4">
<draw:frame draw:style-name="fr1" draw:name="Image189" text:anchor-type="as-char" svg:width="6.9236in" svg:height="3.956343in" draw:z-index="0">
<draw:image xlink:href="../Images/yкринформ/2023-05-03T20-26-56-03-00/630_360_1683134807-136.jpg" xlink:type="simple" xlink:show="embed" xlink:actuate="onLoad" draw:mime-type="image/jpeg"/>
</draw:frame>
荣誉军在尼科波尔地区袭击，一名老年妇女受伤。</text:p>
      <text:p text:style-name="P4">
关于<text:a xlink:type="simple" xlink:href="https://t.me/dnipropetrovskaODA/4450" text:style-name="Internet_20_link" text:visited-style-name="Visited_20_Internet_20_Link">
</text:a>
乌克林福姆报道，请告知酋长 - 帕特罗夫斯克·奥瓦·谢尔盖·利萨克(Ova S​​ergei Lisak)。</text:p>
      <text:p text:style-name="P4">
他写道：“当天，两名炮弹在尼科波尔(Nikopol)中幸存下来。这位86岁的妇女将受伤，门诊病人将受到治疗。”</text:p>
      <text:p text:style-name="P4">
13个私人房屋损坏。 其中一名订婚，救援人员被解雇了。 两个附属建筑被完全销毁，有9个被肢解。</text:p>
      <text:p text:style-name="P4">
敌人的炮弹被两个医疗机构殴打。 此外，22个太阳能电池板，传输线，汽车被打破。</text:p>
      <text:p text:style-name="P4">
<text:span text:style-name="T4">
另请阅读：</text:span>
 <text:a xlink:type="simple" xlink:href="https://www.ukrinform.ua/rubric-ato/3704316-unaslidok-obstrilu-hersonsini-vze-zaginulo-17-ludej.html" text:style-name="Internet_20_link" text:visited-style-name="Visited_20_Internet_20_Link">
<text:span text:style-name="T4">
由于</text:span>
 <text:span text:style-name="T4">
 </text:span>
射击<text:span text:style-name="T4">
 </text:span>
 <text:span text:style-name="T4">
 </text:span>
 kherson地区<text:span text:style-name="T4">
 </text:span>
 <text:span text:style-name="T4">
 </text:span>
已经<text:span text:style-name="T4">
<text:span text:style-name="T5">
*杀死了</text:span>
* </text:span>
 <text:span text:style-name="T4">
 </text:span>
 <text:span text:style-name="T4">
 </text:span>
 <text:span text:style-name="T4">
 </text:span>
 <text:span text:style-name="T4">
 </text:span>
 <text:span text:style-name="T4">
受伤</text:span>
</text:a>
据报道，敌人<text:a xlink:type="simple" xlink:href="https://www.ukrinform.ua/tag-obstril" text:style-name="Internet_20_link" text:visited-style-name="Visited_20_Internet_20_Link">
</text:a>
尼科波(Nikopol)地区来自卡科夫卡水库的被占领领土。</text:p>
      <text:p text:style-name="P4">
News Source: <text:a xlink:type="simple" xlink:href="https://www.ukrinform.ua/rubric-ato/3704360-rosiani-dvici-obstrilali-nikopol-z-artilerii-poranena-zinka.html" text:style-name="Internet_20_link" text:visited-style-name="Visited_20_Internet_20_Link">
https://www.ukrinform.ua/rubric-ato/3704360-rosiani-dvici-obstrilali-nikopol-z-artilerii-poranena-zinka.html</text:a>
</text:p>
      <!--NEWS-->
      <text:h text:style-name="P10" text:outline-level="1">
<text:span text:style-name="T4">
北欧支持乌克兰和平公式，应在芬兰总统莫斯科审理</text:span>
</text:h>
      <text:p text:style-name="P4">
作者: Ukrinform (Person)</text:p>
      <text:p text:style-name="P4">
出版商: Укринформ (Organization)</text:p>
      <text:p text:style-name="P4">
出版时间: 2023-05-03T20:30:11+03:00</text:p>
      <text:p text:style-name="P4">
修改时间: 2023-05-03T20:30:11+03:00</text:p>
      <text:p text:style-name="P4">
描述: 北欧国家支持乌克兰弗拉基米尔·泽伦斯基总统提出的和平的公式，莫斯科应听到此信号。  - 乌克林。</text:p>
      <text:p text:style-name="P4">
图片: ["<text:a xlink:type="simple" xlink:href="https://static.ukrinform.com/photos/2023_05/thumb_files/630_360_1683132297-175.jpg" text:style-name="Internet_20_link" text:visited-style-name="Visited_20_Internet_20_Link">
630_360_16831...</text:a>
"]</text:p>
      <text:p text:style-name="P4">
标签: ['Фінляндія', 'Норвегія', 'Зеленський', 'Війна з росією']</text:p>
      <text:p text:style-name="P4">
类型: Article</text:p>
      <!--METADATA-->
      <text:p text:style-name="P4">
<draw:frame draw:style-name="fr1" draw:name="Image190" text:anchor-type="as-char" svg:width="6.9236in" svg:height="3.956343in" draw:z-index="0">
<draw:image xlink:href="../Images/yкринформ/2023-05-03T20-30-11-03-00/630_360_1683132297-175.jpg" xlink:type="simple" xlink:show="embed" xlink:actuate="onLoad" draw:mime-type="image/jpeg"/>
</draw:frame>
北欧国家支持乌克兰总统提出的和平公式，泽伦斯基(Zelensky)应在莫斯科听到此信号。</text:p>
      <text:p text:style-name="P4">
这是在赫尔辛基的乌克兰总统与通讯的乌克兰总统与通讯的乌克兰总统举行的国家和政府领导人联合新闻发布会上进行了讨论的。</text:p>
      <text:p text:style-name="P4">
特别是，挪威总理乔纳斯·加尔·斯特里(Jonas Gar Stere)说：“我想强调这场战争应该结束。 侵略者必须完成它。 当谈到和平时，它必须在侵略条件下。 这就是为什么我们讨论乌克兰的公式，这一雄心勃勃的和平计划； 我们将研究这10个点中的每一个，以了解我们可以做出特定贡献的哪一个。”</text:p>
      <text:p text:style-name="P4">
<text:span text:style-name="T4">
另请阅读：</text:span>
 <text:a xlink:type="simple" xlink:href="https://www.ukrinform.ua/rubric-polytics/3704340-spilna-zaava-samitu-ukraina-pivnicna-evropa.html" text:style-name="Internet_20_link" text:visited-style-name="Visited_20_Internet_20_Link">
<text:span text:style-name="T4">
 intim </text:span>
 <text:span text:style-name="T4">
声明</text:span>
 <text:span text:style-name="T4">
峰会</text:span>
 <text:span text:style-name="T4">
乌克兰</text:span>
 <text:span text:style-name="T4">
 </text:span>
 <text:span text:style-name="T4">
北</text:span>
北<text:span text:style-name="T4">
**欧洲</text:span>
</text:a>
反过来，芬兰总统索利·尼尼斯托·阿雅(Sauli Niinisto Ayau)是该地区的所有区域领导人都共同表示支持乌克兰和平公式。 他说，这个信号不仅应该在基辅，而且应该在莫斯科听到。”</text:p>
      <text:p text:style-name="P4">
同时，冰岛政府Katrin Jacobsdottir指出，Reykjavik的未来Samties“将加深和平的态度”。</text:p>
      <text:p text:style-name="P4">
<text:span text:style-name="T4">
另请阅读：</text:span>
 <text:a xlink:type="simple" xlink:href="https://www.ukrinform.ua/rubric-ato/3704167-prezident-finlandii-anonsuvav-novij-paket-vijskovoi-dopomogi-ukraini.html" text:style-name="Internet_20_link" text:visited-style-name="Visited_20_Internet_20_Link">
</text:a>
据报道，泽伦斯基总统于周三抵达芬兰，乌克兰在北欧。</text:p>
      <text:p text:style-name="P4">
照片：yle.fi</text:p>
      <text:p text:style-name="P4">
News Source: <text:a xlink:type="simple" xlink:href="https://www.ukrinform.ua/rubric-polytics/3704362-pivnicna-evropa-pidtrimue-ukrainsku-formulu-miru-i-ce-maut-pocuti-u-moskvi-prezident-finlandii.html" text:style-name="Internet_20_link" text:visited-style-name="Visited_20_Internet_20_Link">
https://www.ukrinform.ua/rubric-polytics/3704362-pivnicna-evropa-pidtrimue-ukrainsku-formulu-miru-i-ce-maut-pocuti-u-moskvi-prezident-finlandii.html</text:a>
</text:p>
      <!--NEWS-->
      <text:h text:style-name="P10" text:outline-level="1">
<text:span text:style-name="T4">
国际骑自行车的人联盟返回俄罗斯人和白俄罗斯人讲话</text:span>
</text:h>
      <text:p text:style-name="P4">
作者: Ukrinform (Person)</text:p>
      <text:p text:style-name="P4">
出版商: Укринформ (Organization)</text:p>
      <text:p text:style-name="P4">
出版时间: 2023-05-03T20:30:35+03:00</text:p>
      <text:p text:style-name="P4">
修改时间: 2023-05-03T20:30:35+03:00</text:p>
      <text:p text:style-name="P4">
描述: 国际自行车手联盟（UCI）允许俄罗斯和白俄罗斯的运动员在中立条件下参加比赛。  - 乌克林。</text:p>
      <text:p text:style-name="P4">
图片: ["<text:a xlink:type="simple" xlink:href="https://static.ukrinform.com/photos/2023_05/thumb_files/630_360_1683134939-391.jpg" text:style-name="Internet_20_link" text:visited-style-name="Visited_20_Internet_20_Link">
630_360_16831...</text:a>
"]</text:p>
      <text:p text:style-name="P4">
标签: ['Велоспорт']</text:p>
      <text:p text:style-name="P4">
类型: Article</text:p>
      <!--METADATA-->
      <text:p text:style-name="P4">
<draw:frame draw:style-name="fr1" draw:name="Image191" text:anchor-type="as-char" svg:width="6.9236in" svg:height="3.956343in" draw:z-index="0">
<draw:image xlink:href="../Images/yкринформ/2023-05-03T20-30-35-03-00/630_360_1683134939-391.jpg" xlink:type="simple" xlink:show="embed" xlink:actuate="onLoad" draw:mime-type="image/jpeg"/>
</draw:frame>
国际自行车手联盟(UCI)允许俄罗斯和白俄罗斯的运动员参加中立的比赛。</text:p>
      <text:p text:style-name="P4">
这在官员[]上说明了这一点(https://www.uci.org/pressrelease/the-uci-approves-ioc-recommendations-of-28-march-2023-concerning-the/2plWmIDolvsdL5jmF9cMcj)组织，报道乌克林福姆。</text:p>
      <text:p text:style-name="P4">
从乌克兰俄罗斯联邦的全面入侵开始，UCI允许俄罗斯和白俄罗斯运动员参加他们的一些锦标赛，例如世界巡回赛，前提是他们的球队不是来自俄罗斯塔比洛鲁斯。</text:p>
      <text:p text:style-name="P4">
为了批准重返世界杯和世界锦标赛，中间比赛，与俄罗斯和白俄罗斯骑自行车的冠军，有必要证明他们的完整局部性炎。 他们将被要求不与两个州，他们的联合会和NOC建立直接联系； 没有旗帜，标志，赞美诗和其他两个州的其他符号竞争； 没有形式，不要在乌克兰保持一场全面的战争； 与两国的武装力量没有联系。</text:p>
      <text:p text:style-name="P4">
<text:span text:style-name="T4">
另请阅读：</text:span>
 <text:a xlink:type="simple" xlink:href="https://www.ukrinform.ua/rubric-sports/3703697-vismoh-rosian-ne-dopustili-do-ucasti-na-cs2023-z-dzudo.html" text:style-name="Internet_20_link" text:visited-style-name="Visited_20_Internet_20_Link">
<text:span text:style-name="T4">
柔道</text:span>
</text:a>
将获得中立运动员的骑自行车运动员将能够从6月1日开始返回表演。</text:p>
      <text:p text:style-name="P4">
照片：美联社</text:p>
      <text:p text:style-name="P4">
News Source: <text:a xlink:type="simple" xlink:href="https://www.ukrinform.ua/rubric-sports/3704363-miznarodnij-souz-velosipedistiv-povernuv-rosian-ta-bilorusiv-do-vistupiv.html" text:style-name="Internet_20_link" text:visited-style-name="Visited_20_Internet_20_Link">
https://www.ukrinform.ua/rubric-sports/3704363-miznarodnij-souz-velosipedistiv-povernuv-rosian-ta-bilorusiv-do-vistupiv.html</text:a>
</text:p>
      <!--NEWS-->
      <text:h text:style-name="P10" text:outline-level="1">
<text:span text:style-name="T4">
乌克兰明星为学生们表达了作品</text:span>
</text:h>
      <text:p text:style-name="P4">
作者: Ukrinform (Person)</text:p>
      <text:p text:style-name="P4">
出版商: Укринформ (Organization)</text:p>
      <text:p text:style-name="P4">
出版时间: 2023-05-03T20:33:46+03:00</text:p>
      <text:p text:style-name="P4">
修改时间: 2023-05-03T20:33:46+03:00</text:p>
      <text:p text:style-name="P4">
描述: 剧院和电影，音乐家和作家的著名演员已为六年级的学生加入乌克兰文学作品。  - 乌克林。</text:p>
      <text:p text:style-name="P4">
图片: ["<text:a xlink:type="simple" xlink:href="https://static.ukrinform.com/photos/2022_12/thumb_files/630_360_1670748954-811.jpg" text:style-name="Internet_20_link" text:visited-style-name="Visited_20_Internet_20_Link">
630_360_16707...</text:a>
"]</text:p>
      <text:p text:style-name="P4">
标签: ['Школа', 'Аудіокнига', 'Артисти']</text:p>
      <text:p text:style-name="P4">
类型: Article</text:p>
      <!--METADATA-->
      <text:p text:style-name="P4">
<draw:frame draw:style-name="fr1" draw:name="Image192" text:anchor-type="as-char" svg:width="6.9236in" svg:height="3.956343in" draw:z-index="0">
<draw:image xlink:href="../Images/yкринформ/2023-05-03T20-33-46-03-00/630_360_1670748954-811.jpg" xlink:type="simple" xlink:show="embed" xlink:actuate="onLoad" draw:mime-type="image/jpeg"/>
</draw:frame>
戏剧和电影的因素，音乐家和作家为六年级的学生加入了乌克兰文学作品。</text:p>
      <text:p text:style-name="P4">
正如乌克林福姆报道的那样，它报告了<text:a xlink:type="simple" xlink:href="https://cases.media/news/gorbunov-sumska-zhadan-ukrayinski-zirki-ozvuchili-tvori-dlya-shkolyariv" text:style-name="Internet_20_link" text:visited-style-name="Visited_20_Internet_20_Link">
</text:a>
.</text:p>
      <text:p text:style-name="P4">
Як зазначається, до запису долучилися акторка кіно та театру Ольга Сумська,Фатіма Горбенко, актор та телеведучий Юрій Горбунов, актор Остап Ступка, поетта лідер рок-гурту Сергій Жадан, актор і режисер Ахтем Сеітаблаєв, співачка ізаслужена артистка України Ярослава Руденко, заслужений артист України БогданЧернявський, лауреатка читацьких конкурсів, провідна акторка Ольга Чернявська,письменниця та режисерка Ірина Цілик, письменниця Тетяна Бабенко.</text:p>
      <text:p text:style-name="P4">
<text:span text:style-name="T4">
Читайте також:</text:span>
 <text:a xlink:type="simple" xlink:href="https://www.ukrinform.ua/rubric-diaspora/3692104-u-muzei-varsavskogo-povstanna-perezapustili-ukrainomovnij-audiogid-zelenska.html" text:style-name="Internet_20_link" text:visited-style-name="Visited_20_Internet_20_Link">
 <text:span text:style-name="T4">
аудіо</text:span>
 </text:a>
<text:a xlink:type="simple" xlink:href="https://www.youtube.com/@viniloskhovyshche_audiobooks" text:style-name="Internet_20_link" text:visited-style-name="Visited_20_Internet_20_Link">
著作</text:a>
您可以在线和离线。</text:p>
      <text:p text:style-name="P4">
该音频界是在主动行动中实施的，并以波尔塔瓦地区委员会主席亚历山大·比伦基(Alexander Bilenky)为代价。</text:p>
      <text:p text:style-name="P4">
早些时候，将五年级的作品放置在YouTube频道上。 在三个月内，他们听到了大约20万次。</text:p>
      <text:p text:style-name="P4">
News Source: <text:a xlink:type="simple" xlink:href="https://www.ukrinform.ua/rubric-culture/3704366-ukrainski-zirki-ozvucili-tvori-dla-skolariv.html" text:style-name="Internet_20_link" text:visited-style-name="Visited_20_Internet_20_Link">
https://www.ukrinform.ua/rubric-culture/3704366-ukrainski-zirki-ozvucili-tvori-dla-skolariv.html</text:a>
</text:p>
      <!--NEWS-->
      <text:h text:style-name="P10" text:outline-level="1">
<text:span text:style-name="T4">
丹麦总理将战斗机转移到乌克兰的问题尚未解决</text:span>
</text:h>
      <text:p text:style-name="P4">
作者: Ukrinform (Person)</text:p>
      <text:p text:style-name="P4">
出版商: Укринформ (Organization)</text:p>
      <text:p text:style-name="P4">
出版时间: 2023-05-03T20:36:04+03:00</text:p>
      <text:p text:style-name="P4">
修改时间: 2023-05-03T20:36:04+03:00</text:p>
      <text:p text:style-name="P4">
描述: 向乌克兰提供西方飞机的决定继续在盟友的圈子中讨论。  - 乌克林。</text:p>
      <text:p text:style-name="P4">
图片: ["<text:a xlink:type="simple" xlink:href="https://static.ukrinform.com/photos/2023_05/thumb_files/630_360_1683135291-205.jpeg" text:style-name="Internet_20_link" text:visited-style-name="Visited_20_Internet_20_Link">
630_360_16831...</text:a>
"]</text:p>
      <text:p text:style-name="P4">
标签: ['Данія', 'Літак', 'Україна', 'Війна з росією']</text:p>
      <text:p text:style-name="P4">
类型: Article</text:p>
      <!--METADATA-->
      <text:p text:style-name="P4">
<draw:frame draw:style-name="fr1" draw:name="Image193" text:anchor-type="as-char" svg:width="6.9236in" svg:height="3.956343in" draw:z-index="0">
<draw:image xlink:href="../Images/yкринформ/2023-05-03T20-36-04-03-00/630_360_1683135291-205.jpeg" xlink:type="simple" xlink:show="embed" xlink:actuate="onLoad" draw:mime-type="image/jpeg"/>
</draw:frame>
在车轮中继续讨论向乌克兰提供西方飞机的决定。</text:p>
      <text:p text:style-name="P4">
她在5月3日与乌克兰总统和北欧领导人的联合新闻发布会上说，丹麦总理穆特·弗雷德里克森(Matte Frederixen)。</text:p>
      <text:p text:style-name="P4">
“当我们谈论战斗机时，我们正在讨论一段时间并继续讨论盟友。 这是一项艰巨的任务，这是一个棘手的问题。 讨论正在进行中。 我们尚未从丹麦的势头中完成。”弗雷德里克森说。</text:p>
      <text:p text:style-name="P4">
同时，她对丹麦议会前一天的事实感到满意，这是政府向乌克兰提供第十，非常强烈的援助的提议。 她说，这个套餐是当时最昂贵的，但不需要确切的金额。 该包装包括乌克兰展示和要求的各种设备和工具。</text:p>
      <text:p text:style-name="P4">
总理说：“我们的炮兵目前正在前往乌克兰。”</text:p>
      <text:p text:style-name="P4">
<text:span text:style-name="T4">
另请阅读：</text:span>
 <text:a xlink:type="simple" xlink:href="https://www.ukrinform.ua/rubric-ato/3704193-prezident-finlandii-poasniv-comu-poki-ne-mozut-peredati-ukraini-vinisuvaci-hornet.html" text:style-name="Internet_20_link" text:visited-style-name="Visited_20_Internet_20_Link">
</text:a>
在赫尔辛卡的会议上，她呼吁明确的团结信号。 她说，这对所有人都很重要，因为乌克兰不仅为其自身而是为整个欧洲而战，要使一个合法的国家和平生活，而不是害怕邻居。 乌克兰的合作伙伴提供了可以加速的支持，但乌克兰人将来不需要支持，而是现在。</text:p>
      <text:p text:style-name="P4">
乌克兰沃迪米尔·泽伦斯基(Ukraine Volodymyr Zelensky)总裁感谢所有合作伙伴的支持，因为军事设备提供了生命。 他指出，乌克兰现在正在努力从合作伙伴那里获得飞机“并已经看到理解”。</text:p>
      <text:p text:style-name="P4">
据报道，总统<text:a xlink:type="simple" xlink:href="https://www.ukrinform.ua/tag-zelenskij" text:style-name="Internet_20_link" text:visited-style-name="Visited_20_Internet_20_Link">
</text:a>
在中间，他访问了芬兰，在那里他与这位乌克兰总统进行了谈判，参加了乌克兰峰会北欧欧洲峰会，并与丹麦，冰岛，挪威和瑞典的总理举行了单独的会议。</text:p>
      <text:p text:style-name="P4">
News Source: <text:a xlink:type="simple" xlink:href="https://www.ukrinform.ua/rubric-ato/3704367-pitanna-peredaci-ukraini-bojovih-litakiv-poki-ne-virisene-premerka-danii.html" text:style-name="Internet_20_link" text:visited-style-name="Visited_20_Internet_20_Link">
https://www.ukrinform.ua/rubric-ato/3704367-pitanna-peredaci-ukraini-bojovih-litakiv-poki-ne-virisene-premerka-danii.html</text:a>
</text:p>
      <!--NEWS-->
      <text:h text:style-name="P10" text:outline-level="1">
<text:span text:style-name="T4">
Google和Microsoft高管被邀请在白宫与人工智能见面</text:span>
</text:h>
      <text:p text:style-name="P4">
作者: Ukrinform (Person)</text:p>
      <text:p text:style-name="P4">
出版商: Укринформ (Organization)</text:p>
      <text:p text:style-name="P4">
出版时间: 2023-05-03T20:38:27+03:00</text:p>
      <text:p text:style-name="P4">
修改时间: 2023-05-03T20:38:27+03:00</text:p>
      <text:p text:style-name="P4">
描述: Google，Microsoft，OpenAI和Anthropic高管是Alphabet Inc的一部分，将于周四与副总统Kamala Harris和总统管理部门的最高官员开会，以讨论人工智能的关键问题。  - 乌克林。</text:p>
      <text:p text:style-name="P4">
图片: ["<text:a xlink:type="simple" xlink:href="https://static.ukrinform.com/photos/2018_10/thumb_files/630_360_1539194458-326.jpg" text:style-name="Internet_20_link" text:visited-style-name="Visited_20_Internet_20_Link">
630_360_15391...</text:a>
"]</text:p>
      <text:p text:style-name="P4">
标签: ['Google', 'Microsoft', 'США', 'Штучний інтелект', 'Білий дім']</text:p>
      <text:p text:style-name="P4">
类型: Article</text:p>
      <!--METADATA-->
      <text:p text:style-name="P4">
<draw:frame draw:style-name="fr1" draw:name="Image194" text:anchor-type="as-char" svg:width="6.9236in" svg:height="3.956343in" draw:z-index="0">
<draw:image xlink:href="../Images/yкринформ/2023-05-03T20-38-27-03-00/630_360_1539194458-326.jpg" xlink:type="simple" xlink:show="embed" xlink:actuate="onLoad" draw:mime-type="image/jpeg"/>
</draw:frame>
Google，Microsoft，Openai和Anthropic Heads是Alphabetinc的一部分，将于周四与副总统Kamala Harris和总统管理局的高级总统开会，以讨论关键问题。</text:p>
      <text:p text:style-name="P4">
关于它报告<text:a xlink:type="simple" xlink:href="https://www.reuters.com/technology/google-microsoft-openai-ceos-attend-white-house-ai-meeting-official-2023-05-02/" text:style-name="Internet_20_link" text:visited-style-name="Visited_20_Internet_20_Link">
</text:a>
乌克林福姆报道，随着白宫官员的参考。</text:p>
      <text:p text:style-name="P4">
“会议将由设备的负责人参加<text:a xlink:type="simple" xlink:href="https://www.ukrinform.ua/tag-bajden" text:style-name="Internet_20_link" text:visited-style-name="Visited_20_Internet_20_Link">
</text:a>
白宫说：“杰夫·泽兹(Jeff Zenz)，国家安全顾问杰克·沙利文(Jake Sullivan)，国家经济委员会莱尔·布雷纳德(Lael Brainard)兼贸易部长吉娜·雷莫蒙德(Gina Raymomond)的国家安全顾问杰克·沙利文(Jake Sullivan)，”  - 白宫说。</text:p>
      <text:p text:style-name="P4">
邀请说，总统乔·拜登(Joe Biden)“期望这样的公司……应该确保其产品的安全，然后才能使其公众使用。”</text:p>
      <text:p text:style-name="P4">
对AI技术的焦虑包括侵犯隐私，偏见和担心它会导致欺诈的传播。</text:p>
      <text:p text:style-name="P4">
<text:span text:style-name="T4">
另请阅读：</text:span>
 [<text:span text:style-name="T4">
部长</text:span>
 <text:span text:style-name="T4">
数字化</text:span>
 <text:span text:style-name="T4">
同意</text:span>
 <text:span text:style-name="T4">
 </text:span>
 yat <text:span text:style-name="T4">
<text:span text:style-name="T5">
*原理</text:span>
* </text:span>
 <text:span text:style-name="T4">
 </text:span>
管理<text:span text:style-name="T4">
 </text:span>
 <text:span text:style-name="T4">
 </text:span>
人工<text:span text:style-name="T4">
<text:span text:style-name="T5">
 * </text:span>
* </text:span>
 **(https://www.ukrinform.ua/rubric-technology/3702640-ministri-cifrovizacii-g7-uzgodili-pat-principiv-upravlinna-stucnim-intelektom.html)4月，美国总统表示，尚未发现它是危险的，但他还负责技术公司的产品安全。 据他介绍，社交网络已经证明，可以通过强大的技术收获，而无需提供适当的保证。</text:p>
      <text:p text:style-name="P4">
周一，白宫内部政策的分子和白宫引起的干扰和技术政策管理在博客中写道，技术可能会对工人构成严重风险。</text:p>
      <text:p text:style-name="P4">
正如乌克林福姆报道的，Google在数字化转型部的支持下<text:a xlink:type="simple" xlink:href="https://www.ukrinform.ua/rubric-technology/3704076-google-zapuskae-dla-ukrainciv-bezoplatnij-kurs-pro-stucnij-intelekt.html" text:style-name="Internet_20_link" text:visited-style-name="Visited_20_Internet_20_Link">
</text:a>
帮助乌克兰人发展使用人工办公室的实用技能。</text:p>
      <text:p text:style-name="P4">
News Source: <text:a xlink:type="simple" xlink:href="https://www.ukrinform.ua/rubric-technology/3704368-kerivnikiv-google-i-microsoft-zaprosili-na-zustric-u-bilomu-domi-sodo-stucnogo-intelektu.html" text:style-name="Internet_20_link" text:visited-style-name="Visited_20_Internet_20_Link">
https://www.ukrinform.ua/rubric-technology/3704368-kerivnikiv-google-i-microsoft-zaprosili-na-zustric-u-bilomu-domi-sodo-stucnogo-intelektu.html</text:a>
</text:p>
      <!--NEWS-->
      <text:h text:style-name="P10" text:outline-level="1">
<text:span text:style-name="T4">
元声宣布与chatgpt相关的有害计划的数量增加</text:span>
</text:h>
      <text:p text:style-name="P4">
作者: Ukrinform (Person)</text:p>
      <text:p text:style-name="P4">
出版商: Укринформ (Organization)</text:p>
      <text:p text:style-name="P4">
出版时间: 2023-05-03T20:39:00+03:00</text:p>
      <text:p text:style-name="P4">
修改时间: 2023-05-03T20:39:00+03:00</text:p>
      <text:p text:style-name="P4">
描述: 梅塔（Meta）在周三表示，该公司暴露了恶意软件的供应商，这些软件利用公众对Chatgpt的兴趣鼓励用户为浏览器加载恶意程序和扩展。  - 乌克林。</text:p>
      <text:p text:style-name="P4">
图片: ["<text:a xlink:type="simple" xlink:href="https://static.ukrinform.com/photos/2022_09/thumb_files/630_360_1664296294-654.jpg" text:style-name="Internet_20_link" text:visited-style-name="Visited_20_Internet_20_Link">
630_360_16642...</text:a>
"]</text:p>
      <text:p text:style-name="P4">
标签: ['Технології', 'Meta', 'ChatGPT']</text:p>
      <text:p text:style-name="P4">
类型: Article</text:p>
      <!--METADATA-->
      <text:p text:style-name="P4">
<draw:frame draw:style-name="fr1" draw:name="Image195" text:anchor-type="as-char" svg:width="6.9236in" svg:height="3.956343in" draw:z-index="0">
<draw:image xlink:href="../Images/yкринформ/2023-05-03T20-39-00-03-00/630_360_1664296294-654.jpg" xlink:type="simple" xlink:show="embed" xlink:actuate="onLoad" draw:mime-type="image/jpeg"/>
</draw:frame>
Mmeta周三表示，该案件暴露了恶意软件安全的供应商，这些供应商利用公众利益来考虑用户下载恶意程序和浏览器的扩展。</text:p>
      <text:p text:style-name="P4">
正如乌克林福姆报道的那样，它报告了<text:a xlink:type="simple" xlink:href="https://www.reuters.com/technology/meta-says-chatgpt-related-malware-is-rise-2023-05-03/" text:style-name="Internet_20_link" text:visited-style-name="Visited_20_Internet_20_Link">
</text:a>
。</text:p>
      <text:p text:style-name="P4">
该报告写道：“自3月以来，该公司发现了约10个有害参考的危险家庭，这些危险被广告宣传为具有流行人工智能的工具。”</text:p>
      <text:p text:style-name="P4">
<text:span text:style-name="T4">
另请阅读：</text:span>
 <text:a xlink:type="simple" xlink:href="https://www.ukrinform.ua/rubric-technology/3697353-mask-planue-zapustiti-konkurenta-chatgpt.html" text:style-name="Internet_20_link" text:visited-style-name="Visited_20_Internet_20_Link">
<text:span text:style-name="T4">
 chatgpt </text:span>
</text:a>
Meta指出，在某些情况下，恶意软件给出了Chatgpt的工作功能以及有害文件。</text:p>
      <text:p text:style-name="P4">
梅塔·罗森(Meta Guy Rosen)的董事在有关报告的报告中说，对于男性因素是“ chatgpt是novacripptocurrency”。</text:p>
      <text:p text:style-name="P4">
罗森(Rosen)和其他元高管表示，该公司正在准备与基于生成的情报技术(例如Chatgpt)相关的各种潜在滥用的保护，例如Chatgpt，这些技术可以迅速在-Human文本，音乐和艺术中迅速创建相似的东西。</text:p>
      <text:p text:style-name="P4">
<text:span text:style-name="T4">
另请阅读：</text:span>
 <text:a xlink:type="simple" xlink:href="https://www.ukrinform.ua/rubric-technology/3693609-kompaniarozrobnik-chatgpt-zaavila-pro-pidvisenna-rivna-bezpeki-catbota.html" text:style-name="Internet_20_link" text:visited-style-name="Visited_20_Internet_20_Link">
<text:span text:style-name="T4">
 chatgpt </text:span>
</text:a>
这些工具被注意到促进互联网上错误信息广告系列的传播。</text:p>
      <text:p text:style-name="P4">
根据乌克林福姆(Ukrinform)的说法，三星电子公司 禁止使用生成工具进行人工智能。</text:p>
      <text:p text:style-name="P4">
News Source: <text:a xlink:type="simple" xlink:href="https://www.ukrinform.ua/rubric-technology/3704370-u-meta-zaavili-pro-zrostanna-kilkosti-skidlivih-program-povazanih-zi-chatgpt.html" text:style-name="Internet_20_link" text:visited-style-name="Visited_20_Internet_20_Link">
https://www.ukrinform.ua/rubric-technology/3704370-u-meta-zaavili-pro-zrostanna-kilkosti-skidlivih-program-povazanih-zi-chatgpt.html</text:a>
</text:p>
      <!--NEWS-->
      <text:h text:style-name="P10" text:outline-level="1">
<text:span text:style-name="T4">
国防军不指望克里米亚的轻松返回-Humeniuk</text:span>
</text:h>
      <text:p text:style-name="P4">
作者: Ukrinform (Person)</text:p>
      <text:p text:style-name="P4">
出版商: Укринформ (Organization)</text:p>
      <text:p text:style-name="P4">
出版时间: 2023-05-03T20:40:00+03:00</text:p>
      <text:p text:style-name="P4">
修改时间: 2023-05-03T20:40:00+03:00</text:p>
      <text:p text:style-name="P4">
描述: </text:p>
      <text:p text:style-name="P4">
第  - I的，。: </text:p>
      <text:p text:style-name="P4">
图片: ["<text:a xlink:type="simple" xlink:href="https://static.ukrinform.com/photos/2018_01/thumb_files/630_360_1517316985-1053.jpg" text:style-name="Internet_20_link" text:visited-style-name="Visited_20_Internet_20_Link">
630_360_15173...</text:a>
"]</text:p>
      <text:p text:style-name="P4">
标签: ['Деокупація', 'Крим', 'ЗСУ', 'Війна з росією', 'Єдині новини']</text:p>
      <text:p text:style-name="P4">
类型: Article</text:p>
      <!--METADATA-->
      <text:p text:style-name="P4">
<draw:frame draw:style-name="fr1" draw:name="Image196" text:anchor-type="as-char" svg:width="6.9236in" svg:height="3.956343in" draw:z-index="0">
<draw:image xlink:href="../Images/yкринформ/2023-05-03T20-40-00-03-00/630_360_1517316985-1053.jpg" xlink:type="simple" xlink:show="embed" xlink:actuate="onLoad" draw:mime-type="image/jpeg"/>
</draw:frame>
国防军精心准备，并不期望克里米亚被占领的克里米亚返回将很容易。</text:p>
      <text:p text:style-name="P4">
乌克兰人报道，纳塔利娅·汉尼库克(Natalia Humeniuk)说，乌克兰唯一新闻的广播中，南部乌克兰国防军联合协调出版社中心负责人。</text:p>
      <text:p text:style-name="P4">
“也有物流，他们还有(俄罗斯人 -  ed。)军队的道德和心理状态极大地破坏了它。 而且它也具有很大的影响力。 我们有解放合适银行的经验，他们还安排了多条件防御，即使使用成熟度也非常压实了它们。 建造了许多防御层，然后一切迅速地朝着“俄罗斯军事船”的方向留下。 我们不希望一切都那么容易。 他们仍然在我们控制的情况下做的每一个“善意的姿态”。 他们正在为国防军条件下的这种手势做准备。”</text:p>
      <text:p text:style-name="P4">
<text:span text:style-name="T4">
另请阅读：</text:span>
 [<text:span text:style-name="T4">
 rennikov </text:span>
 <text:span text:style-name="T4">
 </text:span>
宣布<text:span text:style-name="T4">
 </text:span>
乌克兰<text:span text:style-name="T4">
 </text:span>
 <text:span text:style-name="T4">
 </text:span>
将接受<text:span text:style-name="T4">
 </text:span>
 <text:span text:style-name="T4">
 </text:span>
犯罪(https://www.ukrinform.ua/rubric-crimea/3703685-reznikov-zaaviv-so-ukraina-vizme-krim-bez-bou.html)据她说，乌克兰的捍卫者继续做他们的工作，并意识到它可以持续多久。 值得注意的是，对有助于从内部工作的阻力有支持。</text:p>
      <text:p text:style-name="P4">
Humeniuk还评论了俄罗斯可以安排挑衅的信息：“说到技术固定勒索，我们已经经历过。 当他们从合适的银行出发时，他们说，卡克霍夫斯卡亚水力发电厂的破坏和国防部队试图责备它。 Zaporozhye方向的自信国防军(包括核电站)都引起了人们的注意。 我们了解所有这些都是神经游戏。 但是查看了其他场景。”</text:p>
      <text:p text:style-name="P4">
<text:span text:style-name="T4">
另请阅读：</text:span>
 <text:a xlink:type="simple" xlink:href="https://www.ukrinform.ua/rubric-crimea/3704130-u-krimu-rosiani-boatsa-vsogo-skibickij-ne-viklucae-zest-dobroi-voli.html" text:style-name="Internet_20_link" text:visited-style-name="Visited_20_Internet_20_Link">
<text:span text:style-name="T4">
 crimea </text:span>
 <text:span text:style-name="T4">
 </text:span>
俄罗斯<text:span text:style-name="T4">
 </text:span>
害怕<text:span text:style-name="T4">
 </text:span>
总计<text:span text:style-name="T4">
 skibitsky </text:span>
 <text:span text:style-name="T4">
 </text:span>
排除<text:span text:style-name="T4">
 </text:span>
 <text:span text:style-name="T4">
 </text:span>
姿势<text:span text:style-name="T4">
 </text:span>
 <text:span text:style-name="T4">
 </text:span>
 <text:span text:style-name="T4">
 </text:span>
将**</text:a>
据报道，俄罗斯军队在临时占领的领土上<text:a xlink:type="simple" xlink:href="https://www.ukrinform.ua/tag-krim" text:style-name="Internet_20_link" text:visited-style-name="Visited_20_Internet_20_Link">
</text:a>
动员和建立国防界限的继续。 同时，从半岛撤离俄罗斯人。</text:p>
      <text:p text:style-name="P4">
News Source: <text:a xlink:type="simple" xlink:href="https://www.ukrinform.ua/rubric-crimea/3704369-sili-oboroni-ne-rozrahovuut-na-legke-povernenna-krimu-gumenuk.html" text:style-name="Internet_20_link" text:visited-style-name="Visited_20_Internet_20_Link">
https://www.ukrinform.ua/rubric-crimea/3704369-sili-oboroni-ne-rozrahovuut-na-legke-povernenna-krimu-gumenuk.html</text:a>
</text:p>
      <!--NEWS-->
      <text:h text:style-name="P10" text:outline-level="1">
<text:span text:style-name="T4">
与合作伙伴谈判的主题是武器数量-Zelensky</text:span>
</text:h>
      <text:p text:style-name="P4">
作者: Ukrinform (Person)</text:p>
      <text:p text:style-name="P4">
出版商: Укринформ (Organization)</text:p>
      <text:p text:style-name="P4">
出版时间: 2023-05-03T20:43:34+03:00</text:p>
      <text:p text:style-name="P4">
修改时间: 2023-05-03T20:43:34+03:00</text:p>
      <text:p text:style-name="P4">
描述: 乌克兰在给合作伙伴方面已经克服了许多挑战，今天讨论的主要问题是它的数量。  - 乌克林。</text:p>
      <text:p text:style-name="P4">
图片: ["<text:a xlink:type="simple" xlink:href="https://static.ukrinform.com/photos/2023_05/thumb_files/630_360_1683122925-877.jpeg" text:style-name="Internet_20_link" text:visited-style-name="Visited_20_Internet_20_Link">
630_360_16831...</text:a>
"]</text:p>
      <text:p text:style-name="P4">
标签: None</text:p>
      <text:p text:style-name="P4">
类型: Article</text:p>
      <!--METADATA-->
      <text:p text:style-name="P4">
<draw:frame draw:style-name="fr1" draw:name="Image197" text:anchor-type="as-char" svg:width="6.9236in" svg:height="3.956343in" draw:z-index="0">
<draw:image xlink:href="../Images/yкринформ/2023-05-03T20-43-34-03-00/630_360_1683122925-877.jpeg" xlink:type="simple" xlink:show="embed" xlink:actuate="onLoad" draw:mime-type="image/jpeg"/>
</draw:frame>
乌克兰在给合作伙伴武器方面面临许多挑战，如今，讨论的问题是它的数量。</text:p>
      <text:p text:style-name="P4">
乌克利福德通讯员报告说，沃罗迪米尔·泽伦斯基(Volodymyr Zelensky)总统在赫尔辛基北欧和乌克兰峰会的参与者联合新闻发布会上宣布了这一点，回答了有关提供F-16飞机的问题。</text:p>
      <text:p text:style-name="P4">
“我们确实在不同的武器方面面临着不同的挑战。因为它不取决于一个状态。毕竟，这是一场全面的战争，它需要批准盟国在相应的武器上合并。总统说。</text:p>
      <text:p text:style-name="P4">
据他说，在向乌克兰分配武器的问题中是非常重要的联盟国家，并且已经完成了许多任务。</text:p>
      <text:p text:style-name="P4">
Zelene说：“我们已经使用坦克和装甲车进行了。现在是航空。我们将不断与合作伙伴一起去看看它，并了解理解。”</text:p>
      <text:p text:style-name="P4">
此前，Zelensky在芬兰索利(Finland Sauli)主席联合新闻发布会上说，赫尔辛基(Helsinki)表示，乌克兰将很快计划在战场上采取进攻行动，此后可能会吸引现代战斗机。</text:p>
      <text:p text:style-name="P4">
外交大臣杜米特罗·库莱巴(Dmytro Kuleba)指出，转让乌克兰飞机F-16的决定是时间问题，将与对比的结果有关。</text:p>
      <text:p text:style-name="P4">
_foto：op _</text:p>
      <text:p text:style-name="P4">
News Source: <text:a xlink:type="simple" xlink:href="https://www.ukrinform.ua/rubric-ato/3704371-golovnou-temou-na-peregovorah-iz-partnerami-e-kilkist-zbroi-zelenskij.html" text:style-name="Internet_20_link" text:visited-style-name="Visited_20_Internet_20_Link">
https://www.ukrinform.ua/rubric-ato/3704371-golovnou-temou-na-peregovorah-iz-partnerami-e-kilkist-zbroi-zelenskij.html</text:a>
</text:p>
      <!--NEWS-->
      <text:h text:style-name="P10" text:outline-level="1">
<text:span text:style-name="T4">
去年，非法行动的损失增加了46％ - 国家银行</text:span>
</text:h>
      <text:p text:style-name="P4">
作者: Ukrinform (Person)</text:p>
      <text:p text:style-name="P4">
出版商: Укринформ (Organization)</text:p>
      <text:p text:style-name="P4">
出版时间: 2023-05-03T20:47:15+03:00</text:p>
      <text:p text:style-name="P4">
修改时间: 2023-05-03T20:47:15+03:00</text:p>
      <text:p text:style-name="P4">
描述: 在2022年，与2021年相比，非法行动中的市场参与者损失增加了46％，总计4.81亿。  - 乌克林。</text:p>
      <text:p text:style-name="P4">
图片: ["<text:a xlink:type="simple" xlink:href="https://static.ukrinform.com/photos/2017_04/thumb_files/630_360_1491080489-9230.jpg" text:style-name="Internet_20_link" text:visited-style-name="Visited_20_Internet_20_Link">
630_360_14910...</text:a>
"]</text:p>
      <text:p text:style-name="P4">
标签: ['Нацбанк', 'Шахрайство', 'Карта']</text:p>
      <text:p text:style-name="P4">
类型: Article</text:p>
      <!--METADATA-->
      <text:p text:style-name="P4">
<draw:frame draw:style-name="fr1" draw:name="Image198" text:anchor-type="as-char" svg:width="6.9236in" svg:height="3.956343in" draw:z-index="0">
<draw:image xlink:href="../Images/yкринформ/2023-05-03T20-47-15-03-00/630_360_1491080489-9230.jpg" xlink:type="simple" xlink:show="embed" xlink:actuate="onLoad" draw:mime-type="image/jpeg"/>
</draw:frame>
在2022年，非法行动中的市场参与者损失的损失数量为支付卡，而2021年则为46％，总计4.81亿。</text:p>
      <text:p text:style-name="P4">
NBU Andriy Poddiegin的支付系统和创新开发部主任在欺诈安全安全安全活动开始信息活动之际，在圆桌会议上报告了有关它的信息。</text:p>
      <text:p text:style-name="P4">
“不幸的是，在全面战争中，付款欺诈并没有消失。在途中，在2022年，我们观察到了网络HACHACHRAI的表现，例如我们一生的各个领域，包括付款。 银行，贸易商，来自非法行动的客户去年的付款卡为4.81亿UAH。 这比-WAR2021之前的46％。(https://www.ukrinform.ua/tag-nacbank)。</text:p>
      <text:p text:style-name="P4">
据他介绍，在2022年，一次非法行动的平均金额为1,200 UAH，一个案件比2021年多三分之一(1600 UAH).</text:p>
      <text:p text:style-name="P4">
Водночас рівень збитків від незаконних дій з платіжними картками у загальнійсумі всіх видаткових операцій з платіжними картками залишився відноснонизьким.</text:p>
      <text:p text:style-name="P4">
«Так, на 1 млн грн видаткових операцій з використанням платіжних карток нанезаконні дії чи шахрайські операції припадало 69 грн. У 2021 році цейпоказник дорівнював 65 грн», - повідомив Поддєрьогін.</text:p>
      <text:p text:style-name="P4">
<text:span text:style-name="T4">
Читайте також:</text:span>
 <text:a xlink:type="simple" xlink:href="https://www.ukrinform.ua/rubric-economy/3703189-biznes-pokrasiv-svoi-dilovi-ocikuvanna-u-kvitni-nacbank.html" text:style-name="Internet_20_link" text:visited-style-name="Visited_20_Internet_20_Link">
 <text:span text:style-name="T4">
Нацбанк</text:span>
 </text:a>
他还指出，在执行此类交易场所中使用付款卡的欺诈案件中，是领先的互联网。 所有非法行动的所有时间中有86％。 其余的14％是通过自动服务设备在交易网络，ATMS上的卡片的设备。</text:p>
      <text:p text:style-name="P4">
“这些损失的一半(53％)是通过社会工程进行的。 也就是说，人们是欺诈者的受害者，因为他们披露了他们的卡数据或一次性密码以确认操作，或者是Donternet Banking入口的数据。 我注意到，在战争期间，付款欺诈技术也相同，但是出现了新的情况。 最常见的中间是政府或国际组织的伪造社会援助。 从2022年中期到今天，他的活动最大。”专家补充说。</text:p>
      <text:p text:style-name="P4">
News Source: <text:a xlink:type="simple" xlink:href="https://www.ukrinform.ua/rubric-economy/3704372-zbitki-vid-nezakonnih-dij-iz-platiznimi-kartkami-torik-zrosli-na-46-nacbank.html" text:style-name="Internet_20_link" text:visited-style-name="Visited_20_Internet_20_Link">
https://www.ukrinform.ua/rubric-economy/3704372-zbitki-vid-nezakonnih-dij-iz-platiznimi-kartkami-torik-zrosli-na-46-nacbank.html</text:a>
</text:p>
      <!--NEWS-->
      <text:h text:style-name="P10" text:outline-level="1">
<text:span text:style-name="T4">
俄罗斯做出越来越绝望的军事决定 - 欧安组织的英国</text:span>
</text:h>
      <text:p text:style-name="P4">
作者: Ukrinform (Person)</text:p>
      <text:p text:style-name="P4">
出版商: Укринформ (Organization)</text:p>
      <text:p text:style-name="P4">
出版时间: 2023-05-03T20:48:00+03:00</text:p>
      <text:p text:style-name="P4">
修改时间: 2023-05-03T20:48:00+03:00</text:p>
      <text:p text:style-name="P4">
描述: 乌克兰打破了战争的进程，返回了一些被占领的领土，并解放了成千上万的公民，而是俄罗斯诉诸于更加绝望的军事决定。  - 乌克林。</text:p>
      <text:p text:style-name="P4">
图片: ["<text:a xlink:type="simple" xlink:href="https://static.ukrinform.com/photos/2023_02/thumb_files/630_360_1676811786-290.jpg" text:style-name="Internet_20_link" text:visited-style-name="Visited_20_Internet_20_Link">
630_360_16768...</text:a>
"]</text:p>
      <text:p text:style-name="P4">
标签: ['Британія', 'ОБСЄ', 'Війна з росією']</text:p>
      <text:p text:style-name="P4">
类型: Article</text:p>
      <!--METADATA-->
      <text:p text:style-name="P4">
<draw:frame draw:style-name="fr1" draw:name="Image199" text:anchor-type="as-char" svg:width="6.9236in" svg:height="3.956343in" draw:z-index="0">
<draw:image xlink:href="../Images/yкринформ/2023-05-03T20-48-00-03-00/630_360_1676811786-290.jpg" xlink:type="simple" xlink:show="embed" xlink:actuate="onLoad" draw:mime-type="image/jpeg"/>
</draw:frame>
乌克兰重新配置了战争的进程，返回了一些被占领的领土和公民解放，而俄罗斯诉诸越来越绝望的建立决定。</text:p>
      <text:p text:style-name="P4">
据《通讯》报道，这是由英国代表团高级军事顾问在安全合作论坛期间向欧安组织Janstabbs宣布的。</text:p>
      <text:p text:style-name="P4">
这位英国代表回忆起俄罗斯袭击乌克兰的导弹袭击浪潮，并强调：“俄罗斯继续利用无效的选择目标的过程，优先考虑想象中的军事必要性，以及缺乏伴随的伤害，包括平民死亡。 “</text:p>
      <text:p text:style-name="P4">
“另一个证明俄罗斯正在制作越来越绝望的解决方案，是卫星图像，最近可以看到六个反应堆中几个屋顶创建的卫星图像，如果战斗力，则增加了对ZPP安全系统损坏的可能性，如果战斗任务发生在车站周围，”斯塔布斯说。</text:p>
      <text:p text:style-name="P4">
<text:span text:style-name="T4">
另请阅读：</text:span>
 <text:a xlink:type="simple" xlink:href="https://www.ukrinform.ua/rubric-ato/3704356-ignat-nazvav-kilkist-vorozih-litakiv-aki-obstriluut-ukrainu-z-teritorii-rf.html" text:style-name="Internet_20_link" text:visited-style-name="Visited_20_Internet_20_Link">
<text:span text:style-name="T4">
 ignati </text:span>
 <text:span text:style-name="T4">
命名</text:span>
 <text:span text:style-name="T4">
 </text:span>
 <text:span text:style-name="T4">
 </text:span>
 <text:span text:style-name="T4">
 </text:span>
敌人<text:span text:style-name="T4">
飞机</text:span>
 <text:span text:style-name="T4">
 </text:span>
 <text:span text:style-name="T4">
 </text:span>
 <text:span text:style-name="T4">
 </text:span>
 <text:span text:style-name="T4">
 </text:span>
射击<text:span text:style-name="T4">
 </text:span>
 <text:span text:style-name="T4">
 </text:span>
 <text:span text:style-name="T4">
乌克兰</text:span>
 <text:span text:style-name="T4">
 </text:span>
 <text:span text:style-name="T4">
 </text:span>
 <text:span text:style-name="T4">
 </text:span>
 <text:span text:style-name="T4">
领土</text:span>
</text:a>
他还指出，尽管俄罗斯将动员的最高优先级为国防工业，但仍然无法满足其军事力量。 英国外交官说：“俄罗斯根本没有足够的弹药来在草案中取得成功，缺乏弹药会导致内部差异越来越开放，尤其是在俄罗斯国防部和瓦格纳集团之间。”</text:p>
      <text:p text:style-name="P4">
另外，他指出了俄罗斯联邦“ Dragonivskyi倡议”的军事领导地位，以维持军队的纪律。 特别是，这涉及维持纪律罪犯在辛达尼坑中覆盖的金属炉子。</text:p>
      <text:p text:style-name="P4">
据他介绍，针对乌克兰的战争导致了呕吐在俄罗斯不同地区的不成比例的影响。 特别是，在RFCC的许多东部地区，战争中的死者相对于总人口“超过莫斯科指标的30倍以上”。 取而代之的是，Isanct-Petersburg的首都“没有受到损害”。<text:span text:style-name="T4">
另请阅读：</text:span>
 <text:a xlink:type="simple" xlink:href="https://www.ukrinform.ua/rubric-polytics/3700048-rosia-vikoristovue-voenni-zlocini-ak-metod-vedenna-vijni-matvijcuk-v-obse.html" text:style-name="Internet_20_link" text:visited-style-name="Visited_20_Internet_20_Link">
<text:span text:style-name="T4">
 OSCE </text:span>
</text:a>
他强调说，从入侵的开始开始，很明显，这不是“俄罗斯军事力量”的证明：“俄罗斯专员提出了准备不佳，装备不良且控制不良的，这几乎立即需要以雇佣军为代价补充补给而且，俄罗斯领导层更加释放结束了思想。”</text:p>
      <text:p text:style-name="P4">
英国代表团的高级军事顾问指出，“乌克兰扭转了这场战争的过程，返回了领土并解放了数千名乌克兰公民。”</text:p>
      <text:p text:style-name="P4">
乌克兰强调说：“乌克兰的武装勇气，乌克兰人民的稳定和巨大的国际支持。乌克兰这样做。</text:p>
      <text:p text:style-name="P4">
News Source: <text:a xlink:type="simple" xlink:href="https://www.ukrinform.ua/rubric-ato/3704376-rosia-uhvalue-dedali-vidcajdusnisi-vijskovi-risenna-britania-v-obse.html" text:style-name="Internet_20_link" text:visited-style-name="Visited_20_Internet_20_Link">
https://www.ukrinform.ua/rubric-ato/3704376-rosia-uhvalue-dedali-vidcajdusnisi-vijskovi-risenna-britania-v-obse.html</text:a>
</text:p>
      <!--NEWS-->
      <text:h text:style-name="P10" text:outline-level="1">
<text:span text:style-name="T4">
美国宣布了向乌克兰的新国防援助计划</text:span>
</text:h>
      <text:p text:style-name="P4">
作者: Ukrinform (Person)</text:p>
      <text:p text:style-name="P4">
出版商: Укринформ (Organization)</text:p>
      <text:p text:style-name="P4">
出版时间: 2023-05-03T20:50:00+03:00</text:p>
      <text:p text:style-name="P4">
修改时间: 2023-05-03T20:50:00+03:00</text:p>
      <text:p text:style-name="P4">
描述: 美国在安全和国防领域为乌克兰提供了一批新司，其中将包括武装部队要求的弹药和其他武器。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США', 'Україна', 'Зброя', 'допомога', 'Війна з росією']</text:p>
      <text:p text:style-name="P4">
类型: Article</text:p>
      <!--METADATA-->
      <text:p text:style-name="P4">
<draw:frame draw:style-name="fr1" draw:name="Image200" text:anchor-type="as-char" svg:width="6.9236in" svg:height="3.956343in" draw:z-index="0">
<draw:image xlink:href="../Images/yкринформ/2023-05-03T20-50-00-03-00/630_360_1662821775-754.jpg" xlink:type="simple" xlink:show="embed" xlink:actuate="onLoad" draw:mime-type="image/jpeg"/>
</draw:frame>
该连接为乌克兰的安全和防御提供了新的巨额，主要将主要是武装部队需要的弹药和其他武器。</text:p>
      <text:p text:style-name="P4">
这是在周三在白宫女发言人Karin Jean-Pierre宣布的。</text:p>
      <text:p text:style-name="P4">
“国务院和国防部今天将宣布的一揽子计划为乌克兰储蓄的举动提供了更多的弹药，”政府发言人<text:a xlink:type="simple" xlink:href="https://www.ukrinform.ua/tag-ssa" text:style-name="Internet_20_link" text:visited-style-name="Visited_20_Internet_20_Link">
</text:a>
。</text:p>
      <text:p text:style-name="P4">
她说，此外，将向乌克兰转移到乌克兰，其他用于胡摩，火炮和迫击炮以及反坦克疗法的贝壳。</text:p>
      <text:p text:style-name="P4">
她指定这已经是第37套件(总统缩减)这规定了美国国防部可用资金的立即武器。</text:p>
      <text:p text:style-name="P4">
<text:span text:style-name="T4">
另请阅读：</text:span>
 <text:a xlink:type="simple" xlink:href="https://www.ukrinform.ua/rubric-ato/3704371-golovnou-temou-na-peregovorah-iz-partnerami-e-kilkist-zbroi-zelenskij.html" text:style-name="Internet_20_link" text:visited-style-name="Visited_20_Internet_20_Link">
<text:span text:style-name="T4">
 Zelensky </text:span>
</text:a>
让·佩尔雷说：“我们将继续与世界各地的盟友和合作伙伴一起保护乌克兰，同时它保护民主。”</text:p>
      <text:p text:style-name="P4">
正如乌克林福姆报道的那样，美国国务卿安东尼·布林肯(Anthony Blinken)说，各州是合并的<text:a xlink:type="simple" xlink:href="https://www.ukrinform.ua/rubric-polytics/3704331-ssa-nalastovani-pidtrimuvati-ukrainu-v-serednij-i-dovgostrokovij-perspektivi-blinken.html" text:style-name="Internet_20_link" text:visited-style-name="Visited_20_Internet_20_Link">
</text:a>
将来，为了为武装部队提供强大的能力，以反映俄罗斯联邦的潜在攻击，以及未来乌克兰的强大民主基金会。</text:p>
      <text:p text:style-name="P4">
News Source: <text:a xlink:type="simple" xlink:href="https://www.ukrinform.ua/rubric-ato/3704373-ssa-ogolosili-pro-novij-paket-oboronnoi-dopomogi-ukraini.html" text:style-name="Internet_20_link" text:visited-style-name="Visited_20_Internet_20_Link">
https://www.ukrinform.ua/rubric-ato/3704373-ssa-ogolosili-pro-novij-paket-oboronnoi-dopomogi-ukraini.html</text:a>
</text:p>
      <!--NEWS-->
      <text:h text:style-name="P10" text:outline-level="1">
<text:span text:style-name="T4">
Zelensky关于谷物协议：土耳其总统和联合国秘书长应与俄罗斯交谈</text:span>
</text:h>
      <text:p text:style-name="P4">
作者: Ukrinform (Person)</text:p>
      <text:p text:style-name="P4">
出版商: Укринформ (Organization)</text:p>
      <text:p text:style-name="P4">
出版时间: 2023-05-03T20:54:51+03:00</text:p>
      <text:p text:style-name="P4">
修改时间: 2023-05-03T20:54:51+03:00</text:p>
      <text:p text:style-name="P4">
描述: 沃迪米尔总统Zelenskyy没有看到俄罗斯有兴趣继续谷物协议。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ООН', 'Туреччина', 'Зеленський', 'Війна з росією', 'зерновий коридор']</text:p>
      <text:p text:style-name="P4">
类型: Article</text:p>
      <!--METADATA-->
      <text:p text:style-name="P4">
<draw:frame draw:style-name="fr1" draw:name="Image201" text:anchor-type="as-char" svg:width="6.9236in" svg:height="3.956343in" draw:z-index="0">
<draw:image xlink:href="../Images/yкринформ/2023-05-03T20-54-51-03-00/630_360_1683122925-491.jpeg" xlink:type="simple" xlink:show="embed" xlink:actuate="onLoad" draw:mime-type="image/jpeg"/>
</draw:frame>
总统的洛德米尔·泽伦斯基(Lordimir Zelensky)认为俄罗斯对继续“谷物”的兴趣。</text:p>
      <text:p text:style-name="P4">
总统在北欧和赫尔辛基乌克兰峰会的参与者联合新闻发布会上说，回答了有关事实的问题</text:p>
      <text:p text:style-name="P4">
总统说：“我没有看到俄罗斯对继续“谷物协议”的兴趣。</text:p>
      <text:p text:style-name="P4">
<text:span text:style-name="T4">
另请阅读：</text:span>
 <text:a xlink:type="simple" xlink:href="https://www.ukrinform.ua/rubric-economy/3704211-v-oon-proponuut-tureckomu-banku-buti-poserednikom-zernovoi-ugodi.html" text:style-name="Internet_20_link" text:visited-style-name="Visited_20_Internet_20_Link">
<text:span text:style-name="T4">
谷物</text:span>
</text:a>
据他介绍，乌克兰遵守安排和计划继续这样做。</text:p>
      <text:p text:style-name="P4">
正如乌克林福姆报道的<text:a xlink:type="simple" xlink:href="https://www.ukrinform.ua/rubric-economy/3703993-zustric-sodo-prodovzenna-dii-zernovogo-koridoru-vidbudetsa-u-patnicu.html" text:style-name="Internet_20_link" text:visited-style-name="Visited_20_Internet_20_Link">
</text:a>
，土耳其和俄罗斯将于5月5日在伊斯坦布尔举行。</text:p>
      <text:p text:style-name="P4">
4月26日，俄罗斯联邦再次暂停了谷物走廊的工作。</text:p>
      <text:p text:style-name="P4">
3月20日，俄罗斯联邦外交部表示，莫斯科同意继续达成“谷物”协议，该协议于3月18日结束，据称只有60天而不是120天，而不是120天。 为了进一步延续黑海倡议，莫斯科要求满足其条件，特别是重新连接“ Rosselhozbank”迅速；恢复农业机械，备件和服务的供应；取消保险限制和再保险以及清除保险禁止港口； 恢复氨幼犬的工作“ togliatti-odesa”；与粮食和肥料的生产和运输有关的俄罗斯公司的外国资产以及账户。</text:p>
      <text:p text:style-name="P4">
<text:span text:style-name="T4">
另请阅读：</text:span>
 <text:a xlink:type="simple" xlink:href="https://www.ukrinform.ua/rubric-economy/3703993-zustric-sodo-prodovzenna-dii-zernovogo-koridoru-vidbudetsa-u-patnicu.html" text:style-name="Internet_20_link" text:visited-style-name="Visited_20_Internet_20_Link">
<text:span text:style-name="T4">
谷物</text:span>
</text:a>
同时，俄罗斯外交部辩称，据称他们的立场是由土耳其和乌克兰各方以及联合国代表证明的。照片：作品</text:p>
      <text:p text:style-name="P4">
News Source: <text:a xlink:type="simple" xlink:href="https://www.ukrinform.ua/rubric-economy/3704374-zelenskij-pro-zernovu-ugodu-z-rosieu-maut-govoriti-prezident-tureccini-ta-gensek-oon.html" text:style-name="Internet_20_link" text:visited-style-name="Visited_20_Internet_20_Link">
https://www.ukrinform.ua/rubric-economy/3704374-zelenskij-pro-zernovu-ugodu-z-rosieu-maut-govoriti-prezident-tureccini-ta-gensek-oon.html</text:a>
</text:p>
      <!--NEWS-->
      <text:h text:style-name="P10" text:outline-level="1">
<text:span text:style-name="T4">
恢复乌克兰农业子：农业政策部希望与犹他州合作</text:span>
</text:h>
      <text:p text:style-name="P4">
作者: Ukrinform (Person)</text:p>
      <text:p text:style-name="P4">
出版商: Укринформ (Organization)</text:p>
      <text:p text:style-name="P4">
出版时间: 2023-05-03T21:10:38+03:00</text:p>
      <text:p text:style-name="P4">
修改时间: 2023-05-03T21:10:38+03:00</text:p>
      <text:p text:style-name="P4">
描述: 乌克兰农业政策和食品部将与犹他州（美国）合作恢复乌克兰的农业部门。  - 乌克林。</text:p>
      <text:p text:style-name="P4">
图片: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标签: ['Мінагро', 'США', 'Аграрії', 'Відбудова']</text:p>
      <text:p text:style-name="P4">
类型: Article</text:p>
      <!--METADATA-->
      <text:p text:style-name="P4">
<draw:frame draw:style-name="fr1" draw:name="Image202" text:anchor-type="as-char" svg:width="6.9236in" svg:height="3.956343in" draw:z-index="0">
<draw:image xlink:href="../Images/yкринформ/2023-05-03T21-10-38-03-00/630_360_1683137305-973.jpeg" xlink:type="simple" xlink:show="embed" xlink:actuate="onLoad" draw:mime-type="image/jpeg"/>
</draw:frame>
乌克兰农业政策和食品部将与犹他州合作(美国)为了恢复乌克兰的农业部门。</text:p>
      <text:p text:style-name="P4">
乌克林福姆报告在犹他州代表团的情况下，在乌克兰塔拉斯·维索斯基(Taras Vysotsky)和乌克兰塔拉斯·维索斯基(Markian Dmitrasevich)和马克·德米特拉塞维奇(Markian Dmitrasevich)会议上讨论了这一点。(https://minagro.gov.ua/news/u-minagropolitiki-vidbulas-zustrich-z-predstavnikami-senatu-shtatu-yuta)。</text:p>
      <text:p text:style-name="P4">
犹他州由国务院和商业部的工作人员斯图尔特·亚当斯参议院主席代表。</text:p>
      <text:p text:style-name="P4">
值得注意的是，各方讨论了恢复乌克兰农业行业的合作领域，并吸引了最新的美国技术，尤其是为了恢复土壤并增加其生育能力。</text:p>
      <text:p text:style-name="P4">
维索斯基说，只要乌克兰农业部门准备提高产品的生产和出口，前提是行业战争的后果，并且它也有可能发展加工行业的潜力。</text:p>
      <text:p text:style-name="P4">
<draw:frame draw:style-name="fr1" draw:name="Image203" text:anchor-type="as-char" svg:width="6.9236in" svg:height="4.615733in" draw:z-index="0">
<draw:image xlink:href="../Images/yкринформ/2023-05-03T21-10-38-03-00/1683137305-242.jpeg" xlink:type="simple" xlink:show="embed" xlink:actuate="onLoad" draw:mime-type="image/jpeg"/>
</draw:frame>
“这是生物能源的发展。 我们可以显着增加生物甲烷的产量。我们具有增加肉类玉米粉制作产品生产量的潜力，园艺的发展，包括浆果的加工，”部长的Addctor。</text:p>
      <text:p text:style-name="P4">
<text:span text:style-name="T4">
另请阅读：</text:span>
 <text:a xlink:type="simple" xlink:href="https://www.ukrinform.ua/rubric-economy/3697564-rozminuvanna-pilgovi-krediti-ta-granti-urad-viznaciv-prioriteti-dla-pidtrimki-agrariiv.html" text:style-name="Internet_20_link" text:visited-style-name="Visited_20_Internet_20_Link">
</text:a>
德米特拉塞维奇(Dmitrasevich)指出，乌克兰试图在战争结束前吸引其经济上的私人投资，并正在为外国和国内企业家提供全面的军事风险保险。</text:p>
      <text:p text:style-name="P4">
他说：“在此问题上，我们已经取得了多边MIGA担保投资机构的进步，这是世界银行集团的一部分。”</text:p>
      <text:p text:style-name="P4">
<draw:frame draw:style-name="fr1" draw:name="Image204" text:anchor-type="as-char" svg:width="6.9236in" svg:height="4.615733in" draw:z-index="0">
<draw:image xlink:href="../Images/yкринформ/2023-05-03T21-10-38-03-00/1683137306-643.jpeg" xlink:type="simple" xlink:show="embed" xlink:actuate="onLoad" draw:mime-type="image/jpeg"/>
</draw:frame>
会议的参与者同意继续对话进行锻炼。</text:p>
      <text:p text:style-name="P4">
据报道，2022年6月，农业政策部和教会经济部<text:a xlink:type="simple" xlink:href="https://www.ukrinform.ua/tag-ssa" text:style-name="Internet_20_link" text:visited-style-name="Visited_20_Internet_20_Link">
</text:a>
对农业领域合作的相互理解的签名。</text:p>
      <text:p text:style-name="P4">
<text:span text:style-name="T5">
foto：minagro.gov.ua</text:span>
</text:p>
      <text:p text:style-name="P4">
News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欧盟否认俄罗斯关于与乌克兰战争有关的大规模武器贸易的假货</text:span>
</text:h>
      <text:p text:style-name="P4">
作者: Ukrinform (Person)</text:p>
      <text:p text:style-name="P4">
出版商: Укринформ (Organization)</text:p>
      <text:p text:style-name="P4">
出版时间: 2023-05-03T21:12:00+03:00</text:p>
      <text:p text:style-name="P4">
修改时间: 2023-05-03T21:12:00+03:00</text:p>
      <text:p text:style-name="P4">
描述: 尚未记录与俄罗斯针对乌克兰战争有关的小武器的非法流通案件。  - 乌克林。</text:p>
      <text:p text:style-name="P4">
图片: ["<text:a xlink:type="simple" xlink:href="https://static.ukrinform.com/photos/2019_07/thumb_files/630_360_1562308141-486.jpg" text:style-name="Internet_20_link" text:visited-style-name="Visited_20_Internet_20_Link">
630_360_15623...</text:a>
"]</text:p>
      <text:p text:style-name="P4">
标签: ['Євросоюз', 'Торгівля зброєю', 'Війна з росією']</text:p>
      <text:p text:style-name="P4">
类型: Article</text:p>
      <!--METADATA-->
      <text:p text:style-name="P4">
<draw:frame draw:style-name="fr1" draw:name="Image205" text:anchor-type="as-char" svg:width="6.9236in" svg:height="3.956343in" draw:z-index="0">
<draw:image xlink:href="../Images/yкринформ/2023-05-03T21-12-00-03-00/630_360_1562308141-486.jpg" xlink:type="simple" xlink:show="embed" xlink:actuate="onLoad" draw:mime-type="image/jpeg"/>
</draw:frame>
尚未记录与乌克兰针对乌克兰的战争有关的小武器的非法流通案件。</text:p>
      <text:p text:style-name="P4">
正如乌克林福姆报道的那样，<text:a xlink:type="simple" xlink:href="https://www.unodc.org/documents/treaties/CTOC/working-group-on-firearms-2023_html/Final_-_EU_Statement_WG_Firearms.pdf" text:style-name="Internet_20_link" text:visited-style-name="Visited_20_Internet_20_Link">
</text:a>
欧盟在维也纳国际组织的欧盟代表团在《联合国公约反对跨国有组织犯罪公约》的史特里斯基武器武器的会议上。</text:p>
      <text:p text:style-name="P4">
“俄罗斯针对乌克兰的激进战争增加了欧盟以及其他地区的非法垃圾武器的威胁。欧盟已考虑到经验丰富的巴尔干地区，并且已经与乌克兰，成员国和其他州，特别是，在框架内(empact)面对这一威胁，”在一份声明中。</text:p>
      <text:p text:style-name="P4">
还指出，自2019年以来，欧洲联盟支持乌克兰的非法发行<text:a xlink:type="simple" xlink:href="https://www.ukrinform.ua/tag-zbroa" text:style-name="Internet_20_link" text:visited-style-name="Visited_20_Internet_20_Link">
</text:a>
，弹药和炸药。 此外，为加强欧盟外部边界的控制做出了具体努力。</text:p>
      <text:p text:style-name="P4">
<text:span text:style-name="T4">
另请阅读：</text:span>
 <text:a xlink:type="simple" xlink:href="https://www.ukrinform.ua/rubric-ato/3624567-u-evrokomisii-sprostuvali-rosijski-fejki-pro-prodaz-ukrainou-zahidnogo-ozbroenna.html" text:style-name="Internet_20_link" text:visited-style-name="Visited_20_Internet_20_Link">
</text:a>
“我们记得俄罗斯发起的关于这种威胁的错误信息。让我强调，到这时，与战争有关的小武器的非法循环均无需检测到与战争有关的。与乌克兰政府的合作，他是一个集团，因为他将这种威胁确定为优先事项，” Vevrosei说。</text:p>
      <text:p text:style-name="P4">
根据乌克林福姆的说法，俄罗斯正在积极传播有关乌克兰提供的武器合作伙伴来摧毁其供应的武器合作伙伴的错误信息和虚假新闻。</text:p>
      <text:p text:style-name="P4">
News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财政部打算恢复中期预算计划</text:span>
</text:h>
      <text:p text:style-name="P4">
作者: Ukrinform (Person)</text:p>
      <text:p text:style-name="P4">
出版商: Укринформ (Organization)</text:p>
      <text:p text:style-name="P4">
出版时间: 2023-05-03T21:17:40+03:00</text:p>
      <text:p text:style-name="P4">
修改时间: 2023-05-03T21:17:40+03:00</text:p>
      <text:p text:style-name="P4">
描述: 明年，乌克兰财政部打算完全恢复中期预算计划。  - 乌克林。</text:p>
      <text:p text:style-name="P4">
图片: ["<text:a xlink:type="simple" xlink:href="https://static.ukrinform.com/photos/2023_05/thumb_files/630_360_1683137633-119.jpeg" text:style-name="Internet_20_link" text:visited-style-name="Visited_20_Internet_20_Link">
630_360_16831...</text:a>
"]</text:p>
      <text:p text:style-name="P4">
标签: ['Бюджет', 'Мінфін']</text:p>
      <text:p text:style-name="P4">
类型: Article</text:p>
      <!--METADATA-->
      <text:p text:style-name="P4">
<draw:frame draw:style-name="fr1" draw:name="Image206" text:anchor-type="as-char" svg:width="6.9236in" svg:height="3.956343in" draw:z-index="0">
<draw:image xlink:href="../Images/yкринформ/2023-05-03T21-17-40-03-00/630_360_1683137633-119.jpeg" xlink:type="simple" xlink:show="embed" xlink:actuate="onLoad" draw:mime-type="image/jpeg"/>
</draw:frame>
明年，乌克兰财政部打算完全恢复中期预算计划。</text:p>
      <text:p text:style-name="P4">
乌克兰丹尼斯·尤林丁(Ukraine Denis Ulyutin)第一任财政部长(https://www.mof.gov.ua/uk/news/denys_uliutin_together_with_eu4pfm_we_are_working_on_the_development_of_modules_of_a_new_it_system_for_budget_planning_and_monitoring-3988)值得注意的是，会议讨论了乌克兰乌克兰的修复，特别是对与国际货币基金组织合作议程的预算Kodex修正案。</text:p>
      <text:p text:style-name="P4">
尤利丁(Ulyutin)指出，随着预算宣布为2025  -  2027年的预算宣布，将在明年进行全面恢复中期预算计划，该预算将于2月开始。</text:p>
      <text:p text:style-name="P4">
<text:span text:style-name="T4">
另请阅读：</text:span>
 <text:a xlink:type="simple" xlink:href="https://www.ukrinform.ua/rubric-economy/3703766-minfin-deficit-derzbudzetu-za-cotiri-misaci-majze-253-milardi.html" text:style-name="Internet_20_link" text:visited-style-name="Visited_20_Internet_20_Link">
<text:span text:style-name="T4">
短缺</text:span>
</text:a>
2023年，财政部计划以及2024年的国家预算项目也预测了2025  -  2026年的主要宏观经济和预算指标，包括总收入，支出和赤字。</text:p>
      <text:p text:style-name="P4">
据报道，2021年在乌克兰批准了三年的预算宣言。 中期预算计划的引入模型是欧洲国家的积极经验，在[2022  -  2024年的预算宣言中指出了<text:a xlink:type="simple" xlink:href="https://www.ukrinform.ua/tag-verhovna-rada" text:style-name="Internet_20_link" text:visited-style-name="Visited_20_Internet_20_Link">
</text:a>
财务部长谢尔盖·马尔森科(Sergey Marchenko)。  <text:span text:style-name="T5">
照片：财政部</text:span>
</text:p>
      <text:p text:style-name="P4">
News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瑞典将在欧盟会员资格的途中支持乌克兰 - 总理</text:span>
</text:h>
      <text:p text:style-name="P4">
作者: Ukrinform (Person)</text:p>
      <text:p text:style-name="P4">
出版商: Укринформ (Organization)</text:p>
      <text:p text:style-name="P4">
出版时间: 2023-05-03T21:23:34+03:00</text:p>
      <text:p text:style-name="P4">
修改时间: 2023-05-03T21:23:34+03:00</text:p>
      <text:p text:style-name="P4">
描述: 瑞典将在欧盟会员资格的途中协助乌克兰，以及在非法被驱逐回俄罗斯联邦的问题上。  - 乌克林。</text:p>
      <text:p text:style-name="P4">
图片: ["<text:a xlink:type="simple" xlink:href="https://static.ukrinform.com/photos/2023_02/thumb_files/630_360_1676473196-914.jpg" text:style-name="Internet_20_link" text:visited-style-name="Visited_20_Internet_20_Link">
630_360_16764...</text:a>
"]</text:p>
      <text:p text:style-name="P4">
标签: ["Прем'єр", 'Швеція', 'Зеленський']</text:p>
      <text:p text:style-name="P4">
类型: Article</text:p>
      <!--METADATA-->
      <text:p text:style-name="P4">
<draw:frame draw:style-name="fr1" draw:name="Image207" text:anchor-type="as-char" svg:width="6.9236in" svg:height="3.956343in" draw:z-index="0">
<draw:image xlink:href="../Images/yкринформ/2023-05-03T21-23-34-03-00/630_360_1676473196-914.jpg" xlink:type="simple" xlink:show="embed" xlink:actuate="onLoad" draw:mime-type="image/jpeg"/>
</draw:frame>
瑞典将在欧盟会员资格的途中向乌克兰提供援助，以及在俄罗斯联邦非法被驱逐出境的问题上。</text:p>
      <text:p text:style-name="P4">
乌克林福姆报道，瑞典总理乌尔夫·克里斯顿森(Ulf Kristerseston)在5月3日与乌克兰总统和北欧领导人的联合新闻发布会上指出。</text:p>
      <text:p text:style-name="P4">
瑞典政府负责人说：“我们继续保持加入优异的进程，并协助实施改革，这将为乌克兰开始谈判成员资格。”历史。</text:p>
      <text:p text:style-name="P4">
<text:span text:style-name="T4">
另请阅读：</text:span>
 <text:a xlink:type="simple" xlink:href="https://www.ukrinform.ua/rubric-polytics/3704354-zelenskij-perekonanij-so-nato-nevdovzi-nalicuvatime-z-33-kraini.html" text:style-name="Internet_20_link" text:visited-style-name="Visited_20_Internet_20_Link">
</text:a>
他还说，在欧盟担任总统期间，瑞典正在为俄罗斯联合会犯下针对乌克兰犯罪的责任，尤其是侵略的兹洛钦。 同时，总理强调乌克兰儿童的权利，俄罗斯已强行将其带到了其领土上。</text:p>
      <text:p text:style-name="P4">
“它应该有后果。 瑞典是第一个为此提出推出并继续解决这个极其令人兴奋的问题的欧盟州。在6月，我们将举行有关儿童保护的高级会议。”</text:p>
      <text:p text:style-name="P4">
据他说，这次会议将集中在为乌克兰提供法律援助，以保护儿童在“俄罗斯不文明的战争”背景下保护儿童。</text:p>
      <text:p text:style-name="P4">
<text:span text:style-name="T4">
另请阅读：</text:span>
 <text:a xlink:type="simple" xlink:href="https://www.ukrinform.ua/rubric-polytics/3704340-spilna-zaava-samitu-ukraina-pivnicna-evropa.html" text:style-name="Internet_20_link" text:visited-style-name="Visited_20_Internet_20_Link">
</text:a>
克里斯托森(Cristorson)补充说，瑞典欢迎欧盟为乌克兰提供弹药的重要步骤。 他称乌克兰在俄罗斯侵略背景下的支持是“欧盟最重要的任务和存在性问题”，因为乌克兰正在与所有欧洲人的自由作斗争。</text:p>
      <text:p text:style-name="P4">
据政府负责人说，瑞典已经动员了约20亿欧洲的护理，并为乌克兰提供了大量进攻性武器，包括BMP，坦克，现代防空系统，并教授乌克兰军队。 他保证，该国将继续为乌克兰提供帮助。</text:p>
      <text:p text:style-name="P4">
据报道，泽伦斯基总统于周三抵达芬兰，乌克兰在北欧。</text:p>
      <text:p text:style-name="P4">
照片：作品</text:p>
      <text:p text:style-name="P4">
News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国家房地产基金将再次进行竞标电子货币</text:span>
</text:h>
      <text:p text:style-name="P4">
作者: Ukrinform (Person)</text:p>
      <text:p text:style-name="P4">
出版商: Укринформ (Organization)</text:p>
      <text:p text:style-name="P4">
出版时间: 2023-05-03T21:26:40+03:00</text:p>
      <text:p text:style-name="P4">
修改时间: 2023-05-03T21:26:40+03:00</text:p>
      <text:p text:style-name="P4">
描述: 乌克兰州立房地产基金以6130万美元的价格出售了基辅唯一的“电子”“电子”房地产综合体，计划于5月29日进行拍卖。  - 乌克林。</text:p>
      <text:p text:style-name="P4">
图片: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标签: ['Аукціон', 'ФДМУ', 'Приватизація', 'Київ', 'Електронмаш']</text:p>
      <text:p text:style-name="P4">
类型: Article</text:p>
      <!--METADATA-->
      <text:p text:style-name="P4">
<draw:frame draw:style-name="fr1" draw:name="Image208" text:anchor-type="as-char" svg:width="6.9236in" svg:height="3.956343in" draw:z-index="0">
<draw:image xlink:href="../Images/yкринформ/2023-05-03T21-26-40-03-00/630_360_1683138048-315.jpg" xlink:type="simple" xlink:show="embed" xlink:actuate="onLoad" draw:mime-type="image/jpeg"/>
</draw:frame>
乌克兰基金的财产出售了6130万UAH的SE“ Electronmash”的唯一房地产综合体，计划于5月29日拍卖。</text:p>
      <text:p text:style-name="P4">
新闻服务报告<text:a xlink:type="simple" xlink:href="https://www.spfu.gov.ua/ua/news/9666.html" text:style-name="Internet_20_link" text:visited-style-name="Visited_20_Internet_20_Link">
</text:a>
，报道乌克林福姆。</text:p>
      <text:p text:style-name="P4">
“ 2023年5月29日，国家财产基金将在州电子贸易体系中持有Prozorrro。(基辅米)”， - 消息读取。</text:p>
      <text:p text:style-name="P4">
<draw:frame draw:style-name="fr1" draw:name="Image209" text:anchor-type="as-char" svg:width="6.9236in" svg:height="4.961913in" draw:z-index="0">
<draw:image xlink:href="../Images/yкринформ/2023-05-03T21-26-40-03-00/1683138163-147.jpg" xlink:type="simple" xlink:show="embed" xlink:actuate="onLoad" draw:mime-type="image/jpeg"/>
</draw:frame>
该物体的起价为6130万UAH(没有增值税).</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210" text:anchor-type="as-char" svg:width="6.9236in" svg:height="5.179879in" draw:z-index="0">
<draw:image xlink:href="../Images/yкринформ/2023-05-03T21-26-40-03-00/1683138164-313.jpg" xlink:type="simple" xlink:show="embed" xlink:actuate="onLoad" draw:mime-type="image/jpeg"/>
</draw:frame>
近年来，ElectronMash显示出巨大的损失：2022  -  820万UAH，2021年 - 乌拉族人2400万，2020年 - 乌阿。</text:p>
      <text:p text:style-name="P4">
在领土上<text:a xlink:type="simple" xlink:href="https://www.ukrinform.ua/tag-zavod" text:style-name="Internet_20_link" text:visited-style-name="Visited_20_Internet_20_Link">
</text:a>
有36个对象，包括研讨会和行政大楼。 在电子质量的资产负债表上，Sokolivkartnihiv地区有31辆车和一个娱乐中心。</text:p>
      <text:p text:style-name="P4">
<draw:frame draw:style-name="fr1" draw:name="Image211" text:anchor-type="as-char" svg:width="6.9236in" svg:height="4.955503in" draw:z-index="0">
<draw:image xlink:href="../Images/yкринформ/2023-05-03T21-26-40-03-00/1683138164-243.jpg" xlink:type="simple" xlink:show="embed" xlink:actuate="onLoad" draw:mime-type="image/jpeg"/>
</draw:frame>
有关国家拥有的企业“电子”的单一特性复合物的更多信息，请参见<text:a xlink:type="simple" xlink:href="https://privatization.gov.ua/product/yedynyj-majnovyj-kompleks-derzhavnogo-pidpryyemstva-elektronmash-2/" text:style-name="Internet_20_link" text:visited-style-name="Visited_20_Internet_20_Link">
</text:a>
。</text:p>
      <text:p text:style-name="P4">
据报道，在2021年11月12日，SPFU以6670万UAH的初始价格出售了唯一的房地产综合企业“ Electronmash”，UAH 9.7亿美元。 由于买方的拒绝，拍卖被认为没有发生。</text:p>
      <text:p text:style-name="P4">
<text:span text:style-name="T4">
另请阅读：</text:span>
 <text:a xlink:type="simple" xlink:href="https://www.ukrinform.ua/rubric-economy/3695918-fdmu-povtorno-vistavit-na-privatizaciu-bilgoroddnistrovskij-port.html" text:style-name="Internet_20_link" text:visited-style-name="Visited_20_Internet_20_Link">
<text:span text:style-name="T4">
 spmu </text:span>
</text:a>
在2022年1月27日的第二次拍卖中，州企业“ Electronmash”的售价为4.3亿UAH(起价为6560万UAH). Цей аукціон також був визнаний таким,що не відбувся.</text:p>
      <text:p text:style-name="P4">
<text:span text:style-name="T5">
Фото: privatization.gov.ua</text:span>
</text:p>
      <text:p text:style-name="P4">
News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俄罗斯人一天杀死了两名顿涅茨克居民，有9人受伤</text:span>
</text:h>
      <text:p text:style-name="P4">
作者: Ukrinform (Person)</text:p>
      <text:p text:style-name="P4">
出版商: Укринформ (Organization)</text:p>
      <text:p text:style-name="P4">
出版时间: 2023-05-03T21:28:00+03:00</text:p>
      <text:p text:style-name="P4">
修改时间: 2023-05-03T21:28:00+03:00</text:p>
      <text:p text:style-name="P4">
描述: 5月3日，在顿涅茨克地区，两名男子被杀，有9人受伤。  - 乌克林。</text:p>
      <text:p text:style-name="P4">
图片: ["<text:a xlink:type="simple" xlink:href="https://static.ukrinform.com/photos/2023_05/thumb_files/630_360_1683138356-160.jpg" text:style-name="Internet_20_link" text:visited-style-name="Visited_20_Internet_20_Link">
630_360_16831...</text:a>
"]</text:p>
      <text:p text:style-name="P4">
标签: ['Донеччина', 'Обстріл', 'Поранені', 'Загибель', 'Війна з росією']</text:p>
      <text:p text:style-name="P4">
类型: Article</text:p>
      <!--METADATA-->
      <text:p text:style-name="P4">
<draw:frame draw:style-name="fr1" draw:name="Image212" text:anchor-type="as-char" svg:width="6.9236in" svg:height="3.956343in" draw:z-index="0">
<draw:image xlink:href="../Images/yкринформ/2023-05-03T21-28-00-03-00/630_360_1683138356-160.jpg" xlink:type="simple" xlink:show="embed" xlink:actuate="onLoad" draw:mime-type="image/jpeg"/>
</draw:frame>
5月3日，Udonetsk地区死于俄罗斯炮击，有9人受伤。</text:p>
      <text:p text:style-name="P4">
根据乌克林福姆的说法，检察长的办公室报告了<text:a xlink:type="simple" xlink:href="https://t.me/pgo_gov_ua/11795" text:style-name="Internet_20_link" text:visited-style-name="Visited_20_Internet_20_Link">
</text:a>
。</text:p>
      <text:p text:style-name="P4">
根据调查，5月3日，俄罗斯军队向Avdiivka，Konstantinovka，Toretsk，Yar，Yar，Zarichne Lymanskaya Territorial Gromance，Veliky Novosilka村和Novoukrainka Volnovakaka volnovakakaksky村的村庄开火。</text:p>
      <text:p text:style-name="P4">
炮击可能是从炮弹和砂浆的炮兵系统进行的。</text:p>
      <text:p text:style-name="P4">
“两名男子在入侵者的袭击中被杀。 还有九个人出去了。 在受害者中，有两名企业的雇员，当俄罗斯弹丸袭击附近时，坐在他们家附近的父亲伊辛(Izin)。”</text:p>
      <text:p text:style-name="P4">
<text:span text:style-name="T4">
另请阅读：</text:span>
 <text:a xlink:type="simple" xlink:href="https://www.ukrinform.ua/rubric-regions/3704026-armia-rf-za-dobu-atakuvala-11-regioniv-ukraini-zvedenna-ova.html" text:style-name="Internet_20_link" text:visited-style-name="Visited_20_Internet_20_Link">
</text:a>
还有俄罗斯<text:a xlink:type="simple" xlink:href="https://www.ukrinform.ua/tag-obstril" text:style-name="Internet_20_link" text:visited-style-name="Visited_20_Internet_20_Link">
</text:a>
房屋，汽车和平民基础设施被摧毁。</text:p>
      <text:p text:style-name="P4">
在顿涅茨克地区检察官办公室的程序领导下，对违反法律和战争习俗的事实进行了刑事诉讼的调查。(h。1，2汤匙。 刑法的438).</text:p>
      <text:p text:style-name="P4">
Як <text:a xlink:type="simple" xlink:href="http://www.ukrinform.ua/rubric-regions/3703932-rosiani-minuloi-dobi-poranili-troh-ziteliv-doneccini.html" text:style-name="Internet_20_link" text:visited-style-name="Visited_20_Internet_20_Link">
 </text:a>
在过去的一天，俄罗斯军队在第二日受伤了顿涅茨克地区的三名居民。</text:p>
      <text:p text:style-name="P4">
News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在Rivne NPP成功进行了两次IAEA检查</text:span>
</text:h>
      <text:p text:style-name="P4">
作者: Ukrinform (Person)</text:p>
      <text:p text:style-name="P4">
出版商: Укринформ (Organization)</text:p>
      <text:p text:style-name="P4">
出版时间: 2023-05-03T21:29:14+03:00</text:p>
      <text:p text:style-name="P4">
修改时间: 2023-05-03T21:29:14+03:00</text:p>
      <text:p text:style-name="P4">
描述: 国际原子能局（IAEA）在里凡恩NPP进行了两次检查。  - 乌克林。</text:p>
      <text:p text:style-name="P4">
图片: ["<text:a xlink:type="simple" xlink:href="https://static.ukrinform.com/photos/2020_04/thumb_files/630_360_1586511085-614.jpg" text:style-name="Internet_20_link" text:visited-style-name="Visited_20_Internet_20_Link">
630_360_15865...</text:a>
"]</text:p>
      <text:p text:style-name="P4">
标签: ['МАГАТЕ', 'Рівненська АЕС']</text:p>
      <text:p text:style-name="P4">
类型: Article</text:p>
      <!--METADATA-->
      <text:p text:style-name="P4">
<draw:frame draw:style-name="fr1" draw:name="Image213" text:anchor-type="as-char" svg:width="6.9236in" svg:height="3.956343in" draw:z-index="0">
<draw:image xlink:href="../Images/yкринформ/2023-05-03T21-29-14-03-00/630_360_1586511085-614.jpg" xlink:type="simple" xlink:show="embed" xlink:actuate="onLoad" draw:mime-type="image/jpeg"/>
</draw:frame>
原子能国际(艾达)在Rivne NPP进行了两次检查。</text:p>
      <text:p text:style-name="P4">
根据乌克林福姆的说法，新闻服务报告<text:a xlink:type="simple" xlink:href="https://snriu.gov.ua/news/na-vp-rivnenska-aes-uspishno-provedeno-dvi-inspektsii-mahate" text:style-name="Internet_20_link" text:visited-style-name="Visited_20_Internet_20_Link">
</text:a>
。</text:p>
      <text:p text:style-name="P4">
声明说：“根据乌克兰和国际原子能机构之间协议，对国际原子能局进行了两次检查，已经在里凡尼NPP上成功进行了与核武器的不扩散有关的。”</text:p>
      <text:p text:style-name="P4">
该检查是由机构检查员进行的，并由州监督员法规的参与。</text:p>
      <text:p text:style-name="P4">
<text:span text:style-name="T4">
另请阅读：</text:span>
 <text:a xlink:type="simple" xlink:href="https://www.ukrinform.ua/rubric-economy/3703092-na-zaes-projsla-rotacia-misii-magate.html" text:style-name="Internet_20_link" text:visited-style-name="Visited_20_Internet_20_Link">
<text:span text:style-name="T4">
 iaea </text:span>
</text:a>
据指出，检查的目的是验证没有核材料的缺失以及有关核设施设计的信息，乌克兰根据协议提供了核装置的设计。 检查员的检查员没有评论。</text:p>
      <text:p text:style-name="P4">
据报道，4月18日在Rivne NPP和Khmelnitskaya <text:a xlink:type="simple" xlink:href="https://www.ukrinform.ua/tag-aes" text:style-name="Internet_20_link" text:visited-style-name="Visited_20_Internet_20_Link">
</text:a>
»国际原子能局未经处理的检查局(艾达)在没有未盒的材料的情况下。</text:p>
      <text:p text:style-name="P4">
News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Reznikov感谢欧洲委员会决定增加弹药的供应</text:span>
</text:h>
      <text:p text:style-name="P4">
作者: Ukrinform (Person)</text:p>
      <text:p text:style-name="P4">
出版商: Укринформ (Organization)</text:p>
      <text:p text:style-name="P4">
出版时间: 2023-05-03T21:45:05+03:00</text:p>
      <text:p text:style-name="P4">
修改时间: 2023-05-03T21:45:05+03:00</text:p>
      <text:p text:style-name="P4">
描述: 乌克兰Oleksiy Reznikov国防部长感谢欧洲委员会决定增加向乌克兰的弹药和导弹的供应。  - 乌克林。</text:p>
      <text:p text:style-name="P4">
图片: ["<text:a xlink:type="simple" xlink:href="https://static.ukrinform.com/photos/2023_04/thumb_files/630_360_1682673652-876.jpg" text:style-name="Internet_20_link" text:visited-style-name="Visited_20_Internet_20_Link">
630_360_16826...</text:a>
"]</text:p>
      <text:p text:style-name="P4">
标签: ['Єврокомісія', 'Боєприпаси', 'Резніков']</text:p>
      <text:p text:style-name="P4">
类型: Article</text:p>
      <!--METADATA-->
      <text:p text:style-name="P4">
<draw:frame draw:style-name="fr1" draw:name="Image214" text:anchor-type="as-char" svg:width="6.9236in" svg:height="3.956343in" draw:z-index="0">
<draw:image xlink:href="../Images/yкринформ/2023-05-03T21-45-05-03-00/630_360_1682673652-876.jpg" xlink:type="simple" xlink:show="embed" xlink:actuate="onLoad" draw:mime-type="image/jpeg"/>
</draw:frame>
乌克兰亚历克西氏司尼科夫部要感谢欧洲委员会决定检查向乌克兰的弹药和导弹供应的决定。</text:p>
      <text:p text:style-name="P4">
正如乌克林福姆报道的那样，他在[]中撰写了有关它的文章(https://twitter.com/oleksiireznikov/status/1653811748841959449)。</text:p>
      <text:p text:style-name="P4">
“我们欢迎欧盟委员会今天增加向乌克兰的弹药供应。感谢欧洲内部市场布雷顿国内市场的委员说。</text:p>
      <text:p text:style-name="P4">
<text:span text:style-name="T4">
另请阅读：</text:span>
 <text:a xlink:type="simple" xlink:href="https://www.ukrinform.ua/rubric-ato/3704284-es-nadast-ukraini-boepripasiv-na-2-milardi-smigal.html" text:style-name="Internet_20_link" text:visited-style-name="Visited_20_Internet_20_Link">
</text:a>
欧洲委员会<text:a xlink:type="simple" xlink:href="https://www.ukrinform.ua/rubric-ato/3704148-evrokomisia-uhvalila-akt-z-pidtrimki-virobnictva-boepripasiv-dla-ukraini.html" text:style-name="Internet_20_link" text:visited-style-name="Visited_20_Internet_20_Link">
</text:a>
实施欧洲理事会提高国防工业能力的决定，尤其是紧急向乌克兰供应弹药。</text:p>
      <text:p text:style-name="P4">
所采用的文件规定了使用金融工具的使用，该工具将提高欧洲国防工业的生产能力，并将遵循该计划的第一段和第二段的实施 - 可用股票的补充和生产联合订购。</text:p>
      <text:p text:style-name="P4">
早些时候，欧盟国家已同意给乌克兰一百万美元，以支持其自卫能力。</text:p>
      <text:p text:style-name="P4">
News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Podolyak将Medvedev与芬兰语的“空桶”进行了比较</text:span>
</text:h>
      <text:p text:style-name="P4">
作者: Ukrinform (Person)</text:p>
      <text:p text:style-name="P4">
出版商: Укринформ (Organization)</text:p>
      <text:p text:style-name="P4">
出版时间: 2023-05-03T21:49:00+03:00</text:p>
      <text:p text:style-name="P4">
修改时间: 2023-05-03T21:49:00+03:00</text:p>
      <text:p text:style-name="P4">
描述: OP Mikhail Podolyak负责人的顾问称，俄罗斯联邦安全理事会副董事长Dmitry Medvedev反对乌克兰的领导，他在克里姆林宫袭击了乌克兰人后爆炸了。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Безпілотник', 'Кремль', 'Медведєв', 'Подоляк', 'Війна з росією']</text:p>
      <text:p text:style-name="P4">
类型: Article</text:p>
      <!--METADATA-->
      <text:p text:style-name="P4">
<draw:frame draw:style-name="fr1" draw:name="Image215" text:anchor-type="as-char" svg:width="6.9236in" svg:height="3.956343in" draw:z-index="0">
<draw:image xlink:href="../Images/yкринформ/2023-05-03T21-49-00-03-00/630_360_1669378255-230.jpg" xlink:type="simple" xlink:show="embed" xlink:actuate="onLoad" draw:mime-type="image/jpeg"/>
</draw:frame>
OP顾问Mikhail Podolyak称俄罗斯Radion Dmitry Medvedev副主席的空洞威胁对乌克兰的领导，该领导在克里姆林宫的无人机袭击后爆炸。</text:p>
      <text:p text:style-name="P4">
Podolyak在[]中写了有关它的文章(http://twitter.com/Podolyak_M/status/1653803980202422284)，报道乌克林福姆。</text:p>
      <text:p text:style-name="P4">
“关于典型俄罗斯实体“梅德韦杰夫”的任何威胁性陈述(俄罗斯联邦副理事会)，特别是关于“物理破坏”，是一个辉煌的法语 - 标签：tyhjättynnyrit kolisevat eniten(翻译 - “愚蠢的空桶”，“在一个空桶和贝尔中的许多人”)»， -  OP主管的顾问说。</text:p>
      <text:p text:style-name="Quotations">

<text:p text:style-name="P4">
关于典型俄罗斯实体“梅德韦杰夫”的任何威胁性陈述&gt;
(俄罗斯联邦副理事会)，特别是关于“身体破坏”，有一个出色的芬兰语&gt;
备注：tyhjättynnyrit kolisevat eniten(翻译 - “空桶&gt;
更硬”，“在一个空桶和贝尔中)...&gt;
&gt;
 — Михайло Подоляк (@podolyak_m) <text:a xlink:type="simple" xlink:href="https://twitter.com/Podolyak_M/status/1653803980202422284" text:style-name="Internet_20_link" text:visited-style-name="Visited_20_Internet_20_Link">
&gt;
 </text:a>
据报道，俄罗斯总统的新闻服务宣布反映了克里姆林宫无人机的企图。</text:p>

</text:p>
      <text:p text:style-name="P4">
据说，克里姆林宫认为这是乌克兰在胜利日前夕的计划中的恐怖行动和俄罗斯联邦的企图。</text:p>
      <text:p text:style-name="P4">
<text:span text:style-name="T4">
另请阅读：</text:span>
 <text:a xlink:type="simple" xlink:href="https://www.ukrinform.ua/rubric-ato/3704326-ignat-prokomentuvav-ataku-droniv-na-kreml-mabut-nlo.html" text:style-name="Internet_20_link" text:visited-style-name="Visited_20_Internet_20_Link">
</text:a>
同时 <text:a xlink:type="simple" xlink:href="https://www.ukrinform.ua/tag-medvedev" text:style-name="Internet_20_link" text:visited-style-name="Visited_20_Internet_20_Link">
</text:a>
他呼吁身体消除Zelensky。</text:p>
      <text:p text:style-name="P4">
乌克兰总统表示，我们的国家没有攻击克里姆林宫的伊萨姆·普京(Isam Putin)的住所，而是将其留给国际法庭。</text:p>
      <text:p text:style-name="P4">
News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俄罗斯人放在军事装备和炸药的第四街区</text:span>
</text:h>
      <text:p text:style-name="P4">
作者: Ukrinform (Person)</text:p>
      <text:p text:style-name="P4">
出版商: Укринформ (Organization)</text:p>
      <text:p text:style-name="P4">
出版时间: 2023-05-03T21:50:00+03:00</text:p>
      <text:p text:style-name="P4">
修改时间: 2023-05-03T21:50:00+03:00</text:p>
      <text:p text:style-name="P4">
描述: 俄罗斯入侵者位于Zaporizhzhya核电站军事装备和炸药的第四电力部门的涡轮部门。  - 乌克林。</text:p>
      <text:p text:style-name="P4">
图片: ["<text:a xlink:type="simple" xlink:href="https://static.ukrinform.com/photos/2023_03/thumb_files/630_360_1678357178-672.jpg" text:style-name="Internet_20_link" text:visited-style-name="Visited_20_Internet_20_Link">
630_360_16783...</text:a>
"]</text:p>
      <text:p text:style-name="P4">
标签: ['Вибухівка', 'Зброя', 'Запорізька АЕС', 'Ядерна безпека', 'Війна з росією']</text:p>
      <text:p text:style-name="P4">
类型: Article</text:p>
      <!--METADATA-->
      <text:p text:style-name="P4">
<draw:frame draw:style-name="fr1" draw:name="Image216" text:anchor-type="as-char" svg:width="6.9236in" svg:height="3.956343in" draw:z-index="0">
<draw:image xlink:href="../Images/yкринформ/2023-05-03T21-50-00-03-00/630_360_1678357178-672.jpg" xlink:type="simple" xlink:show="embed" xlink:actuate="onLoad" draw:mime-type="image/jpeg"/>
</draw:frame>
俄罗斯式的吸引人被放置在核电站军事设备和炸药第四电力部门的涡轮部门的场所中。</text:p>
      <text:p text:style-name="P4">
正如乌克林福姆报道的那样，<text:a xlink:type="simple" xlink:href="https://www.facebook.com/permalink.php" text:style-name="Internet_20_link" text:visited-style-name="Visited_20_Internet_20_Link">
</text:a>
乌克兰核监管的州检查局。</text:p>
      <text:p text:style-name="P4">
“国际原子能机构的代表报道了俄罗斯占用者，武器和炸药将其安置在Zaporizhzhia NPP的能源分支机构turbine部门的场所中。 这在危机中心之间每周沟通中广为人知(IEC)该消息写道：“ IAEA Tanzatom对IAEA特派团在2023年5月2日进行的Zaporizhzhya AAZ活动的活动。”</text:p>
      <text:p text:style-name="P4">
核监管的州督察提醒，去年7月底，俄罗斯军队驻留在带有弹药的有意识军事设备的第一动力部门的机器大厅中，以及武器和爆炸物。</text:p>
      <text:p text:style-name="P4">
8月初，获得了有关装置军事机械和第二个OPP部门的信息。</text:p>
      <text:p text:style-name="P4">
<text:span text:style-name="T4">
另请阅读：</text:span>
 <text:a xlink:type="simple" xlink:href="https://www.ukrinform.ua/rubric-polytics/3701234-tilki-povnij-kontrol-ukraini-nad-zaes-garantue-bezpeku-evropi-zelenskij.html" text:style-name="Internet_20_link" text:visited-style-name="Visited_20_Internet_20_Link">
<text:span text:style-name="T4">
 zpp </text:span>
</text:a>
此外，SNRCU注册中心的非官方渠道以其他生产场所的设备，武器和炸药的存储提供信息，其中包括细分单元的“ Zaporizhzhia NPP”，包括维修和机械机械以及动力单元的屋顶。</text:p>
      <text:p text:style-name="P4">
国家核监管检查局强调，俄罗斯入侵者的新犯罪行为是在Zaporizhhzhya AAC工业场所造成核设施核安全造成重大损害的又一步骤。 俄罗斯军方的决定和行动不足，面临着工作人员的危险<text:a xlink:type="simple" xlink:href="https://www.ukrinform.ua/tag-aes" text:style-name="Internet_20_link" text:visited-style-name="Visited_20_Internet_20_Link">
</text:a>
和相邻点的居民。</text:p>
      <text:p text:style-name="P4">
“我们再次强调，在紧急情况下，可能会出现放射性物质进入环境的可能性，后果不仅会感觉到乌克兰 - 他们在自然界中会有跨境，”  - 在消息中。 值得注意的是，俄罗斯联邦诉讼的核恐怖主义在文明世界中是不可接受的现象。核监管的州督察呼吁国际社会对侵略国的行动的合并和决定性反应，对俄罗斯俄罗斯核工业的企业对俄罗斯富裕人士的核工业进行了严厉的制裁。 该部门还强调，俄罗斯联邦应该在国际原子能机构和其他国际机构中提出所有使用核能的权利和特权。</text:p>
      <text:p text:style-name="P4">
正如乌克林福姆报道的那样，4月27日在Zaporizhzhia NPP上，国际能源局永久监测任务的下一个人员进行了(艾达).</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News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尤文图斯击败了“ Lechche”，在A系列中排名第二</text:span>
</text:h>
      <text:p text:style-name="P4">
作者: Ukrinform (Person)</text:p>
      <text:p text:style-name="P4">
出版商: Укринформ (Organization)</text:p>
      <text:p text:style-name="P4">
出版时间: 2023-05-03T21:53:02+03:00</text:p>
      <text:p text:style-name="P4">
修改时间: 2023-05-03T21:53:02+03:00</text:p>
      <text:p text:style-name="P4">
描述: 意大利足球系列A延续了第33轮的比赛。  - 乌克林。</text:p>
      <text:p text:style-name="P4">
图片: ["<text:a xlink:type="simple" xlink:href="https://static.ukrinform.com/photos/2023_05/thumb_files/630_360_1683139921-559.jpg" text:style-name="Internet_20_link" text:visited-style-name="Visited_20_Internet_20_Link">
630_360_16831...</text:a>
"]</text:p>
      <text:p text:style-name="P4">
标签: ['Футбол', 'Ювентус']</text:p>
      <text:p text:style-name="P4">
类型: Article</text:p>
      <!--METADATA-->
      <text:p text:style-name="P4">
<draw:frame draw:style-name="fr1" draw:name="Image217" text:anchor-type="as-char" svg:width="6.9236in" svg:height="3.956343in" draw:z-index="0">
<draw:image xlink:href="../Images/yкринформ/2023-05-03T21-53-02-03-00/630_360_1683139921-559.jpg" xlink:type="simple" xlink:show="embed" xlink:actuate="onLoad" draw:mime-type="image/jpeg"/>
</draw:frame>
Vitali Football A系列A继续进行了第33轮的比赛。</text:p>
      <text:p text:style-name="P4">
据报道，尤文图斯都灵在国内安联体育场的得分为2：1，使Hood“ Lechche”带到了全国冠军赛中的第二位。</text:p>
      <text:p text:style-name="P4">
业主的成功带来了目标Leandro Paradez，后者在第15阵中出名，弗拉克霍维奇的淋浴(40); 在客人的组成中，球给阿桑·西兹得分(36，罚款).</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领导者的锦标赛位置：“那不勒斯” -79分(经过32场比赛)。尤文图斯-63(33)，拉齐奥-61(32)，«Atalanta»-58(33)，“ Inter” -57(32)，米兰-57(32)，«roma»-57(32).</text:p>
      <text:p text:style-name="P4">
Фото: AFP.</text:p>
      <text:p text:style-name="P4">
News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Zelensky与瑞典，丹麦，冰岛和芬兰的总理进行了谈判</text:span>
</text:h>
      <text:p text:style-name="P4">
作者: Ukrinform (Person)</text:p>
      <text:p text:style-name="P4">
出版商: Укринформ (Organization)</text:p>
      <text:p text:style-name="P4">
出版时间: 2023-05-03T21:56:00+03:00</text:p>
      <text:p text:style-name="P4">
修改时间: 2023-05-03T21:56:00+03:00</text:p>
      <text:p text:style-name="P4">
描述: 作为赫尔辛基北欧峰会的一部分，乌克兰总统与瑞典，丹麦，冰岛和芬兰政府负责人进行了双边谈判。  - 乌克林。</text:p>
      <text:p text:style-name="P4">
图片: ["<text:a xlink:type="simple" xlink:href="https://static.ukrinform.com/photos/2023_05/thumb_files/630_360_1683140732-392.jpeg" text:style-name="Internet_20_link" text:visited-style-name="Visited_20_Internet_20_Link">
630_360_16831...</text:a>
"]</text:p>
      <text:p text:style-name="P4">
标签: ['Данія', 'Фінляндія', 'Ісландія', 'Переговори', 'Швеція', 'Зеленський']</text:p>
      <text:p text:style-name="P4">
类型: Article</text:p>
      <!--METADATA-->
      <text:p text:style-name="P4">
<draw:frame draw:style-name="fr1" draw:name="Image218" text:anchor-type="as-char" svg:width="6.9236in" svg:height="3.956343in" draw:z-index="0">
<draw:image xlink:href="../Images/yкринформ/2023-05-03T21-56-00-03-00/630_360_1683140732-392.jpeg" xlink:type="simple" xlink:show="embed" xlink:actuate="onLoad" draw:mime-type="image/jpeg"/>
</draw:frame>
作为赫尔辛基北欧峰会的一部分，乌克兰的总统与瑞典，丹麦，冰岛和芬兰政府负责人双边。</text:p>
      <text:p text:style-name="P4">
Volodymyr Zelenskyy在[]中报道了这一点(http://t.me/V_Zelenskiy_official/6118)，报道乌克林福姆。</text:p>
      <text:p text:style-name="P4">
总统尤其说，他与瑞典总理与Christerses详细讨论了对乌克兰的进一步国防援助的参数，以及开始就乌克兰加入欧盟进行谈判的问题。</text:p>
      <text:p text:style-name="P4">
根据泽伦斯基(Zelensky)的说法，在与丹麦总理玛特·弗雷德里克森(Matte Frederixen)的交谈中，主要关注乌克兰在兔子侵略者的斗争中的全面支持。</text:p>
      <text:p text:style-name="P4">
在与冰岛总理卡特林·雅各布斯多特(Katrin Jacobsdottur)的一次会议上，总统对乌克兰在双边和北约的防御性支持以及双边级别的防守支持以及对乌克兰能源部门的强有力的支持。</text:p>
      <text:p text:style-name="P4">
与总理<text:a xlink:type="simple" xlink:href="https://www.ukrinform.ua/tag-finlandia" text:style-name="Internet_20_link" text:visited-style-name="Visited_20_Internet_20_Link">
</text:a>
桑纳·马林(Sanna Marin) - 乌克兰领导人讨论了我们国家的当前局势以及与战争有关的挑战。</text:p>
      <text:p text:style-name="P4">
<text:span text:style-name="T4">
另请阅读：</text:span>
 <text:a xlink:type="simple" xlink:href="https://www.ukrinform.ua/rubric-polytics/3704340-spilna-zaava-samitu-ukraina-pivnicna-evropa.html" text:style-name="Internet_20_link" text:visited-style-name="Visited_20_Internet_20_Link">
</text:a>
总统强调说：“我感谢从俄罗斯的第一次全面侵略中对我国和乌克兰人的强大而稳定的支持。”</text:p>
      <text:p text:style-name="P4">
正如乌克林福姆报道的那样，沃迪米尔·泽伦斯基总统于周三由芬兰Izvizit到达，在那里他参加了乌克兰峰会 - 北欧。 Vinto并尤其是芬兰总理和总统进行了许多双边谈判。</text:p>
      <text:p text:style-name="P4">
_foto：op _</text:p>
      <text:p text:style-name="P4">
News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在基辅地区，将进行系统测试</text:span>
</text:h>
      <text:p text:style-name="P4">
作者: Ukrinform (Person)</text:p>
      <text:p text:style-name="P4">
出版商: Укринформ (Organization)</text:p>
      <text:p text:style-name="P4">
出版时间: 2023-05-03T21:57:50+03:00</text:p>
      <text:p text:style-name="P4">
修改时间: 2023-05-03T21:57:50+03:00</text:p>
      <text:p text:style-name="P4">
描述: 5月4日，星期四，在基辅地区，将对系统警报进行控制技术检查。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Київщина', 'Сирена', 'Ізраїльські системи раннього оповіщення']</text:p>
      <text:p text:style-name="P4">
类型: Article</text:p>
      <!--METADATA-->
      <text:p text:style-name="P4">
<draw:frame draw:style-name="fr1" draw:name="Image219" text:anchor-type="as-char" svg:width="6.9236in" svg:height="3.956343in" draw:z-index="0">
<draw:image xlink:href="../Images/yкринформ/2023-05-03T21-57-50-03-00/630_360_1677573461-244.jpg" xlink:type="simple" xlink:show="embed" xlink:actuate="onLoad" draw:mime-type="image/jpeg"/>
</draw:frame>
5月4日，星期四，UKIIV地区将对系统警报进行控制技术检查。</text:p>
      <text:p text:style-name="P4">
根据乌克林福姆的说法，基辅地区马卡里夫区负责人报告了<text:a xlink:type="simple" xlink:href="https://t.me/vadimtokar/8146" text:style-name="Internet_20_link" text:visited-style-name="Visited_20_Internet_20_Link">
</text:a>
。</text:p>
      <text:p text:style-name="P4">
“警告!系统警报测试将在基辅地区进行测试。 对现有机电警报器的运行的控制将于5月4日进行。 目的是测试集中式警报的领土自动化系统的软件。”他写道。</text:p>
      <text:p text:style-name="P4">
<text:span text:style-name="T4">
另请阅读：</text:span>
 <text:a xlink:type="simple" xlink:href="https://www.ukrinform.ua/rubric-kyiv/3703572-izrailski-sistemi-rannogo-opovisenna-uze-testuut-u-kievi.html" text:style-name="Internet_20_link" text:visited-style-name="Visited_20_Internet_20_Link">
<text:span text:style-name="T4">
注意</text:span>
</text:a>
据他说，全天计划有几种声音警报器。他要求公民保持镇定，不要忘记检查有关空气警报可用性的官方资料来源信息。</text:p>
      <text:p text:style-name="P4">
根据乌克林福姆的说法，5月1日星期一，还计划在基辅地区进行系统性警报测试。</text:p>
      <text:p text:style-name="P4">
照片：盖蒂图像</text:p>
      <text:p text:style-name="P4">
News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五角大楼揭示了乌克兰新帮助包的内容</text:span>
</text:h>
      <text:p text:style-name="P4">
作者: Ukrinform (Person)</text:p>
      <text:p text:style-name="P4">
出版商: Укринформ (Organization)</text:p>
      <text:p text:style-name="P4">
出版时间: 2023-05-03T21:59:00+03:00</text:p>
      <text:p text:style-name="P4">
修改时间: 2023-05-03T21:59:00+03:00</text:p>
      <text:p text:style-name="P4">
描述: 乌克兰将从美国导弹到HIMARS，155毫米口径，贝壳，反坦克系统，航空导弹，卡车和其他设备的新榴弹炮中获得新的国防包装。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Україна', 'Війна з росією']</text:p>
      <text:p text:style-name="P4">
类型: Article</text:p>
      <!--METADATA-->
      <text:p text:style-name="P4">
<draw:frame draw:style-name="fr1" draw:name="Image220" text:anchor-type="as-char" svg:width="6.9236in" svg:height="3.956343in" draw:z-index="0">
<draw:image xlink:href="../Images/yкринформ/2023-05-03T21-59-00-03-00/630_360_1588051291-728.jpg" xlink:type="simple" xlink:show="embed" xlink:actuate="onLoad" draw:mime-type="image/jpeg"/>
</draw:frame>
乌克兰将在Himars，Haubitsykikibru 155毫米，贝壳，反坦克系统，航空导弹，卡车和其他设备的新美国防御援助方案中保留一个新的国防援助套餐。</text:p>
      <text:p text:style-name="P4">
这在[]中指出(https://www.defense.gov/News/Releases/Release/Article/3383288/biden-administration-announces-additional-security-assistance-for-ukraine/)，报道乌克林福姆。</text:p>
      <text:p text:style-name="P4">
该消息称：“今天，美国国防部宣布分配额外的援助，以满足乌克兰在安全和国防领域的关键需求。”</text:p>
      <text:p text:style-name="P4">
<text:span text:style-name="T4">
另请阅读：</text:span>
 <text:a xlink:type="simple" xlink:href="https://www.ukrinform.ua/rubric-ato/3704148-evrokomisia-uhvalila-akt-z-pidtrimki-virobnictva-boepripasiv-dla-ukraini.html" text:style-name="Internet_20_link" text:visited-style-name="Visited_20_Internet_20_Link">
</text:a>
值得注意的是，新软件包包括Himars系统的导弹； 155毫米的榴弹炮和炮弹； 砂浆壳120毫米，81毫米和60毫米。 此外，乌克兰将被送往乌克兰； AT-4反坦克武器和Carl Gustaf； Hydra-70航空导弹。</text:p>
      <text:p text:style-name="P4">
此外，乌克兰军队将获得小武器和弹药； 消除障碍的弹药； 用于运输重型设备的卡车和拖车，以及用于维护和维修运输的设备和备件。</text:p>
      <text:p text:style-name="P4">
<text:span text:style-name="T4">
另请阅读：</text:span>
 <text:a xlink:type="simple" xlink:href="https://www.ukrinform.ua/rubric-polytics/3703906-zelenskij-kaze-so-dovidavsa-pro-zliv-taemnih-materialiv-u-ssa-z-novin-wp.html" text:style-name="Internet_20_link" text:visited-style-name="Visited_20_Internet_20_Link">
</text:a>
美国国防部：“美国将继续与盟友和合作伙伴合作，以确保乌克兰满足其对那不勒斯战斗和长期安全需求的直接需求。”</text:p>
      <text:p text:style-name="P4">
同时<text:a xlink:type="simple" xlink:href="https://www.state.gov/additional-u-s-security-assistance-for-ukraine-3/" text:style-name="Internet_20_link" text:visited-style-name="Visited_20_Internet_20_Link">
</text:a>
得知，新的军事援助套餐的成本达到3亿美元。</text:p>
      <text:p text:style-name="P4">
正如乌克林福姆报道的，白宫<text:a xlink:type="simple" xlink:href="https://www.ukrinform.ua/rubric-ato/3704373-ssa-ogolosili-pro-novij-paket-oboronnoi-dopomogi-ukraini.html" text:style-name="Internet_20_link" text:visited-style-name="Visited_20_Internet_20_Link">
</text:a>
并以总统计划的形式，使您可以立即提供必要的支持和五角大楼的指导。</text:p>
      <text:p text:style-name="P4">
News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明天在乌克兰，西部和北部地区将下雨，下午至20°</text:span>
</text:h>
      <text:p text:style-name="P4">
作者: Ukrinform (Person)</text:p>
      <text:p text:style-name="P4">
出版商: Укринформ (Organization)</text:p>
      <text:p text:style-name="P4">
出版时间: 2023-05-03T22:03:00+03:00</text:p>
      <text:p text:style-name="P4">
修改时间: 2023-05-03T22:03:00+03:00</text:p>
      <text:p text:style-name="P4">
描述: 在乌克兰，周四，只有在西部，北部和敖德萨地区，晚上4-9°温暖，白天在西部和北部地区，降水量为12-17°，其余地区的降水量为20 °。  - 乌克林。</text:p>
      <text:p text:style-name="P4">
图片: ["<text:a xlink:type="simple" xlink:href="https://static.ukrinform.com/photos/2021_12/thumb_files/630_360_1638962344-668.jpg" text:style-name="Internet_20_link" text:visited-style-name="Visited_20_Internet_20_Link">
630_360_16389...</text:a>
"]</text:p>
      <text:p text:style-name="P4">
标签: ['Дощ', 'Погода', 'Прогноз']</text:p>
      <text:p text:style-name="P4">
类型: Article</text:p>
      <!--METADATA-->
      <text:p text:style-name="P4">
<draw:frame draw:style-name="fr1" draw:name="Image221" text:anchor-type="as-char" svg:width="6.9236in" svg:height="3.956343in" draw:z-index="0">
<draw:image xlink:href="../Images/yкринформ/2023-05-03T22-03-00-03-00/630_360_1638962344-668.jpg" xlink:type="simple" xlink:show="embed" xlink:actuate="onLoad" draw:mime-type="image/jpeg"/>
</draw:frame>
在乌克兰，周四，只有在西部，北部和敖德萨地区的降水量在晚上4-9°温暖，白天在西部和北部地区，12-17°，其余地区的降水量为20°。</text:p>
      <text:p text:style-name="P4">
乌克兰形式在乌克兰水文气象学中心报道。</text:p>
      <text:p text:style-name="P4">
“在西部，北部和敖德萨地区，一个很小的短寿命<text:a xlink:type="simple" xlink:href="https://www.ukrinform.ua/tag-dos" text:style-name="Internet_20_link" text:visited-style-name="Visited_20_Internet_20_Link">
</text:a>
; 在其余领土内没有降水。 风，西南(在西北地区)，晚上4-9°的温度为5-10m/c。 下午在西方(除了跨汽车人)tapical区域12-17°，在该地区的其余部分，在该国的东部，最高23°”，消息读到。</text:p>
      <text:p text:style-name="P4">
在基辅和5月4日该地区，将在某些地方进行一些短期降雨。 风是西南5-10 m/s的。 在首都，晚上的温度为7-9°，下午15-17°，在下午4-9°，下午12-17°的基辅地区。</text:p>
      <text:p text:style-name="P4">
根据预测，在乌克兰5月5日至6日，预计不会预期降水，只有在北部，中部地区，喀尔巴阡山脉和哈尔基夫地区的第五天下午才会有小雨水，雷暴。 5月5日的风向，3-8 m/s，第6北，7-12 m/s。</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5月5日在西部和北部地区的温度在晚上4-9°，下午11-16°，晚上7-12°的其他地区，下午15-20°，东南部。乌克兰高达24°； 5月6日，晚上7-12°，下午14-19°，在夜晚1-6°热，在土壤表面，大部分北部和西北地区，在南部和大多数东部地区，下午14-19°。在霜冻0-5°的空气中，下午8-13°，在跨速率16-21°。</text:p>
      <text:p text:style-name="P4">
在基辅和该地区，只有在5月5日在当地雨中，雷雨的下午，降水量不预测。 5月5日的风向，3-8 m/s，5月6日，7-12 m/s。 在首都，5月5日晚上7-9°的温度，下午约15°，5月6日晚上3-5°，下午10-12°； 5月5日在基辅地区，晚上4-9°，下午11-16°； 5月6日晚上1-6°热，在霜冻0-3°的表面，温度在下午8-13°。</text:p>
      <text:p text:style-name="P4">
5月7日，仅在5月7日在乌克兰的乌克兰预测天气预报员，5月7日在喀尔巴阡山脉的降雨中。 晚上温度为1-7°，在霜冻0-3°的土壤表面上(在5-10°热的海洋海岸); 5月8日，在跨道道的下午8-14°，在喀尔巴阡山脉和18°的喀尔巴阡地区； 晚上0-5°霜冻，下午1-7°，高地喀尔巴阡高地。</text:p>
      <text:p text:style-name="P4">
News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Zelensky感谢美国的新防御计划</text:span>
</text:h>
      <text:p text:style-name="P4">
作者: Ukrinform (Person)</text:p>
      <text:p text:style-name="P4">
出版商: Укринформ (Organization)</text:p>
      <text:p text:style-name="P4">
出版时间: 2023-05-03T22:11:00+03:00</text:p>
      <text:p text:style-name="P4">
修改时间: 2023-05-03T22:11:00+03:00</text:p>
      <text:p text:style-name="P4">
描述: Volodymyr Zelensky感谢美国在安全与国防领域的新巨头向乌克兰提供，其中主要包括弹药和武装部队所需的其他武器。  - 乌克林。</text:p>
      <text:p text:style-name="P4">
图片: ["<text:a xlink:type="simple" xlink:href="https://static.ukrinform.com/photos/2023_03/thumb_files/630_360_1677855839-566.jpg" text:style-name="Internet_20_link" text:visited-style-name="Visited_20_Internet_20_Link">
630_360_16778...</text:a>
"]</text:p>
      <text:p text:style-name="P4">
标签: ['США', 'Зброя', 'допомога', 'Зеленський', 'Війна з росією']</text:p>
      <text:p text:style-name="P4">
类型: Article</text:p>
      <!--METADATA-->
      <text:p text:style-name="P4">
<draw:frame draw:style-name="fr1" draw:name="Image222" text:anchor-type="as-char" svg:width="6.9236in" svg:height="3.956343in" draw:z-index="0">
<draw:image xlink:href="../Images/yкринформ/2023-05-03T22-11-00-03-00/630_360_1677855839-566.jpg" xlink:type="simple" xlink:show="embed" xlink:actuate="onLoad" draw:mime-type="image/jpeg"/>
</draw:frame>
Volodymyrzelensky感谢美国在欧洲安全领域的乌克兰安全方面的新批次，其中主要包括弹药和其他武装部队的武器。</text:p>
      <text:p text:style-name="P4">
Zelensky在<text:a xlink:type="simple" xlink:href="http://twitter.com/ZelenskyyUa/status/1653835567258386432" text:style-name="Internet_20_link" text:visited-style-name="Visited_20_Internet_20_Link">
</text:a>
传输乌克林。</text:p>
      <text:p text:style-name="P4">
总统说：“新的美国安全方案正在带来我们的胜利!感谢总统乔·拜登(Joe Biden)的领导和远见，并感谢整个美国人民，这434天您与乌克兰团结一致地团结一致，我们的共同价值观团结一致。”</text:p>
      <text:p text:style-name="Quotations">

<text:p text:style-name="P4">
新的🇺🇲安全软件包带来了我们的胜利!谢谢<text:a xlink:type="simple" xlink:href="https://twitter.com/POTUS" text:style-name="Internet_20_link" text:visited-style-name="Visited_20_Internet_20_Link">
&gt;
</text:a>
为了您的领导和&gt;
远见，并感谢人们的事实，即您以团结的态度与🇺🇦&gt;
站在一起并为我们的共同价值观辩护。 我们的友谊和信任&gt;
比以往任何时候都更强大。&gt;
&gt;
  -  Volodymyr Zelenskyy(@zelenskyyua) <text:a xlink:type="simple" xlink:href="https://twitter.com/ZelenskyyUa/status/1653835567258386432" text:style-name="Internet_20_link" text:visited-style-name="Visited_20_Internet_20_Link">
&gt;
 </text:a>
Zelensky表达了他的信念，即乌克兰和美国之间的友谊和信任比以往任何时候都更具传染性。</text:p>

</text:p>
      <text:p text:style-name="P4">
根据乌克林福姆的说法，美国向乌克兰提供了新的援助，并<text:a xlink:type="simple" xlink:href="https://www.ukrinform.ua/tag-oborona" text:style-name="Internet_20_link" text:visited-style-name="Visited_20_Internet_20_Link">
</text:a>
这将包括武装部队需要的弹药和其他武器。</text:p>
      <text:p text:style-name="P4">
<text:span text:style-name="T4">
另请阅读：</text:span>
 <text:a xlink:type="simple" xlink:href="https://www.ukrinform.ua/rubric-ato/3704403-pentagon-rozkriv-vmist-novogo-paketa-dopomogi-dla-ukraini.html" text:style-name="Internet_20_link" text:visited-style-name="Visited_20_Internet_20_Link">
<text:span text:style-name="T4">
五角大楼</text:span>
</text:a>
尤其是新软件包，为HIMARS系统提供了更多弹药，榴弹炮，炮兵和迫击炮的其他外壳以及反坦克。</text:p>
      <text:p text:style-name="P4">
这已经是向乌克兰分配的第37套国防援助计划(总统缩减)这直接从美国国防部可用资金直接提供武器。  _foto：op _</text:p>
      <text:p text:style-name="P4">
News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乌克兰的初级团队将与柔道一起在欧洲杯的法国舞台上演出</text:span>
</text:h>
      <text:p text:style-name="P4">
作者: Ukrinform (Person)</text:p>
      <text:p text:style-name="P4">
出版商: Укринформ (Organization)</text:p>
      <text:p text:style-name="P4">
出版时间: 2023-05-03T22:13:00+03:00</text:p>
      <text:p text:style-name="P4">
修改时间: 2023-05-03T22:13:00+03:00</text:p>
      <text:p text:style-name="P4">
描述: 5月6日至7日，在夏季奥林匹克运动会的首都（法国）将在欧洲杯的另一个阶段与柔道一起举行。  - 乌克林。</text:p>
      <text:p text:style-name="P4">
图片: ["<text:a xlink:type="simple" xlink:href="https://static.ukrinform.com/photos/2023_05/thumb_files/630_360_1683026580-552.jpg" text:style-name="Internet_20_link" text:visited-style-name="Visited_20_Internet_20_Link">
630_360_16830...</text:a>
"]</text:p>
      <text:p text:style-name="P4">
标签: ['Дзюдо']</text:p>
      <text:p text:style-name="P4">
类型: Article</text:p>
      <!--METADATA-->
      <text:p text:style-name="P4">
<draw:frame draw:style-name="fr1" draw:name="Image223" text:anchor-type="as-char" svg:width="6.9236in" svg:height="3.956343in" draw:z-index="0">
<draw:image xlink:href="../Images/yкринформ/2023-05-03T22-13-00-03-00/630_360_1683026580-552.jpg" xlink:type="simple" xlink:show="embed" xlink:actuate="onLoad" draw:mime-type="image/jpeg"/>
</draw:frame>
在奥运会-2024巴黎的首都(法国)5月6日至7日，Cubkayevrop的下一个阶段将在大三中与柔道进行。</text:p>
      <text:p text:style-name="P4">
正如官员通知<text:a xlink:type="simple" xlink:href="https://www.ijf.org/competition/2483" text:style-name="Internet_20_link" text:visited-style-name="Visited_20_Internet_20_Link">
</text:a>
国际柔道联合会(IJF)乌克林福姆报道，来自22个国家的377名运动员将在比赛中表演。</text:p>
      <text:p text:style-name="P4">
乌克兰国家队将代表五名犹太人：Skiivshchyna地区的Yevgeny Porochenko(重量类别高达66公斤)Khmelnichan Vsevolod Klimov(90公斤)，Oleksandr Tohtamysh，基辅(81公斤)，Yaroslav Yezhov(进攻-90公斤)和fediriaroshenko(超过100公斤).</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欧洲杯大三的最后阶段将于5月13日至14日在考纳斯举行(立陶宛)5月20日至21日在Malase中(西班牙).</text:p>
      <text:p text:style-name="P4">
Фото: ukrainejudo.com.</text:p>
      <text:p text:style-name="P4">
News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Kondratyuk讲话说明与以色列的关系发展</text:span>
</text:h>
      <text:p text:style-name="P4">
作者: Ukrinform (Person)</text:p>
      <text:p text:style-name="P4">
出版商: Укринформ (Organization)</text:p>
      <text:p text:style-name="P4">
出版时间: 2023-05-03T22:17:38+03:00</text:p>
      <text:p text:style-name="P4">
修改时间: 2023-05-03T22:17:38+03:00</text:p>
      <text:p text:style-name="P4">
描述: 乌克兰应扩大合作伙伴的范围，并与以色列建立关系。  - 乌克林。</text:p>
      <text:p text:style-name="P4">
图片: ["<text:a xlink:type="simple" xlink:href="https://static.ukrinform.com/photos/2022_05/thumb_files/630_360_1652785404-401.jpg" text:style-name="Internet_20_link" text:visited-style-name="Visited_20_Internet_20_Link">
630_360_16527...</text:a>
"]</text:p>
      <text:p text:style-name="P4">
标签: ['Ізраїль', 'Кондратюк', 'Єдині новини']</text:p>
      <text:p text:style-name="P4">
类型: Article</text:p>
      <!--METADATA-->
      <text:p text:style-name="P4">
<draw:frame draw:style-name="fr1" draw:name="Image224" text:anchor-type="as-char" svg:width="6.9236in" svg:height="3.956343in" draw:z-index="0">
<draw:image xlink:href="../Images/yкринформ/2023-05-03T22-17-38-03-00/630_360_1652785404-401.jpg" xlink:type="simple" xlink:show="embed" xlink:actuate="onLoad" draw:mime-type="image/jpeg"/>
</draw:frame>
乌克兰正在扩大合作伙伴的范围，并发展与以色列的关系。</text:p>
      <text:p text:style-name="P4">
Verkhovna Rada副董事长Olena Kondratyuk在Eviritelvagraphon“ One News”中说，这是与以色列议会代表团会面的评论。</text:p>
      <text:p text:style-name="P4">
“欧洲国家与乌克兰处于密切的联系，在全面战争期间，我们并不是一次不同级别的一次访问。 我们与来自美国和英国的合作伙伴有这样的枪支。 但是有了以色列，还有其他事情，在这段时间里，以色列没有淹没乌克兰代表团。 最近，我们是外交大臣的首次访问，”康德拉蒂克说。</text:p>
      <text:p text:style-name="P4">
<text:span text:style-name="T4">
另请阅读：</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她认为，这是错误的情况，因为以色列是东部地区的重要国家，并且在世界体系中起着非常重要的作用。</text:p>
      <text:p text:style-name="P4">
Kondratyuk强调说：“以色列的声音对我们在联合国非常重要，在联合国，我们想考虑我们将准备驱逐出境的决议，并强迫乌克兰儿童出口到俄罗斯联邦。”</text:p>
      <text:p text:style-name="P4">
根据Visespicker的说法，以色列在乌克兰有立场，不打算补充基辅武器，但“这并不意味着我们不应该建立对话”。</text:p>
      <text:p text:style-name="P4">
<text:span text:style-name="T4">
另请阅读：</text:span>
 <text:a xlink:type="simple" xlink:href="https://www.ukrinform.ua/rubric-society/3703257-izrail-mae-veliceznij-potencial-dla-likuvanna-ukrainskih-zahisnikiv-kondratuk.html" text:style-name="Internet_20_link" text:visited-style-name="Visited_20_Internet_20_Link">
<text:span text:style-name="T4">
 kondratyuk </text:span>
</text:a>
“由于以色列是一个议会国家，它看起来很合乎逻辑。</text:p>
      <text:p text:style-name="P4">
据报道，由Verkhovna Rada Rada Elena Kondratyuk副负责人领导的乌克兰议会代表团在以色列。 特别是，她与来自议会友谊集团乌克兰 - 以色列的同事会面。</text:p>
      <text:p text:style-name="P4">
News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阿农业人从美国购买酿酒厂以制造现代企业-Shurma</text:span>
</text:h>
      <text:p text:style-name="P4">
作者: Ukrinform (Person)</text:p>
      <text:p text:style-name="P4">
出版商: Укринформ (Organization)</text:p>
      <text:p text:style-name="P4">
出版时间: 2023-05-03T22:29:33+03:00</text:p>
      <text:p text:style-name="P4">
修改时间: 2023-05-03T22:29:33+03:00</text:p>
      <text:p text:style-name="P4">
描述: 来自各州的发行商通常是由阿农人购买的，以将其变成现代企业。  - 乌克林。</text:p>
      <text:p text:style-name="P4">
图片: ["<text:a xlink:type="simple" xlink:href="https://static.ukrinform.com/photos/2023_04/thumb_files/630_360_1681889366-329.jpg" text:style-name="Internet_20_link" text:visited-style-name="Visited_20_Internet_20_Link">
630_360_16818...</text:a>
"]</text:p>
      <text:p text:style-name="P4">
标签: ['Гроші', 'Аграрії', 'Спиртзавод']</text:p>
      <text:p text:style-name="P4">
类型: Article</text:p>
      <!--METADATA-->
      <text:p text:style-name="P4">
<draw:frame draw:style-name="fr1" draw:name="Image225" text:anchor-type="as-char" svg:width="6.9236in" svg:height="3.956343in" draw:z-index="0">
<draw:image xlink:href="../Images/yкринформ/2023-05-03T22-29-33-03-00/630_360_1681889366-329.jpg" xlink:type="simple" xlink:show="embed" xlink:actuate="onLoad" draw:mime-type="image/jpeg"/>
</draw:frame>
来自各州的分配通常是由阿农人购买的，以转变为现代企业。</text:p>
      <text:p text:style-name="P4">
乌克林福姆报道，乌克兰Rostislav Shurma总统办公室副主任说，Televahorfon Welvaraphone是“ One News”。</text:p>
      <text:p text:style-name="P4">
“酿酒厂实际上是无利可图的，有时在过去的十个中保存下来，现在对它们非常有需求。 我们看到主要需求创造了农业。 不仅要购买现有的生产，还要将生产地点用于新的现代乙醇植物。这是私有化新工作和新的强大企业后企业重新审议的一个典型例子。” Shurma说。</text:p>
      <text:p text:style-name="P4">
<text:span text:style-name="T4">
另请阅读：</text:span>
 <text:a xlink:type="simple" xlink:href="https://www.ukrinform.ua/rubric-economy/3697821-zmensenna-normativu-viplati-dividendiv-derzavi-dla-ukrnafti-e-logicnim-krokom-surma.html" text:style-name="Internet_20_link" text:visited-style-name="Visited_20_Internet_20_Link">
<text:span text:style-name="T4">
 shurma </text:span>
</text:a>
据他说，总的来说，谈到国家拥有的企业的效率，99％的案件中的私人所有者比州所有者更有效。</text:p>
      <text:p text:style-name="P4">
乌克兰总统办公室副负责人指出，当大型企业的私有化程序将发生时，各州将对这些投资者的最佳性，他们的意图和计划感兴趣。 这是为了保持活动方向，以提高生产，新技术和企业本身的生产力。</text:p>
      <text:p text:style-name="P4">
Schurma充满信心，如果通过开放式营销来透明地组织私有化，那么您就可以获得公平的价格，以便企业真正有效并提供工作。</text:p>
      <text:p text:style-name="P4">
<text:span text:style-name="T4">
另请阅读：</text:span>
 <text:a xlink:type="simple" xlink:href="https://www.ukrinform.ua/rubric-economy/3697784-reforma-lisovoi-galuzi-vze-zabezpecila-piv-milarda-griven-pributku-surma.html" text:style-name="Internet_20_link" text:visited-style-name="Visited_20_Internet_20_Link">
<text:span text:style-name="T4">
 shurma </text:span>
</text:a>
据乌克林福姆报道，在2023年的第一季度，州预算获得了UAH 9.02亿的私有化，这是该州财产基金工作十年来的最佳指标，因为十年来相应的期限平均私有化带来了2.34亿UAH。</text:p>
      <text:p text:style-name="P4">
News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无人机攻击克里姆林宫：白宫对俄罗斯联邦挑衅的可能性发表了评论</text:span>
</text:h>
      <text:p text:style-name="P4">
作者: Ukrinform (Person)</text:p>
      <text:p text:style-name="P4">
出版商: Укринформ (Organization)</text:p>
      <text:p text:style-name="P4">
出版时间: 2023-05-03T22:30:00+03:00</text:p>
      <text:p text:style-name="P4">
修改时间: 2023-05-03T22:30:00+03:00</text:p>
      <text:p text:style-name="P4">
描述: 在这种情况下，无人机对克里姆林宫的打击，美国宁愿不着急发表声明，而要等待特定的事实。  - 乌克林。</text:p>
      <text:p text:style-name="P4">
图片: ["<text:a xlink:type="simple" xlink:href="https://static.ukrinform.com/photos/2022_09/thumb_files/630_360_1664390405-973.jpg" text:style-name="Internet_20_link" text:visited-style-name="Visited_20_Internet_20_Link">
630_360_16643...</text:a>
"]</text:p>
      <text:p text:style-name="P4">
标签: ['Безпілотник', 'Кремль', 'США', 'Білий дім']</text:p>
      <text:p text:style-name="P4">
类型: Article</text:p>
      <!--METADATA-->
      <text:p text:style-name="P4">
<draw:frame draw:style-name="fr1" draw:name="Image226" text:anchor-type="as-char" svg:width="6.9236in" svg:height="3.956343in" draw:z-index="0">
<draw:image xlink:href="../Images/yкринформ/2023-05-03T22-30-00-03-00/630_360_1664390405-973.jpg" xlink:type="simple" xlink:show="embed" xlink:actuate="onLoad" draw:mime-type="image/jpeg"/>
</draw:frame>
在克里姆林宫无人机的情况下，美国宁愿不要急于等待特定事实。</text:p>
      <text:p text:style-name="P4">
根据乌克林代表通讯员的说法，白宫女发言人卡琳扬 - 普里尔(Karinjan-Prier)对此表示了这一问题，他回答了无人机是否可以在Centrimoskov挑衅俄罗斯人自己的问题。</text:p>
      <text:p text:style-name="P4">
“太早谈论……关于假国旗下的手术。 显然，俄罗斯拥有这种事情的历史。”她说。</text:p>
      <text:p text:style-name="P4">
白宫代表强调，她不想在这个话题上推测，因为美国现在无法确认有关乌克兰无人机对克里姆林宫袭击的报告的真实性。</text:p>
      <text:p text:style-name="P4">
<text:span text:style-name="T4">
另请阅读：</text:span>
 <text:a xlink:type="simple" xlink:href="https://www.ukrinform.ua/rubric-ato/3704385-ataka-na-kreml-abo-so-oznacaut-sodenni-udari-droniv-j-raket-na-zustricnih-kursah.html" text:style-name="Internet_20_link" text:visited-style-name="Visited_20_Internet_20_Link">
<text:span text:style-name="T4">
 kremlin </text:span>
</text:a>
当被问及普京是否被认为是华盛顿乌克兰军队的合法目标时，让·普里尔(Jean Prier)说，美国不鼓励乌克兰人采取这样的步骤。</text:p>
      <text:p text:style-name="P4">
美国政府代表强调说：“从这场冲突开始时，美国当然并没有鼓励和不让乌克兰能够在其边界之外罢工的能力。”</text:p>
      <text:p text:style-name="P4">
<text:span text:style-name="T4">
另请阅读：</text:span>
 <text:a xlink:type="simple" xlink:href="https://www.ukrinform.ua/rubric-polytics/3704355-zelenskij-mi-niaki-mesedzi-putinu-vze-davno-ne-vidpravlaemo.html" text:style-name="Internet_20_link" text:visited-style-name="Visited_20_Internet_20_Link">
</text:a>
据报道，俄罗斯总统的新闻服务宣布了反思(https://www.ukrinform.ua/tag-kreml)。 在莫斯科，他们认为乌克兰在胜利日前夕对俄罗斯联邦总统的任务进行了“计划的恐怖行动”。</text:p>
      <text:p text:style-name="P4">
总统 <text:a xlink:type="simple" xlink:href="http://www.ukrinform.ua/rubric-polytics/3704318-zelenskij-pro-udar-bezpilotnikiv-po-kremlu-mi-ne-atakuvali-ani-putina-ani-moskvu.html" text:style-name="Internet_20_link" text:visited-style-name="Visited_20_Internet_20_Link">
</text:a>
对普京的住所发动攻击，称俄罗斯领导人的操纵。</text:p>
      <text:p text:style-name="P4">
News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由于在Zaporozhye进行了夜间火箭袭击的结果，有44座房屋损坏</text:span>
</text:h>
      <text:p text:style-name="P4">
作者: Ukrinform (Person)</text:p>
      <text:p text:style-name="P4">
出版商: Укринформ (Organization)</text:p>
      <text:p text:style-name="P4">
出版时间: 2023-05-03T22:42:00+03:00</text:p>
      <text:p text:style-name="P4">
修改时间: 2023-05-03T22:42:00+03:00</text:p>
      <text:p text:style-name="P4">
描述: 晚上，昨晚敌方军队在Zaporozhye击中了C-300导弹。 44家私人房屋损坏。  - 乌克林。</text:p>
      <text:p text:style-name="P4">
图片: ["<text:a xlink:type="simple" xlink:href="https://static.ukrinform.com/photos/2023_05/thumb_files/630_360_1683142850-921.jpg" text:style-name="Internet_20_link" text:visited-style-name="Visited_20_Internet_20_Link">
630_360_16831...</text:a>
"]</text:p>
      <text:p text:style-name="P4">
标签: ['Обстріл', 'Запоріжжя', 'Війна з росією']</text:p>
      <text:p text:style-name="P4">
类型: Article</text:p>
      <!--METADATA-->
      <text:p text:style-name="P4">
<draw:frame draw:style-name="fr1" draw:name="Image227" text:anchor-type="as-char" svg:width="6.9236in" svg:height="3.956343in" draw:z-index="0">
<draw:image xlink:href="../Images/yкринформ/2023-05-03T22-42-00-03-00/630_360_1683142850-921.jpg" xlink:type="simple" xlink:show="embed" xlink:actuate="onLoad" draw:mime-type="image/jpeg"/>
</draw:frame>
晚上，昨晚陆军在Zaporozhy击中了C-300导弹。 44家私人房屋损坏。</text:p>
      <text:p text:style-name="P4">
关于<text:a xlink:type="simple" xlink:href="https://t.me/kurtievofficial/10498" text:style-name="Internet_20_link" text:visited-style-name="Visited_20_Internet_20_Link">
</text:a>
乌克林福姆报道，Zaporizhzhia的城市负责人报告了Anatoliy Kurb。</text:p>
      <text:p text:style-name="P4">
他写道：“现在众所周知，这座城市的44座私人建筑受伤。”</text:p>
      <text:p text:style-name="P4">
<text:span text:style-name="T4">
另请阅读：</text:span>
 <text:a xlink:type="simple" xlink:href="https://www.ukrinform.ua/rubric-ato/3704152-po-zaporizzu-rosiani-vdarili-raketou-iskanderm-policia.html" text:style-name="Internet_20_link" text:visited-style-name="Visited_20_Internet_20_Link">
<text:span text:style-name="T4">
 Zaporizhia </text:span>
</text:a>
白天，城市急诊服务的专家，“ Zaporizhremservice”和“ Eluas”的工人以及志愿者“ Dobrobat”拆除了受损的结构，“关闭”窗户，修复了屋顶，收集和出口垃圾。 该工程使用了来自城市保护区和人道主义任务“ Proliska”的材料。</text:p>
      <text:p text:style-name="P4">
此外，市议会的一个帐篷迅速部署，涉及2辆公共巴士，可以喝茶或咖啡。 社会工作者，心理学家，政府代表和CNAP建议了惊喜房屋的居民。 人道主义组织“无国界的医生”为人们提供了卫生工具包和毯子。</text:p>
      <text:p text:style-name="P4">
<text:span text:style-name="T4">
另请阅读：</text:span>
 <text:a xlink:type="simple" xlink:href="https://www.ukrinform.ua/rubric-other_news/3703997-raketnij-udar-po-zaporizzu-do-medikiv-iz-uskodzennami-zvernulisa-devatero-ludej.html" text:style-name="Internet_20_link" text:visited-style-name="Visited_20_Internet_20_Link">
<text:span text:style-name="T4">
 Zaporizhia </text:span>
</text:a>
这项工作将于明天继续。</text:p>
      <text:p text:style-name="P4">
据报道，5月3日，大约01:25敌人击中了导弹罢工。 9名居民转向医生，但人们不需要住院。</text:p>
      <text:p text:style-name="P4">
News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乌克兰游击队为卢根斯克的俄罗斯人准备“礼物”  - 国家研究的中心</text:span>
</text:h>
      <text:p text:style-name="P4">
作者: Ukrinform (Person)</text:p>
      <text:p text:style-name="P4">
出版商: Укринформ (Organization)</text:p>
      <text:p text:style-name="P4">
出版时间: 2023-05-03T22:49:00+03:00</text:p>
      <text:p text:style-name="P4">
修改时间: 2023-05-03T22:49:00+03:00</text:p>
      <text:p text:style-name="P4">
描述: 在暂时捕获的卢甘斯克（Lugansk）中，乌克兰地下继续运作，这再次“祝贺”入侵者。  - 乌克林。</text:p>
      <text:p text:style-name="P4">
图片: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标签: ['Луганськ', 'Війна з росією']</text:p>
      <text:p text:style-name="P4">
类型: Article</text:p>
      <!--METADATA-->
      <text:p text:style-name="P4">
<draw:frame draw:style-name="fr1" draw:name="Image228" text:anchor-type="as-char" svg:width="6.9236in" svg:height="3.956343in" draw:z-index="0">
<draw:image xlink:href="../Images/yкринформ/2023-05-03T22-49-00-03-00/630_360_1607727724-253.jpg" xlink:type="simple" xlink:show="embed" xlink:actuate="onLoad" draw:mime-type="image/jpeg"/>
</draw:frame>
乌克兰地下继续运营被俘虏的卢甘斯克，这再次“祝贺”入侵者。</text:p>
      <text:p text:style-name="P4">
正如乌克林福姆报道的那样，它报道了<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229" text:anchor-type="as-char" svg:width="5.625in" svg:height="10.0in" draw:z-index="0">
<draw:image xlink:href="../Images/yкринформ/2023-05-03T22-49-00-03-00/1683126218-153.jpeg" xlink:type="simple" xlink:show="embed" xlink:actuate="onLoad" draw:mime-type="image/jpeg"/>
</draw:frame>
<draw:frame draw:style-name="fr1" draw:name="Image230" text:anchor-type="as-char" svg:width="5.625in" svg:height="10.0in" draw:z-index="0">
<draw:image xlink:href="../Images/yкринформ/2023-05-03T22-49-00-03-00/1683126218-920.jpeg" xlink:type="simple" xlink:show="embed" xlink:actuate="onLoad" draw:mime-type="image/jpeg"/>
</draw:frame>
<draw:frame draw:style-name="fr1" draw:name="Image231" text:anchor-type="as-char" svg:width="5.625in" svg:height="10.0in" draw:z-index="0">
<draw:image xlink:href="../Images/yкринформ/2023-05-03T22-49-00-03-00/1683126217-824.jpeg" xlink:type="simple" xlink:show="embed" xlink:actuate="onLoad" draw:mime-type="image/jpeg"/>
</draw:frame>
<text:span text:style-name="T4">
另请阅读：</text:span>
 <text:a xlink:type="simple" xlink:href="https://www.ukrinform.ua/rubric-regions/3703944-na-lugansini-masovo-dezertiruut-bojoviki-lnr.html" text:style-name="Internet_20_link" text:visited-style-name="Visited_20_Internet_20_Link">
</text:a>
这意味着在武装部队的反击期间，他们都无法流动。</text:p>
      <text:p text:style-name="P4">
如前所述，上周占领“ Zhovtastrichka”的公共运动的激进主义者在暂时占领的卢汉斯克(Luhansk)上进行了爱国行动。</text:p>
      <text:p text:style-name="P4">
News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总统感谢新西兰扩大了为乌克兰的帮助</text:span>
</text:h>
      <text:p text:style-name="P4">
作者: Ukrinform (Person)</text:p>
      <text:p text:style-name="P4">
出版商: Укринформ (Organization)</text:p>
      <text:p text:style-name="P4">
出版时间: 2023-05-03T23:06:00+03:00</text:p>
      <text:p text:style-name="P4">
修改时间: 2023-05-03T23:06:00+03:00</text:p>
      <text:p text:style-name="P4">
描述: Volodymyr Zelensky感谢新西兰决定在包括国防在内的许多领域扩大乌克兰的协助。  - 乌克林。</text:p>
      <text:p text:style-name="P4">
图片: ["<text:a xlink:type="simple" xlink:href="https://static.ukrinform.com/photos/2023_01/thumb_files/630_360_1672867454-460.jpeg" text:style-name="Internet_20_link" text:visited-style-name="Visited_20_Internet_20_Link">
630_360_16728...</text:a>
"]</text:p>
      <text:p text:style-name="P4">
标签: ['Оборона', 'Нова Зеландія', 'допомога', 'Зеленський', 'Війна з росією']</text:p>
      <text:p text:style-name="P4">
类型: Article</text:p>
      <!--METADATA-->
      <text:p text:style-name="P4">
<draw:frame draw:style-name="fr1" draw:name="Image232" text:anchor-type="as-char" svg:width="6.9236in" svg:height="3.956343in" draw:z-index="0">
<draw:image xlink:href="../Images/yкринформ/2023-05-03T23-06-00-03-00/630_360_1672867454-460.jpeg" xlink:type="simple" xlink:show="embed" xlink:actuate="onLoad" draw:mime-type="image/jpeg"/>
</draw:frame>
Volodymyrzelensky感谢新西兰决定在包括国防在内的许多领域扩大乌克兰援助的决定。</text:p>
      <text:p text:style-name="P4">
Volodymyr Zelenskyy在<text:a xlink:type="simple" xlink:href="https://twitter.com/ZelenskyyUa/status/1653841136413290496" text:style-name="Internet_20_link" text:visited-style-name="Visited_20_Internet_20_Link">
</text:a>
，报道乌克林福姆。</text:p>
      <text:p text:style-name="P4">
总统写道：“我感谢新西兰政府和个人首相克里斯·希普金斯(Chris Hipkins)在国防，经济，人道主义和法律支持领域扩大了乌克兰的援助。”</text:p>
      <text:p text:style-name="Quotations">

<text:p text:style-name="P4">
感谢政府和个人总理<text:a xlink:type="simple" xlink:href="https://twitter.com/chrishipkins" text:style-name="Internet_20_link" text:visited-style-name="Visited_20_Internet_20_Link">
&gt;
</text:a>
关于在国防，经济，人道主义和法律支持领域扩大援助的决定。 特别感谢您决定继续准备军队。 我们感谢这种支持使我们更接近胜利!&gt;
&gt;
  -  Volodymyr Zelenskyy(@zelenskyyua) <text:a xlink:type="simple" xlink:href="https://twitter.com/ZelenskyyUa/status/1653841136413290496" text:style-name="Internet_20_link" text:visited-style-name="Visited_20_Internet_20_Link">
&gt;
 </text:a>
国家元首特别感谢决定继续准备乌克兰军队。</text:p>

</text:p>
      <text:p text:style-name="P4">
泽伦斯基强调：“我们感谢这一支持使我们更接近胜利!”</text:p>
      <text:p text:style-name="P4">
<text:span text:style-name="T4">
另请阅读：</text:span>
 <text:a xlink:type="simple" xlink:href="https://www.ukrinform.ua/rubric-ato/3704409-zelenskij-podakuvav-ssa-za-novij-paket-oboronnoi-dopomogi.html" text:style-name="Internet_20_link" text:visited-style-name="Visited_20_Internet_20_Link">
<text:span text:style-name="T4">
谢谢</text:span>
</text:a>
如报道，<text:a xlink:type="simple" xlink:href="https://www.ukrinform.ua/rubric-polytics/3704073-nova-zelandia-zbilsit-finansovu-pidtrimku-ukraini-ta-rozsirit-sankcii-proti-rf.html" text:style-name="Internet_20_link" text:visited-style-name="Visited_20_Internet_20_Link">
</text:a>
关于乌克兰支持的增加，宣布分配500万美元(310万美元)进行许多倡议。</text:p>
      <text:p text:style-name="P4">
_foto：op _</text:p>
      <text:p text:style-name="P4">
News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Shakhtar和Dynamo在UEFA前50个俱乐部评分中</text:span>
</text:h>
      <text:p text:style-name="P4">
作者: Ukrinform (Person)</text:p>
      <text:p text:style-name="P4">
出版商: Укринформ (Organization)</text:p>
      <text:p text:style-name="P4">
出版时间: 2023-05-03T23:11:34+03:00</text:p>
      <text:p text:style-name="P4">
修改时间: 2023-05-03T23:11:34+03:00</text:p>
      <text:p text:style-name="P4">
描述: 足球欧洲杯的半决赛阶段将于下周开始。  - 乌克林。</text:p>
      <text:p text:style-name="P4">
图片: ["<text:a xlink:type="simple" xlink:href="https://static.ukrinform.com/photos/2023_05/thumb_files/630_360_1683144654-361.jpg" text:style-name="Internet_20_link" text:visited-style-name="Visited_20_Internet_20_Link">
630_360_16831...</text:a>
"]</text:p>
      <text:p text:style-name="P4">
标签: ['Динамо', 'Футбол', 'Рейтинг', 'УЄФА', 'Шахтар']</text:p>
      <text:p text:style-name="P4">
类型: Article</text:p>
      <!--METADATA-->
      <text:p text:style-name="P4">
<draw:frame draw:style-name="fr1" draw:name="Image233" text:anchor-type="as-char" svg:width="6.9236in" svg:height="3.956343in" draw:z-index="0">
<draw:image xlink:href="../Images/yкринформ/2023-05-03T23-11-34-03-00/630_360_1683144654-361.jpg" xlink:type="simple" xlink:show="embed" xlink:actuate="onLoad" draw:mime-type="image/jpeg"/>
</draw:frame>
下周开始了足球欧洲杯的半决赛阶段。</text:p>
      <text:p text:style-name="P4">
根据官方信息<text:a xlink:type="simple" xlink:href="https://ru.uefa.com/nationalassociations/uefarankings/club/#/yr/2023" text:style-name="Internet_20_link" text:visited-style-name="Visited_20_Internet_20_Link">
</text:a>
欧洲足球协会的联盟(欧法)乌克林福姆报道，排名前50个俱乐部的评分包括两支乌克兰球队 - 夏克塔尔·顿涅茨克和迪纳诺·基夫(Dynamo Kyiv)，该团队在2012/23赛季停止了演讲。</text:p>
      <text:p text:style-name="P4">
矿工在第一个第50位排名第25位，白色和蓝色连接。</text:p>
      <text:p text:style-name="P4">
评级由曼城领导，其次是巴伐利亚和切尔西。</text:p>
      <text:p text:style-name="P4">
<text:span text:style-name="T4">
另请阅读：</text:span>
 <text:a xlink:type="simple" xlink:href="https://www.ukrinform.ua/rubric-sports/3703342-kalendar-golovnih-sportivnih-podij-travna-rozpocav-cempionat-svitu-z-boksu.html" text:style-name="Internet_20_link" text:visited-style-name="Visited_20_Internet_20_Link">
</text:a>
据报道，在欧洲冠军联赛的1/2总决赛中，“真实”  - “曼彻斯特城”和“米兰”  - “国际”，凭借欧罗巴联赛决赛的凭证“罗马”  - “拜耳”和“尤文图斯”  - “塞维利亚”，以及在大会联盟的半决赛中，西海 - 阿尔克马拉克和菲利里尼娜 - 巴塞尔 - 巴塞尔 - 巴塞尔。</text:p>
      <text:p text:style-name="P4">
News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Podolyak-关于ZPP上的情况：俄罗斯人正在寻找升级的步骤</text:span>
</text:h>
      <text:p text:style-name="P4">
作者: Ukrinform (Person)</text:p>
      <text:p text:style-name="P4">
出版商: Укринформ (Organization)</text:p>
      <text:p text:style-name="P4">
出版时间: 2023-05-03T23:27:00+03:00</text:p>
      <text:p text:style-name="P4">
修改时间: 2023-05-03T23:27:00+03:00</text:p>
      <text:p text:style-name="P4">
描述: 俄罗斯入侵者不断使用Zaporizhhya NPP进行勒索，并找到升级的步骤。  - 乌克林。</text:p>
      <text:p text:style-name="P4">
图片: ["<text:a xlink:type="simple" xlink:href="https://static.ukrinform.com/photos/2022_11/thumb_files/630_360_1669378288-941.jpg" text:style-name="Internet_20_link" text:visited-style-name="Visited_20_Internet_20_Link">
630_360_16693...</text:a>
"]</text:p>
      <text:p text:style-name="P4">
标签: ['Шантаж', 'Подоляк', 'Запорізька АЕС', 'Ядерна безпека', 'Війна з росією', 'Єдині новини']</text:p>
      <text:p text:style-name="P4">
类型: Article</text:p>
      <!--METADATA-->
      <text:p text:style-name="P4">
<draw:frame draw:style-name="fr1" draw:name="Image234" text:anchor-type="as-char" svg:width="6.9236in" svg:height="3.956343in" draw:z-index="0">
<draw:image xlink:href="../Images/yкринформ/2023-05-03T23-27-00-03-00/630_360_1669378288-941.jpg" xlink:type="simple" xlink:show="embed" xlink:actuate="onLoad" draw:mime-type="image/jpeg"/>
</draw:frame>
俄罗斯 - 轴不断使用Zaporizhhya NPP进行勒索，并寻找步骤升级。</text:p>
      <text:p text:style-name="P4">
因此，Op Mikhail Podolyak负责人的顾问评论了俄罗斯通讯员第四个单位涡轮室中俄罗斯设备和炸药的放置。</text:p>
      <text:p text:style-name="P4">
“他们正在寻找某些升级步骤。他们期望某些步骤，乌克兰的某些收缩者……他们意识到Zpeu永远不会是俄罗斯人，他们没有将其启用到系统中。因此，他们现在将其用作锤子，” Podolyak说。 在“唯一新闻”的空中，</text:p>
      <text:p text:style-name="P4">
据他介绍，俄罗斯正在寻找机会来影响乌克兰而是西方国家。</text:p>
      <text:p text:style-name="P4">
<text:span text:style-name="T4">
另请阅读：</text:span>
 <text:a xlink:type="simple" xlink:href="https://www.ukrinform.ua/rubric-polytics/3701234-tilki-povnij-kontrol-ukraini-nad-zaes-garantue-bezpeku-evropi-zelenskij.html" text:style-name="Internet_20_link" text:visited-style-name="Visited_20_Internet_20_Link">
<text:span text:style-name="T4">
 zpp </text:span>
</text:a>
“他们尝试了这些不同的原始步骤。在这里，他们说，看，我们设计了<text:a xlink:type="simple" xlink:href="https://www.ukrinform.ua/tag-vibuhivka" text:style-name="Internet_20_link" text:visited-style-name="Visited_20_Internet_20_Link">
</text:a>
，被替换了。 如果您不听我们的话，请不要强迫乌克兰屈服，我们将使用。 这是升级和勒索，” Podolyak说。</text:p>
      <text:p text:style-name="P4">
作为 <text:a xlink:type="simple" xlink:href="https://www.ukrinform.ua/rubric-ato/3704399-rosiani-rozmistili-v-4mu-bloci-zaes-vijskovu-tehniku-ta-vibuhivku.html" text:style-name="Internet_20_link" text:visited-style-name="Visited_20_Internet_20_Link">
 </text:a>
国际原子能机构的代表告知了这一事实，即俄罗斯军事装备的占领者，塔夫布库夫卡的武器在Zaporizhzhia NPP的动力部门涡轮部门的场所中。</text:p>
      <text:p text:style-name="P4">
此外，在其他生产设施中，将非正式渠道提交了设备，武器和炸药的SNRCU信息存储，包括维修，机械车间和电力单元的屋顶。</text:p>
      <text:p text:style-name="P4">
<text:span text:style-name="T4">
另请阅读：</text:span>
 <text:a xlink:type="simple" xlink:href="https://www.ukrinform.ua/rubric-ato/3701367-rosiani-buduut-na-reaktornih-blokah-zaes-oboronni-sporudi-britanska-rozvidka.html" text:style-name="Internet_20_link" text:visited-style-name="Visited_20_Internet_20_Link">
<text:span text:style-name="T4">
 zpp </text:span>
</text:a>
核监管的州督察呼吁国际社会对侵略国的行动的合并和决定性反应，对俄罗斯俄罗斯核工业的企业对俄罗斯富裕人士的核工业进行了严厉的制裁。 该部门还强调，俄罗斯联邦应该在国际原子能机构和其他国际机构中提出所有使用核能的权利和特权。</text:p>
      <text:p text:style-name="P4">
News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敌人开了11倍苏米地区的边界，受伤了</text:span>
</text:h>
      <text:p text:style-name="P4">
作者: Ukrinform (Person)</text:p>
      <text:p text:style-name="P4">
出版商: Укринформ (Organization)</text:p>
      <text:p text:style-name="P4">
出版时间: 2023-05-03T23:51:00+03:00</text:p>
      <text:p text:style-name="P4">
修改时间: 2023-05-03T23:51:00+03:00</text:p>
      <text:p text:style-name="P4">
描述: 白天，俄罗斯侵略者向苏米地区的六个社区开枪，总共记录了67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Міномет', 'Війна з росією', 'Артилерія']</text:p>
      <text:p text:style-name="P4">
类型: Article</text:p>
      <!--METADATA-->
      <text:p text:style-name="P4">
<draw:frame draw:style-name="fr1" draw:name="Image235" text:anchor-type="as-char" svg:width="6.9236in" svg:height="3.956343in" draw:z-index="0">
<draw:image xlink:href="../Images/yкринформ/2023-05-03T23-51-00-03-00/630_360_1574102935-316.jpg" xlink:type="simple" xlink:show="embed" xlink:actuate="onLoad" draw:mime-type="image/jpeg"/>
</draw:frame>
白天，俄罗斯侵略者向苏米地区的六个社区开枪，共67次爆炸。</text:p>
      <text:p text:style-name="P4">
Sumy OVA在[]中报告(https://www.facebook.com/sumska.oda/?locale=ru_RU)，报道乌克林福姆。</text:p>
      <text:p text:style-name="P4">
“白天，俄罗斯人对边境社区进行了11次炮击。 记录了67次爆炸。”消息写道。</text:p>
      <text:p text:style-name="P4">
Miropolskaya，Yunakovskaya，Znob-Novgorod，Belopilsk，Vorozhbian和Mid-Budk社区的定居点被解雇了。</text:p>
      <text:p text:style-name="P4">
在Miropil社区的领土上，敌人击败了迫击炮，释放了16个矿山。</text:p>
      <text:p text:style-name="P4">
年轻的社区已被炮兵解雇(七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在整个社区和迫击炮中被俄罗斯人殴打(六个“到达”).</text:p>
      <text:p text:style-name="P4">
У Ворожбянській громаді внаслідок артилерійського обстрілу (五次爆炸).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此外，俄罗斯侵略者将四个矿山丢进了贝洛皮尔·格罗姆斯(Belopil Gromance)领土</text:p>
      <text:p text:style-name="P4">
据报道，夜晚的俄罗斯人在苏米地区的斯威萨村的企业学校炸弹炸弹。</text:p>
      <text:p text:style-name="P4">
News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乌克兰总统对克里米亚自治共和国的代表讨论了半岛的青年政策</text:span>
</text:h>
      <text:p text:style-name="P4">
作者: ['АРМІЯINFORM']</text:p>
      <text:p text:style-name="P4">
时间: 2023-05-03T27:00:00-04:00</text:p>
      <text:p text:style-name="P4">
描述: 良好的主权半半需要良好的蛇形飞机。 MAJA ...与乌克兰2022年的战争，与乌克兰的最新新闻，今天与乌克兰的新闻战争，今天的最后一场战争，今天将在乌克兰和俄罗斯之间发生战争，当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标签: ['STOPRUSSIA', 'АГРЕСІЯ РФ', 'АР КРИМ', 'ВТОРГНЕННЯ РФ', 'ТАМІЛА ТАШЕВА']</text:p>
      <text:p text:style-name="P4">
类别: News</text:p>
      <!--METADATA-->
      <text:p text:style-name="P4">
<draw:frame draw:style-name="fr1" draw:name="Image236" text:anchor-type="as-char" svg:width="6.9236in" svg:height="3.11562in" draw:z-index="0">
<draw:image xlink:href="../Images/AРМІЯINFORM/2023-05-03T27-00-00-04-00/344735566_546360710760660_5047061695975222334_n.jpg" xlink:type="simple" xlink:show="embed" xlink:actuate="onLoad" draw:mime-type="image/jpeg"/>
</draw:frame>
良好的政府政策需要良好，有意义的计划。 它是为了发展乌克兰总统的永久代表，泰米尔·塔什瓦西(泰米尔短身)与公共和公共部门的代表。 Tabolagi朋友聚集在一张桌子上，详细讨论了克里米亚半岛的未来青年政策。</text:p>
      <text:p text:style-name="P4">
关于它<text:a xlink:type="simple" xlink:href="https://www.facebook.com/tamila.tasheva/posts/pfbid02r26oTAAGBxXp5PppuLLxMPJZyZFmaCzeTbJvsJLAQz3HXZamcNxTVNPdPQoFDeYHl" text:style-name="Internet_20_link" text:visited-style-name="Visited_20_Internet_20_Link">
报告</text:a>
乌克兰总统的永久代表到泰米尔·塔沙夫(泰米尔·塔什夫(Tamil Tashev))。</text:p>
      <text:p text:style-name="P4">
“我们的会议持续了两个多小时，为此，我们设法概述了工作的细节：吸引了倡议青年中心的投资，组织学生的交流计划 - 内部和 - 年轻人的 - 年轻人的流动性 - 她强调，不仅培训未来的专家，成瘾，准备未来的教学。恢复教育机构的构成。”她强调。</text:p>
      <text:p text:style-name="P4">
乌克兰青年和体育副部长玛丽娜·帕帕彭科(Marina Papapenko)分享了一种兴趣，即青年政策应该参与乌克兰土著人民代表的年轻人，因为它将能够满足克里米亚的独特要求。</text:p>
      <text:p text:style-name="P4">
我们还讨论了那些我们已经必须积极地传达来自乌克兰受控领土的普通乌克兰人以及我们州的公民中的普通乌克兰人，他们必须在这些年来的这些年中生存。 这是一个重要的问题，作为一个民间社会 - 我们必须达到协同作用。</text:p>
      <text:p text:style-name="P4">
“他们与同事一起决定，该代表将准备讨论结果的简报，规定熟悉和提交建议，并将安排随后的工作，以进一步完成Deookupowtokrime青年政策愿景的进一步工作。</text:p>
      <text:p text:style-name="P4">
我认为这是最终导致未来决定的动力，但也是一位政治家，我们将导演乌克兰一半的重新融入。” Tamila Tasheva说。</text:p>
      <text:p text:style-name="P4">
我们将继续为主要目标而努力 - 克里米亚的占领及其重新融入!</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乌克兰军方同意与波兰同事进一步交流信息</text:span>
</text:h>
      <text:p text:style-name="P4">
作者: ['АРМІЯINFORM']</text:p>
      <text:p text:style-name="P4">
时间: 2023-05-03T28:00:00-04:00</text:p>
      <text:p text:style-name="P4">
描述: 罗兹莫夫的电话受到了乌克兰兹布罗尼军队的奥特罗尼部队的指挥官的伤害...与乌克兰2022年的战争，与乌克兰的战争是今天的最新消息，今天是与乌克兰2022年的新闻战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photo_2023-05-02_10-47-17-e1683093632806.jpg" text:style-name="Internet_20_link" text:visited-style-name="Visited_20_Internet_20_Link">
photo_2023-05-02_10-47-17-e1683093632806.jpg</text:a>
']</text:p>
      <text:p text:style-name="P4">
标签: ['STOPRUSSIA', 'АГРЕСІЯ РФ', 'ВТОРГНЕННЯ РФ', 'СВІТ ПІДТРИМУЄ УКРАЇНУ']</text:p>
      <text:p text:style-name="P4">
类别: News</text:p>
      <!--METADATA-->
      <text:p text:style-name="P4">
<draw:frame draw:style-name="fr1" draw:name="Image237" text:anchor-type="as-char" svg:width="6.9236in" svg:height="6.038918in" draw:z-index="0">
<draw:image xlink:href="../Images/AРМІЯINFORM/2023-05-03T28-00-00-04-00/photo_2023-05-02_10-47-17-e1683093632806.jpg" xlink:type="simple" xlink:show="embed" xlink:actuate="onLoad" draw:mime-type="image/jpeg"/>
</draw:frame>
武装部队中尉塞吉·纳耶夫(Sergiy Nayev)联合部队的指挥官与波兰共和国武装部队物种的运营团队的指挥官在波兰中尉托马斯姆普莫特罗夫斯基(Tomasmampiotrovsky)之间进行了电话对话。</text:p>
      <text:p text:style-name="P4">
关于它中尉谢尔盖·纳夫(Sergey Naev)<text:a xlink:type="simple" xlink:href="https://t.me/SerhiyNaiev/50" text:style-name="Internet_20_link" text:visited-style-name="Visited_20_Internet_20_Link">
报告</text:a>
在电报中。</text:p>
      <text:p text:style-name="P4">
双方讨论了乌克兰北部地区的安全状况，并赶上了进一步的信息交换。</text:p>
      <text:p text:style-name="P4">
“他告知他的波兰同事，以采取和加强措施，以确保对可能的荣誉行动的驯服反应的边界区域的国防能力，并感谢波兰波兰的领导层的稳定合作和永久伙伴关系，“专员”乌克兰的统一部队告诉专员Naev。</text:p>
      <text:p text:style-name="P4">
反过来，托马斯·皮奥罗夫斯基(Tomasz Piorovsky)将军中尉保证，乌克兰的支持和援助以抵消大规模的俄罗斯规模。</text:p>
      <text:p text:style-name="P4">
对话结束后，双方同意继续进行对话并积极互动。</text:p>
      <text:p text:style-name="P4">
News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俄罗斯人接受了乌克兰的形式，并在与乌克兰的北部边界上准备挑衅</text:span>
</text:h>
      <text:p text:style-name="P4">
作者: ['АРМІЯINFORM']</text:p>
      <text:p text:style-name="P4">
时间: 2023-05-03T29:00:00-04:00</text:p>
      <text:p text:style-name="P4">
描述: Rosiyski viskovo服务，Yaki将由Bryanskiy Tu Kurskiye Insti部署...与乌克兰2022年的战争，与乌克兰的最新新闻，与乌克兰2022年的新闻，乌克兰2022年的新闻战争，乌克兰和俄罗斯与俄罗斯以及乌克兰在2022年与乌克兰战争，是否会在2022年与乌克兰战争他们说，或没有一年，他们是否会在不久的将来与乌克兰进行战争</text:p>
      <text:p text:style-name="P4">
图片: ['<text:a xlink:type="simple" xlink:href="https://armyinform.com.ua/wp-content/uploads/2023/05/63bc24f95575f.jpeg" text:style-name="Internet_20_link" text:visited-style-name="Visited_20_Internet_20_Link">
63bc24f95575f.jpeg</text:a>
']</text:p>
      <text:p text:style-name="P4">
标签: ['STOPRUSSIA', 'АГРЕСІЯ РФ', 'ВТОРГНЕННЯ РФ']</text:p>
      <text:p text:style-name="P4">
类别: News</text:p>
      <!--METADATA-->
      <text:p text:style-name="P4">
<draw:frame draw:style-name="fr1" draw:name="Image238" text:anchor-type="as-char" svg:width="6.9236in" svg:height="4.32725in" draw:z-index="0">
<draw:image xlink:href="../Images/AРМІЯINFORM/2023-05-03T29-00-00-04-00/63bc24f95575f.jpeg" xlink:type="simple" xlink:show="embed" xlink:actuate="onLoad" draw:mime-type="image/jpeg"/>
</draw:frame>
说明性照片</text:p>
      <text:p text:style-name="P4">
驻扎在布莱恩斯克和库尔斯克地区的俄罗斯军事人员偷走了乌克兰军服。</text:p>
      <text:p text:style-name="P4">
关于它<text:a xlink:type="simple" xlink:href="https://sprotyv.mod.gov.ua/rosiyany-gotuyut-provokatsiyi-na-pivnichnomu-kordoni-z-ukrayinoyu/" text:style-name="Internet_20_link" text:visited-style-name="Visited_20_Internet_20_Link">
报告</text:a>
国家抵抗中心。</text:p>
      <text:p text:style-name="P4">
报道了与乌克兰地下合作的当地人。 所有这些tidiums表明，俄罗斯人准备在别人的国旗下挑衅，以动员他们的社会，并误导世界社会，从俄罗斯联邦武装部队的罪行中引起人们的注意。</text:p>
      <text:p text:style-name="P4">
不排除在俄罗斯联邦或模仿俘虏的恐怖行为。</text:p>
      <text:p text:style-name="P4">
国家抵抗中心要求警惕并注意敌人的行动，以免成为敌对意图的受害者。</text:p>
      <text:p text:style-name="P4">
News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Irina Vereshchuk：不要与占领者合作，不要拿俄罗斯护照</text:span>
</text:h>
      <text:p text:style-name="P4">
作者: ['АРМІЯINFORM']</text:p>
      <text:p text:style-name="P4">
时间: 2023-05-03T30:00:00-04:00</text:p>
      <text:p text:style-name="P4">
描述: 副派对人伊利纳·伊琳娜·弗雷什丘克·罗斯科维尔（Irina irina vereshchuk rospovil），什叶·克雷纳（Shi Kraina-Agresorkoy）示威活动...与乌克兰2022年的战争，与乌克兰的最新新闻，今天与乌克兰2022年的新闻战争，今天，乌克兰和俄罗斯之间的战争将是一场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5/stoprussiawarwar_0018-e1683020891348.jpg" text:style-name="Internet_20_link" text:visited-style-name="Visited_20_Internet_20_Link">
stoprussiawarwar_0018-e1683020891348.jpg</text:a>
']</text:p>
      <text:p text:style-name="P4">
标签: []</text:p>
      <text:p text:style-name="P4">
类别: News</text:p>
      <!--METADATA-->
      <text:p text:style-name="P4">
<draw:frame draw:style-name="fr1" draw:name="Image239" text:anchor-type="as-char" svg:width="6.9236in" svg:height="8.840264in" draw:z-index="0">
<draw:image xlink:href="../Images/AРМІЯINFORM/2023-05-03T30-00-00-04-00/stoprussiawarwar_0018-e1683020891348.jpg" xlink:type="simple" xlink:show="embed" xlink:actuate="onLoad" draw:mime-type="image/jpeg"/>
</draw:frame>
Viceremier-Minister Irina Vereshchuk表示，侵略国继续将自己的不宽容提高到那些没有占领乌克兰领土的俄罗斯护照的人。</text:p>
      <text:p text:style-name="P4">
关于它<text:a xlink:type="simple" xlink:href="https://minre.gov.ua/2023/05/02/moya-derzhavnyczka-pozycziya-nezminna-ne-jdit-na-spivpraczyu-z-okupantamy-ne-berit-rosijskyj-pasport-vyyizhdzhajte-abo-dochekajtesya-nashoyi-armiyi/" text:style-name="Internet_20_link" text:visited-style-name="Visited_20_Internet_20_Link">
报告</text:a>
重返社会部。</text:p>
      <text:p text:style-name="P4">
“我的州立场保持不变。 尽管它被占领和占领，但它是乌克兰的领土。 在第一个大规模入侵中，我对公民的呼吁也保持不变。 不要与占领者合作，不要有俄罗斯护照。 有机会离开或等待我们的军队。我们一定要驱逐这些领土!”  - 总结了Viceremer。</text:p>
      <text:p text:style-name="P4">
News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Dilkiv暴露了为DNR战斗机以超过5000万的资助</text:span>
</text:h>
      <text:p text:style-name="P4">
作者: ['АРМІЯINFORM']</text:p>
      <text:p text:style-name="P4">
时间: 2023-05-03T31:00:00-04:00</text:p>
      <text:p text:style-name="P4">
描述: Bezpeki I Holder Bureau of Rossliduvan Vikrili大型计划的大型计划...与乌克兰2022年的战争，与乌克兰的最新新闻，今天与乌克兰的新闻，今天与乌克兰2022年的新闻战争，乌克兰和俄罗斯之间的战争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19e960fdb8b78d89dd0465ff46e217aa.jpeg" text:style-name="Internet_20_link" text:visited-style-name="Visited_20_Internet_20_Link">
19e960fdb8b78d89dd0465ff46e217aa.jpeg</text:a>
']</text:p>
      <text:p text:style-name="P4">
标签: ['STOPRUSSIA', 'АГРЕСІЯ РФ', 'ВТОРГНЕННЯ РФ', 'КОЛАБОРАНТИ', 'СБУ']</text:p>
      <text:p text:style-name="P4">
类别: News</text:p>
      <!--METADATA-->
      <text:p text:style-name="P4">
<draw:frame draw:style-name="fr1" draw:name="Image240" text:anchor-type="as-char" svg:width="6.9236in" svg:height="4.615733in" draw:z-index="0">
<draw:image xlink:href="../Images/AРМІЯINFORM/2023-05-03T31-00-00-04-00/19e960fdb8b78d89dd0465ff46e217aa.jpeg" xlink:type="simple" xlink:show="embed" xlink:actuate="onLoad" draw:mime-type="image/jpeg"/>
</draw:frame>
安全局和州调查局已经暴露了为DNR恐怖组织提供资金的大规模计划。 该设备在全面入侵开始之前运行，并补充了战斗机的“预算”，总计5000万美元。</text:p>
      <text:p text:style-name="P4">
由于Vinnitsa和Zhytomyr中复杂的事件，树皮的组织者暴露了。</text:p>
      <text:p text:style-name="P4">
攻击者已经建立了从临时占领日到乌克兰控制领土的矿业设备的供应。</text:p>
      <text:p text:style-name="P4">
这种“流动率”以“税收”和“费用”的形式为恐怖组织“ DNR”的“预算”定期收入。</text:p>
      <text:p text:style-name="P4">
将来，这笔钱是指向东方阵线的物流。</text:p>
      <text:p text:style-name="P4">
为了通过临时捕获的迪利卡企业对贸易的禁令，经销商在Zhytomyr地区和俄罗斯建立了一个虚拟商业结构网络。</text:p>
      <text:p text:style-name="P4">
计算是通过侵略国的次金融机构进行的。</text:p>
      <text:p text:style-name="P4">
目前，该计划的三个组织者向DBR的调查人员告知了恐怖主义。 犯罪嫌疑人包括私人企业的董事兼首席会计。</text:p>
      <text:p text:style-name="P4">
正在进行调查，以确定犯罪的所有情况并承担责任。</text:p>
      <text:p text:style-name="P4">
计划向涉及该设备的俄罗斯公司提出针对制裁申请的建议。</text:p>
      <text:p text:style-name="P4">
在检察官的程序指导下，在DBR的Vinnytsia地区的SBU工作人员采取了暴露犯罪的措施。</text:p>
      <text:p text:style-name="P4">
News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伊戈尔·克里曼科（Igor Klimenko）：进攻的后卫被另一个旅补充了 - “宪章”</text:span>
</text:h>
      <text:p text:style-name="P4">
作者: ['АРМІЯINFORM']</text:p>
      <text:p text:style-name="P4">
时间: 2023-05-03T32:00:00-04:00</text:p>
      <text:p text:style-name="P4">
描述: Viiskovol皮肤的vid离开了Chich Toment上的所有操作。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d1d89f64a4bc565a160882c932945497-1.jpeg" text:style-name="Internet_20_link" text:visited-style-name="Visited_20_Internet_20_Link">
d1d89f64a4bc565a160882c932945497-1.jpeg</text:a>
']</text:p>
      <text:p text:style-name="P4">
标签: ['STOPRUSSIA', 'АГРЕСІЯ РФ', 'ВТОРГНЕННЯ РФ', 'ГВАРДІЯ НАСТУПУ', 'ІГОР КЛИМЕНКО']</text:p>
      <text:p text:style-name="P4">
类别: News</text:p>
      <!--METADATA-->
      <text:p text:style-name="P4">
<draw:frame draw:style-name="fr1" draw:name="Image241" text:anchor-type="as-char" svg:width="6.9236in" svg:height="4.330592in" draw:z-index="0">
<draw:image xlink:href="../Images/AРМІЯINFORM/2023-05-03T32-00-00-04-00/d1d89f64a4bc565a160882c932945497-1.jpeg" xlink:type="simple" xlink:show="embed" xlink:actuate="onLoad" draw:mime-type="image/jpeg"/>
</draw:frame>
说明性照片</text:p>
      <text:p text:style-name="P4">
每军都取决于特定偏好行动的成功。 乌克兰伊戈尔·克里姆森科(Klimenko)内部事务部长宣布了这一问题，即士兵们为“警卫喷嘴”的突击旅做准备。</text:p>
      <text:p text:style-name="P4">
部门负责人伊戈尔·克里曼科(Igor Klimenko)说，已经完全成立了八个旅。 最近，进攻的后卫已被另一个旅 - 喀特宫补充：</text:p>
      <text:p text:style-name="P4">
“我们将捡起已经成立的旅，他们将通过适当的训练 - 这是2-3周，并且同时组建了其他单位。这些旅的任务是进行适当的进攻风暴军事行动期间的防御力量。”</text:p>
      <text:p text:style-name="P4">
内部事务部长强调，由Uurba旅自愿参加的人们的角色将在未来的反对意见中很重要。</text:p>
      <text:p text:style-name="P4">
“我们教它。 因为从每个旅中，每个单位，每个军事人员和警察都将取决于行动在同一方向上的成功，”伊戈尔·克里姆伦科(Igor Klimenko)说。</text:p>
      <text:p text:style-name="P4">
内政部负责人说，进攻守卫的某些单位是从头开始形成的，有些已经是基于当前的，首先是形成的结构，首先是后勤：</text:p>
      <text:p text:style-name="P4">
“在这种情况下，有敌对经验的军人和警察精确地形成了成功的成功。 这些人只是在教志愿者 - 首先来拉布里德的年轻人。 同样，经验丰富的战士是未来战斗联系的指挥官。”</text:p>
      <text:p text:style-name="P4">
Igor Klimenko强调，很难教指挥官 - 这始终是很长一段时间，他仅限于我们，因此在部门中，他们押注敌对行动的工人和管理单位的经验。</text:p>
      <text:p text:style-name="P4">
<text:span text:style-name="T4">
资料来源：</text:span>
 <text:a xlink:type="simple" xlink:href="https://www.kmu.gov.ua/news/ihor-klymenko-vid-kozhnoho-viiskovoho-zalezhyt-uspishnist-operatsii-na-tomu-chy-inshomu-napriamku" text:style-name="Internet_20_link" text:visited-style-name="Visited_20_Internet_20_Link">
政府门户</text:a>
</text:p>
      <text:p text:style-name="P4">
News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职业管理部门的短缺达到90％</text:span>
</text:h>
      <text:p text:style-name="P4">
作者: ['АРМІЯINFORM']</text:p>
      <text:p text:style-name="P4">
时间: 2023-05-03T33:00:00-04:00</text:p>
      <text:p text:style-name="P4">
描述: 罗西亚尼（Rosiyani）无法通过美联储-Biconavichi的结构以及与乌克兰2022的战争的结构来实现，与乌克兰的战争是今天的最新消息，与乌克兰2022年的战争是今天的最后一场，将在乌克兰和俄罗斯之间发生战争，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63500332_605.jpg" text:style-name="Internet_20_link" text:visited-style-name="Visited_20_Internet_20_Link">
63500332_605.jpg</text:a>
']</text:p>
      <text:p text:style-name="P4">
标签: ['STOPRUSSIA', 'АГРЕСІЯ РФ', 'ВТОРГНЕННЯ РФ']</text:p>
      <text:p text:style-name="P4">
类别: News</text:p>
      <!--METADATA-->
      <text:p text:style-name="P4">
<draw:frame draw:style-name="fr1" draw:name="Image242" text:anchor-type="as-char" svg:width="6.9236in" svg:height="3.891999in" draw:z-index="0">
<draw:image xlink:href="../Images/AРМІЯINFORM/2023-05-03T33-00-00-04-00/63500332_605.jpg" xlink:type="simple" xlink:show="embed" xlink:actuate="onLoad" draw:mime-type="image/jpeg"/>
</draw:frame>
说明性照片</text:p>
      <text:p text:style-name="P4">
俄罗斯人无法完成行政权力职业当局的结构单位。</text:p>
      <text:p text:style-name="P4">
关于它<text:a xlink:type="simple" xlink:href="https://sprotyv.mod.gov.ua/defitsyt-komplektuvannya-pidrozdiliv-v-okupatsijnyh-administratsiyah-syagaye-90/" text:style-name="Internet_20_link" text:visited-style-name="Visited_20_Internet_20_Link">
报告</text:a>
国家机构中心。</text:p>
      <text:p text:style-name="P4">
在某些情况下，制作不足的人数达到90％。 原因是由于俄罗斯人的风险和不确定性，俄罗斯人拒绝在暂时占领的领土上工作，因为正是俄罗斯人不确定他们在这里“这里”。</text:p>
      <text:p text:style-name="P4">
当地人也主要离开该地区或拒绝与敌人合作。</text:p>
      <text:p text:style-name="P4">
因此，职业政府仍然无法完全开始工作，俄罗斯人被迫在该地区寻找人事资源。</text:p>
      <text:p text:style-name="P4">
News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补充有资格获得临时住房的IDP类别</text:span>
</text:h>
      <text:p text:style-name="P4">
作者: ['АРМІЯINFORM']</text:p>
      <text:p text:style-name="P4">
时间: 2023-05-03T34:00:00-04:00</text:p>
      <text:p text:style-name="P4">
描述: Zmisni脱离了Fontain Zhitl的Formavny的命令，以Timchovoy认可...与乌克兰2022年的战争，与乌克兰的最新新闻，今天与乌克兰2022年的新闻战争，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b74b2bc-depositphotos-552066430-xl.jpg" text:style-name="Internet_20_link" text:visited-style-name="Visited_20_Internet_20_Link">
b74b2bc-depositphotos-552066430-xl.jpg</text:a>
']</text:p>
      <text:p text:style-name="P4">
标签: ['STOPRUSSIA', 'АГРЕСІЯ РФ', 'ВТОРГНЕННЯ РФ']</text:p>
      <text:p text:style-name="P4">
类别: News</text:p>
      <!--METADATA-->
      <text:p text:style-name="P4">
<draw:frame draw:style-name="fr1" draw:name="Image243" text:anchor-type="as-char" svg:width="6.9236in" svg:height="4.612677in" draw:z-index="0">
<draw:image xlink:href="../Images/AРМІЯINFORM/2023-05-03T34-00-00-04-00/b74b2bc-depositphotos-552066430-xl.jpg" xlink:type="simple" xlink:show="embed" xlink:actuate="onLoad" draw:mime-type="image/jpeg"/>
</draw:frame>
说明性照片</text:p>
      <text:p text:style-name="P4">
政府已批准更改旨在及时居住的房屋基金的形成顺序。 该基金由地方政府组成。</text:p>
      <text:p text:style-name="P4">
关于它报告<text:a xlink:type="simple" xlink:href="https://www.kmu.gov.ua/news/uriad-dopovnyv-perelik-katehorii-vnutrishno-peremishchenykh-osib-iaki-maiut-pravo-na-otrymannia-tymchasovoho-zhytla" text:style-name="Internet_20_link" text:visited-style-name="Visited_20_Internet_20_Link">
新闻服务</text:a>
部长的内阁于5月2日。</text:p>
      <text:p text:style-name="P4">
尤其是临时住宿场所将在企业雇员中提供一个内部流离失所的人，这些人员搬迁到安全地区。 还有 - 属于脆弱座位的IDP。</text:p>
      <text:p text:style-name="P4">
因此，政府批准了有权获得临时生活的内部流离失所者中人口中处于社会弱势群体的清单。</text:p>
      <text:p text:style-name="P4">
尤其是弱势类别包括： - 残疾人；  - 一个超过60年的人；  - 孤儿，被剥夺了父母的护理；  - 独立抚养孩子的人；  - 将直接参与敌对行动的军人家庭；  - 大和低收入等。</text:p>
      <text:p text:style-name="P4">
News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政府改善了军事医疗委员会的工作</text:span>
</text:h>
      <text:p text:style-name="P4">
作者: ['АРМІЯINFORM']</text:p>
      <text:p text:style-name="P4">
时间: 2023-05-03T35:00:00-04:00</text:p>
      <text:p text:style-name="P4">
描述: 对于Bilsh Shvidky I I Zruchny Pinike Like Like like Expertisi Sneaky，与2022年与乌克兰的战争，与乌克兰的最新新闻战争，今天与乌克兰2022年的新闻战争，乌克兰和俄罗斯与俄罗斯之间以及与乌克兰的战争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vlk.jpg" text:style-name="Internet_20_link" text:visited-style-name="Visited_20_Internet_20_Link">
vlk.jpg</text:a>
']</text:p>
      <text:p text:style-name="P4">
标签: ['STOPRUSSIA', 'АГРЕСІЯ РФ', 'ВЛК', 'УРЯД УКРАЇНИ']</text:p>
      <text:p text:style-name="P4">
类别: News</text:p>
      <!--METADATA-->
      <text:p text:style-name="P4">
<draw:frame draw:style-name="fr1" draw:name="Image244" text:anchor-type="as-char" svg:width="6.9236in" svg:height="4.15416in" draw:z-index="0">
<draw:image xlink:href="../Images/AРМІЯINFORM/2023-05-03T35-00-00-04-00/vlk.jpg" xlink:type="simple" xlink:show="embed" xlink:actuate="onLoad" draw:mime-type="image/jpeg"/>
</draw:frame>
说明性照片</text:p>
      <text:p text:style-name="P4">
为了更快，更容易，已经进行了立法变更，其中涉及改善戒严令中军事人员的注册和待遇，以及军事部门和医疗保健设施之间的文件管理。(下一个 -  VLK)通过吸引平民卫生保健机构。</text:p>
      <text:p text:style-name="P4">
“这些只是第一步。 有许多流程将逐渐受到监管：既是VLK流程的带宽和数字化的过度官僚化和扩展等等。”</text:p>
      <text:p text:style-name="P4">
证书为军方而不是反过来的证书的原则是军事医疗委员会工作变更的发展和实施的首要任务。</text:p>
      <text:p text:style-name="P4">
因此，已经开发了有关VLK工作和维护工作者的工作的建议，电子文档管理流程的试验以及人员配备和社会支持的领土中心，军事保健设施，部署在测试的电子排队中进行单独的驻军VLK，进行。</text:p>
      <text:p text:style-name="P4">
<text:span text:style-name="T4">
来源：</text:span>
 <text:a xlink:type="simple" xlink:href="https://www.kmu.gov.ua/news/moz-uriad-udoskonalyv-robotu-viiskovo-likarskykh-komisii" text:style-name="Internet_20_link" text:visited-style-name="Visited_20_Internet_20_Link">
<text:span text:style-name="T5">
asor portal</text:span>
</text:a>
</text:p>
      <text:p text:style-name="P4">
News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俄罗斯人继续对TOT进行错误信息</text:span>
</text:h>
      <text:p text:style-name="P4">
作者: ['АРМІЯINFORM']</text:p>
      <text:p text:style-name="P4">
时间: 2023-05-03T36:00:00-04:00</text:p>
      <text:p text:style-name="P4">
描述: 在Merezhi Izhternet Izhormatsky Anti -Ukrainian ...与乌克兰2022年的战争，与乌克兰的最新新闻，今天与乌克兰2022年与乌克兰战争的战争，今天与乌克兰2022年的战争，将在乌克兰和俄罗斯之间发生战争时，与乌克兰与乌克兰的战争，与乌克兰的最新新闻，与乌克兰的新闻战争，与乌克兰的新闻与乌克兰的战争，与乌克兰之间的战争以及乌克兰和俄罗斯之间的战争，与乌克兰的战争，与乌克兰的战争，与乌克兰的战争，与乌克兰的战争，与乌克兰的战争，与乌克兰之间的战争，与乌克兰和俄罗斯之间的战争时，在乌克兰与乌克兰的战争，当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400_0_1651369041-5866.webp" text:style-name="Internet_20_link" text:visited-style-name="Visited_20_Internet_20_Link">
400_0_1651369041-5866.webp</text:a>
']</text:p>
      <text:p text:style-name="P4">
标签: ['STOPRUSSIA', 'АГРЕСІЯ РФ', 'ВТОРГНЕННЯ РФ', 'ДЕЗІНФОРМАЦІЯ']</text:p>
      <text:p text:style-name="P4">
类别: News</text:p>
      <!--METADATA-->
      <text:p text:style-name="P4">
<draw:frame draw:style-name="fr1" draw:name="Image245" text:anchor-type="as-char" svg:width="6.9236in" svg:height="4.621503in" draw:z-index="0">
<draw:image xlink:href="../ConvertedIMGs/AРМІЯINFORM/2023-05-03T36-00-00-04-00/400_0_1651369041-5866.png" xlink:type="simple" xlink:show="embed" xlink:actuate="onLoad" draw:mime-type="image/png"/>
</draw:frame>
说明性照片</text:p>
      <text:p text:style-name="P4">
入侵者继续积极地进行有关互联网信息反乌克兰运动的信息。 国家抵抗中心<text:a xlink:type="simple" xlink:href="https://sprotyv.mod.gov.ua/rosiyany-prodovzhuyut-provodyty-dezinformatsijni-kampaniyi-na-tot/" text:style-name="Internet_20_link" text:visited-style-name="Visited_20_Internet_20_Link">
总结</text:a>
敌对宣传的主要叙述。</text:p>
      <text:p text:style-name="P4">
因此，上个月的主要论点是“只有在乌克兰击败纳粹主义的胜利才能使俄罗斯能够保证安全，恢复欧盟的稳定性。” 这是俄罗斯人试图在第一个on -the -the目标受众中溢出的其他论文和叙述的服装和叙述，这不太喜欢检查俄罗斯宣传家在“酱汁”上提供的信息。 尤其：</text:p>
      <text:p text:style-name="P4">
<text:span text:style-name="T5">
“北约秘书长对基辅的访问作证说，北大西洋联盟的意图继续将乌克兰整合到西方世界中，这表明在“其开始”开始时决定的正确性； </text:span>
“基辅的犯罪行为确认有必要继续“完成所有任务”； <text:span text:style-name="T5">
“乌克兰永久丢失了以前已定义的领土”； </text:span>
“俄罗斯联邦总统访问赫森地区的“ LNR”  - 俄罗斯联邦对行动的信心的证明”； *“克里姆林宫特别关注执行任务的军人，提供保证和社会支持”；</text:p>
      <text:p text:style-name="P4">
此外，为了结束战斗和占领者赢得重组部队时代的愿望，俄罗斯方面传播了以下叙述：</text:p>
      <text:p text:style-name="P4">
<text:span text:style-name="T5">
“需要为谈判创造条件； </text:span>
“西方国家不能在谈判过程中成为中介”； <text:span text:style-name="T5">
“中国的早晨计划是解决乌克兰危机问题的新替代方案”； </text:span>
“集体活动正在与俄罗斯进行战争”； *“西方试图使红军与外交政策隔离”</text:p>
      <text:p text:style-name="P4">
尽管假货和错误信息的色调，俄罗斯的宣传传播了Vinternette，但国家抵抗中心仍敦促乌克兰人完全核实和官方来源。</text:p>
      <text:p text:style-name="P4">
News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我们的航空在敌人的集中区域进行了8次跳动</text:span>
</text:h>
      <text:p text:style-name="P4">
作者: ['АРМІЯINFORM']</text:p>
      <text:p text:style-name="P4">
时间: 2023-05-03T37:00:00-04:00</text:p>
      <text:p text:style-name="P4">
描述: 关于ZS乌克兰人的总部。 -Dob国防军的Aviacii ...与乌克兰2022年的战争，与乌克兰的最新新闻，今天与乌克兰2022年的新闻战争，乌克兰和俄罗斯与俄罗斯之间以及2022年2022年与乌克兰战争之间的战争他们说，与否，是否会在不久的将来与乌克兰进行战争</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ГШ ЗСУ', 'ХРОНІКА ОБОРОНИ']</text:p>
      <text:p text:style-name="P4">
类别: News</text:p>
      <!--METADATA-->
      <text:p text:style-name="P4">
<draw:frame draw:style-name="fr1" draw:name="Image246" text:anchor-type="as-char" svg:width="6.9236in" svg:height="5.385022in" draw:z-index="0">
<draw:image xlink:href="../Images/AРМІЯINFORM/2023-05-03T37-00-00-04-00/foto-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ul>
        <li>
在过去的24小时内，国防军的航空在敌人的个人工作人员集中的领域以及导弹部队和炮兵部门袭击了8个中风，这是12个武器和军事设备的12个领域，4个仓库弹药，一种抗空气防御和另一个重要目标的1手段。</li>
      </ul>
      <text:p text:style-name="P4">
News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占领者在我们的位置造成了3枚导弹和39次航空罢工</text:span>
</text:h>
      <text:p text:style-name="P4">
作者: ['АРМІЯINFORM']</text:p>
      <text:p text:style-name="P4">
时间: 2023-05-03T38:00:00-04:00</text:p>
      <text:p text:style-name="P4">
描述: 关于ZS乌克兰人的总部。  - 扎夫达夫（Zavdav）的敌人……与乌克兰2022年的战争，与乌克兰的战争是今天的最新消息，今天与乌克兰2022年的新闻战，乌克兰和俄罗斯之间的战争，当与俄罗斯与俄罗斯之间发生战争，以及与与俄罗斯的战争乌克兰会有，是否会有吗</text:p>
      <text:p text:style-name="P4">
图片: ['<text:a xlink:type="simple" xlink:href="https://armyinform.com.ua/wp-content/uploads/2023/05/252833.jpg" text:style-name="Internet_20_link" text:visited-style-name="Visited_20_Internet_20_Link">
252833.jpg</text:a>
']</text:p>
      <text:p text:style-name="P4">
标签: ['STOPRUSSIA', 'АГРЕСІЯ РФ', 'ВТОРГНЕННЯ РФ', 'ГШ ЗСУ']</text:p>
      <text:p text:style-name="P4">
类别: News</text:p>
      <!--METADATA-->
      <text:p text:style-name="P4">
<draw:frame draw:style-name="fr1" draw:name="Image247" text:anchor-type="as-char" svg:width="6.9236in" svg:height="3.893007in" draw:z-index="0">
<draw:image xlink:href="../Images/AРМІЯINFORM/2023-05-03T38-00-00-04-00/252833.jpg" xlink:type="simple" xlink:show="embed" xlink:actuate="onLoad" draw:mime-type="image/jpeg"/>
</draw:frame>
<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ul>
        <li>
最后一天，敌人击中了3个火箭发射器，39次航空罢工，并在我们的坦塞里卡部队的位置上进行了火箭发射器的63次炮击。 空中居民，被摧毁和损坏的私人住宅和其他平民基础设施受伤，这是证词。</li>
      </ul>
      <text:p text:style-name="P4">
此外，晚上，俄罗斯恐怖分子再次以“ Shahd-136/131”袭击了我们。 指定了有关此攻击后果的信息。</text:p>
      <text:p text:style-name="P4">
News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在赫森地区，占领者威胁要驱逐居民，因为拒绝护照俄罗斯联邦</text:span>
</text:h>
      <text:p text:style-name="P4">
作者: ['АРМІЯINFORM']</text:p>
      <text:p text:style-name="P4">
时间: 2023-05-03T39:00:00-04:00</text:p>
      <text:p text:style-name="P4">
描述: 关于ZS乌克兰人的总部。 Rosiskism tostant ...与乌克兰2022年的战争，与乌克兰的最新新闻战争，今天与乌克兰2022年的新闻战争，乌克兰和俄罗斯之间的战争以及俄罗斯之间的战争以及2022年与乌克兰的战争将会，或者将会在2022年与乌克兰进行战争，将会发生，威尔他们说，在不久的将来，与乌克兰发生了战争</text:p>
      <text:p text:style-name="P4">
图片: ['<text:a xlink:type="simple" xlink:href="https://armyinform.com.ua/wp-content/uploads/2023/05/rosijska-federacziya-pasport.webp" text:style-name="Internet_20_link" text:visited-style-name="Visited_20_Internet_20_Link">
rosijska-federacziya-pasport.webp</text:a>
']</text:p>
      <text:p text:style-name="P4">
标签: ['STOPRUSSIA', 'АГРЕСІЯ РФ', 'ВТОРГНЕННЯ РФ', 'ГШ ЗСУ']</text:p>
      <text:p text:style-name="P4">
类别: News</text:p>
      <!--METADATA-->
      <text:p text:style-name="P4">
<draw:frame draw:style-name="fr1" draw:name="Image248" text:anchor-type="as-char" svg:width="6.9236in" svg:height="3.894525in" draw:z-index="0">
<draw:image xlink:href="../ConvertedIMGs/AРМІЯINFORM/2023-05-03T39-00-00-04-00/rosijska-federacziya-pasport.png" xlink:type="simple" xlink:show="embed" xlink:actuate="onLoad" draw:mime-type="image/png"/>
</draw:frame>
照片说明性<text:span text:style-name="T4">
🔥俄罗斯入侵的情况</text:span>
</text:p>
      <text:p text:style-name="P4">
关于它<text:a xlink:type="simple" xlink:href="https://www.facebook.com/GeneralStaff.ua/posts/pfbid02PmAaExP65MNgzjhmW4pndBTM7CPjihLDYNq6Hyda9bF18jDs5zUXTGFajUAErpqyl" text:style-name="Internet_20_link" text:visited-style-name="Visited_20_Internet_20_Link">
报告</text:a>
乌克兰武装部队的总参谋部。</text:p>
      <text:p text:style-name="P4">
俄罗斯入侵者继续对赫尔森地区暂时固定领土的人口进行强制认证。 为了加快这一过程，入侵者采取了旨在以可能驱逐出境和疏远财产驱逐和疏远的位置的示范性突袭措施。</text:p>
      <ul>
        <li>
该措施的内容在于，和解协议在FSB的代表陪同下到达殖民地巴士，该代表指的是俄罗斯联邦总统，这是一项关于没有俄罗斯公民身份的被占领领土的驱逐出境的法令，使人们置于激烈的状态：消息指出，立即排除没收财产。</li>
      </ul>
      <text:p text:style-name="P4">
News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国防军每天消除了500多名入侵者，摧毁了6个BBM和16名艺术家</text:span>
</text:h>
      <text:p text:style-name="P4">
作者: ['АРМІЯINFORM']</text:p>
      <text:p text:style-name="P4">
时间: 2023-05-03T40:00:00-04:00</text:p>
      <text:p text:style-name="P4">
描述: Zagalni Boyov，在03/24/22到03/03/23 Orintovo成为：...与乌克兰2022的战争，与乌克兰的战争，今天与乌克兰的最新新闻，今天与乌克兰的新闻战争，今天与乌克兰2022年的新闻战争，今天会有一场战争，会有一场战争他们说，在乌克兰和俄罗斯之间，当与乌克兰在2022年与乌克兰战争时，是否会在不久的将来与乌克兰进行战争，他们说，与乌克兰的战争，今天的乌克兰新闻，乌克兰新闻，乌克兰新闻，乌克兰媒体在俄罗斯媒体的乌克兰新闻</text:p>
      <text:p text:style-name="P4">
图片: ['<text:a xlink:type="simple" xlink:href="https://armyinform.com.ua/wp-content/uploads/2023/05/82b54081-55fa-4eb4-af17-c44ef09c9312-scaled.jpg" text:style-name="Internet_20_link" text:visited-style-name="Visited_20_Internet_20_Link">
82b54081-55fa-4eb4-af17-c44ef09c9312-scaled.jpg</text:a>
']</text:p>
      <text:p text:style-name="P4">
标签: ['STOPRUSSIA', 'АГРЕСІЯ РФ', 'ВТОРГНЕННЯ РФ', 'ВТРАТИ ВОРОГА', 'ГШ ЗСУ']</text:p>
      <text:p text:style-name="P4">
类别: News</text:p>
      <!--METADATA-->
      <text:p text:style-name="P4">
<draw:frame draw:style-name="fr1" draw:name="Image249" text:anchor-type="as-char" svg:width="6.9236in" svg:height="6.998606in" draw:z-index="0">
<draw:image xlink:href="../Images/AРМІЯINFORM/2023-05-03T40-00-00-04-00/82b54081-55fa-4eb4-af17-c44ef09c9312-scaled.jpg" xlink:type="simple" xlink:show="embed" xlink:actuate="onLoad" draw:mime-type="image/jpeg"/>
</draw:frame>
从24.02.22到03.05.23的敌人的总损失将定向：</text:p>
      <text:p text:style-name="P4">
<text:span text:style-name="T4">
<text:span text:style-name="T5">
人员 -  </text:span>
* 191940(+520)淘汰的人</text:span>
<text:span text:style-name="T5">
坦克 -  </text:span>
<text:span text:style-name="T5">
 3702(+1)</text:span>
<text:span text:style-name="T4">
战斗装甲车 -  </text:span>
 7199(+6)<text:span text:style-name="T4">
<text:span text:style-name="T5">
炮兵系统 -  </text:span>
<text:span text:style-name="T5">
 2946(+16)</text:span>
 </text:span>
 rszv- <text:span text:style-name="T4">
 544(0)</text:span>
<text:span text:style-name="T5">
防空费用 -  </text:span>
<text:span text:style-name="T5">
 300(+2)</text:span>
<text:span text:style-name="T4">
飞机 -  </text:span>
 308(0)<text:span text:style-name="T4">
<text:span text:style-name="T5">
直升机 -  </text:span>
* 294(0)</text:span>
<text:span text:style-name="T5">
无人机手术战术水平 -  </text:span>
<text:span text:style-name="T5">
 2505(+28)</text:span>
<text:span text:style-name="T4">
有翼的导弹 -  </text:span>
 947(0)<text:span text:style-name="T4">
<text:span text:style-name="T5">
船 /船 -  </text:span>
* 18(0)</text:span>
<text:span text:style-name="T5">
汽车设备和坦克 -  </text:span>
<text:span text:style-name="T5">
 5865(+14)</text:span>
<text:span text:style-name="T4">
特殊设备 -  </text:span>
 363(+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3.05.23。</text:p>
      <text:p text:style-name="P4">
News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到了晚上，空中国防军摧毁了21 Shahd-136/131</text:span>
</text:h>
      <text:p text:style-name="P4">
作者: ['АРМІЯINFORM']</text:p>
      <text:p text:style-name="P4">
时间: 2023-05-03T41:00:00-04:00</text:p>
      <text:p text:style-name="P4">
描述: 在Rosiyskeski piashasi的3个尼克（Nich），乌克兰 - 卡米卡德兹·伊朗斯基（Kamikadze Iranskiy）的袭击是袭击...与乌克兰2022年的战争，与乌克兰的最新新闻，今天与乌克兰的新闻战争，与乌克兰的新闻进行战争，与乌克兰2022年最后一次发生战争，将在今天进行战争，将在今天进行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1/geran-shahed.jpg" text:style-name="Internet_20_link" text:visited-style-name="Visited_20_Internet_20_Link">
geran-shahed.jpg</text:a>
']</text:p>
      <text:p text:style-name="P4">
标签: ['SHAHED-136/131', 'БПЛА', 'КОМАНДУВАННЯ ПОВІТРЯНИХ СИЛ ЗСУ']</text:p>
      <text:p text:style-name="P4">
类别: News</text:p>
      <!--METADATA-->
      <text:p text:style-name="P4">
<draw:frame draw:style-name="fr1" draw:name="Image250" text:anchor-type="as-char" svg:width="6.9236in" svg:height="3.499428in" draw:z-index="0">
<draw:image xlink:href="../Images/AРМІЯINFORM/2023-05-03T41-00-00-04-00/geran-shahed.jpg" xlink:type="simple" xlink:show="embed" xlink:actuate="onLoad" draw:mime-type="image/jpeg"/>
</draw:frame>
说明性照片</text:p>
      <text:p text:style-name="P4">
5月3日晚上，俄罗斯入侵者从北方的方向袭击了乌克兰的无人机-Kamikadzeiran的生产(布莱恩斯克地区)但是从南部 - 亚佐夫海的东海岸。</text:p>
      <text:p text:style-name="P4">
关于它<text:a xlink:type="simple" xlink:href="https://t.me/kpszsu/2494" text:style-name="Internet_20_link" text:visited-style-name="Visited_20_Internet_20_Link">
报告</text:a>
武装部队司令部。</text:p>
      <text:p text:style-name="P4">
总体而言，占用者最多使用了26个冲击无人机SHAHD-136/131。</text:p>
      <text:p text:style-name="P4">
空中力量与乌克兰国防部队其他组成部分的空中防御作用的力量和手段摧毁了21种冲击无人机。</text:p>
      <text:p text:style-name="P4">
使用了防空导弹武器，航空和移动射击中心司令部的责任。</text:p>
      <text:p text:style-name="P4">
News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敖德萨地区摧毁了海洋带入沿海地区的另一个矿山</text:span>
</text:h>
      <text:p text:style-name="P4">
作者: ['АРМІЯINFORM']</text:p>
      <text:p text:style-name="P4">
时间: 2023-05-03T42:00:00-04:00</text:p>
      <text:p text:style-name="P4">
描述: 辩护柴戈夫是一名Prodikorablnoye，Yaku Pizl Storma Shtorma Vneeszo并非同样……与乌克兰2022年的战争，与乌克兰与乌克兰的最新新闻，《今日新闻》，与乌克兰的新闻，与乌克兰2022年的新闻战争，今天将在今天发动战争，将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2/08/mina-1-e1676628134455.jpg" text:style-name="Internet_20_link" text:visited-style-name="Visited_20_Internet_20_Link">
mina-1-e1676628134455.jpg</text:a>
']</text:p>
      <text:p text:style-name="P4">
标签: ['STOPRUSSIA', 'АГРЕСІЯ РФ', 'ВМС ЗС УКРАЇНИ', 'ВТОРГНЕННЯ РФ', 'МІНА']</text:p>
      <text:p text:style-name="P4">
类别: News</text:p>
      <!--METADATA-->
      <text:p text:style-name="P4">
<draw:frame draw:style-name="fr1" draw:name="Image251" text:anchor-type="as-char" svg:width="6.9236in" svg:height="4.983228in" draw:z-index="0">
<draw:image xlink:href="../Images/AРМІЯINFORM/2023-05-03T42-00-00-04-00/mina-1-e1676628134455.jpg" xlink:type="simple" xlink:show="embed" xlink:actuate="onLoad" draw:mime-type="image/jpeg"/>
</draw:frame>
说明性照片</text:p>
      <text:p text:style-name="P4">
国防军透露了另一个反船矿，在暴风雨后，该矿山移走了无辜的距离到敖德萨地区的距离。</text:p>
      <text:p text:style-name="P4">
关于它<text:a xlink:type="simple" xlink:href="https://www.facebook.com/navy.mil.gov.ua/videos/1509579172779627/" text:style-name="Internet_20_link" text:visited-style-name="Visited_20_Internet_20_Link">
报告</text:a>
武装部队在Facebook上的海军。</text:p>
      <text:p text:style-name="P4">
消息写道：“乌克兰武装部队的武装部队海军部队由乌克兰的武装部队控制。”</text:p>
      <text:p text:style-name="P4">
武装部队的武装力量敦促记住与安全相关的安全措施，包括暴风雨之后。</text:p>
      <text:p text:style-name="P4">
News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BMP布拉德利加入国防军，不会对敌人感到无聊-Alexei Reznikov</text:span>
</text:h>
      <text:p text:style-name="P4">
作者: ['АРМІЯINFORM']</text:p>
      <text:p text:style-name="P4">
时间: 2023-05-03T43:00:00-04:00</text:p>
      <text:p text:style-name="P4">
描述: Twitterin上关于乌克兰Oleksiy Reznikov的Mainstro Deform Defform twitterin关于那些BRADLYY BMP BMP ...与乌克兰2022年的战争，与乌克兰的最新消息，今天与乌克兰2022年的战争，今天与乌克兰的战争，乌克兰和俄罗斯之间的战争将在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1/foto1.jpeg" text:style-name="Internet_20_link" text:visited-style-name="Visited_20_Internet_20_Link">
foto1.jpeg</text:a>
']</text:p>
      <text:p text:style-name="P4">
标签: ['BRADLEY', 'ОЛЕКСІЙ РЕЗНІКОВ', 'ОФІЦІЙНО']</text:p>
      <text:p text:style-name="P4">
类别: News</text:p>
      <!--METADATA-->
      <text:p text:style-name="P4">
<draw:frame draw:style-name="fr1" draw:name="Image252" text:anchor-type="as-char" svg:width="6.9236in" svg:height="4.330592in" draw:z-index="0">
<draw:image xlink:href="../Images/AРМІЯINFORM/2023-05-03T43-00-00-04-00/foto1.jpeg" xlink:type="simple" xlink:show="embed" xlink:actuate="onLoad" draw:mime-type="image/jpeg"/>
</draw:frame>
乌克兰Alexei Reznikov国防部长在Twitter上<text:a xlink:type="simple" xlink:href="https://twitter.com/oleksiireznikov/status/1653497349233049602" text:style-name="Internet_20_link" text:visited-style-name="Visited_20_Internet_20_Link">
报道</text:a>
到达乌克兰的BMP Bradley已经为武装部队服务。</text:p>
      <text:p text:style-name="P4">
“直到尝试之前，您永远不会知道。 巨大的。 强大的。 武装。 准备战斗。 在美国制造。 BMP布拉德利到达乌克兰，加入了乌克兰军队!我们保证：这些汽车不会感到无聊。”他写道，并感谢美国总统国防部沙特罗伊德·奥斯丁和美国人民的总统约瑟夫·拜登。</text:p>
      <text:p text:style-name="P4">
此外，Alexei Reznikov回忆说，他亲自测试了BMP Bradley：“雄伟的“驯服”“小猫”。 实在太棒了!”。</text:p>
      <text:p text:style-name="Quotations">

<text:p text:style-name="P4">
您永远不会知道您尝试的。 巨大的。 强大的。 装备好。 准备&gt;
战斗。 美国制造。 &gt;
 Bradley IFVS到达乌克兰并加入了&gt;
 <text:a xlink:type="simple" xlink:href="https://twitter.com/hashtag/UAarmy" text:style-name="Internet_20_link" text:visited-style-name="Visited_20_Internet_20_Link">
\ #uaarmy</text:a>
呢 &gt;
我们保证：这些机器不会感到无聊。 &gt;
谢谢<text:a xlink:type="simple" xlink:href="https://twitter.com/POTUS" text:style-name="Internet_20_link" text:visited-style-name="Visited_20_Internet_20_Link">
@potus</text:a>
，我的&gt;
同事<text:a xlink:type="simple" xlink:href="https://twitter.com/SecDef" text:style-name="Internet_20_link" text:visited-style-name="Visited_20_Internet_20_Link">
@secdef</text:a>
Lloyd J.&gt;
 Austin III和…<text:a xlink:type="simple" xlink:href="https://t.co/wrKhVTYsWr" text:style-name="Internet_20_link" text:visited-style-name="Visited_20_Internet_20_Link">
pic.twitter.com/wrkhvtyswr</text:a>
&gt;
&gt;
  -  Oleksiy Reznikov(@oleksireznikov)<text:a xlink:type="simple" xlink:href="https://twitter.com/oleksiireznikov/status/1653497349233049602" text:style-name="Internet_20_link" text:visited-style-name="Visited_20_Internet_20_Link">
5月2日，&gt;
 2023</text:a>
</text:p>

</text:p>
      <text:p text:style-name="P4">
News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在乌克兰沉默的时刻</text:span>
</text:h>
      <text:p text:style-name="P4">
作者: ['АРМІЯINFORM']</text:p>
      <text:p text:style-name="P4">
时间: 2023-05-03T4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3" text:anchor-type="as-char" svg:width="6.9236in" svg:height="3.895992in" draw:z-index="0">
<draw:image xlink:href="../Images/AРМІЯINFORM/2023-05-03T44-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3/v-ukrayini-hvylyna-movchannya/" text:style-name="Internet_20_link" text:visited-style-name="Visited_20_Internet_20_Link">
https://armyinform.com.ua/2023/05/03/v-ukrayini-hvylyna-movchannya/</text:a>
</text:p>
      <!--NEWS-->
      <text:h text:style-name="P10" text:outline-level="1">
<text:span text:style-name="T4">
丹麦向乌克兰发送最大的援助套餐：一切 - 成功的反犯罪</text:span>
</text:h>
      <text:p text:style-name="P4">
作者: ['АРМІЯINFORM']</text:p>
      <text:p text:style-name="P4">
时间: 2023-05-03T45:00:00-04:00</text:p>
      <text:p text:style-name="P4">
描述: Diilila diilila for乌克兰夜的Zbroyshanykh-笨拙的dopomos ...发烧...与乌克兰2022年的战争，与乌克兰的最新新闻，今天与乌克兰2022年的新闻战争，今天与乌克兰的新闻战争，乌克兰和俄罗斯之间的战争以及战争时会发生一场战争他们在2022年与乌克兰有一年</text:p>
      <text:p text:style-name="P4">
图片: ['<text:a xlink:type="simple" xlink:href="https://armyinform.com.ua/wp-content/uploads/2023/05/denmark.jpg" text:style-name="Internet_20_link" text:visited-style-name="Visited_20_Internet_20_Link">
denmark.jpg</text:a>
']</text:p>
      <text:p text:style-name="P4">
标签: ['STOPRUSSIA', 'ДОПОМОГА ПАРТНЕРІВ', 'КОРОЛІВСТВО ДАНІЯ', 'СВІТ ПІДТРИМУЄ УКРАЇНУ']</text:p>
      <text:p text:style-name="P4">
类别: News</text:p>
      <!--METADATA-->
      <text:p text:style-name="P4">
<draw:frame draw:style-name="fr1" draw:name="Image254" text:anchor-type="as-char" svg:width="6.9236in" svg:height="3.894525in" draw:z-index="0">
<draw:image xlink:href="../Images/AРМІЯINFORM/2023-05-03T45-00-00-04-00/denmark.jpg" xlink:type="simple" xlink:show="embed" xlink:actuate="onLoad" draw:mime-type="image/jpeg"/>
</draw:frame>
丹麦已确定乌克兰的武装部队是乌克兰在未来几个月内保持进攻能力的最大援助方案。</text:p>
      <text:p text:style-name="P4">
这在[消息]中说明了(https://www.fmn.dk/da/nyheder/2023/danmark-sender-storste-donationspakke-til-ukraine-til-dato/)国防部。</text:p>
      <text:p text:style-name="P4">
该套餐包括用于脱离，弹药，怀尔德菲尔德的机械和设备，以及对购买防空系统的财务贡献。</text:p>
      <text:p text:style-name="P4">
新援助的总成本为17亿丹麦作物(_belt 92亿UAH _ -ED。).</text:p>
      <text:p text:style-name="P4">
«Ми знаємо, що росіяни закріпилися на окупованих територіях України окопами,мінними полями та іншими перешкодами, які мають зупинити український наступ.Обладнання в пакеті допомоги є важливим, аби прокласти шлях українським танкамі бронетехніці на передовій», — сказав виконуючий обов'язки міністра оборониДанії Троелс Поульсен.</text:p>
      <text:p text:style-name="P4">
Водночас, міністр закордонних справ Данії Ларс Расмуссен повідомив, щозагальна допомога від Данії Україні сягнула 11 мільярдів данських крон (<text:span text:style-name="T5">
59.5MLD UAH _ </text:span>
- ed ._).</text:p>
      <text:p text:style-name="P4">
«Український бойовий дух вражає. Україна бореться за безпеку всієї Європи, апотреба у військовій підтримці залишається гострою. Я сам це відчув, колиминулого тижня зустрічався в Одесі зі своїм колегою — українським міністромзакордонних справ», — підкреслив Ларс Расмуссен.</text:p>
      <text:p text:style-name="P4">
Нагадаємо, глава українського зовнішньополітичного відомства Дмитро Кулеба<text:a xlink:type="simple" xlink:href="https://armyinform.com.ua/2023/04/20/daniya-ta-niderlandy-peredadut-ukrayini-shhe-14-tankiv-leopard-2/" text:style-name="Internet_20_link" text:visited-style-name="Visited_20_Internet_20_Link">
повідомив</text:a>
丹麦和荷兰人将由另外14个豹子2坦克授予乌克兰。</text:p>
      <text:p text:style-name="P4">
News Source: <text:a xlink:type="simple" xlink:href="https://armyinform.com.ua/2023/05/03/daniya-nadsylaye-ukrayini-najbilshyj-paket-dopomogy-use-dlya-uspishnogo-kontrnastupu/" text:style-name="Internet_20_link" text:visited-style-name="Visited_20_Internet_20_Link">
https://armyinform.com.ua/2023/05/03/daniya-nadsylaye-ukrayini-najbilshyj-paket-dopomogy-use-dlya-uspishnogo-kontrnastupu/</text:a>
</text:p>
      <!--NEWS-->
      <text:h text:style-name="P10" text:outline-level="1">
<text:span text:style-name="T4">
白天，救援人员出去了200次以上，以消除敌人炮击的后果</text:span>
</text:h>
      <text:p text:style-name="P4">
作者: ['АРМІЯINFORM']</text:p>
      <text:p text:style-name="P4">
时间: 2023-05-03T46:00:00-04:00</text:p>
      <text:p text:style-name="P4">
描述: 最后一次，乌克兰Zvazvichahi的持有人服务2次。他们说，与乌克兰将在2022年，是否将在不久的将来与乌克兰进行战争，他们说，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55" text:anchor-type="as-char" svg:width="6.9236in" svg:height="4.635046in" draw:z-index="0">
<draw:image xlink:href="../Images/AРМІЯINFORM/2023-05-03T46-00-00-04-00/pozhezha-1.jpg" xlink:type="simple" xlink:show="embed" xlink:actuate="onLoad" draw:mime-type="image/jpeg"/>
</draw:frame>
说明性照片</text:p>
      <text:p text:style-name="P4">
在5月2日<text:span text:style-name="T4">
的最后一天，</text:span>
乌克兰公务员的划分不确定的情况<text:span text:style-name="T4">
 203旅行</text:span>
，以消除定居点和基础设施的居民的后果。 消除了9次大火。 为109人提供了心理帮助。</text:p>
      <text:p text:style-name="P4">
这在[消息]中说明了(https://dsns.gov.ua/uk/news/nadzvicaini-podiyi/operativna-informaciia-dsns-shhodo-naslidkiv-vedennia-boiovix-dii-rosiiskoiu-federacijeiu-145)乌克兰的SES。</text:p>
      <text:p text:style-name="P4">
自战争开始以来，已有92 272次出发，以消除炮击后果，清算了14次397大火，救出了4030人，得到了心理援助212 278。</text:p>
      <text:p text:style-name="P4">
News Source: <text:a xlink:type="simple" xlink:href="https://armyinform.com.ua/2023/05/03/za-dobu-ryatuvalnyky-ponad-200-raziv-vyyizhdzhaly-na-likvidacziyu-naslidkiv-vorozhyh-obstriliv/" text:style-name="Internet_20_link" text:visited-style-name="Visited_20_Internet_20_Link">
https://armyinform.com.ua/2023/05/03/za-dobu-ryatuvalnyky-ponad-200-raziv-vyyizhdzhaly-na-likvidacziyu-naslidkiv-vorozhyh-obstriliv/</text:a>
</text:p>
      <!--NEWS-->
      <text:h text:style-name="P10" text:outline-level="1">
<text:span text:style-name="T4">
Verkhovna Rada提前允许下一个军事排名</text:span>
</text:h>
      <text:p text:style-name="P4">
作者: ['Володимир Поліщук']</text:p>
      <text:p text:style-name="P4">
时间: 2023-05-03T47:00:00-04:00</text:p>
      <text:p text:style-name="P4">
描述: 乌克兰的Uchora Verkhovna Rada带到了Zmisni，她制定了当下的权利...与乌克兰2022年的战争，与乌克兰的最新新闻，今天与乌克兰2022年的新闻战争，今天，乌克兰和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fdb73c1bc54f87fc5074df8fa9716b782592e898.png" text:style-name="Internet_20_link" text:visited-style-name="Visited_20_Internet_20_Link">
fdb73c1bc54f87fc5074df8fa9716b782592e898.png</text:a>
']</text:p>
      <text:p text:style-name="P4">
标签: ['ВЕРХОВНА РАДА', 'ВТОРГНЕННЯ РФ', 'СОЦЗАХИСТ ПІД ЧАС ВІЙНИ']</text:p>
      <text:p text:style-name="P4">
类别: News</text:p>
      <!--METADATA-->
      <text:p text:style-name="P4">
<draw:frame draw:style-name="fr1" draw:name="Image256" text:anchor-type="as-char" svg:width="6.9236in" svg:height="3.894525in" draw:z-index="0">
<draw:image xlink:href="../Images/AРМІЯINFORM/2023-05-03T47-00-00-04-00/fdb73c1bc54f87fc5074df8fa9716b782592e898.png" xlink:type="simple" xlink:show="embed" xlink:actuate="onLoad" draw:mime-type="image/png"/>
</draw:frame>
照片：suud.ua</text:p>
      <text:p text:style-name="P4">
昨天，乌克兰的Verkhovna Rada修改了该立法，并赋予了在下一个军事级别开始时施加戒严或宣战的权利或宣战。</text:p>
      <text:p text:style-name="P4">
根据我们的立法，早些时候，军事领导层可以通过在军事服役的整个过程中提早分配下一次军事行为来鼓励下属人员。</text:p>
      <text:p text:style-name="P4">
该法案的开发商在[解释性记录]中(https://itd.rada.gov.ua/billInfo/Bills/pubFile/1514995)他们证实了需要修改纪律地位第29条的必要条件：“……鉴于乌克兰与俄罗斯联邦的武装侵略有关。”</text:p>
      <text:p text:style-name="P4">
根据人民代表的说法，这种变化将“刺激乌克兰的防御工，以提高其特殊训练，在现代战斗的困难条件下组织技能”。</text:p>
      <text:p text:style-name="P4">
在采用这种鼓励的情况下，军事领导将能够“第二次分配军队的职务，但不到上一次军事级别的六个月。”</text:p>
      <text:p text:style-name="P4">
因此，从中尉到队长，从高级中尉到少校... 但是，如此迅速的职业增长将能够计算出我们国家的捍卫者和捍卫者，这些后卫和捍卫者将在拉皮斯特侵略者的子弹之下。</text:p>
      <text:p text:style-name="P4">
乌克兰总统和颁布签署后，265名代表们投票的法律将生效。</text:p>
      <text:p text:style-name="P4">
陆军较早<text:a xlink:type="simple" xlink:href="https://armyinform.com.ua/2023/03/21/rada-zatverdyla-zakonoproyekt-yakym-dozvolyla-vijskovym-otrymuvaty-oficzerske-zvannya-bez-vijskovoyi-osvity/" text:style-name="Internet_20_link" text:visited-style-name="Visited_20_Internet_20_Link">
写</text:a>
3月，Verkhovna Rada批准了Lalazaconovodist，这使军队获得了贝兹军事教育官员。</text:p>
      <text:p text:style-name="P4">
News Source: <text:a xlink:type="simple" xlink:href="https://armyinform.com.ua/2023/05/03/verhovna-rada-dozvolyla-dostrokovo-prysvoyuvaty-chergove-vijskove-zvannya-vdruge/" text:style-name="Internet_20_link" text:visited-style-name="Visited_20_Internet_20_Link">
https://armyinform.com.ua/2023/05/03/verhovna-rada-dozvolyla-dostrokovo-prysvoyuvaty-chergove-vijskove-zvannya-vdruge/</text:a>
</text:p>
      <!--NEWS-->
      <text:h text:style-name="P10" text:outline-level="1">
<text:span text:style-name="T4">
Alexei Reznikov关于无人技术：乌克兰无人机加速高达170公里</text:span>
</text:h>
      <text:p text:style-name="P4">
作者: ['АРМІЯINFORM']</text:p>
      <text:p text:style-name="P4">
时间: 2023-05-03T48:00:00-04:00</text:p>
      <text:p text:style-name="P4">
描述: 乌克兰国防部Oleksiy Reznikov Vidvis Vidvisdav Rosobnikiv，Yaki凝视...与乌克兰2022年的战争，与乌克兰的最新新闻，与乌克兰2022年的新闻战争，今天与乌克兰的新闻战争，今天，乌克兰和俄罗斯和俄罗斯和俄罗斯之间以及俄罗斯和俄罗斯之间的战争将会，他们在2022年与乌克兰与乌克兰的战争，无论是否将在不久</text:p>
      <text:p text:style-name="P4">
图片: ['<text:a xlink:type="simple" xlink:href="https://armyinform.com.ua/wp-content/uploads/2023/05/bez-imeni-1.jpg" text:style-name="Internet_20_link" text:visited-style-name="Visited_20_Internet_20_Link">
bez-imeni-1.jpg</text:a>
']</text:p>
      <text:p text:style-name="P4">
标签: ['БПЛА', 'ОЛЕКСІЙ РЕЗНІКОВ', 'ОФІЦІЙНО', 'УКРАЇНСЬКІ ТЕХНОЛОГІЇ']</text:p>
      <text:p text:style-name="P4">
类别: News</text:p>
      <!--METADATA-->
      <text:p text:style-name="P4">
<draw:frame draw:style-name="fr1" draw:name="Image257" text:anchor-type="as-char" svg:width="6.9236in" svg:height="4.142621in" draw:z-index="0">
<draw:image xlink:href="../Images/AРМІЯINFORM/2023-05-03T48-00-00-04-00/bez-imeni-1.jpg" xlink:type="simple" xlink:show="embed" xlink:actuate="onLoad" draw:mime-type="image/jpeg"/>
</draw:frame>
前几天，乌克兰Alexei Reznikov国防部长访问了使用现代无人技术的开发商。</text:p>
      <text:p text:style-name="P4">
国防部长<text:a xlink:type="simple" xlink:href="https://fb.watch/khKvd_xc8Y/" text:style-name="Internet_20_link" text:visited-style-name="Visited_20_Internet_20_Link">
写道</text:a>
在Facebook上。</text:p>
      <text:p text:style-name="P4">
“战争是现代福勒在乌克兰上演的战争，表明需要在前线使用现代技术。 我们不在这里。 乌克兰人可能很有才华，每个人都尽可能地帮助军队。 现代创造力今天也出生在车库中。 实际上，沃兹尼亚克(Wozniak)，盖茨(Gates)的“商业巨头”乔布斯(Alexei Reznikov)说。</text:p>
      <text:p text:style-name="P4">
据他介绍，乌克兰在高级发展，无人技术，ACS方向上有了显着发展。</text:p>
      <text:p text:style-name="P4">
“前几天，我看到自己的男孩和女孩正在“创造”自己的眼睛。 好吧，随着产品加速的速度是不现实的150-170公里!我们的无人机眼睛到处都是敌人。 情报无人机不允许敌人突然对我们的士兵采取行动，而冲击无人机则由任何ASA支配。”国防部长强调。</text:p>
      <text:p text:style-name="P4">
Alexei Reznikov还回忆说，不仅战斗任务，而且令人兴奋的行动，人道主义的魔力很重要 - 这一切都将挽救乌克兰人的生命。</text:p>
      <text:p text:style-name="P4">
“而且我们必须继续朝这个方向前进。 而且我们的合作伙伴也仍然意识到人道主义工作。 这些例子之一，您看到了Nagideo-用于人道主义魔术和其他人文科学的机器人。 顺便说一句，“狗”，除其他外，这是令人难以置信的嬉戏，”国防部写道。</text:p>
      <text:p text:style-name="P4">
News Source: <text:a xlink:type="simple" xlink:href="https://armyinform.com.ua/2023/05/03/oleksij-reznikov-pro-bezpilotni-tehnologiyi-ukrayinski-bpla-rozganyayutsya-do-170-km/" text:style-name="Internet_20_link" text:visited-style-name="Visited_20_Internet_20_Link">
https://armyinform.com.ua/2023/05/03/oleksij-reznikov-pro-bezpilotni-tehnologiyi-ukrayinski-bpla-rozganyayutsya-do-170-km/</text:a>
</text:p>
      <!--NEWS-->
      <text:h text:style-name="P10" text:outline-level="1">
<text:span text:style-name="T4">
Volodymyr Zelensky庆祝了63名乌克兰州武装部队奖的军人</text:span>
</text:h>
      <text:p text:style-name="P4">
作者: ['АРМІЯINFORM']</text:p>
      <text:p text:style-name="P4">
时间: 2023-05-03T49:00:00-04:00</text:p>
      <text:p text:style-name="P4">
描述: 乌克兰沃迪米尔Zelensky Vidniy主席主权纳戈罗德（Nagorods）...与乌克兰2022年的战争，与乌克兰与乌克兰的最新新闻战争，今天与乌克兰2022年的新闻战争，乌克兰和俄罗斯之间的战争将与俄罗斯之间的战争，以及当，与俄罗斯之间的战争，以及当，当，当，当，当，当，当，当，当，当，，当，当，当，当，，当，当，当，当，当，当，，当，当，，当，当，当，当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2/04/1623257317-6507.jpeg" text:style-name="Internet_20_link" text:visited-style-name="Visited_20_Internet_20_Link">
1623257317-6507.jpeg</text:a>
']</text:p>
      <text:p text:style-name="P4">
标签: ['ДЕРЖАВНІ НАГОРОДИ', 'УКАЗ ПРЕЗИДЕНТА УКРАЇНИ']</text:p>
      <text:p text:style-name="P4">
类别: News</text:p>
      <!--METADATA-->
      <text:p text:style-name="P4">
<draw:frame draw:style-name="fr1" draw:name="Image258" text:anchor-type="as-char" svg:width="6.9236in" svg:height="4.615733in" draw:z-index="0">
<draw:image xlink:href="../Images/AРМІЯINFORM/2023-05-03T49-00-00-04-00/1623257317-6507.jpeg" xlink:type="simple" xlink:show="embed" xlink:actuate="onLoad" draw:mime-type="image/jpeg"/>
</draw:frame>
乌克兰沃迪米尔·泽伦斯基(Ukraine Volodymyr Zelensky)主席庆祝了乌克兰武装部队的州奖。</text:p>
      <text:p text:style-name="P4">
相应的法令<text:a xlink:type="simple" xlink:href="https://www.president.gov.ua/documents/2602023-46661" text:style-name="Internet_20_link" text:visited-style-name="Visited_20_Internet_20_Link">
第260/2023号</text:a>
发表在国家元首的网站上。</text:p>
      <text:p text:style-name="P4">
值得注意的是，该奖项是“以个人的勇气，在保护乌克兰的国家主权和领土完整，无私的军事义务方面被颁发的。”</text:p>
      <text:p text:style-name="P4">
<text:span text:style-name="T4">
授予三级勇气的勇气</text:span>
</text:p>
      <text:p text:style-name="P4">
Igor Konstantinovich的Povirivich-首席中士</text:p>
      <text:p text:style-name="P4">
Levchenko Dmitry Vladimirovich-中尉</text:p>
      <text:p text:style-name="P4">
Lyubic Boris Alexandrovich-初中中士</text:p>
      <text:p text:style-name="P4">
杆位Dmitry Konstantinovich-中士</text:p>
      <text:p text:style-name="P4">
<text:span text:style-name="T4">
授予乌克兰军事服役奖章</text:span>
</text:p>
      <text:p text:style-name="P4">
Babenko Dmitry Nikolaevich-士兵</text:p>
      <text:p text:style-name="P4">
亚历山大·亚历山大(Alexander Alexander)的贝德伯(Bedeber) - 士兵</text:p>
      <text:p text:style-name="P4">
Victor Vasilyevich Bilenko-中士</text:p>
      <text:p text:style-name="P4">
亚历山大·阿纳托利维奇 - 少尉</text:p>
      <text:p text:style-name="P4">
Batsenko Dmitry Alekseevich-士兵</text:p>
      <text:p text:style-name="P4">
Vavrenchuk Roman Vladimirovich-高级士兵</text:p>
      <text:p text:style-name="P4">
Ruslan的Vertosa-士兵</text:p>
      <text:p text:style-name="P4">
Alexei Vyacheslavovich-士兵</text:p>
      <text:p text:style-name="P4">
Gonchukov Andriana Vladimirovich-初中中士</text:p>
      <text:p text:style-name="P4">
尤金的喉咙</text:p>
      <text:p text:style-name="P4">
Humenny Vyacheslav Vasilyevich-士兵</text:p>
      <text:p text:style-name="P4">
Danevich Sergey Nikolaevich-初中中士</text:p>
      <text:p text:style-name="P4">
Dmitry Vladimirovich-高级士兵</text:p>
      <text:p text:style-name="P4">
亚历山大·莱昂尼多维奇 - 士兵</text:p>
      <text:p text:style-name="P4">
杜布罗夫斯基·蒂默尔·哈姆罗库洛维奇 - 士兵</text:p>
      <text:p text:style-name="P4">
Dykivnich Yuri Nikolaevich-士兵</text:p>
      <text:p text:style-name="P4">
Zaritsky Vyacheslav Nikolaevich-初中中士</text:p>
      <text:p text:style-name="P4">
Kenzhayeva Rustam Ergashevich-士兵</text:p>
      <text:p text:style-name="P4">
Kozyreva Pavel Pavlovich-士兵</text:p>
      <text:p text:style-name="P4">
尼古拉斯·伊万诺维奇 - 高级士兵</text:p>
      <text:p text:style-name="P4">
Konovalova Arthur Fedorovich-高级士兵</text:p>
      <text:p text:style-name="P4">
Kostyuk Taras Vladimirovich-士兵</text:p>
      <text:p text:style-name="P4">
Kostyuchenko Mikhail Pavlovich-中士</text:p>
      <text:p text:style-name="P4">
Eugene Olegovich-少年军士</text:p>
      <text:p text:style-name="P4">
亚历山大·克里维特索夫(Alexander Kryvtsov) - 士兵</text:p>
      <text:p text:style-name="P4">
Vladislav Viktorovich-士兵</text:p>
      <text:p text:style-name="P4">
Kuchansky Oleg Vasilyevich-中士</text:p>
      <text:p text:style-name="P4">
Levakova Ruslan Grigorovich-初中中士</text:p>
      <text:p text:style-name="P4">
Leonchuk Sergiy Igorovich-士兵</text:p>
      <text:p text:style-name="P4">
Lefter Sergei Viktorovich-士兵</text:p>
      <text:p text:style-name="P4">
Lytvyn Roman Grigorovich-士兵</text:p>
      <text:p text:style-name="P4">
Dmitry Vladimirovich Lokhanova-高级士兵</text:p>
      <text:p text:style-name="P4">
Lyashenko Vitaliy Mikhailovich-士兵</text:p>
      <text:p text:style-name="P4">
迈克尔·彼得罗维奇 - 士兵</text:p>
      <text:p text:style-name="P4">
Pavel Anatolyevich的婴儿 - 士兵</text:p>
      <text:p text:style-name="P4">
Anton Igorovich Malana-初中中士</text:p>
      <text:p text:style-name="P4">
Muscovich Grigory Petrovich-士兵</text:p>
      <text:p text:style-name="P4">
Nachepur Valery Grigorovich-初中中士伊万·米洛斯拉夫维奇·拉特什尼亚克 - 士兵</text:p>
      <text:p text:style-name="P4">
Reznik Mikhail Leonidovich-士兵</text:p>
      <text:p text:style-name="P4">
塞尔比纳·佩特·德米特罗维奇 - 士兵</text:p>
      <text:p text:style-name="P4">
Skulsky Vladimir Vyacheslavovich-中士</text:p>
      <text:p text:style-name="P4">
Sorotyk Nazar Anatolyevich-初中中士</text:p>
      <text:p text:style-name="P4">
乌斯塔克·亚历山大·瓦西利维奇(Stupak Alexander Vasilyevich)</text:p>
      <text:p text:style-name="P4">
Tarnavsky Miroslav Alexandrovich-高级中尉</text:p>
      <text:p text:style-name="P4">
Tymoschuk Ruslan Alekseevich-高级中尉</text:p>
      <text:p text:style-name="P4">
编织伊万·弗拉基米罗维奇 - 高级士兵</text:p>
      <text:p text:style-name="P4">
亚历山大·塔卡丘克(Alexander Tkachuk) - 高级士兵</text:p>
      <text:p text:style-name="P4">
亚历山大·图图克(Alexander Tutuk) - 高级士兵</text:p>
      <text:p text:style-name="P4">
维克多的寡妇 - 高级士兵</text:p>
      <text:p text:style-name="P4">
Khomenko Dmitry Dmitrovich-士兵</text:p>
      <text:p text:style-name="P4">
亚历山大·康斯坦蒂诺维奇(Alexander Konstantinovich) - 高级士兵</text:p>
      <text:p text:style-name="P4">
弗拉基米尔·德米特罗维奇(Vladimir Dmitrovich)的沙特鲁克(Shatruk) - 中士</text:p>
      <text:p text:style-name="P4">
亚历山大·帕夫洛维奇(Alexander Pavlovich)的棚屋 - 高级中尉</text:p>
      <text:p text:style-name="P4">
Schindler Ruslan Viktorovich-初中中士</text:p>
      <text:p text:style-name="P4">
Shynkarenko Andriy Alexandrovich-初中中士</text:p>
      <text:p text:style-name="P4">
亚历山大·维克托罗维奇·什克里尔(Alexander Viktorovich Shklyar)</text:p>
      <text:p text:style-name="P4">
Egg Ruslan Olegovich是一名高级士兵。</text:p>
      <text:p text:style-name="P4">
News Source: <text:a xlink:type="simple" xlink:href="https://armyinform.com.ua/2023/05/03/volodymyr-zelenskyj-vidznachyv-derzhavnymy-nagorodamy-63-vijskovosluzhbovcziv-zs-ukrayiny/" text:style-name="Internet_20_link" text:visited-style-name="Visited_20_Internet_20_Link">
https://armyinform.com.ua/2023/05/03/volodymyr-zelenskyj-vidznachyv-derzhavnymy-nagorodamy-63-vijskovosluzhbovcziv-zs-ukrayiny/</text:a>
</text:p>
      <!--NEWS-->
      <text:h text:style-name="P10" text:outline-level="1">
<text:span text:style-name="T4">
超过700件爆炸物和一架飞机被处置</text:span>
</text:h>
      <text:p text:style-name="P4">
作者: ['АРМІЯINFORM']</text:p>
      <text:p text:style-name="P4">
时间: 2023-05-03T50:00:00-04:00</text:p>
      <text:p text:style-name="P4">
描述: 借出了2次伤害，pirotechnicly，乌克罗兹尼的乌克兰武装部队……与乌克兰2022年的战争，今天与乌克兰的最新新闻，今天与乌克兰2022年的新闻战争，今天将在乌克兰和俄罗斯和俄罗斯和俄罗斯和俄罗斯和俄罗斯和俄罗斯和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5/344751479_961929404804730_2950625336695708852_n.jpg" text:style-name="Internet_20_link" text:visited-style-name="Visited_20_Internet_20_Link">
344751479_961929404804730_2950625336695708852_n.jpg</text:a>
']</text:p>
      <text:p text:style-name="P4">
标签: ['STOPRUSSIA', 'АГРЕСІЯ РФ', 'ВІЙНА', 'ВТОРГНЕННЯ РФ', 'ДСНС УКРАЇНИ', 'РОЗМІНУВАННЯ']</text:p>
      <text:p text:style-name="P4">
类别: News</text:p>
      <!--METADATA-->
      <text:p text:style-name="P4">
<draw:frame draw:style-name="fr1" draw:name="Image259" text:anchor-type="as-char" svg:width="6.9236in" svg:height="3.89908in" draw:z-index="0">
<draw:image xlink:href="../Images/AРМІЯINFORM/2023-05-03T50-00-00-04-00/medium.jpg" xlink:type="simple" xlink:show="embed" xlink:actuate="onLoad" draw:mime-type="image/jpeg"/>
</draw:frame>
说明性照片</text:p>
      <text:p text:style-name="P4">
在5月2日<text:span text:style-name="T4">
的最后一天，州紧急服务服务的烟火单位</text:span>
 153次**参与了任务的完成。</text:p>
      <text:p text:style-name="P4">
关于它_ <text:a xlink:type="simple" xlink:href="https://dsns.gov.ua/uk/news/nadzvicaini-podiyi/informaciia-shhodo-diialnosti-pirotexnicnix-pidrozdiliv-dsns-108" text:style-name="Internet_20_link" text:visited-style-name="Visited_20_Internet_20_Link">
报告</text:a>
_苏联乌克兰。</text:p>
      <text:p text:style-name="P4">
<text:span text:style-name="T4">
 707 </text:span>
<text:span text:style-name="T4">
爆炸</text:span>
 <text:span text:style-name="T4">
项目，尤其是</text:span>
 1航空炸弹。(清除)面积<text:span text:style-name="T4">
 134公顷</text:span>
。</text:p>
      <text:p text:style-name="P4">
最常见的烟火单元工作：在哈尔基夫地区17 529次，基辅地区-7574，顿涅茨克地区-5033 -5033，Mykolaiv地区-4728 -4728，Chernihiv地区-4551 -4551，Kherson -4542，Sumy -1918 -1918，Cherkasy地区-1085。</text:p>
      <text:p text:style-name="P4">
背景：从乌克兰SES的俄罗斯乌克兰烟火联合会的大规模侵略开始，乌克兰SES的烟火单位就参与了<text:span text:style-name="T4">
 53 363次</text:span>
，以执行DEMINGING任务。 处置<text:span text:style-name="T4">
 354 111-储蓄项目</text:span>
，包括<text:span text:style-name="T4">
 2218 </text:span>
。 检查(清除)面积<text:span text:style-name="T4">
 84 028公顷</text:span>
。</text:p>
      <text:p text:style-name="P4">
总共剩下174,000平方米。 潜在危险领土的公里，占该州总面积的30％。</text:p>
      <text:p text:style-name="P4">
<draw:frame draw:style-name="fr1" draw:name="Image260" text:anchor-type="as-char" svg:width="6.9236in" svg:height="5.804039in" draw:z-index="0">
<draw:image xlink:href="../Images/AРМІЯINFORM/2023-05-03T50-00-00-04-00/344751479_961929404804730_2950625336695708852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3/za-dobu-pirotehniky-dsns-zneshkodyly-ponad-700-vybuhonebezpechnyh-predmetiv-ta-odnu-aviabombu/" text:style-name="Internet_20_link" text:visited-style-name="Visited_20_Internet_20_Link">
https://armyinform.com.ua/2023/05/03/za-dobu-pirotehniky-dsns-zneshkodyly-ponad-700-vybuhonebezpechnyh-predmetiv-ta-odnu-aviabombu/</text:a>
</text:p>
      <!--NEWS-->
      <text:h text:style-name="P10" text:outline-level="1">
<text:span text:style-name="T4">
Anakonda-23：大规模的军事训练在波兰开始</text:span>
</text:h>
      <text:p text:style-name="P4">
作者: ['АРМІЯINFORM']</text:p>
      <text:p text:style-name="P4">
时间: 2023-05-03T51:00:00-04:00</text:p>
      <text:p text:style-name="P4">
描述: Syogodnis，2 Herbacle 2023 Rock，Polshi有一个大规模的TIE TRENUVANNYA ...与乌克兰2022年的战争，与乌克兰的最新新闻，今天与乌克兰的新闻战争，今天与乌克兰的新闻战争最后一次，乌克兰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anakonda.jpg" text:style-name="Internet_20_link" text:visited-style-name="Visited_20_Internet_20_Link">
anakonda.jpg</text:a>
']</text:p>
      <text:p text:style-name="P4">
标签: ['ANAKONDA-23', 'ВІЙСЬКОВІ НАВЧАННЯ', 'ПОЛЬЩА']</text:p>
      <text:p text:style-name="P4">
类别: News</text:p>
      <!--METADATA-->
      <text:p text:style-name="P4">
<draw:frame draw:style-name="fr1" draw:name="Image261" text:anchor-type="as-char" svg:width="6.9236in" svg:height="3.894525in" draw:z-index="0">
<draw:image xlink:href="../Images/AРМІЯINFORM/2023-05-03T51-00-00-04-00/anakonda.jpg" xlink:type="simple" xlink:show="embed" xlink:actuate="onLoad" draw:mime-type="image/jpeg"/>
</draw:frame>
今天，2023年5月2日，大规模的Anakonda-23军事照明始于波兰。</text:p>
      <text:p text:style-name="P4">
这在[消息]中说明了(https://www.wojsko-polskie.pl/dorsz/articles/anakonda/uwaga-wzmozony-ruch-pojazdow-wojskowych-na-drogach/)波兰武装部队的行动命令。</text:p>
      <text:p text:style-name="P4">
作为今年最大的演习的一部分，今年5月26日，将采用超过13,000名士兵以及波兰武装部队的军事装备。</text:p>
      <text:p text:style-name="P4">
<text:a xlink:type="simple" xlink:href="https://armyinform.com.ua/2023/04/17/u-polshhi-rozpochynayutsya-navchannya-anakonda-23-v-yakyh-bratymut-uchast-ponad-13-tysyach-vijskovyh/" text:style-name="Internet_20_link" text:visited-style-name="Visited_20_Internet_20_Link">
Anakonda-23</text:a>
与美国练习密切协调<text:a xlink:type="simple" xlink:href="https://armyinform.com.ua/2023/04/08/za-dva-tyzhni-nato-rozpochne-velyki-vijskovi-navchannya-defender/" text:style-name="Internet_20_link" text:visited-style-name="Visited_20_Internet_20_Link">
Defender-23</text:a>
和瑞典训练<text:a xlink:type="simple" xlink:href="https://armyinform.com.ua/2023/04/17/shvecziya-rozpochynaye-najbilshi-za-25-rokiv-vijskovi-navchannya-aurora-23-ukrayina-tezh-bratyme-uchast/" text:style-name="Internet_20_link" text:visited-style-name="Visited_20_Internet_20_Link">
Aurora-23</text:a>
作为沿北约东部侧面练习的倡议的一部分，锻炼trifcta。</text:p>
      <text:p text:style-name="P4">
自2006年以来，培训已经从纯国民发展为北约成员国和我们的合作伙伴的关注。 波兰武装部队的行动命令。</text:p>
      <text:p text:style-name="P4">
“ Anaconda对我们所有人 - 公民和军事都非常重要。 对于任何想确定波兰军队经过良好训练并能够保护波兰边界及其独立性的人。 因此，鉴于欧洲由于俄罗斯联邦反乌克兰的不合理侵略而在2022年2月24日升级，我们已经确定了影响Anakonda-23练习概念的新的运营要求。”(https://www.wojsko-polskie.pl/dorsz/articles/anakonda/intensywne-przygotowania-do-cwiczenia-anakonda-23/)在波兰武装部队的行动指挥下。Anakonda-23包括波兰武装部队的整个建筑，不仅仅是各种部队，还包括来自Voivodeship，Central Poland和Eastern the Voivodeship的非军事系统的关键要素。 作为与内部事务部和行政部的单位培训力量互动的一部分，将涉及练习前的战略保护。</text:p>
      <text:p text:style-name="P4">
<text:span text:style-name="T5">
准备的Vitaliy Lytvyn</text:span>
</text:p>
      <text:p text:style-name="P4">
News Source: <text:a xlink:type="simple" xlink:href="https://armyinform.com.ua/2023/05/03/anakonda-23-u-polshhi-rozpochalysya-masshtabni-vijskovi-navchannya/" text:style-name="Internet_20_link" text:visited-style-name="Visited_20_Internet_20_Link">
https://armyinform.com.ua/2023/05/03/anakonda-23-u-polshhi-rozpochalysya-masshtabni-vijskovi-navchannya/</text:a>
</text:p>
      <!--NEWS-->
      <text:h text:style-name="P10" text:outline-level="1">
<text:span text:style-name="T4">
晚上的Sumy地区被企业损坏了托管飞机</text:span>
</text:h>
      <text:p text:style-name="P4">
作者: ['АРМІЯINFORM']</text:p>
      <text:p text:style-name="P4">
时间: 2023-05-03T52:00:00-04:00</text:p>
      <text:p text:style-name="P4">
描述: vnoch I 2:00 2 P.Pers 09：00 3 Rosiyces -by -bi -bi -bi -bi -tie -tie -tie -tie -tie -tie -tie -tie -tie -breeze。与乌克兰战争2022，与乌克兰与乌克兰的最新消息，今天与乌克兰战争，202222222222年最后的最后，乌克兰与俄罗斯，俄罗斯，俄罗斯，俄罗斯，俄罗斯，俄罗斯，俄罗斯，俄罗斯，俄罗斯，俄罗斯，俄罗斯，俄罗斯，俄罗斯，俄罗斯，俄罗斯，俄罗斯，俄罗斯，俄罗斯，俄罗斯，俄罗斯，俄罗斯，俄罗斯，俄罗斯，俄罗斯，俄罗斯，俄罗斯，俄罗斯，俄罗斯，俄罗斯，俄罗斯，俄罗斯，俄罗斯，俄罗斯，俄罗斯，俄罗斯以及俄罗斯2022年与乌克兰与乌克兰的战争将与否，在不久的将来，乌克兰与乌克兰的战争，与乌克兰的战争，今天的乌克兰新闻，乌克兰的新闻，乌克兰媒体在俄罗斯媒体</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АГРЕСІЯ РФ', 'ВТОРГНЕННЯ РФ', 'ОБСТРІЛИ ПРИКОРДОННЯ', 'ОК «ПІВНІЧ»']</text:p>
      <text:p text:style-name="P4">
类别: News</text:p>
      <!--METADATA-->
      <text:p text:style-name="P4">
<draw:frame draw:style-name="fr1" draw:name="Image262" text:anchor-type="as-char" svg:width="6.9236in" svg:height="5.490198in" draw:z-index="0">
<draw:image xlink:href="../Images/AРМІЯINFORM/2023-05-03T52-00-00-04-00/2022-12-06-obstrily-prykordonnya-ukrayiny-e1670330009167.jpeg" xlink:type="simple" xlink:show="embed" xlink:actuate="onLoad" draw:mime-type="image/jpeg"/>
</draw:frame>
说明性照片</text:p>
      <text:p text:style-name="P4">
5月22日至5月3日，晚上22:00，5月3日，俄罗斯占领军再次开火了苏米地区的边界。</text:p>
      <text:p text:style-name="P4">
关于它<text:a xlink:type="simple" xlink:href="https://www.facebook.com/kommander.nord/posts/pfbid02SeuufVJ1tiMPNvQSf3eMwUTjP8UYMYfZ7xLzmpUzKcmYAU7V5C7BY8owbhoYc9a7l" text:style-name="Internet_20_link" text:visited-style-name="Visited_20_Internet_20_Link">
报告</text:a>
操作命令“北”。</text:p>
      <text:p text:style-name="P4">
从5月2日的22:05到22:10，从俄罗斯SEDA-35定居SVES的俄罗斯SEDA-35记录了2次发布。 由于空中袭击受损的企业。</text:p>
      <text:p text:style-name="P4">
从23:12到23:13，5月2日记录了2个发射器，以前是俄罗斯35号驾驶室，即Vysyevka定居点的面积。</text:p>
      <text:p text:style-name="P4">
从5月3日的07:15到08:30，记录了15个教区，大概是在Novovasylivka定居区的120 mm：7中记录的。 8-在定居点地区。</text:p>
      <text:p text:style-name="P4">
没有关于当地群体损失或对平民基础设施损失的信息。</text:p>
      <text:p text:style-name="P4">
News Source: <text:a xlink:type="simple" xlink:href="https://armyinform.com.ua/2023/05/03/sumshhynu-vnochi-obstrilyaly-kerovanymy-aviabombamy-poshkodzheno-pidpryyemstvo/" text:style-name="Internet_20_link" text:visited-style-name="Visited_20_Internet_20_Link">
https://armyinform.com.ua/2023/05/03/sumshhynu-vnochi-obstrilyaly-kerovanymy-aviabombamy-poshkodzheno-pidpryyemstvo/</text:a>
</text:p>
      <!--NEWS-->
      <text:h text:style-name="P10" text:outline-level="1">
<text:span text:style-name="T4">
丹麦军事训练乌克兰在英国的新兵</text:span>
</text:h>
      <text:p text:style-name="P4">
作者: ['АРМІЯINFORM']</text:p>
      <text:p text:style-name="P4">
时间: 2023-05-03T53:00:00-04:00</text:p>
      <text:p text:style-name="P4">
描述: 伟大的英国丹斯基·维斯基斯科夫（Danski Visskiyskovs）被乌克兰新兵劫持...与乌克兰2022年的战争，与乌克兰的最新新闻战争，今天与乌克兰的《新闻战》最后一次与乌克兰的新闻战争，乌克兰和俄罗斯与乌克兰战争之间的战争将会他们说，在2022年，他们是否在不久的将来与乌克兰进行战争</text:p>
      <text:p text:style-name="P4">
图片: ['<text:a xlink:type="simple" xlink:href="https://armyinform.com.ua/wp-content/uploads/2023/05/daniya02.jpg" text:style-name="Internet_20_link" text:visited-style-name="Visited_20_Internet_20_Link">
daniya02.jpg</text:a>
', '<text:a xlink:type="simple" xlink:href="https://armyinform.com.ua/wp-content/uploads/2023/05/daniya01.jpg" text:style-name="Internet_20_link" text:visited-style-name="Visited_20_Internet_20_Link">
daniya01.jpg</text:a>
']</text:p>
      <text:p text:style-name="P4">
标签: ['АГРЕСІЯ РФ', 'ВЕЛИКА БРИТАНІЯ', 'ВІЙСЬКОВІ НАВЧАННЯ', 'ВТОРГНЕННЯ РФ', 'КОРОЛІВСТВО ДАНІЯ']</text:p>
      <text:p text:style-name="P4">
类别: News</text:p>
      <!--METADATA-->
      <text:p text:style-name="P4">
<draw:frame draw:style-name="fr1" draw:name="Image263" text:anchor-type="as-char" svg:width="6.9236in" svg:height="3.894525in" draw:z-index="0">
<draw:image xlink:href="../Images/AРМІЯINFORM/2023-05-03T53-00-00-04-00/daniya02.jpg" xlink:type="simple" xlink:show="embed" xlink:actuate="onLoad" draw:mime-type="image/jpeg"/>
</draw:frame>
在英国，丹麦军队继续教乌克兰贵族采用军装。</text:p>
      <text:p text:style-name="P4">
关于它<text:a xlink:type="simple" xlink:href="https://www.forsvaret.dk/da/nyheder/2023/mission-update-uge-18---2023/" text:style-name="Internet_20_link" text:visited-style-name="Visited_20_Internet_20_Link">
报告</text:a>
丹麦国防部出版社服务部。</text:p>
      <text:p text:style-name="P4">
在本周，培训领域专门用于首次医疗援助。 丹麦的讲师得到了英国公司的支持，该公司专门从事急救。 这有助于使士兵失去手的最紧迫的时刻，尤其是士兵失去了手。</text:p>
      <text:p text:style-name="P4">
随后，对新兵进行了培训，专门致力于在不同条件下对敌人采取行动的团体战斗练习。</text:p>
      <text:p text:style-name="P4">
<draw:frame draw:style-name="fr1" draw:name="Image264" text:anchor-type="as-char" svg:width="6.9236in" svg:height="3.894525in" draw:z-index="0">
<draw:image xlink:href="../Images/AРМІЯINFORM/2023-05-03T53-00-00-04-00/daniya01.jpg" xlink:type="simple" xlink:show="embed" xlink:actuate="onLoad" draw:mime-type="image/jpeg"/>
</draw:frame>
后来，新兵接受了城市条件的培训，在城市条件下，主要人被送往定居点。</text:p>
      <text:p text:style-name="P4">
News Source: <text:a xlink:type="simple" xlink:href="https://armyinform.com.ua/2023/05/03/danski-vijskovi-trenuyut-ukrayinskyh-novobrancziv-u-velykij-brytaniyi/" text:style-name="Internet_20_link" text:visited-style-name="Visited_20_Internet_20_Link">
https://armyinform.com.ua/2023/05/03/danski-vijskovi-trenuyut-ukrayinskyh-novobrancziv-u-velykij-brytaniyi/</text:a>
</text:p>
      <!--NEWS-->
      <text:h text:style-name="P10" text:outline-level="1">
<text:span text:style-name="T4">
俄罗斯的空袭被拘留在尼古拉夫</text:span>
</text:h>
      <text:p text:style-name="P4">
作者: ['АРМІЯINFORM']</text:p>
      <text:p text:style-name="P4">
时间: 2023-05-03T54:00:00-04:00</text:p>
      <text:p text:style-name="P4">
描述: Mikolavi是一个撒满的Corigo的粗略，莫斯科的讲师的Yaki“愤怒” ...与乌克兰2022年的战争，与乌克兰的战争是今天的最新消息，与乌克兰2022的新闻战是今天的最后一场，是今天的最后一场。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78bdc9c74888ef4ff248f34e57284c45.jpg" text:style-name="Internet_20_link" text:visited-style-name="Visited_20_Internet_20_Link">
78bdc9c74888ef4ff248f34e57284c45.jpg</text:a>
']</text:p>
      <text:p text:style-name="P4">
标签: ['АГРЕСІЯ РФ', 'ВТОРГНЕННЯ РФ', 'КОРЕГУВАЛЬНИК', 'МИКОЛАЇВЩИНА', 'СБУ']</text:p>
      <text:p text:style-name="P4">
类别: News</text:p>
      <!--METADATA-->
      <text:p text:style-name="P4">
<draw:frame draw:style-name="fr1" draw:name="Image265" text:anchor-type="as-char" svg:width="6.9236in" svg:height="4.33302in" draw:z-index="0">
<draw:image xlink:href="../Images/AРМІЯINFORM/2023-05-03T54-00-00-04-00/78bdc9c74888ef4ff248f34e57284c45.jpg" xlink:type="simple" xlink:show="embed" xlink:actuate="onLoad" draw:mime-type="image/jpeg"/>
</draw:frame>
在尼古拉夫(Nikolaev)，另一个敌对的纠正者被拘留，后者“淹没”国防军的乘员。 攻击者还转移了当地社会基础设施的侵略者，包括城市教育机构和医院。 他面临长达12年的监禁。</text:p>
      <text:p text:style-name="P4">
关于它<text:a xlink:type="simple" xlink:href="https://ssu.gov.ua/novyny/sbu-zatrymala-shche-odnoho-koryhuvalnyka-rosiiskykh-povitrianykh-atak-na-mykolaiv" text:style-name="Internet_20_link" text:visited-style-name="Visited_20_Internet_20_Link">
报告</text:a>
乌克兰的安全服务。</text:p>
      <text:p text:style-name="P4">
对于电子地图上的每个“标签”，涉及从俄罗斯灰烬收到的人以2,000个UAH收到。 情报信息要求敌人在乌克兰城市进行大规模的空袭。</text:p>
      <text:p text:style-name="P4">
根据调查，当地一所大学的一名学生是参与其中的人，他于今年3月俄罗斯情报局远程吸引了多尼古拉斯的合作。 在入侵者的视野中，他通过了他的专有评论，并在各种电报上反复发表。 由于信使中有缝线聊天，攻击者的支持得到了与侵略者的进一步沟通。</text:p>
      <text:p text:style-name="P4">
在搜索敌方线人居住地的搜索过程中，发现手机有非法活动的证据。</text:p>
      <text:p text:style-name="P4">
现在据报道他有怀疑。 法院选择接受预先审判措施预信的人。</text:p>
      <text:p text:style-name="P4">
正在进行调查以确定犯罪的所有情况。</text:p>
      <text:p text:style-name="P4">
News Source: <text:a xlink:type="simple" xlink:href="https://armyinform.com.ua/2023/05/03/zatrymano-koryguvalnyka-rosijskyh-povitryanyh-atak-na-mykolayiv/" text:style-name="Internet_20_link" text:visited-style-name="Visited_20_Internet_20_Link">
https://armyinform.com.ua/2023/05/03/zatrymano-koryguvalnyka-rosijskyh-povitryanyh-atak-na-mykolayiv/</text:a>
</text:p>
      <!--NEWS-->
      <text:h text:style-name="P10" text:outline-level="1">
<text:span text:style-name="T4">
正确术语对俄罗斯对乌克兰的侵略性</text:span>
</text:h>
      <text:p text:style-name="P4">
作者: ['АРМІЯINFORM']</text:p>
      <text:p text:style-name="P4">
时间: 2023-05-03T55:00:00-04:00</text:p>
      <text:p text:style-name="P4">
描述: 俄罗斯 - 乌克兰战争于2014年开始是混合战争的一个例子，是信息……与乌克兰2022年的战争，与乌克兰与乌克兰的最新新闻进行战争，今天乌克兰新闻2022年上一次，乌克兰和俄罗斯之间的战争将发生战争2022年与乌克兰与乌克兰的战争将与否，在不久的将来，乌克兰与乌克兰的战争，与乌克兰的战争，今天的乌克兰新闻，乌克兰新闻，乌克兰媒体的乌克兰新闻</text:p>
      <text:p text:style-name="P4">
图片: ['<text:a xlink:type="simple" xlink:href="https://armyinform.com.ua/wp-content/uploads/2022/11/ff6ac1c-mzs2.jpg" text:style-name="Internet_20_link" text:visited-style-name="Visited_20_Internet_20_Link">
ff6ac1c-mzs2.jpg</text:a>
']</text:p>
      <text:p text:style-name="P4">
标签: []</text:p>
      <text:p text:style-name="P4">
类别: News</text:p>
      <!--METADATA-->
      <text:p text:style-name="P4">
<draw:frame draw:style-name="fr1" draw:name="Image266" text:anchor-type="as-char" svg:width="6.9236in" svg:height="3.883237in" draw:z-index="0">
<draw:image xlink:href="../Images/AРМІЯINFORM/2023-05-03T55-00-00-04-00/ff6ac1c-mzs2.jpg" xlink:type="simple" xlink:show="embed" xlink:actuate="onLoad" draw:mime-type="image/jpeg"/>
</draw:frame>
俄罗斯 - 乌克兰战争始于2014年，是混合战争的一个例子，该战争是与战场上的子弹相同的武器。 正确使用术语在解释乌克兰正在发生的全球观众中起着非常重要的作用 - 俄罗斯占领者正在对乌克兰国家施加企业。</text:p>
      <text:p text:style-name="P4">
乌克兰外交部关于针对乌克兰的俄罗斯攻击的词汇表。 这对于外国媒体，智囊团和政府可能很有用。 在很长一段时间内，国家侵略者，俄罗斯河流以及俄罗斯帝国和苏联之前，将叙事宣传为乌克兰的叙事，是一个失败的国家，乌克兰人为人工语言，俄罗斯人和乌克兰人作为一个国家。 因此，我们必须解释外国如何正确使用术语。</text:p>
      <text:p text:style-name="P4">
我们引起了您的注意</text:p>
      <text:p text:style-name="P4">
正确术语对俄罗斯对乌克兰的侵略：乌克兰从未开展过任何军事和生物学活动，包括自己的领土。 乌克兰从未开发过生物武器，也没有为此目的提供任何专门的设施。</text:p>
      <text:p text:style-name="P4">
这种设施仅在俄罗斯联邦边界内的前苏联领土上存在，该领域继承了相应的基础设施和设施。</text:p>
      <text:p text:style-name="P4">
乌克兰的所有医疗和生物设施都用于和平夸张，仅用于增强其自身的生物安全性。</text:p>
      <text:p text:style-name="P4">
俄罗斯可能会传播有关所谓的“乌克兰军事和生物学活性”的伪造叙事，以掩盖其虚假的国旗生物事件。 | 俄罗斯人脱离政治 /与政治疏远 /无法影响政治| 俄罗斯人自称政治冷漠/冷漠，因此对乌克兰，叙利亚，车臣，非洲国家的战争犯罪的同意保持临时同意。| 普通的俄罗斯人对俄罗斯的罪行不负责| 只要俄罗斯在乌克兰的罪行，每个俄罗斯的罪行都支持普京的政权及其行动。 | 俄罗斯公众舆论研究中心发表了达塔塔(Data)，至少有68％的俄罗斯人支持俄罗斯政权的行动。该民意调查是在2022年1月进行的。乌克兰不希望和平| 乌克兰与其他人一样，想要和平。 乌克兰总统提出了10分的和平公式，以符合联合国宪章的原则，达到全面的，持久的和平，| | 基于其国际认可的边界内的主权，独立性，团结和领土完整性，扩展到其统治水域。 | 需要停火和和平谈判| 停火没有从乌克兰领土上撤出俄罗斯军队的情况，只会赋予托鲁斯的休息和新进攻的可能性。</text:p>
      <text:p text:style-name="P4">
和平谈判没有俄罗斯军队从乌克兰维尔领土上撤出，导致俄罗斯暂时占领乌克兰统治，俄罗斯将在后来使用俄罗斯进行新的袭击。任何和平倡议都应基于上述决议。 顿涅茨克人民共和国(dpr)/卢汉斯克人民共和国(LPR)| 乌克兰的Donetsk / Luhansk地区，由俄罗斯暂时占领| 来自俄罗斯乌克兰 /俄罗斯流离失所的乌克兰人的难民</text:p>
      <text:p text:style-name="P4">
乌克兰公民被俄罗斯流离失所 /搬迁乌克兰临时领土| 乌克兰公民，俄罗斯被迫剥夺乌克兰地区 /乌克兰的受害者被强行驱逐出俄罗斯的领土或其他由乌克兰俄罗斯领土暂时关注的乌克兰式公民| IHL的资格被禁止删除或承担从被占领的领土或占领权领土或任何其他国家的个人或大规模的人或大规模的人，无论这种动机\转移的动机如何(第四届日内瓦公约)乌克兰难民国外| 乌克兰流离失所的人| 理事会图决定(欧洲联盟)2022年3月4日，2022年3月4日，建立了从乌克兰的大量流离失所者的存在，在2001/55/ec指令5的含义中，并具有引入时间保护的效果。</text:p>
      <text:p text:style-name="P4">
News Source: <text:a xlink:type="simple" xlink:href="https://armyinform.com.ua/2023/05/03/correct-terminology-on-russian-aggression-against-ukraine/" text:style-name="Internet_20_link" text:visited-style-name="Visited_20_Internet_20_Link">
https://armyinform.com.ua/2023/05/03/correct-terminology-on-russian-aggression-against-ukraine/</text:a>
</text:p>
      <!--NEWS-->
      <text:h text:style-name="P10" text:outline-level="1">
<text:span text:style-name="T4">
乌克兰呼吁世界停止与俄罗斯联邦在核能方面的合作，并对罗斯托姆实施制裁</text:span>
</text:h>
      <text:p text:style-name="P4">
作者: ['АРМІЯINFORM']</text:p>
      <text:p text:style-name="P4">
时间: 2023-05-03T56:00:00-04:00</text:p>
      <text:p text:style-name="P4">
描述: 乌克兰联邦议会议会是一场胡须，在与乌克兰2022年的战争之前，与乌克兰与乌克兰的最新新闻，今天与乌克兰2022年的新闻战争之前，乌克兰和俄罗斯之间的战争将发生当他们在2022年与乌克兰进行战争时，他们说，在不久的将来，乌克兰是否会与乌克兰进行战争</text:p>
      <text:p text:style-name="P4">
图片: ['<text:a xlink:type="simple" xlink:href="https://armyinform.com.ua/wp-content/uploads/2023/05/rosatom-1.jpg" text:style-name="Internet_20_link" text:visited-style-name="Visited_20_Internet_20_Link">
rosatom-1.jpg</text:a>
']</text:p>
      <text:p text:style-name="P4">
标签: ['STOPRUSSIA', 'АГРЕСІЯ РФ', 'ВТОРГНЕННЯ РФ', 'НАЕК ЕНЕРГОАТОМ', 'ЯДЕРНА ЕНЕРГЕТИКА']</text:p>
      <text:p text:style-name="P4">
类别: News</text:p>
      <!--METADATA-->
      <text:p text:style-name="P4">
<draw:frame draw:style-name="fr1" draw:name="Image267" text:anchor-type="as-char" svg:width="6.9236in" svg:height="3.894525in" draw:z-index="0">
<draw:image xlink:href="../Images/AРМІЯINFORM/2023-05-03T56-00-00-04-00/rosatom-1.jpg" xlink:type="simple" xlink:show="embed" xlink:actuate="onLoad" draw:mime-type="image/jpeg"/>
</draw:frame>
乌克兰议会呼吁欧盟议会和所有世界大国，以及国际原子能机构对罗萨托姆施加制裁，并采取措施减少与俄罗斯联邦在核能领域的合作。 乌克兰的相关回应于2023年5月2日批准。</text:p>
      <text:p text:style-name="P4">
关于它<text:a xlink:type="simple" xlink:href="https://t.me/energoatom_ua/12941" text:style-name="Internet_20_link" text:visited-style-name="Visited_20_Internet_20_Link">
报告</text:a>
Energoatom的新闻服务 - 乌克兰所有核电站的运营商。</text:p>
      <text:p text:style-name="P4">
特别是<text:a xlink:type="simple" xlink:href="https://itd.rada.gov.ua/billInfo/Bills/Card/41413" text:style-name="Internet_20_link" text:visited-style-name="Visited_20_Internet_20_Link">
文档</text:a>
应该结合世界社区和国际组织的努力，以实施制止俄罗斯联邦核恐怖的措施制度。</text:p>
      <text:p text:style-name="P4">
该法令致电：</text:p>
      <text:p text:style-name="P4">
<text:span text:style-name="T5">
引入措施停止与俄罗斯联邦在核能领域的合作； </text:span>
通过制裁制度，对“ Rosatom”及其下属在乌克兰领土上已经犯下的不可接受的违规行为的适当反应； <text:span text:style-name="T5">
开始制裁机制及其标准的工作，如果俄罗斯联邦的核恐怖量增加，将来将在将来应用； </text:span>
建立基础以进一步合作，以建立旨在减少核能领域与俄罗斯联邦的合作的特定目标。</text:p>
      <text:p text:style-name="P4">
该文件在收养之日生效。</text:p>
      <text:p text:style-name="P4">
我们将提醒，较早的“ energoatom” <text:a xlink:type="simple" xlink:href="https://armyinform.com.ua/2023/03/08/v-energoatomi-zaklykaly-yaknajshvydshe-stvoryty-bezpechnu-zonu-navkolo-zaes/" text:style-name="Internet_20_link" text:visited-style-name="Visited_20_Internet_20_Link">
呼叫</text:a>
在Zaporizhhya NPP周围尽快创建安全性。</text:p>
      <text:p text:style-name="P4">
News Source: <text:a xlink:type="simple" xlink:href="https://armyinform.com.ua/2023/05/03/ukrayina-zaklykala-svit-zupynyty-spivpraczyu-z-rf-v-yadernij-energetyczi-ta-naklasty-sankcziyi-na-rosatom/" text:style-name="Internet_20_link" text:visited-style-name="Visited_20_Internet_20_Link">
https://armyinform.com.ua/2023/05/03/ukrayina-zaklykala-svit-zupynyty-spivpraczyu-z-rf-v-yadernij-energetyczi-ta-naklasty-sankcziyi-na-rosatom/</text:a>
</text:p>
      <!--NEWS-->
      <text:h text:style-name="P10" text:outline-level="1">
<text:span text:style-name="T4">
国家元首：乌克兰的独立不是抽象，而是每个在战斗的结果</text:span>
</text:h>
      <text:p text:style-name="P4">
作者: ['АРМІЯINFORM']</text:p>
      <text:p text:style-name="P4">
时间: 2023-05-03T57:00:00-04:00</text:p>
      <text:p text:style-name="P4">
描述: 乌克兰沃罗迪米尔·泽伦斯基·纳扎达瓦（Ukraine Volodymyr Zelensky Nazadava）在电报 - 卡纳尔（Telegram-Canal），“与2022年与乌克兰的重要战争，与乌克兰的最新新闻战争，今天与乌克兰2022年的新闻战争，乌克兰的新闻战，乌克兰和俄罗斯之间的战争以及俄罗斯之间的战争以及2022年2022年与乌克兰战争。他们说，是否会在不久的将来与乌克兰进行战争</text:p>
      <text:p text:style-name="P4">
图片: ['<text:a xlink:type="simple" xlink:href="https://armyinform.com.ua/wp-content/uploads/2023/05/1-13.jpg" text:style-name="Internet_20_link" text:visited-style-name="Visited_20_Internet_20_Link">
1-13.jpg</text:a>
', '<text:a xlink:type="simple" xlink:href="https://armyinform.com.ua/wp-content/uploads/2023/05/2-16-150x150.jpg" text:style-name="Internet_20_link" text:visited-style-name="Visited_20_Internet_20_Link">
2-16-150x150.jpg</text:a>
', '<text:a xlink:type="simple" xlink:href="https://armyinform.com.ua/wp-content/uploads/2023/05/3-15-150x150.jpg" text:style-name="Internet_20_link" text:visited-style-name="Visited_20_Internet_20_Link">
3-15-150x150.jpg</text:a>
', '<text:a xlink:type="simple" xlink:href="https://armyinform.com.ua/wp-content/uploads/2023/05/4-13-150x150.jpg" text:style-name="Internet_20_link" text:visited-style-name="Visited_20_Internet_20_Link">
4-13-150x150.jpg</text:a>
', '<text:a xlink:type="simple" xlink:href="https://armyinform.com.ua/wp-content/uploads/2023/05/5-6-150x150.jpg" text:style-name="Internet_20_link" text:visited-style-name="Visited_20_Internet_20_Link">
5-6-150x150.jpg</text:a>
', '<text:a xlink:type="simple" xlink:href="https://armyinform.com.ua/wp-content/uploads/2023/05/6-7-150x150.jpg" text:style-name="Internet_20_link" text:visited-style-name="Visited_20_Internet_20_Link">
6-7-150x150.jpg</text:a>
']</text:p>
      <text:p text:style-name="P4">
标签: ['ВОЛОДИМИР ЗЕЛЕНСЬКИЙ', 'ПРЕЗИДЕНТ УКРАЇНИ']</text:p>
      <text:p text:style-name="P4">
类别: News</text:p>
      <!--METADATA-->
      <text:p text:style-name="P4">
<draw:frame draw:style-name="fr1" draw:name="Image268" text:anchor-type="as-char" svg:width="6.9236in" svg:height="4.609323in" draw:z-index="0">
<draw:image xlink:href="../Images/AРМІЯINFORM/2023-05-03T57-00-00-04-00/1-13.jpg" xlink:type="simple" xlink:show="embed" xlink:actuate="onLoad" draw:mime-type="image/jpeg"/>
</draw:frame>
乌克兰Volodymyr Zelenskyy总裁<text:a xlink:type="simple" xlink:href="https://t.me/V_Zelenskiy_official/6094" text:style-name="Internet_20_link" text:visited-style-name="Visited_20_Internet_20_Link">
提醒</text:a>
在电报渠道中，“乌克兰的独立性不是抽象，而是为乌克兰而战的每个人都在收购。”</text:p>
      <text:p text:style-name="P4">
<text:a xlink:type="simple" xlink:href="https://armyinform.com.ua/wp-content/uploads/2023/05/2-16.jpg" text:style-name="Internet_20_link" text:visited-style-name="Visited_20_Internet_20_Link">
!(Images/AРМІЯINFORM/2023-05-03T57-00-00-04-00/2-16-150x150.jpg)</text:a>
</text:p>
      <text:p text:style-name="P4">
<text:a xlink:type="simple" xlink:href="https://armyinform.com.ua/wp-content/uploads/2023/05/3-15.jpg" text:style-name="Internet_20_link" text:visited-style-name="Visited_20_Internet_20_Link">
<draw:frame draw:style-name="fr1" draw:name="Image269" text:anchor-type="as-char" svg:width="6.9236in" svg:height="6.9236in" draw:z-index="0">
<draw:image xlink:href="../Images/AРМІЯINFORM/2023-05-03T57-00-00-04-00/3-15-150x150.jpg" xlink:type="simple" xlink:show="embed" xlink:actuate="onLoad" draw:mime-type="image/jpeg"/>
</draw:frame>
</text:a>
</text:p>
      <text:p text:style-name="P4">
<text:a xlink:type="simple" xlink:href="https://armyinform.com.ua/wp-content/uploads/2023/05/4-13.jpg" text:style-name="Internet_20_link" text:visited-style-name="Visited_20_Internet_20_Link">
<draw:frame draw:style-name="fr1" draw:name="Image270" text:anchor-type="as-char" svg:width="6.9236in" svg:height="6.9236in" draw:z-index="0">
<draw:image xlink:href="../Images/AРМІЯINFORM/2023-05-03T57-00-00-04-00/4-13-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271" text:anchor-type="as-char" svg:width="6.9236in" svg:height="6.9236in" draw:z-index="0">
<draw:image xlink:href="../Images/AРМІЯINFORM/2023-05-03T57-00-00-04-00/5-6-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272" text:anchor-type="as-char" svg:width="6.9236in" svg:height="6.9236in" draw:z-index="0">
<draw:image xlink:href="../Images/AРМІЯINFORM/2023-05-03T57-00-00-04-00/6-7-150x150.jpg" xlink:type="simple" xlink:show="embed" xlink:actuate="onLoad" draw:mime-type="image/jpeg"/>
</draw:frame>
</text:a>
</text:p>
      <text:p text:style-name="P4">
News Source: <text:a xlink:type="simple" xlink:href="https://armyinform.com.ua/2023/05/03/glava-derzhavy-nezalezhnist-ukrayiny-cze-ne-abstrakcziya-a-rezultat-yakyj-zdobuvayut-usi-hto-voyuye/" text:style-name="Internet_20_link" text:visited-style-name="Visited_20_Internet_20_Link">
https://armyinform.com.ua/2023/05/03/glava-derzhavy-nezalezhnist-ukrayiny-cze-ne-abstrakcziya-a-rezultat-yakyj-zdobuvayut-usi-hto-voyuye/</text:a>
</text:p>
      <!--NEWS-->
      <text:h text:style-name="P10" text:outline-level="1">
<text:span text:style-name="T4">
146个定居点每天向俄罗斯军队开火</text:span>
</text:h>
      <text:p text:style-name="P4">
作者: ['АРМІЯINFORM']</text:p>
      <text:p text:style-name="P4">
时间: 2023-05-03T58:00:00-04:00</text:p>
      <text:p text:style-name="P4">
描述: Rosiyski -binge -Bie -Tie的最后一遍正在解雇10个地区...与乌克兰2022年的战争，与乌克兰的最新新闻，今天与乌克兰的新闻战争，乌克兰2022年最后一次，将在乌克兰与乌克兰之间发生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30f333cc-bfce-4787-bcd2-37008999a446.jpg" text:style-name="Internet_20_link" text:visited-style-name="Visited_20_Internet_20_Link">
30f333cc-bfce-4787-bcd2-37008999a446.jpg</text:a>
']</text:p>
      <text:p text:style-name="P4">
标签: ['АГРЕСІЯ РФ', 'ВТОРГНЕННЯ РФ', 'ОБСТРІЛИ ІНФРАСТРУКТУРИ']</text:p>
      <text:p text:style-name="P4">
类别: News</text:p>
      <!--METADATA-->
      <text:p text:style-name="P4">
<draw:frame draw:style-name="fr1" draw:name="Image273" text:anchor-type="as-char" svg:width="6.9236in" svg:height="5.163238in" draw:z-index="0">
<draw:image xlink:href="../Images/AРМІЯINFORM/2023-05-03T58-00-00-04-00/30f333cc-bfce-4787-bcd2-37008999a446.jpg" xlink:type="simple" xlink:show="embed" xlink:actuate="onLoad" draw:mime-type="image/jpeg"/>
</draw:frame>
在最后一天，俄罗斯占领部队向乌克兰10地区的领土开火。</text:p>
      <text:p text:style-name="P4">
关于它<text:a xlink:type="simple" xlink:href="https://t.me/militarymediacenter/1838" text:style-name="Internet_20_link" text:visited-style-name="Visited_20_Internet_20_Link">
报告</text:a>
军事媒体中心。</text:p>
      <text:p text:style-name="P4">
通常，不同类型的武器(步枪武器，迫击炮，坦克，炮兵，RSZV，ZRK，无人机，战术航空)进行了146个人口的炮击，并确认了117个基础设施对象。</text:p>
      <text:p text:style-name="P4">
平民中有杀害和受伤，受害者人数被澄清。</text:p>
      <text:p text:style-name="P4">
News Source: <text:a xlink:type="simple" xlink:href="https://armyinform.com.ua/2023/05/03/146-naselenyh-punktiv-obstrilyala-armiya-rf-za-dobu/" text:style-name="Internet_20_link" text:visited-style-name="Visited_20_Internet_20_Link">
https://armyinform.com.ua/2023/05/03/146-naselenyh-punktiv-obstrilyala-armiya-rf-za-dobu/</text:a>
</text:p>
      <!--NEWS-->
      <text:h text:style-name="P10" text:outline-level="1">
<text:span text:style-name="T4">
在黑海 -  p’ yat敌方船只没有“口径”</text:span>
</text:h>
      <text:p text:style-name="P4">
作者: ['АРМІЯINFORM']</text:p>
      <text:p text:style-name="P4">
时间: 2023-05-03T59:00:00-04:00</text:p>
      <text:p text:style-name="P4">
描述: Boyal Cherguvanni上的Black Morn村受到Pad Vorozhi的P'Yat村庄的酷刑...与乌克兰2022年的战争，与乌克兰的战争是今天的最新消息，今天与乌克兰2022年的新闻今天，今天将在那里，将在那里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2/09/155205-1_large.jpg" text:style-name="Internet_20_link" text:visited-style-name="Visited_20_Internet_20_Link">
155205-1_large.jpg</text:a>
']</text:p>
      <text:p text:style-name="P4">
标签: ['STOPRUSSIA', 'АГРЕСІЯ РФ', 'ВМС ЗС УКРАЇНИ', 'ВТОРГНЕННЯ РФ']</text:p>
      <text:p text:style-name="P4">
类别: News</text:p>
      <!--METADATA-->
      <text:p text:style-name="P4">
<draw:frame draw:style-name="fr1" draw:name="Image274" text:anchor-type="as-char" svg:width="6.9236in" svg:height="3.95374in" draw:z-index="0">
<draw:image xlink:href="../Images/AРМІЯINFORM/2023-05-03T59-00-00-04-00/155205-1_large.jpg" xlink:type="simple" xlink:show="embed" xlink:actuate="onLoad" draw:mime-type="image/jpeg"/>
</draw:frame>
说明性照片</text:p>
      <text:p text:style-name="P4">
截至5月3日，黑海有五艘船，一艘敌方船在亚佐夫海。</text:p>
      <text:p text:style-name="P4">
关于它<text:a xlink:type="simple" xlink:href="https://www.facebook.com/navy.mil.gov.ua/posts/pfbid02nanwGXQfkr2M5ngPNYLLUtb8HTUrY4cnxy8x3YPXBCs6MvWrfYvdRHioU25afFDyl" text:style-name="Internet_20_link" text:visited-style-name="Visited_20_Internet_20_Link">
告知</text:a>
武装部队的海军。</text:p>
      <text:p text:style-name="P4">
地中海最多有5艘敌方船只，其中包括1架地毯载体，最多4枚火箭。</text:p>
      <text:p text:style-name="P4">
在白天，为了俄罗斯联邦的利益，凯希·耶尼卡尔海峡的通过：</text:p>
      <text:p text:style-name="P4">
<text:span text:style-name="T5">
到Azov Sea -11艘船，其中2艘在Bosphorus海峡的方向上移动； </text:span>
到黑海-33艘船，其中8艘沿Bosphorus的方向继续运动。</text:p>
      <text:p text:style-name="P4">
俄罗斯联邦继续违反《 1974年海洋保护人类生命的国际公约》。(Solas)通过关闭自动识别系统(AIS)，纳粹船只在亚佐夫海。</text:p>
      <text:p text:style-name="P4">
News Source: <text:a xlink:type="simple" xlink:href="https://armyinform.com.ua/2023/05/03/u-chornomu-mori-pyat-vorozhyh-korabliv-bez-kalibriv/" text:style-name="Internet_20_link" text:visited-style-name="Visited_20_Internet_20_Link">
https://armyinform.com.ua/2023/05/03/u-chornomu-mori-pyat-vorozhyh-korabliv-bez-kalibriv/</text:a>
</text:p>
      <!--NEWS-->
      <text:h text:style-name="P10" text:outline-level="1">
<text:span text:style-name="T4">
协调总部收集有关开放和机密资料中被俘虏的防御者的信息</text:span>
</text:h>
      <text:p text:style-name="P4">
作者: ['АРМІЯINFORM']</text:p>
      <text:p text:style-name="P4">
时间: 2023-05-03T60:00:00-04:00</text:p>
      <text:p text:style-name="P4">
描述: 在在线牧师的协调总部，罗丹·罗丹（Rodin Rodin）的奥德恩（Oddnnnes）...与乌克兰2022年的战争，与乌克兰最新新闻的战争，今天与乌克兰2022年的新闻战争，乌克兰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ksh3-1.jpg" text:style-name="Internet_20_link" text:visited-style-name="Visited_20_Internet_20_Link">
ksh3-1.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5" text:anchor-type="as-char" svg:width="6.9236in" svg:height="4.823441in" draw:z-index="0">
<draw:image xlink:href="../Images/AРМІЯINFORM/2023-05-03T60-00-00-04-00/ksh3-1.jpg" xlink:type="simple" xlink:show="embed" xlink:actuate="onLoad" draw:mime-type="image/jpeg"/>
</draw:frame>
在协调总部，在线会议与一个单独的机械旅的家庭统一，以Hetman Ivan Mazepa的名字命名，并单独协调的代表。</text:p>
      <text:p text:style-name="P4">
关于它<text:a xlink:type="simple" xlink:href="https://t.me/Koord_shtab/941" text:style-name="Internet_20_link" text:visited-style-name="Visited_20_Internet_20_Link">
报告</text:a>
与战俘问题协调总部。</text:p>
      <text:p text:style-name="P4">
会议期间提出的问题之一是捍卫者的俘虏的回报。 据总部代表说，参与交换过程的国家信息局统一登记册进入了全民军人。 从俄罗斯的囚禁中，可以将那些信息或很少的防守者转变为守卫者。 协调总部从所有可能的来源收集信息：开放和机密。</text:p>
      <text:p text:style-name="P4">
其中一些问题是针对军事部门的代表。 中间是关于沟通和获取各种文件，特别是提取了官方调查的行为。</text:p>
      <text:p text:style-name="P4">
值得注意的是，与军事部门的沟通是通过人员人员和社会支持的领土中心进行的(以前). Проте родичі нарікали на те, що деякі запити до військовоїчастини, надіслані через ТЦК та СП, залишилися без відповіді.</text:p>
      <text:p text:style-name="P4">
Окремо обговорили питання співпраці зі слідчими Національної поліції України.</text:p>
      <text:p text:style-name="P4">
News Source: <text:a xlink:type="simple" xlink:href="https://armyinform.com.ua/2023/05/03/koordynaczijnyj-shtab-zbyraye-vidomosti-pro-polonenyh-zahysnykiv-z-vidkrytyh-i-konfidenczijnyh-dzherel/" text:style-name="Internet_20_link" text:visited-style-name="Visited_20_Internet_20_Link">
https://armyinform.com.ua/2023/05/03/koordynaczijnyj-shtab-zbyraye-vidomosti-pro-polonenyh-zahysnykiv-z-vidkrytyh-i-konfidenczijnyh-dzherel/</text:a>
</text:p>
      <!--NEWS-->
      <text:h text:style-name="P10" text:outline-level="1">
<text:span text:style-name="T4">
乌克兰检察长办公室：已记录了8.4万次军事犯罪</text:span>
</text:h>
      <text:p text:style-name="P4">
作者: ['АРМІЯINFORM']</text:p>
      <text:p text:style-name="P4">
时间: 2023-05-03T6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03052023ua.jpg" text:style-name="Internet_20_link" text:visited-style-name="Visited_20_Internet_20_Link">
warcrime-03052023ua.jpg</text:a>
', '<text:a xlink:type="simple" xlink:href="https://armyinform.com.ua/wp-content/uploads/2023/05/warcrime-03052023en.jpg" text:style-name="Internet_20_link" text:visited-style-name="Visited_20_Internet_20_Link">
warcrime-03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6" text:anchor-type="as-char" svg:width="6.9236in" svg:height="4.448413in" draw:z-index="0">
<draw:image xlink:href="../Images/AРМІЯINFORM/2023-05-03T61-00-00-04-00/warcrime-03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3日</text:span>
注册：</text:p>
      <ul>
        <li>
84 504军事犯罪， * 17 067违反乌克兰国家安全的罪行。</li>
      </ul>
      <text:p text:style-name="P4">
此外，根据少年检察官的官方数据，由于俄罗斯的侵略，<text:span text:style-name="T4">
 1437名儿童已成为</text:span>
，其中：</text:p>
      <ul>
        <li>
478-儿童被杀， * 961-儿童因严重程度不同。</li>
      </ul>
      <text:p text:style-name="P4">
该部门强调，这些数字不是最终的，因为在暂时占据的有形领土上的积极战斗场所的安装中继续进行工作。</text:p>
      <text:p text:style-name="P4">
<draw:frame draw:style-name="fr1" draw:name="Image277" text:anchor-type="as-char" svg:width="6.9236in" svg:height="4.448413in" draw:z-index="0">
<draw:image xlink:href="../Images/AРМІЯINFORM/2023-05-03T61-00-00-04-00/warcrime-03052023en.jpg" xlink:type="simple" xlink:show="embed" xlink:actuate="onLoad" draw:mime-type="image/jpeg"/>
</draw:frame>
</text:p>
      <text:p text:style-name="P4">
News Source: <text:a xlink:type="simple" xlink:href="https://armyinform.com.ua/2023/05/03/ofis-genprokurora-ukrayiny-zadokumentovano-ponad-84-tysyachi-voyennyh-zlochyniv-2/" text:style-name="Internet_20_link" text:visited-style-name="Visited_20_Internet_20_Link">
https://armyinform.com.ua/2023/05/03/ofis-genprokurora-ukrayiny-zadokumentovano-ponad-84-tysyachi-voyennyh-zlochyniv-2/</text:a>
</text:p>
      <!--NEWS-->
      <text:h text:style-name="P10" text:outline-level="1">
<text:span text:style-name="T4">
“在被占领的克里米亚，俄罗斯人害怕一切：无人机，游击队和火箭”  - 瓦迪姆·斯基比茨基</text:span>
</text:h>
      <text:p text:style-name="P4">
作者: ['АРМІЯINFORM']</text:p>
      <text:p text:style-name="P4">
时间: 2023-05-03T62:00:00-04:00</text:p>
      <text:p text:style-name="P4">
描述: 关于罗西扬的心情，在马里波尔（Mariopol）的永久犯罪辩护之前，与乌克兰2022年的战争，与乌克兰的战争是今天的最新消息，即与乌克兰2022年的新闻战，今天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2/vadym-skibiczkyj.jpg" text:style-name="Internet_20_link" text:visited-style-name="Visited_20_Internet_20_Link">
vadym-skibiczkyj.jpg</text:a>
']</text:p>
      <text:p text:style-name="P4">
标签: ['STOPRUSSIA', 'АГРЕСІЯ РФ', 'ВАДИМ СКІБІЦЬКИЙ', 'ВТОРГНЕННЯ РФ']</text:p>
      <text:p text:style-name="P4">
类别: News</text:p>
      <!--METADATA-->
      <text:p text:style-name="P4">
<draw:frame draw:style-name="fr1" draw:name="Image278" text:anchor-type="as-char" svg:width="6.9236in" svg:height="4.365113in" draw:z-index="0">
<draw:image xlink:href="../Images/AРМІЯINFORM/2023-05-03T62-00-00-04-00/vadym-skibiczkyj.jpg" xlink:type="simple" xlink:show="embed" xlink:actuate="onLoad" draw:mime-type="image/jpeg"/>
</draw:frame>
Vadim Skibitsky</text:p>
      <text:p text:style-name="P4">
乌克兰国防部主要局副局长瓦迪姆·斯基比茨基少将在采访中讲述了俄罗斯人的情绪和准备，以防御被占领的克里米亚和玛丽奥波尔。</text:p>
      <text:p text:style-name="P4">
关于它<text:a xlink:type="simple" xlink:href="https://gur.gov.ua/content/v-okupovanomu-krymu-rosiiany-boiatsia-vsoho-i-droniv-i-partyzaniv-i-raket-vadym-skibitskyi.html" text:style-name="Internet_20_link" text:visited-style-name="Visited_20_Internet_20_Link">
报告</text:a>
IOU情报的主要管理。</text:p>
      <text:p text:style-name="P4">
据他说，俄罗斯入侵者正在准备众议院防御，并积极恢复包括港口在内的战斗行动所必需的。</text:p>
      <text:p text:style-name="P4">
同时，在克里米亚，乌克兰运动得到了加强。 他的活动以及对克里米亚军事物体的打击给俄罗斯人留下了令人沮丧的印象。</text:p>
      <text:p text:style-name="P4">
“我们看到俄罗斯人害怕。 塞瓦斯托波尔和其他军事物体的同一基地现在受到了强烈的保护，占领者立场可以防止任何攻击免受这种基础设施的攻击。”古尔说。</text:p>
      <text:p text:style-name="P4">
据斯基比茨基(Skibitsky)称，现在敌人将Zevastopol的大部分军舰转移到了俄罗斯联邦(尤其是Novorossiysk)领土上，以避免他们在暂时占领的克里米亚领土上的破坏。</text:p>
      <text:p text:style-name="P4">
此外，乌克兰军事情报的代表指出，到2022年秋天，俄罗斯入侵者并没有太多关注克里米亚的辩护。</text:p>
      <text:p text:style-name="P4">
然而，在乌克兰军队在哈尔克夫，科尔森地区取得成功之后，然后 - 军事遗址的罢工以及我们在被占领的一半领土上进行抵抗运动的行动迫使入侵者“抬头”：防御工事，以加强海岸等等。</text:p>
      <text:p text:style-name="P4">
根据Skybitsky少将的说法，克里米亚的解放将取决于药物的数量：</text:p>
      <text:p text:style-name="P4">
“这完全取决于我们的发布操作的计划。 其次，俄罗斯军人的道德状态将是什么。 如果他们感到恐慌并且每个人都开始逃跑，那么“善意的手势”就是可能的。 但这将非常简单，因为他们认为克里米亚是最后的要塞，并将捍卫半岛到最后。”瓦迪姆·斯基比茨基强调。</text:p>
      <text:p text:style-name="P4">
News Source: <text:a xlink:type="simple" xlink:href="https://armyinform.com.ua/2023/05/03/v-okupovanomu-krymu-rosiyany-boyatsya-vsogo-i-droniv-i-partyzaniv-i-raket-vadym-skibiczkyj/" text:style-name="Internet_20_link" text:visited-style-name="Visited_20_Internet_20_Link">
https://armyinform.com.ua/2023/05/03/v-okupovanomu-krymu-rosiyany-boyatsya-vsogo-i-droniv-i-partyzaniv-i-raket-vadym-skibiczkyj/</text:a>
</text:p>
      <!--NEWS-->
      <text:h text:style-name="P10" text:outline-level="1">
<text:span text:style-name="T4">
部队Tros展示了他们如何破坏敌人的迫击炮计算</text:span>
</text:h>
      <text:p text:style-name="P4">
作者: ['АРМІЯINFORM']</text:p>
      <text:p text:style-name="P4">
时间: 2023-05-03T63:00:00-04:00</text:p>
      <text:p text:style-name="P4">
描述: Zbroyny部队领土辩护的俄克拉怪旅的Spile Roboti 103-Ya的结果...与乌克兰2022年的战争，与乌克兰的最新新闻，今天与乌克兰2022年的新闻战争，今天会有一场战争，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minometka-8-1.jpg" text:style-name="Internet_20_link" text:visited-style-name="Visited_20_Internet_20_Link">
minometka-8-1.jpg</text:a>
']</text:p>
      <text:p text:style-name="P4">
标签: ['STOPRUSSIA', 'АГРЕСІЯ РФ', 'ВТОРГНЕННЯ РФ', 'СИЛИ ТЕРИТОРІАЛЬНОЇ ОБОРОНИ']</text:p>
      <text:p text:style-name="P4">
类别: News</text:p>
      <!--METADATA-->
      <text:p text:style-name="P4">
<draw:frame draw:style-name="fr1" draw:name="Image279" text:anchor-type="as-char" svg:width="6.9236in" svg:height="4.615733in" draw:z-index="0">
<draw:image xlink:href="../Images/AРМІЯINFORM/2023-05-03T63-00-00-04-00/minometka-8-1.jpg" xlink:type="simple" xlink:show="embed" xlink:actuate="onLoad" draw:mime-type="image/jpeg"/>
</draw:frame>
由于乌克兰领土国防军和第45个单独的武装部队炮兵旅的第103次独立旅的联合工作，敌对的计算被摧毁了。</text:p>
      <text:p text:style-name="P4">
关于它<text:a xlink:type="simple" xlink:href="https://www.facebook.com/TerritorialDefenseForces/videos/1172781576729027/" text:style-name="Internet_20_link" text:visited-style-name="Visited_20_Internet_20_Link">
报告</text:a>
武装部队的领土防御力量。</text:p>
      <text:p text:style-name="P4">
罗西安入侵者认为他们可以不受惩罚地解雇乌克兰的立场。 然而，乌克兰第103次独立旅的空中情报官员将无人机抬高到空中，不仅注意到了敌对的迫击炮的积极工作，而且很快将坐标交给了第45个正确炮兵的兄弟乌克兰武装部队旅。 伊萨特尔人，调整和准确性的迅速协调成为战场成功的关键。赢得胜利的共同努力!”  - 消息说。</text:p>
      <text:p text:style-name="P4">
News Source: <text:a xlink:type="simple" xlink:href="https://armyinform.com.ua/2023/05/03/syly-tro-pokazaly-yak-znyshhyly-vorozhyj-minometnyj-rozrahunok/" text:style-name="Internet_20_link" text:visited-style-name="Visited_20_Internet_20_Link">
https://armyinform.com.ua/2023/05/03/syly-tro-pokazaly-yak-znyshhyly-vorozhyj-minometnyj-rozrahunok/</text:a>
</text:p>
      <!--NEWS-->
      <text:h text:style-name="P10" text:outline-level="1">
<text:span text:style-name="T4">
5月4日，将进行简报：“俄罗斯战俘的首次社会研究的介绍”</text:span>
</text:h>
      <text:p text:style-name="P4">
作者: ['АРМІЯINFORM']</text:p>
      <text:p text:style-name="P4">
时间: 2023-05-03T64:00:00-04:00</text:p>
      <text:p text:style-name="P4">
描述: 4在军事媒体中心11:00的Herbalum关于该主题的11:00的Herbalum：“演讲……与乌克兰2022年的战争，与乌克兰与乌克兰的最新新闻，今天与乌克兰2022年的新闻战争，今天，乌克兰与俄罗斯与俄罗斯和俄罗斯和俄罗斯和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4/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280" text:anchor-type="as-char" svg:width="6.9236in" svg:height="3.894525in" draw:z-index="0">
<draw:image xlink:href="../Images/AРМІЯINFORM/2023-05-03T64-00-00-04-00/military-media-center.jpg" xlink:type="simple" xlink:show="embed" xlink:actuate="onLoad" draw:mime-type="image/jpeg"/>
</draw:frame>
<text:span text:style-name="T4">
 5月4日11:00 </text:span>
 U <text:a xlink:type="simple" xlink:href="https://t.me/militarymediacenter/1843" text:style-name="Internet_20_link" text:visited-style-name="Visited_20_Internet_20_Link">
军事媒体中心</text:a>
将有一个主题的简报：“俄罗斯 - 波 -  in -law的首次社会学研究的介绍”。</text:p>
      <text:p text:style-name="P4">
<text:span text:style-name="T4">
活动的发言人：</text:span>
</text:p>
      <text:p text:style-name="P4">
<text:span text:style-name="T5">
协调总部的代表安德里·尤索夫(Andriy Yusov)管理囚犯； </text:span>
国家项目的发言人被俄罗斯和白俄罗斯军队“我想活” Vitaliy Matvienko占领。</text:p>
      <text:p text:style-name="P4">
需要媒体代表的认证，并将持续到5月4日10.00。</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News Source: <text:a xlink:type="simple" xlink:href="https://armyinform.com.ua/2023/05/03/4-travnya-vidbudetsya-bryfing-prezentacziya-pershogo-soczdoslidzhennya-rosijskyh-vijskovopolonenyh/" text:style-name="Internet_20_link" text:visited-style-name="Visited_20_Internet_20_Link">
https://armyinform.com.ua/2023/05/03/4-travnya-vidbudetsya-bryfing-prezentacziya-pershogo-soczdoslidzhennya-rosijskyh-vijskovopolonenyh/</text:a>
</text:p>
      <!--NEWS-->
      <text:h text:style-name="P10" text:outline-level="1">
<text:span text:style-name="T4">
天空的卫队击倒了Dnipropetrovsk地区的俄罗斯侦察无人机</text:span>
</text:h>
      <text:p text:style-name="P4">
作者: ['АРМІЯINFORM']</text:p>
      <text:p text:style-name="P4">
时间: 2023-05-03T65:00:00-04:00</text:p>
      <text:p text:style-name="P4">
描述: 关于Vorozhoy Drona的Urani，在保存“ SCID”的保存中布置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bpla_1.jpg" text:style-name="Internet_20_link" text:visited-style-name="Visited_20_Internet_20_Link">
bpla_1.jpg</text:a>
']</text:p>
      <text:p text:style-name="P4">
标签: ['АТАКА ДРОНІВ', 'БПЛА', 'ВТОРГНЕННЯ РФ', 'ДНІПРО']</text:p>
      <text:p text:style-name="P4">
类别: News</text:p>
      <!--METADATA-->
      <text:p text:style-name="P4">
<draw:frame draw:style-name="fr1" draw:name="Image281" text:anchor-type="as-char" svg:width="6.9236in" svg:height="5.19847in" draw:z-index="0">
<draw:image xlink:href="../Images/AРМІЯINFORM/2023-05-03T65-00-00-04-00/bpla_1.jpg" xlink:type="simple" xlink:show="embed" xlink:actuate="onLoad" draw:mime-type="image/jpeg"/>
</draw:frame>
敌人无人机的病变在“东方”的新闻媒体服务中报道。</text:p>
      <text:p text:style-name="P4">
因此，注意到，这一天在Air司令部Dniprovsky区部门“ East”的Mykolaivka地区被枪杀。 在本节“制图师”中。</text:p>
      <text:p text:style-name="P4">
“制图师”  - 一家机密的俄罗斯侦察多人无处不在的综合体是ptero家族的一部分。</text:p>
      <text:p text:style-name="P4">
该无人机旨在执行全景航空照片和视频，并能够实时将收集的信息传输到控制点。</text:p>
      <text:p text:style-name="P4">
它可用于侦察以调整炮兵和火箭笔触。</text:p>
      <text:p text:style-name="P4">
<text:span text:style-name="T5">
准备了Alexander Kolesnik</text:span>
</text:p>
      <text:p text:style-name="P4">
News Source: <text:a xlink:type="simple" xlink:href="https://armyinform.com.ua/2023/05/03/vartovi-neba-zbyly-rosijskyj-rozviduvalnyj-bezpilotnyk-na-dnipropetrovshhyni/" text:style-name="Internet_20_link" text:visited-style-name="Visited_20_Internet_20_Link">
https://armyinform.com.ua/2023/05/03/vartovi-neba-zbyly-rosijskyj-rozviduvalnyj-bezpilotnyk-na-dnipropetrovshhyni/</text:a>
</text:p>
      <!--NEWS-->
      <text:h text:style-name="P10" text:outline-level="1">
<text:span text:style-name="T4">
5月4日，将在安全和国防部的实施发明和创新方面进行简报</text:span>
</text:h>
      <text:p text:style-name="P4">
作者: ['АРМІЯINFORM']</text:p>
      <text:p text:style-name="P4">
时间: 2023-05-03T66:00:00-04:00</text:p>
      <text:p text:style-name="P4">
描述: 4在军事媒体中心布里夫（Briff），布里夫（Briffing），机械师的招标上的12:00 Herbalum ...与乌克兰2022年的战争，与乌克兰与乌克兰的最新新闻战争，今天与乌克兰2022年的新闻战争，乌克兰和俄罗斯，俄罗斯，俄罗斯，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2/10/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282" text:anchor-type="as-char" svg:width="6.9236in" svg:height="3.894525in" draw:z-index="0">
<draw:image xlink:href="../Images/AРМІЯINFORM/2023-05-03T66-00-00-04-00/military-media-center.jpg" xlink:type="simple" xlink:show="embed" xlink:actuate="onLoad" draw:mime-type="image/jpeg"/>
</draw:frame>
<text:span text:style-name="T4">
 5月4日12：00 </text:span>
 u <text:a xlink:type="simple" xlink:href="https://t.me/militarymediacenter/1844" text:style-name="Internet_20_link" text:visited-style-name="Visited_20_Internet_20_Link">
军事媒体中心</text:a>
将有一份简报，专门针对发明和创新的评估和实施机制，这些机制在安全和辩护部门中得到认可，并参与了上校武装部队的中央军事和科学管理代表的代表Volodymyr Kotsyuruba。</text:p>
      <text:p text:style-name="P4">
需要媒体代表的认证，并将持续到5月4日10.00。</text:p>
      <text:p text:style-name="P4">
认证申请发送到E -MAIL地址：<text:a xlink:type="simple" xlink:href="https://armyinform.com.ua/cdn-cgi/l/email-protection" text:style-name="Internet_20_link" text:visited-style-name="Visited_20_Internet_20_Link">
[EmailProtected]</text:a>
指示记者的名称，名称和愿望，出版物的名称，联系电话，e -mail地址。</text:p>
      <text:p text:style-name="P4">
News Source: <text:a xlink:type="simple" xlink:href="https://armyinform.com.ua/2023/05/03/4-travnya-vidbudetsya-bryfing-shhodo-vprovadzhen-vynahodiv-ta-innovaczij-v-sektori-bezpeky-ta-oborony/" text:style-name="Internet_20_link" text:visited-style-name="Visited_20_Internet_20_Link">
https://armyinform.com.ua/2023/05/03/4-travnya-vidbudetsya-bryfing-shhodo-vprovadzhen-vynahodiv-ta-innovaczij-v-sektori-bezpeky-ta-oborony/</text:a>
</text:p>
      <!--NEWS-->
      <text:h text:style-name="P10" text:outline-level="1">
<text:span text:style-name="T4">
为了恐吓乌克兰人，占领者带给了占领的犯罪行为-Anna Malyar</text:span>
</text:h>
      <text:p text:style-name="P4">
作者: ['АРМІЯINFORM']</text:p>
      <text:p text:style-name="P4">
时间: 2023-05-03T67:00:00-04:00</text:p>
      <text:p text:style-name="P4">
描述: 由于暂停的修剪，人们对Rosiska Percopulsi Vlada Tsimlales的恐惧是一条毯子...与乌克兰2022年的战争，与乌克兰的最新新闻，《与乌克兰新闻》，《与乌克兰的新闻战争》，今天去年上次与乌克兰的新闻战争，乌克兰和俄罗斯和俄罗斯之间的战争会以及乌克兰和俄罗斯之间的战争会，他们在2022年与乌克兰与乌克兰的战争，无论是否将在不久</text:p>
      <text:p text:style-name="P4">
图片: ['<text:a xlink:type="simple" xlink:href="https://armyinform.com.ua/wp-content/uploads/2022/12/5f6a5358.jpg" text:style-name="Internet_20_link" text:visited-style-name="Visited_20_Internet_20_Link">
5f6a5358.jpg</text:a>
']</text:p>
      <text:p text:style-name="P4">
标签: ['STOPRUSSIA', 'ГАННА МАЛЯР']</text:p>
      <text:p text:style-name="P4">
类别: News</text:p>
      <!--METADATA-->
      <text:p text:style-name="P4">
<draw:frame draw:style-name="fr1" draw:name="Image283" text:anchor-type="as-char" svg:width="6.9236in" svg:height="4.615733in" draw:z-index="0">
<draw:image xlink:href="../Images/AРМІЯINFORM/2023-05-03T67-00-00-04-00/5f6a5358.jpg" xlink:type="simple" xlink:show="embed" xlink:actuate="onLoad" draw:mime-type="image/jpeg"/>
</draw:frame>
Gannamaars。 照片：Dmitry Yurchenko /陆军</text:p>
      <text:p text:style-name="P4">
为了使社会保持恐惧，俄罗斯占领当局加剧了暂时占领的领土的犯罪局势。 为此，使用了专门准备的管道组，这些管道主要由有犯罪现象的人组成。</text:p>
      <text:p text:style-name="P4">
关于它<text:a xlink:type="simple" xlink:href="https://t.me/annamaliar/692" text:style-name="Internet_20_link" text:visited-style-name="Visited_20_Internet_20_Link">
陈述</text:a>
乌克兰国防部副部长安娜·马利亚(Anna Malyar)。</text:p>
      <text:p text:style-name="P4">
安娜·马里塔(Anna Malyta)说：“这样，占领者故意引起了公共冲突案件的增加，这会导致与俄罗斯占领政权分歧的公民的残酷殴打。” “值得注意的是，在调查冲突情况下，所谓的调查机构将决定仅支持俄罗斯提供者。”</text:p>
      <text:p text:style-name="P4">
因此，根据安娜·马里亚尔(Anna Malyar)的说法，导致公民受到重大身体伤害的赫尔森地区定居点的大多数斗争被归类为没有犯罪的“调查人员”，阿维(Avin)的俄罗斯挑衅者不能承担刑事责任。</text:p>
      <text:p text:style-name="P4">
“俄罗斯联邦始终将犯罪用于政治目的。在2014  -  2015年，他们将他们的“法律盗贼”带给了我们，以消除和破坏局势的稳定。</text:p>
      <text:p text:style-name="P4">
这个是来做什么的？ 在不稳定的内部环境中，俄罗斯人做出犯罪意图。</text:p>
      <text:p text:style-name="P4">
因此，如果他们将罪犯带到暂时占领的领土上，那么他们就不那么容易了。 乌克兰国防部副部长总结了我们的“俄罗斯措施”，我们必须放松和恐吓“俄罗斯措施”。</text:p>
      <text:p text:style-name="P4">
News Source: <text:a xlink:type="simple" xlink:href="https://armyinform.com.ua/2023/05/03/dlya-zalyakuvannya-ukrayincziv-okupanty-zavezly-na-okupovani-terytoriyi-kerovanyj-kryminalitet-ganna-malyar/" text:style-name="Internet_20_link" text:visited-style-name="Visited_20_Internet_20_Link">
https://armyinform.com.ua/2023/05/03/dlya-zalyakuvannya-ukrayincziv-okupanty-zavezly-na-okupovani-terytoriyi-kerovanyj-kryminalitet-ganna-malyar/</text:a>
</text:p>
      <!--NEWS-->
      <text:h text:style-name="P10" text:outline-level="1">
<text:span text:style-name="T4">
由于俄罗斯向赫尔森的打击大型超市被摧毁，有死亡</text:span>
</text:h>
      <text:p text:style-name="P4">
作者: ['АРМІЯINFORM']</text:p>
      <text:p text:style-name="P4">
时间: 2023-05-03T68:00:00-04:00</text:p>
      <text:p text:style-name="P4">
描述: Syogodnis，3个旅行者，下午11:00，Rosiskis Pipepa -Nyskiye震惊了对Kherson的影响。乌克兰与俄罗斯之间的战争以及2022年与乌克兰的战争将在不久的将来与乌克兰发生战争</text:p>
      <text:p text:style-name="P4">
图片: ['<text:a xlink:type="simple" xlink:href="https://armyinform.com.ua/wp-content/uploads/2023/05/b9036199-a5c4-4e58-98ab-c4edd34f1f7c-e1683111638237.jpg" text:style-name="Internet_20_link" text:visited-style-name="Visited_20_Internet_20_Link">
b9036199-a5c4-4e58-98ab-c4edd34f1f7c-e1683111638237.jpg</text:a>
']</text:p>
      <text:p text:style-name="P4">
标签: ['АГРЕСІЯ РФ', 'ВТОРГНЕННЯ РФ', 'ДСНС УКРАЇНИ', 'ОБСТРІЛИ ІНФРАСТРУКТУРИ']</text:p>
      <text:p text:style-name="P4">
类别: News</text:p>
      <!--METADATA-->
      <text:p text:style-name="P4">
<draw:frame draw:style-name="fr1" draw:name="Image284" text:anchor-type="as-char" svg:width="6.9236in" svg:height="4.465722in" draw:z-index="0">
<draw:image xlink:href="../Images/AРМІЯINFORM/2023-05-03T68-00-00-04-00/b9036199-a5c4-4e58-98ab-c4edd34f1f7c-e1683111638237.jpg" xlink:type="simple" xlink:show="embed" xlink:actuate="onLoad" draw:mime-type="image/jpeg"/>
</draw:frame>
今天，5月3日，大约11:00，俄罗斯占领军袭击了赫森。 由于炮击，有3人丧生，4人受伤。</text:p>
      <text:p text:style-name="P4">
关于它<text:a xlink:type="simple" xlink:href="https://t.me/dsns_telegram/16468" text:style-name="Internet_20_link" text:visited-style-name="Visited_20_Internet_20_Link">
报告</text:a>
紧急情况下的乌克兰国家服务。</text:p>
      <text:p text:style-name="P4">
“大约在11:00，敌人击中了城市大型超市。 证词说：“有3人在炮击和受伤的炮击中丧生4.有15个救援人员和3个设备工作。”</text:p>
      <text:p text:style-name="P4">
News Source: <text:a xlink:type="simple" xlink:href="https://armyinform.com.ua/2023/05/03/vnaslidok-rosijskogo-udaru-po-hersonu-zrujnovano-gipermarket-ye-zagybli/" text:style-name="Internet_20_link" text:visited-style-name="Visited_20_Internet_20_Link">
https://armyinform.com.ua/2023/05/03/vnaslidok-rosijskogo-udaru-po-hersonu-zrujnovano-gipermarket-ye-zagybli/</text:a>
</text:p>
      <!--NEWS-->
      <text:h text:style-name="P10" text:outline-level="1">
<text:span text:style-name="T4">
新西兰增加了对乌克兰的财政援助，并扩大了对俄罗斯联邦的制裁</text:span>
</text:h>
      <text:p text:style-name="P4">
作者: ['АРМІЯINFORM']</text:p>
      <text:p text:style-name="P4">
时间: 2023-05-03T69:00:00-04:00</text:p>
      <text:p text:style-name="P4">
描述: Nova Zelanoyya是一个相当无国防的Zobin，以及这样的人道主义，法律...与乌克兰2022年的战争，与乌克兰的最新新闻，今天与乌克兰的新闻战争，今天与乌克兰2022年上次与乌克兰进行战争，乌克兰与乌克兰之间的战争将发生。俄罗斯以及何时，何时，何时，何时，何时，何时，何时，何时，何时，何时，何时，何时，时间。今天的乌克兰新闻，乌克兰新闻在乌克兰媒体上的新闻</text:p>
      <text:p text:style-name="P4">
图片: ['<text:a xlink:type="simple" xlink:href="https://armyinform.com.ua/wp-content/uploads/2023/05/newzealand_ukraine.jpg" text:style-name="Internet_20_link" text:visited-style-name="Visited_20_Internet_20_Link">
newzealand_ukraine.jpg</text:a>
']</text:p>
      <text:p text:style-name="P4">
标签: ['ДОПОМОГА ПАРТНЕРІВ', 'ДОПОМОГУ УКРАЇНІ', 'ЕКОНОМІКА РФ', 'НОВА ЗЕЛАНДІЯ', 'САНКЦІЇ РФ', 'СВІТ ПІДТРИМУЄ УКРАЇНУ']</text:p>
      <text:p text:style-name="P4">
类别: News</text:p>
      <!--METADATA-->
      <text:p text:style-name="P4">
<draw:frame draw:style-name="fr1" draw:name="Image285" text:anchor-type="as-char" svg:width="6.9236in" svg:height="3.894525in" draw:z-index="0">
<draw:image xlink:href="../Images/AРМІЯINFORM/2023-05-03T69-00-00-04-00/newzealand_ukraine.jpg" xlink:type="simple" xlink:show="embed" xlink:actuate="onLoad" draw:mime-type="image/jpeg"/>
</draw:frame>
新西兰扩大了其防御义务，以及当前对俄罗斯非法侵略性战争的国际反应，对乌克兰的人道主义，法律和经济支持。</text:p>
      <text:p text:style-name="P4">
这是由新西兰总理克里斯·希普金斯(Chris Hipkins)表示的，他的信息<text:a xlink:type="simple" xlink:href="https://www.beehive.govt.nz/release/increase-nz-support-ukraine" text:style-name="Internet_20_link" text:visited-style-name="Visited_20_Internet_20_Link">
分发</text:a>
新西兰政府的新闻服务。</text:p>
      <text:p text:style-name="P4">
总理宣布了一揽子计划(NZDF)，在伦敦附近的垃圾填埋场陆军训练区教乌克兰军队。</text:p>
      <text:p text:style-name="P4">
特别是，新西兰承诺：</text:p>
      <text:p text:style-name="P4">
<text:span text:style-name="T5">
继续部署新西兰国防军的95名军人一年，以训练和支持乌克兰的武装部队，直到2024年6月30日； </text:span>
在2024年6月30日之前，将另外两名NZDF军人派往波兰，为乌克兰武装部队提供太空训练计划； <text:span text:style-name="T5">
提供200万新西兰美元(_belly 4,550万UAH _ -ED。)向乌克兰人道主义基金提供支持提供医疗，食品护理，清洁水，住房和其他援助； </text:span>
分配150万新西兰美元(<text:span text:style-name="T5">
belly 3410万UAH _ -ed。)联合国难民高级专员向乌克兰难民提供人道主义援助； * 500,000新西兰美元(_belly 11400万UAH _ -ed .</text:span>
)指导新西兰合作伙伴关系，以与新西兰非政府组织有关对难民的区域反应做出回应； * 130万美元(<text:span text:style-name="T5">
belly 2950万UAH _ -ed .</text:span>
)提供国际刑事法院和受害者信托基金的办公室，以确保乌克兰受害者的法律责任和正义。此外，新西兰增加了18个组织和9名支持俄罗斯反对乌克兰的人。</text:p>
      <text:p text:style-name="P4">
“我们继续谴责俄罗斯的浮华和非法行动。 我们将奥斯克利克(Osklik)重复给普京总统，以结束针对乌克兰的战争，然后开始外交会谈以解决这场战争。</text:p>
      <text:p text:style-name="P4">
News Source: <text:a xlink:type="simple" xlink:href="https://armyinform.com.ua/2023/05/03/nova-zelandiya-zbilshyla-finansovu-dopomogu-ukrayini-ta-rozshyryla-sankcziyi-protyv-rf/" text:style-name="Internet_20_link" text:visited-style-name="Visited_20_Internet_20_Link">
https://armyinform.com.ua/2023/05/03/nova-zelandiya-zbilshyla-finansovu-dopomogu-ukrayini-ta-rozshyryla-sankcziyi-protyv-rf/</text:a>
</text:p>
      <!--NEWS-->
      <text:h text:style-name="P10" text:outline-level="1">
<text:span text:style-name="T4">
NSDC：乌克兰赞扬乌克兰在立法支持国家稳定方面的努力</text:span>
</text:h>
      <text:p text:style-name="P4">
作者: ['АРМІЯINFORM']</text:p>
      <text:p text:style-name="P4">
时间: 2023-05-03T70:00:00-04:00</text:p>
      <text:p text:style-name="P4">
描述: 在克拉基夫大都会（Polishika Polish）的日子，Semnar“ Mizhvydcha Stekyst在乌克兰人” ...与乌克兰2022年的战争，与乌克兰的最新消息，今天与乌克兰2022年的战争，今天与乌克兰2022年的战争，乌克兰和俄罗斯和俄罗斯和俄罗斯之间以及乌克兰和俄罗斯之间的战争将会，2022年与乌克兰的战争将与否，在不久的将来，乌克兰与乌克兰的战争，与乌克兰的战争，今天的乌克兰新闻，乌克兰新闻，乌克兰媒体的新闻</text:p>
      <text:p text:style-name="P4">
图片: ['<text:a xlink:type="simple" xlink:href="https://armyinform.com.ua/wp-content/uploads/2023/05/bez-imeni-2.jpg" text:style-name="Internet_20_link" text:visited-style-name="Visited_20_Internet_20_Link">
bez-imeni-2.jpg</text:a>
']</text:p>
      <text:p text:style-name="P4">
标签: ['МІЖВІДОМЧА СТІЙКІСТЬ', 'РНБО УКРАЇНИ']</text:p>
      <text:p text:style-name="P4">
类别: News</text:p>
      <!--METADATA-->
      <text:p text:style-name="P4">
<draw:frame draw:style-name="fr1" draw:name="Image286" text:anchor-type="as-char" svg:width="6.9236in" svg:height="4.595773in" draw:z-index="0">
<draw:image xlink:href="../Images/AРМІЯINFORM/2023-05-03T70-00-00-04-00/bez-imeni-2.jpg" xlink:type="simple" xlink:show="embed" xlink:actuate="onLoad" draw:mime-type="image/jpeg"/>
</draw:frame>
前几天在克拉科夫(波兰共和国)举行了“乌克兰的机构间稳定性”研讨会，由关键基础设施Tymoshenko的安全局负责人参加，在此期间，她告知了国家保护乌克兰关键基础设施的国家保护系统，这是乌克兰的可持续元素之一稳定。</text:p>
      <text:p text:style-name="P4">
关于它<text:a xlink:type="simple" xlink:href="https://www.rnbo.gov.ua/ua/Diialnist/6307.html" text:style-name="Internet_20_link" text:visited-style-name="Visited_20_Internet_20_Link">
报告</text:a>
乌克兰的国家安全和防御。</text:p>
      <text:p text:style-name="P4">
“我们将乌克兰的支持视为国际工作系统的组成部分，这项研讨会是一个很好的机会，可以开始考虑在最近的研究期间获得的结论，”塔多斯维德(Tadosvid)的结论，”该地区研究所负责人桑德拉·奥恩(Sandra O'Hern)说。安全程序。</text:p>
      <text:p text:style-name="P4">
中央马歇尔战略研究部负责人Matthew Neimayer上校高度赞赏乌克兰为立法支持所做的努力。</text:p>
      <text:p text:style-name="P4">
安全管理研究所的团队正在自称北约定义稳定性的方法。 北约框架方法是在2016年7月在华沙采用的，是为了应对安全挑战，包括俄罗斯吞并克里米亚，近距离东非和北非的不稳定以及网络威胁。 用作基础，每个参与国家都制定了自己的策略和规则。</text:p>
      <text:p text:style-name="P4">
从那时起，乌克兰还实施了类似的法律财务。</text:p>
      <text:p text:style-name="P4">
为期三天的活动，其中包括参加乌克兰当局的18位代表。国防与安全。</text:p>
      <text:p text:style-name="P4">
News Source: <text:a xlink:type="simple" xlink:href="https://armyinform.com.ua/2023/05/03/rnbo-u-yevropi-vysoko-oczinyly-zusyllya-ukrayiny-na-shlyahu-zakonodavchogo-zabezpechennya-naczionalnoyi-stijkosti/" text:style-name="Internet_20_link" text:visited-style-name="Visited_20_Internet_20_Link">
https://armyinform.com.ua/2023/05/03/rnbo-u-yevropi-vysoko-oczinyly-zusyllya-ukrayiny-na-shlyahu-zakonodavchogo-zabezpechennya-naczionalnoyi-stijkosti/</text:a>
</text:p>
      <!--NEWS-->
      <text:h text:style-name="P10" text:outline-level="1">
<text:span text:style-name="T4">
最后一天，占领者从枪管炮兵和RSSL击中了565杆，沿着Lyman-Kupyan的方向击中</text:span>
</text:h>
      <text:p text:style-name="P4">
作者: ['Володимир Віват']</text:p>
      <text:p text:style-name="P4">
时间: 2023-05-03T71:00:00-04:00</text:p>
      <text:p text:style-name="P4">
描述: 在巴赫穆特（Bakhmuts），情况被折叠，融化，novskladnish在Sygodnis Zhekh ...与乌克兰2022年的战争，与乌克兰的最新新闻，今天与乌克兰的新闻战争，今天与乌克兰2022年的《新闻战》，今天，乌克兰和俄罗斯和俄罗斯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9/bahmut2.jpg" text:style-name="Internet_20_link" text:visited-style-name="Visited_20_Internet_20_Link">
bahmut2.jpg</text:a>
']</text:p>
      <text:p text:style-name="P4">
标签: ['БАХМУТ', 'ВОРОЖІ ОБСТРІЛИ', 'ВТОРГНЕННЯ РФ', 'ЄДИНІ НОВИНИ', 'СЕРГІЙ ЧЕРЕВАТИЙ']</text:p>
      <text:p text:style-name="P4">
类别: News</text:p>
      <!--METADATA-->
      <text:p text:style-name="P4">
<draw:frame draw:style-name="fr1" draw:name="Image287" text:anchor-type="as-char" svg:width="6.9236in" svg:height="3.883707in" draw:z-index="0">
<draw:image xlink:href="../Images/AРМІЯINFORM/2023-05-03T71-00-00-04-00/bahmut2.jpg" xlink:type="simple" xlink:show="embed" xlink:actuate="onLoad" draw:mime-type="image/jpeg"/>
</draw:frame>
在Bakhmut的方向上，情况可能是最难与正面区域的最难约会，但受到了控制。 武装部队上校Sergeycheriev的东方分组发言人在远程手机“ Unin”的空中讲述了这一点。</text:p>
      <text:p text:style-name="P4">
他报告说，最后一天，敌人从不同的系统和我们的职位上击败了399次，有11名战斗人员。 由于我们的捍卫者的行动，105名入侵者被摧毁，另外104人受伤。 国防部队还由布克的防空导弹综合体，三把枪，一篇自行插图的文章“康乃馨”和两个带有弹药的田野仓库发起。</text:p>
      <text:p text:style-name="P4">
同时，武装部队东部团体的发言人说，在利马 - 库皮斯克方向上，敌人从RSSV，The The Trunk和Barrel Mintillery造成了565次殴打，并进行了敌意。 我们的战士摧毁了36名受训的受训者，有108名受伤的坦克T-82，两个BMP-1和迫击炮。</text:p>
      <ul>
        <li>
在这个方向上，很长一段时间以来，敌人没有成功。 有时候，敌人没有试图向前迈进。总的来说，有可能在这里形容敌人的行为更加可靠，只有俄罗斯联邦的正常部队才能运作。</li>
      </ul>
      <text:p text:style-name="P4">
News Source: <text:a xlink:type="simple" xlink:href="https://armyinform.com.ua/2023/05/03/mynuloyi-doby-okupanty-zavdaly-565-udariv-zi-stvolnoyi-artyleriyi-ta-rszv-na-lymansko-kupyanskomu-napryamku/" text:style-name="Internet_20_link" text:visited-style-name="Visited_20_Internet_20_Link">
https://armyinform.com.ua/2023/05/03/mynuloyi-doby-okupanty-zavdaly-565-udariv-zi-stvolnoyi-artyleriyi-ta-rszv-na-lymansko-kupyanskomu-napryamku/</text:a>
</text:p>
      <!--NEWS-->
      <text:h text:style-name="P10" text:outline-level="1">
<text:span text:style-name="T4">
所有违反俘虏捍卫者的违法行为都是正确记录的 - 协调总部</text:span>
</text:h>
      <text:p text:style-name="P4">
作者: ['АРМІЯINFORM']</text:p>
      <text:p text:style-name="P4">
时间: 2023-05-03T72:00:00-04:00</text:p>
      <text:p text:style-name="P4">
描述: Ziinitivativ去“关于安静的人，对谁有能力”，共同协调总部Zustilich Z ...与乌克兰2022年的战争，与乌克兰的最新新闻，今天与乌克兰的新闻战争，今天与乌克兰的新闻战争最后一次，乌克兰会在乌克兰之间发生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bez-imeni-3.jpg" text:style-name="Internet_20_link" text:visited-style-name="Visited_20_Internet_20_Link">
bez-imeni-3.jpg</text:a>
']</text:p>
      <text:p text:style-name="P4">
标签: ['ВІЙСЬКОВОПОЛОНЕНІ',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288" text:anchor-type="as-char" svg:width="6.9236in" svg:height="4.553939in" draw:z-index="0">
<draw:image xlink:href="../Images/AРМІЯINFORM/2023-05-03T72-00-00-04-00/bez-imeni-3.jpg" xlink:type="simple" xlink:show="embed" xlink:actuate="onLoad" draw:mime-type="image/jpeg"/>
</draw:frame>
在协调总部的非政府组织“对那些沉默的人”的主动行动，与被俘虏的蛇岛的捍卫者的家人一起举行。</text:p>
      <text:p text:style-name="P4">
关于它<text:a xlink:type="simple" xlink:href="https://t.me/Koord_shtab/942" text:style-name="Internet_20_link" text:visited-style-name="Visited_20_Internet_20_Link">
报告</text:a>
与战俘问题协调总部。</text:p>
      <text:p text:style-name="P4">
该活动由协调总部的代表，乌克兰国家边境卫队红十字会国际委员会委员委员会委员</text:p>
      <text:p text:style-name="P4">
囚犯的亲戚引起了人们的注意，即他们所爱的人在波罗尼尼康纳德(Polonnikonnade)，在这段时间里，他们的健康状况大大恶化。 此外，他们有兴趣与红十字国际委员会的负责任任务一起访问战俘的维护地点。</text:p>
      <text:p text:style-name="P4">
就红十字国际委员会代表而言(ICCH)他们指出，要访问自由地，他们需要获得持有囚犯的国家的许可。 乌克兰遵守日内瓦公约，因此ICCC可以在我们的领土上访问俄罗斯 - 波浪-in -law的维护。 相反，限制了进入俄罗斯和临时预订领土的拘留所的机会。</text:p>
      <text:p text:style-name="P4">
根据乌克兰Verkhovna Rada专员办公室的代表，从囚禁中返回的军人进行了负责任的沟通，并正确记录了他们在俄罗斯遭受的权利的所有侵犯。</text:p>
      <text:p text:style-name="P4">
总部代表指出，一旦有关服务员服务员的新信息出现，应立即将其转移到国家信息局的协调员。</text:p>
      <text:p text:style-name="P4">
News Source: <text:a xlink:type="simple" xlink:href="https://armyinform.com.ua/2023/05/03/vsi-porushennya-prav-yaki-zaznaly-zahysnyky-u-poloni-nalezhnym-chynom-fiksuyutsya-koordynaczijnyj-shtab/" text:style-name="Internet_20_link" text:visited-style-name="Visited_20_Internet_20_Link">
https://armyinform.com.ua/2023/05/03/vsi-porushennya-prav-yaki-zaznaly-zahysnyky-u-poloni-nalezhnym-chynom-fiksuyutsya-koordynaczijnyj-shtab/</text:a>
</text:p>
      <!--NEWS-->
      <text:h text:style-name="P10" text:outline-level="1">
<text:span text:style-name="T4">
石油仓库和铁路事故发生的火灾是对俄罗斯人对战争的看法的打击-Petro Chernik</text:span>
</text:h>
      <text:p text:style-name="P4">
作者: ['АРМІЯINFORM']</text:p>
      <text:p text:style-name="P4">
时间: 2023-05-03T73:00:00-04:00</text:p>
      <text:p text:style-name="P4">
描述: 在尼克（Nich），奥兹哈（Ozhezha）在玫瑰花尼达利克（Rosiye Nedalik Vid）Krasnodar地区附近的Naftobaz睡觉...与乌克兰2022年的战争，与乌克兰的战争是今天的最新新闻，这是与乌克兰2022年的新闻战争，这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5/photo_5373230681636850021_y.jpg" text:style-name="Internet_20_link" text:visited-style-name="Visited_20_Internet_20_Link">
photo_5373230681636850021_y.jpg</text:a>
']</text:p>
      <text:p text:style-name="P4">
标签: ['MILITARY MEDIA CENTER', 'STOPRUSSIA', 'АГРЕСІЯ РФ', 'ВТОРГНЕННЯ РФ', 'ПЕТРО ЧЕРНИК']</text:p>
      <text:p text:style-name="P4">
类别: News</text:p>
      <!--METADATA-->
      <text:p text:style-name="P4">
<draw:frame draw:style-name="fr1" draw:name="Image289" text:anchor-type="as-char" svg:width="6.9236in" svg:height="4.615733in" draw:z-index="0">
<draw:image xlink:href="../Images/AРМІЯINFORM/2023-05-03T73-00-00-04-00/photo_5373230681636850021_y.jpg" xlink:type="simple" xlink:show="embed" xlink:actuate="onLoad" draw:mime-type="image/jpeg"/>
</draw:frame>
周三晚上，俄罗斯俄罗斯桥的克拉斯诺达尔地区的石油仓库发生了大火。 长期以来，俄罗斯联邦又发生了更多事件，其中包括两辆货运列车在周一和周二的布莱恩斯克地区的结果中降落在铁轨中。</text:p>
      <text:p text:style-name="P4">
关于它在评论中<text:a xlink:type="simple" xlink:href="https://t.me/militarymediacenter/1845" text:style-name="Internet_20_link" text:visited-style-name="Visited_20_Internet_20_Link">
军事媒体中心</text:a>
军事分析师Petro Chernik说。</text:p>
      <text:p text:style-name="P4">
Petro Chernik说：“在灭绝燃料和润滑剂以及提供战争的任何其他有价值的材料的一部分中，俄罗斯联邦领土上发生的一切都是不可能的。”</text:p>
      <text:p text:style-name="P4">
他指出，这些事件具有重要的战略背景。</text:p>
      <text:p text:style-name="P4">
““特别军事行动”的反思返回俄罗斯领土。 分析师说，对他们的心理创伤对他们来说是严重的。</text:p>
      <text:p text:style-name="P4">
根据Petro Chernyk的说法，在一般战略背景下，应该理解，“乌克兰终于拦截了战略倡议”。</text:p>
      <text:p text:style-name="P4">
他补充说：“但是从战略计划到战略性裂缝，他已经很远了。”</text:p>
      <text:p text:style-name="P4">
根据分析师的说法，现在可以观察到“ SO被称为轨道的第一个迹象”。 当然，只有这场铁路战争的基调就想要更多的问题。”</text:p>
      <text:p text:style-name="P4">
“但是我认为，如果那些“其他行星力量”吟了这些疼痛点，那么音调只会发展。”  - 总结了Petro Chernik。</text:p>
      <text:p text:style-name="P4">
News Source: <text:a xlink:type="simple" xlink:href="https://armyinform.com.ua/2023/05/03/pozhezhi-na-naftobazah-i-avariyi-na-zaliznyczi-ye-udarom-po-spryjnyattyu-vijny-rosiyanamy-petro-chernyk/" text:style-name="Internet_20_link" text:visited-style-name="Visited_20_Internet_20_Link">
https://armyinform.com.ua/2023/05/03/pozhezhi-na-naftobazah-i-avariyi-na-zaliznyczi-ye-udarom-po-spryjnyattyu-vijny-rosiyanamy-petro-chernyk/</text:a>
</text:p>
      <!--NEWS-->
      <text:h text:style-name="P10" text:outline-level="1">
<text:span text:style-name="T4">
今天，占领者开了两倍的切尔尼希夫和苏米地区的边界 - 好的“北”</text:span>
</text:h>
      <text:p text:style-name="P4">
作者: ['АРМІЯINFORM']</text:p>
      <text:p text:style-name="P4">
时间: 2023-05-03T74:00:00-04:00</text:p>
      <text:p text:style-name="P4">
描述: 该村庄在16:00 3 Rosiskis the Viechyki Dvichi受到孟加格主义者的孟加斯犬一号的困扰。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e0518923-66f3-4f84-8c91-7dff01bffe22_cx3_cy11_cw86_w1200_r1.jpg" text:style-name="Internet_20_link" text:visited-style-name="Visited_20_Internet_20_Link">
e0518923-66f3-4f84-8c91-7dff01bffe22_cx3_cy11_cw86_w1200_r1.jpg</text:a>
']</text:p>
      <text:p text:style-name="P4">
标签: []</text:p>
      <text:p text:style-name="P4">
类别: News</text:p>
      <!--METADATA-->
      <text:p text:style-name="P4">
<draw:frame draw:style-name="fr1" draw:name="Image290" text:anchor-type="as-char" svg:width="6.9236in" svg:height="3.894525in" draw:z-index="0">
<draw:image xlink:href="../Images/AРМІЯINFORM/2023-05-03T74-00-00-04-00/e0518923-66f3-4f84-8c91-7dff01bffe22_cx3_cy11_cw86_w1200_r1.jpg" xlink:type="simple" xlink:show="embed" xlink:actuate="onLoad" draw:mime-type="image/jpeg"/>
</draw:frame>
截至5月3日16:00，俄罗斯军队两次开枪和苏米地区。 关于这个<text:a xlink:type="simple" xlink:href="https://www.facebook.com/kommander.nord/posts/610107931148235" text:style-name="Internet_20_link" text:visited-style-name="Visited_20_Internet_20_Link">
被引用</text:a>
Facebook页面上命令的描述页面。</text:p>
      <text:p text:style-name="P4">
从10:30到10:35 4教区记录了该地区的120毫米迫击炮。 Novasilivka。 没有有关当地居民损失或平民基础设施损失的信息。</text:p>
      <text:p text:style-name="P4">
大约在10:30，有2个到达，可能有120毫米的迫击炮，位于NP Buchka地区。 没有关于当地群体损失或民用基础设施损失的信息。</text:p>
      <text:p text:style-name="P4">
News Source: <text:a xlink:type="simple" xlink:href="https://armyinform.com.ua/2023/05/03/operatyvna-informacziya-vid-operatyvnogo-komanduvannya-pivnich/" text:style-name="Internet_20_link" text:visited-style-name="Visited_20_Internet_20_Link">
https://armyinform.com.ua/2023/05/03/operatyvna-informacziya-vid-operatyvnogo-komanduvannya-pivnich/</text:a>
</text:p>
      <!--NEWS-->
      <text:h text:style-name="P10" text:outline-level="1">
<text:span text:style-name="T4">
乌克兰和芬兰已经开始准备第16条防御计划，这对于我们的保护非常重要</text:span>
</text:h>
      <text:p text:style-name="P4">
作者: ['АРМІЯINFORM']</text:p>
      <text:p text:style-name="P4">
时间: 2023-05-03T75:00:00-04:00</text:p>
      <text:p text:style-name="P4">
描述: 在乌克兰Volodymyr的总统办公室，与乌克兰2022年的战争，与乌克兰的战争是当今最新的新闻，即与乌克兰2022年的战争，乌克兰和俄罗斯的最后一场战争，当时是乌克兰和俄罗斯的最后一场，以及2022年2022年与乌克兰战争他们会说，是否会在不久的将来与乌克兰进行战争，他们说，与乌克兰的战争，今天的乌克兰新闻，乌克兰的新闻，乌克兰的新闻</text:p>
      <text:p text:style-name="P4">
图片: ['<text:a xlink:type="simple" xlink:href="https://armyinform.com.ua/wp-content/uploads/2023/05/zelya.jpeg" text:style-name="Internet_20_link" text:visited-style-name="Visited_20_Internet_20_Link">
zelya.jpeg</text:a>
', '<text:a xlink:type="simple" xlink:href="https://armyinform.com.ua/wp-content/uploads/2023/05/zelya222.jpeg" text:style-name="Internet_20_link" text:visited-style-name="Visited_20_Internet_20_Link">
zelya222.jpeg</text:a>
', '<text:a xlink:type="simple" xlink:href="https://armyinform.com.ua/wp-content/uploads/2023/05/zelya333.jpeg" text:style-name="Internet_20_link" text:visited-style-name="Visited_20_Internet_20_Link">
zelya333.jpeg</text:a>
', '<text:a xlink:type="simple" xlink:href="https://armyinform.com.ua/wp-content/uploads/2023/05/zelya44.jpeg" text:style-name="Internet_20_link" text:visited-style-name="Visited_20_Internet_20_Link">
zelya44.jpeg</text:a>
']</text:p>
      <text:p text:style-name="P4">
标签: ['STOPRUSSIA', 'АГРЕСІЯ РФ', 'ВОЛОДИМИР ЗЕЛЕНСЬКИЙ', 'ВТОРГНЕННЯ РФ', 'ФІНЛЯНДІЯ']</text:p>
      <text:p text:style-name="P4">
类别: News</text:p>
      <!--METADATA-->
      <text:p text:style-name="P4">
<draw:frame draw:style-name="fr1" draw:name="Image291" text:anchor-type="as-char" svg:width="6.9236in" svg:height="4.617948in" draw:z-index="0">
<draw:image xlink:href="../Images/AРМІЯINFORM/2023-05-03T75-00-00-04-00/zelya.jpeg" xlink:type="simple" xlink:show="embed" xlink:actuate="onLoad" draw:mime-type="image/jpeg"/>
</draw:frame>
在对芬兰共和国的正式访问中，乌克兰Zelensky总统与芬兰总裁Sauli Niinsto举行了会议。</text:p>
      <text:p text:style-name="P4">
关于它<text:a xlink:type="simple" xlink:href="https://www.president.gov.ua/news/ukrayina-j-finlyandiya-rozpochali-pidgotovku-16-go-oboronnog-82617" text:style-name="Internet_20_link" text:visited-style-name="Visited_20_Internet_20_Link">
报告</text:a>
乌克兰总统办公室。</text:p>
      <text:p text:style-name="P4">
乌克兰国家的负责人对索利·尼特约(Sauli Niintyo)的邀请表示感谢。</text:p>
      <text:p text:style-name="P4">
“我觉得这次访问将非常有生产力。 我们的代表团将回到士兵们正在等待的一切以及为我们的防御工作的每个人。弗拉基米尔·泽伦斯基(Vladimir Zelensky)说。</text:p>
      <text:p text:style-name="P4">
<draw:frame draw:style-name="fr1" draw:name="Image292" text:anchor-type="as-char" svg:width="6.9236in" svg:height="4.617948in" draw:z-index="0">
<draw:image xlink:href="../Images/AРМІЯINFORM/2023-05-03T75-00-00-04-00/zelya222.jpeg" xlink:type="simple" xlink:show="embed" xlink:actuate="onLoad" draw:mime-type="image/jpeg"/>
</draw:frame>
乌克兰总统说，尽管侵略者国家距芬兰首都仅几百公里，这要归功于乌克兰和合伙人的共同安全，但侵略者将永远无法获得赫尔辛基。</text:p>
      <text:p text:style-name="P4">
“代表所有乌克兰人，我想对芬兰narode的勇气表示钦佩。 在乌克兰，几乎每个书店都出售有关您的战争的书籍，即您的民族英雄的回忆录-Mandheim元帅。 这是很多事情说的，” Volodymyr Zelenskyy强调。</text:p>
      <text:p text:style-name="P4">
据他说，对俄罗斯侵略和国防问题的保护是当今的主要谈判。</text:p>
      <text:p text:style-name="P4">
“芬兰始终支持我们的自由，Isverevreny的领土完整，以及人民宽松所依赖的国际法原则。 我感谢15个对我们的军事援助套餐。 今天，我们同意加快授予15剂的授予，并开始准备下一个第16次国防计划，这对我们来说非常重要。”乌克兰总统说。</text:p>
      <text:p text:style-name="P4">
此外，根据国家负责人的说法，芬兰和索利·尼奥诺(Sauli Nionyo)亲自支持乌克兰的努力，旨在为整个乌克兰人民实现长期和平。</text:p>
      <text:p text:style-name="P4">
“正是在此基础上，我们合作实现我们的和平公式。 总统先生，我感谢您为加强俄罗斯侵略终止的全球联盟做出的个人贡献，并为实施和平公式的实施提供了帮助。” Volodymyr Zelenskyy强调。他还指出，芬兰的协助克服了俄罗斯绳索对乌克兰能源的后果。</text:p>
      <text:p text:style-name="P4">
乌克兰国家负责人宣布：“我感谢芬兰的业务帮助芬兰政府，我们需要到乌克兰所需的能源设备。”</text:p>
      <text:p text:style-name="P4">
在会议期间，各方还讨论了欧洲太极拳融合的合作。</text:p>
      <text:p text:style-name="P4">
“我感谢总统对乌克兰的支持。稍后，我们将讨论针对俄罗斯的下一个欧盟制裁计划的准备，以及遵守现有的制裁，俄罗斯不断地试图演唱。 我们所有人都必须记住：越来越多地按侵略者，这种侵略就会越早结束。</text:p>
      <text:p text:style-name="P4">
就她而言，索利(Sauli Ninity)保证，芬兰将继续支持乌克兰。</text:p>
      <text:p text:style-name="P4">
他说：“第15条援助已经在准备，我绝对确定这将是16日的结果。”</text:p>
      <text:p text:style-name="P4">
<draw:frame draw:style-name="fr1" draw:name="Image293" text:anchor-type="as-char" svg:width="6.9236in" svg:height="4.617948in" draw:z-index="0">
<draw:image xlink:href="../Images/AРМІЯINFORM/2023-05-03T75-00-00-04-00/zelya44.jpeg" xlink:type="simple" xlink:show="embed" xlink:actuate="onLoad" draw:mime-type="image/jpeg"/>
</draw:frame>
据索利·恩(Sauli ninity)称，俄罗斯对乌克兰的入侵违反了与战争无直接关系的国家和国家的全球安全。特别是，人们的灵魂现在正在进行中，因此，清楚，正确正确，正确正确地，非常重要调用世界上正在发生的事情。</text:p>
      <text:p text:style-name="P4">
在实施乌克兰和平公式和举行芬兰和平总统峰会的背景下，他的国家支持乌克兰公正自由的想法。</text:p>
      <text:p text:style-name="P4">
News Source: <text:a xlink:type="simple" xlink:href="https://armyinform.com.ua/2023/05/03/ukrayina-j-finlyandiya-rozpochaly-pidgotovku-16-go-oboronnogo-paketu-duzhe-vazhlyvogo-dlya-ukrayinskogo-zahystu/" text:style-name="Internet_20_link" text:visited-style-name="Visited_20_Internet_20_Link">
https://armyinform.com.ua/2023/05/03/ukrayina-j-finlyandiya-rozpochaly-pidgotovku-16-go-oboronnogo-paketu-duzhe-vazhlyvogo-dlya-ukrayinskogo-zahystu/</text:a>
</text:p>
      <!--NEWS-->
      <text:h text:style-name="P10" text:outline-level="1">
<text:span text:style-name="T4">
赫尔森居民可以免费撤离公共汽车</text:span>
</text:h>
      <text:p text:style-name="P4">
作者: ['АРМІЯINFORM']</text:p>
      <text:p text:style-name="P4">
时间: 2023-05-03T76:00:00-04:00</text:p>
      <text:p text:style-name="P4">
描述: Vidteper到Meshkantsi Khersonskoye的胡说八道地区的杂物。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04/evakuacziya-prypyati.jpg" text:style-name="Internet_20_link" text:visited-style-name="Visited_20_Internet_20_Link">
evakuacziya-prypyati.jpg</text:a>
']</text:p>
      <text:p text:style-name="P4">
标签: ['STOPRUSSIA', 'АГРЕСІЯ РФ', 'ВТОРГНЕННЯ РФ', 'МІНРЕІНТЕГРАЦІЇ']</text:p>
      <text:p text:style-name="P4">
类别: News</text:p>
      <!--METADATA-->
      <text:p text:style-name="P4">
<draw:frame draw:style-name="fr1" draw:name="Image294" text:anchor-type="as-char" svg:width="6.9236in" svg:height="3.895758in" draw:z-index="0">
<draw:image xlink:href="../Images/AРМІЯINFORM/2023-05-03T76-00-00-04-00/evakuacziya-prypyati.jpg" xlink:type="simple" xlink:show="embed" xlink:actuate="onLoad" draw:mime-type="image/jpeg"/>
</draw:frame>
从现在开始，Kherson地区的居民可以接触免费的公共汽车。 最近，第一个Evawatobus到达了敖德萨。</text:p>
      <text:p text:style-name="P4">
关于它<text:a xlink:type="simple" xlink:href="https://minre.gov.ua/2023/05/03/zhyteli-hersonshhyny-mozhut-bezkoshtovno-evakuyuvatysya-avtobusamy/" text:style-name="Internet_20_link" text:visited-style-name="Visited_20_Internet_20_Link">
报告</text:a>
乌克兰暂时占领领土的重新融入部。</text:p>
      <text:p text:style-name="P4">
到达目的地后，撤离的经济援助保证了成人的2000份Hryvnias和3000年满18岁的儿童和残疾人的3000名Hryvnias。</text:p>
      <text:p text:style-name="P4">
公共汽车撤离是通过初步进入进行的。 为此，您需要与地方当局联系，请致电Hot Lineron OVA：0 800 330 951，0 800 330 951，(091)481-78-45或在数字上写入Viber，Telegram，Signal，WhatsApp：(093)011-95-96。</text:p>
      <text:p text:style-name="P4">
您还可以在危机的热线反应中报告：15-48。</text:p>
      <text:p text:style-name="P4">
News Source: <text:a xlink:type="simple" xlink:href="https://armyinform.com.ua/2023/05/03/zhyteli-hersonshhyny-mozhut-bezkoshtovno-evakuyuvatysya-avtobusamy/" text:style-name="Internet_20_link" text:visited-style-name="Visited_20_Internet_20_Link">
https://armyinform.com.ua/2023/05/03/zhyteli-hersonshhyny-mozhut-bezkoshtovno-evakuyuvatysya-avtobusamy/</text:a>
</text:p>
      <!--NEWS-->
      <text:h text:style-name="P10" text:outline-level="1">
<text:span text:style-name="T4">
“乌克兰希望在战场上成功进攻之后获得战斗飞机” -Volodymyr Zelenskyy</text:span>
</text:h>
      <text:p text:style-name="P4">
作者: ['АРМІЯINFORM']</text:p>
      <text:p text:style-name="P4">
时间: 2023-05-03T77:00:00-04:00</text:p>
      <text:p text:style-name="P4">
描述: 总统Volodymyr Zelensky，Kho乌克兰Otrima boyovi lost ...与2022年与乌克兰的战争，与乌克兰的最新新闻，今天与乌克兰的最新消息，与乌克兰的新闻战争最后一次与乌克兰的新闻战争，乌克兰和俄罗斯之间的战争将在2022年与乌克兰之间发生战争他们说，无论是否有一年，是否会在不久的将来与乌克兰进行战争</text:p>
      <text:p text:style-name="P4">
图片: ['<text:a xlink:type="simple" xlink:href="https://armyinform.com.ua/wp-content/uploads/2023/05/volo.jpeg" text:style-name="Internet_20_link" text:visited-style-name="Visited_20_Internet_20_Link">
volo.jpeg</text:a>
', '<text:a xlink:type="simple" xlink:href="https://armyinform.com.ua/wp-content/uploads/2023/05/volo-1.jpeg" text:style-name="Internet_20_link" text:visited-style-name="Visited_20_Internet_20_Link">
volo-1.jpeg</text:a>
']</text:p>
      <text:p text:style-name="P4">
标签: ['STOPRUSSIA', 'АГРЕСІЯ РФ', 'ВОЛОДИМИР ЗЕЛЕНСЬКИЙ', 'ВТОРГНЕННЯ РФ']</text:p>
      <text:p text:style-name="P4">
类别: News</text:p>
      <!--METADATA-->
      <text:p text:style-name="P4">
<draw:frame draw:style-name="fr1" draw:name="Image295" text:anchor-type="as-char" svg:width="6.9236in" svg:height="4.617948in" draw:z-index="0">
<draw:image xlink:href="../Images/AРМІЯINFORM/2023-05-03T77-00-00-04-00/volo.jpeg" xlink:type="simple" xlink:show="embed" xlink:actuate="onLoad" draw:mime-type="image/jpeg"/>
</draw:frame>
沃迪米尔·泽伦斯基总统坚信，在与俄罗斯安全行业的战场上成功采取进攻型行动后，乌克兰将从合作伙伴州获得战斗机。 他说，与苏利亚尼尼亚·ugelsinki芬兰共和国总统的会议与媒体代表进行交流时，他说了这一点。</text:p>
      <text:p text:style-name="P4">
关于它<text:a xlink:type="simple" xlink:href="https://www.president.gov.ua/news/ukrayina-spodivayetsya-otrimati-bojovi-litaki-pislya-uspishn-82621" text:style-name="Internet_20_link" text:visited-style-name="Visited_20_Internet_20_Link">
报告</text:a>
乌克兰总统办公室。</text:p>
      <text:p text:style-name="P4">
国家元首强调，在与敌人的战场上取得成功后，乌克兰早些时候从合作伙伴那里获得了新的签证。</text:p>
      <text:p text:style-name="P4">
“为什么我确定我们会有飞机？ 因为很快我们将取得成功的行动。 在他们之后，我敢肯定，他们会给我们飞机。</text:p>
      <text:p text:style-name="P4">
<draw:frame draw:style-name="fr1" draw:name="Image296" text:anchor-type="as-char" svg:width="6.9236in" svg:height="4.617948in" draw:z-index="0">
<draw:image xlink:href="../Images/AРМІЯINFORM/2023-05-03T77-00-00-04-00/volo-1.jpeg" xlink:type="simple" xlink:show="embed" xlink:actuate="onLoad" draw:mime-type="image/jpeg"/>
</draw:frame>
总统还指出，乌克兰预计明确的信号将支持我们国家在联盟中的会员资格。</text:p>
      <text:p text:style-name="P4">
“在战争进行之前，我们将不会在北约。 我们清楚地意识到这一点。 但是它们不仅仅是“敞开大门”，伙伴使我们成为激励乌克兰社会的强大哭声。 我们想今天支持。”国家负责人强调。</text:p>
      <text:p text:style-name="P4">
他指出，乌克兰政治支持的重要表现将是在联盟的会员资格之路上有效保证。</text:p>
      <text:p text:style-name="P4">
“在途中，当我们发生战争时，我们暂时需要安全保证，直到我们在北约为止。 但是无论如何，我们的目标是在联盟中获得正式成员。” Volodymyr Zelenskyy强调。</text:p>
      <text:p text:style-name="P4">
News Source: <text:a xlink:type="simple" xlink:href="https://armyinform.com.ua/2023/05/03/ukrayina-spodivayetsya-otrymaty-bojovi-litaky-pislya-uspishnogo-nastupu-na-fronti-volodymyr-zelenskyj/" text:style-name="Internet_20_link" text:visited-style-name="Visited_20_Internet_20_Link">
https://armyinform.com.ua/2023/05/03/ukrayina-spodivayetsya-otrymaty-bojovi-litaky-pislya-uspishnogo-nastupu-na-fronti-volodymyr-zelenskyj/</text:a>
</text:p>
      <!--NEWS-->
      <text:h text:style-name="P10" text:outline-level="1">
<text:span text:style-name="T4">
国防部长向不同专业的代表颁发了国家和部门奖，以贡献乌克兰的胜利</text:span>
</text:h>
      <text:p text:style-name="P4">
作者: ['АРМІЯINFORM']</text:p>
      <text:p text:style-name="P4">
时间: 2023-05-03T78:00:00-04:00</text:p>
      <text:p text:style-name="P4">
描述: 乌克兰Oleksiy Reznikov的Mainstro Defficthore交出了同一Nagorodi Viskovim的君主...与乌克兰2022年的战争，与乌克兰的最新新闻，今天与乌克兰2022年的新闻战争，今天与乌克兰和俄罗斯之间的战争，将在乌克兰和俄罗斯之间进行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cea9789ec888210fcb87807f0aa8604605b56307.jpg" text:style-name="Internet_20_link" text:visited-style-name="Visited_20_Internet_20_Link">
cea9789ec888210fcb87807f0aa8604605b56307.jpg</text:a>
', '<text:a xlink:type="simple" xlink:href="https://armyinform.com.ua/wp-content/uploads/2023/05/5bf5de650b93582439775ad281425512c9cab585-150x150.jpg" text:style-name="Internet_20_link" text:visited-style-name="Visited_20_Internet_20_Link">
5bf5de650b93582439775ad281425512c9cab585-150x150.jpg</text:a>
', '<text:a xlink:type="simple" xlink:href="https://armyinform.com.ua/wp-content/uploads/2023/05/e7c927a6e004bbad2afbc71af4c96b29eb31d706-150x150.jpg" text:style-name="Internet_20_link" text:visited-style-name="Visited_20_Internet_20_Link">
e7c927a6e004bbad2afbc71af4c96b29eb31d706-150x150.jpg</text:a>
', '<text:a xlink:type="simple" xlink:href="https://armyinform.com.ua/wp-content/uploads/2023/05/4def42fd6f752587a2aaafc26ee5b24af91e63c6-150x150.jpg" text:style-name="Internet_20_link" text:visited-style-name="Visited_20_Internet_20_Link">
4def42fd6f752587a2aaafc26ee5b24af91e63c6-150x150.jpg</text:a>
', '<text:a xlink:type="simple" xlink:href="https://armyinform.com.ua/wp-content/uploads/2023/05/aac365f7972f508b1b22f468a5acbe5f635ae9e8-150x150.jpg" text:style-name="Internet_20_link" text:visited-style-name="Visited_20_Internet_20_Link">
aac365f7972f508b1b22f468a5acbe5f635ae9e8-150x150.jpg</text:a>
']</text:p>
      <text:p text:style-name="P4">
标签: ['МІНІСТР ОБОРОНИ УКРАЇНИ ОЛЕКСІЙ РЕЗНІКОВ']</text:p>
      <text:p text:style-name="P4">
类别: News</text:p>
      <!--METADATA-->
      <text:p text:style-name="P4">
<draw:frame draw:style-name="fr1" draw:name="Image297" text:anchor-type="as-char" svg:width="6.9236in" svg:height="4.742666in" draw:z-index="0">
<draw:image xlink:href="../Images/AРМІЯINFORM/2023-05-03T78-00-00-04-00/cea9789ec888210fcb87807f0aa8604605b56307.jpg" xlink:type="simple" xlink:show="embed" xlink:actuate="onLoad" draw:mime-type="image/jpeg"/>
</draw:frame>
乌克兰的国防部长阿列克谢·雷兹尼科夫(Alexei Reznikov)向国防军组成部分的州和部门奖励和民用工人提出了奖励，公用事业，公用事业，志愿者，志愿者以及对乌克兰胜利的个人贡献的代表。</text:p>
      <text:p text:style-name="P4">
<text:a xlink:type="simple" xlink:href="https://armyinform.com.ua/wp-content/uploads/2023/05/5bf5de650b93582439775ad281425512c9cab585.jpg" text:style-name="Internet_20_link" text:visited-style-name="Visited_20_Internet_20_Link">
!(Images/AРМІЯINFORM/2023-05-03T78-00-00-04-00/5bf5de650b93582439775ad281425512c9cab585-150x150.jpg)</text:a>
</text:p>
      <text:p text:style-name="P4">
<text:a xlink:type="simple" xlink:href="https://armyinform.com.ua/wp-content/uploads/2023/05/e7c927a6e004bbad2afbc71af4c96b29eb31d706.jpg" text:style-name="Internet_20_link" text:visited-style-name="Visited_20_Internet_20_Link">
<draw:frame draw:style-name="fr1" draw:name="Image298" text:anchor-type="as-char" svg:width="6.9236in" svg:height="6.9236in" draw:z-index="0">
<draw:image xlink:href="../Images/AРМІЯINFORM/2023-05-03T78-00-00-04-00/e7c927a6e004bbad2afbc71af4c96b29eb31d706-150x150.jpg" xlink:type="simple" xlink:show="embed" xlink:actuate="onLoad" draw:mime-type="image/jpeg"/>
</draw:frame>
</text:a>
国防部长强调，乌克兰人民启发了整个世界，以前认为基辅将在三天内和三个星期内跌倒 - 乌克兰。 Alexei Reznikov说：“这并没有归功于您，感谢您的朋友，兄弟，姐妹，亲戚。”</text:p>
      <text:p text:style-name="P4">
<text:a xlink:type="simple" xlink:href="https://armyinform.com.ua/wp-content/uploads/2023/05/4def42fd6f752587a2aaafc26ee5b24af91e63c6.jpg" text:style-name="Internet_20_link" text:visited-style-name="Visited_20_Internet_20_Link">
!(Images/AРМІЯINFORM/2023-05-03T78-00-00-04-00/4def42fd6f752587a2aaafc26ee5b24af91e63c6-150x150.jpg)</text:a>
</text:p>
      <text:p text:style-name="P4">
<text:a xlink:type="simple" xlink:href="https://armyinform.com.ua/wp-content/uploads/2023/05/aac365f7972f508b1b22f468a5acbe5f635ae9e8.jpg" text:style-name="Internet_20_link" text:visited-style-name="Visited_20_Internet_20_Link">
<draw:frame draw:style-name="fr1" draw:name="Image299" text:anchor-type="as-char" svg:width="6.9236in" svg:height="6.9236in" draw:z-index="0">
<draw:image xlink:href="../Images/AРМІЯINFORM/2023-05-03T78-00-00-04-00/aac365f7972f508b1b22f468a5acbe5f635ae9e8-150x150.jpg" xlink:type="simple" xlink:show="embed" xlink:actuate="onLoad" draw:mime-type="image/jpeg"/>
</draw:frame>
</text:a>
“您是军队，志愿者，医师，救援人员，联络人，ither ...我必须告诉你“谢谢!” 为了您已经做过的事情，并继续履行乌克兰的主要任务 - 乌克兰击败俄罗斯入侵者，我国以SO的“世界第二军”的胜利， - 国防部长 - 乌克兰Alexei Reznikov。</text:p>
      <text:p text:style-name="P4">
News Source: <text:a xlink:type="simple" xlink:href="https://armyinform.com.ua/2023/05/03/ministr-oborony-vruchyv-derzhavni-ta-vidomchi-nagorody-predstavnykam-riznyh-profesij-za-vnesok-u-peremogu-ukrayiny/" text:style-name="Internet_20_link" text:visited-style-name="Visited_20_Internet_20_Link">
https://armyinform.com.ua/2023/05/03/ministr-oborony-vruchyv-derzhavni-ta-vidomchi-nagorody-predstavnykam-riznyh-profesij-za-vnesok-u-peremogu-ukrayiny/</text:a>
</text:p>
      <!--NEWS-->
      <text:h text:style-name="P10" text:outline-level="1">
<text:span text:style-name="T4">
乌克兰捍卫者每天击退了大约30次敌人攻击</text:span>
</text:h>
      <text:p text:style-name="P4">
作者: ['АРМІЯINFORM']</text:p>
      <text:p text:style-name="P4">
时间: 2023-05-03T79:00:00-04:00</text:p>
      <text:p text:style-name="P4">
描述: 对手我做了Zoservilu，这是领先的Zuill的主要Zuill di ...与乌克兰2022年的战争，与乌克兰与乌克兰的最新新闻战争，今天与乌克兰2022年的新闻战争，乌克兰和俄罗斯之间的战争是否会发生战争以及战争之间的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ТОРГНЕННЯ РФ', 'ГШ ЗСУ', 'ХРОНІКА ОБОРОНИ']</text:p>
      <text:p text:style-name="P4">
类别: News</text:p>
      <!--METADATA-->
      <text:p text:style-name="P4">
<draw:frame draw:style-name="fr1" draw:name="Image300" text:anchor-type="as-char" svg:width="6.9236in" svg:height="4.615733in" draw:z-index="0">
<draw:image xlink:href="../Images/AРМІЯINFORM/2023-05-03T79-00-00-04-00/foto_8_zsu.jpg" xlink:type="simple" xlink:show="embed" xlink:actuate="onLoad" draw:mime-type="image/jpeg"/>
</draw:frame>
说明性照片<text:span text:style-name="T4">
🔥俄罗斯入侵的情况</text:span>
</text:p>
      <text:p text:style-name="P4">
敌人继续将主要努力集中在领导纳利曼斯克，巴赫穆特，阿维迪夫和玛丽斯基的进攻行动上，乌克兰国防军部队击退了大约30次袭击。 最激烈的人害怕Bakhmut和Marinka。</text:p>
      <text:p text:style-name="P4">
在Facebook上关于它<text:a xlink:type="simple" xlink:href="https://www.facebook.com/GeneralStaff.ua/posts/pfbid02yM9WCQsK5sDmFjR4GCs2yPfwr2xTWTY2c6EzfHGouEnTeJyvBWBrbomHcQbPhkLKl" text:style-name="Internet_20_link" text:visited-style-name="Visited_20_Internet_20_Link">
报告</text:a>
武装部队的总人员。</text:p>
      <text:p text:style-name="P4">
“在巴赫穆特的方向上，敌人继续采取进攻行动。 巴赫穆特的男孩继续。 入侵者朝着人口稠密的约克(Noctuny York)方向的攻击没有成功。 该报告说：“ Orykhovo-vasylivka，Bakhmut，Ivanivske，Yar，White Mountain，North和South以及纽约尼斯克地区受到敌对炮击的伤害。”</text:p>
      <text:p text:style-name="P4">
News Source: <text:a xlink:type="simple" xlink:href="https://armyinform.com.ua/2023/05/03/ukrayinski-zahysnyky-za-dobu-vidbyly-blyzko-30-vorozhyh-atak/" text:style-name="Internet_20_link" text:visited-style-name="Visited_20_Internet_20_Link">
https://armyinform.com.ua/2023/05/03/ukrayinski-zahysnyky-za-dobu-vidbyly-blyzko-30-vorozhyh-atak/</text:a>
</text:p>
      <!--NEWS-->
      <text:h text:style-name="P10" text:outline-level="1">
<text:span text:style-name="T4">
“ 2022年是乌克兰生存的一年，而2023年将是效率的一年”  - 安德里·舍申科（Andriy Shevchenko）</text:span>
</text:h>
      <text:p text:style-name="P4">
作者: ['Світлана Кирган']</text:p>
      <text:p text:style-name="P4">
时间: 2023-05-03T80:00:00-04:00</text:p>
      <text:p text:style-name="P4">
描述: 乌克兰Zwan Ministan防御的代祷者Vropeiyko Ilpyskoi Andriy Shevchenko ...与乌克兰2022年的战争，与乌克兰的最新新闻，《与乌克兰的新闻》（News News）战争，与乌克兰2022年的新闻战争，今天与乌克兰和拉斯·拉斯特（Ususs）之间的战争，乌克兰和拉斯兰（Russia）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acd42d1be689873adac939c8b78d96f377b8593b.jpg" text:style-name="Internet_20_link" text:visited-style-name="Visited_20_Internet_20_Link">
acd42d1be689873adac939c8b78d96f377b8593b.jpg</text:a>
', '<text:a xlink:type="simple" xlink:href="https://armyinform.com.ua/wp-content/uploads/2023/05/photo_2023-05-03_22-20-06.jpg" text:style-name="Internet_20_link" text:visited-style-name="Visited_20_Internet_20_Link">
photo_2023-05-03_22-20-06.jpg</text:a>
']</text:p>
      <text:p text:style-name="P4">
标签: []</text:p>
      <text:p text:style-name="P4">
类别: News</text:p>
      <!--METADATA-->
      <text:p text:style-name="P4">
<draw:frame draw:style-name="fr1" draw:name="Image301" text:anchor-type="as-char" svg:width="6.9236in" svg:height="5.19847in" draw:z-index="0">
<draw:image xlink:href="../Images/AРМІЯINFORM/2023-05-03T80-00-00-04-00/acd42d1be689873adac939c8b78d96f377b8593b.jpg" xlink:type="simple" xlink:show="embed" xlink:actuate="onLoad" draw:mime-type="image/jpeg"/>
</draw:frame>
乌克兰国防部欧洲一体化国防部副部长安德里什夫琴科(Andriyshevchenko)在基辅举行了由罗德里希·基兹维特(Rhoderich Kizyvetter)代表领导的德国代表团。</text:p>
      <text:p text:style-name="P4">
外国客人被告知俄罗斯 - 乌克兰军队前部的局势，尤其是目前在顿涅茨克，卢甘斯克和卢甘斯克的战斗以及黑海的安全状况。</text:p>
      <text:p text:style-name="P4">
Andriy Shevchenko强调了使用必要的武器以及其他物质和技术援助为乌克兰保持积极的动态供应的重要性。 他感谢政府和德国人民从大规模入侵俄罗斯联合会开始的乌克兰的全面支持，并强调德国的日常援助是我们在Polyb上取得成功的关键之一。</text:p>
      <text:p text:style-name="P4">
<draw:frame draw:style-name="fr1" draw:name="Image302" text:anchor-type="as-char" svg:width="6.9236in" svg:height="4.275323in" draw:z-index="0">
<draw:image xlink:href="../Images/AРМІЯINFORM/2023-05-03T80-00-00-04-00/photo_2023-05-03_22-20-06.jpg" xlink:type="simple" xlink:show="embed" xlink:actuate="onLoad" draw:mime-type="image/jpeg"/>
</draw:frame>
 - 我们感谢继续工作以支持所有外交遗址的国家。 西方，尤其是德国武器有助于保护其生活捍卫者，捍卫者和和平的乌克兰人。 Andrey Shevchenko说，多亏了现代武器，我们的士兵带来了乌克兰的胜利。</text:p>
      <text:p text:style-name="P4">
乌克兰国防部副部长还专注于克里米亚的命中术，并强调俄罗斯联邦现在正在使用被占领的牙齿作为军事基地，并且不会停止诚实。</text:p>
      <ul>
        <li>
为了对敌人进行更有效的反作用，我们需要更多的武器，很明显，如果2022年是乌克兰生存的一年，那么当时2023岁的年轻人将是一年的效率，即萨德·安德烈·舍申科(Save Andrey Shevchenko)。</li>
      </ul>
      <text:p text:style-name="P4">
德国客人表示愿意继续支持乌克兰与乌克兰人民。</text:p>
      <text:p text:style-name="P4">
News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我们的后卫不让敌人前进并造成他的巨大损失-Sergey Teltytsky</text:span>
</text:h>
      <text:p text:style-name="P4">
作者: ['Володимир Віват']</text:p>
      <text:p text:style-name="P4">
时间: 2023-05-03T81:00:00-04:00</text:p>
      <text:p text:style-name="P4">
描述: 关于Gazydachiv Telemarafon“єDiniNovi”前部的运营氛围，刺了...与乌克兰2022年的战争，与乌克兰的战争是今天的最新新闻，《与乌克兰2022年的新闻战》是今天的最后一场，是今天的最后一场新闻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5/telyatyczkyj.jpeg" text:style-name="Internet_20_link" text:visited-style-name="Visited_20_Internet_20_Link">
telyatyczkyj.jpeg</text:a>
']</text:p>
      <text:p text:style-name="P4">
标签: []</text:p>
      <text:p text:style-name="P4">
类别: News</text:p>
      <!--METADATA-->
      <text:p text:style-name="P4">
<draw:frame draw:style-name="fr1" draw:name="Image303" text:anchor-type="as-char" svg:width="6.9236in" svg:height="4.615733in" draw:z-index="0">
<draw:image xlink:href="../Images/AРМІЯINFORM/2023-05-03T81-00-00-04-00/telyatyczkyj.jpeg" xlink:type="simple" xlink:show="embed" xlink:actuate="onLoad" draw:mime-type="image/jpeg"/>
</draw:frame>
Sergey Teltytsytsky上校向听众唯一的新闻前面的操作状况告知了运营状况。</text:p>
      <text:p text:style-name="P4">
该官员报告说，目前在Avdeevsky和Mariinsky的指示中控制了这种情况。 俄罗斯军队继续将他们的愿望集中在进攻行动上，同时积极利用战术和军队航空来罢工。</text:p>
      <ul>
        <li>
尤其是在最后一天反映出18次敌对袭击，敌人从RSSV，炮兵和坦克中造成了268名移民。 塔夫里亚国防军委员会说，我们的捍卫者不允许敌人前进并造成重大损失。</li>
      </ul>
      <text:p text:style-name="P4">
关于Zaporizhhya的方向，Sergey Teltytsky上校说，敌人的特征保持在这里不变 - 敌人正在从事工程和设备设备，即设置地雷。 在过去的一天中，这里记录了84项俄罗斯联邦武装部队的炮击。</text:p>
      <text:p text:style-name="P4">
News Source: <text:a xlink:type="simple" xlink:href="https://armyinform.com.ua/2023/05/03/nashi-zahysnyky-ne-dayut-protyvnyku-prosunutysya-vpered-ta-zavdayut-jomu-suttyevyh-vtrat-sergij-telyatyczkyj/" text:style-name="Internet_20_link" text:visited-style-name="Visited_20_Internet_20_Link">
https://armyinform.com.ua/2023/05/03/nashi-zahysnyky-ne-dayut-protyvnyku-prosunutysya-vpered-ta-zavdayut-jomu-suttyevyh-vtrat-sergij-telyatyczkyj/</text:a>
</text:p>
      <!--NEWS-->
      <text:h text:style-name="P10" text:outline-level="1">
<text:span text:style-name="T4">
在赫尔辛基，乌克兰总统会见了芬兰议会议长</text:span>
</text:h>
      <text:p text:style-name="P4">
作者: ['АРМІЯINFORM']</text:p>
      <text:p text:style-name="P4">
时间: 2023-05-03T82:00:00-04:00</text:p>
      <text:p text:style-name="P4">
描述: 在办公室，乌克兰总统沃迪米尔·泽伦斯基·普罗维夫（Volodimir Zelensky Proviv）的总统...与乌克兰2022年的战争，与乌克兰的最新新闻，今天与乌克兰2022年的新闻战争，乌克兰和俄罗斯之间的战争，以及何时与俄罗斯之间的战争，以及一场战争，何时战争他们说，乌克兰在2022年是否会有一年的时间，在不久的将来是否会与乌克兰进行战争</text:p>
      <text:p text:style-name="P4">
图片: ['<text:a xlink:type="simple" xlink:href="https://armyinform.com.ua/wp-content/uploads/2023/05/volod.jpeg" text:style-name="Internet_20_link" text:visited-style-name="Visited_20_Internet_20_Link">
volod.jpeg</text:a>
']</text:p>
      <text:p text:style-name="P4">
标签: ['STOPRUSSIA', 'АГРЕСІЯ РФ', 'ВОЛОДИМИР ЗЕЛЕНСЬКИЙ', 'ВТОРГНЕННЯ РФ']</text:p>
      <text:p text:style-name="P4">
类别: News</text:p>
      <!--METADATA-->
      <text:p text:style-name="P4">
<draw:frame draw:style-name="fr1" draw:name="Image304" text:anchor-type="as-char" svg:width="6.9236in" svg:height="4.617948in" draw:z-index="0">
<draw:image xlink:href="../Images/AРМІЯINFORM/2023-05-03T82-00-00-04-00/volod.jpeg" xlink:type="simple" xlink:show="embed" xlink:actuate="onLoad" draw:mime-type="image/jpeg"/>
</draw:frame>
在正式访问芬兰的框架内，乌克兰沃迪米尔·泽伦斯基总统辞去了彼得·奥尔波(Petter Orpo)国家联合党的领导人国家议会的辞职。</text:p>
      <text:p text:style-name="P4">
关于它<text:a xlink:type="simple" xlink:href="https://www.president.gov.ua/news/u-gelsinki-prezident-ukrayini-proviv-zustrich-zi-spikerom-pa-82625" text:style-name="Internet_20_link" text:visited-style-name="Visited_20_Internet_20_Link">
报告</text:a>
乌克兰总统办公室。</text:p>
      <text:p text:style-name="P4">
国家元首感谢乌克兰在俄罗斯排名中的艰难时期的支持。</text:p>
      <text:p text:style-name="P4">
“我感谢芬兰人民在这场完整的战争的整个几个月中提供了如此强大的支持。 为了支持我们的人民，当然还有我们在战场上的军队。 毕竟，今天对我们来说，主要任务是获得我们的所有领土。”他说。</text:p>
      <text:p text:style-name="P4">
Volodymyr Zelensky祝贺Petter Orpo和他的政党最近的议会选举的胜利。</text:p>
      <text:p text:style-name="P4">
乌克兰国家的负责人表示，他的信念是，与芬兰新政府的合作将在其成立过程之后积极发展。</text:p>
      <text:p text:style-name="P4">
在会议期间，总统通过幼犬的政治支持和大量的实践援助感谢芬兰的所有政治力量，以俄罗斯的侵略。</text:p>
      <text:p text:style-name="P4">
他强调了超过50,000名NAM -Ukrainians提供的庇护所的重要性，他们发现了针对芬兰土地的战争。</text:p>
      <text:p text:style-name="P4">
Volodymyr Zelenskyy邀请Petter Orpo在方便的时间访问乌克兰。</text:p>
      <text:p text:style-name="P4">
News Source: <text:a xlink:type="simple" xlink:href="https://armyinform.com.ua/2023/05/03/u-gelsinki-prezydent-ukrayiny-proviv-zustrich-zi-spikerom-parlamentu-finlyandiyi/" text:style-name="Internet_20_link" text:visited-style-name="Visited_20_Internet_20_Link">
https://armyinform.com.ua/2023/05/03/u-gelsinki-prezydent-ukrayiny-proviv-zustrich-zi-spikerom-parlamentu-finlyandiyi/</text:a>
</text:p>
      <!--NEWS-->
      <text:h text:style-name="P10" text:outline-level="1">
<text:span text:style-name="T4">
英国已为乌克兰杂物分配了300万英镑-Emine Dzhaparova</text:span>
</text:h>
      <text:p text:style-name="P4">
作者: ['Світлана Кирган']</text:p>
      <text:p text:style-name="P4">
时间: 2023-05-03T83:00:00-04:00</text:p>
      <text:p text:style-name="P4">
描述: 有一次，受到创伤，斯维达乔奇米里安（Svidachiv）米里安（Svidachiv）的财产的一部分是svithis的米里昂人（Milienons of the Svidachiv）...与乌克兰2022年的战争，与乌克兰的战争是今天的最新消息，今天与乌克兰与乌克兰2022年的新闻战今天的最后一次是，乌克兰与俄罗斯之间的战争以及2022年与乌克兰的战争将在不久的将来与乌克兰发生战争，他们说，与乌克兰，乌克兰，乌克兰，乌克兰的战争今日新闻，乌克兰新闻在乌克兰媒体的俄罗斯新闻</text:p>
      <text:p text:style-name="P4">
图片: ['<text:a xlink:type="simple" xlink:href="https://armyinform.com.ua/wp-content/uploads/2023/05/do_materialu-scaled.jpg" text:style-name="Internet_20_link" text:visited-style-name="Visited_20_Internet_20_Link">
do_materialu-scaled.jpg</text:a>
']</text:p>
      <text:p text:style-name="P4">
标签: []</text:p>
      <text:p text:style-name="P4">
类别: News</text:p>
      <!--METADATA-->
      <text:p text:style-name="P4">
<draw:frame draw:style-name="fr1" draw:name="Image305" text:anchor-type="as-char" svg:width="6.9236in" svg:height="5.735049in" draw:z-index="0">
<draw:image xlink:href="../Images/AРМІЯINFORM/2023-05-03T83-00-00-04-00/do_materialu-scaled.jpg" xlink:type="simple" xlink:show="embed" xlink:actuate="onLoad" draw:mime-type="image/jpeg"/>
</draw:frame>
在5月，世界上最受期待和最受欢迎的数百万观众之一将开始文化活动 - 欧洲国际歌曲大赛。今年代表乌克兰的比赛将在英国举行。</text:p>
      <ul>
        <li>
英国已分配了300万英镑，以便能够进行乌克兰项目。 为了让乌克兰看到，他们是乌克兰人。 不仅是在假期，而且尤其是关于存在的挑战。 乌克兰第一副部Emine Dzhaparova说，作为促销活动的一部分，将向乌克兰人提供三千张免费门票。  - 我们已经与乌克兰著名的设计师保持困境。 它们将代表呈现乌克兰的不同商品。</li>
      </ul>
      <text:p text:style-name="P4">
另请阅读：</text:p>
      <text:p text:style-name="P4">
<text:a xlink:type="simple" xlink:href="https://armyinform.com.ua/2022/07/08/ukrayinskyj-borshh-bilshe-nikoly-ne-nazvut-rosijskym-supom/" text:style-name="Internet_20_link" text:visited-style-name="Visited_20_Internet_20_Link">
乌克兰港永远不会被称为“俄罗斯汤”</text:a>
促销活动还将讨论乌克兰美食。 因此，据DZHAPAROV称，著名的乌克兰厨师Yevhen Klopotenko将为Borsch准备无聊的梨，并准备Crimean Tatar Chebureks。</text:p>
      <ul>
        <li>
她解释说，我们将尝试通过我们国家不同地区的烹饪习惯来讲述和展示乌克兰。</li>
      </ul>
      <text:p text:style-name="P4">
News Source: <text:a xlink:type="simple" xlink:href="https://armyinform.com.ua/2023/05/03/velyka-brytaniya-vydilyla-3-miljony-funtiv-sterlingiv-dlya-promocziyi-ukrayiny-emine-dzhaparova/" text:style-name="Internet_20_link" text:visited-style-name="Visited_20_Internet_20_Link">
https://armyinform.com.ua/2023/05/03/velyka-brytaniya-vydilyla-3-miljony-funtiv-sterlingiv-dlya-promocziyi-ukrayiny-emine-dzhaparova/</text:a>
</text:p>
      <!--NEWS-->
      <text:h text:style-name="P10" text:outline-level="1">
<text:span text:style-name="T4">
为俄罗斯准备新的欧盟制裁套餐 -  Olga Stefanyshyn正在进行</text:span>
</text:h>
      <text:p text:style-name="P4">
作者: ['Єгор Брайлян']</text:p>
      <text:p text:style-name="P4">
时间: 2023-05-03T84:00:00-04:00</text:p>
      <text:p text:style-name="P4">
描述: 关于tsekrem'r-minsstra zwropeisyo，也是如此，与乌克兰2022的战争，与乌克兰的战争是今天的最新消息，乌克兰2022年的新闻是今天的最后一场新闻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fsh-pbuwcaavede-1.jpeg" text:style-name="Internet_20_link" text:visited-style-name="Visited_20_Internet_20_Link">
fsh-pbuwcaavede-1.jpeg</text:a>
']</text:p>
      <text:p text:style-name="P4">
标签: ['ЄВРОСОЮЗ', 'КАБІНЕТ МІНІСТРІВ УКРАЇНИ', 'НАТО', 'ОЛЬГА СТЕФАНІШИНА', 'СВІТ ПІДТРИМУЄ УКРАЇНУ', 'УКРАЇНА – НАТО']</text:p>
      <text:p text:style-name="P4">
类别: News</text:p>
      <!--METADATA-->
      <text:p text:style-name="P4">
<draw:frame draw:style-name="fr1" draw:name="Image306" text:anchor-type="as-char" svg:width="6.9236in" svg:height="4.615733in" draw:z-index="0">
<draw:image xlink:href="../Images/AРМІЯINFORM/2023-05-03T84-00-00-04-00/fsh-pbuwcaavede-1.jpeg" xlink:type="simple" xlink:show="embed" xlink:actuate="onLoad" draw:mime-type="image/jpeg"/>
</draw:frame>
Olga Stephanyshyn表示，这位对欧洲和欧洲大西洋融合的替代人士在对通讯员的评论中。</text:p>
      <text:p text:style-name="P4">
她讲述了北约峰会计划和乌克兰从欧盟进一步的军事支持：</text:p>
      <ul>
        <li>
正在为俄罗斯制定新的欧盟制裁计划正在进行中。欧盟本身现在正在研究集中的国防购买问题。国防工业是一个将加强与乌克兰合作的领域。 欧盟防御政策是共同制定的。</li>
      </ul>
      <text:p text:style-name="P4">
乌克兰与欧盟的军事合作已经建立了一个完善的机制。武装部队的总参谋部，国防部形成了必要武器的清单，然后在布鲁塞尔进行了处理。 欧盟最高的外交和安全政策代表Josep Borrel提供了该过程的协调。</text:p>
      <text:p text:style-name="P4">
这就是Olga Stephanyshyn对北大西洋亚斯人未来峰会的说法，该峰会将于7月在维尔纽斯举行：</text:p>
      <ul>
        <li>
在维尔纽斯的北约峰会上，他们提出要建立一个北约乌克兰理事会，在那里将有32个州(北约和乌克兰。  -  _ ed.<text:span text:style-name="T5">
)每个盟友都会为乌克兰的支持做出贡献。 理事会应取代乌克兰 - 纳托委员会(成立于1997年，是政治对话的工具之一。  -  _ ed.</text:span>
).</li>
      </ul>
      <text:p text:style-name="P4">
Серед очікувань, які українська сторона чітко озвучує союзникам, є визначенняшляху України до членства в НАТО, запрошення України в Альянс. У Вільнюсі будеоголошено про оновлений комплексний пакет допомоги, що включатиме також напрямдосягнення повної взаємосумісності. Також очікуємо на подальшу допомогуАльянсу в проведенні реформ у секторі безпеки та оборони — резюмувала ОльгаСтефанішина.</text:p>
      <text:p text:style-name="P4">
News Source: <text:a xlink:type="simple" xlink:href="https://armyinform.com.ua/2023/05/03/tryvaye-pidgotovka-novogo-sankczijnogo-paketa-yes-shhodo-rosiyi-olga-stefanishyna/" text:style-name="Internet_20_link" text:visited-style-name="Visited_20_Internet_20_Link">
https://armyinform.com.ua/2023/05/03/tryvaye-pidgotovka-novogo-sankczijnogo-paketa-yes-shhodo-rosiyi-olga-stefanishyna/</text:a>
</text:p>
      <!--NEWS-->
      <text:h text:style-name="P10" text:outline-level="1">
<text:span text:style-name="T4">
“ Bakhmut在Bakhmut继续进行”一词中的内容 -  Anna Malyar的解释</text:span>
</text:h>
      <text:p text:style-name="P4">
作者: ['Володимир Віват']</text:p>
      <text:p text:style-name="P4">
时间: 2023-05-03T85:00:00-04:00</text:p>
      <text:p text:style-name="P4">
描述: Rosisskiy viskami设定了头部，以控制巴赫穆特（Bakhmut）9次受伤。 TSH，...与乌克兰2022年的战争，与乌克兰的最新新闻战争，与乌克兰2022年的新闻战争，今天的最后一次战争，乌克兰和俄罗斯之间的战争以及俄罗斯之间的战争以及2022年与乌克兰的战争将是是否会有，是否会在不久的将来与乌克兰进行战争</text:p>
      <text:p text:style-name="P4">
图片: ['<text:a xlink:type="simple" xlink:href="https://armyinform.com.ua/wp-content/uploads/2022/11/3abe99c73b70ca76453cd7b6e6ea482b.webp" text:style-name="Internet_20_link" text:visited-style-name="Visited_20_Internet_20_Link">
3abe99c73b70ca76453cd7b6e6ea482b.webp</text:a>
']</text:p>
      <text:p text:style-name="P4">
标签: ['БАХМУТСЬКИЙ НАПРЯМОК', 'ГАННА МАЛЯР']</text:p>
      <text:p text:style-name="P4">
类别: News</text:p>
      <!--METADATA-->
      <text:p text:style-name="P4">
<draw:frame draw:style-name="fr1" draw:name="Image307" text:anchor-type="as-char" svg:width="6.9236in" svg:height="3.4618in" draw:z-index="0">
<draw:image xlink:href="../ConvertedIMGs/AРМІЯINFORM/2023-05-03T85-00-00-04-00/3abe99c73b70ca76453cd7b6e6ea482b.png" xlink:type="simple" xlink:show="embed" xlink:actuate="onLoad" draw:mime-type="image/png"/>
</draw:frame>
俄罗斯军队的任务是在5月9日之前控制巴赫穆特。实际上，这是其中固有的特征 - 对象征主义，历史平行和某些日期的依恋的热爱。 这就是他们的弱点，因为他们成为了这一预测。</text:p>
      <text:p text:style-name="P4">
乌克兰国防部副部长安娜·马里亚尔(Evirithelovia Marathon)“统一新闻”强调了这一点。</text:p>
      <ul>
        <li>
通常，如果您系统地评估正面的情况，那是异质的。 我们中的一些人，例如在东方，是非常激烈的战斗。 但是，当涉及到北方时，一种可信赖的方式与白俄罗斯接壤，与俄罗斯接壤，还有另一种情况。”</li>
      </ul>
      <text:p text:style-name="P4">
她指出，在边境地区，俄罗斯联邦仍然拥有许多人，武器和设备。 说到Prollorus，我们看不到那里的进攻团体的形成，但是共和国的交通设备和人们一直在发生。 TSIMS一直在进行训练和训练我们对餐具的防御力量，这些餐具的力量可以解决所有可能的事件变体。 对于任何情况，它们都有多余的攻击。</text:p>
      <ul>
        <li>
俄罗斯的主要努力现在集中在我们国家的东部。 他们一般都在辩护中，而东方是所有事件的中心。他们无法占领整个乌克兰，现在他们正试图逐步移动， -   - 乌克兰国防部副部长说。 -Donetsk和Lugansk地区是他们的第一个目标。 也就是说，所有力量都被扔向东方，他们试图朝着四个方向伸出。 而且我们看到他们非常快，从字面上看，根据我们的反应改变了他们的策略。</li>
      </ul>
      <text:p text:style-name="P4">
例如，安娜·玛丽亚尔(Anna Malyar)将敌人处于进攻端的河口中，然后收到了强大的排斥，开始重新组合，在那里重新集结了一些东西，可以再次组织进攻。同时，她强调，Marinka也是对抗的中心之一。动态战斗仍在继续。 总的来说，在各个方向上，乌克兰的武装力量没有敌人进入我们的领土。 军事任务习惯了，我们破坏了最准备好的部门和技术学校，从而降低了其进攻潜力。</text:p>
      <text:p text:style-name="P4">
News Source: <text:a xlink:type="simple" xlink:href="https://armyinform.com.ua/2023/05/03/shho-stoyit-za-frazoyu-u-bahmuti-tryvayut-boyi-poyasnennya-vid-ganny-malyar/" text:style-name="Internet_20_link" text:visited-style-name="Visited_20_Internet_20_Link">
https://armyinform.com.ua/2023/05/03/shho-stoyit-za-frazoyu-u-bahmuti-tryvayut-boyi-poyasnennya-vid-ganny-malyar/</text:a>
</text:p>
      <!--NEWS-->
      <text:h text:style-name="P10" text:outline-level="1">
<text:span text:style-name="T4">
国防部改善了部门奖的制度-Alexei Reznikov</text:span>
</text:h>
      <text:p text:style-name="P4">
作者: ['АРМІЯINFORM']</text:p>
      <text:p text:style-name="P4">
时间: 2023-05-03T86:00:00-04:00</text:p>
      <text:p text:style-name="P4">
描述: Vidteper Usi Viysk，Matima Smesm Nagorodni Medali。 关于临时国防...与乌克兰2022年的战争，与乌克兰的最新新闻，今天与乌克兰2022年的新闻战争，乌克兰和俄罗斯之间的战争将在2022年与乌克兰的战争之间发动战争，是否会有，是否会有，是否会有，是否会在不久的将来与乌克兰进行战争，这是与乌克兰与乌克兰的战争，今天的乌克兰新闻，乌克兰的新闻，乌克兰媒体在俄罗斯</text:p>
      <text:p text:style-name="P4">
图片: ['<text:a xlink:type="simple" xlink:href="https://armyinform.com.ua/wp-content/uploads/2023/05/nagorody.jpeg" text:style-name="Internet_20_link" text:visited-style-name="Visited_20_Internet_20_Link">
nagorody.jpeg</text:a>
']</text:p>
      <text:p text:style-name="P4">
标签: ['STOPRUSSIA', 'АГРЕСІЯ РФ', 'ВТОРГНЕННЯ РФ', 'МІНІСТР ОБОРОНИ УКРАЇНИ ОЛЕКСІЙ РЕЗНІКОВ', 'ОЛЕКСІЙ РЕЗНІКОВ']</text:p>
      <text:p text:style-name="P4">
类别: News</text:p>
      <!--METADATA-->
      <text:p text:style-name="P4">
<draw:frame draw:style-name="fr1" draw:name="Image308" text:anchor-type="as-char" svg:width="6.9236in" svg:height="5.1927in" draw:z-index="0">
<draw:image xlink:href="../Images/AРМІЯINFORM/2023-05-03T86-00-00-04-00/nagorody.jpeg" xlink:type="simple" xlink:show="embed" xlink:actuate="onLoad" draw:mime-type="image/jpeg"/>
</draw:frame>
从现在开始，各种部队将拥有自己的奖项奖章。</text:p>
      <text:p text:style-name="P4">
关于它，乌克兰国防部长Alexei Reznikov <text:a xlink:type="simple" xlink:href="https://www.facebook.com/reznikovoleksii/posts/pfbid025UdKG5nnWyyuVn44bo2sKxUxEVTYaKiJbEiKQde6UdYPTnsnWsvuiTte3mkabTGCl" text:style-name="Internet_20_link" text:visited-style-name="Visited_20_Internet_20_Link">
报道</text:a>
在您的Facebook页面上。</text:p>
      <text:p text:style-name="P4">
据他说，这是最优秀士兵的武器部长中最光荣，最愉快的一部分。</text:p>
      <text:p text:style-name="P4">
“在俄罗斯侵略期间，我们成千上万的捍卫者和捍卫者表现出非凡的勇气，英雄主义和居住。 同样，从不同专业，志愿者，商业的人民那里获得的辩方。 这只是鼓励。 这是关于乌克兰军事传统的尊重和形成，” Alexei Reznikov说。</text:p>
      <text:p text:style-name="P4">
据他说，从现在起，各种部队将特别拥有自己的奖项，特别是：“陆军十字”，“空军十字架”，“交叉 - 纳维”，“特种作战部队的交叉”，“交叉”有丝状防御”等。</text:p>
      <text:p text:style-name="P4">
还引入了奖牌：Mittera Warrior和Service的资深人士。</text:p>
      <text:p text:style-name="P4">
此外，尤其是荣誉，已被批准为10、15和20年的迷信服务，以“为国防协助”，“加强国防”，“经常”，“勇敢”，“勇气”，“骑士”交叉”和其他人。</text:p>
      <text:p text:style-name="P4">
Alexei Reznikov强调，在批准荣誉之前，国防部与领导媒体主义者的专家团结在一起，并作为其建议的基础。</text:p>
      <text:p text:style-name="P4">
“重要的是，我们的命令还必须采取司法部的理由程序，并且在个人案件中正式根据当前要求正式注册所有荣誉。 荣誉共同创造了一个足够的通用系统，同时允许强调出色的成就。”他说。</text:p>
      <text:p text:style-name="P4">
还将适当评估军事合作国际合作的发展。</text:p>
      <text:p text:style-name="P4">
“现代战争是全面的，胜利在许多层面上都取得了成就。 我们能够证明加强防御能力是一个普遍的原因，但是这样 - 每个人的个人角色。 每个人的贡献都很重要。”乌克兰国防部长说。</text:p>
      <text:p text:style-name="P4">
News Source: <text:a xlink:type="simple" xlink:href="https://armyinform.com.ua/2023/05/03/u-ministerstvi-oborony-vdoskonalyly-systemu-vidomchyh-nagorod-oleksij-reznikov/" text:style-name="Internet_20_link" text:visited-style-name="Visited_20_Internet_20_Link">
https://armyinform.com.ua/2023/05/03/u-ministerstvi-oborony-vdoskonalyly-systemu-vidomchyh-nagorod-oleksij-reznikov/</text:a>
</text:p>
      <!--NEWS-->
      <text:h text:style-name="P10" text:outline-level="1">
<text:span text:style-name="T4">
对我们来说重要的是，欧洲电视网阶段的“战争”一词 -  Galina Grigorenko</text:span>
</text:h>
      <text:p text:style-name="P4">
作者: ['Ольга Мосьондз']</text:p>
      <text:p text:style-name="P4">
时间: 2023-05-03T87:00:00-04:00</text:p>
      <text:p text:style-name="P4">
描述: 托尔斯克乌克兰人已成为Psenny竞赛的遗物。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grygorenko-scaled.jpg" text:style-name="Internet_20_link" text:visited-style-name="Visited_20_Internet_20_Link">
grygorenko-scaled.jpg</text:a>
']</text:p>
      <text:p text:style-name="P4">
标签: []</text:p>
      <text:p text:style-name="P4">
类别: News</text:p>
      <!--METADATA-->
      <text:p text:style-name="P4">
<draw:frame draw:style-name="fr1" draw:name="Image309" text:anchor-type="as-char" svg:width="6.9236in" svg:height="4.615733in" draw:z-index="0">
<draw:image xlink:href="../Images/AРМІЯINFORM/2023-05-03T87-00-00-04-00/grygorenko-scaled.jpg" xlink:type="simple" xlink:show="embed" xlink:actuate="onLoad" draw:mime-type="image/jpeg"/>
</draw:frame>
去年，乌克兰成为Eurovision歌曲大赛的获胜者，但是，通过俄罗斯解决的Shiro Commidinal War，它将代表英国乌克兰举行。</text:p>
      <text:p text:style-name="P4">
文化和信息政策副部长加利纳·格里戈伦科普洛夫(Galina Grigorenkoplov)从准备欧洲电视网(Eurovision)的准备开始，这是一个重要的信息 - 英国进行了这场比赛，而不是以乌克兰为代替，以乌克兰为例，以乌克兰的名字命名。 除了许多重要的决定之外，乌克兰要发出“战争”一词也很重要。</text:p>
      <ul>
        <li>
这对我们很重要，我们在谈判和DCM中反复强调了这一点，因此“战争”一词从欧洲电视网阶段发出。 我们很高兴听到我们的声音。 因为这首歌竞赛一直被认为是乙烯基，而且从艺术家竞争的舞台上没有任何政治信息。 文化和信息政策副部长Galina Grigorenko说，我们非常感谢这一原因是建立的事实，这将是一个解释。</li>
      </ul>
      <text:p text:style-name="P4">
News Source: <text:a xlink:type="simple" xlink:href="https://armyinform.com.ua/2023/05/03/dlya-nas-vazhlyvo-shhob-slovo-vijna-zvuchalo-zi-sczeny-yevrobachennya-galyna-grygorenko/" text:style-name="Internet_20_link" text:visited-style-name="Visited_20_Internet_20_Link">
https://armyinform.com.ua/2023/05/03/dlya-nas-vazhlyvo-shhob-slovo-vijna-zvuchalo-zi-sczeny-yevrobachennya-galyna-grygorenko/</text:a>
</text:p>
      <!--NEWS-->
      <text:h text:style-name="P10" text:outline-level="1">
<text:span text:style-name="T4">
安娜·马利亚（Anna Malyar</text:span>
</text:h>
      <text:p text:style-name="P4">
作者: ['АРМІЯINFORM']</text:p>
      <text:p text:style-name="P4">
时间: 2023-05-03T88:00:00-04:00</text:p>
      <text:p text:style-name="P4">
描述: Viiskam RF设置头，将PID控制Bakhmut造成9次伤害。 TSH，...与乌克兰2022年的战争，与乌克兰的最新新闻战争，与乌克兰2022年的新闻战争，今天的最后一次战争，乌克兰和俄罗斯之间的战争以及俄罗斯之间的战争以及2022年与乌克兰的战争将是是否会有，是否会在不久的将来与乌克兰进行战争</text:p>
      <text:p text:style-name="P4">
图片: ['<text:a xlink:type="simple" xlink:href="https://armyinform.com.ua/wp-content/uploads/2023/05/scr-20230503-sixc-scaled.jpeg" text:style-name="Internet_20_link" text:visited-style-name="Visited_20_Internet_20_Link">
scr-20230503-sixc-scaled.jpeg</text:a>
']</text:p>
      <text:p text:style-name="P4">
标签: ['STOPRUSSIA', 'АГРЕСІЯ РФ', 'ВТОРГНЕННЯ РФ', 'ГАННА МАЛЯР']</text:p>
      <text:p text:style-name="P4">
类别: News</text:p>
      <!--METADATA-->
      <text:p text:style-name="P4">
<draw:frame draw:style-name="fr1" draw:name="Image310" text:anchor-type="as-char" svg:width="6.9236in" svg:height="4.246475in" draw:z-index="0">
<draw:image xlink:href="../Images/AРМІЯINFORM/2023-05-03T88-00-00-04-00/scr-20230503-sixc-scaled.jpeg" xlink:type="simple" xlink:show="embed" xlink:actuate="onLoad" draw:mime-type="image/jpeg"/>
</draw:frame>
俄罗斯军队的任务是在5月9日之前控制巴赫穆特。 实际上，这是它们固有的 - 对象征主义，历史平行和对某些日期的依恋的热爱。 这就是他们的弱点，因为他们成为了这一预测。</text:p>
      <text:p text:style-name="P4">
乌克兰国防部副部长安娜·马里亚尔(Evirithelovia Marathon)“统一新闻”强调了这一点。</text:p>
      <text:p text:style-name="P4">
News Source: <text:a xlink:type="simple" xlink:href="https://armyinform.com.ua/2023/05/03/ganna-malyar-pro-sytuacziyu-na-bahmutskomu-napryamku-ta-nastup-z-bilorusi/" text:style-name="Internet_20_link" text:visited-style-name="Visited_20_Internet_20_Link">
https://armyinform.com.ua/2023/05/03/ganna-malyar-pro-sytuacziyu-na-bahmutskomu-napryamku-ta-nastup-z-bilorusi/</text:a>
</text:p>
      <!--NEWS-->
      <text:h text:style-name="P10" text:outline-level="1">
<text:span text:style-name="T4">
由于赫尔森地区的炮击，有16人被杀</text:span>
</text:h>
      <text:p text:style-name="P4">
作者: ['АРМІЯINFORM']</text:p>
      <text:p text:style-name="P4">
时间: 2023-05-03T89:00:00-04:00</text:p>
      <text:p text:style-name="P4">
描述: 在Khersonshchini的服务中，Rosiyki纸的Unaslsl of unasling，有16人振作起来。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ofgen.jpeg" text:style-name="Internet_20_link" text:visited-style-name="Visited_20_Internet_20_Link">
ofgen.jpeg</text:a>
', '<text:a xlink:type="simple" xlink:href="https://armyinform.com.ua/wp-content/uploads/2023/05/ofgen3-150x150.jpeg" text:style-name="Internet_20_link" text:visited-style-name="Visited_20_Internet_20_Link">
ofgen3-150x150.jpeg</text:a>
', '<text:a xlink:type="simple" xlink:href="https://armyinform.com.ua/wp-content/uploads/2023/05/ofgen2-150x150.jpeg" text:style-name="Internet_20_link" text:visited-style-name="Visited_20_Internet_20_Link">
ofgen2-150x150.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11" text:anchor-type="as-char" svg:width="6.9236in" svg:height="5.1927in" draw:z-index="0">
<draw:image xlink:href="../Images/AРМІЯINFORM/2023-05-03T89-00-00-04-00/ofgen.jpeg" xlink:type="simple" xlink:show="embed" xlink:actuate="onLoad" draw:mime-type="image/jpeg"/>
</draw:frame>
由于俄罗斯炮击，在赫森地区被杀了16人。</text:p>
      <text:p text:style-name="P4">
关于它<text:a xlink:type="simple" xlink:href="https://www.facebook.com/pgo.gov.ua/posts/pfbid02e5GkNfm8TErF5aQmePd6QtkP7DnsSH5B4VBsrUGeKwFizgzjv8iN2W1qpTR7vkthl" text:style-name="Internet_20_link" text:visited-style-name="Visited_20_Internet_20_Link">
报告</text:a>
检察长办公室。</text:p>
      <text:p text:style-name="P4">
如图所述，5月3日上午，俄罗斯军队开始开枪武装该地区的赫尔森和定居点。 截至下午4:30，由于平民基础设施场地上的混乱和炮击，有12人在平民基础设施中被杀。 大约22个受伤的程度。</text:p>
      <text:p text:style-name="P4">
<text:a xlink:type="simple" xlink:href="https://armyinform.com.ua/wp-content/uploads/2023/05/ofgen3.jpeg" text:style-name="Internet_20_link" text:visited-style-name="Visited_20_Internet_20_Link">
!(Images/AРМІЯINFORM/2023-05-03T89-00-00-04-00/ofgen3-150x150.jpeg)</text:a>
</text:p>
      <text:p text:style-name="P4">
<text:a xlink:type="simple" xlink:href="https://armyinform.com.ua/wp-content/uploads/2023/05/ofgen2.jpeg" text:style-name="Internet_20_link" text:visited-style-name="Visited_20_Internet_20_Link">
<draw:frame draw:style-name="fr1" draw:name="Image312" text:anchor-type="as-char" svg:width="6.9236in" svg:height="6.9236in" draw:z-index="0">
<draw:image xlink:href="../Images/AРМІЯINFORM/2023-05-03T89-00-00-04-00/ofgen2-150x150.jpeg" xlink:type="simple" xlink:show="embed" xlink:actuate="onLoad" draw:mime-type="image/jpeg"/>
</draw:frame>
</text:a>
此外，下午，在俄罗斯联邦的定期袭击后修复了电网的一个能量旅，在敌人村庄的斯蒂安尼夫卡和穆兹基夫卡的村庄之间被开火。 能源企业的三名员工被杀。</text:p>
      <text:p text:style-name="P4">
早晨，一名男子死于该地区达里夫社区的炮击。 检察官办公室被告知炮击正在进行中。</text:p>
      <text:p text:style-name="P4">
News Source: <text:a xlink:type="simple" xlink:href="https://armyinform.com.ua/2023/05/03/unaslidok-obstriliv-na-hersonshhyni-zagynuly-16-lyudej/" text:style-name="Internet_20_link" text:visited-style-name="Visited_20_Internet_20_Link">
https://armyinform.com.ua/2023/05/03/unaslidok-obstriliv-na-hersonshhyni-zagynuly-16-lyudej/</text:a>
</text:p>
      <!--NEWS-->
      <text:h text:style-name="P10" text:outline-level="1">
<text:span text:style-name="T4">
玛丽的情况-Anna Malyar在ICTV上</text:span>
</text:h>
      <text:p text:style-name="P4">
作者: ['АРМІЯINFORM']</text:p>
      <text:p text:style-name="P4">
时间: 2023-05-03T90:00:00-04:00</text:p>
      <text:p text:style-name="P4">
描述: Mar’yanka是Epizentriv的抗性之一。 有一个琐碎的dinemino。 Zagal ...与乌克兰2022年的战争，与乌克兰的最新新闻战争，与乌克兰2022年的新闻战争，今天的最后一次战争将在乌克兰和俄罗斯之间发生战争，当2022年与乌克兰的战争将是他们说，在不久的将来与乌克兰发动了战争</text:p>
      <text:p text:style-name="P4">
图片: ['<text:a xlink:type="simple" xlink:href="https://armyinform.com.ua/wp-content/uploads/2023/05/scr-20230503-sitx-scaled.jpeg" text:style-name="Internet_20_link" text:visited-style-name="Visited_20_Internet_20_Link">
scr-20230503-sitx-scaled.jpeg</text:a>
']</text:p>
      <text:p text:style-name="P4">
标签: ['STOPRUSSIA', 'АГРЕСІЯ РФ', 'ВТОРГНЕННЯ РФ', 'ГАННА МАЛЯР']</text:p>
      <text:p text:style-name="P4">
类别: News</text:p>
      <!--METADATA-->
      <text:p text:style-name="P4">
<draw:frame draw:style-name="fr1" draw:name="Image313" text:anchor-type="as-char" svg:width="6.9236in" svg:height="4.090694in" draw:z-index="0">
<draw:image xlink:href="../Images/AРМІЯINFORM/2023-05-03T90-00-00-04-00/scr-20230503-sitx-scaled.jpeg" xlink:type="simple" xlink:show="embed" xlink:actuate="onLoad" draw:mime-type="image/jpeg"/>
</draw:frame>
Marinka也是对抗的中心之一。 动态的战斗继续在那里。在各个方向上，乌克兰的武装部队不允许敌人在我们的领土上移动。 执行军事任务，我们破坏了敌人最准备好的单位和设备，从而减少了其实现。</text:p>
      <text:p text:style-name="P4">
这是由乌克兰国防部副部长安娜·马里亚尔(Anna Malyar)在Evirithelovia Marathon“统一新闻”中指出的。</text:p>
      <text:p text:style-name="P4">
News Source: <text:a xlink:type="simple" xlink:href="https://armyinform.com.ua/2023/05/03/sytuacziya-na-maryinskomu-napryamku-ganna-malyar-v-efiri-ictv/" text:style-name="Internet_20_link" text:visited-style-name="Visited_20_Internet_20_Link">
https://armyinform.com.ua/2023/05/03/sytuacziya-na-maryinskomu-napryamku-ganna-malyar-v-efiri-ictv/</text:a>
</text:p>
      <!--NEWS-->
      <text:h text:style-name="P10" text:outline-level="1">
<text:span text:style-name="T4">
为什么巴赫穆特对俄罗斯人如此重要</text:span>
</text:h>
      <text:p text:style-name="P4">
作者: ['АРМІЯINFORM']</text:p>
      <text:p text:style-name="P4">
时间: 2023-05-03T91:00:00-04:00</text:p>
      <text:p text:style-name="P4">
描述: bakhmut-tsitno heroikyna storinka rosiysko-ukrainian veyni。 Shchelin Minoi Lita，...与乌克兰2022年的战争，与乌克兰的最新新闻，今天与乌克兰2022年的新闻战争，乌克兰和俄罗斯之间的战争以及2022年与乌克兰的战争将在，是否会有在不久的将来与乌克兰的战争是否说，乌克兰的战争，今天的乌克兰新闻，乌克兰媒体的乌克兰新闻在俄罗斯</text:p>
      <text:p text:style-name="P4">
图片: ['<text:a xlink:type="simple" xlink:href="https://armyinform.com.ua/wp-content/uploads/2023/05/scr-20230503-siny-scaled.jpeg" text:style-name="Internet_20_link" text:visited-style-name="Visited_20_Internet_20_Link">
scr-20230503-siny-scaled.jpeg</text:a>
']</text:p>
      <text:p text:style-name="P4">
标签: ['STOPRUSSIA', 'АГРЕСІЯ РФ', 'ВТОРГНЕННЯ РФ', 'ГАННА МАЛЯР']</text:p>
      <text:p text:style-name="P4">
类别: News</text:p>
      <!--METADATA-->
      <text:p text:style-name="P4">
<draw:frame draw:style-name="fr1" draw:name="Image314" text:anchor-type="as-char" svg:width="6.9236in" svg:height="4.136851in" draw:z-index="0">
<draw:image xlink:href="../Images/AРМІЯINFORM/2023-05-03T91-00-00-04-00/scr-20230503-siny-scaled.jpeg" xlink:type="simple" xlink:show="embed" xlink:actuate="onLoad" draw:mime-type="image/jpeg"/>
</draw:frame>
巴赫穆特(Bakhmut)是俄罗斯 - 乌克兰战争的真正英雄页面。 即使在夏天之后，有多少俄罗斯人没有扔在那里，他们还没有实现，这座城市仍在我们的控制之下。 同时，我们应该始终记住，“巴赫穆特在巴赫穆特继续进行”一词。 她身后是最强大的士兵，他们远远超出了敌人的逻辑。 其次，您不应该忘记 - 这是总部的24小时工作。 这是关于所有信息的强大分析的24/7  - 直到一秒钟，到了正在发生的一切的毫米。 以及对这项工作的结论的智力接受。</text:p>
      <text:p text:style-name="P4">
乌克兰国防部副部长安娜·马里亚尔(Evirithelovia Marathon)“统一新闻”强调了这一点。</text:p>
      <text:p text:style-name="P4">
News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安娜·马利亚（Anna Malyar）讲述了火箭射击平民基础设施</text:span>
</text:h>
      <text:p text:style-name="P4">
作者: ['АРМІЯINFORM']</text:p>
      <text:p text:style-name="P4">
时间: 2023-05-03T92:00:00-04:00</text:p>
      <text:p text:style-name="P4">
描述: Rosiyani Vikoristovyt导弹，用于Tsille：Ruinvannya的基础设施，这是Zalakovannaya ...与乌克兰2022年的战争，与乌克兰的最新新闻，与乌克兰的新闻，与乌克兰2022年的新闻战争，今天的战争，乌克兰和乌克兰人与乌克兰和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screenshot-2023-05-03t210304.511.png" text:style-name="Internet_20_link" text:visited-style-name="Visited_20_Internet_20_Link">
screenshot-2023-05-03t210304.511.png</text:a>
']</text:p>
      <text:p text:style-name="P4">
标签: ['STOPRUSSIA', 'АГРЕСІЯ РФ', 'ВТОРГНЕННЯ РФ', 'ГАННА МАЛЯР']</text:p>
      <text:p text:style-name="P4">
类别: News</text:p>
      <!--METADATA-->
      <text:p text:style-name="P4">
<draw:frame draw:style-name="fr1" draw:name="Image315" text:anchor-type="as-char" svg:width="6.9236in" svg:height="3.484879in" draw:z-index="0">
<draw:image xlink:href="../Images/AРМІЯINFORM/2023-05-03T92-00-00-04-00/screenshot-2023-05-03t210304.511.png" xlink:type="simple" xlink:show="embed" xlink:actuate="onLoad" draw:mime-type="image/png"/>
</draw:frame>
俄罗斯人将火箭用于两个目的：破坏人类难题的基础设施。</text:p>
      <text:p text:style-name="P4">
乌克兰国防部副部长安娜·马里亚尔(Evirithelovia Marathon)“统一新闻”强调了这一点。</text:p>
      <text:p text:style-name="P4">
News Source: <text:a xlink:type="simple" xlink:href="https://armyinform.com.ua/2023/05/03/ganna-malyar-rozpovila-pro-raketni-obstrily-czyvilnoyi-infrastruktury/" text:style-name="Internet_20_link" text:visited-style-name="Visited_20_Internet_20_Link">
https://armyinform.com.ua/2023/05/03/ganna-malyar-rozpovila-pro-raketni-obstrily-czyvilnoyi-infrastruktury/</text:a>
</text:p>
      <!--NEWS-->
      <text:h text:style-name="P10" text:outline-level="1">
<text:span text:style-name="T4">
Volodymyr Zelenskyy与挪威总理进行了谈判</text:span>
</text:h>
      <text:p text:style-name="P4">
作者: ['АРМІЯINFORM']</text:p>
      <text:p text:style-name="P4">
时间: 2023-05-03T93:00:00-04:00</text:p>
      <text:p text:style-name="P4">
描述: 在克劳坎高级势力的萨米塔（Samita）的板条上，pivnikiєvropykh klakhopi，sho vidbuvat ...与乌克兰2022年的战争，与乌克兰与乌克兰战争，今天与乌克兰的最新新闻，与乌克兰2022年的新闻战争，是今天的最后一次战争。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5/norvej.jpeg" text:style-name="Internet_20_link" text:visited-style-name="Visited_20_Internet_20_Link">
norvej.jpeg</text:a>
']</text:p>
      <text:p text:style-name="P4">
标签: ['STOPRUSSIA', 'АГРЕСІЯ РФ', 'ВОЛОДИМИР ЗЕЛЕНСЬКИЙ', 'ВТОРГНЕННЯ РФ', 'НОРВЕГІЯ']</text:p>
      <text:p text:style-name="P4">
类别: News</text:p>
      <!--METADATA-->
      <text:p text:style-name="P4">
<draw:frame draw:style-name="fr1" draw:name="Image316" text:anchor-type="as-char" svg:width="6.9236in" svg:height="4.617948in" draw:z-index="0">
<draw:image xlink:href="../Images/AРМІЯINFORM/2023-05-03T93-00-00-04-00/norvej.jpeg" xlink:type="simple" xlink:show="embed" xlink:actuate="onLoad" draw:mime-type="image/jpeg"/>
</draw:frame>
在北欧和乌克兰的国家和政府元首，乌克兰沃罗迪米尔·泽伦斯基总裁曾在赫尔辛基捐赠，曾与挪威乔纳斯·加罗·斯蒂尔王国总理进行。</text:p>
      <text:p text:style-name="P4">
关于它<text:a xlink:type="simple" xlink:href="https://www.president.gov.ua/news/volodimir-zelenskij-proviv-peregovori-z-premyer-ministrom-no-82609" text:style-name="Internet_20_link" text:visited-style-name="Visited_20_Internet_20_Link">
报告</text:a>
乌克兰总统办公室。</text:p>
      <text:p text:style-name="P4">
谈判期间的主要关注是对乌克兰从挪威获得的最新情况和国防支持的局势。</text:p>
      <text:p text:style-name="P4">
乌克兰总统说：“我感谢您的人民，政府和议会对我们的人民和我们的军事，所有乌克兰社会的支持。”</text:p>
      <text:p text:style-name="P4">
Volodymyr Zelensky指出了加入挪威与国际坦克联盟的决定，以及积极的协助，以加强乌克兰参考辩护的能力，这有助于保护乌克兰人的生活。</text:p>
      <text:p text:style-name="P4">
乌克兰总统和挪威总理详细讨论了最近向乌克兰提供的五年援助计划的优先事项，规模为75亿欧元。</text:p>
      <text:p text:style-name="P4">
国家元首还赞扬挪威为乌克兰提供天然气的支持。</text:p>
      <text:p text:style-name="P4">
“您帮助我们度过了一个艰难的冬天。 谢谢你，”  - 说。</text:p>
      <text:p text:style-name="P4">
单独讨论了乌克兰参加北约维尔纽斯峰会的准备工作，这是预期的结果，特别是在加入联盟之前给予我们国家保证保证的重要性。</text:p>
      <text:p text:style-name="P4">
当事各方考虑了实现乌克兰和平公式的问题，并提出了需要吸引最广泛参与者实施并为全球和平峰会做准备的什叶派。</text:p>
      <text:p text:style-name="P4">
News Source: <text:a xlink:type="simple" xlink:href="https://armyinform.com.ua/2023/05/03/volodymyr-zelenskyj-proviv-peregovory-z-premyer-ministrom-norvegiyi/" text:style-name="Internet_20_link" text:visited-style-name="Visited_20_Internet_20_Link">
https://armyinform.com.ua/2023/05/03/volodymyr-zelenskyj-proviv-peregovory-z-premyer-ministrom-norvegiyi/</text:a>
</text:p>
      <!--NEWS-->
      <text:h text:style-name="P10" text:outline-level="1">
<text:span text:style-name="T4">
纳塔利亚·汉尼克（Natalia Humeniuk）谈到了目前限制俄罗斯联邦黑海舰队能力的原因</text:span>
</text:h>
      <text:p text:style-name="P4">
作者: ['Володимир Віват']</text:p>
      <text:p text:style-name="P4">
时间: 2023-05-03T94:00:00-04:00</text:p>
      <text:p text:style-name="P4">
描述: Chorny Moris Zmusiv Vorozhi船在Bazuvannya的冲刺中的风暴，在这个数字上……与乌克兰2022年的战争，与乌克兰的最新新闻，今天与乌克兰2022年的新闻战争，今天将在乌克兰和俄罗斯和俄罗斯和俄罗斯和俄罗斯和俄罗斯和俄罗斯和俄罗斯之间发动战争何时，何时，何时，何时，何时，何时，何时，何时，何时，与乌克兰在2022年都将在不久俄罗斯的乌克兰媒体</text:p>
      <text:p text:style-name="P4">
图片: ['<text:a xlink:type="simple" xlink:href="https://armyinform.com.ua/wp-content/uploads/2023/04/photo_2022-11-16_13-45-44.jpg" text:style-name="Internet_20_link" text:visited-style-name="Visited_20_Internet_20_Link">
photo_2022-11-16_13-45-44.jpg</text:a>
']</text:p>
      <text:p text:style-name="P4">
标签: []</text:p>
      <text:p text:style-name="P4">
类别: News</text:p>
      <!--METADATA-->
      <text:p text:style-name="P4">
<draw:frame draw:style-name="fr1" draw:name="Image317" text:anchor-type="as-char" svg:width="6.9236in" svg:height="4.61393in" draw:z-index="0">
<draw:image xlink:href="../Images/AРМІЯINFORM/2023-05-03T94-00-00-04-00/photo_2022-11-16_13-45-44.jpg" xlink:type="simple" xlink:show="embed" xlink:actuate="onLoad" draw:mime-type="image/jpeg"/>
</draw:frame>
黑海中的暴风雨迫使敌方船只进入了包括火箭发射器在内的基点。 目前，五艘船正在继续值班，其中没有有翼的火箭。</text:p>
      <text:p text:style-name="P4">
据报道，这是由南部乌克兰南部国防部队1Rorra Natalia Humeniuk的国防军中心主要协调的国家马拉松“统一新闻”的报道。</text:p>
      <ul>
        <li>
但是，这并不能说没有空气危险，航空的适应性攻击或使用无人机。 他们还继续前线。 官员说，今天比以往任何时候都遭受了这一苦难。</li>
      </ul>
      <text:p text:style-name="P4">
乌克兰南部的统一协调出版社国防军中心负责人，他还说，在巴萨克(Basak)石油上发生了几次大火后，俄罗斯军方将遇到一些物流问题。 但是他们仍然在Novorossiysk拥有基地，德文郡可以补充储备。 他们还可以尝试在有限模式下使用边界，从而显示出如此强大的分组进入大海。</text:p>
      <ul>
        <li>
纳塔利亚古米尼克(Nataliagumeniuk)报道说，要说俄罗斯侵略将尽可能多地沮丧，但是这项工作是在这个方向上完成的 - 他们没有物流来确保其现有能力。</li>
      </ul>
      <text:p text:style-name="P4">
据她说，除了物流外，入侵者还严重破坏了。</text:p>
      <ul>
        <li>
我们在霍尔森地区右岸的解放方面有一定的经验，当时敌人还积极装备了许多国防部，然后突然让他们tastrynia朝他的军事船方向前进。 纳塔利娅·汉尼库克(Natalia Humeniuk)说，我们不希望它如此容易，但是在我们的条件下，在乌克兰国防部队的控制和压力下，它的每个“善意”手势将在我们的条件下进行。</li>
      </ul>
      <text:p text:style-name="P4">
乌克兰南部的统一协调出版社国防军中心的负责人在现场广播中评论了许多技术灾难，该灾难会产生敌人的宣传，以期可能会发生反对意见。</text:p>
      <text:p text:style-name="P4">
News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我们需要不会给俄罗斯人带来成功的技术：乌克兰国防部长与参议院犹他州总统会面</text:span>
</text:h>
      <text:p text:style-name="P4">
作者: ['АРМІЯINFORM']</text:p>
      <text:p text:style-name="P4">
时间: 2023-05-03T95:00:00-04:00</text:p>
      <text:p text:style-name="P4">
描述: 统治乌克兰Oleksiy Reznikov的最低限度辩护是在美国代表中与Choli Z的代表。与乌克兰的战争将是不久的</text:p>
      <text:p text:style-name="P4">
图片: ['<text:a xlink:type="simple" xlink:href="https://armyinform.com.ua/wp-content/uploads/2023/05/dfd48a6b8b1458eda3cfbae8e3c2f30557f3eeea.jpg" text:style-name="Internet_20_link" text:visited-style-name="Visited_20_Internet_20_Link">
dfd48a6b8b1458eda3cfbae8e3c2f30557f3eeea.jpg</text:a>
', '<text:a xlink:type="simple" xlink:href="https://armyinform.com.ua/wp-content/uploads/2023/05/e93d55b431572d5dabf9ea32d2a5d1052312139f.jpg" text:style-name="Internet_20_link" text:visited-style-name="Visited_20_Internet_20_Link">
e93d55b431572d5dabf9ea32d2a5d1052312139f.jpg</text:a>
', '<text:a xlink:type="simple" xlink:href="https://armyinform.com.ua/wp-content/uploads/2023/05/6e6e701ab2be152d326e6844823d9f4cc7c9db10.jpg" text:style-name="Internet_20_link" text:visited-style-name="Visited_20_Internet_20_Link">
6e6e701ab2be152d326e6844823d9f4cc7c9db10.jpg</text:a>
']</text:p>
      <text:p text:style-name="P4">
标签: ['МІНІСТР ОБОРОНИ УКРАЇНИ ОЛЕКСІЙ РЕЗНІКОВ']</text:p>
      <text:p text:style-name="P4">
类别: News</text:p>
      <!--METADATA-->
      <text:p text:style-name="P4">
<draw:frame draw:style-name="fr1" draw:name="Image318" text:anchor-type="as-char" svg:width="6.9236in" svg:height="4.258014in" draw:z-index="0">
<draw:image xlink:href="../Images/AРМІЯINFORM/2023-05-03T95-00-00-04-00/dfd48a6b8b1458eda3cfbae8e3c2f30557f3eeea.jpg" xlink:type="simple" xlink:show="embed" xlink:actuate="onLoad" draw:mime-type="image/jpeg"/>
</draw:frame>
乌克兰Oleksiy Reznikov的国防部长与美国代表团会面，并与犹他州犹他州参议院总统和犹他州世界贸易中心的代表会面。 国防部副部长Volodymyr Gavrilov和Vitaliy Deynega也参加了会议。</text:p>
      <text:p text:style-name="P4">
讨论了双边合作的主题问题，以确保俄罗斯联邦的武装侵略以及实施联合项目以加强乌克兰国防军的消失。</text:p>
      <text:p text:style-name="P4">
<draw:frame draw:style-name="fr1" draw:name="Image319" text:anchor-type="as-char" svg:width="6.9236in" svg:height="4.848554in" draw:z-index="0">
<draw:image xlink:href="../Images/AРМІЯINFORM/2023-05-03T95-00-00-04-00/e93d55b431572d5dabf9ea32d2a5d1052312139f.jpg" xlink:type="simple" xlink:show="embed" xlink:actuate="onLoad" draw:mime-type="image/jpeg"/>
</draw:frame>
Alexei Reznikovnikovna转向美国商业公司的代表，尤其是针对无人系统的发展，宣布今天乌克兰的战场是所有生产者的测试垃圾填埋场：国内外。</text:p>
      <ul>
        <li>
我们需要的技术不会给俄罗斯人带来任何成功的希望。 乌克兰国防部长说，我们有兴趣与美国公司的进一步合作，建立能力，交流经验，这要归功于击败俄罗斯敌人的不对称优势。</li>
      </ul>
      <text:p text:style-name="P4">
<draw:frame draw:style-name="fr1" draw:name="Image320" text:anchor-type="as-char" svg:width="6.9236in" svg:height="4.638812in" draw:z-index="0">
<draw:image xlink:href="../Images/AРМІЯINFORM/2023-05-03T95-00-00-04-00/6e6e701ab2be152d326e6844823d9f4cc7c9db10.jpg" xlink:type="simple" xlink:show="embed" xlink:actuate="onLoad" draw:mime-type="image/jpeg"/>
</draw:frame>
斯图尔特·亚当斯(Stuart Adams)指出了乌克兰捍卫者和捍卫者的英雄主义，并保证，美利坚合众国将继续支持乌克兰在其斗争的独立性和恢复领土完整性方面。</text:p>
      <ul>
        <li>
现在，在乌克兰，有一场善良的斗争。 这是世界和欧洲的未来将是一场战争。 斯图尔特·亚当斯(Stuart Adams)说，我们不能站在一边，因此我们准备吸引最好的公司来吸引我们的合作伙伴关系。</li>
      </ul>
      <text:p text:style-name="P4">
双方在不久的将来就乌克兰国防能力的共同起诉就达成了实施。</text:p>
      <text:p text:style-name="P4">
<text:a xlink:type="simple" xlink:href="https://www.mil.gov.ua/news/2023/05/03/rosiyanam-zhodnih-spodivan-na-uspih-ministr-oboroni-ukraini-zustrivsya-z-prezidentom-senatu-yuti/" text:style-name="Internet_20_link" text:visited-style-name="Visited_20_Internet_20_Link">
国防部乌克兰</text:a>
</text:p>
      <text:p text:style-name="P4">
News Source: <text:a xlink:type="simple" xlink:href="https://armyinform.com.ua/2023/05/03/nam-potribni-tehnologiyi-yaki-b-ne-zalyshyly-rosiyanam-zhodnyh-spodivan-na-uspih-ministr-oborony-ukrayiny-zustrivsya-z-prezydentom-senatu-yuty/" text:style-name="Internet_20_link" text:visited-style-name="Visited_20_Internet_20_Link">
https://armyinform.com.ua/2023/05/03/nam-potribni-tehnologiyi-yaki-b-ne-zalyshyly-rosiyanam-zhodnyh-spodivan-na-uspih-ministr-oborony-ukrayiny-zustrivsya-z-prezydentom-senatu-yuty/</text:a>
</text:p>
      <!--NEWS-->
      <text:h text:style-name="P10" text:outline-level="1">
<text:span text:style-name="T4">
我们不会攻击普京和莫斯科 - 我们保护我们的村庄和城市 - 沃迪米尔Zelenskyy</text:span>
</text:h>
      <text:p text:style-name="P4">
作者: ['АРМІЯINFORM']</text:p>
      <text:p text:style-name="P4">
时间: 2023-05-03T96:00:00-04:00</text:p>
      <text:p text:style-name="P4">
描述: 乌克兰人不会对总统的奉献攻击，而是他自己的非居住地...与乌克兰2022年的战争，与乌克兰的最新新闻战争，今天与乌克兰2022年的新闻战争，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rpplo.jpeg" text:style-name="Internet_20_link" text:visited-style-name="Visited_20_Internet_20_Link">
prpplo.jpeg</text:a>
']</text:p>
      <text:p text:style-name="P4">
标签: ['STOPRUSSIA', 'АГРЕСІЯ РФ', 'ВОЛОДИМИР ЗЕЛЕНСЬКИЙ', 'ВТОРГНЕННЯ РФ']</text:p>
      <text:p text:style-name="P4">
类别: News</text:p>
      <!--METADATA-->
      <text:p text:style-name="P4">
<draw:frame draw:style-name="fr1" draw:name="Image321" text:anchor-type="as-char" svg:width="6.9236in" svg:height="4.617948in" draw:z-index="0">
<draw:image xlink:href="../Images/AРМІЯINFORM/2023-05-03T96-00-00-04-00/prpplo.jpeg" xlink:type="simple" xlink:show="embed" xlink:actuate="onLoad" draw:mime-type="image/jpeg"/>
</draw:frame>
乌克兰没有对俄罗斯或其总统发动袭击，而是保护其低速和领土完整性。 关于它<text:a xlink:type="simple" xlink:href="https://www.president.gov.ua/news/volodimir-zelenskij-mi-ne-atakuyemo-ani-putina-ani-moskvu-mi-82633" text:style-name="Internet_20_link" text:visited-style-name="Visited_20_Internet_20_Link">
陈述</text:a>
根据乌克兰 - 赫尔辛基北峰会的结果，总统沃罗迪米Zelenskyy在与媒体代表的沟通过程中。</text:p>
      <text:p text:style-name="P4">
Volodymyr Zelenskyy回答了新闻记者关于克里姆林宫UMSKVA上UAP最近的问题的问题时说：“我们没有攻击普京和莫斯科。我们在自己的领土上战斗，我们保护我们的村庄和城市。”</text:p>
      <text:p text:style-name="P4">
国家元首补充说，乌克兰正在经历武器短缺以确保其防御，因此乌克兰军队除战场以外没有在任何地方使用它。</text:p>
      <text:p text:style-name="P4">
“我们不能在任何地方使用任何东西。 这就是为什么我们没有攻击普京。我们将把它留给法庭。”他说。</text:p>
      <text:p text:style-name="P4">
沃迪米尔·泽伦斯基(Volodymyr Zelensky)表示，他相信俄罗斯领导人指控乌克兰涉嫌袭击并企图企图企图企图，因为俄罗斯在乌克兰战争中没有胜利。 因此，俄罗斯的转向用于证明侵略的延续是合理的。</text:p>
      <text:p text:style-name="P4">
“他再也无法激励自己的社会，只是派遣了军队的宽容。 他再也无法激励自己的状态了。 他在战场上没有获胜。 世界第二军失去了。 他们无法占领乌克兰。 他们被我们击退了。 现在，他需要以某种方式激励这些人前进。”乌克兰国家负责人说。</text:p>
      <text:p text:style-name="P4">
“他们失去了这场战争 - 他们作为一个州迷失了，历史上迷失了……这是一回事。 现在，他需要做一些敏锐的事情 - 尝试，无人机，然后我们有一些鹅轰炸了它们……也就是说，他们将每天或其他步骤发明。”</text:p>
      <text:p text:style-name="P4">
同时，总统指出，俄罗斯当局可以简单地从乌克兰领土上撤出部队，而不是发明其他挑衅，因此可以自己克服困难的局势。</text:p>
      <text:p text:style-name="P4">
“没有人必须恐吓，您不需要使用武器 - 您需要离开领土。 绝对是每个人，甚至是北约州或欧洲大陆欧盟之外的国家 - 都认识到乌克兰的领土完整。 因此，这将是一个解决方案。 这比使用各种信息或任何操纵要容易得多。”国家负责人强调。“我们不是在寻找俄罗斯的利益，我们正在寻找一项著名的协议。 关于谷物倡议，我们明确安排了联合国秘书长Isantonia Guterrice以及土耳其Ardogan总统。 我们的安排正在进行中。 我们计划继续我们的倡议。就他们而言，我们与俄罗斯一方进行对话，他们必须与他们一起准备这座走廊，这是世界其他国家的必要条件。乌克兰总结了。</text:p>
      <text:p text:style-name="P4">
News Source: <text:a xlink:type="simple" xlink:href="https://armyinform.com.ua/2023/05/03/my-ne-atakuyemo-ani-putina-ani-moskvu-my-zahyshhayemo-svoyi-sela-j-mista-volodymyr-zelenskyj/" text:style-name="Internet_20_link" text:visited-style-name="Visited_20_Internet_20_Link">
https://armyinform.com.ua/2023/05/03/my-ne-atakuyemo-ani-putina-ani-moskvu-my-zahyshhayemo-svoyi-sela-j-mista-volodymyr-zelenskyj/</text:a>
</text:p>
      <!--NEWS-->
      <text:h text:style-name="P10" text:outline-level="1">
<text:span text:style-name="T4">
在赫尔森地区，占领者将单位放在私人住宅之间</text:span>
</text:h>
      <text:p text:style-name="P4">
作者: ['АРМІЯINFORM']</text:p>
      <text:p text:style-name="P4">
时间: 2023-05-03T97:00:00-04:00</text:p>
      <text:p text:style-name="P4">
描述: Scho，我们也喜欢特殊仓库VOG的欺骗者，国防军的Vogne Uzhennya ...与乌克兰2022年的战争，与乌克兰的最新新闻，今天与乌克兰的新闻战争，今天与乌克兰2022年的新闻战争，乌克兰会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okupanty-na-donechchyni.-ilyustratyvne-foto.jpg" text:style-name="Internet_20_link" text:visited-style-name="Visited_20_Internet_20_Link">
okupanty-na-donechchyni.-ilyustratyvne-foto.jpg</text:a>
']</text:p>
      <text:p text:style-name="P4">
标签: ['STOPRUSSIA', 'АГРЕСІЯ РФ', 'ВТОРГНЕННЯ РФ', 'ГШ ЗСУ', 'ОПЕРАТИВНА ІНФОРМАЦІЯ']</text:p>
      <text:p text:style-name="P4">
类别: News</text:p>
      <!--METADATA-->
      <text:p text:style-name="P4">
<draw:frame draw:style-name="fr1" draw:name="Image322" text:anchor-type="as-char" svg:width="6.9236in" svg:height="4.615733in" draw:z-index="0">
<draw:image xlink:href="../Images/AРМІЯINFORM/2023-05-03T97-00-00-04-00/okupanty-na-donechchyni.-ilyustratyvne-foto.jpg" xlink:type="simple" xlink:show="embed" xlink:actuate="onLoad" draw:mime-type="image/jpeg"/>
</draw:frame>
顿涅茨克地区的入侵者。 说明性照片<text:span text:style-name="T4">
🔥俄罗斯入侵的情况</text:span>
</text:p>
      <text:p text:style-name="P4">
为了以某种方式保护您的人员免受乌克兰的火炉的大火，在暂时捕获的领土上，敌人并进一步进一步使用了当地居民。 在私人住宅之间的俄罗斯俄罗斯入侵者的定居点中，当地人放置了他们的单位。</text:p>
      <text:p text:style-name="P4">
在Facebook上关于它<text:a xlink:type="simple" xlink:href="https://www.facebook.com/GeneralStaff.ua/posts/pfbid02yM9WCQsK5sDmFjR4GCs2yPfwr2xTWTY2c6EzfHGouEnTeJyvBWBrbomHcQbPhkLKl" text:style-name="Internet_20_link" text:visited-style-name="Visited_20_Internet_20_Link">
报告</text:a>
武装部队的总人员。</text:p>
      <text:p text:style-name="P4">
“在Zaporizhzhya和Kherson的指示中，入侵者得到了辩护。 Donetsk地区的Novosilka和Novopol开火； Gulyaypole，Small Tokmachka，Novodanilovka，Orikhiv，Novoandriivka和Kamianske Zaporizhzhya地区； dnipropetrovsk的Kapulivka； 演讲写道。</text:p>
      <text:p text:style-name="P4">
News Source: <text:a xlink:type="simple" xlink:href="https://armyinform.com.ua/2023/05/03/na-hersonshhyni-okupanty-rozmishhuyut-svoyi-pidrozdily-pomizh-pryvatnyh-budynkiv/" text:style-name="Internet_20_link" text:visited-style-name="Visited_20_Internet_20_Link">
https://armyinform.com.ua/2023/05/03/na-hersonshhyni-okupanty-rozmishhuyut-svoyi-pidrozdily-pomizh-pryvatnyh-budynkiv/</text:a>
</text:p>
      <!--NEWS-->
      <text:h text:style-name="P10" text:outline-level="1">
<text:span text:style-name="T4">
我们这一天的战士摧毁了5种不同类型的俄罗斯无人机和“柳叶刀”</text:span>
</text:h>
      <text:p text:style-name="P4">
作者: ['АРМІЯINFORM']</text:p>
      <text:p text:style-name="P4">
时间: 2023-05-03T98:00:00-04:00</text:p>
      <text:p text:style-name="P4">
描述: TSI -YA，Vnochi，纳西（Nashi）的蠕虫烹饪罢工的敌人……与乌克兰2022年的战争，与乌克兰的最新新闻，今天与乌克兰2022年的新闻战争，今天会有一场战争，还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2/9-1-2.jpg" text:style-name="Internet_20_link" text:visited-style-name="Visited_20_Internet_20_Link">
9-1-2.jpg</text:a>
']</text:p>
      <text:p text:style-name="P4">
标签: ['STOPRUSSIA', 'АГРЕСІЯ РФ', 'ВІЙНА', 'ВТОРГНЕННЯ РФ', 'ГШ ЗСУ', 'ХРОНІКА ОБОРОНИ']</text:p>
      <text:p text:style-name="P4">
类别: News</text:p>
      <!--METADATA-->
      <text:p text:style-name="P4">
<draw:frame draw:style-name="fr1" draw:name="Image323" text:anchor-type="as-char" svg:width="6.9236in" svg:height="5.1927in" draw:z-index="0">
<draw:image xlink:href="../Images/AРМІЯINFORM/2023-05-03T98-00-00-04-00/9-1-2.jpg" xlink:type="simple" xlink:show="embed" xlink:actuate="onLoad" draw:mime-type="image/jpeg"/>
</draw:frame>
**🔥i</text:p>
      <text:p text:style-name="P4">
这一天，晚上，敌人使用震惊的无人机“ Shahd-136/131”击中了下一个巨大的打击。 这些无人机中的26个中有21个是由我们的捍卫者设计的。</text:p>
      <text:p text:style-name="P4">
在Facebook上关于它<text:a xlink:type="simple" xlink:href="https://www.facebook.com/GeneralStaff.ua/posts/pfbid02yM9WCQsK5sDmFjR4GCs2yPfwr2xTWTY2c6EzfHGouEnTeJyvBWBrbomHcQbPhkLKl" text:style-name="Internet_20_link" text:visited-style-name="Visited_20_Internet_20_Link">
报告</text:a>
武装部队的总人员。</text:p>
      <text:p text:style-name="P4">
国防军的航空袭击了敌人的个人工作人员集中的领域。</text:p>
      <text:p text:style-name="P4">
此外，在这一天，我们的后卫摧毁了5种侦察空心类型和一种柳叶刀弹药。 火箭部队的部队袭击了活力集中和弹药的组成区域。</text:p>
      <text:p text:style-name="P4">
News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短的。 战争。 第434天</text:span>
</text:h>
      <text:p text:style-name="P4">
作者: ['АРМІЯINFORM']</text:p>
      <text:p text:style-name="P4">
时间: 2023-05-03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p>
      <text:p text:style-name="P4">
标签: ['STOPRUSSIA', 'АГРЕСІЯ РФ', 'ВІДЕОДАЙДЖЕСТ', 'ВТОРГНЕННЯ РФ', 'ГШ ЗСУ']</text:p>
      <text:p text:style-name="P4">
类别: News</text:p>
      <!--METADATA-->
      <text:p text:style-name="P4">
资料来源：<text:a xlink:type="simple" xlink:href="https://www.facebook.com/GeneralStaff.ua/videos/897082798044843/" text:style-name="Internet_20_link" text:visited-style-name="Visited_20_Internet_20_Link">
乌克兰总参谋部</text:a>
</text:p>
      <text:p text:style-name="P4">
News Source: <text:a xlink:type="simple" xlink:href="https://armyinform.com.ua/2023/05/03/korotko-vijna-den-434-videodajdzhest/" text:style-name="Internet_20_link" text:visited-style-name="Visited_20_Internet_20_Link">
https://armyinform.com.ua/2023/05/03/korotko-vijna-den-434-videodajdzhest/</text:a>
</text:p>
      <!--NEWS-->
      <text:h text:style-name="P10" text:outline-level="1">
<text:span text:style-name="T4">
拜登到新闻自由的日子提醒新闻业是自由社会的原始</text:span>
</text:h>
      <text:p text:style-name="P4">
作者: Ukrinform (Person)</text:p>
      <text:p text:style-name="P4">
出版商: Укринформ (Organization)</text:p>
      <text:p text:style-name="P4">
出版时间: 2023-05-04T-31:29:00+03:00</text:p>
      <text:p text:style-name="P4">
修改时间: 2023-05-04T00:29:00+03:00</text:p>
      <text:p text:style-name="P4">
描述: 美国总统强调，世界上没有新闻记者应该冒着生命危险寻找真理。  - 乌克林。</text:p>
      <text:p text:style-name="P4">
图片: ["<text:a xlink:type="simple" xlink:href="https://static.ukrinform.com/photos/2023_02/thumb_files/630_360_1677001506-454.jpg" text:style-name="Internet_20_link" text:visited-style-name="Visited_20_Internet_20_Link">
630_360_16770...</text:a>
"]</text:p>
      <text:p text:style-name="P4">
标签: ['Байден', 'США', 'Журналіст', 'Свобода преси']</text:p>
      <text:p text:style-name="P4">
类型: Article</text:p>
      <!--METADATA-->
      <text:p text:style-name="P4">
<draw:frame draw:style-name="fr1" draw:name="Image324" text:anchor-type="as-char" svg:width="6.9236in" svg:height="3.956343in" draw:z-index="0">
<draw:image xlink:href="../Images/yкринформ/2023-05-04T-31-29-00-03-00/630_360_1677001506-454.jpg" xlink:type="simple" xlink:show="embed" xlink:actuate="onLoad" draw:mime-type="image/jpeg"/>
</draw:frame>
总统强调，世界上没有新闻记者应该冒着他的生命危险。</text:p>
      <text:p text:style-name="P4">
乔·拜登(Joe Biden)在世界新闻自由日之际说，这是乌克林福姆(Ukrinform)的<text:a xlink:type="simple" xlink:href="https://ua.usembassy.gov/uk/statement-from-president-joe-biden-on-the-occasion-of-world-press-freedom-day-2023/" text:style-name="Internet_20_link" text:visited-style-name="Visited_20_Internet_20_Link">
</text:a>
在美国驻乌克兰大使馆。</text:p>
      <text:p text:style-name="P4">
“新闻不是犯罪，这是一个自由社会的主要基础。确定世界新闻自由日成立30周年，我们向大胆地寻求真理的所有记者，记者和媒体工作者表示敬意。 美国总统说：“米兹诺瓦(Miznova)确认我们的誓言使所有能够压制透明和体面信任所需的声音的人。”</text:p>
      <text:p text:style-name="P4">
他强调，自由媒体是民主的基础。 它使政府能够自我批评和自治。 它还为真理的守护者提供了信息，启发，揭露和检测和充当。</text:p>
      <text:p text:style-name="P4">
<text:span text:style-name="T4">
另请阅读：</text:span>
 <text:a xlink:type="simple" xlink:href="https://www.ukrinform.ua/rubric-society/3703772-3-travna-vsesvitnij-den-svobodi-presi-ak-iz-cim-u-vouucij-ukraini.html" text:style-name="Internet_20_link" text:visited-style-name="Visited_20_Internet_20_Link">
<text:span text:style-name="T4">
自由</text:span>
 <text:span text:style-name="T4">
按</text:span>
</text:a>
“没有记者 - 无论美国人与否 - 都应该冒险寻找这样一个真理的生命和周围地区。 埃文·格什科维奇(Evan Gershkovich)和奥斯汀·泰斯(Austin Tais)今天倾向于思考。 没有家人应该体验到家人遭受的痛苦。 但是，在世界各地的许多地方，独裁者及其同事继续通过审查，大屠杀，威胁，诉讼，骚扰，错误信息，拘留和身体攻击来压制自由和独立的人。”</text:p>
      <text:p text:style-name="P4">
据他说，勇敢<text:a xlink:type="simple" xlink:href="https://www.ukrinform.ua/tag-zurnalist" text:style-name="Internet_20_link" text:visited-style-name="Visited_20_Internet_20_Link">
</text:a>
他们一次又一次地展示世界各地，他们不会保持沉默，也不会超越。 美国看到他们并支持他们。</text:p>
      <text:p text:style-name="P4">
拜登说，这就是为什么美国提供比以往更多的资源来支持ZIPR和记者的身体安全。 毕竟，由于他所做的工作，火药不应该害怕他的生活。</text:p>
      <text:p text:style-name="P4">
<text:span text:style-name="T4">
另请阅读：</text:span>
 <text:a xlink:type="simple" xlink:href="https://www.ukrinform.ua/rubric-society/3704037-pravda-nemozliva-bez-svobodi-zelenska-podakuvala-zurnalistam-za-rozvincuvanna-fejkiv-rf.html" text:style-name="Internet_20_link" text:visited-style-name="Visited_20_Internet_20_Link">
</text:a>
</text:p>
      <text:p text:style-name="P4">
他强调，有必要反对那些想强迫记者获得的人。 美国总统研究说：“我们所有人都需要继续支持自由媒体，这对我们的民主和民主国家来说是重要的作用。”</text:p>
      <text:p text:style-name="P4">
众所周知，自1992年以来，每年5月3日庆祝世界新闻自由日。</text:p>
      <text:p text:style-name="P4">
<text:span text:style-name="T5">
照片：PAP</text:span>
</text:p>
      <text:p text:style-name="P4">
News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在美国，一个未知的亚特兰大中心开了一个人，一个人被杀</text:span>
</text:h>
      <text:p text:style-name="P4">
作者: Ukrinform (Person)</text:p>
      <text:p text:style-name="P4">
出版商: Укринформ (Organization)</text:p>
      <text:p text:style-name="P4">
出版时间: 2023-05-04T-33:10:00+03:00</text:p>
      <text:p text:style-name="P4">
修改时间: 2023-05-04T00:10:00+03:00</text:p>
      <text:p text:style-name="P4">
描述: 由于在建筑物中射击，在亚特兰大的中心，在美国东南部，一人被杀，三人受伤。  - 乌克林。</text:p>
      <text:p text:style-name="P4">
图片: ["<text:a xlink:type="simple" xlink:href="https://static.ukrinform.com/photos/2016_08/thumb_files/630_360_1470531285-6777.jpg" text:style-name="Internet_20_link" text:visited-style-name="Visited_20_Internet_20_Link">
630_360_14705...</text:a>
"]</text:p>
      <text:p text:style-name="P4">
标签: ['Поліція', 'США', 'Стрілянина']</text:p>
      <text:p text:style-name="P4">
类型: Article</text:p>
      <!--METADATA-->
      <text:p text:style-name="P4">
<draw:frame draw:style-name="fr1" draw:name="Image325" text:anchor-type="as-char" svg:width="6.9236in" svg:height="3.956343in" draw:z-index="0">
<draw:image xlink:href="../Images/yкринформ/2023-05-04T-33-10-00-03-00/630_360_1470531285-6777.jpg" xlink:type="simple" xlink:show="embed" xlink:actuate="onLoad" draw:mime-type="image/jpeg"/>
</draw:frame>
在美国东南部的偏心剂中，一个人的枪击事件在建筑物的建筑物中丧生，三人受伤。</text:p>
      <text:p text:style-name="P4">
关于它报告<text:a xlink:type="simple" xlink:href="https://eu.usatoday.com/story/news/nation/2023/05/03/atlanta-midtown-shooting-updates/70179600007/" text:style-name="Internet_20_link" text:visited-style-name="Visited_20_Internet_20_Link">
</text:a>
，报道乌克林福姆。</text:p>
      <text:p text:style-name="P4">
正如它所指出的那样，一个不知名的人在中心主义者的一栋建筑物中安排了枪击事件。 这三名受伤者被带到医院，其中一个人当场死亡。</text:p>
      <text:p text:style-name="P4">
<text:span text:style-name="T4">
另请阅读：</text:span>
 <text:a xlink:type="simple" xlink:href="https://www.ukrinform.ua/rubric-world/3702912-u-portugalii-stalas-masova-strilanina.html" text:style-name="Internet_20_link" text:visited-style-name="Visited_20_Internet_20_Link">
<text:span text:style-name="T4">
拍摄</text:span>
</text:a>
警方目前正在寻找犯罪嫌疑人和可能的其他受害者。 不安装人员。</text:p>
      <text:p text:style-name="P4">
警方还指出，事件发生后，被描述为“挤压射手”，不再有枪击了。</text:p>
      <text:p text:style-name="P4">
亚特兰大中心的许多街道在事件中被关闭，相邻的街道被关闭。</text:p>
      <text:p text:style-name="P4">
<text:span text:style-name="T4">
另请阅读：</text:span>
 <text:a xlink:type="simple" xlink:href="https://www.ukrinform.ua/rubric-world/3702542-u-tehasi-stalasa-strilanina-v-budinku-patero-zagiblih.html" text:style-name="Internet_20_link" text:visited-style-name="Visited_20_Internet_20_Link">
<text:span text:style-name="T4">
拍摄</text:span>
</text:a>
据报道，5月3日<text:a xlink:type="simple" xlink:href="https://www.ukrinform.ua/rubric-world/3704212-strilanina-u-skoli-belgrada-napadnik-zazdalegid-splanuvav-napad.html" text:style-name="Internet_20_link" text:visited-style-name="Visited_20_Internet_20_Link">
</text:a>
。 警方逮捕了与袭击有关的贝尔格莱德中心的一名14岁的弗拉迪斯拉夫·里布尼卡(Vladislav Ribnikar)。</text:p>
      <text:p text:style-name="P4">
News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APL。 曼彻斯特城回到了领导人，利物浦击败了富尔吉姆</text:span>
</text:h>
      <text:p text:style-name="P4">
作者: Ukrinform (Person)</text:p>
      <text:p text:style-name="P4">
出版商: Укринформ (Organization)</text:p>
      <text:p text:style-name="P4">
出版时间: 2023-05-04T-35:00:00+03:00</text:p>
      <text:p text:style-name="P4">
修改时间: 2023-05-04T00:00:00+03:00</text:p>
      <text:p text:style-name="P4">
描述: 下一场足球冠军赛在英超联赛（APL）举行。  - 乌克林。</text:p>
      <text:p text:style-name="P4">
图片: ["<text:a xlink:type="simple" xlink:href="https://static.ukrinform.com/photos/2023_05/thumb_files/630_360_1683147609-231.jpg" text:style-name="Internet_20_link" text:visited-style-name="Visited_20_Internet_20_Link">
630_360_16831...</text:a>
"]</text:p>
      <text:p text:style-name="P4">
标签: ['Футбол', 'Манчестер Сіті', 'Ліверпуль', 'АПЛ']</text:p>
      <text:p text:style-name="P4">
类型: Article</text:p>
      <!--METADATA-->
      <text:p text:style-name="P4">
<draw:frame draw:style-name="fr1" draw:name="Image326" text:anchor-type="as-char" svg:width="6.9236in" svg:height="3.956343in" draw:z-index="0">
<draw:image xlink:href="../Images/yкринформ/2023-05-04T-35-00-00-03-00/630_360_1683147609-231.jpg" xlink:type="simple" xlink:show="embed" xlink:actuate="onLoad" draw:mime-type="image/jpeg"/>
</draw:frame>
旺利乌斯超级联赛(超级联赛)下一场足球冠军赛发生了。</text:p>
      <text:p text:style-name="P4">
据乌克林福姆报道，曼彻斯特城上的曼彻斯特城是“阿提哈德体育场”，得分为3-0，击败了Vest Gam，并返回了冠军的领导人。</text:p>
      <text:p text:style-name="P4">
“当地人”的胜利带来了Natan Ace的进球(第50分钟)。荷兰(70)Ta Lyn Fooden(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在利物浦比赛当天的平行比赛中，借助穆罕默德·萨拉(Mohammed Salah)，他在第39分钟意识到了罚球，击败了富尔吉姆(Fulgem)-1：0。</text:p>
      <text:p text:style-name="P4">
在曼城资产中-79分。 APL排名中的第二个是阿森纳(78)谁有更多游戏。</text:p>
      <text:p text:style-name="P4">
照片：法新社。</text:p>
      <text:p text:style-name="P4">
News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APL。 曼彻斯特城回到了领导人，利物浦击败了富尔吉姆</text:span>
</text:h>
      <text:p text:style-name="P4">
作者: Ukrinform (Person)</text:p>
      <text:p text:style-name="P4">
出版商: Укринформ (Organization)</text:p>
      <text:p text:style-name="P4">
出版时间: 2023-05-04T00:00:00+03:00</text:p>
      <text:p text:style-name="P4">
修改时间: 2023-05-04T00:00:00+03:00</text:p>
      <text:p text:style-name="P4">
描述: 下一场足球冠军赛在英超联赛（APL）举行。  - 乌克林。</text:p>
      <text:p text:style-name="P4">
图片: ["<text:a xlink:type="simple" xlink:href="https://static.ukrinform.com/photos/2023_05/thumb_files/630_360_1683147609-231.jpg" text:style-name="Internet_20_link" text:visited-style-name="Visited_20_Internet_20_Link">
630_360_16831...</text:a>
"]</text:p>
      <text:p text:style-name="P4">
标签: ['Футбол', 'Манчестер Сіті', 'Ліверпуль', 'АПЛ']</text:p>
      <text:p text:style-name="P4">
类型: Article</text:p>
      <!--METADATA-->
      <text:p text:style-name="P4">
<draw:frame draw:style-name="fr1" draw:name="Image327" text:anchor-type="as-char" svg:width="6.9236in" svg:height="3.956343in" draw:z-index="0">
<draw:image xlink:href="../Images/yкринформ/2023-05-04T00-00-00-03-00/630_360_1683147609-231.jpg" xlink:type="simple" xlink:show="embed" xlink:actuate="onLoad" draw:mime-type="image/jpeg"/>
</draw:frame>
旺利乌斯超级联赛(超级联赛)下一场足球冠军赛发生了。</text:p>
      <text:p text:style-name="P4">
据乌克林福姆报道，曼彻斯特城上的曼彻斯特城是“阿提哈德体育场”，得分为3-0，击败了Vest Gam，并返回了冠军的领导人。</text:p>
      <text:p text:style-name="P4">
“当地人”的胜利带来了Natan Ace的进球(第50分钟)。荷兰(70)Ta Lyn Fooden(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在利物浦比赛当天的平行比赛中，借助穆罕默德·萨拉(Mohammed Salah)，他在第39分钟意识到了罚球，击败了富尔吉姆(Fulgem)-1：0。</text:p>
      <text:p text:style-name="P4">
在曼城资产中-79分。 APL排名中的第二个是阿森纳(78)谁有更多游戏。</text:p>
      <text:p text:style-name="P4">
照片：法新社。</text:p>
      <text:p text:style-name="P4">
News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在美国，一个未知的亚特兰大中心开了一个人，一个人被杀</text:span>
</text:h>
      <text:p text:style-name="P4">
作者: Ukrinform (Person)</text:p>
      <text:p text:style-name="P4">
出版商: Укринформ (Organization)</text:p>
      <text:p text:style-name="P4">
出版时间: 2023-05-04T00:10:00+03:00</text:p>
      <text:p text:style-name="P4">
修改时间: 2023-05-04T00:10:00+03:00</text:p>
      <text:p text:style-name="P4">
描述: 由于在建筑物中射击，在亚特兰大的中心，在美国东南部，一人被杀，三人受伤。  - 乌克林。</text:p>
      <text:p text:style-name="P4">
图片: ["<text:a xlink:type="simple" xlink:href="https://static.ukrinform.com/photos/2016_08/thumb_files/630_360_1470531285-6777.jpg" text:style-name="Internet_20_link" text:visited-style-name="Visited_20_Internet_20_Link">
630_360_14705...</text:a>
"]</text:p>
      <text:p text:style-name="P4">
标签: ['Поліція', 'США', 'Стрілянина']</text:p>
      <text:p text:style-name="P4">
类型: Article</text:p>
      <!--METADATA-->
      <text:p text:style-name="P4">
<draw:frame draw:style-name="fr1" draw:name="Image328" text:anchor-type="as-char" svg:width="6.9236in" svg:height="3.956343in" draw:z-index="0">
<draw:image xlink:href="../Images/yкринформ/2023-05-04T00-10-00-03-00/630_360_1470531285-6777.jpg" xlink:type="simple" xlink:show="embed" xlink:actuate="onLoad" draw:mime-type="image/jpeg"/>
</draw:frame>
在美国东南部的偏心剂中，一个人的枪击事件在建筑物的建筑物中丧生，三人受伤。</text:p>
      <text:p text:style-name="P4">
关于它报告<text:a xlink:type="simple" xlink:href="https://eu.usatoday.com/story/news/nation/2023/05/03/atlanta-midtown-shooting-updates/70179600007/" text:style-name="Internet_20_link" text:visited-style-name="Visited_20_Internet_20_Link">
</text:a>
，报道乌克林福姆。</text:p>
      <text:p text:style-name="P4">
正如它所指出的那样，一个不知名的人在中心主义者的一栋建筑物中安排了枪击事件。 这三名受伤者被带到医院，其中一个人当场死亡。</text:p>
      <text:p text:style-name="P4">
<text:span text:style-name="T4">
另请阅读：</text:span>
 <text:a xlink:type="simple" xlink:href="https://www.ukrinform.ua/rubric-world/3702912-u-portugalii-stalas-masova-strilanina.html" text:style-name="Internet_20_link" text:visited-style-name="Visited_20_Internet_20_Link">
<text:span text:style-name="T4">
拍摄</text:span>
</text:a>
警方目前正在寻找犯罪嫌疑人和可能的其他受害者。 不安装人员。</text:p>
      <text:p text:style-name="P4">
警方还指出，事件发生后，被描述为“挤压射手”，不再有枪击了。</text:p>
      <text:p text:style-name="P4">
亚特兰大中心的许多街道在事件中被关闭，相邻的街道被关闭。</text:p>
      <text:p text:style-name="P4">
<text:span text:style-name="T4">
另请阅读：</text:span>
 <text:a xlink:type="simple" xlink:href="https://www.ukrinform.ua/rubric-world/3702542-u-tehasi-stalasa-strilanina-v-budinku-patero-zagiblih.html" text:style-name="Internet_20_link" text:visited-style-name="Visited_20_Internet_20_Link">
<text:span text:style-name="T4">
拍摄</text:span>
</text:a>
据报道，5月3日<text:a xlink:type="simple" xlink:href="https://www.ukrinform.ua/rubric-world/3704212-strilanina-u-skoli-belgrada-napadnik-zazdalegid-splanuvav-napad.html" text:style-name="Internet_20_link" text:visited-style-name="Visited_20_Internet_20_Link">
</text:a>
。 警方逮捕了与袭击有关的贝尔格莱德中心的一名14岁的弗拉迪斯拉夫·里布尼卡(Vladislav Ribnikar)。</text:p>
      <text:p text:style-name="P4">
News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拜登到新闻自由的日子提醒新闻业是自由社会的原始</text:span>
</text:h>
      <text:p text:style-name="P4">
作者: Ukrinform (Person)</text:p>
      <text:p text:style-name="P4">
出版商: Укринформ (Organization)</text:p>
      <text:p text:style-name="P4">
出版时间: 2023-05-04T00:29:00+03:00</text:p>
      <text:p text:style-name="P4">
修改时间: 2023-05-04T00:29:00+03:00</text:p>
      <text:p text:style-name="P4">
描述: 美国总统强调，世界上没有新闻记者应该冒着生命危险寻找真理。  - 乌克林。</text:p>
      <text:p text:style-name="P4">
图片: ["<text:a xlink:type="simple" xlink:href="https://static.ukrinform.com/photos/2023_02/thumb_files/630_360_1677001506-454.jpg" text:style-name="Internet_20_link" text:visited-style-name="Visited_20_Internet_20_Link">
630_360_16770...</text:a>
"]</text:p>
      <text:p text:style-name="P4">
标签: ['Байден', 'США', 'Журналіст', 'Свобода преси']</text:p>
      <text:p text:style-name="P4">
类型: Article</text:p>
      <!--METADATA-->
      <text:p text:style-name="P4">
<draw:frame draw:style-name="fr1" draw:name="Image329" text:anchor-type="as-char" svg:width="6.9236in" svg:height="3.956343in" draw:z-index="0">
<draw:image xlink:href="../Images/yкринформ/2023-05-04T00-29-00-03-00/630_360_1677001506-454.jpg" xlink:type="simple" xlink:show="embed" xlink:actuate="onLoad" draw:mime-type="image/jpeg"/>
</draw:frame>
总统强调，世界上没有新闻记者应该冒着他的生命危险。</text:p>
      <text:p text:style-name="P4">
乔·拜登(Joe Biden)在世界新闻自由日之际说，这是乌克林福姆(Ukrinform)的<text:a xlink:type="simple" xlink:href="https://ua.usembassy.gov/uk/statement-from-president-joe-biden-on-the-occasion-of-world-press-freedom-day-2023/" text:style-name="Internet_20_link" text:visited-style-name="Visited_20_Internet_20_Link">
</text:a>
在美国驻乌克兰大使馆。</text:p>
      <text:p text:style-name="P4">
“新闻不是犯罪，这是一个自由社会的主要基础。确定世界新闻自由日成立30周年，我们向大胆地寻求真理的所有记者，记者和媒体工作者表示敬意。 美国总统说：“米兹诺瓦(Miznova)确认我们的誓言使所有能够压制透明和体面信任所需的声音的人。”</text:p>
      <text:p text:style-name="P4">
他强调，自由媒体是民主的基础。 它使政府能够自我批评和自治。 它还为真理的守护者提供了信息，启发，揭露和检测和充当。</text:p>
      <text:p text:style-name="P4">
<text:span text:style-name="T4">
另请阅读：</text:span>
 <text:a xlink:type="simple" xlink:href="https://www.ukrinform.ua/rubric-society/3703772-3-travna-vsesvitnij-den-svobodi-presi-ak-iz-cim-u-vouucij-ukraini.html" text:style-name="Internet_20_link" text:visited-style-name="Visited_20_Internet_20_Link">
<text:span text:style-name="T4">
自由</text:span>
 <text:span text:style-name="T4">
按</text:span>
</text:a>
“没有记者 - 无论美国人与否 - 都应该冒险寻找这样一个真理的生命和周围地区。 埃文·格什科维奇(Evan Gershkovich)和奥斯汀·泰斯(Austin Tais)今天倾向于思考。 没有家人应该体验到家人遭受的痛苦。 但是，在世界各地的许多地方，独裁者及其同事继续通过审查，大屠杀，威胁，诉讼，骚扰，错误信息，拘留和身体攻击来压制自由和独立的人。”</text:p>
      <text:p text:style-name="P4">
据他说，勇敢<text:a xlink:type="simple" xlink:href="https://www.ukrinform.ua/tag-zurnalist" text:style-name="Internet_20_link" text:visited-style-name="Visited_20_Internet_20_Link">
</text:a>
他们一次又一次地展示世界各地，他们不会保持沉默，也不会超越。 美国看到他们并支持他们。</text:p>
      <text:p text:style-name="P4">
拜登说，这就是为什么美国提供比以往更多的资源来支持ZIPR和记者的身体安全。 毕竟，由于他所做的工作，火药不应该害怕他的生活。</text:p>
      <text:p text:style-name="P4">
<text:span text:style-name="T4">
另请阅读：</text:span>
 <text:a xlink:type="simple" xlink:href="https://www.ukrinform.ua/rubric-society/3704037-pravda-nemozliva-bez-svobodi-zelenska-podakuvala-zurnalistam-za-rozvincuvanna-fejkiv-rf.html" text:style-name="Internet_20_link" text:visited-style-name="Visited_20_Internet_20_Link">
</text:a>
</text:p>
      <text:p text:style-name="P4">
他强调，有必要反对那些想强迫记者获得的人。 美国总统研究说：“我们所有人都需要继续支持自由媒体，这对我们的民主和民主国家来说是重要的作用。”</text:p>
      <text:p text:style-name="P4">
众所周知，自1992年以来，每年5月3日庆祝世界新闻自由日。</text:p>
      <text:p text:style-name="P4">
<text:span text:style-name="T5">
照片：PAP</text:span>
</text:p>
      <text:p text:style-name="P4">
News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克里姆森科会见了英国大使，谈到了乌克兰的堕落</text:span>
</text:h>
      <text:p text:style-name="P4">
作者: Ukrinform (Person)</text:p>
      <text:p text:style-name="P4">
出版商: Укринформ (Organization)</text:p>
      <text:p text:style-name="P4">
出版时间: 2023-05-04T00:46:00+03:00</text:p>
      <text:p text:style-name="P4">
修改时间: 2023-05-04T00:46:00+03:00</text:p>
      <text:p text:style-name="P4">
描述: 内政部长伊戈尔·克利因科（Igor Klimenko）在乌克兰梅琳达·西蒙斯（Melinda Simmons）会见了英国大使的特殊和全民群体。  - 乌克林。</text:p>
      <text:p text:style-name="P4">
图片: ["<text:a xlink:type="simple" xlink:href="https://static.ukrinform.com/photos/2023_03/thumb_files/630_360_1677778014-834.jpg" text:style-name="Internet_20_link" text:visited-style-name="Visited_20_Internet_20_Link">
630_360_16777...</text:a>
"]</text:p>
      <text:p text:style-name="P4">
标签: ['Британія', 'Клименко', 'МВС', 'Розмінування', 'Мелінда Сіммонс', 'Війна з росією']</text:p>
      <text:p text:style-name="P4">
类型: Article</text:p>
      <!--METADATA-->
      <text:p text:style-name="P4">
<draw:frame draw:style-name="fr1" draw:name="Image330" text:anchor-type="as-char" svg:width="6.9236in" svg:height="3.956343in" draw:z-index="0">
<draw:image xlink:href="../Images/yкринформ/2023-05-04T00-46-00-03-00/630_360_1677778014-834.jpg" xlink:type="simple" xlink:show="embed" xlink:actuate="onLoad" draw:mime-type="image/jpeg"/>
</draw:frame>
内部事务部长伊戈尔·克里格伦科(Igor Klimenko)在乌克兰梅琳达·西蒙斯(Melinda Simmons)会见了英国的非凡和全体统治。</text:p>
      <text:p text:style-name="P4">
对这个 <text:a xlink:type="simple" xlink:href="https://www.facebook.com/mvs.gov.ua/" text:style-name="Internet_20_link" text:visited-style-name="Visited_20_Internet_20_Link">
 </text:a>
乌克林福姆报道，内政部。</text:p>
      <text:p text:style-name="P4">
消息写道：“内政部负责人指出，在学生战争的头几天里记录军事犯罪是英国，现在他们有效地传播了被收购知识的知识。”</text:p>
      <text:p text:style-name="P4">
对话者还讨论了最重要的问题之一 - 乌克兰领土的衰落。</text:p>
      <text:p text:style-name="P4">
<text:span text:style-name="T4">
另请阅读：</text:span>
 <text:a xlink:type="simple" xlink:href="https://www.ukrinform.ua/rubric-ato/3703279-simmons-pro-kontrnastup-zvilnenna-ukraini-e-skladnim-procesom-a-ne-prosuvannam-po-plazu.html" text:style-name="Internet_20_link" text:visited-style-name="Visited_20_Internet_20_Link">
<text:span text:style-name="T4">
 simmons </text:span>
</text:a>
如前所述，梅琳达·西蒙斯(Melinda Simmons)强调，政府<text:a xlink:type="simple" xlink:href="https://www.ukrinform.ua/tag-britania" text:style-name="Internet_20_link" text:visited-style-name="Visited_20_Internet_20_Link">
</text:a>
并“将来会促进乌克兰的帮助，其恢复和安全。”</text:p>
      <text:p text:style-name="P4">
记起， <text:a xlink:type="simple" xlink:href="https://www.ukrinform.ua/rubric-polytics/3703300-britania-vidigrae-svou-rol-u-pitanni-garantij-bezpeki-dla-ukraini-simmons.html" text:style-name="Internet_20_link" text:visited-style-name="Visited_20_Internet_20_Link">
</text:a>
英国认为确保安全保证在重量问题上为乌克兰确保保证，并打算在此过程中发挥作用。</text:p>
      <text:p text:style-name="P4">
News Source: <text:a xlink:type="simple" xlink:href="https://www.ukrinform.ua/rubric-polytics/3704425-klimenko-zustrivsa-z-poslom-britanii-govorili-pro-rozminuvanna-ukraini.html" text:style-name="Internet_20_link" text:visited-style-name="Visited_20_Internet_20_Link">
https://www.ukrinform.ua/rubric-polytics/3704425-klimenko-zustrivsa-z-poslom-britanii-govorili-pro-rozminuvanna-ukraini.html</text:a>
</text:p>
      <!--NEWS-->
      <text:h text:style-name="P10" text:outline-level="1">
<text:span text:style-name="T4">
La Liga：Athletico从第二名闪过皇马，击败了Cadis</text:span>
</text:h>
      <text:p text:style-name="P4">
作者: Ukrinform (Person)</text:p>
      <text:p text:style-name="P4">
出版商: Укринформ (Organization)</text:p>
      <text:p text:style-name="P4">
出版时间: 2023-05-04T00:57:03+03:00</text:p>
      <text:p text:style-name="P4">
修改时间: 2023-05-04T00:57:03+03:00</text:p>
      <text:p text:style-name="P4">
描述: 田径运动员在西班牙冠军的精英分区第33轮中击败了卡迪斯。  - 乌克林。</text:p>
      <text:p text:style-name="P4">
图片: ["<text:a xlink:type="simple" xlink:href="https://static.ukrinform.com/photos/2023_05/thumb_files/630_360_1683150786-550.jpg" text:style-name="Internet_20_link" text:visited-style-name="Visited_20_Internet_20_Link">
630_360_16831...</text:a>
"]</text:p>
      <text:p text:style-name="P4">
标签: ['Футбол']</text:p>
      <text:p text:style-name="P4">
类型: Article</text:p>
      <!--METADATA-->
      <text:p text:style-name="P4">
<draw:frame draw:style-name="fr1" draw:name="Image331" text:anchor-type="as-char" svg:width="6.9236in" svg:height="3.956343in" draw:z-index="0">
<draw:image xlink:href="../Images/yкринформ/2023-05-04T00-57-03-03-00/630_360_1683150786-550.jpg" xlink:type="simple" xlink:show="embed" xlink:actuate="onLoad" draw:mime-type="image/jpeg"/>
</draw:frame>
田径运动员在西班牙精英师的第33轮中击败了卡迪斯。</text:p>
      <text:p text:style-name="P4">
乌克利福姆报道，马德里大都会体育场的比赛结束了，以5：1的计数为主人。</text:p>
      <text:p text:style-name="P4">
AthletiCo成功带来了Antoine Grizmann的双人(2，27分钟)那个Golialvaro必须(49)，Jannik Carrasko(57)和Nauel Molina(73). У складігостей відзначився Лосано Колон (72).</text:p>
      <text:p text:style-name="P4">
<text:span text:style-name="T4">
Читайте також:</text:span>
 <text:a xlink:type="simple" xlink:href="https://www.ukrinform.ua/rubric-sports/3703892-real-prograv-u-mensosti-real-sosedadu-u-matci-la-ligi.html" text:style-name="Internet_20_link" text:visited-style-name="Visited_20_Internet_20_Link">
 </text:a>
洛杉矶联盟继续领导巴塞罗那洛杉矶联赛排名(82眼镜). Надруге місце вийшов «Атлетико» (69)，绕过“真实”(68).</text:p>
      <text:p text:style-name="P4">
Фото: AFP.</text:p>
      <text:p text:style-name="P4">
News Source: <text:a xlink:type="simple" xlink:href="https://www.ukrinform.ua/rubric-sports/3704426-la-liga-atletiko-potisniv-real-z-drugogo-misca-rozgromivsi-kadis.html" text:style-name="Internet_20_link" text:visited-style-name="Visited_20_Internet_20_Link">
https://www.ukrinform.ua/rubric-sports/3704426-la-liga-atletiko-potisniv-real-z-drugogo-misca-rozgromivsi-kadis.html</text:a>
</text:p>
      <!--NEWS-->
      <text:h text:style-name="P10" text:outline-level="1">
<text:span text:style-name="T4">
欧盟委员会已分配5亿欧元来支持弹药生产</text:span>
</text:h>
      <text:p text:style-name="P4">
作者: ['АРМІЯINFORM']</text:p>
      <text:p text:style-name="P4">
时间: 2023-05-04T98:00:00-04:00</text:p>
      <text:p text:style-name="P4">
描述: Vropeiska Komiya在Vobronitvva Boyapasyv Zavli termi的PISDDRIM上获得了法律...与乌克兰2022年的战争，与乌克兰的最新新闻，与乌克兰的新闻，与乌克兰2022年的新闻，今天上次与乌克兰的2022年进行战争，乌克兰和俄罗斯和俄罗斯和俄罗斯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weapons.jpg" text:style-name="Internet_20_link" text:visited-style-name="Visited_20_Internet_20_Link">
weapons.jpg</text:a>
']</text:p>
      <text:p text:style-name="P4">
标签: ['STOPRUSSIA', 'АГРЕСІЯ РФ', 'ВТОРГНЕННЯ РФ', 'ЄВРОКОМІСІЯ']</text:p>
      <text:p text:style-name="P4">
类别: News</text:p>
      <!--METADATA-->
      <text:p text:style-name="P4">
<draw:frame draw:style-name="fr1" draw:name="Image332" text:anchor-type="as-char" svg:width="6.9236in" svg:height="3.894525in" draw:z-index="0">
<draw:image xlink:href="../Images/AРМІЯINFORM/2023-05-04T98-00-00-04-00/weapons.jpg" xlink:type="simple" xlink:show="embed" xlink:actuate="onLoad" draw:mime-type="image/jpeg"/>
</draw:frame>
欧盟委员会通过了一项有关支持弹药生产弹药和导弹向乌克兰运送的法律，并向会员国提供了援助，以填补其武器储备。</text:p>
      <text:p text:style-name="P4">
关于它<text:a xlink:type="simple" xlink:href="https://ec.europa.eu/commission/presscorner/detail/en/ip_23_2569" text:style-name="Internet_20_link" text:visited-style-name="Visited_20_Internet_20_Link">
报告</text:a>
欧盟新闻服务。</text:p>
      <text:p text:style-name="P4">
欧洲委员会建议以目前的价格分配5亿欧元的预算。</text:p>
      <text:p text:style-name="P4">
欧盟委员会批准的文件旨在增加欧盟的产量，并克服当前的弹药和火箭的短缺及其组成部分。 它将促进保护弹药弹药成员国的储备。</text:p>
      <text:p text:style-name="P4">
欧盟委员会预计，欧洲议会将批准夏季提案。</text:p>
      <text:p text:style-name="P4">
欧盟外国高管和安全政策的最高代表Josep Borrel <text:a xlink:type="simple" xlink:href="https://twitter.com/JosepBorrellF/status/1653708439040806914" text:style-name="Internet_20_link" text:visited-style-name="Visited_20_Internet_20_Link">
强调</text:a>
，乌克兰应该加快向乌克兰的弹药交付。</text:p>
      <text:p text:style-name="P4">
“时间很重要。 今天的提案将适合雄心勃勃的3局，以增加生产弹药的潜力。这也将有助于向乌克兰运送弹药和导弹，并帮助成员国补充其储备。” Josep Borrel说。</text:p>
      <text:p text:style-name="P4">
News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